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3.148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_results_data_non_filter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yaw_measurement</text:p>
          </table:table-cell>
          <table:table-cell office:value-type="string" table:style-name="ce1">
            <text:p>field.distance_wall</text:p>
          </table:table-cell>
          <table:table-cell table:number-columns-repeated="16381"/>
        </table:table-row>
        <table:table-row table:style-name="ro1">
          <table:table-cell office:value-type="float" office:value="1.6317878530023296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070026398" table:style-name="ce1">
            <text:p>4.4707E+11</text:p>
          </table:table-cell>
          <table:table-cell table:number-columns-repeated="16381"/>
        </table:table-row>
        <table:table-row table:style-name="ro1">
          <table:table-cell office:value-type="float" office:value="1.6317878531027005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026062012" table:style-name="ce1">
            <text:p>4.47026E+11</text:p>
          </table:table-cell>
          <table:table-cell table:number-columns-repeated="16381"/>
        </table:table-row>
        <table:table-row table:style-name="ro1">
          <table:table-cell office:value-type="float" office:value="1.6317878532029468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153282166" table:style-name="ce1">
            <text:p>4.47153E+11</text:p>
          </table:table-cell>
          <table:table-cell table:number-columns-repeated="16381"/>
        </table:table-row>
        <table:table-row table:style-name="ro1">
          <table:table-cell office:value-type="float" office:value="1.6317878533028183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219371796" table:style-name="ce1">
            <text:p>4.47219E+11</text:p>
          </table:table-cell>
          <table:table-cell table:number-columns-repeated="16381"/>
        </table:table-row>
        <table:table-row table:style-name="ro1">
          <table:table-cell office:value-type="float" office:value="1.6317878534024486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496366501" table:style-name="ce1">
            <text:p>4.47496E+11</text:p>
          </table:table-cell>
          <table:table-cell table:number-columns-repeated="16381"/>
        </table:table-row>
        <table:table-row table:style-name="ro1">
          <table:table-cell office:value-type="float" office:value="1.6317878535026836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915887833" table:style-name="ce1">
            <text:p>4.47916E+11</text:p>
          </table:table-cell>
          <table:table-cell table:number-columns-repeated="16381"/>
        </table:table-row>
        <table:table-row table:style-name="ro1">
          <table:table-cell office:value-type="float" office:value="1.6317878536029112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8410892487" table:style-name="ce1">
            <text:p>4.48411E+11</text:p>
          </table:table-cell>
          <table:table-cell table:number-columns-repeated="16381"/>
        </table:table-row>
        <table:table-row table:style-name="ro1">
          <table:table-cell office:value-type="float" office:value="1.6317878537026038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529506683" table:style-name="ce1">
            <text:p>4.4753E+11</text:p>
          </table:table-cell>
          <table:table-cell table:number-columns-repeated="16381"/>
        </table:table-row>
        <table:table-row table:style-name="ro1">
          <table:table-cell office:value-type="float" office:value="1.6317878538030182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716903687" table:style-name="ce1">
            <text:p>4.47717E+11</text:p>
          </table:table-cell>
          <table:table-cell table:number-columns-repeated="16381"/>
        </table:table-row>
        <table:table-row table:style-name="ro1">
          <table:table-cell office:value-type="float" office:value="1.6317878539023724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8059177399" table:style-name="ce1">
            <text:p>4.48059E+11</text:p>
          </table:table-cell>
          <table:table-cell table:number-columns-repeated="16381"/>
        </table:table-row>
        <table:table-row table:style-name="ro1">
          <table:table-cell office:value-type="float" office:value="1.6317878540026619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490692139" table:style-name="ce1">
            <text:p>4.47491E+11</text:p>
          </table:table-cell>
          <table:table-cell table:number-columns-repeated="16381"/>
        </table:table-row>
        <table:table-row table:style-name="ro1">
          <table:table-cell office:value-type="float" office:value="1.6317878541027748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911548615" table:style-name="ce1">
            <text:p>4.47912E+11</text:p>
          </table:table-cell>
          <table:table-cell table:number-columns-repeated="16381"/>
        </table:table-row>
        <table:table-row table:style-name="ro1">
          <table:table-cell office:value-type="float" office:value="1.631787854203007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7911548615" table:style-name="ce1">
            <text:p>4.47912E+11</text:p>
          </table:table-cell>
          <table:table-cell table:number-columns-repeated="16381"/>
        </table:table-row>
        <table:table-row table:style-name="ro1">
          <table:table-cell office:value-type="float" office:value="1.6317878543028332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9025821686" table:style-name="ce1">
            <text:p>4.49026E+11</text:p>
          </table:table-cell>
          <table:table-cell table:number-columns-repeated="16381"/>
        </table:table-row>
        <table:table-row table:style-name="ro1">
          <table:table-cell office:value-type="float" office:value="1.6317878544027556E+18" table:style-name="ce1">
            <text:p>1.63179E+18</text:p>
          </table:table-cell>
          <table:table-cell office:value-type="float" office:value="-451283782721" table:style-name="ce1">
            <text:p>-4.51284E+11</text:p>
          </table:table-cell>
          <table:table-cell office:value-type="float" office:value="449025821686" table:style-name="ce1">
            <text:p>4.49026E+11</text:p>
          </table:table-cell>
          <table:table-cell table:number-columns-repeated="16381"/>
        </table:table-row>
        <table:table-row table:style-name="ro1">
          <table:table-cell office:value-type="float" office:value="1.631787854502688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9221467972" table:style-name="ce1">
            <text:p>4.49221E+11</text:p>
          </table:table-cell>
          <table:table-cell table:number-columns-repeated="16381"/>
        </table:table-row>
        <table:table-row table:style-name="ro1">
          <table:table-cell office:value-type="float" office:value="1.6317878546026811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9769544601" table:style-name="ce1">
            <text:p>4.4977E+11</text:p>
          </table:table-cell>
          <table:table-cell table:number-columns-repeated="16381"/>
        </table:table-row>
        <table:table-row table:style-name="ro1">
          <table:table-cell office:value-type="float" office:value="1.6317878547027295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684835434" table:style-name="ce1">
            <text:p>4.48685E+11</text:p>
          </table:table-cell>
          <table:table-cell table:number-columns-repeated="16381"/>
        </table:table-row>
        <table:table-row table:style-name="ro1">
          <table:table-cell office:value-type="float" office:value="1.6317878548028183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85931015" table:style-name="ce1">
            <text:p>44885931015</text:p>
          </table:table-cell>
          <table:table-cell table:number-columns-repeated="16381"/>
        </table:table-row>
        <table:table-row table:style-name="ro1">
          <table:table-cell office:value-type="float" office:value="1.6317878549026893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905705452" table:style-name="ce1">
            <text:p>44905705452</text:p>
          </table:table-cell>
          <table:table-cell table:number-columns-repeated="16381"/>
        </table:table-row>
        <table:table-row table:style-name="ro1">
          <table:table-cell office:value-type="float" office:value="1.6317878550027128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073244095" table:style-name="ce1">
            <text:p>4.48073E+11</text:p>
          </table:table-cell>
          <table:table-cell table:number-columns-repeated="16381"/>
        </table:table-row>
        <table:table-row table:style-name="ro1">
          <table:table-cell office:value-type="float" office:value="1.6317878551027325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000717163" table:style-name="ce1">
            <text:p>4.48001E+11</text:p>
          </table:table-cell>
          <table:table-cell table:number-columns-repeated="16381"/>
        </table:table-row>
        <table:table-row table:style-name="ro1">
          <table:table-cell office:value-type="float" office:value="1.6317878552028792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113489151" table:style-name="ce1">
            <text:p>4.48113E+11</text:p>
          </table:table-cell>
          <table:table-cell table:number-columns-repeated="16381"/>
        </table:table-row>
        <table:table-row table:style-name="ro1">
          <table:table-cell office:value-type="float" office:value="1.6317878553025111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221492767" table:style-name="ce1">
            <text:p>4.48221E+11</text:p>
          </table:table-cell>
          <table:table-cell table:number-columns-repeated="16381"/>
        </table:table-row>
        <table:table-row table:style-name="ro1">
          <table:table-cell office:value-type="float" office:value="1.6317878554029524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562955856" table:style-name="ce1">
            <text:p>4.48563E+11</text:p>
          </table:table-cell>
          <table:table-cell table:number-columns-repeated="16381"/>
        </table:table-row>
        <table:table-row table:style-name="ro1">
          <table:table-cell office:value-type="float" office:value="1.6317878555027254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9082660675" table:style-name="ce1">
            <text:p>4.49083E+11</text:p>
          </table:table-cell>
          <table:table-cell table:number-columns-repeated="16381"/>
        </table:table-row>
        <table:table-row table:style-name="ro1">
          <table:table-cell office:value-type="float" office:value="1.6317878556026253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9675750732" table:style-name="ce1">
            <text:p>4.49676E+11</text:p>
          </table:table-cell>
          <table:table-cell table:number-columns-repeated="16381"/>
        </table:table-row>
        <table:table-row table:style-name="ro1">
          <table:table-cell office:value-type="float" office:value="1.6317878557024049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513269424" table:style-name="ce1">
            <text:p>4.48513E+11</text:p>
          </table:table-cell>
          <table:table-cell table:number-columns-repeated="16381"/>
        </table:table-row>
        <table:table-row table:style-name="ro1">
          <table:table-cell office:value-type="float" office:value="1.631787855802911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625516891" table:style-name="ce1">
            <text:p>4.48626E+11</text:p>
          </table:table-cell>
          <table:table-cell table:number-columns-repeated="16381"/>
        </table:table-row>
        <table:table-row table:style-name="ro1">
          <table:table-cell office:value-type="float" office:value="1.6317878559026842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872184753" table:style-name="ce1">
            <text:p>4.48872E+11</text:p>
          </table:table-cell>
          <table:table-cell table:number-columns-repeated="16381"/>
        </table:table-row>
        <table:table-row table:style-name="ro1">
          <table:table-cell office:value-type="float" office:value="1.6317878560027517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446893692" table:style-name="ce1">
            <text:p>4.48447E+11</text:p>
          </table:table-cell>
          <table:table-cell table:number-columns-repeated="16381"/>
        </table:table-row>
        <table:table-row table:style-name="ro1">
          <table:table-cell office:value-type="float" office:value="1.6317878561025459E+18" table:style-name="ce1">
            <text:p>1.63179E+18</text:p>
          </table:table-cell>
          <table:table-cell office:value-type="float" office:value="-436365932226" table:style-name="ce1">
            <text:p>-4.36366E+11</text:p>
          </table:table-cell>
          <table:table-cell office:value-type="float" office:value="448728179932" table:style-name="ce1">
            <text:p>4.48728E+11</text:p>
          </table:table-cell>
          <table:table-cell table:number-columns-repeated="16381"/>
        </table:table-row>
        <table:table-row table:style-name="ro1">
          <table:table-cell office:value-type="float" office:value="1.6317878562026619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8492908478" table:style-name="ce1">
            <text:p>4.48493E+11</text:p>
          </table:table-cell>
          <table:table-cell table:number-columns-repeated="16381"/>
        </table:table-row>
        <table:table-row table:style-name="ro1">
          <table:table-cell office:value-type="float" office:value="1.6317878563026245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8706817627" table:style-name="ce1">
            <text:p>4.48707E+11</text:p>
          </table:table-cell>
          <table:table-cell table:number-columns-repeated="16381"/>
        </table:table-row>
        <table:table-row table:style-name="ro1">
          <table:table-cell office:value-type="float" office:value="1.6317878564023511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90046978" table:style-name="ce1">
            <text:p>4490046978</text:p>
          </table:table-cell>
          <table:table-cell table:number-columns-repeated="16381"/>
        </table:table-row>
        <table:table-row table:style-name="ro1">
          <table:table-cell office:value-type="float" office:value="1.6317878565030546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9389791489" table:style-name="ce1">
            <text:p>4.4939E+11</text:p>
          </table:table-cell>
          <table:table-cell table:number-columns-repeated="16381"/>
        </table:table-row>
        <table:table-row table:style-name="ro1">
          <table:table-cell office:value-type="float" office:value="1.6317878566030915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987039566" table:style-name="ce1">
            <text:p>44987039566</text:p>
          </table:table-cell>
          <table:table-cell table:number-columns-repeated="16381"/>
        </table:table-row>
        <table:table-row table:style-name="ro1">
          <table:table-cell office:value-type="float" office:value="1.6317878567028306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8734235764" table:style-name="ce1">
            <text:p>4.48734E+11</text:p>
          </table:table-cell>
          <table:table-cell table:number-columns-repeated="16381"/>
        </table:table-row>
        <table:table-row table:style-name="ro1">
          <table:table-cell office:value-type="float" office:value="1.6317878568028403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8943901062" table:style-name="ce1">
            <text:p>4.48944E+11</text:p>
          </table:table-cell>
          <table:table-cell table:number-columns-repeated="16381"/>
        </table:table-row>
        <table:table-row table:style-name="ro1">
          <table:table-cell office:value-type="float" office:value="1.6317878569027011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9272632599" table:style-name="ce1">
            <text:p>4.49273E+11</text:p>
          </table:table-cell>
          <table:table-cell table:number-columns-repeated="16381"/>
        </table:table-row>
        <table:table-row table:style-name="ro1">
          <table:table-cell office:value-type="float" office:value="1.6317878570028191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8996829987" table:style-name="ce1">
            <text:p>4.48997E+11</text:p>
          </table:table-cell>
          <table:table-cell table:number-columns-repeated="16381"/>
        </table:table-row>
        <table:table-row table:style-name="ro1">
          <table:table-cell office:value-type="float" office:value="1.6317878571026788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9306154251" table:style-name="ce1">
            <text:p>4.49306E+11</text:p>
          </table:table-cell>
          <table:table-cell table:number-columns-repeated="16381"/>
        </table:table-row>
        <table:table-row table:style-name="ro1">
          <table:table-cell office:value-type="float" office:value="1.6317878572027149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49908065796" table:style-name="ce1">
            <text:p>4.49908E+11</text:p>
          </table:table-cell>
          <table:table-cell table:number-columns-repeated="16381"/>
        </table:table-row>
        <table:table-row table:style-name="ro1">
          <table:table-cell office:value-type="float" office:value="1.6317878573028731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50210571289" table:style-name="ce1">
            <text:p>4.50211E+11</text:p>
          </table:table-cell>
          <table:table-cell table:number-columns-repeated="16381"/>
        </table:table-row>
        <table:table-row table:style-name="ro1">
          <table:table-cell office:value-type="float" office:value="1.631787857402378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50637626648" table:style-name="ce1">
            <text:p>4.50638E+11</text:p>
          </table:table-cell>
          <table:table-cell table:number-columns-repeated="16381"/>
        </table:table-row>
        <table:table-row table:style-name="ro1">
          <table:table-cell office:value-type="float" office:value="1.6317878575025403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51167631149" table:style-name="ce1">
            <text:p>4.51168E+11</text:p>
          </table:table-cell>
          <table:table-cell table:number-columns-repeated="16381"/>
        </table:table-row>
        <table:table-row table:style-name="ro1">
          <table:table-cell office:value-type="float" office:value="1.6317878576029261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51795721054" table:style-name="ce1">
            <text:p>4.51796E+11</text:p>
          </table:table-cell>
          <table:table-cell table:number-columns-repeated="16381"/>
        </table:table-row>
        <table:table-row table:style-name="ro1">
          <table:table-cell office:value-type="float" office:value="1.6317878577032054E+18" table:style-name="ce1">
            <text:p>1.63179E+18</text:p>
          </table:table-cell>
          <table:table-cell office:value-type="float" office:value="-44875356555" table:style-name="ce1">
            <text:p>-44875356555</text:p>
          </table:table-cell>
          <table:table-cell office:value-type="float" office:value="450814533234" table:style-name="ce1">
            <text:p>4.50815E+11</text:p>
          </table:table-cell>
          <table:table-cell table:number-columns-repeated="16381"/>
        </table:table-row>
        <table:table-row table:style-name="ro1">
          <table:table-cell office:value-type="float" office:value="1.6317878578031716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2326202393" table:style-name="ce1">
            <text:p>4.52326E+11</text:p>
          </table:table-cell>
          <table:table-cell table:number-columns-repeated="16381"/>
        </table:table-row>
        <table:table-row table:style-name="ro1">
          <table:table-cell office:value-type="float" office:value="1.6317878579025062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2693223953" table:style-name="ce1">
            <text:p>4.52693E+11</text:p>
          </table:table-cell>
          <table:table-cell table:number-columns-repeated="16381"/>
        </table:table-row>
        <table:table-row table:style-name="ro1">
          <table:table-cell office:value-type="float" office:value="1.6317878580028669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2520275116" table:style-name="ce1">
            <text:p>4.5252E+11</text:p>
          </table:table-cell>
          <table:table-cell table:number-columns-repeated="16381"/>
        </table:table-row>
        <table:table-row table:style-name="ro1">
          <table:table-cell office:value-type="float" office:value="1.6317878581027551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2862262726" table:style-name="ce1">
            <text:p>4.52862E+11</text:p>
          </table:table-cell>
          <table:table-cell table:number-columns-repeated="16381"/>
        </table:table-row>
        <table:table-row table:style-name="ro1">
          <table:table-cell office:value-type="float" office:value="1.6317878582027077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3426551819" table:style-name="ce1">
            <text:p>4.53427E+11</text:p>
          </table:table-cell>
          <table:table-cell table:number-columns-repeated="16381"/>
        </table:table-row>
        <table:table-row table:style-name="ro1">
          <table:table-cell office:value-type="float" office:value="1.6317878583024543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3746175766" table:style-name="ce1">
            <text:p>4.53746E+11</text:p>
          </table:table-cell>
          <table:table-cell table:number-columns-repeated="16381"/>
        </table:table-row>
        <table:table-row table:style-name="ro1">
          <table:table-cell office:value-type="float" office:value="1.6317878584024763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4172706604" table:style-name="ce1">
            <text:p>4.54173E+11</text:p>
          </table:table-cell>
          <table:table-cell table:number-columns-repeated="16381"/>
        </table:table-row>
        <table:table-row table:style-name="ro1">
          <table:table-cell office:value-type="float" office:value="1.6317878585030075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4061794281" table:style-name="ce1">
            <text:p>4.54062E+11</text:p>
          </table:table-cell>
          <table:table-cell table:number-columns-repeated="16381"/>
        </table:table-row>
        <table:table-row table:style-name="ro1">
          <table:table-cell office:value-type="float" office:value="1.6317878586026957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4464435577" table:style-name="ce1">
            <text:p>4.54464E+11</text:p>
          </table:table-cell>
          <table:table-cell table:number-columns-repeated="16381"/>
        </table:table-row>
        <table:table-row table:style-name="ro1">
          <table:table-cell office:value-type="float" office:value="1.6317878587032276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4447507858" table:style-name="ce1">
            <text:p>4.54448E+11</text:p>
          </table:table-cell>
          <table:table-cell table:number-columns-repeated="16381"/>
        </table:table-row>
        <table:table-row table:style-name="ro1">
          <table:table-cell office:value-type="float" office:value="1.6317878588026501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4839611053" table:style-name="ce1">
            <text:p>4.5484E+11</text:p>
          </table:table-cell>
          <table:table-cell table:number-columns-repeated="16381"/>
        </table:table-row>
        <table:table-row table:style-name="ro1">
          <table:table-cell office:value-type="float" office:value="1.6317878589027075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533823967" table:style-name="ce1">
            <text:p>45533823967</text:p>
          </table:table-cell>
          <table:table-cell table:number-columns-repeated="16381"/>
        </table:table-row>
        <table:table-row table:style-name="ro1">
          <table:table-cell office:value-type="float" office:value="1.6317878590027031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5090236664" table:style-name="ce1">
            <text:p>4.5509E+11</text:p>
          </table:table-cell>
          <table:table-cell table:number-columns-repeated="16381"/>
        </table:table-row>
        <table:table-row table:style-name="ro1">
          <table:table-cell office:value-type="float" office:value="1.6317878591026642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5509901047" table:style-name="ce1">
            <text:p>4.5551E+11</text:p>
          </table:table-cell>
          <table:table-cell table:number-columns-repeated="16381"/>
        </table:table-row>
        <table:table-row table:style-name="ro1">
          <table:table-cell office:value-type="float" office:value="1.6317878592025946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5978775024" table:style-name="ce1">
            <text:p>4.55979E+11</text:p>
          </table:table-cell>
          <table:table-cell table:number-columns-repeated="16381"/>
        </table:table-row>
        <table:table-row table:style-name="ro1">
          <table:table-cell office:value-type="float" office:value="1.6317878593027407E+18" table:style-name="ce1">
            <text:p>1.63179E+18</text:p>
          </table:table-cell>
          <table:table-cell office:value-type="float" office:value="-436912506819" table:style-name="ce1">
            <text:p>-4.36913E+11</text:p>
          </table:table-cell>
          <table:table-cell office:value-type="float" office:value="456339597702" table:style-name="ce1">
            <text:p>4.5634E+11</text:p>
          </table:table-cell>
          <table:table-cell table:number-columns-repeated="16381"/>
        </table:table-row>
        <table:table-row table:style-name="ro1">
          <table:table-cell office:value-type="float" office:value="1.6317878594023406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4496574402" table:style-name="ce1">
            <text:p>4.54497E+11</text:p>
          </table:table-cell>
          <table:table-cell table:number-columns-repeated="16381"/>
        </table:table-row>
        <table:table-row table:style-name="ro1">
          <table:table-cell office:value-type="float" office:value="1.6317878595028685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44942379" table:style-name="ce1">
            <text:p>4544942379</text:p>
          </table:table-cell>
          <table:table-cell table:number-columns-repeated="16381"/>
        </table:table-row>
        <table:table-row table:style-name="ro1">
          <table:table-cell office:value-type="float" office:value="1.6317878596028749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4925823212" table:style-name="ce1">
            <text:p>4.54926E+11</text:p>
          </table:table-cell>
          <table:table-cell table:number-columns-repeated="16381"/>
        </table:table-row>
        <table:table-row table:style-name="ro1">
          <table:table-cell office:value-type="float" office:value="1.6317878597028372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494146347" table:style-name="ce1">
            <text:p>45494146347</text:p>
          </table:table-cell>
          <table:table-cell table:number-columns-repeated="16381"/>
        </table:table-row>
        <table:table-row table:style-name="ro1">
          <table:table-cell office:value-type="float" office:value="1.6317878598025408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5284643173" table:style-name="ce1">
            <text:p>4.55285E+11</text:p>
          </table:table-cell>
          <table:table-cell table:number-columns-repeated="16381"/>
        </table:table-row>
        <table:table-row table:style-name="ro1">
          <table:table-cell office:value-type="float" office:value="1.6317878599027369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5707073212" table:style-name="ce1">
            <text:p>4.55707E+11</text:p>
          </table:table-cell>
          <table:table-cell table:number-columns-repeated="16381"/>
        </table:table-row>
        <table:table-row table:style-name="ro1">
          <table:table-cell office:value-type="float" office:value="1.6317878600029834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5606365204" table:style-name="ce1">
            <text:p>4.55606E+11</text:p>
          </table:table-cell>
          <table:table-cell table:number-columns-repeated="16381"/>
        </table:table-row>
        <table:table-row table:style-name="ro1">
          <table:table-cell office:value-type="float" office:value="1.6317878601027052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5952835083" table:style-name="ce1">
            <text:p>4.55953E+11</text:p>
          </table:table-cell>
          <table:table-cell table:number-columns-repeated="16381"/>
        </table:table-row>
        <table:table-row table:style-name="ro1">
          <table:table-cell office:value-type="float" office:value="1.6317878602028186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5913591385" table:style-name="ce1">
            <text:p>4.55914E+11</text:p>
          </table:table-cell>
          <table:table-cell table:number-columns-repeated="16381"/>
        </table:table-row>
        <table:table-row table:style-name="ro1">
          <table:table-cell office:value-type="float" office:value="1.6317878603025367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6185102463" table:style-name="ce1">
            <text:p>4.56185E+11</text:p>
          </table:table-cell>
          <table:table-cell table:number-columns-repeated="16381"/>
        </table:table-row>
        <table:table-row table:style-name="ro1">
          <table:table-cell office:value-type="float" office:value="1.631787860402549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6532716751" table:style-name="ce1">
            <text:p>4.56533E+11</text:p>
          </table:table-cell>
          <table:table-cell table:number-columns-repeated="16381"/>
        </table:table-row>
        <table:table-row table:style-name="ro1">
          <table:table-cell office:value-type="float" office:value="1.6317878605026783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640501976" table:style-name="ce1">
            <text:p>45640501976</text:p>
          </table:table-cell>
          <table:table-cell table:number-columns-repeated="16381"/>
        </table:table-row>
        <table:table-row table:style-name="ro1">
          <table:table-cell office:value-type="float" office:value="1.6317878606035876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6702232361" table:style-name="ce1">
            <text:p>4.56702E+11</text:p>
          </table:table-cell>
          <table:table-cell table:number-columns-repeated="16381"/>
        </table:table-row>
        <table:table-row table:style-name="ro1">
          <table:table-cell office:value-type="float" office:value="1.6317878607028762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6628465652" table:style-name="ce1">
            <text:p>4.56628E+11</text:p>
          </table:table-cell>
          <table:table-cell table:number-columns-repeated="16381"/>
        </table:table-row>
        <table:table-row table:style-name="ro1">
          <table:table-cell office:value-type="float" office:value="1.6317878608029535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6903266907" table:style-name="ce1">
            <text:p>4.56903E+11</text:p>
          </table:table-cell>
          <table:table-cell table:number-columns-repeated="16381"/>
        </table:table-row>
        <table:table-row table:style-name="ro1">
          <table:table-cell office:value-type="float" office:value="1.6317878609027735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7281923294" table:style-name="ce1">
            <text:p>4.57282E+11</text:p>
          </table:table-cell>
          <table:table-cell table:number-columns-repeated="16381"/>
        </table:table-row>
        <table:table-row table:style-name="ro1">
          <table:table-cell office:value-type="float" office:value="1.6317878610029512E+18" table:style-name="ce1">
            <text:p>1.63179E+18</text:p>
          </table:table-cell>
          <table:table-cell office:value-type="float" office:value="-4459002316" table:style-name="ce1">
            <text:p>-4459002316</text:p>
          </table:table-cell>
          <table:table-cell office:value-type="float" office:value="457110834122" table:style-name="ce1">
            <text:p>4.57111E+11</text:p>
          </table:table-cell>
          <table:table-cell table:number-columns-repeated="16381"/>
        </table:table-row>
        <table:table-row table:style-name="ro1">
          <table:table-cell office:value-type="float" office:value="1.6317878611028012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58991909027" table:style-name="ce1">
            <text:p>4.58992E+11</text:p>
          </table:table-cell>
          <table:table-cell table:number-columns-repeated="16381"/>
        </table:table-row>
        <table:table-row table:style-name="ro1">
          <table:table-cell office:value-type="float" office:value="1.6317878612028237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58947277069" table:style-name="ce1">
            <text:p>4.58947E+11</text:p>
          </table:table-cell>
          <table:table-cell table:number-columns-repeated="16381"/>
        </table:table-row>
        <table:table-row table:style-name="ro1">
          <table:table-cell office:value-type="float" office:value="1.6317878613030049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59224367142" table:style-name="ce1">
            <text:p>4.59224E+11</text:p>
          </table:table-cell>
          <table:table-cell table:number-columns-repeated="16381"/>
        </table:table-row>
        <table:table-row table:style-name="ro1">
          <table:table-cell office:value-type="float" office:value="1.6317878614025475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59600114822" table:style-name="ce1">
            <text:p>4.596E+11</text:p>
          </table:table-cell>
          <table:table-cell table:number-columns-repeated="16381"/>
        </table:table-row>
        <table:table-row table:style-name="ro1">
          <table:table-cell office:value-type="float" office:value="1.6317878615026913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59599733353" table:style-name="ce1">
            <text:p>4.596E+11</text:p>
          </table:table-cell>
          <table:table-cell table:number-columns-repeated="16381"/>
        </table:table-row>
        <table:table-row table:style-name="ro1">
          <table:table-cell office:value-type="float" office:value="1.6317878616025485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5996761322" table:style-name="ce1">
            <text:p>45996761322</text:p>
          </table:table-cell>
          <table:table-cell table:number-columns-repeated="16381"/>
        </table:table-row>
        <table:table-row table:style-name="ro1">
          <table:table-cell office:value-type="float" office:value="1.6317878617028375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59946298599" table:style-name="ce1">
            <text:p>4.59946E+11</text:p>
          </table:table-cell>
          <table:table-cell table:number-columns-repeated="16381"/>
        </table:table-row>
        <table:table-row table:style-name="ro1">
          <table:table-cell office:value-type="float" office:value="1.6317878618031828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0252285004" table:style-name="ce1">
            <text:p>4.60252E+11</text:p>
          </table:table-cell>
          <table:table-cell table:number-columns-repeated="16381"/>
        </table:table-row>
        <table:table-row table:style-name="ro1">
          <table:table-cell office:value-type="float" office:value="1.6317878619026921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064081192" table:style-name="ce1">
            <text:p>46064081192</text:p>
          </table:table-cell>
          <table:table-cell table:number-columns-repeated="16381"/>
        </table:table-row>
        <table:table-row table:style-name="ro1">
          <table:table-cell office:value-type="float" office:value="1.63178786200285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0595703125" table:style-name="ce1">
            <text:p>4.60596E+11</text:p>
          </table:table-cell>
          <table:table-cell table:number-columns-repeated="16381"/>
        </table:table-row>
        <table:table-row table:style-name="ro1">
          <table:table-cell office:value-type="float" office:value="1.6317878621027715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0930728912" table:style-name="ce1">
            <text:p>4.60931E+11</text:p>
          </table:table-cell>
          <table:table-cell table:number-columns-repeated="16381"/>
        </table:table-row>
        <table:table-row table:style-name="ro1">
          <table:table-cell office:value-type="float" office:value="1.6317878622029404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0852146149" table:style-name="ce1">
            <text:p>4.60852E+11</text:p>
          </table:table-cell>
          <table:table-cell table:number-columns-repeated="16381"/>
        </table:table-row>
        <table:table-row table:style-name="ro1">
          <table:table-cell office:value-type="float" office:value="1.6317878623027364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1095142365" table:style-name="ce1">
            <text:p>4.61095E+11</text:p>
          </table:table-cell>
          <table:table-cell table:number-columns-repeated="16381"/>
        </table:table-row>
        <table:table-row table:style-name="ro1">
          <table:table-cell office:value-type="float" office:value="1.6317878624024356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1425876617" table:style-name="ce1">
            <text:p>4.61426E+11</text:p>
          </table:table-cell>
          <table:table-cell table:number-columns-repeated="16381"/>
        </table:table-row>
        <table:table-row table:style-name="ro1">
          <table:table-cell office:value-type="float" office:value="1.6317878625026394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1412143707" table:style-name="ce1">
            <text:p>4.61412E+11</text:p>
          </table:table-cell>
          <table:table-cell table:number-columns-repeated="16381"/>
        </table:table-row>
        <table:table-row table:style-name="ro1">
          <table:table-cell office:value-type="float" office:value="1.6317878626027287E+18" table:style-name="ce1">
            <text:p>1.63179E+18</text:p>
          </table:table-cell>
          <table:table-cell office:value-type="float" office:value="-448058187962" table:style-name="ce1">
            <text:p>-4.48058E+11</text:p>
          </table:table-cell>
          <table:table-cell office:value-type="float" office:value="461718988419" table:style-name="ce1">
            <text:p>4.61719E+11</text:p>
          </table:table-cell>
          <table:table-cell table:number-columns-repeated="16381"/>
        </table:table-row>
        <table:table-row table:style-name="ro1">
          <table:table-cell office:value-type="float" office:value="1.6317878627027315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1424207687" table:style-name="ce1">
            <text:p>4.61424E+11</text:p>
          </table:table-cell>
          <table:table-cell table:number-columns-repeated="16381"/>
        </table:table-row>
        <table:table-row table:style-name="ro1">
          <table:table-cell office:value-type="float" office:value="1.6317878628030213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1698818207" table:style-name="ce1">
            <text:p>4.61699E+11</text:p>
          </table:table-cell>
          <table:table-cell table:number-columns-repeated="16381"/>
        </table:table-row>
        <table:table-row table:style-name="ro1">
          <table:table-cell office:value-type="float" office:value="1.631787862902794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052726746" table:style-name="ce1">
            <text:p>4.62053E+11</text:p>
          </table:table-cell>
          <table:table-cell table:number-columns-repeated="16381"/>
        </table:table-row>
        <table:table-row table:style-name="ro1">
          <table:table-cell office:value-type="float" office:value="1.6317878630029315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1839199066" table:style-name="ce1">
            <text:p>4.61839E+11</text:p>
          </table:table-cell>
          <table:table-cell table:number-columns-repeated="16381"/>
        </table:table-row>
        <table:table-row table:style-name="ro1">
          <table:table-cell office:value-type="float" office:value="1.6317878631028265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118387222" table:style-name="ce1">
            <text:p>4.62118E+11</text:p>
          </table:table-cell>
          <table:table-cell table:number-columns-repeated="16381"/>
        </table:table-row>
        <table:table-row table:style-name="ro1">
          <table:table-cell office:value-type="float" office:value="1.63178786320275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00799942" table:style-name="ce1">
            <text:p>46200799942</text:p>
          </table:table-cell>
          <table:table-cell table:number-columns-repeated="16381"/>
        </table:table-row>
        <table:table-row table:style-name="ro1">
          <table:table-cell office:value-type="float" office:value="1.6317878633029309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240934372" table:style-name="ce1">
            <text:p>4.62241E+11</text:p>
          </table:table-cell>
          <table:table-cell table:number-columns-repeated="16381"/>
        </table:table-row>
        <table:table-row table:style-name="ro1">
          <table:table-cell office:value-type="float" office:value="1.6317878634024484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553739548" table:style-name="ce1">
            <text:p>4.62554E+11</text:p>
          </table:table-cell>
          <table:table-cell table:number-columns-repeated="16381"/>
        </table:table-row>
        <table:table-row table:style-name="ro1">
          <table:table-cell office:value-type="float" office:value="1.6317878635026068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290143967" table:style-name="ce1">
            <text:p>4.6229E+11</text:p>
          </table:table-cell>
          <table:table-cell table:number-columns-repeated="16381"/>
        </table:table-row>
        <table:table-row table:style-name="ro1">
          <table:table-cell office:value-type="float" office:value="1.6317878636029967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513923645" table:style-name="ce1">
            <text:p>4.62514E+11</text:p>
          </table:table-cell>
          <table:table-cell table:number-columns-repeated="16381"/>
        </table:table-row>
        <table:table-row table:style-name="ro1">
          <table:table-cell office:value-type="float" office:value="1.6317878637029053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371921539" table:style-name="ce1">
            <text:p>4.62372E+11</text:p>
          </table:table-cell>
          <table:table-cell table:number-columns-repeated="16381"/>
        </table:table-row>
        <table:table-row table:style-name="ro1">
          <table:table-cell office:value-type="float" office:value="1.6317878638026637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531661987" table:style-name="ce1">
            <text:p>4.62532E+11</text:p>
          </table:table-cell>
          <table:table-cell table:number-columns-repeated="16381"/>
        </table:table-row>
        <table:table-row table:style-name="ro1">
          <table:table-cell office:value-type="float" office:value="1.6317878639025651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773132324" table:style-name="ce1">
            <text:p>4.62773E+11</text:p>
          </table:table-cell>
          <table:table-cell table:number-columns-repeated="16381"/>
        </table:table-row>
        <table:table-row table:style-name="ro1">
          <table:table-cell office:value-type="float" office:value="1.6317878640026637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681293488" table:style-name="ce1">
            <text:p>4.62681E+11</text:p>
          </table:table-cell>
          <table:table-cell table:number-columns-repeated="16381"/>
        </table:table-row>
        <table:table-row table:style-name="ro1">
          <table:table-cell office:value-type="float" office:value="1.6317878641024719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91847229" table:style-name="ce1">
            <text:p>46291847229</text:p>
          </table:table-cell>
          <table:table-cell table:number-columns-repeated="16381"/>
        </table:table-row>
        <table:table-row table:style-name="ro1">
          <table:table-cell office:value-type="float" office:value="1.6317878642028393E+18" table:style-name="ce1">
            <text:p>1.63179E+18</text:p>
          </table:table-cell>
          <table:table-cell office:value-type="float" office:value="-44838309288" table:style-name="ce1">
            <text:p>-44838309288</text:p>
          </table:table-cell>
          <table:table-cell office:value-type="float" office:value="462622451782" table:style-name="ce1">
            <text:p>4.62622E+11</text:p>
          </table:table-cell>
          <table:table-cell table:number-columns-repeated="16381"/>
        </table:table-row>
        <table:table-row table:style-name="ro1">
          <table:table-cell office:value-type="float" office:value="1.6317878643027072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18979454" table:style-name="ce1">
            <text:p>46118979454</text:p>
          </table:table-cell>
          <table:table-cell table:number-columns-repeated="16381"/>
        </table:table-row>
        <table:table-row table:style-name="ro1">
          <table:table-cell office:value-type="float" office:value="1.6317878644024328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432790756" table:style-name="ce1">
            <text:p>4.61433E+11</text:p>
          </table:table-cell>
          <table:table-cell table:number-columns-repeated="16381"/>
        </table:table-row>
        <table:table-row table:style-name="ro1">
          <table:table-cell office:value-type="float" office:value="1.6317878645025585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314344406" table:style-name="ce1">
            <text:p>4.61314E+11</text:p>
          </table:table-cell>
          <table:table-cell table:number-columns-repeated="16381"/>
        </table:table-row>
        <table:table-row table:style-name="ro1">
          <table:table-cell office:value-type="float" office:value="1.6317878646028554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561441422" table:style-name="ce1">
            <text:p>4.61561E+11</text:p>
          </table:table-cell>
          <table:table-cell table:number-columns-repeated="16381"/>
        </table:table-row>
        <table:table-row table:style-name="ro1">
          <table:table-cell office:value-type="float" office:value="1.6317878647027517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175251007" table:style-name="ce1">
            <text:p>4.61175E+11</text:p>
          </table:table-cell>
          <table:table-cell table:number-columns-repeated="16381"/>
        </table:table-row>
        <table:table-row table:style-name="ro1">
          <table:table-cell office:value-type="float" office:value="1.631787864802561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306285858" table:style-name="ce1">
            <text:p>4.61306E+11</text:p>
          </table:table-cell>
          <table:table-cell table:number-columns-repeated="16381"/>
        </table:table-row>
        <table:table-row table:style-name="ro1">
          <table:table-cell office:value-type="float" office:value="1.6317878649029632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52009964" table:style-name="ce1">
            <text:p>46152009964</text:p>
          </table:table-cell>
          <table:table-cell table:number-columns-repeated="16381"/>
        </table:table-row>
        <table:table-row table:style-name="ro1">
          <table:table-cell office:value-type="float" office:value="1.6317878650028457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343383789" table:style-name="ce1">
            <text:p>4.61343E+11</text:p>
          </table:table-cell>
          <table:table-cell table:number-columns-repeated="16381"/>
        </table:table-row>
        <table:table-row table:style-name="ro1">
          <table:table-cell office:value-type="float" office:value="1.6317878651028255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506319046" table:style-name="ce1">
            <text:p>4.61506E+11</text:p>
          </table:table-cell>
          <table:table-cell table:number-columns-repeated="16381"/>
        </table:table-row>
        <table:table-row table:style-name="ro1">
          <table:table-cell office:value-type="float" office:value="1.6317878652028577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40165329" table:style-name="ce1">
            <text:p>46140165329</text:p>
          </table:table-cell>
          <table:table-cell table:number-columns-repeated="16381"/>
        </table:table-row>
        <table:table-row table:style-name="ro1">
          <table:table-cell office:value-type="float" office:value="1.6317878653027853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541414261" table:style-name="ce1">
            <text:p>4.61541E+11</text:p>
          </table:table-cell>
          <table:table-cell table:number-columns-repeated="16381"/>
        </table:table-row>
        <table:table-row table:style-name="ro1">
          <table:table-cell office:value-type="float" office:value="1.6317878654025871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77573204" table:style-name="ce1">
            <text:p>46177573204</text:p>
          </table:table-cell>
          <table:table-cell table:number-columns-repeated="16381"/>
        </table:table-row>
        <table:table-row table:style-name="ro1">
          <table:table-cell office:value-type="float" office:value="1.6317878655028703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591911316" table:style-name="ce1">
            <text:p>4.61592E+11</text:p>
          </table:table-cell>
          <table:table-cell table:number-columns-repeated="16381"/>
        </table:table-row>
        <table:table-row table:style-name="ro1">
          <table:table-cell office:value-type="float" office:value="1.631787865603072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777973175" table:style-name="ce1">
            <text:p>4.61778E+11</text:p>
          </table:table-cell>
          <table:table-cell table:number-columns-repeated="16381"/>
        </table:table-row>
        <table:table-row table:style-name="ro1">
          <table:table-cell office:value-type="float" office:value="1.6317878657027635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67216301" table:style-name="ce1">
            <text:p>46167216301</text:p>
          </table:table-cell>
          <table:table-cell table:number-columns-repeated="16381"/>
        </table:table-row>
        <table:table-row table:style-name="ro1">
          <table:table-cell office:value-type="float" office:value="1.6317878658027412E+18" table:style-name="ce1">
            <text:p>1.63179E+18</text:p>
          </table:table-cell>
          <table:table-cell office:value-type="float" office:value="-44246712327" table:style-name="ce1">
            <text:p>-44246712327</text:p>
          </table:table-cell>
          <table:table-cell office:value-type="float" office:value="461816501617" table:style-name="ce1">
            <text:p>4.61817E+11</text:p>
          </table:table-cell>
          <table:table-cell table:number-columns-repeated="16381"/>
        </table:table-row>
        <table:table-row table:style-name="ro1">
          <table:table-cell office:value-type="float" office:value="1.631787865902846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364078522" table:style-name="ce1">
            <text:p>4.61364E+11</text:p>
          </table:table-cell>
          <table:table-cell table:number-columns-repeated="16381"/>
        </table:table-row>
        <table:table-row table:style-name="ro1">
          <table:table-cell office:value-type="float" office:value="1.6317878660025644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105680466" table:style-name="ce1">
            <text:p>4.61106E+11</text:p>
          </table:table-cell>
          <table:table-cell table:number-columns-repeated="16381"/>
        </table:table-row>
        <table:table-row table:style-name="ro1">
          <table:table-cell office:value-type="float" office:value="1.631787866102795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278867722" table:style-name="ce1">
            <text:p>4.61279E+11</text:p>
          </table:table-cell>
          <table:table-cell table:number-columns-repeated="16381"/>
        </table:table-row>
        <table:table-row table:style-name="ro1">
          <table:table-cell office:value-type="float" office:value="1.6317878662036396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178064346" table:style-name="ce1">
            <text:p>4.61178E+11</text:p>
          </table:table-cell>
          <table:table-cell table:number-columns-repeated="16381"/>
        </table:table-row>
        <table:table-row table:style-name="ro1">
          <table:table-cell office:value-type="float" office:value="1.6317878663026319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317110062" table:style-name="ce1">
            <text:p>4.61317E+11</text:p>
          </table:table-cell>
          <table:table-cell table:number-columns-repeated="16381"/>
        </table:table-row>
        <table:table-row table:style-name="ro1">
          <table:table-cell office:value-type="float" office:value="1.6317878664027092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536026001" table:style-name="ce1">
            <text:p>4.61536E+11</text:p>
          </table:table-cell>
          <table:table-cell table:number-columns-repeated="16381"/>
        </table:table-row>
        <table:table-row table:style-name="ro1">
          <table:table-cell office:value-type="float" office:value="1.6317878665027807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325550079" table:style-name="ce1">
            <text:p>4.61326E+11</text:p>
          </table:table-cell>
          <table:table-cell table:number-columns-repeated="16381"/>
        </table:table-row>
        <table:table-row table:style-name="ro1">
          <table:table-cell office:value-type="float" office:value="1.6317878666026652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503791809" table:style-name="ce1">
            <text:p>4.61504E+11</text:p>
          </table:table-cell>
          <table:table-cell table:number-columns-repeated="16381"/>
        </table:table-row>
        <table:table-row table:style-name="ro1">
          <table:table-cell office:value-type="float" office:value="1.6317878667027016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330318451" table:style-name="ce1">
            <text:p>4.6133E+11</text:p>
          </table:table-cell>
          <table:table-cell table:number-columns-repeated="16381"/>
        </table:table-row>
        <table:table-row table:style-name="ro1">
          <table:table-cell office:value-type="float" office:value="1.6317878668025516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467885971" table:style-name="ce1">
            <text:p>4.61468E+11</text:p>
          </table:table-cell>
          <table:table-cell table:number-columns-repeated="16381"/>
        </table:table-row>
        <table:table-row table:style-name="ro1">
          <table:table-cell office:value-type="float" office:value="1.6317878669028838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690378189" table:style-name="ce1">
            <text:p>4.6169E+11</text:p>
          </table:table-cell>
          <table:table-cell table:number-columns-repeated="16381"/>
        </table:table-row>
        <table:table-row table:style-name="ro1">
          <table:table-cell office:value-type="float" office:value="1.6317878670028736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41910553" table:style-name="ce1">
            <text:p>46141910553</text:p>
          </table:table-cell>
          <table:table-cell table:number-columns-repeated="16381"/>
        </table:table-row>
        <table:table-row table:style-name="ro1">
          <table:table-cell office:value-type="float" office:value="1.6317878671028695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57913208" table:style-name="ce1">
            <text:p>46157913208</text:p>
          </table:table-cell>
          <table:table-cell table:number-columns-repeated="16381"/>
        </table:table-row>
        <table:table-row table:style-name="ro1">
          <table:table-cell office:value-type="float" office:value="1.6317878672028014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433553696" table:style-name="ce1">
            <text:p>4.61434E+11</text:p>
          </table:table-cell>
          <table:table-cell table:number-columns-repeated="16381"/>
        </table:table-row>
        <table:table-row table:style-name="ro1">
          <table:table-cell office:value-type="float" office:value="1.6317878673026593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554002762" table:style-name="ce1">
            <text:p>4.61554E+11</text:p>
          </table:table-cell>
          <table:table-cell table:number-columns-repeated="16381"/>
        </table:table-row>
        <table:table-row table:style-name="ro1">
          <table:table-cell office:value-type="float" office:value="1.6317878674027356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759662628" table:style-name="ce1">
            <text:p>4.6176E+11</text:p>
          </table:table-cell>
          <table:table-cell table:number-columns-repeated="16381"/>
        </table:table-row>
        <table:table-row table:style-name="ro1">
          <table:table-cell office:value-type="float" office:value="1.6317878675029586E+18" table:style-name="ce1">
            <text:p>1.63179E+18</text:p>
          </table:table-cell>
          <table:table-cell office:value-type="float" office:value="-445409953594" table:style-name="ce1">
            <text:p>-4.4541E+11</text:p>
          </table:table-cell>
          <table:table-cell office:value-type="float" office:value="461526012421" table:style-name="ce1">
            <text:p>4.61526E+11</text:p>
          </table:table-cell>
          <table:table-cell table:number-columns-repeated="16381"/>
        </table:table-row>
        <table:table-row table:style-name="ro1">
          <table:table-cell office:value-type="float" office:value="1.6317878676028406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130044937" table:style-name="ce1">
            <text:p>4.6313E+11</text:p>
          </table:table-cell>
          <table:table-cell table:number-columns-repeated="16381"/>
        </table:table-row>
        <table:table-row table:style-name="ro1">
          <table:table-cell office:value-type="float" office:value="1.6317878677023429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2975549698" table:style-name="ce1">
            <text:p>4.62976E+11</text:p>
          </table:table-cell>
          <table:table-cell table:number-columns-repeated="16381"/>
        </table:table-row>
        <table:table-row table:style-name="ro1">
          <table:table-cell office:value-type="float" office:value="1.6317878678024819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077688217" table:style-name="ce1">
            <text:p>4.63078E+11</text:p>
          </table:table-cell>
          <table:table-cell table:number-columns-repeated="16381"/>
        </table:table-row>
        <table:table-row table:style-name="ro1">
          <table:table-cell office:value-type="float" office:value="1.6317878679024174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257741928" table:style-name="ce1">
            <text:p>4.63258E+11</text:p>
          </table:table-cell>
          <table:table-cell table:number-columns-repeated="16381"/>
        </table:table-row>
        <table:table-row table:style-name="ro1">
          <table:table-cell office:value-type="float" office:value="1.6317878680025257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05565834" table:style-name="ce1">
            <text:p>46305565834</text:p>
          </table:table-cell>
          <table:table-cell table:number-columns-repeated="16381"/>
        </table:table-row>
        <table:table-row table:style-name="ro1">
          <table:table-cell office:value-type="float" office:value="1.6317878681022054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18655014" table:style-name="ce1">
            <text:p>46318655014</text:p>
          </table:table-cell>
          <table:table-cell table:number-columns-repeated="16381"/>
        </table:table-row>
        <table:table-row table:style-name="ro1">
          <table:table-cell office:value-type="float" office:value="1.6317878682023212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045740128" table:style-name="ce1">
            <text:p>4.63046E+11</text:p>
          </table:table-cell>
          <table:table-cell table:number-columns-repeated="16381"/>
        </table:table-row>
        <table:table-row table:style-name="ro1">
          <table:table-cell office:value-type="float" office:value="1.6317878683024719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131570816" table:style-name="ce1">
            <text:p>4.63132E+11</text:p>
          </table:table-cell>
          <table:table-cell table:number-columns-repeated="16381"/>
        </table:table-row>
        <table:table-row table:style-name="ro1">
          <table:table-cell office:value-type="float" office:value="1.6317878684023452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294935226" table:style-name="ce1">
            <text:p>4.63295E+11</text:p>
          </table:table-cell>
          <table:table-cell table:number-columns-repeated="16381"/>
        </table:table-row>
        <table:table-row table:style-name="ro1">
          <table:table-cell office:value-type="float" office:value="1.6317878685023826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109970093" table:style-name="ce1">
            <text:p>4.6311E+11</text:p>
          </table:table-cell>
          <table:table-cell table:number-columns-repeated="16381"/>
        </table:table-row>
        <table:table-row table:style-name="ro1">
          <table:table-cell office:value-type="float" office:value="1.6317878686024095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252449036" table:style-name="ce1">
            <text:p>4.63252E+11</text:p>
          </table:table-cell>
          <table:table-cell table:number-columns-repeated="16381"/>
        </table:table-row>
        <table:table-row table:style-name="ro1">
          <table:table-cell office:value-type="float" office:value="1.6317878687022623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09709549" table:style-name="ce1">
            <text:p>46309709549</text:p>
          </table:table-cell>
          <table:table-cell table:number-columns-repeated="16381"/>
        </table:table-row>
        <table:table-row table:style-name="ro1">
          <table:table-cell office:value-type="float" office:value="1.6317878688023844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200521469" table:style-name="ce1">
            <text:p>4.63201E+11</text:p>
          </table:table-cell>
          <table:table-cell table:number-columns-repeated="16381"/>
        </table:table-row>
        <table:table-row table:style-name="ro1">
          <table:table-cell office:value-type="float" office:value="1.6317878689024097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391304016" table:style-name="ce1">
            <text:p>4.63391E+11</text:p>
          </table:table-cell>
          <table:table-cell table:number-columns-repeated="16381"/>
        </table:table-row>
        <table:table-row table:style-name="ro1">
          <table:table-cell office:value-type="float" office:value="1.6317878690023859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172101974" table:style-name="ce1">
            <text:p>4.63172E+11</text:p>
          </table:table-cell>
          <table:table-cell table:number-columns-repeated="16381"/>
        </table:table-row>
        <table:table-row table:style-name="ro1">
          <table:table-cell office:value-type="float" office:value="1.631787869102539E+18" table:style-name="ce1">
            <text:p>1.63179E+18</text:p>
          </table:table-cell>
          <table:table-cell office:value-type="float" office:value="-462300986052" table:style-name="ce1">
            <text:p>-4.62301E+11</text:p>
          </table:table-cell>
          <table:table-cell office:value-type="float" office:value="463314056396" table:style-name="ce1">
            <text:p>4.63314E+11</text:p>
          </table:table-cell>
          <table:table-cell table:number-columns-repeated="16381"/>
        </table:table-row>
        <table:table-row table:style-name="ro1">
          <table:table-cell office:value-type="float" office:value="1.6317878692023255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551595688" table:style-name="ce1">
            <text:p>4.60552E+11</text:p>
          </table:table-cell>
          <table:table-cell table:number-columns-repeated="16381"/>
        </table:table-row>
        <table:table-row table:style-name="ro1">
          <table:table-cell office:value-type="float" office:value="1.631787869302528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691547394" table:style-name="ce1">
            <text:p>4.60692E+11</text:p>
          </table:table-cell>
          <table:table-cell table:number-columns-repeated="16381"/>
        </table:table-row>
        <table:table-row table:style-name="ro1">
          <table:table-cell office:value-type="float" office:value="1.6317878694023506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911750793" table:style-name="ce1">
            <text:p>4.60912E+11</text:p>
          </table:table-cell>
          <table:table-cell table:number-columns-repeated="16381"/>
        </table:table-row>
        <table:table-row table:style-name="ro1">
          <table:table-cell office:value-type="float" office:value="1.631787869502774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570907593" table:style-name="ce1">
            <text:p>4.60571E+11</text:p>
          </table:table-cell>
          <table:table-cell table:number-columns-repeated="16381"/>
        </table:table-row>
        <table:table-row table:style-name="ro1">
          <table:table-cell office:value-type="float" office:value="1.6317878696022756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704088211" table:style-name="ce1">
            <text:p>4.60704E+11</text:p>
          </table:table-cell>
          <table:table-cell table:number-columns-repeated="16381"/>
        </table:table-row>
        <table:table-row table:style-name="ro1">
          <table:table-cell office:value-type="float" office:value="1.6317878697023401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57138443" table:style-name="ce1">
            <text:p>46057138443</text:p>
          </table:table-cell>
          <table:table-cell table:number-columns-repeated="16381"/>
        </table:table-row>
        <table:table-row table:style-name="ro1">
          <table:table-cell office:value-type="float" office:value="1.63178786980258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670375824" table:style-name="ce1">
            <text:p>4.6067E+11</text:p>
          </table:table-cell>
          <table:table-cell table:number-columns-repeated="16381"/>
        </table:table-row>
        <table:table-row table:style-name="ro1">
          <table:table-cell office:value-type="float" office:value="1.6317878699025001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808467865" table:style-name="ce1">
            <text:p>4.60808E+11</text:p>
          </table:table-cell>
          <table:table-cell table:number-columns-repeated="16381"/>
        </table:table-row>
        <table:table-row table:style-name="ro1">
          <table:table-cell office:value-type="float" office:value="1.6317878700025731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416221619" table:style-name="ce1">
            <text:p>4.60416E+11</text:p>
          </table:table-cell>
          <table:table-cell table:number-columns-repeated="16381"/>
        </table:table-row>
        <table:table-row table:style-name="ro1">
          <table:table-cell office:value-type="float" office:value="1.631787870102306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60239076614" table:style-name="ce1">
            <text:p>4.60239E+11</text:p>
          </table:table-cell>
          <table:table-cell table:number-columns-repeated="16381"/>
        </table:table-row>
        <table:table-row table:style-name="ro1">
          <table:table-cell office:value-type="float" office:value="1.6317878702022556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59617519379" table:style-name="ce1">
            <text:p>4.59618E+11</text:p>
          </table:table-cell>
          <table:table-cell table:number-columns-repeated="16381"/>
        </table:table-row>
        <table:table-row table:style-name="ro1">
          <table:table-cell office:value-type="float" office:value="1.6317878703024502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59242248535" table:style-name="ce1">
            <text:p>4.59242E+11</text:p>
          </table:table-cell>
          <table:table-cell table:number-columns-repeated="16381"/>
        </table:table-row>
        <table:table-row table:style-name="ro1">
          <table:table-cell office:value-type="float" office:value="1.6317878704025887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59013938904" table:style-name="ce1">
            <text:p>4.59014E+11</text:p>
          </table:table-cell>
          <table:table-cell table:number-columns-repeated="16381"/>
        </table:table-row>
        <table:table-row table:style-name="ro1">
          <table:table-cell office:value-type="float" office:value="1.6317878705023114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58537340164" table:style-name="ce1">
            <text:p>4.58537E+11</text:p>
          </table:table-cell>
          <table:table-cell table:number-columns-repeated="16381"/>
        </table:table-row>
        <table:table-row table:style-name="ro1">
          <table:table-cell office:value-type="float" office:value="1.6317878706025073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58479738235" table:style-name="ce1">
            <text:p>4.5848E+11</text:p>
          </table:table-cell>
          <table:table-cell table:number-columns-repeated="16381"/>
        </table:table-row>
        <table:table-row table:style-name="ro1">
          <table:table-cell office:value-type="float" office:value="1.6317878707024724E+18" table:style-name="ce1">
            <text:p>1.63179E+18</text:p>
          </table:table-cell>
          <table:table-cell office:value-type="float" office:value="-447322249413" table:style-name="ce1">
            <text:p>-4.47322E+11</text:p>
          </table:table-cell>
          <table:table-cell office:value-type="float" office:value="45833773613" table:style-name="ce1">
            <text:p>45833773613</text:p>
          </table:table-cell>
          <table:table-cell table:number-columns-repeated="16381"/>
        </table:table-row>
        <table:table-row table:style-name="ro1">
          <table:table-cell office:value-type="float" office:value="1.6317878708022482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60721063614" table:style-name="ce1">
            <text:p>4.60721E+11</text:p>
          </table:table-cell>
          <table:table-cell table:number-columns-repeated="16381"/>
        </table:table-row>
        <table:table-row table:style-name="ro1">
          <table:table-cell office:value-type="float" office:value="1.6317878709023821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60909461975" table:style-name="ce1">
            <text:p>4.60909E+11</text:p>
          </table:table-cell>
          <table:table-cell table:number-columns-repeated="16381"/>
        </table:table-row>
        <table:table-row table:style-name="ro1">
          <table:table-cell office:value-type="float" office:value="1.631787871002338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60774087906" table:style-name="ce1">
            <text:p>4.60774E+11</text:p>
          </table:table-cell>
          <table:table-cell table:number-columns-repeated="16381"/>
        </table:table-row>
        <table:table-row table:style-name="ro1">
          <table:table-cell office:value-type="float" office:value="1.6317878711021724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60856962204" table:style-name="ce1">
            <text:p>4.60857E+11</text:p>
          </table:table-cell>
          <table:table-cell table:number-columns-repeated="16381"/>
        </table:table-row>
        <table:table-row table:style-name="ro1">
          <table:table-cell office:value-type="float" office:value="1.6317878712023048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60489749908" table:style-name="ce1">
            <text:p>4.6049E+11</text:p>
          </table:table-cell>
          <table:table-cell table:number-columns-repeated="16381"/>
        </table:table-row>
        <table:table-row table:style-name="ro1">
          <table:table-cell office:value-type="float" office:value="1.6317878713026755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60335874557" table:style-name="ce1">
            <text:p>4.60336E+11</text:p>
          </table:table-cell>
          <table:table-cell table:number-columns-repeated="16381"/>
        </table:table-row>
        <table:table-row table:style-name="ro1">
          <table:table-cell office:value-type="float" office:value="1.6317878714024069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60199689865" table:style-name="ce1">
            <text:p>4.602E+11</text:p>
          </table:table-cell>
          <table:table-cell table:number-columns-repeated="16381"/>
        </table:table-row>
        <table:table-row table:style-name="ro1">
          <table:table-cell office:value-type="float" office:value="1.631787871502537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9598207474" table:style-name="ce1">
            <text:p>4.59598E+11</text:p>
          </table:table-cell>
          <table:table-cell table:number-columns-repeated="16381"/>
        </table:table-row>
        <table:table-row table:style-name="ro1">
          <table:table-cell office:value-type="float" office:value="1.6317878716021885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9323167801" table:style-name="ce1">
            <text:p>4.59323E+11</text:p>
          </table:table-cell>
          <table:table-cell table:number-columns-repeated="16381"/>
        </table:table-row>
        <table:table-row table:style-name="ro1">
          <table:table-cell office:value-type="float" office:value="1.6317878717022705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8825206757" table:style-name="ce1">
            <text:p>4.58825E+11</text:p>
          </table:table-cell>
          <table:table-cell table:number-columns-repeated="16381"/>
        </table:table-row>
        <table:table-row table:style-name="ro1">
          <table:table-cell office:value-type="float" office:value="1.6317878718023718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8487462997" table:style-name="ce1">
            <text:p>4.58487E+11</text:p>
          </table:table-cell>
          <table:table-cell table:number-columns-repeated="16381"/>
        </table:table-row>
        <table:table-row table:style-name="ro1">
          <table:table-cell office:value-type="float" office:value="1.6317878719025754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821223259" table:style-name="ce1">
            <text:p>45821223259</text:p>
          </table:table-cell>
          <table:table-cell table:number-columns-repeated="16381"/>
        </table:table-row>
        <table:table-row table:style-name="ro1">
          <table:table-cell office:value-type="float" office:value="1.6317878720023529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7438564301" table:style-name="ce1">
            <text:p>4.57439E+11</text:p>
          </table:table-cell>
          <table:table-cell table:number-columns-repeated="16381"/>
        </table:table-row>
        <table:table-row table:style-name="ro1">
          <table:table-cell office:value-type="float" office:value="1.6317878721026278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7117414474" table:style-name="ce1">
            <text:p>4.57117E+11</text:p>
          </table:table-cell>
          <table:table-cell table:number-columns-repeated="16381"/>
        </table:table-row>
        <table:table-row table:style-name="ro1">
          <table:table-cell office:value-type="float" office:value="1.6317878722023585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6625747681" table:style-name="ce1">
            <text:p>4.56626E+11</text:p>
          </table:table-cell>
          <table:table-cell table:number-columns-repeated="16381"/>
        </table:table-row>
        <table:table-row table:style-name="ro1">
          <table:table-cell office:value-type="float" office:value="1.6317878723022372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6353759766" table:style-name="ce1">
            <text:p>4.56354E+11</text:p>
          </table:table-cell>
          <table:table-cell table:number-columns-repeated="16381"/>
        </table:table-row>
        <table:table-row table:style-name="ro1">
          <table:table-cell office:value-type="float" office:value="1.6317878724024991E+18" table:style-name="ce1">
            <text:p>1.63179E+18</text:p>
          </table:table-cell>
          <table:table-cell office:value-type="float" office:value="-471618890762" table:style-name="ce1">
            <text:p>-4.71619E+11</text:p>
          </table:table-cell>
          <table:table-cell office:value-type="float" office:value="456181526184" table:style-name="ce1">
            <text:p>4.56182E+11</text:p>
          </table:table-cell>
          <table:table-cell table:number-columns-repeated="16381"/>
        </table:table-row>
        <table:table-row table:style-name="ro1">
          <table:table-cell office:value-type="float" office:value="1.6317878725025964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61127138138" table:style-name="ce1">
            <text:p>4.61127E+11</text:p>
          </table:table-cell>
          <table:table-cell table:number-columns-repeated="16381"/>
        </table:table-row>
        <table:table-row table:style-name="ro1">
          <table:table-cell office:value-type="float" office:value="1.6317878726023818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61006450653" table:style-name="ce1">
            <text:p>4.61006E+11</text:p>
          </table:table-cell>
          <table:table-cell table:number-columns-repeated="16381"/>
        </table:table-row>
        <table:table-row table:style-name="ro1">
          <table:table-cell office:value-type="float" office:value="1.6317878727025682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60694599152" table:style-name="ce1">
            <text:p>4.60695E+11</text:p>
          </table:table-cell>
          <table:table-cell table:number-columns-repeated="16381"/>
        </table:table-row>
        <table:table-row table:style-name="ro1">
          <table:table-cell office:value-type="float" office:value="1.6317878728022513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60564613342" table:style-name="ce1">
            <text:p>4.60565E+11</text:p>
          </table:table-cell>
          <table:table-cell table:number-columns-repeated="16381"/>
        </table:table-row>
        <table:table-row table:style-name="ro1">
          <table:table-cell office:value-type="float" office:value="1.6317878729022671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60490322113" table:style-name="ce1">
            <text:p>4.6049E+11</text:p>
          </table:table-cell>
          <table:table-cell table:number-columns-repeated="16381"/>
        </table:table-row>
        <table:table-row table:style-name="ro1">
          <table:table-cell office:value-type="float" office:value="1.6317878730023281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60116147995" table:style-name="ce1">
            <text:p>4.60116E+11</text:p>
          </table:table-cell>
          <table:table-cell table:number-columns-repeated="16381"/>
        </table:table-row>
        <table:table-row table:style-name="ro1">
          <table:table-cell office:value-type="float" office:value="1.6317878731025037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9983539581" table:style-name="ce1">
            <text:p>4.59984E+11</text:p>
          </table:table-cell>
          <table:table-cell table:number-columns-repeated="16381"/>
        </table:table-row>
        <table:table-row table:style-name="ro1">
          <table:table-cell office:value-type="float" office:value="1.631787873202306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9621810913" table:style-name="ce1">
            <text:p>4.59622E+11</text:p>
          </table:table-cell>
          <table:table-cell table:number-columns-repeated="16381"/>
        </table:table-row>
        <table:table-row table:style-name="ro1">
          <table:table-cell office:value-type="float" office:value="1.6317878733025774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9404182434" table:style-name="ce1">
            <text:p>4.59404E+11</text:p>
          </table:table-cell>
          <table:table-cell table:number-columns-repeated="16381"/>
        </table:table-row>
        <table:table-row table:style-name="ro1">
          <table:table-cell office:value-type="float" office:value="1.6317878734022605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9221029282" table:style-name="ce1">
            <text:p>4.59221E+11</text:p>
          </table:table-cell>
          <table:table-cell table:number-columns-repeated="16381"/>
        </table:table-row>
        <table:table-row table:style-name="ro1">
          <table:table-cell office:value-type="float" office:value="1.6317878735022551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8643198013" table:style-name="ce1">
            <text:p>4.58643E+11</text:p>
          </table:table-cell>
          <table:table-cell table:number-columns-repeated="16381"/>
        </table:table-row>
        <table:table-row table:style-name="ro1">
          <table:table-cell office:value-type="float" office:value="1.6317878736023882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8380031586" table:style-name="ce1">
            <text:p>4.5838E+11</text:p>
          </table:table-cell>
          <table:table-cell table:number-columns-repeated="16381"/>
        </table:table-row>
        <table:table-row table:style-name="ro1">
          <table:table-cell office:value-type="float" office:value="1.6317878737023388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7880783081" table:style-name="ce1">
            <text:p>4.57881E+11</text:p>
          </table:table-cell>
          <table:table-cell table:number-columns-repeated="16381"/>
        </table:table-row>
        <table:table-row table:style-name="ro1">
          <table:table-cell office:value-type="float" office:value="1.6317878738026232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7587003708" table:style-name="ce1">
            <text:p>4.57587E+11</text:p>
          </table:table-cell>
          <table:table-cell table:number-columns-repeated="16381"/>
        </table:table-row>
        <table:table-row table:style-name="ro1">
          <table:table-cell office:value-type="float" office:value="1.6317878739023168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7359266281" table:style-name="ce1">
            <text:p>4.57359E+11</text:p>
          </table:table-cell>
          <table:table-cell table:number-columns-repeated="16381"/>
        </table:table-row>
        <table:table-row table:style-name="ro1">
          <table:table-cell office:value-type="float" office:value="1.6317878740025057E+18" table:style-name="ce1">
            <text:p>1.63179E+18</text:p>
          </table:table-cell>
          <table:table-cell office:value-type="float" office:value="-490779995918" table:style-name="ce1">
            <text:p>-4.9078E+11</text:p>
          </table:table-cell>
          <table:table-cell office:value-type="float" office:value="45678563118" table:style-name="ce1">
            <text:p>45678563118</text:p>
          </table:table-cell>
          <table:table-cell table:number-columns-repeated="16381"/>
        </table:table-row>
        <table:table-row table:style-name="ro1">
          <table:table-cell office:value-type="float" office:value="1.6317878741024648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9322023392" table:style-name="ce1">
            <text:p>4.59322E+11</text:p>
          </table:table-cell>
          <table:table-cell table:number-columns-repeated="16381"/>
        </table:table-row>
        <table:table-row table:style-name="ro1">
          <table:table-cell office:value-type="float" office:value="1.6317878742022664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8928918839" table:style-name="ce1">
            <text:p>4.58929E+11</text:p>
          </table:table-cell>
          <table:table-cell table:number-columns-repeated="16381"/>
        </table:table-row>
        <table:table-row table:style-name="ro1">
          <table:table-cell office:value-type="float" office:value="1.6317878743024095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8702230453" table:style-name="ce1">
            <text:p>4.58702E+11</text:p>
          </table:table-cell>
          <table:table-cell table:number-columns-repeated="16381"/>
        </table:table-row>
        <table:table-row table:style-name="ro1">
          <table:table-cell office:value-type="float" office:value="1.6317878744025546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8542060852" table:style-name="ce1">
            <text:p>4.58542E+11</text:p>
          </table:table-cell>
          <table:table-cell table:number-columns-repeated="16381"/>
        </table:table-row>
        <table:table-row table:style-name="ro1">
          <table:table-cell office:value-type="float" office:value="1.6317878745023265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8191585541" table:style-name="ce1">
            <text:p>4.58192E+11</text:p>
          </table:table-cell>
          <table:table-cell table:number-columns-repeated="16381"/>
        </table:table-row>
        <table:table-row table:style-name="ro1">
          <table:table-cell office:value-type="float" office:value="1.6317878746023583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806350708" table:style-name="ce1">
            <text:p>45806350708</text:p>
          </table:table-cell>
          <table:table-cell table:number-columns-repeated="16381"/>
        </table:table-row>
        <table:table-row table:style-name="ro1">
          <table:table-cell office:value-type="float" office:value="1.6317878747025523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7692098618" table:style-name="ce1">
            <text:p>4.57692E+11</text:p>
          </table:table-cell>
          <table:table-cell table:number-columns-repeated="16381"/>
        </table:table-row>
        <table:table-row table:style-name="ro1">
          <table:table-cell office:value-type="float" office:value="1.6317878748023601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7531309128" table:style-name="ce1">
            <text:p>4.57531E+11</text:p>
          </table:table-cell>
          <table:table-cell table:number-columns-repeated="16381"/>
        </table:table-row>
        <table:table-row table:style-name="ro1">
          <table:table-cell office:value-type="float" office:value="1.6317878749022938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7415914536" table:style-name="ce1">
            <text:p>4.57416E+11</text:p>
          </table:table-cell>
          <table:table-cell table:number-columns-repeated="16381"/>
        </table:table-row>
        <table:table-row table:style-name="ro1">
          <table:table-cell office:value-type="float" office:value="1.6317878750024617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7124042511" table:style-name="ce1">
            <text:p>4.57124E+11</text:p>
          </table:table-cell>
          <table:table-cell table:number-columns-repeated="16381"/>
        </table:table-row>
        <table:table-row table:style-name="ro1">
          <table:table-cell office:value-type="float" office:value="1.6317878751023816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6993579865" table:style-name="ce1">
            <text:p>4.56994E+11</text:p>
          </table:table-cell>
          <table:table-cell table:number-columns-repeated="16381"/>
        </table:table-row>
        <table:table-row table:style-name="ro1">
          <table:table-cell office:value-type="float" office:value="1.6317878752022625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6528949738" table:style-name="ce1">
            <text:p>4.56529E+11</text:p>
          </table:table-cell>
          <table:table-cell table:number-columns-repeated="16381"/>
        </table:table-row>
        <table:table-row table:style-name="ro1">
          <table:table-cell office:value-type="float" office:value="1.6317878753023327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6331539154" table:style-name="ce1">
            <text:p>4.56332E+11</text:p>
          </table:table-cell>
          <table:table-cell table:number-columns-repeated="16381"/>
        </table:table-row>
        <table:table-row table:style-name="ro1">
          <table:table-cell office:value-type="float" office:value="1.6317878754025946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6176996231" table:style-name="ce1">
            <text:p>4.56177E+11</text:p>
          </table:table-cell>
          <table:table-cell table:number-columns-repeated="16381"/>
        </table:table-row>
        <table:table-row table:style-name="ro1">
          <table:table-cell office:value-type="float" office:value="1.6317878755022372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5703639984" table:style-name="ce1">
            <text:p>4.55704E+11</text:p>
          </table:table-cell>
          <table:table-cell table:number-columns-repeated="16381"/>
        </table:table-row>
        <table:table-row table:style-name="ro1">
          <table:table-cell office:value-type="float" office:value="1.6317878756023995E+18" table:style-name="ce1">
            <text:p>1.63179E+18</text:p>
          </table:table-cell>
          <table:table-cell office:value-type="float" office:value="-507771134377" table:style-name="ce1">
            <text:p>-5.07771E+11</text:p>
          </table:table-cell>
          <table:table-cell office:value-type="float" office:value="455498313904" table:style-name="ce1">
            <text:p>4.55498E+11</text:p>
          </table:table-cell>
          <table:table-cell table:number-columns-repeated="16381"/>
        </table:table-row>
        <table:table-row table:style-name="ro1">
          <table:table-cell office:value-type="float" office:value="1.6317878757023099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52754879" table:style-name="ce1">
            <text:p>4552754879</text:p>
          </table:table-cell>
          <table:table-cell table:number-columns-repeated="16381"/>
        </table:table-row>
        <table:table-row table:style-name="ro1">
          <table:table-cell office:value-type="float" office:value="1.6317878758023524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503988266" table:style-name="ce1">
            <text:p>45503988266</text:p>
          </table:table-cell>
          <table:table-cell table:number-columns-repeated="16381"/>
        </table:table-row>
        <table:table-row table:style-name="ro1">
          <table:table-cell office:value-type="float" office:value="1.6317878759023514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4843902588" table:style-name="ce1">
            <text:p>4.54844E+11</text:p>
          </table:table-cell>
          <table:table-cell table:number-columns-repeated="16381"/>
        </table:table-row>
        <table:table-row table:style-name="ro1">
          <table:table-cell office:value-type="float" office:value="1.6317878760026307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4398536682" table:style-name="ce1">
            <text:p>4.54399E+11</text:p>
          </table:table-cell>
          <table:table-cell table:number-columns-repeated="16381"/>
        </table:table-row>
        <table:table-row table:style-name="ro1">
          <table:table-cell office:value-type="float" office:value="1.6317878761022362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4173183441" table:style-name="ce1">
            <text:p>4.54173E+11</text:p>
          </table:table-cell>
          <table:table-cell table:number-columns-repeated="16381"/>
        </table:table-row>
        <table:table-row table:style-name="ro1">
          <table:table-cell office:value-type="float" office:value="1.6317878762023114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3740262985" table:style-name="ce1">
            <text:p>4.5374E+11</text:p>
          </table:table-cell>
          <table:table-cell table:number-columns-repeated="16381"/>
        </table:table-row>
        <table:table-row table:style-name="ro1">
          <table:table-cell office:value-type="float" office:value="1.6317878763025144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3502893448" table:style-name="ce1">
            <text:p>4.53503E+11</text:p>
          </table:table-cell>
          <table:table-cell table:number-columns-repeated="16381"/>
        </table:table-row>
        <table:table-row table:style-name="ro1">
          <table:table-cell office:value-type="float" office:value="1.6317878764022771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3331327438" table:style-name="ce1">
            <text:p>4.53331E+11</text:p>
          </table:table-cell>
          <table:table-cell table:number-columns-repeated="16381"/>
        </table:table-row>
        <table:table-row table:style-name="ro1">
          <table:table-cell office:value-type="float" office:value="1.6317878765023777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2973270416" table:style-name="ce1">
            <text:p>4.52973E+11</text:p>
          </table:table-cell>
          <table:table-cell table:number-columns-repeated="16381"/>
        </table:table-row>
        <table:table-row table:style-name="ro1">
          <table:table-cell office:value-type="float" office:value="1.6317878766027732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2782249451" table:style-name="ce1">
            <text:p>4.52782E+11</text:p>
          </table:table-cell>
          <table:table-cell table:number-columns-repeated="16381"/>
        </table:table-row>
        <table:table-row table:style-name="ro1">
          <table:table-cell office:value-type="float" office:value="1.6317878767023214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2456665039" table:style-name="ce1">
            <text:p>4.52457E+11</text:p>
          </table:table-cell>
          <table:table-cell table:number-columns-repeated="16381"/>
        </table:table-row>
        <table:table-row table:style-name="ro1">
          <table:table-cell office:value-type="float" office:value="1.6317878768024074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2259922028" table:style-name="ce1">
            <text:p>4.5226E+11</text:p>
          </table:table-cell>
          <table:table-cell table:number-columns-repeated="16381"/>
        </table:table-row>
        <table:table-row table:style-name="ro1">
          <table:table-cell office:value-type="float" office:value="1.6317878769026122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2111053467" table:style-name="ce1">
            <text:p>4.52111E+11</text:p>
          </table:table-cell>
          <table:table-cell table:number-columns-repeated="16381"/>
        </table:table-row>
        <table:table-row table:style-name="ro1">
          <table:table-cell office:value-type="float" office:value="1.6317878770026132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1751899719" table:style-name="ce1">
            <text:p>4.51752E+11</text:p>
          </table:table-cell>
          <table:table-cell table:number-columns-repeated="16381"/>
        </table:table-row>
        <table:table-row table:style-name="ro1">
          <table:table-cell office:value-type="float" office:value="1.631787877102462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1603031158" table:style-name="ce1">
            <text:p>4.51603E+11</text:p>
          </table:table-cell>
          <table:table-cell table:number-columns-repeated="16381"/>
        </table:table-row>
        <table:table-row table:style-name="ro1">
          <table:table-cell office:value-type="float" office:value="1.6317878772023119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122590065" table:style-name="ce1">
            <text:p>45122590065</text:p>
          </table:table-cell>
          <table:table-cell table:number-columns-repeated="16381"/>
        </table:table-row>
        <table:table-row table:style-name="ro1">
          <table:table-cell office:value-type="float" office:value="1.6317878773024072E+18" table:style-name="ce1">
            <text:p>1.63179E+18</text:p>
          </table:table-cell>
          <table:table-cell office:value-type="float" office:value="-546659290791" table:style-name="ce1">
            <text:p>-5.46659E+11</text:p>
          </table:table-cell>
          <table:table-cell office:value-type="float" office:value="451010751724" table:style-name="ce1">
            <text:p>4.51011E+11</text:p>
          </table:table-cell>
          <table:table-cell table:number-columns-repeated="16381"/>
        </table:table-row>
        <table:table-row table:style-name="ro1">
          <table:table-cell office:value-type="float" office:value="1.6317878774022848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8780765533" table:style-name="ce1">
            <text:p>4.58781E+11</text:p>
          </table:table-cell>
          <table:table-cell table:number-columns-repeated="16381"/>
        </table:table-row>
        <table:table-row table:style-name="ro1">
          <table:table-cell office:value-type="float" office:value="1.6317878775026555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8404350281" table:style-name="ce1">
            <text:p>4.58404E+11</text:p>
          </table:table-cell>
          <table:table-cell table:number-columns-repeated="16381"/>
        </table:table-row>
        <table:table-row table:style-name="ro1">
          <table:table-cell office:value-type="float" office:value="1.631787877602302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816860199" table:style-name="ce1">
            <text:p>45816860199</text:p>
          </table:table-cell>
          <table:table-cell table:number-columns-repeated="16381"/>
        </table:table-row>
        <table:table-row table:style-name="ro1">
          <table:table-cell office:value-type="float" office:value="1.6317878777023404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7740783691" table:style-name="ce1">
            <text:p>4.57741E+11</text:p>
          </table:table-cell>
          <table:table-cell table:number-columns-repeated="16381"/>
        </table:table-row>
        <table:table-row table:style-name="ro1">
          <table:table-cell office:value-type="float" office:value="1.6317878778025851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7441520691" table:style-name="ce1">
            <text:p>4.57442E+11</text:p>
          </table:table-cell>
          <table:table-cell table:number-columns-repeated="16381"/>
        </table:table-row>
        <table:table-row table:style-name="ro1">
          <table:table-cell office:value-type="float" office:value="1.6317878779024666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7179307938" table:style-name="ce1">
            <text:p>4.57179E+11</text:p>
          </table:table-cell>
          <table:table-cell table:number-columns-repeated="16381"/>
        </table:table-row>
        <table:table-row table:style-name="ro1">
          <table:table-cell office:value-type="float" office:value="1.6317878780023314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679974556" table:style-name="ce1">
            <text:p>45679974556</text:p>
          </table:table-cell>
          <table:table-cell table:number-columns-repeated="16381"/>
        </table:table-row>
        <table:table-row table:style-name="ro1">
          <table:table-cell office:value-type="float" office:value="1.6317878781023107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6547832489" table:style-name="ce1">
            <text:p>4.56548E+11</text:p>
          </table:table-cell>
          <table:table-cell table:number-columns-repeated="16381"/>
        </table:table-row>
        <table:table-row table:style-name="ro1">
          <table:table-cell office:value-type="float" office:value="1.631787878202281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6159734726" table:style-name="ce1">
            <text:p>4.5616E+11</text:p>
          </table:table-cell>
          <table:table-cell table:number-columns-repeated="16381"/>
        </table:table-row>
        <table:table-row table:style-name="ro1">
          <table:table-cell office:value-type="float" office:value="1.631787878302335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5897092819" table:style-name="ce1">
            <text:p>4.55897E+11</text:p>
          </table:table-cell>
          <table:table-cell table:number-columns-repeated="16381"/>
        </table:table-row>
        <table:table-row table:style-name="ro1">
          <table:table-cell office:value-type="float" office:value="1.6317878784024922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568652153" table:style-name="ce1">
            <text:p>45568652153</text:p>
          </table:table-cell>
          <table:table-cell table:number-columns-repeated="16381"/>
        </table:table-row>
        <table:table-row table:style-name="ro1">
          <table:table-cell office:value-type="float" office:value="1.6317878785023683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5297803879" table:style-name="ce1">
            <text:p>4.55298E+11</text:p>
          </table:table-cell>
          <table:table-cell table:number-columns-repeated="16381"/>
        </table:table-row>
        <table:table-row table:style-name="ro1">
          <table:table-cell office:value-type="float" office:value="1.6317878786024284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5084609985" table:style-name="ce1">
            <text:p>4.55085E+11</text:p>
          </table:table-cell>
          <table:table-cell table:number-columns-repeated="16381"/>
        </table:table-row>
        <table:table-row table:style-name="ro1">
          <table:table-cell office:value-type="float" office:value="1.6317878787022689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4675674438" table:style-name="ce1">
            <text:p>4.54676E+11</text:p>
          </table:table-cell>
          <table:table-cell table:number-columns-repeated="16381"/>
        </table:table-row>
        <table:table-row table:style-name="ro1">
          <table:table-cell office:value-type="float" office:value="1.6317878788022564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4415130615" table:style-name="ce1">
            <text:p>4.54415E+11</text:p>
          </table:table-cell>
          <table:table-cell table:number-columns-repeated="16381"/>
        </table:table-row>
        <table:table-row table:style-name="ro1">
          <table:table-cell office:value-type="float" office:value="1.6317878789023229E+18" table:style-name="ce1">
            <text:p>1.63179E+18</text:p>
          </table:table-cell>
          <table:table-cell office:value-type="float" office:value="-525827050209" table:style-name="ce1">
            <text:p>-5.25827E+11</text:p>
          </table:table-cell>
          <table:table-cell office:value-type="float" office:value="454189920425" table:style-name="ce1">
            <text:p>4.5419E+11</text:p>
          </table:table-cell>
          <table:table-cell table:number-columns-repeated="16381"/>
        </table:table-row>
        <table:table-row table:style-name="ro1">
          <table:table-cell office:value-type="float" office:value="1.6317878790025119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6433582306" table:style-name="ce1">
            <text:p>4.56434E+11</text:p>
          </table:table-cell>
          <table:table-cell table:number-columns-repeated="16381"/>
        </table:table-row>
        <table:table-row table:style-name="ro1">
          <table:table-cell office:value-type="float" office:value="1.6317878791023194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6193208694" table:style-name="ce1">
            <text:p>4.56193E+11</text:p>
          </table:table-cell>
          <table:table-cell table:number-columns-repeated="16381"/>
        </table:table-row>
        <table:table-row table:style-name="ro1">
          <table:table-cell office:value-type="float" office:value="1.6317878792024901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585603714" table:style-name="ce1">
            <text:p>45585603714</text:p>
          </table:table-cell>
          <table:table-cell table:number-columns-repeated="16381"/>
        </table:table-row>
        <table:table-row table:style-name="ro1">
          <table:table-cell office:value-type="float" office:value="1.631787879302529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5624341965" table:style-name="ce1">
            <text:p>4.55624E+11</text:p>
          </table:table-cell>
          <table:table-cell table:number-columns-repeated="16381"/>
        </table:table-row>
        <table:table-row table:style-name="ro1">
          <table:table-cell office:value-type="float" office:value="1.6317878794023022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5429983139" table:style-name="ce1">
            <text:p>4.5543E+11</text:p>
          </table:table-cell>
          <table:table-cell table:number-columns-repeated="16381"/>
        </table:table-row>
        <table:table-row table:style-name="ro1">
          <table:table-cell office:value-type="float" office:value="1.6317878795026642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4991674423" table:style-name="ce1">
            <text:p>4.54992E+11</text:p>
          </table:table-cell>
          <table:table-cell table:number-columns-repeated="16381"/>
        </table:table-row>
        <table:table-row table:style-name="ro1">
          <table:table-cell office:value-type="float" office:value="1.6317878796024305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4762125015" table:style-name="ce1">
            <text:p>4.54762E+11</text:p>
          </table:table-cell>
          <table:table-cell table:number-columns-repeated="16381"/>
        </table:table-row>
        <table:table-row table:style-name="ro1">
          <table:table-cell office:value-type="float" office:value="1.6317878797026857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4393100739" table:style-name="ce1">
            <text:p>4.54393E+11</text:p>
          </table:table-cell>
          <table:table-cell table:number-columns-repeated="16381"/>
        </table:table-row>
        <table:table-row table:style-name="ro1">
          <table:table-cell office:value-type="float" office:value="1.6317878798024172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412902832" table:style-name="ce1">
            <text:p>45412902832</text:p>
          </table:table-cell>
          <table:table-cell table:number-columns-repeated="16381"/>
        </table:table-row>
        <table:table-row table:style-name="ro1">
          <table:table-cell office:value-type="float" office:value="1.6317878799023626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3892278671" table:style-name="ce1">
            <text:p>4.53892E+11</text:p>
          </table:table-cell>
          <table:table-cell table:number-columns-repeated="16381"/>
        </table:table-row>
        <table:table-row table:style-name="ro1">
          <table:table-cell office:value-type="float" office:value="1.6317878800023347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3421163559" table:style-name="ce1">
            <text:p>4.53421E+11</text:p>
          </table:table-cell>
          <table:table-cell table:number-columns-repeated="16381"/>
        </table:table-row>
        <table:table-row table:style-name="ro1">
          <table:table-cell office:value-type="float" office:value="1.6317878801026964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3150033951" table:style-name="ce1">
            <text:p>4.5315E+11</text:p>
          </table:table-cell>
          <table:table-cell table:number-columns-repeated="16381"/>
        </table:table-row>
        <table:table-row table:style-name="ro1">
          <table:table-cell office:value-type="float" office:value="1.6317878802025006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2751016617" table:style-name="ce1">
            <text:p>4.52751E+11</text:p>
          </table:table-cell>
          <table:table-cell table:number-columns-repeated="16381"/>
        </table:table-row>
        <table:table-row table:style-name="ro1">
          <table:table-cell office:value-type="float" office:value="1.6317878803024968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2463674545" table:style-name="ce1">
            <text:p>4.52464E+11</text:p>
          </table:table-cell>
          <table:table-cell table:number-columns-repeated="16381"/>
        </table:table-row>
        <table:table-row table:style-name="ro1">
          <table:table-cell office:value-type="float" office:value="1.6317878804026281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2220392227" table:style-name="ce1">
            <text:p>4.5222E+11</text:p>
          </table:table-cell>
          <table:table-cell table:number-columns-repeated="16381"/>
        </table:table-row>
        <table:table-row table:style-name="ro1">
          <table:table-cell office:value-type="float" office:value="1.6317878805024625E+18" table:style-name="ce1">
            <text:p>1.63179E+18</text:p>
          </table:table-cell>
          <table:table-cell office:value-type="float" office:value="-530958712101" table:style-name="ce1">
            <text:p>-5.30959E+11</text:p>
          </table:table-cell>
          <table:table-cell office:value-type="float" office:value="451852464676" table:style-name="ce1">
            <text:p>4.51852E+11</text:p>
          </table:table-cell>
          <table:table-cell table:number-columns-repeated="16381"/>
        </table:table-row>
        <table:table-row table:style-name="ro1">
          <table:table-cell office:value-type="float" office:value="1.6317878806022738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451464653" table:style-name="ce1">
            <text:p>45451464653</text:p>
          </table:table-cell>
          <table:table-cell table:number-columns-repeated="16381"/>
        </table:table-row>
        <table:table-row table:style-name="ro1">
          <table:table-cell office:value-type="float" office:value="1.6317878807022482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4162120819" table:style-name="ce1">
            <text:p>4.54162E+11</text:p>
          </table:table-cell>
          <table:table-cell table:number-columns-repeated="16381"/>
        </table:table-row>
        <table:table-row table:style-name="ro1">
          <table:table-cell office:value-type="float" office:value="1.631787880802334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3898859024" table:style-name="ce1">
            <text:p>4.53899E+11</text:p>
          </table:table-cell>
          <table:table-cell table:number-columns-repeated="16381"/>
        </table:table-row>
        <table:table-row table:style-name="ro1">
          <table:table-cell office:value-type="float" office:value="1.6317878809023037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366859436" table:style-name="ce1">
            <text:p>45366859436</text:p>
          </table:table-cell>
          <table:table-cell table:number-columns-repeated="16381"/>
        </table:table-row>
        <table:table-row table:style-name="ro1">
          <table:table-cell office:value-type="float" office:value="1.6317878810025393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3267478943" table:style-name="ce1">
            <text:p>4.53267E+11</text:p>
          </table:table-cell>
          <table:table-cell table:number-columns-repeated="16381"/>
        </table:table-row>
        <table:table-row table:style-name="ro1">
          <table:table-cell office:value-type="float" office:value="1.6317878811024056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3010749817" table:style-name="ce1">
            <text:p>4.53011E+11</text:p>
          </table:table-cell>
          <table:table-cell table:number-columns-repeated="16381"/>
        </table:table-row>
        <table:table-row table:style-name="ro1">
          <table:table-cell office:value-type="float" office:value="1.6317878812023199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26658535" table:style-name="ce1">
            <text:p>4526658535</text:p>
          </table:table-cell>
          <table:table-cell table:number-columns-repeated="16381"/>
        </table:table-row>
        <table:table-row table:style-name="ro1">
          <table:table-cell office:value-type="float" office:value="1.6317878813031386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2404928207" table:style-name="ce1">
            <text:p>4.52405E+11</text:p>
          </table:table-cell>
          <table:table-cell table:number-columns-repeated="16381"/>
        </table:table-row>
        <table:table-row table:style-name="ro1">
          <table:table-cell office:value-type="float" office:value="1.6317878814023296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2174949646" table:style-name="ce1">
            <text:p>4.52175E+11</text:p>
          </table:table-cell>
          <table:table-cell table:number-columns-repeated="16381"/>
        </table:table-row>
        <table:table-row table:style-name="ro1">
          <table:table-cell office:value-type="float" office:value="1.6317878815022423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1836538315" table:style-name="ce1">
            <text:p>4.51837E+11</text:p>
          </table:table-cell>
          <table:table-cell table:number-columns-repeated="16381"/>
        </table:table-row>
        <table:table-row table:style-name="ro1">
          <table:table-cell office:value-type="float" office:value="1.6317878816022433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1608610153" table:style-name="ce1">
            <text:p>4.51609E+11</text:p>
          </table:table-cell>
          <table:table-cell table:number-columns-repeated="16381"/>
        </table:table-row>
        <table:table-row table:style-name="ro1">
          <table:table-cell office:value-type="float" office:value="1.6317878817022853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1250505447" table:style-name="ce1">
            <text:p>4.51251E+11</text:p>
          </table:table-cell>
          <table:table-cell table:number-columns-repeated="16381"/>
        </table:table-row>
        <table:table-row table:style-name="ro1">
          <table:table-cell office:value-type="float" office:value="1.63178788180243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0983285904" table:style-name="ce1">
            <text:p>4.50983E+11</text:p>
          </table:table-cell>
          <table:table-cell table:number-columns-repeated="16381"/>
        </table:table-row>
        <table:table-row table:style-name="ro1">
          <table:table-cell office:value-type="float" office:value="1.6317878819026145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0736856461" table:style-name="ce1">
            <text:p>4.50737E+11</text:p>
          </table:table-cell>
          <table:table-cell table:number-columns-repeated="16381"/>
        </table:table-row>
        <table:table-row table:style-name="ro1">
          <table:table-cell office:value-type="float" office:value="1.6317878820023007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0349903107" table:style-name="ce1">
            <text:p>4.5035E+11</text:p>
          </table:table-cell>
          <table:table-cell table:number-columns-repeated="16381"/>
        </table:table-row>
        <table:table-row table:style-name="ro1">
          <table:table-cell office:value-type="float" office:value="1.6317878821022515E+18" table:style-name="ce1">
            <text:p>1.63179E+18</text:p>
          </table:table-cell>
          <table:table-cell office:value-type="float" office:value="-529712915421" table:style-name="ce1">
            <text:p>-5.29713E+11</text:p>
          </table:table-cell>
          <table:table-cell office:value-type="float" office:value="450081729889" table:style-name="ce1">
            <text:p>4.50082E+11</text:p>
          </table:table-cell>
          <table:table-cell table:number-columns-repeated="16381"/>
        </table:table-row>
        <table:table-row table:style-name="ro1">
          <table:table-cell office:value-type="float" office:value="1.6317878822024722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9091863632" table:style-name="ce1">
            <text:p>4.49092E+11</text:p>
          </table:table-cell>
          <table:table-cell table:number-columns-repeated="16381"/>
        </table:table-row>
        <table:table-row table:style-name="ro1">
          <table:table-cell office:value-type="float" office:value="1.6317878823022863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8840999603" table:style-name="ce1">
            <text:p>4.48841E+11</text:p>
          </table:table-cell>
          <table:table-cell table:number-columns-repeated="16381"/>
        </table:table-row>
        <table:table-row table:style-name="ro1">
          <table:table-cell office:value-type="float" office:value="1.6317878824025651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8615932465" table:style-name="ce1">
            <text:p>4.48616E+11</text:p>
          </table:table-cell>
          <table:table-cell table:number-columns-repeated="16381"/>
        </table:table-row>
        <table:table-row table:style-name="ro1">
          <table:table-cell office:value-type="float" office:value="1.631787882502295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8199748993" table:style-name="ce1">
            <text:p>4.482E+11</text:p>
          </table:table-cell>
          <table:table-cell table:number-columns-repeated="16381"/>
        </table:table-row>
        <table:table-row table:style-name="ro1">
          <table:table-cell office:value-type="float" office:value="1.6317878826023882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7941303253" table:style-name="ce1">
            <text:p>4.47941E+11</text:p>
          </table:table-cell>
          <table:table-cell table:number-columns-repeated="16381"/>
        </table:table-row>
        <table:table-row table:style-name="ro1">
          <table:table-cell office:value-type="float" office:value="1.6317878827026765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7529697418" table:style-name="ce1">
            <text:p>4.4753E+11</text:p>
          </table:table-cell>
          <table:table-cell table:number-columns-repeated="16381"/>
        </table:table-row>
        <table:table-row table:style-name="ro1">
          <table:table-cell office:value-type="float" office:value="1.6317878828024118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7236394882" table:style-name="ce1">
            <text:p>4.47236E+11</text:p>
          </table:table-cell>
          <table:table-cell table:number-columns-repeated="16381"/>
        </table:table-row>
        <table:table-row table:style-name="ro1">
          <table:table-cell office:value-type="float" office:value="1.6317878829026358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6967554092" table:style-name="ce1">
            <text:p>4.46968E+11</text:p>
          </table:table-cell>
          <table:table-cell table:number-columns-repeated="16381"/>
        </table:table-row>
        <table:table-row table:style-name="ro1">
          <table:table-cell office:value-type="float" office:value="1.63178788300223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6592521667" table:style-name="ce1">
            <text:p>4.46593E+11</text:p>
          </table:table-cell>
          <table:table-cell table:number-columns-repeated="16381"/>
        </table:table-row>
        <table:table-row table:style-name="ro1">
          <table:table-cell office:value-type="float" office:value="1.6317878831023772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6300315857" table:style-name="ce1">
            <text:p>4.463E+11</text:p>
          </table:table-cell>
          <table:table-cell table:number-columns-repeated="16381"/>
        </table:table-row>
        <table:table-row table:style-name="ro1">
          <table:table-cell office:value-type="float" office:value="1.6317878832028808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5902681351" table:style-name="ce1">
            <text:p>4.45903E+11</text:p>
          </table:table-cell>
          <table:table-cell table:number-columns-repeated="16381"/>
        </table:table-row>
        <table:table-row table:style-name="ro1">
          <table:table-cell office:value-type="float" office:value="1.6317878833029005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5590782166" table:style-name="ce1">
            <text:p>4.45591E+11</text:p>
          </table:table-cell>
          <table:table-cell table:number-columns-repeated="16381"/>
        </table:table-row>
        <table:table-row table:style-name="ro1">
          <table:table-cell office:value-type="float" office:value="1.6317878834022735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5318365097" table:style-name="ce1">
            <text:p>4.45318E+11</text:p>
          </table:table-cell>
          <table:table-cell table:number-columns-repeated="16381"/>
        </table:table-row>
        <table:table-row table:style-name="ro1">
          <table:table-cell office:value-type="float" office:value="1.6317878835026278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4931411743" table:style-name="ce1">
            <text:p>4.44931E+11</text:p>
          </table:table-cell>
          <table:table-cell table:number-columns-repeated="16381"/>
        </table:table-row>
        <table:table-row table:style-name="ro1">
          <table:table-cell office:value-type="float" office:value="1.6317878836022666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4665956497" table:style-name="ce1">
            <text:p>4.44666E+11</text:p>
          </table:table-cell>
          <table:table-cell table:number-columns-repeated="16381"/>
        </table:table-row>
        <table:table-row table:style-name="ro1">
          <table:table-cell office:value-type="float" office:value="1.6317878837022336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4280910492" table:style-name="ce1">
            <text:p>4.44281E+11</text:p>
          </table:table-cell>
          <table:table-cell table:number-columns-repeated="16381"/>
        </table:table-row>
        <table:table-row table:style-name="ro1">
          <table:table-cell office:value-type="float" office:value="1.6317878838026084E+18" table:style-name="ce1">
            <text:p>1.63179E+18</text:p>
          </table:table-cell>
          <table:table-cell office:value-type="float" office:value="-550537407398" table:style-name="ce1">
            <text:p>-5.50537E+11</text:p>
          </table:table-cell>
          <table:table-cell office:value-type="float" office:value="443992614746" table:style-name="ce1">
            <text:p>4.43993E+11</text:p>
          </table:table-cell>
          <table:table-cell table:number-columns-repeated="16381"/>
        </table:table-row>
        <table:table-row table:style-name="ro1">
          <table:table-cell office:value-type="float" office:value="1.6317878839023647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4923639297" table:style-name="ce1">
            <text:p>4.44924E+11</text:p>
          </table:table-cell>
          <table:table-cell table:number-columns-repeated="16381"/>
        </table:table-row>
        <table:table-row table:style-name="ro1">
          <table:table-cell office:value-type="float" office:value="1.6317878840023227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4550704956" table:style-name="ce1">
            <text:p>4.44551E+11</text:p>
          </table:table-cell>
          <table:table-cell table:number-columns-repeated="16381"/>
        </table:table-row>
        <table:table-row table:style-name="ro1">
          <table:table-cell office:value-type="float" office:value="1.6317878841026227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4249105453" table:style-name="ce1">
            <text:p>4.44249E+11</text:p>
          </table:table-cell>
          <table:table-cell table:number-columns-repeated="16381"/>
        </table:table-row>
        <table:table-row table:style-name="ro1">
          <table:table-cell office:value-type="float" office:value="1.6317878842026268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3782711029" table:style-name="ce1">
            <text:p>4.43783E+11</text:p>
          </table:table-cell>
          <table:table-cell table:number-columns-repeated="16381"/>
        </table:table-row>
        <table:table-row table:style-name="ro1">
          <table:table-cell office:value-type="float" office:value="1.6317878843022984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3414735794" table:style-name="ce1">
            <text:p>4.43415E+11</text:p>
          </table:table-cell>
          <table:table-cell table:number-columns-repeated="16381"/>
        </table:table-row>
        <table:table-row table:style-name="ro1">
          <table:table-cell office:value-type="float" office:value="1.6317878844023757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3073320389" table:style-name="ce1">
            <text:p>4.43073E+11</text:p>
          </table:table-cell>
          <table:table-cell table:number-columns-repeated="16381"/>
        </table:table-row>
        <table:table-row table:style-name="ro1">
          <table:table-cell office:value-type="float" office:value="1.6317878845023337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2687034607" table:style-name="ce1">
            <text:p>4.42687E+11</text:p>
          </table:table-cell>
          <table:table-cell table:number-columns-repeated="16381"/>
        </table:table-row>
        <table:table-row table:style-name="ro1">
          <table:table-cell office:value-type="float" office:value="1.6317878846025196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2373418808" table:style-name="ce1">
            <text:p>4.42373E+11</text:p>
          </table:table-cell>
          <table:table-cell table:number-columns-repeated="16381"/>
        </table:table-row>
        <table:table-row table:style-name="ro1">
          <table:table-cell office:value-type="float" office:value="1.6317878847026752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1926431656" table:style-name="ce1">
            <text:p>4.41926E+11</text:p>
          </table:table-cell>
          <table:table-cell table:number-columns-repeated="16381"/>
        </table:table-row>
        <table:table-row table:style-name="ro1">
          <table:table-cell office:value-type="float" office:value="1.631787884802251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1597604752" table:style-name="ce1">
            <text:p>4.41598E+11</text:p>
          </table:table-cell>
          <table:table-cell table:number-columns-repeated="16381"/>
        </table:table-row>
        <table:table-row table:style-name="ro1">
          <table:table-cell office:value-type="float" office:value="1.6317878849023831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1305923462" table:style-name="ce1">
            <text:p>4.41306E+11</text:p>
          </table:table-cell>
          <table:table-cell table:number-columns-repeated="16381"/>
        </table:table-row>
        <table:table-row table:style-name="ro1">
          <table:table-cell office:value-type="float" office:value="1.6317878850023849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0912675858" table:style-name="ce1">
            <text:p>4.40913E+11</text:p>
          </table:table-cell>
          <table:table-cell table:number-columns-repeated="16381"/>
        </table:table-row>
        <table:table-row table:style-name="ro1">
          <table:table-cell office:value-type="float" office:value="1.6317878851022766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0608263016" table:style-name="ce1">
            <text:p>4.40608E+11</text:p>
          </table:table-cell>
          <table:table-cell table:number-columns-repeated="16381"/>
        </table:table-row>
        <table:table-row table:style-name="ro1">
          <table:table-cell office:value-type="float" office:value="1.6317878852022313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40256738663" table:style-name="ce1">
            <text:p>4.40257E+11</text:p>
          </table:table-cell>
          <table:table-cell table:number-columns-repeated="16381"/>
        </table:table-row>
        <table:table-row table:style-name="ro1">
          <table:table-cell office:value-type="float" office:value="1.6317878853025674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39957094193" table:style-name="ce1">
            <text:p>4.39957E+11</text:p>
          </table:table-cell>
          <table:table-cell table:number-columns-repeated="16381"/>
        </table:table-row>
        <table:table-row table:style-name="ro1">
          <table:table-cell office:value-type="float" office:value="1.6317878854023424E+18" table:style-name="ce1">
            <text:p>1.63179E+18</text:p>
          </table:table-cell>
          <table:table-cell office:value-type="float" office:value="-534101426601" table:style-name="ce1">
            <text:p>-5.34101E+11</text:p>
          </table:table-cell>
          <table:table-cell office:value-type="float" office:value="439683294296" table:style-name="ce1">
            <text:p>4.39683E+11</text:p>
          </table:table-cell>
          <table:table-cell table:number-columns-repeated="16381"/>
        </table:table-row>
        <table:table-row table:style-name="ro1">
          <table:table-cell office:value-type="float" office:value="1.6317878855025039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9566802979" table:style-name="ce1">
            <text:p>4.39567E+11</text:p>
          </table:table-cell>
          <table:table-cell table:number-columns-repeated="16381"/>
        </table:table-row>
        <table:table-row table:style-name="ro1">
          <table:table-cell office:value-type="float" office:value="1.6317878856024143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9246416092" table:style-name="ce1">
            <text:p>4.39246E+11</text:p>
          </table:table-cell>
          <table:table-cell table:number-columns-repeated="16381"/>
        </table:table-row>
        <table:table-row table:style-name="ro1">
          <table:table-cell office:value-type="float" office:value="1.6317878857023365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886847496" table:style-name="ce1">
            <text:p>43886847496</text:p>
          </table:table-cell>
          <table:table-cell table:number-columns-repeated="16381"/>
        </table:table-row>
        <table:table-row table:style-name="ro1">
          <table:table-cell office:value-type="float" office:value="1.6317878858023826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8549089432" table:style-name="ce1">
            <text:p>4.38549E+11</text:p>
          </table:table-cell>
          <table:table-cell table:number-columns-repeated="16381"/>
        </table:table-row>
        <table:table-row table:style-name="ro1">
          <table:table-cell office:value-type="float" office:value="1.6317878859023406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825545311" table:style-name="ce1">
            <text:p>43825545311</text:p>
          </table:table-cell>
          <table:table-cell table:number-columns-repeated="16381"/>
        </table:table-row>
        <table:table-row table:style-name="ro1">
          <table:table-cell office:value-type="float" office:value="1.6317878860025119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7794876099" table:style-name="ce1">
            <text:p>4.37795E+11</text:p>
          </table:table-cell>
          <table:table-cell table:number-columns-repeated="16381"/>
        </table:table-row>
        <table:table-row table:style-name="ro1">
          <table:table-cell office:value-type="float" office:value="1.6317878861023276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7450408936" table:style-name="ce1">
            <text:p>4.3745E+11</text:p>
          </table:table-cell>
          <table:table-cell table:number-columns-repeated="16381"/>
        </table:table-row>
        <table:table-row table:style-name="ro1">
          <table:table-cell office:value-type="float" office:value="1.6317878862024233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7078619003" table:style-name="ce1">
            <text:p>4.37079E+11</text:p>
          </table:table-cell>
          <table:table-cell table:number-columns-repeated="16381"/>
        </table:table-row>
        <table:table-row table:style-name="ro1">
          <table:table-cell office:value-type="float" office:value="1.6317878863025577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6743783951" table:style-name="ce1">
            <text:p>4.36744E+11</text:p>
          </table:table-cell>
          <table:table-cell table:number-columns-repeated="16381"/>
        </table:table-row>
        <table:table-row table:style-name="ro1">
          <table:table-cell office:value-type="float" office:value="1.631787886402444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6430883408" table:style-name="ce1">
            <text:p>4.36431E+11</text:p>
          </table:table-cell>
          <table:table-cell table:number-columns-repeated="16381"/>
        </table:table-row>
        <table:table-row table:style-name="ro1">
          <table:table-cell office:value-type="float" office:value="1.6317878865025362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5978078842" table:style-name="ce1">
            <text:p>4.35978E+11</text:p>
          </table:table-cell>
          <table:table-cell table:number-columns-repeated="16381"/>
        </table:table-row>
        <table:table-row table:style-name="ro1">
          <table:table-cell office:value-type="float" office:value="1.6317878866025347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5632705688" table:style-name="ce1">
            <text:p>4.35633E+11</text:p>
          </table:table-cell>
          <table:table-cell table:number-columns-repeated="16381"/>
        </table:table-row>
        <table:table-row table:style-name="ro1">
          <table:table-cell office:value-type="float" office:value="1.6317878867025254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5222005844" table:style-name="ce1">
            <text:p>4.35222E+11</text:p>
          </table:table-cell>
          <table:table-cell table:number-columns-repeated="16381"/>
        </table:table-row>
        <table:table-row table:style-name="ro1">
          <table:table-cell office:value-type="float" office:value="1.6317878868022769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4866762161" table:style-name="ce1">
            <text:p>4.34867E+11</text:p>
          </table:table-cell>
          <table:table-cell table:number-columns-repeated="16381"/>
        </table:table-row>
        <table:table-row table:style-name="ro1">
          <table:table-cell office:value-type="float" office:value="1.6317878869024627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453130722" table:style-name="ce1">
            <text:p>43453130722</text:p>
          </table:table-cell>
          <table:table-cell table:number-columns-repeated="16381"/>
        </table:table-row>
        <table:table-row table:style-name="ro1">
          <table:table-cell office:value-type="float" office:value="1.6317878870022874E+18" table:style-name="ce1">
            <text:p>1.63179E+18</text:p>
          </table:table-cell>
          <table:table-cell office:value-type="float" office:value="-529193162918" table:style-name="ce1">
            <text:p>-5.29193E+11</text:p>
          </table:table-cell>
          <table:table-cell office:value-type="float" office:value="434105920792" table:style-name="ce1">
            <text:p>4.34106E+11</text:p>
          </table:table-cell>
          <table:table-cell table:number-columns-repeated="16381"/>
        </table:table-row>
        <table:table-row table:style-name="ro1">
          <table:table-cell office:value-type="float" office:value="1.6317878871022413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4887599945" table:style-name="ce1">
            <text:p>4.34888E+11</text:p>
          </table:table-cell>
          <table:table-cell table:number-columns-repeated="16381"/>
        </table:table-row>
        <table:table-row table:style-name="ro1">
          <table:table-cell office:value-type="float" office:value="1.6317878872029135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4440851212" table:style-name="ce1">
            <text:p>4.34441E+11</text:p>
          </table:table-cell>
          <table:table-cell table:number-columns-repeated="16381"/>
        </table:table-row>
        <table:table-row table:style-name="ro1">
          <table:table-cell office:value-type="float" office:value="1.6317878873024036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4075975418" table:style-name="ce1">
            <text:p>4.34076E+11</text:p>
          </table:table-cell>
          <table:table-cell table:number-columns-repeated="16381"/>
        </table:table-row>
        <table:table-row table:style-name="ro1">
          <table:table-cell office:value-type="float" office:value="1.6317878874024389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3738565445" table:style-name="ce1">
            <text:p>4.33739E+11</text:p>
          </table:table-cell>
          <table:table-cell table:number-columns-repeated="16381"/>
        </table:table-row>
        <table:table-row table:style-name="ro1">
          <table:table-cell office:value-type="float" office:value="1.6317878875028434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3293628693" table:style-name="ce1">
            <text:p>4.33294E+11</text:p>
          </table:table-cell>
          <table:table-cell table:number-columns-repeated="16381"/>
        </table:table-row>
        <table:table-row table:style-name="ro1">
          <table:table-cell office:value-type="float" office:value="1.6317878876023283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2949066162" table:style-name="ce1">
            <text:p>4.32949E+11</text:p>
          </table:table-cell>
          <table:table-cell table:number-columns-repeated="16381"/>
        </table:table-row>
        <table:table-row table:style-name="ro1">
          <table:table-cell office:value-type="float" office:value="1.6317878877022927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2522344589" table:style-name="ce1">
            <text:p>4.32522E+11</text:p>
          </table:table-cell>
          <table:table-cell table:number-columns-repeated="16381"/>
        </table:table-row>
        <table:table-row table:style-name="ro1">
          <table:table-cell office:value-type="float" office:value="1.6317878878029135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2164669037" table:style-name="ce1">
            <text:p>4.32165E+11</text:p>
          </table:table-cell>
          <table:table-cell table:number-columns-repeated="16381"/>
        </table:table-row>
        <table:table-row table:style-name="ro1">
          <table:table-cell office:value-type="float" office:value="1.6317878879023232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1829357147" table:style-name="ce1">
            <text:p>4.31829E+11</text:p>
          </table:table-cell>
          <table:table-cell table:number-columns-repeated="16381"/>
        </table:table-row>
        <table:table-row table:style-name="ro1">
          <table:table-cell office:value-type="float" office:value="1.6317878880026616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1379699707" table:style-name="ce1">
            <text:p>4.3138E+11</text:p>
          </table:table-cell>
          <table:table-cell table:number-columns-repeated="16381"/>
        </table:table-row>
        <table:table-row table:style-name="ro1">
          <table:table-cell office:value-type="float" office:value="1.6317878881025935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1024980545" table:style-name="ce1">
            <text:p>4.31025E+11</text:p>
          </table:table-cell>
          <table:table-cell table:number-columns-repeated="16381"/>
        </table:table-row>
        <table:table-row table:style-name="ro1">
          <table:table-cell office:value-type="float" office:value="1.631787888202379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063378334" table:style-name="ce1">
            <text:p>43063378334</text:p>
          </table:table-cell>
          <table:table-cell table:number-columns-repeated="16381"/>
        </table:table-row>
        <table:table-row table:style-name="ro1">
          <table:table-cell office:value-type="float" office:value="1.6317878883025044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3028755188" table:style-name="ce1">
            <text:p>43028755188</text:p>
          </table:table-cell>
          <table:table-cell table:number-columns-repeated="16381"/>
        </table:table-row>
        <table:table-row table:style-name="ro1">
          <table:table-cell office:value-type="float" office:value="1.6317878884026278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2995967865" table:style-name="ce1">
            <text:p>42995967865</text:p>
          </table:table-cell>
          <table:table-cell table:number-columns-repeated="16381"/>
        </table:table-row>
        <table:table-row table:style-name="ro1">
          <table:table-cell office:value-type="float" office:value="1.6317878885022275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29484796524" table:style-name="ce1">
            <text:p>4.29485E+11</text:p>
          </table:table-cell>
          <table:table-cell table:number-columns-repeated="16381"/>
        </table:table-row>
        <table:table-row table:style-name="ro1">
          <table:table-cell office:value-type="float" office:value="1.6317878886023327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29127025604" table:style-name="ce1">
            <text:p>4.29127E+11</text:p>
          </table:table-cell>
          <table:table-cell table:number-columns-repeated="16381"/>
        </table:table-row>
        <table:table-row table:style-name="ro1">
          <table:table-cell office:value-type="float" office:value="1.631787888702485E+18" table:style-name="ce1">
            <text:p>1.63179E+18</text:p>
          </table:table-cell>
          <table:table-cell office:value-type="float" office:value="-526436507702" table:style-name="ce1">
            <text:p>-5.26437E+11</text:p>
          </table:table-cell>
          <table:table-cell office:value-type="float" office:value="428702068329" table:style-name="ce1">
            <text:p>4.28702E+11</text:p>
          </table:table-cell>
          <table:table-cell table:number-columns-repeated="16381"/>
        </table:table-row>
        <table:table-row table:style-name="ro1">
          <table:table-cell office:value-type="float" office:value="1.6317878888022705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8421878815" table:style-name="ce1">
            <text:p>4.28422E+11</text:p>
          </table:table-cell>
          <table:table-cell table:number-columns-repeated="16381"/>
        </table:table-row>
        <table:table-row table:style-name="ro1">
          <table:table-cell office:value-type="float" office:value="1.6317878889024182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8077697754" table:style-name="ce1">
            <text:p>4.28078E+11</text:p>
          </table:table-cell>
          <table:table-cell table:number-columns-repeated="16381"/>
        </table:table-row>
        <table:table-row table:style-name="ro1">
          <table:table-cell office:value-type="float" office:value="1.6317878890025308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7577352524" table:style-name="ce1">
            <text:p>4.27577E+11</text:p>
          </table:table-cell>
          <table:table-cell table:number-columns-repeated="16381"/>
        </table:table-row>
        <table:table-row table:style-name="ro1">
          <table:table-cell office:value-type="float" office:value="1.6317878891022792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7198839188" table:style-name="ce1">
            <text:p>4.27199E+11</text:p>
          </table:table-cell>
          <table:table-cell table:number-columns-repeated="16381"/>
        </table:table-row>
        <table:table-row table:style-name="ro1">
          <table:table-cell office:value-type="float" office:value="1.6317878892023603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6813316345" table:style-name="ce1">
            <text:p>4.26813E+11</text:p>
          </table:table-cell>
          <table:table-cell table:number-columns-repeated="16381"/>
        </table:table-row>
        <table:table-row table:style-name="ro1">
          <table:table-cell office:value-type="float" office:value="1.6317878893024832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6453113556" table:style-name="ce1">
            <text:p>4.26453E+11</text:p>
          </table:table-cell>
          <table:table-cell table:number-columns-repeated="16381"/>
        </table:table-row>
        <table:table-row table:style-name="ro1">
          <table:table-cell office:value-type="float" office:value="1.6317878894021998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6110315323" table:style-name="ce1">
            <text:p>4.2611E+11</text:p>
          </table:table-cell>
          <table:table-cell table:number-columns-repeated="16381"/>
        </table:table-row>
        <table:table-row table:style-name="ro1">
          <table:table-cell office:value-type="float" office:value="1.6317878895024197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5688934326" table:style-name="ce1">
            <text:p>4.25689E+11</text:p>
          </table:table-cell>
          <table:table-cell table:number-columns-repeated="16381"/>
        </table:table-row>
        <table:table-row table:style-name="ro1">
          <table:table-cell office:value-type="float" office:value="1.6317878896026061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5340127945" table:style-name="ce1">
            <text:p>4.2534E+11</text:p>
          </table:table-cell>
          <table:table-cell table:number-columns-repeated="16381"/>
        </table:table-row>
        <table:table-row table:style-name="ro1">
          <table:table-cell office:value-type="float" office:value="1.6317878897023811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4892234802" table:style-name="ce1">
            <text:p>4.24892E+11</text:p>
          </table:table-cell>
          <table:table-cell table:number-columns-repeated="16381"/>
        </table:table-row>
        <table:table-row table:style-name="ro1">
          <table:table-cell office:value-type="float" office:value="1.6317878898023212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4511957169" table:style-name="ce1">
            <text:p>4.24512E+11</text:p>
          </table:table-cell>
          <table:table-cell table:number-columns-repeated="16381"/>
        </table:table-row>
        <table:table-row table:style-name="ro1">
          <table:table-cell office:value-type="float" office:value="1.6317878899026435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4152421951" table:style-name="ce1">
            <text:p>4.24152E+11</text:p>
          </table:table-cell>
          <table:table-cell table:number-columns-repeated="16381"/>
        </table:table-row>
        <table:table-row table:style-name="ro1">
          <table:table-cell office:value-type="float" office:value="1.631787890002431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3659324646" table:style-name="ce1">
            <text:p>4.23659E+11</text:p>
          </table:table-cell>
          <table:table-cell table:number-columns-repeated="16381"/>
        </table:table-row>
        <table:table-row table:style-name="ro1">
          <table:table-cell office:value-type="float" office:value="1.6317878901023084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3282003403" table:style-name="ce1">
            <text:p>4.23282E+11</text:p>
          </table:table-cell>
          <table:table-cell table:number-columns-repeated="16381"/>
        </table:table-row>
        <table:table-row table:style-name="ro1">
          <table:table-cell office:value-type="float" office:value="1.6317878902024942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2884702682" table:style-name="ce1">
            <text:p>4.22885E+11</text:p>
          </table:table-cell>
          <table:table-cell table:number-columns-repeated="16381"/>
        </table:table-row>
        <table:table-row table:style-name="ro1">
          <table:table-cell office:value-type="float" office:value="1.6317878903022996E+18" table:style-name="ce1">
            <text:p>1.63179E+18</text:p>
          </table:table-cell>
          <table:table-cell office:value-type="float" office:value="-532370626926" table:style-name="ce1">
            <text:p>-5.32371E+11</text:p>
          </table:table-cell>
          <table:table-cell office:value-type="float" office:value="422526693344" table:style-name="ce1">
            <text:p>4.22527E+11</text:p>
          </table:table-cell>
          <table:table-cell table:number-columns-repeated="16381"/>
        </table:table-row>
        <table:table-row table:style-name="ro1">
          <table:table-cell office:value-type="float" office:value="1.6317878904022636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9344520569" table:style-name="ce1">
            <text:p>4.19345E+11</text:p>
          </table:table-cell>
          <table:table-cell table:number-columns-repeated="16381"/>
        </table:table-row>
        <table:table-row table:style-name="ro1">
          <table:table-cell office:value-type="float" office:value="1.6317878905026803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885137558" table:style-name="ce1">
            <text:p>41885137558</text:p>
          </table:table-cell>
          <table:table-cell table:number-columns-repeated="16381"/>
        </table:table-row>
        <table:table-row table:style-name="ro1">
          <table:table-cell office:value-type="float" office:value="1.6317878906022231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848449707" table:style-name="ce1">
            <text:p>41848449707</text:p>
          </table:table-cell>
          <table:table-cell table:number-columns-repeated="16381"/>
        </table:table-row>
        <table:table-row table:style-name="ro1">
          <table:table-cell office:value-type="float" office:value="1.6317878907024105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807641983" table:style-name="ce1">
            <text:p>41807641983</text:p>
          </table:table-cell>
          <table:table-cell table:number-columns-repeated="16381"/>
        </table:table-row>
        <table:table-row table:style-name="ro1">
          <table:table-cell office:value-type="float" office:value="1.6317878908027484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771030426" table:style-name="ce1">
            <text:p>41771030426</text:p>
          </table:table-cell>
          <table:table-cell table:number-columns-repeated="16381"/>
        </table:table-row>
        <table:table-row table:style-name="ro1">
          <table:table-cell office:value-type="float" office:value="1.6317878909022456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7366933823" table:style-name="ce1">
            <text:p>4.17367E+11</text:p>
          </table:table-cell>
          <table:table-cell table:number-columns-repeated="16381"/>
        </table:table-row>
        <table:table-row table:style-name="ro1">
          <table:table-cell office:value-type="float" office:value="1.631787891002262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6929721832" table:style-name="ce1">
            <text:p>4.1693E+11</text:p>
          </table:table-cell>
          <table:table-cell table:number-columns-repeated="16381"/>
        </table:table-row>
        <table:table-row table:style-name="ro1">
          <table:table-cell office:value-type="float" office:value="1.631787891102357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657910347" table:style-name="ce1">
            <text:p>41657910347</text:p>
          </table:table-cell>
          <table:table-cell table:number-columns-repeated="16381"/>
        </table:table-row>
        <table:table-row table:style-name="ro1">
          <table:table-cell office:value-type="float" office:value="1.6317878912023076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6181087494" table:style-name="ce1">
            <text:p>4.16181E+11</text:p>
          </table:table-cell>
          <table:table-cell table:number-columns-repeated="16381"/>
        </table:table-row>
        <table:table-row table:style-name="ro1">
          <table:table-cell office:value-type="float" office:value="1.6317878913022346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5841007233" table:style-name="ce1">
            <text:p>4.15841E+11</text:p>
          </table:table-cell>
          <table:table-cell table:number-columns-repeated="16381"/>
        </table:table-row>
        <table:table-row table:style-name="ro1">
          <table:table-cell office:value-type="float" office:value="1.631787891402431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5524482727" table:style-name="ce1">
            <text:p>4.15524E+11</text:p>
          </table:table-cell>
          <table:table-cell table:number-columns-repeated="16381"/>
        </table:table-row>
        <table:table-row table:style-name="ro1">
          <table:table-cell office:value-type="float" office:value="1.6317878915022602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5103387833" table:style-name="ce1">
            <text:p>4.15103E+11</text:p>
          </table:table-cell>
          <table:table-cell table:number-columns-repeated="16381"/>
        </table:table-row>
        <table:table-row table:style-name="ro1">
          <table:table-cell office:value-type="float" office:value="1.6317878916023818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4776992798" table:style-name="ce1">
            <text:p>4.14777E+11</text:p>
          </table:table-cell>
          <table:table-cell table:number-columns-repeated="16381"/>
        </table:table-row>
        <table:table-row table:style-name="ro1">
          <table:table-cell office:value-type="float" office:value="1.6317878917025101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4354991913" table:style-name="ce1">
            <text:p>4.14355E+11</text:p>
          </table:table-cell>
          <table:table-cell table:number-columns-repeated="16381"/>
        </table:table-row>
        <table:table-row table:style-name="ro1">
          <table:table-cell office:value-type="float" office:value="1.6317878918021865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399974823" table:style-name="ce1">
            <text:p>41399974823</text:p>
          </table:table-cell>
          <table:table-cell table:number-columns-repeated="16381"/>
        </table:table-row>
        <table:table-row table:style-name="ro1">
          <table:table-cell office:value-type="float" office:value="1.6317878919024266E+18" table:style-name="ce1">
            <text:p>1.63179E+18</text:p>
          </table:table-cell>
          <table:table-cell office:value-type="float" office:value="-535648524761" table:style-name="ce1">
            <text:p>-5.35649E+11</text:p>
          </table:table-cell>
          <table:table-cell office:value-type="float" office:value="413663816452" table:style-name="ce1">
            <text:p>4.13664E+11</text:p>
          </table:table-cell>
          <table:table-cell table:number-columns-repeated="16381"/>
        </table:table-row>
        <table:table-row table:style-name="ro1">
          <table:table-cell office:value-type="float" office:value="1.6317878920027617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40832901" table:style-name="ce1">
            <text:p>4140832901</text:p>
          </table:table-cell>
          <table:table-cell table:number-columns-repeated="16381"/>
        </table:table-row>
        <table:table-row table:style-name="ro1">
          <table:table-cell office:value-type="float" office:value="1.6317878921023286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3750219345" table:style-name="ce1">
            <text:p>4.1375E+11</text:p>
          </table:table-cell>
          <table:table-cell table:number-columns-repeated="16381"/>
        </table:table-row>
        <table:table-row table:style-name="ro1">
          <table:table-cell office:value-type="float" office:value="1.6317878922023698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334438324" table:style-name="ce1">
            <text:p>41334438324</text:p>
          </table:table-cell>
          <table:table-cell table:number-columns-repeated="16381"/>
        </table:table-row>
        <table:table-row table:style-name="ro1">
          <table:table-cell office:value-type="float" office:value="1.6317878923024018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2992763519" table:style-name="ce1">
            <text:p>4.12993E+11</text:p>
          </table:table-cell>
          <table:table-cell table:number-columns-repeated="16381"/>
        </table:table-row>
        <table:table-row table:style-name="ro1">
          <table:table-cell office:value-type="float" office:value="1.6317878924022948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2655925751" table:style-name="ce1">
            <text:p>4.12656E+11</text:p>
          </table:table-cell>
          <table:table-cell table:number-columns-repeated="16381"/>
        </table:table-row>
        <table:table-row table:style-name="ro1">
          <table:table-cell office:value-type="float" office:value="1.6317878925024781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225643158" table:style-name="ce1">
            <text:p>41225643158</text:p>
          </table:table-cell>
          <table:table-cell table:number-columns-repeated="16381"/>
        </table:table-row>
        <table:table-row table:style-name="ro1">
          <table:table-cell office:value-type="float" office:value="1.6317878926024632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1917257309" table:style-name="ce1">
            <text:p>4.11917E+11</text:p>
          </table:table-cell>
          <table:table-cell table:number-columns-repeated="16381"/>
        </table:table-row>
        <table:table-row table:style-name="ro1">
          <table:table-cell office:value-type="float" office:value="1.6317878927022287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15483284" table:style-name="ce1">
            <text:p>4115483284</text:p>
          </table:table-cell>
          <table:table-cell table:number-columns-repeated="16381"/>
        </table:table-row>
        <table:table-row table:style-name="ro1">
          <table:table-cell office:value-type="float" office:value="1.6317878928024335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1216878891" table:style-name="ce1">
            <text:p>4.11217E+11</text:p>
          </table:table-cell>
          <table:table-cell table:number-columns-repeated="16381"/>
        </table:table-row>
        <table:table-row table:style-name="ro1">
          <table:table-cell office:value-type="float" office:value="1.6317878929026117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0902833939" table:style-name="ce1">
            <text:p>4.10903E+11</text:p>
          </table:table-cell>
          <table:table-cell table:number-columns-repeated="16381"/>
        </table:table-row>
        <table:table-row table:style-name="ro1">
          <table:table-cell office:value-type="float" office:value="1.63178789300237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0431909561" table:style-name="ce1">
            <text:p>4.10432E+11</text:p>
          </table:table-cell>
          <table:table-cell table:number-columns-repeated="16381"/>
        </table:table-row>
        <table:table-row table:style-name="ro1">
          <table:table-cell office:value-type="float" office:value="1.631787893102561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10072565079" table:style-name="ce1">
            <text:p>4.10073E+11</text:p>
          </table:table-cell>
          <table:table-cell table:number-columns-repeated="16381"/>
        </table:table-row>
        <table:table-row table:style-name="ro1">
          <table:table-cell office:value-type="float" office:value="1.6317878932028173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09709787369" table:style-name="ce1">
            <text:p>4.0971E+11</text:p>
          </table:table-cell>
          <table:table-cell table:number-columns-repeated="16381"/>
        </table:table-row>
        <table:table-row table:style-name="ro1">
          <table:table-cell office:value-type="float" office:value="1.6317878933022625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0937666893" table:style-name="ce1">
            <text:p>40937666893</text:p>
          </table:table-cell>
          <table:table-cell table:number-columns-repeated="16381"/>
        </table:table-row>
        <table:table-row table:style-name="ro1">
          <table:table-cell office:value-type="float" office:value="1.6317878934026619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09063386917" table:style-name="ce1">
            <text:p>4.09063E+11</text:p>
          </table:table-cell>
          <table:table-cell table:number-columns-repeated="16381"/>
        </table:table-row>
        <table:table-row table:style-name="ro1">
          <table:table-cell office:value-type="float" office:value="1.6317878935024369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08531332016" table:style-name="ce1">
            <text:p>4.08531E+11</text:p>
          </table:table-cell>
          <table:table-cell table:number-columns-repeated="16381"/>
        </table:table-row>
        <table:table-row table:style-name="ro1">
          <table:table-cell office:value-type="float" office:value="1.6317878936024812E+18" table:style-name="ce1">
            <text:p>1.63179E+18</text:p>
          </table:table-cell>
          <table:table-cell office:value-type="float" office:value="-535252690315" table:style-name="ce1">
            <text:p>-5.35253E+11</text:p>
          </table:table-cell>
          <table:table-cell office:value-type="float" office:value="408163547516" table:style-name="ce1">
            <text:p>4.08164E+11</text:p>
          </table:table-cell>
          <table:table-cell table:number-columns-repeated="16381"/>
        </table:table-row>
        <table:table-row table:style-name="ro1">
          <table:table-cell office:value-type="float" office:value="1.6317878937024364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8093309402" table:style-name="ce1">
            <text:p>4.08093E+11</text:p>
          </table:table-cell>
          <table:table-cell table:number-columns-repeated="16381"/>
        </table:table-row>
        <table:table-row table:style-name="ro1">
          <table:table-cell office:value-type="float" office:value="1.6317878938026627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7765722275" table:style-name="ce1">
            <text:p>4.07766E+11</text:p>
          </table:table-cell>
          <table:table-cell table:number-columns-repeated="16381"/>
        </table:table-row>
        <table:table-row table:style-name="ro1">
          <table:table-cell office:value-type="float" office:value="1.6317878939023629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7456541061" table:style-name="ce1">
            <text:p>4.07457E+11</text:p>
          </table:table-cell>
          <table:table-cell table:number-columns-repeated="16381"/>
        </table:table-row>
        <table:table-row table:style-name="ro1">
          <table:table-cell office:value-type="float" office:value="1.6317878940023455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7066822052" table:style-name="ce1">
            <text:p>4.07067E+11</text:p>
          </table:table-cell>
          <table:table-cell table:number-columns-repeated="16381"/>
        </table:table-row>
        <table:table-row table:style-name="ro1">
          <table:table-cell office:value-type="float" office:value="1.631787894102604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6745862961" table:style-name="ce1">
            <text:p>4.06746E+11</text:p>
          </table:table-cell>
          <table:table-cell table:number-columns-repeated="16381"/>
        </table:table-row>
        <table:table-row table:style-name="ro1">
          <table:table-cell office:value-type="float" office:value="1.6317878942023496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6343078613" table:style-name="ce1">
            <text:p>4.06343E+11</text:p>
          </table:table-cell>
          <table:table-cell table:number-columns-repeated="16381"/>
        </table:table-row>
        <table:table-row table:style-name="ro1">
          <table:table-cell office:value-type="float" office:value="1.6317878943024973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6006669998" table:style-name="ce1">
            <text:p>4.06007E+11</text:p>
          </table:table-cell>
          <table:table-cell table:number-columns-repeated="16381"/>
        </table:table-row>
        <table:table-row table:style-name="ro1">
          <table:table-cell office:value-type="float" office:value="1.6317878944024141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5689620972" table:style-name="ce1">
            <text:p>4.0569E+11</text:p>
          </table:table-cell>
          <table:table-cell table:number-columns-repeated="16381"/>
        </table:table-row>
        <table:table-row table:style-name="ro1">
          <table:table-cell office:value-type="float" office:value="1.631787894502283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5297231674" table:style-name="ce1">
            <text:p>4.05297E+11</text:p>
          </table:table-cell>
          <table:table-cell table:number-columns-repeated="16381"/>
        </table:table-row>
        <table:table-row table:style-name="ro1">
          <table:table-cell office:value-type="float" office:value="1.6317878946022776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4972839355" table:style-name="ce1">
            <text:p>4.04973E+11</text:p>
          </table:table-cell>
          <table:table-cell table:number-columns-repeated="16381"/>
        </table:table-row>
        <table:table-row table:style-name="ro1">
          <table:table-cell office:value-type="float" office:value="1.6317878947027776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4572725296" table:style-name="ce1">
            <text:p>4.04573E+11</text:p>
          </table:table-cell>
          <table:table-cell table:number-columns-repeated="16381"/>
        </table:table-row>
        <table:table-row table:style-name="ro1">
          <table:table-cell office:value-type="float" office:value="1.6317878948024602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4229307175" table:style-name="ce1">
            <text:p>4.04229E+11</text:p>
          </table:table-cell>
          <table:table-cell table:number-columns-repeated="16381"/>
        </table:table-row>
        <table:table-row table:style-name="ro1">
          <table:table-cell office:value-type="float" office:value="1.6317878949023629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3902196884" table:style-name="ce1">
            <text:p>4.03902E+11</text:p>
          </table:table-cell>
          <table:table-cell table:number-columns-repeated="16381"/>
        </table:table-row>
        <table:table-row table:style-name="ro1">
          <table:table-cell office:value-type="float" office:value="1.6317878950023834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3510093689" table:style-name="ce1">
            <text:p>4.0351E+11</text:p>
          </table:table-cell>
          <table:table-cell table:number-columns-repeated="16381"/>
        </table:table-row>
        <table:table-row table:style-name="ro1">
          <table:table-cell office:value-type="float" office:value="1.6317878951023345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317902565" table:style-name="ce1">
            <text:p>40317902565</text:p>
          </table:table-cell>
          <table:table-cell table:number-columns-repeated="16381"/>
        </table:table-row>
        <table:table-row table:style-name="ro1">
          <table:table-cell office:value-type="float" office:value="1.6317878952022175E+18" table:style-name="ce1">
            <text:p>1.63179E+18</text:p>
          </table:table-cell>
          <table:table-cell office:value-type="float" office:value="-538296937943" table:style-name="ce1">
            <text:p>-5.38297E+11</text:p>
          </table:table-cell>
          <table:table-cell office:value-type="float" office:value="402702903748" table:style-name="ce1">
            <text:p>4.02703E+11</text:p>
          </table:table-cell>
          <table:table-cell table:number-columns-repeated="16381"/>
        </table:table-row>
        <table:table-row table:style-name="ro1">
          <table:table-cell office:value-type="float" office:value="1.6317878953024581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402572107315" table:style-name="ce1">
            <text:p>4.02572E+11</text:p>
          </table:table-cell>
          <table:table-cell table:number-columns-repeated="16381"/>
        </table:table-row>
        <table:table-row table:style-name="ro1">
          <table:table-cell office:value-type="float" office:value="1.6317878954024241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40218629837" table:style-name="ce1">
            <text:p>40218629837</text:p>
          </table:table-cell>
          <table:table-cell table:number-columns-repeated="16381"/>
        </table:table-row>
        <table:table-row table:style-name="ro1">
          <table:table-cell office:value-type="float" office:value="1.6317878955023852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401735210419" table:style-name="ce1">
            <text:p>4.01735E+11</text:p>
          </table:table-cell>
          <table:table-cell table:number-columns-repeated="16381"/>
        </table:table-row>
        <table:table-row table:style-name="ro1">
          <table:table-cell office:value-type="float" office:value="1.6317878956025324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401338529587" table:style-name="ce1">
            <text:p>4.01339E+11</text:p>
          </table:table-cell>
          <table:table-cell table:number-columns-repeated="16381"/>
        </table:table-row>
        <table:table-row table:style-name="ro1">
          <table:table-cell office:value-type="float" office:value="1.6317878957022758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400906133652" table:style-name="ce1">
            <text:p>4.00906E+11</text:p>
          </table:table-cell>
          <table:table-cell table:number-columns-repeated="16381"/>
        </table:table-row>
        <table:table-row table:style-name="ro1">
          <table:table-cell office:value-type="float" office:value="1.6317878958024617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400513315201" table:style-name="ce1">
            <text:p>4.00513E+11</text:p>
          </table:table-cell>
          <table:table-cell table:number-columns-repeated="16381"/>
        </table:table-row>
        <table:table-row table:style-name="ro1">
          <table:table-cell office:value-type="float" office:value="1.6317878959022433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40013628006" table:style-name="ce1">
            <text:p>40013628006</text:p>
          </table:table-cell>
          <table:table-cell table:number-columns-repeated="16381"/>
        </table:table-row>
        <table:table-row table:style-name="ro1">
          <table:table-cell office:value-type="float" office:value="1.631787896002347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976785183" table:style-name="ce1">
            <text:p>39976785183</text:p>
          </table:table-cell>
          <table:table-cell table:number-columns-repeated="16381"/>
        </table:table-row>
        <table:table-row table:style-name="ro1">
          <table:table-cell office:value-type="float" office:value="1.6317878961023163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9421429634" table:style-name="ce1">
            <text:p>3.99421E+11</text:p>
          </table:table-cell>
          <table:table-cell table:number-columns-repeated="16381"/>
        </table:table-row>
        <table:table-row table:style-name="ro1">
          <table:table-cell office:value-type="float" office:value="1.6317878962022815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9033641815" table:style-name="ce1">
            <text:p>3.99034E+11</text:p>
          </table:table-cell>
          <table:table-cell table:number-columns-repeated="16381"/>
        </table:table-row>
        <table:table-row table:style-name="ro1">
          <table:table-cell office:value-type="float" office:value="1.6317878963023562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8685407639" table:style-name="ce1">
            <text:p>3.98685E+11</text:p>
          </table:table-cell>
          <table:table-cell table:number-columns-repeated="16381"/>
        </table:table-row>
        <table:table-row table:style-name="ro1">
          <table:table-cell office:value-type="float" office:value="1.6317878964022569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8348236084" table:style-name="ce1">
            <text:p>3.98348E+11</text:p>
          </table:table-cell>
          <table:table-cell table:number-columns-repeated="16381"/>
        </table:table-row>
        <table:table-row table:style-name="ro1">
          <table:table-cell office:value-type="float" office:value="1.6317878965022638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7907018661" table:style-name="ce1">
            <text:p>3.97907E+11</text:p>
          </table:table-cell>
          <table:table-cell table:number-columns-repeated="16381"/>
        </table:table-row>
        <table:table-row table:style-name="ro1">
          <table:table-cell office:value-type="float" office:value="1.6317878966023734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7541332245" table:style-name="ce1">
            <text:p>3.97541E+11</text:p>
          </table:table-cell>
          <table:table-cell table:number-columns-repeated="16381"/>
        </table:table-row>
        <table:table-row table:style-name="ro1">
          <table:table-cell office:value-type="float" office:value="1.6317878967024282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7120714188" table:style-name="ce1">
            <text:p>3.97121E+11</text:p>
          </table:table-cell>
          <table:table-cell table:number-columns-repeated="16381"/>
        </table:table-row>
        <table:table-row table:style-name="ro1">
          <table:table-cell office:value-type="float" office:value="1.6317878968024945E+18" table:style-name="ce1">
            <text:p>1.63179E+18</text:p>
          </table:table-cell>
          <table:table-cell office:value-type="float" office:value="-533457159996" table:style-name="ce1">
            <text:p>-5.33457E+11</text:p>
          </table:table-cell>
          <table:table-cell office:value-type="float" office:value="396765065193" table:style-name="ce1">
            <text:p>3.96765E+11</text:p>
          </table:table-cell>
          <table:table-cell table:number-columns-repeated="16381"/>
        </table:table-row>
        <table:table-row table:style-name="ro1">
          <table:table-cell office:value-type="float" office:value="1.6317878969023022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6361017227" table:style-name="ce1">
            <text:p>3.96361E+11</text:p>
          </table:table-cell>
          <table:table-cell table:number-columns-repeated="16381"/>
        </table:table-row>
        <table:table-row table:style-name="ro1">
          <table:table-cell office:value-type="float" office:value="1.6317878970022592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6184873581" table:style-name="ce1">
            <text:p>3.96185E+11</text:p>
          </table:table-cell>
          <table:table-cell table:number-columns-repeated="16381"/>
        </table:table-row>
        <table:table-row table:style-name="ro1">
          <table:table-cell office:value-type="float" office:value="1.631787897102379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6067118645" table:style-name="ce1">
            <text:p>3.96067E+11</text:p>
          </table:table-cell>
          <table:table-cell table:number-columns-repeated="16381"/>
        </table:table-row>
        <table:table-row table:style-name="ro1">
          <table:table-cell office:value-type="float" office:value="1.6317878972024724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5896911621" table:style-name="ce1">
            <text:p>3.95897E+11</text:p>
          </table:table-cell>
          <table:table-cell table:number-columns-repeated="16381"/>
        </table:table-row>
        <table:table-row table:style-name="ro1">
          <table:table-cell office:value-type="float" office:value="1.6317878973024607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5727300644" table:style-name="ce1">
            <text:p>3.95727E+11</text:p>
          </table:table-cell>
          <table:table-cell table:number-columns-repeated="16381"/>
        </table:table-row>
        <table:table-row table:style-name="ro1">
          <table:table-cell office:value-type="float" office:value="1.6317878974023772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552116394" table:style-name="ce1">
            <text:p>39552116394</text:p>
          </table:table-cell>
          <table:table-cell table:number-columns-repeated="16381"/>
        </table:table-row>
        <table:table-row table:style-name="ro1">
          <table:table-cell office:value-type="float" office:value="1.631787897502273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5117211342" table:style-name="ce1">
            <text:p>3.95117E+11</text:p>
          </table:table-cell>
          <table:table-cell table:number-columns-repeated="16381"/>
        </table:table-row>
        <table:table-row table:style-name="ro1">
          <table:table-cell office:value-type="float" office:value="1.6317878976023416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4813656807" table:style-name="ce1">
            <text:p>3.94814E+11</text:p>
          </table:table-cell>
          <table:table-cell table:number-columns-repeated="16381"/>
        </table:table-row>
        <table:table-row table:style-name="ro1">
          <table:table-cell office:value-type="float" office:value="1.6317878977025935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443116188" table:style-name="ce1">
            <text:p>39443116188</text:p>
          </table:table-cell>
          <table:table-cell table:number-columns-repeated="16381"/>
        </table:table-row>
        <table:table-row table:style-name="ro1">
          <table:table-cell office:value-type="float" office:value="1.6317878978024865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4097399712" table:style-name="ce1">
            <text:p>3.94097E+11</text:p>
          </table:table-cell>
          <table:table-cell table:number-columns-repeated="16381"/>
        </table:table-row>
        <table:table-row table:style-name="ro1">
          <table:table-cell office:value-type="float" office:value="1.6317878979022943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3787765503" table:style-name="ce1">
            <text:p>3.93788E+11</text:p>
          </table:table-cell>
          <table:table-cell table:number-columns-repeated="16381"/>
        </table:table-row>
        <table:table-row table:style-name="ro1">
          <table:table-cell office:value-type="float" office:value="1.6317878980027072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3343186378" table:style-name="ce1">
            <text:p>3.93343E+11</text:p>
          </table:table-cell>
          <table:table-cell table:number-columns-repeated="16381"/>
        </table:table-row>
        <table:table-row table:style-name="ro1">
          <table:table-cell office:value-type="float" office:value="1.6317878981022843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3033647537" table:style-name="ce1">
            <text:p>3.93034E+11</text:p>
          </table:table-cell>
          <table:table-cell table:number-columns-repeated="16381"/>
        </table:table-row>
        <table:table-row table:style-name="ro1">
          <table:table-cell office:value-type="float" office:value="1.6317878982023217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2749333382" table:style-name="ce1">
            <text:p>3.92749E+11</text:p>
          </table:table-cell>
          <table:table-cell table:number-columns-repeated="16381"/>
        </table:table-row>
        <table:table-row table:style-name="ro1">
          <table:table-cell office:value-type="float" office:value="1.6317878983025636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2517089844" table:style-name="ce1">
            <text:p>3.92517E+11</text:p>
          </table:table-cell>
          <table:table-cell table:number-columns-repeated="16381"/>
        </table:table-row>
        <table:table-row table:style-name="ro1">
          <table:table-cell office:value-type="float" office:value="1.6317878984023188E+18" table:style-name="ce1">
            <text:p>1.63179E+18</text:p>
          </table:table-cell>
          <table:table-cell office:value-type="float" office:value="-542540073395" table:style-name="ce1">
            <text:p>-5.4254E+11</text:p>
          </table:table-cell>
          <table:table-cell office:value-type="float" office:value="392330145836" table:style-name="ce1">
            <text:p>3.9233E+11</text:p>
          </table:table-cell>
          <table:table-cell table:number-columns-repeated="16381"/>
        </table:table-row>
        <table:table-row table:style-name="ro1">
          <table:table-cell office:value-type="float" office:value="1.6317878985023155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9259004593" table:style-name="ce1">
            <text:p>3.89259E+11</text:p>
          </table:table-cell>
          <table:table-cell table:number-columns-repeated="16381"/>
        </table:table-row>
        <table:table-row table:style-name="ro1">
          <table:table-cell office:value-type="float" office:value="1.6317878986026422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9091205597" table:style-name="ce1">
            <text:p>3.89091E+11</text:p>
          </table:table-cell>
          <table:table-cell table:number-columns-repeated="16381"/>
        </table:table-row>
        <table:table-row table:style-name="ro1">
          <table:table-cell office:value-type="float" office:value="1.6317878987022815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894162178" table:style-name="ce1">
            <text:p>38894162178</text:p>
          </table:table-cell>
          <table:table-cell table:number-columns-repeated="16381"/>
        </table:table-row>
        <table:table-row table:style-name="ro1">
          <table:table-cell office:value-type="float" office:value="1.6317878988023322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8826918602" table:style-name="ce1">
            <text:p>3.88827E+11</text:p>
          </table:table-cell>
          <table:table-cell table:number-columns-repeated="16381"/>
        </table:table-row>
        <table:table-row table:style-name="ro1">
          <table:table-cell office:value-type="float" office:value="1.6317878989023432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872730732" table:style-name="ce1">
            <text:p>38872730732</text:p>
          </table:table-cell>
          <table:table-cell table:number-columns-repeated="16381"/>
        </table:table-row>
        <table:table-row table:style-name="ro1">
          <table:table-cell office:value-type="float" office:value="1.6317878990024914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846206665" table:style-name="ce1">
            <text:p>38846206665</text:p>
          </table:table-cell>
          <table:table-cell table:number-columns-repeated="16381"/>
        </table:table-row>
        <table:table-row table:style-name="ro1">
          <table:table-cell office:value-type="float" office:value="1.6317878991024827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8298869133" table:style-name="ce1">
            <text:p>3.88299E+11</text:p>
          </table:table-cell>
          <table:table-cell table:number-columns-repeated="16381"/>
        </table:table-row>
        <table:table-row table:style-name="ro1">
          <table:table-cell office:value-type="float" office:value="1.6317878992027195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8050460815" table:style-name="ce1">
            <text:p>3.8805E+11</text:p>
          </table:table-cell>
          <table:table-cell table:number-columns-repeated="16381"/>
        </table:table-row>
        <table:table-row table:style-name="ro1">
          <table:table-cell office:value-type="float" office:value="1.6317878993027059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7835645676" table:style-name="ce1">
            <text:p>3.87836E+11</text:p>
          </table:table-cell>
          <table:table-cell table:number-columns-repeated="16381"/>
        </table:table-row>
        <table:table-row table:style-name="ro1">
          <table:table-cell office:value-type="float" office:value="1.6317878994023624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7622666359" table:style-name="ce1">
            <text:p>3.87623E+11</text:p>
          </table:table-cell>
          <table:table-cell table:number-columns-repeated="16381"/>
        </table:table-row>
        <table:table-row table:style-name="ro1">
          <table:table-cell office:value-type="float" office:value="1.6317878995025559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7266421318" table:style-name="ce1">
            <text:p>3.87266E+11</text:p>
          </table:table-cell>
          <table:table-cell table:number-columns-repeated="16381"/>
        </table:table-row>
        <table:table-row table:style-name="ro1">
          <table:table-cell office:value-type="float" office:value="1.6317878996024108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7002015114" table:style-name="ce1">
            <text:p>3.87002E+11</text:p>
          </table:table-cell>
          <table:table-cell table:number-columns-repeated="16381"/>
        </table:table-row>
        <table:table-row table:style-name="ro1">
          <table:table-cell office:value-type="float" office:value="1.6317878997023619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6629915237" table:style-name="ce1">
            <text:p>3.8663E+11</text:p>
          </table:table-cell>
          <table:table-cell table:number-columns-repeated="16381"/>
        </table:table-row>
        <table:table-row table:style-name="ro1">
          <table:table-cell office:value-type="float" office:value="1.6317878998027983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6326408386" table:style-name="ce1">
            <text:p>3.86326E+11</text:p>
          </table:table-cell>
          <table:table-cell table:number-columns-repeated="16381"/>
        </table:table-row>
        <table:table-row table:style-name="ro1">
          <table:table-cell office:value-type="float" office:value="1.63178789990242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6047911644" table:style-name="ce1">
            <text:p>3.86048E+11</text:p>
          </table:table-cell>
          <table:table-cell table:number-columns-repeated="16381"/>
        </table:table-row>
        <table:table-row table:style-name="ro1">
          <table:table-cell office:value-type="float" office:value="1.6317879000022438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5685276985" table:style-name="ce1">
            <text:p>3.85685E+11</text:p>
          </table:table-cell>
          <table:table-cell table:number-columns-repeated="16381"/>
        </table:table-row>
        <table:table-row table:style-name="ro1">
          <table:table-cell office:value-type="float" office:value="1.6317879001025761E+18" table:style-name="ce1">
            <text:p>1.63179E+18</text:p>
          </table:table-cell>
          <table:table-cell office:value-type="float" office:value="-533143758774" table:style-name="ce1">
            <text:p>-5.33144E+11</text:p>
          </table:table-cell>
          <table:table-cell office:value-type="float" office:value="385419130325" table:style-name="ce1">
            <text:p>3.85419E+11</text:p>
          </table:table-cell>
          <table:table-cell table:number-columns-repeated="16381"/>
        </table:table-row>
        <table:table-row table:style-name="ro1">
          <table:table-cell office:value-type="float" office:value="1.6317879002023322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8117711544" table:style-name="ce1">
            <text:p>38117711544</text:p>
          </table:table-cell>
          <table:table-cell table:number-columns-repeated="16381"/>
        </table:table-row>
        <table:table-row table:style-name="ro1">
          <table:table-cell office:value-type="float" office:value="1.631787900302463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80943846703" table:style-name="ce1">
            <text:p>3.80944E+11</text:p>
          </table:table-cell>
          <table:table-cell table:number-columns-repeated="16381"/>
        </table:table-row>
        <table:table-row table:style-name="ro1">
          <table:table-cell office:value-type="float" office:value="1.6317879004024691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8075299263" table:style-name="ce1">
            <text:p>38075299263</text:p>
          </table:table-cell>
          <table:table-cell table:number-columns-repeated="16381"/>
        </table:table-row>
        <table:table-row table:style-name="ro1">
          <table:table-cell office:value-type="float" office:value="1.6317879005024241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8049519062" table:style-name="ce1">
            <text:p>38049519062</text:p>
          </table:table-cell>
          <table:table-cell table:number-columns-repeated="16381"/>
        </table:table-row>
        <table:table-row table:style-name="ro1">
          <table:table-cell office:value-type="float" office:value="1.6317879006025247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80334758759" table:style-name="ce1">
            <text:p>3.80335E+11</text:p>
          </table:table-cell>
          <table:table-cell table:number-columns-repeated="16381"/>
        </table:table-row>
        <table:table-row table:style-name="ro1">
          <table:table-cell office:value-type="float" office:value="1.6317879007027615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80140757561" table:style-name="ce1">
            <text:p>3.80141E+11</text:p>
          </table:table-cell>
          <table:table-cell table:number-columns-repeated="16381"/>
        </table:table-row>
        <table:table-row table:style-name="ro1">
          <table:table-cell office:value-type="float" office:value="1.631787900802366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80002999306" table:style-name="ce1">
            <text:p>3.80003E+11</text:p>
          </table:table-cell>
          <table:table-cell table:number-columns-repeated="16381"/>
        </table:table-row>
        <table:table-row table:style-name="ro1">
          <table:table-cell office:value-type="float" office:value="1.6317879009024215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9890036583" table:style-name="ce1">
            <text:p>3.7989E+11</text:p>
          </table:table-cell>
          <table:table-cell table:number-columns-repeated="16381"/>
        </table:table-row>
        <table:table-row table:style-name="ro1">
          <table:table-cell office:value-type="float" office:value="1.6317879010022927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9701161385" table:style-name="ce1">
            <text:p>3.79701E+11</text:p>
          </table:table-cell>
          <table:table-cell table:number-columns-repeated="16381"/>
        </table:table-row>
        <table:table-row table:style-name="ro1">
          <table:table-cell office:value-type="float" office:value="1.6317879011022843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9577279091" table:style-name="ce1">
            <text:p>3.79577E+11</text:p>
          </table:table-cell>
          <table:table-cell table:number-columns-repeated="16381"/>
        </table:table-row>
        <table:table-row table:style-name="ro1">
          <table:table-cell office:value-type="float" office:value="1.6317879012022211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9374098778" table:style-name="ce1">
            <text:p>3.79374E+11</text:p>
          </table:table-cell>
          <table:table-cell table:number-columns-repeated="16381"/>
        </table:table-row>
        <table:table-row table:style-name="ro1">
          <table:table-cell office:value-type="float" office:value="1.6317879013024904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9218554497" table:style-name="ce1">
            <text:p>3.79219E+11</text:p>
          </table:table-cell>
          <table:table-cell table:number-columns-repeated="16381"/>
        </table:table-row>
        <table:table-row table:style-name="ro1">
          <table:table-cell office:value-type="float" office:value="1.6317879014024125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9079461098" table:style-name="ce1">
            <text:p>3.79079E+11</text:p>
          </table:table-cell>
          <table:table-cell table:number-columns-repeated="16381"/>
        </table:table-row>
        <table:table-row table:style-name="ro1">
          <table:table-cell office:value-type="float" office:value="1.6317879015023032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8760385513" table:style-name="ce1">
            <text:p>3.7876E+11</text:p>
          </table:table-cell>
          <table:table-cell table:number-columns-repeated="16381"/>
        </table:table-row>
        <table:table-row table:style-name="ro1">
          <table:table-cell office:value-type="float" office:value="1.6317879016026755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8564667702" table:style-name="ce1">
            <text:p>3.78565E+11</text:p>
          </table:table-cell>
          <table:table-cell table:number-columns-repeated="16381"/>
        </table:table-row>
        <table:table-row table:style-name="ro1">
          <table:table-cell office:value-type="float" office:value="1.6317879017022674E+18" table:style-name="ce1">
            <text:p>1.63179E+18</text:p>
          </table:table-cell>
          <table:table-cell office:value-type="float" office:value="-53764462471" table:style-name="ce1">
            <text:p>-53764462471</text:p>
          </table:table-cell>
          <table:table-cell office:value-type="float" office:value="378285431862" table:style-name="ce1">
            <text:p>3.78285E+11</text:p>
          </table:table-cell>
          <table:table-cell table:number-columns-repeated="16381"/>
        </table:table-row>
        <table:table-row table:style-name="ro1">
          <table:table-cell office:value-type="float" office:value="1.6317879018023892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4114012718" table:style-name="ce1">
            <text:p>3.74114E+11</text:p>
          </table:table-cell>
          <table:table-cell table:number-columns-repeated="16381"/>
        </table:table-row>
        <table:table-row table:style-name="ro1">
          <table:table-cell office:value-type="float" office:value="1.6317879019025974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3921918869" table:style-name="ce1">
            <text:p>3.73922E+11</text:p>
          </table:table-cell>
          <table:table-cell table:number-columns-repeated="16381"/>
        </table:table-row>
        <table:table-row table:style-name="ro1">
          <table:table-cell office:value-type="float" office:value="1.6317879020023839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3599553108" table:style-name="ce1">
            <text:p>3.736E+11</text:p>
          </table:table-cell>
          <table:table-cell table:number-columns-repeated="16381"/>
        </table:table-row>
        <table:table-row table:style-name="ro1">
          <table:table-cell office:value-type="float" office:value="1.6317879021024822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3404741287" table:style-name="ce1">
            <text:p>3.73405E+11</text:p>
          </table:table-cell>
          <table:table-cell table:number-columns-repeated="16381"/>
        </table:table-row>
        <table:table-row table:style-name="ro1">
          <table:table-cell office:value-type="float" office:value="1.6317879022023542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3144102097" table:style-name="ce1">
            <text:p>3.73144E+11</text:p>
          </table:table-cell>
          <table:table-cell table:number-columns-repeated="16381"/>
        </table:table-row>
        <table:table-row table:style-name="ro1">
          <table:table-cell office:value-type="float" office:value="1.6317879023022438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2969985008" table:style-name="ce1">
            <text:p>3.7297E+11</text:p>
          </table:table-cell>
          <table:table-cell table:number-columns-repeated="16381"/>
        </table:table-row>
        <table:table-row table:style-name="ro1">
          <table:table-cell office:value-type="float" office:value="1.6317879024022666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2832775116" table:style-name="ce1">
            <text:p>3.72833E+11</text:p>
          </table:table-cell>
          <table:table-cell table:number-columns-repeated="16381"/>
        </table:table-row>
        <table:table-row table:style-name="ro1">
          <table:table-cell office:value-type="float" office:value="1.6317879025023084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260248661" table:style-name="ce1">
            <text:p>37260248661</text:p>
          </table:table-cell>
          <table:table-cell table:number-columns-repeated="16381"/>
        </table:table-row>
        <table:table-row table:style-name="ro1">
          <table:table-cell office:value-type="float" office:value="1.6317879026024223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2477984428" table:style-name="ce1">
            <text:p>3.72478E+11</text:p>
          </table:table-cell>
          <table:table-cell table:number-columns-repeated="16381"/>
        </table:table-row>
        <table:table-row table:style-name="ro1">
          <table:table-cell office:value-type="float" office:value="1.6317879027024279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2300362587" table:style-name="ce1">
            <text:p>3.723E+11</text:p>
          </table:table-cell>
          <table:table-cell table:number-columns-repeated="16381"/>
        </table:table-row>
        <table:table-row table:style-name="ro1">
          <table:table-cell office:value-type="float" office:value="1.6317879028026383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2183537483" table:style-name="ce1">
            <text:p>3.72184E+11</text:p>
          </table:table-cell>
          <table:table-cell table:number-columns-repeated="16381"/>
        </table:table-row>
        <table:table-row table:style-name="ro1">
          <table:table-cell office:value-type="float" office:value="1.6317879029026276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2088766098" table:style-name="ce1">
            <text:p>3.72089E+11</text:p>
          </table:table-cell>
          <table:table-cell table:number-columns-repeated="16381"/>
        </table:table-row>
        <table:table-row table:style-name="ro1">
          <table:table-cell office:value-type="float" office:value="1.6317879030026104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1843552589" table:style-name="ce1">
            <text:p>3.71844E+11</text:p>
          </table:table-cell>
          <table:table-cell table:number-columns-repeated="16381"/>
        </table:table-row>
        <table:table-row table:style-name="ro1">
          <table:table-cell office:value-type="float" office:value="1.6317879031026719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1715378761" table:style-name="ce1">
            <text:p>3.71715E+11</text:p>
          </table:table-cell>
          <table:table-cell table:number-columns-repeated="16381"/>
        </table:table-row>
        <table:table-row table:style-name="ro1">
          <table:table-cell office:value-type="float" office:value="1.631787903202527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1493411064" table:style-name="ce1">
            <text:p>3.71493E+11</text:p>
          </table:table-cell>
          <table:table-cell table:number-columns-repeated="16381"/>
        </table:table-row>
        <table:table-row table:style-name="ro1">
          <table:table-cell office:value-type="float" office:value="1.6317879033024266E+18" table:style-name="ce1">
            <text:p>1.63179E+18</text:p>
          </table:table-cell>
          <table:table-cell office:value-type="float" office:value="-52516245842" table:style-name="ce1">
            <text:p>-52516245842</text:p>
          </table:table-cell>
          <table:table-cell office:value-type="float" office:value="371323776245" table:style-name="ce1">
            <text:p>3.71324E+11</text:p>
          </table:table-cell>
          <table:table-cell table:number-columns-repeated="16381"/>
        </table:table-row>
        <table:table-row table:style-name="ro1">
          <table:table-cell office:value-type="float" office:value="1.6317879034024146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7105960846" table:style-name="ce1">
            <text:p>3.67106E+11</text:p>
          </table:table-cell>
          <table:table-cell table:number-columns-repeated="16381"/>
        </table:table-row>
        <table:table-row table:style-name="ro1">
          <table:table-cell office:value-type="float" office:value="1.6317879035022871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6823458672" table:style-name="ce1">
            <text:p>3.66823E+11</text:p>
          </table:table-cell>
          <table:table-cell table:number-columns-repeated="16381"/>
        </table:table-row>
        <table:table-row table:style-name="ro1">
          <table:table-cell office:value-type="float" office:value="1.6317879036025137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6657757759" table:style-name="ce1">
            <text:p>3.66658E+11</text:p>
          </table:table-cell>
          <table:table-cell table:number-columns-repeated="16381"/>
        </table:table-row>
        <table:table-row table:style-name="ro1">
          <table:table-cell office:value-type="float" office:value="1.6317879037023826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6369199753" table:style-name="ce1">
            <text:p>3.66369E+11</text:p>
          </table:table-cell>
          <table:table-cell table:number-columns-repeated="16381"/>
        </table:table-row>
        <table:table-row table:style-name="ro1">
          <table:table-cell office:value-type="float" office:value="1.6317879038022579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6178417206" table:style-name="ce1">
            <text:p>3.66178E+11</text:p>
          </table:table-cell>
          <table:table-cell table:number-columns-repeated="16381"/>
        </table:table-row>
        <table:table-row table:style-name="ro1">
          <table:table-cell office:value-type="float" office:value="1.6317879039025661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6019892693" table:style-name="ce1">
            <text:p>3.6602E+11</text:p>
          </table:table-cell>
          <table:table-cell table:number-columns-repeated="16381"/>
        </table:table-row>
        <table:table-row table:style-name="ro1">
          <table:table-cell office:value-type="float" office:value="1.631787904002485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5775609016" table:style-name="ce1">
            <text:p>3.65776E+11</text:p>
          </table:table-cell>
          <table:table-cell table:number-columns-repeated="16381"/>
        </table:table-row>
        <table:table-row table:style-name="ro1">
          <table:table-cell office:value-type="float" office:value="1.6317879041022546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562974453" table:style-name="ce1">
            <text:p>36562974453</text:p>
          </table:table-cell>
          <table:table-cell table:number-columns-repeated="16381"/>
        </table:table-row>
        <table:table-row table:style-name="ro1">
          <table:table-cell office:value-type="float" office:value="1.6317879042026373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5389275551" table:style-name="ce1">
            <text:p>3.65389E+11</text:p>
          </table:table-cell>
          <table:table-cell table:number-columns-repeated="16381"/>
        </table:table-row>
        <table:table-row table:style-name="ro1">
          <table:table-cell office:value-type="float" office:value="1.6317879043023547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5222883224" table:style-name="ce1">
            <text:p>3.65223E+11</text:p>
          </table:table-cell>
          <table:table-cell table:number-columns-repeated="16381"/>
        </table:table-row>
        <table:table-row table:style-name="ro1">
          <table:table-cell office:value-type="float" office:value="1.6317879044023649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5083098412" table:style-name="ce1">
            <text:p>3.65083E+11</text:p>
          </table:table-cell>
          <table:table-cell table:number-columns-repeated="16381"/>
        </table:table-row>
        <table:table-row table:style-name="ro1">
          <table:table-cell office:value-type="float" office:value="1.6317879045025423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4865422249" table:style-name="ce1">
            <text:p>3.64865E+11</text:p>
          </table:table-cell>
          <table:table-cell table:number-columns-repeated="16381"/>
        </table:table-row>
        <table:table-row table:style-name="ro1">
          <table:table-cell office:value-type="float" office:value="1.6317879046022618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4746785164" table:style-name="ce1">
            <text:p>3.64747E+11</text:p>
          </table:table-cell>
          <table:table-cell table:number-columns-repeated="16381"/>
        </table:table-row>
        <table:table-row table:style-name="ro1">
          <table:table-cell office:value-type="float" office:value="1.6317879047023683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4557862282" table:style-name="ce1">
            <text:p>3.64558E+11</text:p>
          </table:table-cell>
          <table:table-cell table:number-columns-repeated="16381"/>
        </table:table-row>
        <table:table-row table:style-name="ro1">
          <table:table-cell office:value-type="float" office:value="1.6317879048027991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4443564415" table:style-name="ce1">
            <text:p>3.64444E+11</text:p>
          </table:table-cell>
          <table:table-cell table:number-columns-repeated="16381"/>
        </table:table-row>
        <table:table-row table:style-name="ro1">
          <table:table-cell office:value-type="float" office:value="1.6317879049025011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4355516434" table:style-name="ce1">
            <text:p>3.64356E+11</text:p>
          </table:table-cell>
          <table:table-cell table:number-columns-repeated="16381"/>
        </table:table-row>
        <table:table-row table:style-name="ro1">
          <table:table-cell office:value-type="float" office:value="1.6317879050023572E+18" table:style-name="ce1">
            <text:p>1.63179E+18</text:p>
          </table:table-cell>
          <table:table-cell office:value-type="float" office:value="-537053108215" table:style-name="ce1">
            <text:p>-5.37053E+11</text:p>
          </table:table-cell>
          <table:table-cell office:value-type="float" office:value="364104008675" table:style-name="ce1">
            <text:p>3.64104E+11</text:p>
          </table:table-cell>
          <table:table-cell table:number-columns-repeated="16381"/>
        </table:table-row>
        <table:table-row table:style-name="ro1">
          <table:table-cell office:value-type="float" office:value="1.6317879051030042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3673710823" table:style-name="ce1">
            <text:p>3.63674E+11</text:p>
          </table:table-cell>
          <table:table-cell table:number-columns-repeated="16381"/>
        </table:table-row>
        <table:table-row table:style-name="ro1">
          <table:table-cell office:value-type="float" office:value="1.631787905202389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3438272476" table:style-name="ce1">
            <text:p>3.63438E+11</text:p>
          </table:table-cell>
          <table:table-cell table:number-columns-repeated="16381"/>
        </table:table-row>
        <table:table-row table:style-name="ro1">
          <table:table-cell office:value-type="float" office:value="1.6317879053022692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3280630112" table:style-name="ce1">
            <text:p>3.63281E+11</text:p>
          </table:table-cell>
          <table:table-cell table:number-columns-repeated="16381"/>
        </table:table-row>
        <table:table-row table:style-name="ro1">
          <table:table-cell office:value-type="float" office:value="1.6317879054026941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3146185875" table:style-name="ce1">
            <text:p>3.63146E+11</text:p>
          </table:table-cell>
          <table:table-cell table:number-columns-repeated="16381"/>
        </table:table-row>
        <table:table-row table:style-name="ro1">
          <table:table-cell office:value-type="float" office:value="1.631787905502464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2844967842" table:style-name="ce1">
            <text:p>3.62845E+11</text:p>
          </table:table-cell>
          <table:table-cell table:number-columns-repeated="16381"/>
        </table:table-row>
        <table:table-row table:style-name="ro1">
          <table:table-cell office:value-type="float" office:value="1.6317879056024389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2675380707" table:style-name="ce1">
            <text:p>3.62675E+11</text:p>
          </table:table-cell>
          <table:table-cell table:number-columns-repeated="16381"/>
        </table:table-row>
        <table:table-row table:style-name="ro1">
          <table:table-cell office:value-type="float" office:value="1.6317879057025905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243827343" table:style-name="ce1">
            <text:p>36243827343</text:p>
          </table:table-cell>
          <table:table-cell table:number-columns-repeated="16381"/>
        </table:table-row>
        <table:table-row table:style-name="ro1">
          <table:table-cell office:value-type="float" office:value="1.631787905802325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2269210815" table:style-name="ce1">
            <text:p>3.62269E+11</text:p>
          </table:table-cell>
          <table:table-cell table:number-columns-repeated="16381"/>
        </table:table-row>
        <table:table-row table:style-name="ro1">
          <table:table-cell office:value-type="float" office:value="1.6317879059023537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2132978439" table:style-name="ce1">
            <text:p>3.62133E+11</text:p>
          </table:table-cell>
          <table:table-cell table:number-columns-repeated="16381"/>
        </table:table-row>
        <table:table-row table:style-name="ro1">
          <table:table-cell office:value-type="float" office:value="1.6317879060025951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1948180199" table:style-name="ce1">
            <text:p>3.61948E+11</text:p>
          </table:table-cell>
          <table:table-cell table:number-columns-repeated="16381"/>
        </table:table-row>
        <table:table-row table:style-name="ro1">
          <table:table-cell office:value-type="float" office:value="1.6317879061023396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1844277382" table:style-name="ce1">
            <text:p>3.61844E+11</text:p>
          </table:table-cell>
          <table:table-cell table:number-columns-repeated="16381"/>
        </table:table-row>
        <table:table-row table:style-name="ro1">
          <table:table-cell office:value-type="float" office:value="1.6317879062023094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1645817757" table:style-name="ce1">
            <text:p>3.61646E+11</text:p>
          </table:table-cell>
          <table:table-cell table:number-columns-repeated="16381"/>
        </table:table-row>
        <table:table-row table:style-name="ro1">
          <table:table-cell office:value-type="float" office:value="1.6317879063024509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1537218094" table:style-name="ce1">
            <text:p>3.61537E+11</text:p>
          </table:table-cell>
          <table:table-cell table:number-columns-repeated="16381"/>
        </table:table-row>
        <table:table-row table:style-name="ro1">
          <table:table-cell office:value-type="float" office:value="1.6317879064022748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146068573" table:style-name="ce1">
            <text:p>36146068573</text:p>
          </table:table-cell>
          <table:table-cell table:number-columns-repeated="16381"/>
        </table:table-row>
        <table:table-row table:style-name="ro1">
          <table:table-cell office:value-type="float" office:value="1.6317879065023263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1243367195" table:style-name="ce1">
            <text:p>3.61243E+11</text:p>
          </table:table-cell>
          <table:table-cell table:number-columns-repeated="16381"/>
        </table:table-row>
        <table:table-row table:style-name="ro1">
          <table:table-cell office:value-type="float" office:value="1.6317879066022802E+18" table:style-name="ce1">
            <text:p>1.63179E+18</text:p>
          </table:table-cell>
          <table:table-cell office:value-type="float" office:value="-523877084255" table:style-name="ce1">
            <text:p>-5.23877E+11</text:p>
          </table:table-cell>
          <table:table-cell office:value-type="float" office:value="361143827438" table:style-name="ce1">
            <text:p>3.61144E+11</text:p>
          </table:table-cell>
          <table:table-cell table:number-columns-repeated="16381"/>
        </table:table-row>
        <table:table-row table:style-name="ro1">
          <table:table-cell office:value-type="float" office:value="1.6317879067022876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8297085762" table:style-name="ce1">
            <text:p>3.58297E+11</text:p>
          </table:table-cell>
          <table:table-cell table:number-columns-repeated="16381"/>
        </table:table-row>
        <table:table-row table:style-name="ro1">
          <table:table-cell office:value-type="float" office:value="1.6317879068026872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8156299591" table:style-name="ce1">
            <text:p>3.58156E+11</text:p>
          </table:table-cell>
          <table:table-cell table:number-columns-repeated="16381"/>
        </table:table-row>
        <table:table-row table:style-name="ro1">
          <table:table-cell office:value-type="float" office:value="1.6317879069023163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8045125008" table:style-name="ce1">
            <text:p>3.58045E+11</text:p>
          </table:table-cell>
          <table:table-cell table:number-columns-repeated="16381"/>
        </table:table-row>
        <table:table-row table:style-name="ro1">
          <table:table-cell office:value-type="float" office:value="1.6317879070021755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7868146896" table:style-name="ce1">
            <text:p>3.57868E+11</text:p>
          </table:table-cell>
          <table:table-cell table:number-columns-repeated="16381"/>
        </table:table-row>
        <table:table-row table:style-name="ro1">
          <table:table-cell office:value-type="float" office:value="1.6317879071025016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7777357101" table:style-name="ce1">
            <text:p>3.57777E+11</text:p>
          </table:table-cell>
          <table:table-cell table:number-columns-repeated="16381"/>
        </table:table-row>
        <table:table-row table:style-name="ro1">
          <table:table-cell office:value-type="float" office:value="1.6317879072023421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758728981" table:style-name="ce1">
            <text:p>35758728981</text:p>
          </table:table-cell>
          <table:table-cell table:number-columns-repeated="16381"/>
        </table:table-row>
        <table:table-row table:style-name="ro1">
          <table:table-cell office:value-type="float" office:value="1.6317879073022467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7473540306" table:style-name="ce1">
            <text:p>3.57474E+11</text:p>
          </table:table-cell>
          <table:table-cell table:number-columns-repeated="16381"/>
        </table:table-row>
        <table:table-row table:style-name="ro1">
          <table:table-cell office:value-type="float" office:value="1.6317879074023882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7382297516" table:style-name="ce1">
            <text:p>3.57382E+11</text:p>
          </table:table-cell>
          <table:table-cell table:number-columns-repeated="16381"/>
        </table:table-row>
        <table:table-row table:style-name="ro1">
          <table:table-cell office:value-type="float" office:value="1.6317879075023788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7173204422" table:style-name="ce1">
            <text:p>3.57173E+11</text:p>
          </table:table-cell>
          <table:table-cell table:number-columns-repeated="16381"/>
        </table:table-row>
        <table:table-row table:style-name="ro1">
          <table:table-cell office:value-type="float" office:value="1.6317879076023775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7075715065" table:style-name="ce1">
            <text:p>3.57076E+11</text:p>
          </table:table-cell>
          <table:table-cell table:number-columns-repeated="16381"/>
        </table:table-row>
        <table:table-row table:style-name="ro1">
          <table:table-cell office:value-type="float" office:value="1.6317879077026806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687892437" table:style-name="ce1">
            <text:p>35687892437</text:p>
          </table:table-cell>
          <table:table-cell table:number-columns-repeated="16381"/>
        </table:table-row>
        <table:table-row table:style-name="ro1">
          <table:table-cell office:value-type="float" office:value="1.6317879078023726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6756997108" table:style-name="ce1">
            <text:p>3.56757E+11</text:p>
          </table:table-cell>
          <table:table-cell table:number-columns-repeated="16381"/>
        </table:table-row>
        <table:table-row table:style-name="ro1">
          <table:table-cell office:value-type="float" office:value="1.6317879079022915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6658959389" table:style-name="ce1">
            <text:p>3.56659E+11</text:p>
          </table:table-cell>
          <table:table-cell table:number-columns-repeated="16381"/>
        </table:table-row>
        <table:table-row table:style-name="ro1">
          <table:table-cell office:value-type="float" office:value="1.63178790800225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6413030624" table:style-name="ce1">
            <text:p>3.56413E+11</text:p>
          </table:table-cell>
          <table:table-cell table:number-columns-repeated="16381"/>
        </table:table-row>
        <table:table-row table:style-name="ro1">
          <table:table-cell office:value-type="float" office:value="1.6317879081024599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628156662" table:style-name="ce1">
            <text:p>35628156662</text:p>
          </table:table-cell>
          <table:table-cell table:number-columns-repeated="16381"/>
        </table:table-row>
        <table:table-row table:style-name="ro1">
          <table:table-cell office:value-type="float" office:value="1.6317879082023706E+18" table:style-name="ce1">
            <text:p>1.63179E+18</text:p>
          </table:table-cell>
          <table:table-cell office:value-type="float" office:value="-508872926235" table:style-name="ce1">
            <text:p>-5.08873E+11</text:p>
          </table:table-cell>
          <table:table-cell office:value-type="float" office:value="356082201004" table:style-name="ce1">
            <text:p>3.56082E+11</text:p>
          </table:table-cell>
          <table:table-cell table:number-columns-repeated="16381"/>
        </table:table-row>
        <table:table-row table:style-name="ro1">
          <table:table-cell office:value-type="float" office:value="1.6317879083026063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1191425323" table:style-name="ce1">
            <text:p>3.51191E+11</text:p>
          </table:table-cell>
          <table:table-cell table:number-columns-repeated="16381"/>
        </table:table-row>
        <table:table-row table:style-name="ro1">
          <table:table-cell office:value-type="float" office:value="1.6317879084023025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1094913483" table:style-name="ce1">
            <text:p>3.51095E+11</text:p>
          </table:table-cell>
          <table:table-cell table:number-columns-repeated="16381"/>
        </table:table-row>
        <table:table-row table:style-name="ro1">
          <table:table-cell office:value-type="float" office:value="1.6317879085024064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868177414" table:style-name="ce1">
            <text:p>3.50868E+11</text:p>
          </table:table-cell>
          <table:table-cell table:number-columns-repeated="16381"/>
        </table:table-row>
        <table:table-row table:style-name="ro1">
          <table:table-cell office:value-type="float" office:value="1.6317879086023086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772428513" table:style-name="ce1">
            <text:p>3.50772E+11</text:p>
          </table:table-cell>
          <table:table-cell table:number-columns-repeated="16381"/>
        </table:table-row>
        <table:table-row table:style-name="ro1">
          <table:table-cell office:value-type="float" office:value="1.6317879087023222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607037544" table:style-name="ce1">
            <text:p>3.50607E+11</text:p>
          </table:table-cell>
          <table:table-cell table:number-columns-repeated="16381"/>
        </table:table-row>
        <table:table-row table:style-name="ro1">
          <table:table-cell office:value-type="float" office:value="1.6317879088023859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512981415" table:style-name="ce1">
            <text:p>3.50513E+11</text:p>
          </table:table-cell>
          <table:table-cell table:number-columns-repeated="16381"/>
        </table:table-row>
        <table:table-row table:style-name="ro1">
          <table:table-cell office:value-type="float" office:value="1.6317879089023744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453352928" table:style-name="ce1">
            <text:p>3.50453E+11</text:p>
          </table:table-cell>
          <table:table-cell table:number-columns-repeated="16381"/>
        </table:table-row>
        <table:table-row table:style-name="ro1">
          <table:table-cell office:value-type="float" office:value="1.6317879090025037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300002098" table:style-name="ce1">
            <text:p>3.503E+11</text:p>
          </table:table-cell>
          <table:table-cell table:number-columns-repeated="16381"/>
        </table:table-row>
        <table:table-row table:style-name="ro1">
          <table:table-cell office:value-type="float" office:value="1.6317879091022083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227665901" table:style-name="ce1">
            <text:p>3.50228E+11</text:p>
          </table:table-cell>
          <table:table-cell table:number-columns-repeated="16381"/>
        </table:table-row>
        <table:table-row table:style-name="ro1">
          <table:table-cell office:value-type="float" office:value="1.6317879092022551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5005774498" table:style-name="ce1">
            <text:p>35005774498</text:p>
          </table:table-cell>
          <table:table-cell table:number-columns-repeated="16381"/>
        </table:table-row>
        <table:table-row table:style-name="ro1">
          <table:table-cell office:value-type="float" office:value="1.6317879093024888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49949240685" table:style-name="ce1">
            <text:p>3.49949E+11</text:p>
          </table:table-cell>
          <table:table-cell table:number-columns-repeated="16381"/>
        </table:table-row>
        <table:table-row table:style-name="ro1">
          <table:table-cell office:value-type="float" office:value="1.631787909402473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49858665466" table:style-name="ce1">
            <text:p>3.49859E+11</text:p>
          </table:table-cell>
          <table:table-cell table:number-columns-repeated="16381"/>
        </table:table-row>
        <table:table-row table:style-name="ro1">
          <table:table-cell office:value-type="float" office:value="1.6317879095024108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49677252769" table:style-name="ce1">
            <text:p>3.49677E+11</text:p>
          </table:table-cell>
          <table:table-cell table:number-columns-repeated="16381"/>
        </table:table-row>
        <table:table-row table:style-name="ro1">
          <table:table-cell office:value-type="float" office:value="1.6317879096025976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49583506584" table:style-name="ce1">
            <text:p>3.49584E+11</text:p>
          </table:table-cell>
          <table:table-cell table:number-columns-repeated="16381"/>
        </table:table-row>
        <table:table-row table:style-name="ro1">
          <table:table-cell office:value-type="float" office:value="1.6317879097022479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49350547791" table:style-name="ce1">
            <text:p>3.49351E+11</text:p>
          </table:table-cell>
          <table:table-cell table:number-columns-repeated="16381"/>
        </table:table-row>
        <table:table-row table:style-name="ro1">
          <table:table-cell office:value-type="float" office:value="1.6317879098025736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49218559265" table:style-name="ce1">
            <text:p>3.49219E+11</text:p>
          </table:table-cell>
          <table:table-cell table:number-columns-repeated="16381"/>
        </table:table-row>
        <table:table-row table:style-name="ro1">
          <table:table-cell office:value-type="float" office:value="1.6317879099023076E+18" table:style-name="ce1">
            <text:p>1.63179E+18</text:p>
          </table:table-cell>
          <table:table-cell office:value-type="float" office:value="-517858862877" table:style-name="ce1">
            <text:p>-5.17859E+11</text:p>
          </table:table-cell>
          <table:table-cell office:value-type="float" office:value="349110412598" table:style-name="ce1">
            <text:p>3.4911E+11</text:p>
          </table:table-cell>
          <table:table-cell table:number-columns-repeated="16381"/>
        </table:table-row>
        <table:table-row table:style-name="ro1">
          <table:table-cell office:value-type="float" office:value="1.6317879100022031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3657255173" table:style-name="ce1">
            <text:p>3.43657E+11</text:p>
          </table:table-cell>
          <table:table-cell table:number-columns-repeated="16381"/>
        </table:table-row>
        <table:table-row table:style-name="ro1">
          <table:table-cell office:value-type="float" office:value="1.6317879101025096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3584465981" table:style-name="ce1">
            <text:p>3.43584E+11</text:p>
          </table:table-cell>
          <table:table-cell table:number-columns-repeated="16381"/>
        </table:table-row>
        <table:table-row table:style-name="ro1">
          <table:table-cell office:value-type="float" office:value="1.6317879102023411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3392586708" table:style-name="ce1">
            <text:p>3.43393E+11</text:p>
          </table:table-cell>
          <table:table-cell table:number-columns-repeated="16381"/>
        </table:table-row>
        <table:table-row table:style-name="ro1">
          <table:table-cell office:value-type="float" office:value="1.6317879103024366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32908535" table:style-name="ce1">
            <text:p>3432908535</text:p>
          </table:table-cell>
          <table:table-cell table:number-columns-repeated="16381"/>
        </table:table-row>
        <table:table-row table:style-name="ro1">
          <table:table-cell office:value-type="float" office:value="1.631787910402623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3217992783" table:style-name="ce1">
            <text:p>3.43218E+11</text:p>
          </table:table-cell>
          <table:table-cell table:number-columns-repeated="16381"/>
        </table:table-row>
        <table:table-row table:style-name="ro1">
          <table:table-cell office:value-type="float" office:value="1.6317879105024822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3069076538" table:style-name="ce1">
            <text:p>3.43069E+11</text:p>
          </table:table-cell>
          <table:table-cell table:number-columns-repeated="16381"/>
        </table:table-row>
        <table:table-row table:style-name="ro1">
          <table:table-cell office:value-type="float" office:value="1.6317879106022572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3014454842" table:style-name="ce1">
            <text:p>3.43014E+11</text:p>
          </table:table-cell>
          <table:table-cell table:number-columns-repeated="16381"/>
        </table:table-row>
        <table:table-row table:style-name="ro1">
          <table:table-cell office:value-type="float" office:value="1.6317879107025787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843866348" table:style-name="ce1">
            <text:p>3.42844E+11</text:p>
          </table:table-cell>
          <table:table-cell table:number-columns-repeated="16381"/>
        </table:table-row>
        <table:table-row table:style-name="ro1">
          <table:table-cell office:value-type="float" office:value="1.6317879108024271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750787735" table:style-name="ce1">
            <text:p>3.42751E+11</text:p>
          </table:table-cell>
          <table:table-cell table:number-columns-repeated="16381"/>
        </table:table-row>
        <table:table-row table:style-name="ro1">
          <table:table-cell office:value-type="float" office:value="1.6317879109023572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673373222" table:style-name="ce1">
            <text:p>3.42673E+11</text:p>
          </table:table-cell>
          <table:table-cell table:number-columns-repeated="16381"/>
        </table:table-row>
        <table:table-row table:style-name="ro1">
          <table:table-cell office:value-type="float" office:value="1.6317879110025925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43824482" table:style-name="ce1">
            <text:p>34243824482</text:p>
          </table:table-cell>
          <table:table-cell table:number-columns-repeated="16381"/>
        </table:table-row>
        <table:table-row table:style-name="ro1">
          <table:table-cell office:value-type="float" office:value="1.6317879111022935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334079742" table:style-name="ce1">
            <text:p>3.42334E+11</text:p>
          </table:table-cell>
          <table:table-cell table:number-columns-repeated="16381"/>
        </table:table-row>
        <table:table-row table:style-name="ro1">
          <table:table-cell office:value-type="float" office:value="1.6317879112021704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156791687" table:style-name="ce1">
            <text:p>3.42157E+11</text:p>
          </table:table-cell>
          <table:table-cell table:number-columns-repeated="16381"/>
        </table:table-row>
        <table:table-row table:style-name="ro1">
          <table:table-cell office:value-type="float" office:value="1.6317879113025324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066049576" table:style-name="ce1">
            <text:p>3.42066E+11</text:p>
          </table:table-cell>
          <table:table-cell table:number-columns-repeated="16381"/>
        </table:table-row>
        <table:table-row table:style-name="ro1">
          <table:table-cell office:value-type="float" office:value="1.6317879114023252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2008423805" table:style-name="ce1">
            <text:p>3.42008E+11</text:p>
          </table:table-cell>
          <table:table-cell table:number-columns-repeated="16381"/>
        </table:table-row>
        <table:table-row table:style-name="ro1">
          <table:table-cell office:value-type="float" office:value="1.631787911502242E+18" table:style-name="ce1">
            <text:p>1.63179E+18</text:p>
          </table:table-cell>
          <table:table-cell office:value-type="float" office:value="-547323167324" table:style-name="ce1">
            <text:p>-5.47323E+11</text:p>
          </table:table-cell>
          <table:table-cell office:value-type="float" office:value="341868567467" table:style-name="ce1">
            <text:p>3.41869E+11</text:p>
          </table:table-cell>
          <table:table-cell table:number-columns-repeated="16381"/>
        </table:table-row>
        <table:table-row table:style-name="ro1">
          <table:table-cell office:value-type="float" office:value="1.631787911602879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9424443245" table:style-name="ce1">
            <text:p>3.39424E+11</text:p>
          </table:table-cell>
          <table:table-cell table:number-columns-repeated="16381"/>
        </table:table-row>
        <table:table-row table:style-name="ro1">
          <table:table-cell office:value-type="float" office:value="1.6317879117023695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9305186272" table:style-name="ce1">
            <text:p>3.39305E+11</text:p>
          </table:table-cell>
          <table:table-cell table:number-columns-repeated="16381"/>
        </table:table-row>
        <table:table-row table:style-name="ro1">
          <table:table-cell office:value-type="float" office:value="1.6317879118023642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9238810539" table:style-name="ce1">
            <text:p>3.39239E+11</text:p>
          </table:table-cell>
          <table:table-cell table:number-columns-repeated="16381"/>
        </table:table-row>
        <table:table-row table:style-name="ro1">
          <table:table-cell office:value-type="float" office:value="1.6317879119025359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9185357094" table:style-name="ce1">
            <text:p>3.39185E+11</text:p>
          </table:table-cell>
          <table:table-cell table:number-columns-repeated="16381"/>
        </table:table-row>
        <table:table-row table:style-name="ro1">
          <table:table-cell office:value-type="float" office:value="1.6317879120022787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8957953453" table:style-name="ce1">
            <text:p>3.38958E+11</text:p>
          </table:table-cell>
          <table:table-cell table:number-columns-repeated="16381"/>
        </table:table-row>
        <table:table-row table:style-name="ro1">
          <table:table-cell office:value-type="float" office:value="1.6317879121022147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8853216171" table:style-name="ce1">
            <text:p>3.38853E+11</text:p>
          </table:table-cell>
          <table:table-cell table:number-columns-repeated="16381"/>
        </table:table-row>
        <table:table-row table:style-name="ro1">
          <table:table-cell office:value-type="float" office:value="1.6317879122028703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8654994965" table:style-name="ce1">
            <text:p>3.38655E+11</text:p>
          </table:table-cell>
          <table:table-cell table:number-columns-repeated="16381"/>
        </table:table-row>
        <table:table-row table:style-name="ro1">
          <table:table-cell office:value-type="float" office:value="1.6317879123024205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8535928726" table:style-name="ce1">
            <text:p>3.38536E+11</text:p>
          </table:table-cell>
          <table:table-cell table:number-columns-repeated="16381"/>
        </table:table-row>
        <table:table-row table:style-name="ro1">
          <table:table-cell office:value-type="float" office:value="1.6317879124025733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8439750671" table:style-name="ce1">
            <text:p>3.3844E+11</text:p>
          </table:table-cell>
          <table:table-cell table:number-columns-repeated="16381"/>
        </table:table-row>
        <table:table-row table:style-name="ro1">
          <table:table-cell office:value-type="float" office:value="1.6317879125028562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8183736801" table:style-name="ce1">
            <text:p>3.38184E+11</text:p>
          </table:table-cell>
          <table:table-cell table:number-columns-repeated="16381"/>
        </table:table-row>
        <table:table-row table:style-name="ro1">
          <table:table-cell office:value-type="float" office:value="1.6317879126024484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8062262535" table:style-name="ce1">
            <text:p>3.38062E+11</text:p>
          </table:table-cell>
          <table:table-cell table:number-columns-repeated="16381"/>
        </table:table-row>
        <table:table-row table:style-name="ro1">
          <table:table-cell office:value-type="float" office:value="1.6317879127023055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7874126434" table:style-name="ce1">
            <text:p>3.37874E+11</text:p>
          </table:table-cell>
          <table:table-cell table:number-columns-repeated="16381"/>
        </table:table-row>
        <table:table-row table:style-name="ro1">
          <table:table-cell office:value-type="float" office:value="1.6317879128023547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7757730484" table:style-name="ce1">
            <text:p>3.37758E+11</text:p>
          </table:table-cell>
          <table:table-cell table:number-columns-repeated="16381"/>
        </table:table-row>
        <table:table-row table:style-name="ro1">
          <table:table-cell office:value-type="float" office:value="1.6317879129022843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7674236298" table:style-name="ce1">
            <text:p>3.37674E+11</text:p>
          </table:table-cell>
          <table:table-cell table:number-columns-repeated="16381"/>
        </table:table-row>
        <table:table-row table:style-name="ro1">
          <table:table-cell office:value-type="float" office:value="1.6317879130022095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7525081635" table:style-name="ce1">
            <text:p>3.37525E+11</text:p>
          </table:table-cell>
          <table:table-cell table:number-columns-repeated="16381"/>
        </table:table-row>
        <table:table-row table:style-name="ro1">
          <table:table-cell office:value-type="float" office:value="1.63178791310258E+18" table:style-name="ce1">
            <text:p>1.63179E+18</text:p>
          </table:table-cell>
          <table:table-cell office:value-type="float" office:value="-554431080818" table:style-name="ce1">
            <text:p>-5.54431E+11</text:p>
          </table:table-cell>
          <table:table-cell office:value-type="float" office:value="337455844879" table:style-name="ce1">
            <text:p>3.37456E+11</text:p>
          </table:table-cell>
          <table:table-cell table:number-columns-repeated="16381"/>
        </table:table-row>
        <table:table-row table:style-name="ro1">
          <table:table-cell office:value-type="float" office:value="1.6317879132023035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7345457077" table:style-name="ce1">
            <text:p>3.37345E+11</text:p>
          </table:table-cell>
          <table:table-cell table:number-columns-repeated="16381"/>
        </table:table-row>
        <table:table-row table:style-name="ro1">
          <table:table-cell office:value-type="float" office:value="1.6317879133023731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72590065" table:style-name="ce1">
            <text:p>3372590065</text:p>
          </table:table-cell>
          <table:table-cell table:number-columns-repeated="16381"/>
        </table:table-row>
        <table:table-row table:style-name="ro1">
          <table:table-cell office:value-type="float" office:value="1.6317879134023534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7194800377" table:style-name="ce1">
            <text:p>3.37195E+11</text:p>
          </table:table-cell>
          <table:table-cell table:number-columns-repeated="16381"/>
        </table:table-row>
        <table:table-row table:style-name="ro1">
          <table:table-cell office:value-type="float" office:value="1.6317879135025889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6999392509" table:style-name="ce1">
            <text:p>3.36999E+11</text:p>
          </table:table-cell>
          <table:table-cell table:number-columns-repeated="16381"/>
        </table:table-row>
        <table:table-row table:style-name="ro1">
          <table:table-cell office:value-type="float" office:value="1.6317879136026161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690905571" table:style-name="ce1">
            <text:p>33690905571</text:p>
          </table:table-cell>
          <table:table-cell table:number-columns-repeated="16381"/>
        </table:table-row>
        <table:table-row table:style-name="ro1">
          <table:table-cell office:value-type="float" office:value="1.6317879137027955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6717796326" table:style-name="ce1">
            <text:p>3.36718E+11</text:p>
          </table:table-cell>
          <table:table-cell table:number-columns-repeated="16381"/>
        </table:table-row>
        <table:table-row table:style-name="ro1">
          <table:table-cell office:value-type="float" office:value="1.6317879138028477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6597204208" table:style-name="ce1">
            <text:p>3.36597E+11</text:p>
          </table:table-cell>
          <table:table-cell table:number-columns-repeated="16381"/>
        </table:table-row>
        <table:table-row table:style-name="ro1">
          <table:table-cell office:value-type="float" office:value="1.6317879139022469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6495184898" table:style-name="ce1">
            <text:p>3.36495E+11</text:p>
          </table:table-cell>
          <table:table-cell table:number-columns-repeated="16381"/>
        </table:table-row>
        <table:table-row table:style-name="ro1">
          <table:table-cell office:value-type="float" office:value="1.631787914002271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6230587959" table:style-name="ce1">
            <text:p>3.36231E+11</text:p>
          </table:table-cell>
          <table:table-cell table:number-columns-repeated="16381"/>
        </table:table-row>
        <table:table-row table:style-name="ro1">
          <table:table-cell office:value-type="float" office:value="1.6317879141022472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6101317406" table:style-name="ce1">
            <text:p>3.36101E+11</text:p>
          </table:table-cell>
          <table:table-cell table:number-columns-repeated="16381"/>
        </table:table-row>
        <table:table-row table:style-name="ro1">
          <table:table-cell office:value-type="float" office:value="1.6317879142022653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5921931267" table:style-name="ce1">
            <text:p>3.35922E+11</text:p>
          </table:table-cell>
          <table:table-cell table:number-columns-repeated="16381"/>
        </table:table-row>
        <table:table-row table:style-name="ro1">
          <table:table-cell office:value-type="float" office:value="1.63178791430239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5799431801" table:style-name="ce1">
            <text:p>3.35799E+11</text:p>
          </table:table-cell>
          <table:table-cell table:number-columns-repeated="16381"/>
        </table:table-row>
        <table:table-row table:style-name="ro1">
          <table:table-cell office:value-type="float" office:value="1.6317879144023309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569316864" table:style-name="ce1">
            <text:p>33569316864</text:p>
          </table:table-cell>
          <table:table-cell table:number-columns-repeated="16381"/>
        </table:table-row>
        <table:table-row table:style-name="ro1">
          <table:table-cell office:value-type="float" office:value="1.6317879145024622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5444712639" table:style-name="ce1">
            <text:p>3.35445E+11</text:p>
          </table:table-cell>
          <table:table-cell table:number-columns-repeated="16381"/>
        </table:table-row>
        <table:table-row table:style-name="ro1">
          <table:table-cell office:value-type="float" office:value="1.6317879146025551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5297822952" table:style-name="ce1">
            <text:p>3.35298E+11</text:p>
          </table:table-cell>
          <table:table-cell table:number-columns-repeated="16381"/>
        </table:table-row>
        <table:table-row table:style-name="ro1">
          <table:table-cell office:value-type="float" office:value="1.6317879147025347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5073709488" table:style-name="ce1">
            <text:p>3.35074E+11</text:p>
          </table:table-cell>
          <table:table-cell table:number-columns-repeated="16381"/>
        </table:table-row>
        <table:table-row table:style-name="ro1">
          <table:table-cell office:value-type="float" office:value="1.6317879148025603E+18" table:style-name="ce1">
            <text:p>1.63179E+18</text:p>
          </table:table-cell>
          <table:table-cell office:value-type="float" office:value="-528858542442" table:style-name="ce1">
            <text:p>-5.28859E+11</text:p>
          </table:table-cell>
          <table:table-cell office:value-type="float" office:value="334919905663" table:style-name="ce1">
            <text:p>3.3492E+11</text:p>
          </table:table-cell>
          <table:table-cell table:number-columns-repeated="16381"/>
        </table:table-row>
        <table:table-row table:style-name="ro1">
          <table:table-cell office:value-type="float" office:value="1.6317879149023529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7072944641" table:style-name="ce1">
            <text:p>3.37073E+11</text:p>
          </table:table-cell>
          <table:table-cell table:number-columns-repeated="16381"/>
        </table:table-row>
        <table:table-row table:style-name="ro1">
          <table:table-cell office:value-type="float" office:value="1.6317879150022822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6864376068" table:style-name="ce1">
            <text:p>3.36864E+11</text:p>
          </table:table-cell>
          <table:table-cell table:number-columns-repeated="16381"/>
        </table:table-row>
        <table:table-row table:style-name="ro1">
          <table:table-cell office:value-type="float" office:value="1.6317879151023383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6744379997" table:style-name="ce1">
            <text:p>3.36744E+11</text:p>
          </table:table-cell>
          <table:table-cell table:number-columns-repeated="16381"/>
        </table:table-row>
        <table:table-row table:style-name="ro1">
          <table:table-cell office:value-type="float" office:value="1.6317879152027133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6561489105" table:style-name="ce1">
            <text:p>3.36561E+11</text:p>
          </table:table-cell>
          <table:table-cell table:number-columns-repeated="16381"/>
        </table:table-row>
        <table:table-row table:style-name="ro1">
          <table:table-cell office:value-type="float" office:value="1.6317879153022653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6436796188" table:style-name="ce1">
            <text:p>3.36437E+11</text:p>
          </table:table-cell>
          <table:table-cell table:number-columns-repeated="16381"/>
        </table:table-row>
        <table:table-row table:style-name="ro1">
          <table:table-cell office:value-type="float" office:value="1.6317879154022999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6332917213" table:style-name="ce1">
            <text:p>3.36333E+11</text:p>
          </table:table-cell>
          <table:table-cell table:number-columns-repeated="16381"/>
        </table:table-row>
        <table:table-row table:style-name="ro1">
          <table:table-cell office:value-type="float" office:value="1.6317879155024768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613858223" table:style-name="ce1">
            <text:p>33613858223</text:p>
          </table:table-cell>
          <table:table-cell table:number-columns-repeated="16381"/>
        </table:table-row>
        <table:table-row table:style-name="ro1">
          <table:table-cell office:value-type="float" office:value="1.6317879156022968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60206604" table:style-name="ce1">
            <text:p>3360206604</text:p>
          </table:table-cell>
          <table:table-cell table:number-columns-repeated="16381"/>
        </table:table-row>
        <table:table-row table:style-name="ro1">
          <table:table-cell office:value-type="float" office:value="1.6317879157023593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5832262039" table:style-name="ce1">
            <text:p>3.35832E+11</text:p>
          </table:table-cell>
          <table:table-cell table:number-columns-repeated="16381"/>
        </table:table-row>
        <table:table-row table:style-name="ro1">
          <table:table-cell office:value-type="float" office:value="1.6317879158026255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5702085495" table:style-name="ce1">
            <text:p>3.35702E+11</text:p>
          </table:table-cell>
          <table:table-cell table:number-columns-repeated="16381"/>
        </table:table-row>
        <table:table-row table:style-name="ro1">
          <table:table-cell office:value-type="float" office:value="1.6317879159023688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5590481758" table:style-name="ce1">
            <text:p>3.3559E+11</text:p>
          </table:table-cell>
          <table:table-cell table:number-columns-repeated="16381"/>
        </table:table-row>
        <table:table-row table:style-name="ro1">
          <table:table-cell office:value-type="float" office:value="1.6317879160026138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5297107697" table:style-name="ce1">
            <text:p>3.35297E+11</text:p>
          </table:table-cell>
          <table:table-cell table:number-columns-repeated="16381"/>
        </table:table-row>
        <table:table-row table:style-name="ro1">
          <table:table-cell office:value-type="float" office:value="1.631787916102281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513481617" table:style-name="ce1">
            <text:p>33513481617</text:p>
          </table:table-cell>
          <table:table-cell table:number-columns-repeated="16381"/>
        </table:table-row>
        <table:table-row table:style-name="ro1">
          <table:table-cell office:value-type="float" office:value="1.6317879162023452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488535881" table:style-name="ce1">
            <text:p>33488535881</text:p>
          </table:table-cell>
          <table:table-cell table:number-columns-repeated="16381"/>
        </table:table-row>
        <table:table-row table:style-name="ro1">
          <table:table-cell office:value-type="float" office:value="1.6317879163024671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4702587128" table:style-name="ce1">
            <text:p>3.34703E+11</text:p>
          </table:table-cell>
          <table:table-cell table:number-columns-repeated="16381"/>
        </table:table-row>
        <table:table-row table:style-name="ro1">
          <table:table-cell office:value-type="float" office:value="1.6317879164022595E+18" table:style-name="ce1">
            <text:p>1.63179E+18</text:p>
          </table:table-cell>
          <table:table-cell office:value-type="float" office:value="-526231944561" table:style-name="ce1">
            <text:p>-5.26232E+11</text:p>
          </table:table-cell>
          <table:table-cell office:value-type="float" office:value="334546303749" table:style-name="ce1">
            <text:p>3.34546E+11</text:p>
          </table:table-cell>
          <table:table-cell table:number-columns-repeated="16381"/>
        </table:table-row>
        <table:table-row table:style-name="ro1">
          <table:table-cell office:value-type="float" office:value="1.6317879165022241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5039877892" table:style-name="ce1">
            <text:p>3.3504E+11</text:p>
          </table:table-cell>
          <table:table-cell table:number-columns-repeated="16381"/>
        </table:table-row>
        <table:table-row table:style-name="ro1">
          <table:table-cell office:value-type="float" office:value="1.631787916602305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4865069389" table:style-name="ce1">
            <text:p>3.34865E+11</text:p>
          </table:table-cell>
          <table:table-cell table:number-columns-repeated="16381"/>
        </table:table-row>
        <table:table-row table:style-name="ro1">
          <table:table-cell office:value-type="float" office:value="1.6317879167026954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4656572342" table:style-name="ce1">
            <text:p>3.34657E+11</text:p>
          </table:table-cell>
          <table:table-cell table:number-columns-repeated="16381"/>
        </table:table-row>
        <table:table-row table:style-name="ro1">
          <table:table-cell office:value-type="float" office:value="1.631787916802325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4503960609" table:style-name="ce1">
            <text:p>3.34504E+11</text:p>
          </table:table-cell>
          <table:table-cell table:number-columns-repeated="16381"/>
        </table:table-row>
        <table:table-row table:style-name="ro1">
          <table:table-cell office:value-type="float" office:value="1.6317879169022822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4386825562" table:style-name="ce1">
            <text:p>3.34387E+11</text:p>
          </table:table-cell>
          <table:table-cell table:number-columns-repeated="16381"/>
        </table:table-row>
        <table:table-row table:style-name="ro1">
          <table:table-cell office:value-type="float" office:value="1.6317879170024888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4103679657" table:style-name="ce1">
            <text:p>3.34104E+11</text:p>
          </table:table-cell>
          <table:table-cell table:number-columns-repeated="16381"/>
        </table:table-row>
        <table:table-row table:style-name="ro1">
          <table:table-cell office:value-type="float" office:value="1.6317879171023882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3958745003" table:style-name="ce1">
            <text:p>3.33959E+11</text:p>
          </table:table-cell>
          <table:table-cell table:number-columns-repeated="16381"/>
        </table:table-row>
        <table:table-row table:style-name="ro1">
          <table:table-cell office:value-type="float" office:value="1.6317879172024036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3763575554" table:style-name="ce1">
            <text:p>3.33764E+11</text:p>
          </table:table-cell>
          <table:table-cell table:number-columns-repeated="16381"/>
        </table:table-row>
        <table:table-row table:style-name="ro1">
          <table:table-cell office:value-type="float" office:value="1.6317879173023247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3631014824" table:style-name="ce1">
            <text:p>3.33631E+11</text:p>
          </table:table-cell>
          <table:table-cell table:number-columns-repeated="16381"/>
        </table:table-row>
        <table:table-row table:style-name="ro1">
          <table:table-cell office:value-type="float" office:value="1.6317879174023145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3528757095" table:style-name="ce1">
            <text:p>3.33529E+11</text:p>
          </table:table-cell>
          <table:table-cell table:number-columns-repeated="16381"/>
        </table:table-row>
        <table:table-row table:style-name="ro1">
          <table:table-cell office:value-type="float" office:value="1.6317879175023864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3343720436" table:style-name="ce1">
            <text:p>3.33344E+11</text:p>
          </table:table-cell>
          <table:table-cell table:number-columns-repeated="16381"/>
        </table:table-row>
        <table:table-row table:style-name="ro1">
          <table:table-cell office:value-type="float" office:value="1.631787917602218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3241915703" table:style-name="ce1">
            <text:p>3.33242E+11</text:p>
          </table:table-cell>
          <table:table-cell table:number-columns-repeated="16381"/>
        </table:table-row>
        <table:table-row table:style-name="ro1">
          <table:table-cell office:value-type="float" office:value="1.6317879177025864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3071041107" table:style-name="ce1">
            <text:p>3.33071E+11</text:p>
          </table:table-cell>
          <table:table-cell table:number-columns-repeated="16381"/>
        </table:table-row>
        <table:table-row table:style-name="ro1">
          <table:table-cell office:value-type="float" office:value="1.6317879178026455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294506073" table:style-name="ce1">
            <text:p>33294506073</text:p>
          </table:table-cell>
          <table:table-cell table:number-columns-repeated="16381"/>
        </table:table-row>
        <table:table-row table:style-name="ro1">
          <table:table-cell office:value-type="float" office:value="1.6317879179025536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2827401161" table:style-name="ce1">
            <text:p>3.32827E+11</text:p>
          </table:table-cell>
          <table:table-cell table:number-columns-repeated="16381"/>
        </table:table-row>
        <table:table-row table:style-name="ro1">
          <table:table-cell office:value-type="float" office:value="1.6317879180024305E+18" table:style-name="ce1">
            <text:p>1.63179E+18</text:p>
          </table:table-cell>
          <table:table-cell office:value-type="float" office:value="-50201523304" table:style-name="ce1">
            <text:p>-50201523304</text:p>
          </table:table-cell>
          <table:table-cell office:value-type="float" office:value="332569026947" table:style-name="ce1">
            <text:p>3.32569E+11</text:p>
          </table:table-cell>
          <table:table-cell table:number-columns-repeated="16381"/>
        </table:table-row>
        <table:table-row table:style-name="ro1">
          <table:table-cell office:value-type="float" office:value="1.6317879181024594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9122400284" table:style-name="ce1">
            <text:p>3.29122E+11</text:p>
          </table:table-cell>
          <table:table-cell table:number-columns-repeated="16381"/>
        </table:table-row>
        <table:table-row table:style-name="ro1">
          <table:table-cell office:value-type="float" office:value="1.6317879182022113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8915810585" table:style-name="ce1">
            <text:p>3.28916E+11</text:p>
          </table:table-cell>
          <table:table-cell table:number-columns-repeated="16381"/>
        </table:table-row>
        <table:table-row table:style-name="ro1">
          <table:table-cell office:value-type="float" office:value="1.6317879183022543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877395153" table:style-name="ce1">
            <text:p>32877395153</text:p>
          </table:table-cell>
          <table:table-cell table:number-columns-repeated="16381"/>
        </table:table-row>
        <table:table-row table:style-name="ro1">
          <table:table-cell office:value-type="float" office:value="1.6317879184023731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8659391403" table:style-name="ce1">
            <text:p>3.28659E+11</text:p>
          </table:table-cell>
          <table:table-cell table:number-columns-repeated="16381"/>
        </table:table-row>
        <table:table-row table:style-name="ro1">
          <table:table-cell office:value-type="float" office:value="1.6317879185022717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8474211693" table:style-name="ce1">
            <text:p>3.28474E+11</text:p>
          </table:table-cell>
          <table:table-cell table:number-columns-repeated="16381"/>
        </table:table-row>
        <table:table-row table:style-name="ro1">
          <table:table-cell office:value-type="float" office:value="1.6317879186022671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8366732597" table:style-name="ce1">
            <text:p>3.28367E+11</text:p>
          </table:table-cell>
          <table:table-cell table:number-columns-repeated="16381"/>
        </table:table-row>
        <table:table-row table:style-name="ro1">
          <table:table-cell office:value-type="float" office:value="1.6317879187028485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8164720535" table:style-name="ce1">
            <text:p>3.28165E+11</text:p>
          </table:table-cell>
          <table:table-cell table:number-columns-repeated="16381"/>
        </table:table-row>
        <table:table-row table:style-name="ro1">
          <table:table-cell office:value-type="float" office:value="1.6317879188024248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8035950661" table:style-name="ce1">
            <text:p>3.28036E+11</text:p>
          </table:table-cell>
          <table:table-cell table:number-columns-repeated="16381"/>
        </table:table-row>
        <table:table-row table:style-name="ro1">
          <table:table-cell office:value-type="float" office:value="1.6317879189022996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926421165" table:style-name="ce1">
            <text:p>3.27926E+11</text:p>
          </table:table-cell>
          <table:table-cell table:number-columns-repeated="16381"/>
        </table:table-row>
        <table:table-row table:style-name="ro1">
          <table:table-cell office:value-type="float" office:value="1.6317879190026668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745175362" table:style-name="ce1">
            <text:p>3.27745E+11</text:p>
          </table:table-cell>
          <table:table-cell table:number-columns-repeated="16381"/>
        </table:table-row>
        <table:table-row table:style-name="ro1">
          <table:table-cell office:value-type="float" office:value="1.6317879191023724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637052536" table:style-name="ce1">
            <text:p>3.27637E+11</text:p>
          </table:table-cell>
          <table:table-cell table:number-columns-repeated="16381"/>
        </table:table-row>
        <table:table-row table:style-name="ro1">
          <table:table-cell office:value-type="float" office:value="1.6317879192023296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479720116" table:style-name="ce1">
            <text:p>3.2748E+11</text:p>
          </table:table-cell>
          <table:table-cell table:number-columns-repeated="16381"/>
        </table:table-row>
        <table:table-row table:style-name="ro1">
          <table:table-cell office:value-type="float" office:value="1.6317879193023119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374625206" table:style-name="ce1">
            <text:p>3.27375E+11</text:p>
          </table:table-cell>
          <table:table-cell table:number-columns-repeated="16381"/>
        </table:table-row>
        <table:table-row table:style-name="ro1">
          <table:table-cell office:value-type="float" office:value="1.6317879194022249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291846275" table:style-name="ce1">
            <text:p>3.27292E+11</text:p>
          </table:table-cell>
          <table:table-cell table:number-columns-repeated="16381"/>
        </table:table-row>
        <table:table-row table:style-name="ro1">
          <table:table-cell office:value-type="float" office:value="1.6317879195023841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110362053" table:style-name="ce1">
            <text:p>3.2711E+11</text:p>
          </table:table-cell>
          <table:table-cell table:number-columns-repeated="16381"/>
        </table:table-row>
        <table:table-row table:style-name="ro1">
          <table:table-cell office:value-type="float" office:value="1.631787919602548E+18" table:style-name="ce1">
            <text:p>1.63179E+18</text:p>
          </table:table-cell>
          <table:table-cell office:value-type="float" office:value="-505729138851" table:style-name="ce1">
            <text:p>-5.05729E+11</text:p>
          </table:table-cell>
          <table:table-cell office:value-type="float" office:value="327012372017" table:style-name="ce1">
            <text:p>3.27012E+11</text:p>
          </table:table-cell>
          <table:table-cell table:number-columns-repeated="16381"/>
        </table:table-row>
        <table:table-row table:style-name="ro1">
          <table:table-cell office:value-type="float" office:value="1.6317879197022574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6159715652" table:style-name="ce1">
            <text:p>3.2616E+11</text:p>
          </table:table-cell>
          <table:table-cell table:number-columns-repeated="16381"/>
        </table:table-row>
        <table:table-row table:style-name="ro1">
          <table:table-cell office:value-type="float" office:value="1.6317879198023434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5995731354" table:style-name="ce1">
            <text:p>3.25996E+11</text:p>
          </table:table-cell>
          <table:table-cell table:number-columns-repeated="16381"/>
        </table:table-row>
        <table:table-row table:style-name="ro1">
          <table:table-cell office:value-type="float" office:value="1.6317879199022484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5845527649" table:style-name="ce1">
            <text:p>3.25846E+11</text:p>
          </table:table-cell>
          <table:table-cell table:number-columns-repeated="16381"/>
        </table:table-row>
        <table:table-row table:style-name="ro1">
          <table:table-cell office:value-type="float" office:value="1.6317879200023677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5626707077" table:style-name="ce1">
            <text:p>3.25627E+11</text:p>
          </table:table-cell>
          <table:table-cell table:number-columns-repeated="16381"/>
        </table:table-row>
        <table:table-row table:style-name="ro1">
          <table:table-cell office:value-type="float" office:value="1.6317879201023186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5471735001" table:style-name="ce1">
            <text:p>3.25472E+11</text:p>
          </table:table-cell>
          <table:table-cell table:number-columns-repeated="16381"/>
        </table:table-row>
        <table:table-row table:style-name="ro1">
          <table:table-cell office:value-type="float" office:value="1.631787920202358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522881031" table:style-name="ce1">
            <text:p>32522881031</text:p>
          </table:table-cell>
          <table:table-cell table:number-columns-repeated="16381"/>
        </table:table-row>
        <table:table-row table:style-name="ro1">
          <table:table-cell office:value-type="float" office:value="1.6317879203023235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5059175491" table:style-name="ce1">
            <text:p>3.25059E+11</text:p>
          </table:table-cell>
          <table:table-cell table:number-columns-repeated="16381"/>
        </table:table-row>
        <table:table-row table:style-name="ro1">
          <table:table-cell office:value-type="float" office:value="1.6317879204027031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4919939041" table:style-name="ce1">
            <text:p>3.2492E+11</text:p>
          </table:table-cell>
          <table:table-cell table:number-columns-repeated="16381"/>
        </table:table-row>
        <table:table-row table:style-name="ro1">
          <table:table-cell office:value-type="float" office:value="1.6317879205022124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4706912041" table:style-name="ce1">
            <text:p>3.24707E+11</text:p>
          </table:table-cell>
          <table:table-cell table:number-columns-repeated="16381"/>
        </table:table-row>
        <table:table-row table:style-name="ro1">
          <table:table-cell office:value-type="float" office:value="1.6317879206023235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4590873718" table:style-name="ce1">
            <text:p>3.24591E+11</text:p>
          </table:table-cell>
          <table:table-cell table:number-columns-repeated="16381"/>
        </table:table-row>
        <table:table-row table:style-name="ro1">
          <table:table-cell office:value-type="float" office:value="1.6317879207027054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4370861053" table:style-name="ce1">
            <text:p>3.24371E+11</text:p>
          </table:table-cell>
          <table:table-cell table:number-columns-repeated="16381"/>
        </table:table-row>
        <table:table-row table:style-name="ro1">
          <table:table-cell office:value-type="float" office:value="1.6317879208022367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4239420891" table:style-name="ce1">
            <text:p>3.24239E+11</text:p>
          </table:table-cell>
          <table:table-cell table:number-columns-repeated="16381"/>
        </table:table-row>
        <table:table-row table:style-name="ro1">
          <table:table-cell office:value-type="float" office:value="1.6317879209024799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4136972427" table:style-name="ce1">
            <text:p>3.24137E+11</text:p>
          </table:table-cell>
          <table:table-cell table:number-columns-repeated="16381"/>
        </table:table-row>
        <table:table-row table:style-name="ro1">
          <table:table-cell office:value-type="float" office:value="1.6317879210025103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3930907249" table:style-name="ce1">
            <text:p>3.23931E+11</text:p>
          </table:table-cell>
          <table:table-cell table:number-columns-repeated="16381"/>
        </table:table-row>
        <table:table-row table:style-name="ro1">
          <table:table-cell office:value-type="float" office:value="1.6317879211024742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3825955391" table:style-name="ce1">
            <text:p>3.23826E+11</text:p>
          </table:table-cell>
          <table:table-cell table:number-columns-repeated="16381"/>
        </table:table-row>
        <table:table-row table:style-name="ro1">
          <table:table-cell office:value-type="float" office:value="1.6317879212022705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3622131348" table:style-name="ce1">
            <text:p>3.23622E+11</text:p>
          </table:table-cell>
          <table:table-cell table:number-columns-repeated="16381"/>
        </table:table-row>
        <table:table-row table:style-name="ro1">
          <table:table-cell office:value-type="float" office:value="1.6317879213023844E+18" table:style-name="ce1">
            <text:p>1.63179E+18</text:p>
          </table:table-cell>
          <table:table-cell office:value-type="float" office:value="-495177000761" table:style-name="ce1">
            <text:p>-4.95177E+11</text:p>
          </table:table-cell>
          <table:table-cell office:value-type="float" office:value="323499894142" table:style-name="ce1">
            <text:p>3.235E+11</text:p>
          </table:table-cell>
          <table:table-cell table:number-columns-repeated="16381"/>
        </table:table-row>
        <table:table-row table:style-name="ro1">
          <table:table-cell office:value-type="float" office:value="1.6317879214023447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5813913345" table:style-name="ce1">
            <text:p>3.25814E+11</text:p>
          </table:table-cell>
          <table:table-cell table:number-columns-repeated="16381"/>
        </table:table-row>
        <table:table-row table:style-name="ro1">
          <table:table-cell office:value-type="float" office:value="1.6317879215024927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5581502914" table:style-name="ce1">
            <text:p>3.25582E+11</text:p>
          </table:table-cell>
          <table:table-cell table:number-columns-repeated="16381"/>
        </table:table-row>
        <table:table-row table:style-name="ro1">
          <table:table-cell office:value-type="float" office:value="1.63178792160255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5440001488" table:style-name="ce1">
            <text:p>3.2544E+11</text:p>
          </table:table-cell>
          <table:table-cell table:number-columns-repeated="16381"/>
        </table:table-row>
        <table:table-row table:style-name="ro1">
          <table:table-cell office:value-type="float" office:value="1.6317879217024704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5261569023" table:style-name="ce1">
            <text:p>3.25262E+11</text:p>
          </table:table-cell>
          <table:table-cell table:number-columns-repeated="16381"/>
        </table:table-row>
        <table:table-row table:style-name="ro1">
          <table:table-cell office:value-type="float" office:value="1.6317879218023396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5126695633" table:style-name="ce1">
            <text:p>3.25127E+11</text:p>
          </table:table-cell>
          <table:table-cell table:number-columns-repeated="16381"/>
        </table:table-row>
        <table:table-row table:style-name="ro1">
          <table:table-cell office:value-type="float" office:value="1.631787921902486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5007653236" table:style-name="ce1">
            <text:p>3.25008E+11</text:p>
          </table:table-cell>
          <table:table-cell table:number-columns-repeated="16381"/>
        </table:table-row>
        <table:table-row table:style-name="ro1">
          <table:table-cell office:value-type="float" office:value="1.6317879220022984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4708271027" table:style-name="ce1">
            <text:p>3.24708E+11</text:p>
          </table:table-cell>
          <table:table-cell table:number-columns-repeated="16381"/>
        </table:table-row>
        <table:table-row table:style-name="ro1">
          <table:table-cell office:value-type="float" office:value="1.6317879221023084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4539327621" table:style-name="ce1">
            <text:p>3.24539E+11</text:p>
          </table:table-cell>
          <table:table-cell table:number-columns-repeated="16381"/>
        </table:table-row>
        <table:table-row table:style-name="ro1">
          <table:table-cell office:value-type="float" office:value="1.6317879222024079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4365401268" table:style-name="ce1">
            <text:p>3.24365E+11</text:p>
          </table:table-cell>
          <table:table-cell table:number-columns-repeated="16381"/>
        </table:table-row>
        <table:table-row table:style-name="ro1">
          <table:table-cell office:value-type="float" office:value="1.631787922302378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4227881432" table:style-name="ce1">
            <text:p>3.24228E+11</text:p>
          </table:table-cell>
          <table:table-cell table:number-columns-repeated="16381"/>
        </table:table-row>
        <table:table-row table:style-name="ro1">
          <table:table-cell office:value-type="float" office:value="1.6317879224024494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4109268188" table:style-name="ce1">
            <text:p>3.24109E+11</text:p>
          </table:table-cell>
          <table:table-cell table:number-columns-repeated="16381"/>
        </table:table-row>
        <table:table-row table:style-name="ro1">
          <table:table-cell office:value-type="float" office:value="1.6317879225021796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3883581161" table:style-name="ce1">
            <text:p>3.23884E+11</text:p>
          </table:table-cell>
          <table:table-cell table:number-columns-repeated="16381"/>
        </table:table-row>
        <table:table-row table:style-name="ro1">
          <table:table-cell office:value-type="float" office:value="1.6317879226029668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3738741875" table:style-name="ce1">
            <text:p>3.23739E+11</text:p>
          </table:table-cell>
          <table:table-cell table:number-columns-repeated="16381"/>
        </table:table-row>
        <table:table-row table:style-name="ro1">
          <table:table-cell office:value-type="float" office:value="1.6317879227025994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3499798775" table:style-name="ce1">
            <text:p>3.235E+11</text:p>
          </table:table-cell>
          <table:table-cell table:number-columns-repeated="16381"/>
        </table:table-row>
        <table:table-row table:style-name="ro1">
          <table:table-cell office:value-type="float" office:value="1.6317879228023025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3325800896" table:style-name="ce1">
            <text:p>3.23326E+11</text:p>
          </table:table-cell>
          <table:table-cell table:number-columns-repeated="16381"/>
        </table:table-row>
        <table:table-row table:style-name="ro1">
          <table:table-cell office:value-type="float" office:value="1.631787922902295E+18" table:style-name="ce1">
            <text:p>1.63179E+18</text:p>
          </table:table-cell>
          <table:table-cell office:value-type="float" office:value="-460629343987" table:style-name="ce1">
            <text:p>-4.60629E+11</text:p>
          </table:table-cell>
          <table:table-cell office:value-type="float" office:value="323164176941" table:style-name="ce1">
            <text:p>3.23164E+11</text:p>
          </table:table-cell>
          <table:table-cell table:number-columns-repeated="16381"/>
        </table:table-row>
        <table:table-row table:style-name="ro1">
          <table:table-cell office:value-type="float" office:value="1.6317879230024489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982297897" table:style-name="ce1">
            <text:p>3.11982E+11</text:p>
          </table:table-cell>
          <table:table-cell table:number-columns-repeated="16381"/>
        </table:table-row>
        <table:table-row table:style-name="ro1">
          <table:table-cell office:value-type="float" office:value="1.6317879231024532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874556541" table:style-name="ce1">
            <text:p>3.11875E+11</text:p>
          </table:table-cell>
          <table:table-cell table:number-columns-repeated="16381"/>
        </table:table-row>
        <table:table-row table:style-name="ro1">
          <table:table-cell office:value-type="float" office:value="1.6317879232024463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742854118" table:style-name="ce1">
            <text:p>3.11743E+11</text:p>
          </table:table-cell>
          <table:table-cell table:number-columns-repeated="16381"/>
        </table:table-row>
        <table:table-row table:style-name="ro1">
          <table:table-cell office:value-type="float" office:value="1.631787923302369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665487289" table:style-name="ce1">
            <text:p>3.11665E+11</text:p>
          </table:table-cell>
          <table:table-cell table:number-columns-repeated="16381"/>
        </table:table-row>
        <table:table-row table:style-name="ro1">
          <table:table-cell office:value-type="float" office:value="1.6317879234023222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624145508" table:style-name="ce1">
            <text:p>3.11624E+11</text:p>
          </table:table-cell>
          <table:table-cell table:number-columns-repeated="16381"/>
        </table:table-row>
        <table:table-row table:style-name="ro1">
          <table:table-cell office:value-type="float" office:value="1.6317879235023327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498379707" table:style-name="ce1">
            <text:p>3.11498E+11</text:p>
          </table:table-cell>
          <table:table-cell table:number-columns-repeated="16381"/>
        </table:table-row>
        <table:table-row table:style-name="ro1">
          <table:table-cell office:value-type="float" office:value="1.6317879236028534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463451385" table:style-name="ce1">
            <text:p>3.11463E+11</text:p>
          </table:table-cell>
          <table:table-cell table:number-columns-repeated="16381"/>
        </table:table-row>
        <table:table-row table:style-name="ro1">
          <table:table-cell office:value-type="float" office:value="1.6317879237025027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396408081" table:style-name="ce1">
            <text:p>3.11396E+11</text:p>
          </table:table-cell>
          <table:table-cell table:number-columns-repeated="16381"/>
        </table:table-row>
        <table:table-row table:style-name="ro1">
          <table:table-cell office:value-type="float" office:value="1.6317879238026573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342740059" table:style-name="ce1">
            <text:p>3.11343E+11</text:p>
          </table:table-cell>
          <table:table-cell table:number-columns-repeated="16381"/>
        </table:table-row>
        <table:table-row table:style-name="ro1">
          <table:table-cell office:value-type="float" office:value="1.6317879239025597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274623871" table:style-name="ce1">
            <text:p>3.11275E+11</text:p>
          </table:table-cell>
          <table:table-cell table:number-columns-repeated="16381"/>
        </table:table-row>
        <table:table-row table:style-name="ro1">
          <table:table-cell office:value-type="float" office:value="1.6317879240024911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1013269424" table:style-name="ce1">
            <text:p>3.11013E+11</text:p>
          </table:table-cell>
          <table:table-cell table:number-columns-repeated="16381"/>
        </table:table-row>
        <table:table-row table:style-name="ro1">
          <table:table-cell office:value-type="float" office:value="1.6317879241023071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0874915123" table:style-name="ce1">
            <text:p>3.10875E+11</text:p>
          </table:table-cell>
          <table:table-cell table:number-columns-repeated="16381"/>
        </table:table-row>
        <table:table-row table:style-name="ro1">
          <table:table-cell office:value-type="float" office:value="1.6317879242023685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0742950439" table:style-name="ce1">
            <text:p>3.10743E+11</text:p>
          </table:table-cell>
          <table:table-cell table:number-columns-repeated="16381"/>
        </table:table-row>
        <table:table-row table:style-name="ro1">
          <table:table-cell office:value-type="float" office:value="1.6317879243021875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0678982735" table:style-name="ce1">
            <text:p>3.10679E+11</text:p>
          </table:table-cell>
          <table:table-cell table:number-columns-repeated="16381"/>
        </table:table-row>
        <table:table-row table:style-name="ro1">
          <table:table-cell office:value-type="float" office:value="1.6317879244024161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066327095" table:style-name="ce1">
            <text:p>31066327095</text:p>
          </table:table-cell>
          <table:table-cell table:number-columns-repeated="16381"/>
        </table:table-row>
        <table:table-row table:style-name="ro1">
          <table:table-cell office:value-type="float" office:value="1.631787924502261E+18" table:style-name="ce1">
            <text:p>1.63179E+18</text:p>
          </table:table-cell>
          <table:table-cell office:value-type="float" office:value="-556069910526" table:style-name="ce1">
            <text:p>-5.5607E+11</text:p>
          </table:table-cell>
          <table:table-cell office:value-type="float" office:value="310514569283" table:style-name="ce1">
            <text:p>3.10515E+11</text:p>
          </table:table-cell>
          <table:table-cell table:number-columns-repeated="16381"/>
        </table:table-row>
        <table:table-row table:style-name="ro1">
          <table:table-cell office:value-type="float" office:value="1.6317879246024202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6294240952" table:style-name="ce1">
            <text:p>3.16294E+11</text:p>
          </table:table-cell>
          <table:table-cell table:number-columns-repeated="16381"/>
        </table:table-row>
        <table:table-row table:style-name="ro1">
          <table:table-cell office:value-type="float" office:value="1.6317879247028626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6144633293" table:style-name="ce1">
            <text:p>3.16145E+11</text:p>
          </table:table-cell>
          <table:table-cell table:number-columns-repeated="16381"/>
        </table:table-row>
        <table:table-row table:style-name="ro1">
          <table:table-cell office:value-type="float" office:value="1.6317879248022851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6048049927" table:style-name="ce1">
            <text:p>3.16048E+11</text:p>
          </table:table-cell>
          <table:table-cell table:number-columns-repeated="16381"/>
        </table:table-row>
        <table:table-row table:style-name="ro1">
          <table:table-cell office:value-type="float" office:value="1.6317879249023606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5956425667" table:style-name="ce1">
            <text:p>3.15956E+11</text:p>
          </table:table-cell>
          <table:table-cell table:number-columns-repeated="16381"/>
        </table:table-row>
        <table:table-row table:style-name="ro1">
          <table:table-cell office:value-type="float" office:value="1.631787925002635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570956707" table:style-name="ce1">
            <text:p>31570956707</text:p>
          </table:table-cell>
          <table:table-cell table:number-columns-repeated="16381"/>
        </table:table-row>
        <table:table-row table:style-name="ro1">
          <table:table-cell office:value-type="float" office:value="1.6317879251022679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5550231934" table:style-name="ce1">
            <text:p>3.1555E+11</text:p>
          </table:table-cell>
          <table:table-cell table:number-columns-repeated="16381"/>
        </table:table-row>
        <table:table-row table:style-name="ro1">
          <table:table-cell office:value-type="float" office:value="1.6317879252023132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5348339081" table:style-name="ce1">
            <text:p>3.15348E+11</text:p>
          </table:table-cell>
          <table:table-cell table:number-columns-repeated="16381"/>
        </table:table-row>
        <table:table-row table:style-name="ro1">
          <table:table-cell office:value-type="float" office:value="1.6317879253025093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5189671516" table:style-name="ce1">
            <text:p>3.1519E+11</text:p>
          </table:table-cell>
          <table:table-cell table:number-columns-repeated="16381"/>
        </table:table-row>
        <table:table-row table:style-name="ro1">
          <table:table-cell office:value-type="float" office:value="1.6317879254023821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506857872" table:style-name="ce1">
            <text:p>31506857872</text:p>
          </table:table-cell>
          <table:table-cell table:number-columns-repeated="16381"/>
        </table:table-row>
        <table:table-row table:style-name="ro1">
          <table:table-cell office:value-type="float" office:value="1.6317879255023831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4895272255" table:style-name="ce1">
            <text:p>3.14895E+11</text:p>
          </table:table-cell>
          <table:table-cell table:number-columns-repeated="16381"/>
        </table:table-row>
        <table:table-row table:style-name="ro1">
          <table:table-cell office:value-type="float" office:value="1.6317879256024896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4800810814" table:style-name="ce1">
            <text:p>3.14801E+11</text:p>
          </table:table-cell>
          <table:table-cell table:number-columns-repeated="16381"/>
        </table:table-row>
        <table:table-row table:style-name="ro1">
          <table:table-cell office:value-type="float" office:value="1.6317879257023557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4620018005" table:style-name="ce1">
            <text:p>3.1462E+11</text:p>
          </table:table-cell>
          <table:table-cell table:number-columns-repeated="16381"/>
        </table:table-row>
        <table:table-row table:style-name="ro1">
          <table:table-cell office:value-type="float" office:value="1.6317879258024581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4507842064" table:style-name="ce1">
            <text:p>3.14508E+11</text:p>
          </table:table-cell>
          <table:table-cell table:number-columns-repeated="16381"/>
        </table:table-row>
        <table:table-row table:style-name="ro1">
          <table:table-cell office:value-type="float" office:value="1.6317879259024146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4407801628" table:style-name="ce1">
            <text:p>3.14408E+11</text:p>
          </table:table-cell>
          <table:table-cell table:number-columns-repeated="16381"/>
        </table:table-row>
        <table:table-row table:style-name="ro1">
          <table:table-cell office:value-type="float" office:value="1.6317879260022953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4185452461" table:style-name="ce1">
            <text:p>3.14185E+11</text:p>
          </table:table-cell>
          <table:table-cell table:number-columns-repeated="16381"/>
        </table:table-row>
        <table:table-row table:style-name="ro1">
          <table:table-cell office:value-type="float" office:value="1.6317879261023675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4044356346" table:style-name="ce1">
            <text:p>3.14044E+11</text:p>
          </table:table-cell>
          <table:table-cell table:number-columns-repeated="16381"/>
        </table:table-row>
        <table:table-row table:style-name="ro1">
          <table:table-cell office:value-type="float" office:value="1.6317879262026522E+18" table:style-name="ce1">
            <text:p>1.63179E+18</text:p>
          </table:table-cell>
          <table:table-cell office:value-type="float" office:value="-511455595493" table:style-name="ce1">
            <text:p>-5.11456E+11</text:p>
          </table:table-cell>
          <table:table-cell office:value-type="float" office:value="31383202076" table:style-name="ce1">
            <text:p>31383202076</text:p>
          </table:table-cell>
          <table:table-cell table:number-columns-repeated="16381"/>
        </table:table-row>
        <table:table-row table:style-name="ro1">
          <table:table-cell office:value-type="float" office:value="1.6317879263023772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594249725" table:style-name="ce1">
            <text:p>3.09594E+11</text:p>
          </table:table-cell>
          <table:table-cell table:number-columns-repeated="16381"/>
        </table:table-row>
        <table:table-row table:style-name="ro1">
          <table:table-cell office:value-type="float" office:value="1.6317879264023713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516453743" table:style-name="ce1">
            <text:p>3.09516E+11</text:p>
          </table:table-cell>
          <table:table-cell table:number-columns-repeated="16381"/>
        </table:table-row>
        <table:table-row table:style-name="ro1">
          <table:table-cell office:value-type="float" office:value="1.6317879265025828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432506561" table:style-name="ce1">
            <text:p>3.09433E+11</text:p>
          </table:table-cell>
          <table:table-cell table:number-columns-repeated="16381"/>
        </table:table-row>
        <table:table-row table:style-name="ro1">
          <table:table-cell office:value-type="float" office:value="1.6317879266024975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399366379" table:style-name="ce1">
            <text:p>3.09399E+11</text:p>
          </table:table-cell>
          <table:table-cell table:number-columns-repeated="16381"/>
        </table:table-row>
        <table:table-row table:style-name="ro1">
          <table:table-cell office:value-type="float" office:value="1.6317879267026097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288692474" table:style-name="ce1">
            <text:p>3.09289E+11</text:p>
          </table:table-cell>
          <table:table-cell table:number-columns-repeated="16381"/>
        </table:table-row>
        <table:table-row table:style-name="ro1">
          <table:table-cell office:value-type="float" office:value="1.6317879268028303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243679047" table:style-name="ce1">
            <text:p>3.09244E+11</text:p>
          </table:table-cell>
          <table:table-cell table:number-columns-repeated="16381"/>
        </table:table-row>
        <table:table-row table:style-name="ro1">
          <table:table-cell office:value-type="float" office:value="1.6317879269025669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214949608" table:style-name="ce1">
            <text:p>3.09215E+11</text:p>
          </table:table-cell>
          <table:table-cell table:number-columns-repeated="16381"/>
        </table:table-row>
        <table:table-row table:style-name="ro1">
          <table:table-cell office:value-type="float" office:value="1.6317879270023281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126067162" table:style-name="ce1">
            <text:p>3.09126E+11</text:p>
          </table:table-cell>
          <table:table-cell table:number-columns-repeated="16381"/>
        </table:table-row>
        <table:table-row table:style-name="ro1">
          <table:table-cell office:value-type="float" office:value="1.6317879271024353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9067845345" table:style-name="ce1">
            <text:p>3.09068E+11</text:p>
          </table:table-cell>
          <table:table-cell table:number-columns-repeated="16381"/>
        </table:table-row>
        <table:table-row table:style-name="ro1">
          <table:table-cell office:value-type="float" office:value="1.6317879272025185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8862328529" table:style-name="ce1">
            <text:p>3.08862E+11</text:p>
          </table:table-cell>
          <table:table-cell table:number-columns-repeated="16381"/>
        </table:table-row>
        <table:table-row table:style-name="ro1">
          <table:table-cell office:value-type="float" office:value="1.6317879273024865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8734846115" table:style-name="ce1">
            <text:p>3.08735E+11</text:p>
          </table:table-cell>
          <table:table-cell table:number-columns-repeated="16381"/>
        </table:table-row>
        <table:table-row table:style-name="ro1">
          <table:table-cell office:value-type="float" office:value="1.6317879274023127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8628463745" table:style-name="ce1">
            <text:p>3.08628E+11</text:p>
          </table:table-cell>
          <table:table-cell table:number-columns-repeated="16381"/>
        </table:table-row>
        <table:table-row table:style-name="ro1">
          <table:table-cell office:value-type="float" office:value="1.6317879275023877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8403587341" table:style-name="ce1">
            <text:p>3.08404E+11</text:p>
          </table:table-cell>
          <table:table-cell table:number-columns-repeated="16381"/>
        </table:table-row>
        <table:table-row table:style-name="ro1">
          <table:table-cell office:value-type="float" office:value="1.6317879276026662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8288240433" table:style-name="ce1">
            <text:p>3.08288E+11</text:p>
          </table:table-cell>
          <table:table-cell table:number-columns-repeated="16381"/>
        </table:table-row>
        <table:table-row table:style-name="ro1">
          <table:table-cell office:value-type="float" office:value="1.6317879277023227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8163928986" table:style-name="ce1">
            <text:p>3.08164E+11</text:p>
          </table:table-cell>
          <table:table-cell table:number-columns-repeated="16381"/>
        </table:table-row>
        <table:table-row table:style-name="ro1">
          <table:table-cell office:value-type="float" office:value="1.631787927802315E+18" table:style-name="ce1">
            <text:p>1.63179E+18</text:p>
          </table:table-cell>
          <table:table-cell office:value-type="float" office:value="-540136158466" table:style-name="ce1">
            <text:p>-5.40136E+11</text:p>
          </table:table-cell>
          <table:table-cell office:value-type="float" office:value="308086204529" table:style-name="ce1">
            <text:p>3.08086E+11</text:p>
          </table:table-cell>
          <table:table-cell table:number-columns-repeated="16381"/>
        </table:table-row>
        <table:table-row table:style-name="ro1">
          <table:table-cell office:value-type="float" office:value="1.6317879279025393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9012079239" table:style-name="ce1">
            <text:p>3.09012E+11</text:p>
          </table:table-cell>
          <table:table-cell table:number-columns-repeated="16381"/>
        </table:table-row>
        <table:table-row table:style-name="ro1">
          <table:table-cell office:value-type="float" office:value="1.6317879280025134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8869361877" table:style-name="ce1">
            <text:p>3.08869E+11</text:p>
          </table:table-cell>
          <table:table-cell table:number-columns-repeated="16381"/>
        </table:table-row>
        <table:table-row table:style-name="ro1">
          <table:table-cell office:value-type="float" office:value="1.6317879281022922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878610611" table:style-name="ce1">
            <text:p>30878610611</text:p>
          </table:table-cell>
          <table:table-cell table:number-columns-repeated="16381"/>
        </table:table-row>
        <table:table-row table:style-name="ro1">
          <table:table-cell office:value-type="float" office:value="1.6317879282027945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8603072166" table:style-name="ce1">
            <text:p>3.08603E+11</text:p>
          </table:table-cell>
          <table:table-cell table:number-columns-repeated="16381"/>
        </table:table-row>
        <table:table-row table:style-name="ro1">
          <table:table-cell office:value-type="float" office:value="1.6317879283023516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8480405807" table:style-name="ce1">
            <text:p>3.0848E+11</text:p>
          </table:table-cell>
          <table:table-cell table:number-columns-repeated="16381"/>
        </table:table-row>
        <table:table-row table:style-name="ro1">
          <table:table-cell office:value-type="float" office:value="1.6317879284024205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8373403549" table:style-name="ce1">
            <text:p>3.08373E+11</text:p>
          </table:table-cell>
          <table:table-cell table:number-columns-repeated="16381"/>
        </table:table-row>
        <table:table-row table:style-name="ro1">
          <table:table-cell office:value-type="float" office:value="1.6317879285031255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8207941055" table:style-name="ce1">
            <text:p>3.08208E+11</text:p>
          </table:table-cell>
          <table:table-cell table:number-columns-repeated="16381"/>
        </table:table-row>
        <table:table-row table:style-name="ro1">
          <table:table-cell office:value-type="float" office:value="1.6317879286022042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8114552498" table:style-name="ce1">
            <text:p>3.08115E+11</text:p>
          </table:table-cell>
          <table:table-cell table:number-columns-repeated="16381"/>
        </table:table-row>
        <table:table-row table:style-name="ro1">
          <table:table-cell office:value-type="float" office:value="1.6317879287025347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974052429" table:style-name="ce1">
            <text:p>3.07974E+11</text:p>
          </table:table-cell>
          <table:table-cell table:number-columns-repeated="16381"/>
        </table:table-row>
        <table:table-row table:style-name="ro1">
          <table:table-cell office:value-type="float" office:value="1.6317879288025004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888627052" table:style-name="ce1">
            <text:p>3.07889E+11</text:p>
          </table:table-cell>
          <table:table-cell table:number-columns-repeated="16381"/>
        </table:table-row>
        <table:table-row table:style-name="ro1">
          <table:table-cell office:value-type="float" office:value="1.6317879289023854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823419571" table:style-name="ce1">
            <text:p>3.07823E+11</text:p>
          </table:table-cell>
          <table:table-cell table:number-columns-repeated="16381"/>
        </table:table-row>
        <table:table-row table:style-name="ro1">
          <table:table-cell office:value-type="float" office:value="1.6317879290023137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667899132" table:style-name="ce1">
            <text:p>3.07668E+11</text:p>
          </table:table-cell>
          <table:table-cell table:number-columns-repeated="16381"/>
        </table:table-row>
        <table:table-row table:style-name="ro1">
          <table:table-cell office:value-type="float" office:value="1.6317879291024353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578086853" table:style-name="ce1">
            <text:p>3.07578E+11</text:p>
          </table:table-cell>
          <table:table-cell table:number-columns-repeated="16381"/>
        </table:table-row>
        <table:table-row table:style-name="ro1">
          <table:table-cell office:value-type="float" office:value="1.6317879292022986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396960258" table:style-name="ce1">
            <text:p>3.07397E+11</text:p>
          </table:table-cell>
          <table:table-cell table:number-columns-repeated="16381"/>
        </table:table-row>
        <table:table-row table:style-name="ro1">
          <table:table-cell office:value-type="float" office:value="1.6317879293023455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281374931" table:style-name="ce1">
            <text:p>3.07281E+11</text:p>
          </table:table-cell>
          <table:table-cell table:number-columns-repeated="16381"/>
        </table:table-row>
        <table:table-row table:style-name="ro1">
          <table:table-cell office:value-type="float" office:value="1.6317879294021148E+18" table:style-name="ce1">
            <text:p>1.63179E+18</text:p>
          </table:table-cell>
          <table:table-cell office:value-type="float" office:value="-514854490757" table:style-name="ce1">
            <text:p>-5.14854E+11</text:p>
          </table:table-cell>
          <table:table-cell office:value-type="float" office:value="307189917564" table:style-name="ce1">
            <text:p>3.0719E+11</text:p>
          </table:table-cell>
          <table:table-cell table:number-columns-repeated="16381"/>
        </table:table-row>
        <table:table-row table:style-name="ro1">
          <table:table-cell office:value-type="float" office:value="1.6317879295022787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681297302" table:style-name="ce1">
            <text:p>3.08681E+11</text:p>
          </table:table-cell>
          <table:table-cell table:number-columns-repeated="16381"/>
        </table:table-row>
        <table:table-row table:style-name="ro1">
          <table:table-cell office:value-type="float" office:value="1.6317879296023752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56180191" table:style-name="ce1">
            <text:p>30856180191</text:p>
          </table:table-cell>
          <table:table-cell table:number-columns-repeated="16381"/>
        </table:table-row>
        <table:table-row table:style-name="ro1">
          <table:table-cell office:value-type="float" office:value="1.6317879297023813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446192741" table:style-name="ce1">
            <text:p>3.08446E+11</text:p>
          </table:table-cell>
          <table:table-cell table:number-columns-repeated="16381"/>
        </table:table-row>
        <table:table-row table:style-name="ro1">
          <table:table-cell office:value-type="float" office:value="1.6317879298027666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37032795" table:style-name="ce1">
            <text:p>30837032795</text:p>
          </table:table-cell>
          <table:table-cell table:number-columns-repeated="16381"/>
        </table:table-row>
        <table:table-row table:style-name="ro1">
          <table:table-cell office:value-type="float" office:value="1.6317879299026196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321356773" table:style-name="ce1">
            <text:p>3.08321E+11</text:p>
          </table:table-cell>
          <table:table-cell table:number-columns-repeated="16381"/>
        </table:table-row>
        <table:table-row table:style-name="ro1">
          <table:table-cell office:value-type="float" office:value="1.6317879300023406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239531517" table:style-name="ce1">
            <text:p>3.0824E+11</text:p>
          </table:table-cell>
          <table:table-cell table:number-columns-repeated="16381"/>
        </table:table-row>
        <table:table-row table:style-name="ro1">
          <table:table-cell office:value-type="float" office:value="1.6317879301023539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20813179" table:style-name="ce1">
            <text:p>30820813179</text:p>
          </table:table-cell>
          <table:table-cell table:number-columns-repeated="16381"/>
        </table:table-row>
        <table:table-row table:style-name="ro1">
          <table:table-cell office:value-type="float" office:value="1.6317879302025364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8062124252" table:style-name="ce1">
            <text:p>3.08062E+11</text:p>
          </table:table-cell>
          <table:table-cell table:number-columns-repeated="16381"/>
        </table:table-row>
        <table:table-row table:style-name="ro1">
          <table:table-cell office:value-type="float" office:value="1.6317879303023598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986593246" table:style-name="ce1">
            <text:p>3.07987E+11</text:p>
          </table:table-cell>
          <table:table-cell table:number-columns-repeated="16381"/>
        </table:table-row>
        <table:table-row table:style-name="ro1">
          <table:table-cell office:value-type="float" office:value="1.631787930402454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925367355" table:style-name="ce1">
            <text:p>3.07925E+11</text:p>
          </table:table-cell>
          <table:table-cell table:number-columns-repeated="16381"/>
        </table:table-row>
        <table:table-row table:style-name="ro1">
          <table:table-cell office:value-type="float" office:value="1.6317879305025884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748031616" table:style-name="ce1">
            <text:p>3.07748E+11</text:p>
          </table:table-cell>
          <table:table-cell table:number-columns-repeated="16381"/>
        </table:table-row>
        <table:table-row table:style-name="ro1">
          <table:table-cell office:value-type="float" office:value="1.631787930602238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651257515" table:style-name="ce1">
            <text:p>3.07651E+11</text:p>
          </table:table-cell>
          <table:table-cell table:number-columns-repeated="16381"/>
        </table:table-row>
        <table:table-row table:style-name="ro1">
          <table:table-cell office:value-type="float" office:value="1.6317879307022884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518768311" table:style-name="ce1">
            <text:p>3.07519E+11</text:p>
          </table:table-cell>
          <table:table-cell table:number-columns-repeated="16381"/>
        </table:table-row>
        <table:table-row table:style-name="ro1">
          <table:table-cell office:value-type="float" office:value="1.6317879308027878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41724968" table:style-name="ce1">
            <text:p>30741724968</text:p>
          </table:table-cell>
          <table:table-cell table:number-columns-repeated="16381"/>
        </table:table-row>
        <table:table-row table:style-name="ro1">
          <table:table-cell office:value-type="float" office:value="1.6317879309024548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330775261" table:style-name="ce1">
            <text:p>3.07331E+11</text:p>
          </table:table-cell>
          <table:table-cell table:number-columns-repeated="16381"/>
        </table:table-row>
        <table:table-row table:style-name="ro1">
          <table:table-cell office:value-type="float" office:value="1.6317879310025467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125687599" table:style-name="ce1">
            <text:p>3.07126E+11</text:p>
          </table:table-cell>
          <table:table-cell table:number-columns-repeated="16381"/>
        </table:table-row>
        <table:table-row table:style-name="ro1">
          <table:table-cell office:value-type="float" office:value="1.6317879311029637E+18" table:style-name="ce1">
            <text:p>1.63179E+18</text:p>
          </table:table-cell>
          <table:table-cell office:value-type="float" office:value="-517021000385" table:style-name="ce1">
            <text:p>-5.17021E+11</text:p>
          </table:table-cell>
          <table:table-cell office:value-type="float" office:value="307009482384" table:style-name="ce1">
            <text:p>3.07009E+11</text:p>
          </table:table-cell>
          <table:table-cell table:number-columns-repeated="16381"/>
        </table:table-row>
        <table:table-row table:style-name="ro1">
          <table:table-cell office:value-type="float" office:value="1.6317879312023616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1642489433" table:style-name="ce1">
            <text:p>3.01642E+11</text:p>
          </table:table-cell>
          <table:table-cell table:number-columns-repeated="16381"/>
        </table:table-row>
        <table:table-row table:style-name="ro1">
          <table:table-cell office:value-type="float" office:value="1.6317879313023204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1547789574" table:style-name="ce1">
            <text:p>3.01548E+11</text:p>
          </table:table-cell>
          <table:table-cell table:number-columns-repeated="16381"/>
        </table:table-row>
        <table:table-row table:style-name="ro1">
          <table:table-cell office:value-type="float" office:value="1.6317879314025428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1472616196" table:style-name="ce1">
            <text:p>3.01473E+11</text:p>
          </table:table-cell>
          <table:table-cell table:number-columns-repeated="16381"/>
        </table:table-row>
        <table:table-row table:style-name="ro1">
          <table:table-cell office:value-type="float" office:value="1.6317879315022218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1322960854" table:style-name="ce1">
            <text:p>3.01323E+11</text:p>
          </table:table-cell>
          <table:table-cell table:number-columns-repeated="16381"/>
        </table:table-row>
        <table:table-row table:style-name="ro1">
          <table:table-cell office:value-type="float" office:value="1.6317879316022884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1242733002" table:style-name="ce1">
            <text:p>3.01243E+11</text:p>
          </table:table-cell>
          <table:table-cell table:number-columns-repeated="16381"/>
        </table:table-row>
        <table:table-row table:style-name="ro1">
          <table:table-cell office:value-type="float" office:value="1.6317879317026929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1109051704" table:style-name="ce1">
            <text:p>3.01109E+11</text:p>
          </table:table-cell>
          <table:table-cell table:number-columns-repeated="16381"/>
        </table:table-row>
        <table:table-row table:style-name="ro1">
          <table:table-cell office:value-type="float" office:value="1.6317879318022825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1028394699" table:style-name="ce1">
            <text:p>3.01028E+11</text:p>
          </table:table-cell>
          <table:table-cell table:number-columns-repeated="16381"/>
        </table:table-row>
        <table:table-row table:style-name="ro1">
          <table:table-cell office:value-type="float" office:value="1.6317879319022971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96988678" table:style-name="ce1">
            <text:p>30096988678</text:p>
          </table:table-cell>
          <table:table-cell table:number-columns-repeated="16381"/>
        </table:table-row>
        <table:table-row table:style-name="ro1">
          <table:table-cell office:value-type="float" office:value="1.6317879320025495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806236267" table:style-name="ce1">
            <text:p>3.00806E+11</text:p>
          </table:table-cell>
          <table:table-cell table:number-columns-repeated="16381"/>
        </table:table-row>
        <table:table-row table:style-name="ro1">
          <table:table-cell office:value-type="float" office:value="1.6317879321022725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709867477" table:style-name="ce1">
            <text:p>3.0071E+11</text:p>
          </table:table-cell>
          <table:table-cell table:number-columns-repeated="16381"/>
        </table:table-row>
        <table:table-row table:style-name="ro1">
          <table:table-cell office:value-type="float" office:value="1.6317879322027251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510406494" table:style-name="ce1">
            <text:p>3.0051E+11</text:p>
          </table:table-cell>
          <table:table-cell table:number-columns-repeated="16381"/>
        </table:table-row>
        <table:table-row table:style-name="ro1">
          <table:table-cell office:value-type="float" office:value="1.6317879323023882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389862061" table:style-name="ce1">
            <text:p>3.0039E+11</text:p>
          </table:table-cell>
          <table:table-cell table:number-columns-repeated="16381"/>
        </table:table-row>
        <table:table-row table:style-name="ro1">
          <table:table-cell office:value-type="float" office:value="1.6317879324023875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291252136" table:style-name="ce1">
            <text:p>3.00291E+11</text:p>
          </table:table-cell>
          <table:table-cell table:number-columns-repeated="16381"/>
        </table:table-row>
        <table:table-row table:style-name="ro1">
          <table:table-cell office:value-type="float" office:value="1.6317879325024113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176477432" table:style-name="ce1">
            <text:p>3.00176E+11</text:p>
          </table:table-cell>
          <table:table-cell table:number-columns-repeated="16381"/>
        </table:table-row>
        <table:table-row table:style-name="ro1">
          <table:table-cell office:value-type="float" office:value="1.6317879326022577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300120186806" table:style-name="ce1">
            <text:p>3.0012E+11</text:p>
          </table:table-cell>
          <table:table-cell table:number-columns-repeated="16381"/>
        </table:table-row>
        <table:table-row table:style-name="ro1">
          <table:table-cell office:value-type="float" office:value="1.6317879327024343E+18" table:style-name="ce1">
            <text:p>1.63179E+18</text:p>
          </table:table-cell>
          <table:table-cell office:value-type="float" office:value="-549366474152" table:style-name="ce1">
            <text:p>-5.49366E+11</text:p>
          </table:table-cell>
          <table:table-cell office:value-type="float" office:value="299963593483" table:style-name="ce1">
            <text:p>2.99964E+11</text:p>
          </table:table-cell>
          <table:table-cell table:number-columns-repeated="16381"/>
        </table:table-row>
        <table:table-row table:style-name="ro1">
          <table:table-cell office:value-type="float" office:value="1.6317879328022825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300554680824" table:style-name="ce1">
            <text:p>3.00555E+11</text:p>
          </table:table-cell>
          <table:table-cell table:number-columns-repeated="16381"/>
        </table:table-row>
        <table:table-row table:style-name="ro1">
          <table:table-cell office:value-type="float" office:value="1.6317879329022572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300474500656" table:style-name="ce1">
            <text:p>3.00475E+11</text:p>
          </table:table-cell>
          <table:table-cell table:number-columns-repeated="16381"/>
        </table:table-row>
        <table:table-row table:style-name="ro1">
          <table:table-cell office:value-type="float" office:value="1.6317879330022851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300341582298" table:style-name="ce1">
            <text:p>3.00342E+11</text:p>
          </table:table-cell>
          <table:table-cell table:number-columns-repeated="16381"/>
        </table:table-row>
        <table:table-row table:style-name="ro1">
          <table:table-cell office:value-type="float" office:value="1.6317879331025539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300242257118" table:style-name="ce1">
            <text:p>3.00242E+11</text:p>
          </table:table-cell>
          <table:table-cell table:number-columns-repeated="16381"/>
        </table:table-row>
        <table:table-row table:style-name="ro1">
          <table:table-cell office:value-type="float" office:value="1.6317879332022236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300093841553" table:style-name="ce1">
            <text:p>3.00094E+11</text:p>
          </table:table-cell>
          <table:table-cell table:number-columns-repeated="16381"/>
        </table:table-row>
        <table:table-row table:style-name="ro1">
          <table:table-cell office:value-type="float" office:value="1.631787933302486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982976913" table:style-name="ce1">
            <text:p>2.99983E+11</text:p>
          </table:table-cell>
          <table:table-cell table:number-columns-repeated="16381"/>
        </table:table-row>
        <table:table-row table:style-name="ro1">
          <table:table-cell office:value-type="float" office:value="1.6317879334026312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887084961" table:style-name="ce1">
            <text:p>2.99887E+11</text:p>
          </table:table-cell>
          <table:table-cell table:number-columns-repeated="16381"/>
        </table:table-row>
        <table:table-row table:style-name="ro1">
          <table:table-cell office:value-type="float" office:value="1.63178793350239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738168716" table:style-name="ce1">
            <text:p>2.99738E+11</text:p>
          </table:table-cell>
          <table:table-cell table:number-columns-repeated="16381"/>
        </table:table-row>
        <table:table-row table:style-name="ro1">
          <table:table-cell office:value-type="float" office:value="1.6317879336023025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645733833" table:style-name="ce1">
            <text:p>2.99646E+11</text:p>
          </table:table-cell>
          <table:table-cell table:number-columns-repeated="16381"/>
        </table:table-row>
        <table:table-row table:style-name="ro1">
          <table:table-cell office:value-type="float" office:value="1.6317879337026299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457502365" table:style-name="ce1">
            <text:p>2.99458E+11</text:p>
          </table:table-cell>
          <table:table-cell table:number-columns-repeated="16381"/>
        </table:table-row>
        <table:table-row table:style-name="ro1">
          <table:table-cell office:value-type="float" office:value="1.6317879338023877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338769913" table:style-name="ce1">
            <text:p>2.99339E+11</text:p>
          </table:table-cell>
          <table:table-cell table:number-columns-repeated="16381"/>
        </table:table-row>
        <table:table-row table:style-name="ro1">
          <table:table-cell office:value-type="float" office:value="1.6317879339024343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238204956" table:style-name="ce1">
            <text:p>2.99238E+11</text:p>
          </table:table-cell>
          <table:table-cell table:number-columns-repeated="16381"/>
        </table:table-row>
        <table:table-row table:style-name="ro1">
          <table:table-cell office:value-type="float" office:value="1.6317879340025736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9058151245" table:style-name="ce1">
            <text:p>2.99058E+11</text:p>
          </table:table-cell>
          <table:table-cell table:number-columns-repeated="16381"/>
        </table:table-row>
        <table:table-row table:style-name="ro1">
          <table:table-cell office:value-type="float" office:value="1.6317879341022802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8957538605" table:style-name="ce1">
            <text:p>2.98958E+11</text:p>
          </table:table-cell>
          <table:table-cell table:number-columns-repeated="16381"/>
        </table:table-row>
        <table:table-row table:style-name="ro1">
          <table:table-cell office:value-type="float" office:value="1.6317879342022799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8786091805" table:style-name="ce1">
            <text:p>2.98786E+11</text:p>
          </table:table-cell>
          <table:table-cell table:number-columns-repeated="16381"/>
        </table:table-row>
        <table:table-row table:style-name="ro1">
          <table:table-cell office:value-type="float" office:value="1.6317879343024758E+18" table:style-name="ce1">
            <text:p>1.63179E+18</text:p>
          </table:table-cell>
          <table:table-cell office:value-type="float" office:value="-534972131252" table:style-name="ce1">
            <text:p>-5.34972E+11</text:p>
          </table:table-cell>
          <table:table-cell office:value-type="float" office:value="298662734032" table:style-name="ce1">
            <text:p>2.98663E+11</text:p>
          </table:table-cell>
          <table:table-cell table:number-columns-repeated="16381"/>
        </table:table-row>
        <table:table-row table:style-name="ro1">
          <table:table-cell office:value-type="float" office:value="1.6317879344025057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7701644897" table:style-name="ce1">
            <text:p>2.97702E+11</text:p>
          </table:table-cell>
          <table:table-cell table:number-columns-repeated="16381"/>
        </table:table-row>
        <table:table-row table:style-name="ro1">
          <table:table-cell office:value-type="float" office:value="1.6317879345024343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7553658485" table:style-name="ce1">
            <text:p>2.97554E+11</text:p>
          </table:table-cell>
          <table:table-cell table:number-columns-repeated="16381"/>
        </table:table-row>
        <table:table-row table:style-name="ro1">
          <table:table-cell office:value-type="float" office:value="1.6317879346022856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7451448441" table:style-name="ce1">
            <text:p>2.97451E+11</text:p>
          </table:table-cell>
          <table:table-cell table:number-columns-repeated="16381"/>
        </table:table-row>
        <table:table-row table:style-name="ro1">
          <table:table-cell office:value-type="float" office:value="1.6317879347023777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7307348251" table:style-name="ce1">
            <text:p>2.97307E+11</text:p>
          </table:table-cell>
          <table:table-cell table:number-columns-repeated="16381"/>
        </table:table-row>
        <table:table-row table:style-name="ro1">
          <table:table-cell office:value-type="float" office:value="1.6317879348026688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7210168839" table:style-name="ce1">
            <text:p>2.9721E+11</text:p>
          </table:table-cell>
          <table:table-cell table:number-columns-repeated="16381"/>
        </table:table-row>
        <table:table-row table:style-name="ro1">
          <table:table-cell office:value-type="float" office:value="1.6317879349024827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7136282921" table:style-name="ce1">
            <text:p>2.97136E+11</text:p>
          </table:table-cell>
          <table:table-cell table:number-columns-repeated="16381"/>
        </table:table-row>
        <table:table-row table:style-name="ro1">
          <table:table-cell office:value-type="float" office:value="1.6317879350024581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92671299" table:style-name="ce1">
            <text:p>29692671299</text:p>
          </table:table-cell>
          <table:table-cell table:number-columns-repeated="16381"/>
        </table:table-row>
        <table:table-row table:style-name="ro1">
          <table:table-cell office:value-type="float" office:value="1.6317879351026568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817994118" table:style-name="ce1">
            <text:p>2.96818E+11</text:p>
          </table:table-cell>
          <table:table-cell table:number-columns-repeated="16381"/>
        </table:table-row>
        <table:table-row table:style-name="ro1">
          <table:table-cell office:value-type="float" office:value="1.6317879352026125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669173241" table:style-name="ce1">
            <text:p>2.96669E+11</text:p>
          </table:table-cell>
          <table:table-cell table:number-columns-repeated="16381"/>
        </table:table-row>
        <table:table-row table:style-name="ro1">
          <table:table-cell office:value-type="float" office:value="1.6317879353023695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567034721" table:style-name="ce1">
            <text:p>2.96567E+11</text:p>
          </table:table-cell>
          <table:table-cell table:number-columns-repeated="16381"/>
        </table:table-row>
        <table:table-row table:style-name="ro1">
          <table:table-cell office:value-type="float" office:value="1.6317879354024993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478629112" table:style-name="ce1">
            <text:p>2.96479E+11</text:p>
          </table:table-cell>
          <table:table-cell table:number-columns-repeated="16381"/>
        </table:table-row>
        <table:table-row table:style-name="ro1">
          <table:table-cell office:value-type="float" office:value="1.6317879355023299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295213699" table:style-name="ce1">
            <text:p>2.96295E+11</text:p>
          </table:table-cell>
          <table:table-cell table:number-columns-repeated="16381"/>
        </table:table-row>
        <table:table-row table:style-name="ro1">
          <table:table-cell office:value-type="float" office:value="1.6317879356022792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17600441" table:style-name="ce1">
            <text:p>29617600441</text:p>
          </table:table-cell>
          <table:table-cell table:number-columns-repeated="16381"/>
        </table:table-row>
        <table:table-row table:style-name="ro1">
          <table:table-cell office:value-type="float" office:value="1.63178793570243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6011161804" table:style-name="ce1">
            <text:p>2.96011E+11</text:p>
          </table:table-cell>
          <table:table-cell table:number-columns-repeated="16381"/>
        </table:table-row>
        <table:table-row table:style-name="ro1">
          <table:table-cell office:value-type="float" office:value="1.6317879358022689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5874762535" table:style-name="ce1">
            <text:p>2.95875E+11</text:p>
          </table:table-cell>
          <table:table-cell table:number-columns-repeated="16381"/>
        </table:table-row>
        <table:table-row table:style-name="ro1">
          <table:table-cell office:value-type="float" office:value="1.6317879359022131E+18" table:style-name="ce1">
            <text:p>1.63179E+18</text:p>
          </table:table-cell>
          <table:table-cell office:value-type="float" office:value="-528075873852" table:style-name="ce1">
            <text:p>-5.28076E+11</text:p>
          </table:table-cell>
          <table:table-cell office:value-type="float" office:value="295748305321" table:style-name="ce1">
            <text:p>2.95748E+11</text:p>
          </table:table-cell>
          <table:table-cell table:number-columns-repeated="16381"/>
        </table:table-row>
        <table:table-row table:style-name="ro1">
          <table:table-cell office:value-type="float" office:value="1.6317879360023624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1234993935" table:style-name="ce1">
            <text:p>2.91235E+11</text:p>
          </table:table-cell>
          <table:table-cell table:number-columns-repeated="16381"/>
        </table:table-row>
        <table:table-row table:style-name="ro1">
          <table:table-cell office:value-type="float" office:value="1.6317879361024049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1174602509" table:style-name="ce1">
            <text:p>2.91175E+11</text:p>
          </table:table-cell>
          <table:table-cell table:number-columns-repeated="16381"/>
        </table:table-row>
        <table:table-row table:style-name="ro1">
          <table:table-cell office:value-type="float" office:value="1.631787936202334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1056966782" table:style-name="ce1">
            <text:p>2.91057E+11</text:p>
          </table:table-cell>
          <table:table-cell table:number-columns-repeated="16381"/>
        </table:table-row>
        <table:table-row table:style-name="ro1">
          <table:table-cell office:value-type="float" office:value="1.6317879363026232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993046761" table:style-name="ce1">
            <text:p>2.90993E+11</text:p>
          </table:table-cell>
          <table:table-cell table:number-columns-repeated="16381"/>
        </table:table-row>
        <table:table-row table:style-name="ro1">
          <table:table-cell office:value-type="float" office:value="1.6317879364025541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944719315" table:style-name="ce1">
            <text:p>2.90945E+11</text:p>
          </table:table-cell>
          <table:table-cell table:number-columns-repeated="16381"/>
        </table:table-row>
        <table:table-row table:style-name="ro1">
          <table:table-cell office:value-type="float" office:value="1.6317879365025441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86368084" table:style-name="ce1">
            <text:p>29086368084</text:p>
          </table:table-cell>
          <table:table-cell table:number-columns-repeated="16381"/>
        </table:table-row>
        <table:table-row table:style-name="ro1">
          <table:table-cell office:value-type="float" office:value="1.6317879366027973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819239616" table:style-name="ce1">
            <text:p>2.90819E+11</text:p>
          </table:table-cell>
          <table:table-cell table:number-columns-repeated="16381"/>
        </table:table-row>
        <table:table-row table:style-name="ro1">
          <table:table-cell office:value-type="float" office:value="1.6317879367023432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730571747" table:style-name="ce1">
            <text:p>2.90731E+11</text:p>
          </table:table-cell>
          <table:table-cell table:number-columns-repeated="16381"/>
        </table:table-row>
        <table:table-row table:style-name="ro1">
          <table:table-cell office:value-type="float" office:value="1.6317879368023324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658354759" table:style-name="ce1">
            <text:p>2.90658E+11</text:p>
          </table:table-cell>
          <table:table-cell table:number-columns-repeated="16381"/>
        </table:table-row>
        <table:table-row table:style-name="ro1">
          <table:table-cell office:value-type="float" office:value="1.6317879369024863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584206581" table:style-name="ce1">
            <text:p>2.90584E+11</text:p>
          </table:table-cell>
          <table:table-cell table:number-columns-repeated="16381"/>
        </table:table-row>
        <table:table-row table:style-name="ro1">
          <table:table-cell office:value-type="float" office:value="1.6317879370024115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442204475" table:style-name="ce1">
            <text:p>2.90442E+11</text:p>
          </table:table-cell>
          <table:table-cell table:number-columns-repeated="16381"/>
        </table:table-row>
        <table:table-row table:style-name="ro1">
          <table:table-cell office:value-type="float" office:value="1.6317879371023606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354394913" table:style-name="ce1">
            <text:p>2.90354E+11</text:p>
          </table:table-cell>
          <table:table-cell table:number-columns-repeated="16381"/>
        </table:table-row>
        <table:table-row table:style-name="ro1">
          <table:table-cell office:value-type="float" office:value="1.631787937202369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204310417" table:style-name="ce1">
            <text:p>2.90204E+11</text:p>
          </table:table-cell>
          <table:table-cell table:number-columns-repeated="16381"/>
        </table:table-row>
        <table:table-row table:style-name="ro1">
          <table:table-cell office:value-type="float" office:value="1.6317879373024161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121459961" table:style-name="ce1">
            <text:p>2.90121E+11</text:p>
          </table:table-cell>
          <table:table-cell table:number-columns-repeated="16381"/>
        </table:table-row>
        <table:table-row table:style-name="ro1">
          <table:table-cell office:value-type="float" office:value="1.6317879374024397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90066242218" table:style-name="ce1">
            <text:p>2.90066E+11</text:p>
          </table:table-cell>
          <table:table-cell table:number-columns-repeated="16381"/>
        </table:table-row>
        <table:table-row table:style-name="ro1">
          <table:table-cell office:value-type="float" office:value="1.6317879375023444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89930295944" table:style-name="ce1">
            <text:p>2.8993E+11</text:p>
          </table:table-cell>
          <table:table-cell table:number-columns-repeated="16381"/>
        </table:table-row>
        <table:table-row table:style-name="ro1">
          <table:table-cell office:value-type="float" office:value="1.6317879376021903E+18" table:style-name="ce1">
            <text:p>1.63179E+18</text:p>
          </table:table-cell>
          <table:table-cell office:value-type="float" office:value="-576064527035" table:style-name="ce1">
            <text:p>-5.76065E+11</text:p>
          </table:table-cell>
          <table:table-cell office:value-type="float" office:value="289865612984" table:style-name="ce1">
            <text:p>2.89866E+11</text:p>
          </table:table-cell>
          <table:table-cell table:number-columns-repeated="16381"/>
        </table:table-row>
        <table:table-row table:style-name="ro1">
          <table:table-cell office:value-type="float" office:value="1.6317879377026611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443936348" table:style-name="ce1">
            <text:p>29443936348</text:p>
          </table:table-cell>
          <table:table-cell table:number-columns-repeated="16381"/>
        </table:table-row>
        <table:table-row table:style-name="ro1">
          <table:table-cell office:value-type="float" office:value="1.6317879378022479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4359707832" table:style-name="ce1">
            <text:p>2.9436E+11</text:p>
          </table:table-cell>
          <table:table-cell table:number-columns-repeated="16381"/>
        </table:table-row>
        <table:table-row table:style-name="ro1">
          <table:table-cell office:value-type="float" office:value="1.63178793790243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4277524948" table:style-name="ce1">
            <text:p>2.94278E+11</text:p>
          </table:table-cell>
          <table:table-cell table:number-columns-repeated="16381"/>
        </table:table-row>
        <table:table-row table:style-name="ro1">
          <table:table-cell office:value-type="float" office:value="1.6317879380025651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3905425072" table:style-name="ce1">
            <text:p>2.93905E+11</text:p>
          </table:table-cell>
          <table:table-cell table:number-columns-repeated="16381"/>
        </table:table-row>
        <table:table-row table:style-name="ro1">
          <table:table-cell office:value-type="float" office:value="1.6317879381021499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3726110458" table:style-name="ce1">
            <text:p>2.93726E+11</text:p>
          </table:table-cell>
          <table:table-cell table:number-columns-repeated="16381"/>
        </table:table-row>
        <table:table-row table:style-name="ro1">
          <table:table-cell office:value-type="float" office:value="1.6317879382023887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3427324295" table:style-name="ce1">
            <text:p>2.93427E+11</text:p>
          </table:table-cell>
          <table:table-cell table:number-columns-repeated="16381"/>
        </table:table-row>
        <table:table-row table:style-name="ro1">
          <table:table-cell office:value-type="float" office:value="1.6317879383024502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3209719658" table:style-name="ce1">
            <text:p>2.9321E+11</text:p>
          </table:table-cell>
          <table:table-cell table:number-columns-repeated="16381"/>
        </table:table-row>
        <table:table-row table:style-name="ro1">
          <table:table-cell office:value-type="float" office:value="1.6317879384022897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3026375771" table:style-name="ce1">
            <text:p>2.93026E+11</text:p>
          </table:table-cell>
          <table:table-cell table:number-columns-repeated="16381"/>
        </table:table-row>
        <table:table-row table:style-name="ro1">
          <table:table-cell office:value-type="float" office:value="1.6317879385023596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2813205719" table:style-name="ce1">
            <text:p>2.92813E+11</text:p>
          </table:table-cell>
          <table:table-cell table:number-columns-repeated="16381"/>
        </table:table-row>
        <table:table-row table:style-name="ro1">
          <table:table-cell office:value-type="float" office:value="1.6317879386022036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2671227455" table:style-name="ce1">
            <text:p>2.92671E+11</text:p>
          </table:table-cell>
          <table:table-cell table:number-columns-repeated="16381"/>
        </table:table-row>
        <table:table-row table:style-name="ro1">
          <table:table-cell office:value-type="float" office:value="1.6317879387022472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2493414879" table:style-name="ce1">
            <text:p>2.92493E+11</text:p>
          </table:table-cell>
          <table:table-cell table:number-columns-repeated="16381"/>
        </table:table-row>
        <table:table-row table:style-name="ro1">
          <table:table-cell office:value-type="float" office:value="1.631787938802444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2350888252" table:style-name="ce1">
            <text:p>2.92351E+11</text:p>
          </table:table-cell>
          <table:table-cell table:number-columns-repeated="16381"/>
        </table:table-row>
        <table:table-row table:style-name="ro1">
          <table:table-cell office:value-type="float" office:value="1.6317879389023309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2212796211" table:style-name="ce1">
            <text:p>2.92213E+11</text:p>
          </table:table-cell>
          <table:table-cell table:number-columns-repeated="16381"/>
        </table:table-row>
        <table:table-row table:style-name="ro1">
          <table:table-cell office:value-type="float" office:value="1.6317879390023788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1965556145" table:style-name="ce1">
            <text:p>2.91966E+11</text:p>
          </table:table-cell>
          <table:table-cell table:number-columns-repeated="16381"/>
        </table:table-row>
        <table:table-row table:style-name="ro1">
          <table:table-cell office:value-type="float" office:value="1.6317879391023713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1790676117" table:style-name="ce1">
            <text:p>2.91791E+11</text:p>
          </table:table-cell>
          <table:table-cell table:number-columns-repeated="16381"/>
        </table:table-row>
        <table:table-row table:style-name="ro1">
          <table:table-cell office:value-type="float" office:value="1.6317879392023588E+18" table:style-name="ce1">
            <text:p>1.63179E+18</text:p>
          </table:table-cell>
          <table:table-cell office:value-type="float" office:value="-523042976856" table:style-name="ce1">
            <text:p>-5.23043E+11</text:p>
          </table:table-cell>
          <table:table-cell office:value-type="float" office:value="291583418846" table:style-name="ce1">
            <text:p>2.91583E+11</text:p>
          </table:table-cell>
          <table:table-cell table:number-columns-repeated="16381"/>
        </table:table-row>
        <table:table-row table:style-name="ro1">
          <table:table-cell office:value-type="float" office:value="1.6317879393024353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882995605" table:style-name="ce1">
            <text:p>2.87883E+11</text:p>
          </table:table-cell>
          <table:table-cell table:number-columns-repeated="16381"/>
        </table:table-row>
        <table:table-row table:style-name="ro1">
          <table:table-cell office:value-type="float" office:value="1.6317879394025943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780165672" table:style-name="ce1">
            <text:p>2.8778E+11</text:p>
          </table:table-cell>
          <table:table-cell table:number-columns-repeated="16381"/>
        </table:table-row>
        <table:table-row table:style-name="ro1">
          <table:table-cell office:value-type="float" office:value="1.6317879395024305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691926956" table:style-name="ce1">
            <text:p>2.87692E+11</text:p>
          </table:table-cell>
          <table:table-cell table:number-columns-repeated="16381"/>
        </table:table-row>
        <table:table-row table:style-name="ro1">
          <table:table-cell office:value-type="float" office:value="1.6317879396024205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628316879" table:style-name="ce1">
            <text:p>2.87628E+11</text:p>
          </table:table-cell>
          <table:table-cell table:number-columns-repeated="16381"/>
        </table:table-row>
        <table:table-row table:style-name="ro1">
          <table:table-cell office:value-type="float" office:value="1.6317879397029384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55428791" table:style-name="ce1">
            <text:p>28755428791</text:p>
          </table:table-cell>
          <table:table-cell table:number-columns-repeated="16381"/>
        </table:table-row>
        <table:table-row table:style-name="ro1">
          <table:table-cell office:value-type="float" office:value="1.6317879398022561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509822845" table:style-name="ce1">
            <text:p>2.8751E+11</text:p>
          </table:table-cell>
          <table:table-cell table:number-columns-repeated="16381"/>
        </table:table-row>
        <table:table-row table:style-name="ro1">
          <table:table-cell office:value-type="float" office:value="1.6317879399023483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474870682" table:style-name="ce1">
            <text:p>2.87475E+11</text:p>
          </table:table-cell>
          <table:table-cell table:number-columns-repeated="16381"/>
        </table:table-row>
        <table:table-row table:style-name="ro1">
          <table:table-cell office:value-type="float" office:value="1.6317879400026232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308049202" table:style-name="ce1">
            <text:p>2.87308E+11</text:p>
          </table:table-cell>
          <table:table-cell table:number-columns-repeated="16381"/>
        </table:table-row>
        <table:table-row table:style-name="ro1">
          <table:table-cell office:value-type="float" office:value="1.6317879401023703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195396423" table:style-name="ce1">
            <text:p>2.87195E+11</text:p>
          </table:table-cell>
          <table:table-cell table:number-columns-repeated="16381"/>
        </table:table-row>
        <table:table-row table:style-name="ro1">
          <table:table-cell office:value-type="float" office:value="1.6317879402026404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703212738" table:style-name="ce1">
            <text:p>28703212738</text:p>
          </table:table-cell>
          <table:table-cell table:number-columns-repeated="16381"/>
        </table:table-row>
        <table:table-row table:style-name="ro1">
          <table:table-cell office:value-type="float" office:value="1.6317879403026511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6900138855" table:style-name="ce1">
            <text:p>2.869E+11</text:p>
          </table:table-cell>
          <table:table-cell table:number-columns-repeated="16381"/>
        </table:table-row>
        <table:table-row table:style-name="ro1">
          <table:table-cell office:value-type="float" office:value="1.6317879404023616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6783671379" table:style-name="ce1">
            <text:p>2.86784E+11</text:p>
          </table:table-cell>
          <table:table-cell table:number-columns-repeated="16381"/>
        </table:table-row>
        <table:table-row table:style-name="ro1">
          <table:table-cell office:value-type="float" office:value="1.6317879405023204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6628031731" table:style-name="ce1">
            <text:p>2.86628E+11</text:p>
          </table:table-cell>
          <table:table-cell table:number-columns-repeated="16381"/>
        </table:table-row>
        <table:table-row table:style-name="ro1">
          <table:table-cell office:value-type="float" office:value="1.6317879406026476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6535334587" table:style-name="ce1">
            <text:p>2.86535E+11</text:p>
          </table:table-cell>
          <table:table-cell table:number-columns-repeated="16381"/>
        </table:table-row>
        <table:table-row table:style-name="ro1">
          <table:table-cell office:value-type="float" office:value="1.6317879407023793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6409807205" table:style-name="ce1">
            <text:p>2.8641E+11</text:p>
          </table:table-cell>
          <table:table-cell table:number-columns-repeated="16381"/>
        </table:table-row>
        <table:table-row table:style-name="ro1">
          <table:table-cell office:value-type="float" office:value="1.6317879408023852E+18" table:style-name="ce1">
            <text:p>1.63179E+18</text:p>
          </table:table-cell>
          <table:table-cell office:value-type="float" office:value="-561278402805" table:style-name="ce1">
            <text:p>-5.61278E+11</text:p>
          </table:table-cell>
          <table:table-cell office:value-type="float" office:value="286330366135" table:style-name="ce1">
            <text:p>2.8633E+11</text:p>
          </table:table-cell>
          <table:table-cell table:number-columns-repeated="16381"/>
        </table:table-row>
        <table:table-row table:style-name="ro1">
          <table:table-cell office:value-type="float" office:value="1.6317879409024184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9923334122" table:style-name="ce1">
            <text:p>2.89923E+11</text:p>
          </table:table-cell>
          <table:table-cell table:number-columns-repeated="16381"/>
        </table:table-row>
        <table:table-row table:style-name="ro1">
          <table:table-cell office:value-type="float" office:value="1.6317879410024571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9693164825" table:style-name="ce1">
            <text:p>2.89693E+11</text:p>
          </table:table-cell>
          <table:table-cell table:number-columns-repeated="16381"/>
        </table:table-row>
        <table:table-row table:style-name="ro1">
          <table:table-cell office:value-type="float" office:value="1.6317879411028104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9545583725" table:style-name="ce1">
            <text:p>2.89546E+11</text:p>
          </table:table-cell>
          <table:table-cell table:number-columns-repeated="16381"/>
        </table:table-row>
        <table:table-row table:style-name="ro1">
          <table:table-cell office:value-type="float" office:value="1.6317879412023598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9404439926" table:style-name="ce1">
            <text:p>2.89404E+11</text:p>
          </table:table-cell>
          <table:table-cell table:number-columns-repeated="16381"/>
        </table:table-row>
        <table:table-row table:style-name="ro1">
          <table:table-cell office:value-type="float" office:value="1.6317879413023514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9277052879" table:style-name="ce1">
            <text:p>2.89277E+11</text:p>
          </table:table-cell>
          <table:table-cell table:number-columns-repeated="16381"/>
        </table:table-row>
        <table:table-row table:style-name="ro1">
          <table:table-cell office:value-type="float" office:value="1.6317879414022794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9160108566" table:style-name="ce1">
            <text:p>2.8916E+11</text:p>
          </table:table-cell>
          <table:table-cell table:number-columns-repeated="16381"/>
        </table:table-row>
        <table:table-row table:style-name="ro1">
          <table:table-cell office:value-type="float" office:value="1.6317879415023695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8914203644" table:style-name="ce1">
            <text:p>2.88914E+11</text:p>
          </table:table-cell>
          <table:table-cell table:number-columns-repeated="16381"/>
        </table:table-row>
        <table:table-row table:style-name="ro1">
          <table:table-cell office:value-type="float" office:value="1.6317879416022141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8786101341" table:style-name="ce1">
            <text:p>2.88786E+11</text:p>
          </table:table-cell>
          <table:table-cell table:number-columns-repeated="16381"/>
        </table:table-row>
        <table:table-row table:style-name="ro1">
          <table:table-cell office:value-type="float" office:value="1.6317879417022231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8586759567" table:style-name="ce1">
            <text:p>2.88587E+11</text:p>
          </table:table-cell>
          <table:table-cell table:number-columns-repeated="16381"/>
        </table:table-row>
        <table:table-row table:style-name="ro1">
          <table:table-cell office:value-type="float" office:value="1.6317879418024061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8445925713" table:style-name="ce1">
            <text:p>2.88446E+11</text:p>
          </table:table-cell>
          <table:table-cell table:number-columns-repeated="16381"/>
        </table:table-row>
        <table:table-row table:style-name="ro1">
          <table:table-cell office:value-type="float" office:value="1.6317879419025981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8320112228" table:style-name="ce1">
            <text:p>2.8832E+11</text:p>
          </table:table-cell>
          <table:table-cell table:number-columns-repeated="16381"/>
        </table:table-row>
        <table:table-row table:style-name="ro1">
          <table:table-cell office:value-type="float" office:value="1.6317879420026253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8112401962" table:style-name="ce1">
            <text:p>2.88112E+11</text:p>
          </table:table-cell>
          <table:table-cell table:number-columns-repeated="16381"/>
        </table:table-row>
        <table:table-row table:style-name="ro1">
          <table:table-cell office:value-type="float" office:value="1.6317879421022643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7964820862" table:style-name="ce1">
            <text:p>2.87965E+11</text:p>
          </table:table-cell>
          <table:table-cell table:number-columns-repeated="16381"/>
        </table:table-row>
        <table:table-row table:style-name="ro1">
          <table:table-cell office:value-type="float" office:value="1.6317879422024694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7789511681" table:style-name="ce1">
            <text:p>2.8779E+11</text:p>
          </table:table-cell>
          <table:table-cell table:number-columns-repeated="16381"/>
        </table:table-row>
        <table:table-row table:style-name="ro1">
          <table:table-cell office:value-type="float" office:value="1.6317879423023877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764128685" table:style-name="ce1">
            <text:p>28764128685</text:p>
          </table:table-cell>
          <table:table-cell table:number-columns-repeated="16381"/>
        </table:table-row>
        <table:table-row table:style-name="ro1">
          <table:table-cell office:value-type="float" office:value="1.6317879424023324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7504649162" table:style-name="ce1">
            <text:p>2.87505E+11</text:p>
          </table:table-cell>
          <table:table-cell table:number-columns-repeated="16381"/>
        </table:table-row>
        <table:table-row table:style-name="ro1">
          <table:table-cell office:value-type="float" office:value="1.6317879425025019E+18" table:style-name="ce1">
            <text:p>1.63179E+18</text:p>
          </table:table-cell>
          <table:table-cell office:value-type="float" office:value="-525405347347" table:style-name="ce1">
            <text:p>-5.25405E+11</text:p>
          </table:table-cell>
          <table:table-cell office:value-type="float" office:value="287243032455" table:style-name="ce1">
            <text:p>2.87243E+11</text:p>
          </table:table-cell>
          <table:table-cell table:number-columns-repeated="16381"/>
        </table:table-row>
        <table:table-row table:style-name="ro1">
          <table:table-cell office:value-type="float" office:value="1.6317879426023836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7178945541" table:style-name="ce1">
            <text:p>2.87179E+11</text:p>
          </table:table-cell>
          <table:table-cell table:number-columns-repeated="16381"/>
        </table:table-row>
        <table:table-row table:style-name="ro1">
          <table:table-cell office:value-type="float" office:value="1.6317879427024033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6993813515" table:style-name="ce1">
            <text:p>2.86994E+11</text:p>
          </table:table-cell>
          <table:table-cell table:number-columns-repeated="16381"/>
        </table:table-row>
        <table:table-row table:style-name="ro1">
          <table:table-cell office:value-type="float" office:value="1.631787942802878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6837744713" table:style-name="ce1">
            <text:p>2.86838E+11</text:p>
          </table:table-cell>
          <table:table-cell table:number-columns-repeated="16381"/>
        </table:table-row>
        <table:table-row table:style-name="ro1">
          <table:table-cell office:value-type="float" office:value="1.6317879429022853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6700344086" table:style-name="ce1">
            <text:p>2.867E+11</text:p>
          </table:table-cell>
          <table:table-cell table:number-columns-repeated="16381"/>
        </table:table-row>
        <table:table-row table:style-name="ro1">
          <table:table-cell office:value-type="float" office:value="1.6317879430023035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6409783363" table:style-name="ce1">
            <text:p>2.8641E+11</text:p>
          </table:table-cell>
          <table:table-cell table:number-columns-repeated="16381"/>
        </table:table-row>
        <table:table-row table:style-name="ro1">
          <table:table-cell office:value-type="float" office:value="1.6317879431026291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6248111725" table:style-name="ce1">
            <text:p>2.86248E+11</text:p>
          </table:table-cell>
          <table:table-cell table:number-columns-repeated="16381"/>
        </table:table-row>
        <table:table-row table:style-name="ro1">
          <table:table-cell office:value-type="float" office:value="1.6317879432023828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6076664925" table:style-name="ce1">
            <text:p>2.86077E+11</text:p>
          </table:table-cell>
          <table:table-cell table:number-columns-repeated="16381"/>
        </table:table-row>
        <table:table-row table:style-name="ro1">
          <table:table-cell office:value-type="float" office:value="1.6317879433023375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5939002037" table:style-name="ce1">
            <text:p>2.85939E+11</text:p>
          </table:table-cell>
          <table:table-cell table:number-columns-repeated="16381"/>
        </table:table-row>
        <table:table-row table:style-name="ro1">
          <table:table-cell office:value-type="float" office:value="1.631787943402594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5819292068" table:style-name="ce1">
            <text:p>2.85819E+11</text:p>
          </table:table-cell>
          <table:table-cell table:number-columns-repeated="16381"/>
        </table:table-row>
        <table:table-row table:style-name="ro1">
          <table:table-cell office:value-type="float" office:value="1.6317879435023002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5637283325" table:style-name="ce1">
            <text:p>2.85637E+11</text:p>
          </table:table-cell>
          <table:table-cell table:number-columns-repeated="16381"/>
        </table:table-row>
        <table:table-row table:style-name="ro1">
          <table:table-cell office:value-type="float" office:value="1.6317879436023073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5513710976" table:style-name="ce1">
            <text:p>2.85514E+11</text:p>
          </table:table-cell>
          <table:table-cell table:number-columns-repeated="16381"/>
        </table:table-row>
        <table:table-row table:style-name="ro1">
          <table:table-cell office:value-type="float" office:value="1.6317879437023124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529214859" table:style-name="ce1">
            <text:p>28529214859</text:p>
          </table:table-cell>
          <table:table-cell table:number-columns-repeated="16381"/>
        </table:table-row>
        <table:table-row table:style-name="ro1">
          <table:table-cell office:value-type="float" office:value="1.6317879438022569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5127782822" table:style-name="ce1">
            <text:p>2.85128E+11</text:p>
          </table:table-cell>
          <table:table-cell table:number-columns-repeated="16381"/>
        </table:table-row>
        <table:table-row table:style-name="ro1">
          <table:table-cell office:value-type="float" office:value="1.6317879439025449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4973454475" table:style-name="ce1">
            <text:p>2.84973E+11</text:p>
          </table:table-cell>
          <table:table-cell table:number-columns-repeated="16381"/>
        </table:table-row>
        <table:table-row table:style-name="ro1">
          <table:table-cell office:value-type="float" office:value="1.6317879440022684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4763026237" table:style-name="ce1">
            <text:p>2.84763E+11</text:p>
          </table:table-cell>
          <table:table-cell table:number-columns-repeated="16381"/>
        </table:table-row>
        <table:table-row table:style-name="ro1">
          <table:table-cell office:value-type="float" office:value="1.6317879441022812E+18" table:style-name="ce1">
            <text:p>1.63179E+18</text:p>
          </table:table-cell>
          <table:table-cell office:value-type="float" office:value="-518439173698" table:style-name="ce1">
            <text:p>-5.18439E+11</text:p>
          </table:table-cell>
          <table:table-cell office:value-type="float" office:value="284603571892" table:style-name="ce1">
            <text:p>2.84604E+11</text:p>
          </table:table-cell>
          <table:table-cell table:number-columns-repeated="16381"/>
        </table:table-row>
        <table:table-row table:style-name="ro1">
          <table:table-cell office:value-type="float" office:value="1.6317879442027195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925941467" table:style-name="ce1">
            <text:p>2.80926E+11</text:p>
          </table:table-cell>
          <table:table-cell table:number-columns-repeated="16381"/>
        </table:table-row>
        <table:table-row table:style-name="ro1">
          <table:table-cell office:value-type="float" office:value="1.631787944302377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772137642" table:style-name="ce1">
            <text:p>2.80772E+11</text:p>
          </table:table-cell>
          <table:table-cell table:number-columns-repeated="16381"/>
        </table:table-row>
        <table:table-row table:style-name="ro1">
          <table:table-cell office:value-type="float" office:value="1.631787944402452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637478828" table:style-name="ce1">
            <text:p>2.80637E+11</text:p>
          </table:table-cell>
          <table:table-cell table:number-columns-repeated="16381"/>
        </table:table-row>
        <table:table-row table:style-name="ro1">
          <table:table-cell office:value-type="float" office:value="1.6317879445024852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495834351" table:style-name="ce1">
            <text:p>2.80496E+11</text:p>
          </table:table-cell>
          <table:table-cell table:number-columns-repeated="16381"/>
        </table:table-row>
        <table:table-row table:style-name="ro1">
          <table:table-cell office:value-type="float" office:value="1.6317879446023639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388760567" table:style-name="ce1">
            <text:p>2.80389E+11</text:p>
          </table:table-cell>
          <table:table-cell table:number-columns-repeated="16381"/>
        </table:table-row>
        <table:table-row table:style-name="ro1">
          <table:table-cell office:value-type="float" office:value="1.6317879447025065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260825157" table:style-name="ce1">
            <text:p>2.80261E+11</text:p>
          </table:table-cell>
          <table:table-cell table:number-columns-repeated="16381"/>
        </table:table-row>
        <table:table-row table:style-name="ro1">
          <table:table-cell office:value-type="float" office:value="1.6317879448026606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171442032" table:style-name="ce1">
            <text:p>2.80171E+11</text:p>
          </table:table-cell>
          <table:table-cell table:number-columns-repeated="16381"/>
        </table:table-row>
        <table:table-row table:style-name="ro1">
          <table:table-cell office:value-type="float" office:value="1.6317879449023032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80097079277" table:style-name="ce1">
            <text:p>2.80097E+11</text:p>
          </table:table-cell>
          <table:table-cell table:number-columns-repeated="16381"/>
        </table:table-row>
        <table:table-row table:style-name="ro1">
          <table:table-cell office:value-type="float" office:value="1.6317879450022717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990925312" table:style-name="ce1">
            <text:p>27990925312</text:p>
          </table:table-cell>
          <table:table-cell table:number-columns-repeated="16381"/>
        </table:table-row>
        <table:table-row table:style-name="ro1">
          <table:table-cell office:value-type="float" office:value="1.6317879451027612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9794931412" table:style-name="ce1">
            <text:p>2.79795E+11</text:p>
          </table:table-cell>
          <table:table-cell table:number-columns-repeated="16381"/>
        </table:table-row>
        <table:table-row table:style-name="ro1">
          <table:table-cell office:value-type="float" office:value="1.6317879452023306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965669632" table:style-name="ce1">
            <text:p>27965669632</text:p>
          </table:table-cell>
          <table:table-cell table:number-columns-repeated="16381"/>
        </table:table-row>
        <table:table-row table:style-name="ro1">
          <table:table-cell office:value-type="float" office:value="1.6317879453023524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9543709755" table:style-name="ce1">
            <text:p>2.79544E+11</text:p>
          </table:table-cell>
          <table:table-cell table:number-columns-repeated="16381"/>
        </table:table-row>
        <table:table-row table:style-name="ro1">
          <table:table-cell office:value-type="float" office:value="1.631787945402465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9450821877" table:style-name="ce1">
            <text:p>2.79451E+11</text:p>
          </table:table-cell>
          <table:table-cell table:number-columns-repeated="16381"/>
        </table:table-row>
        <table:table-row table:style-name="ro1">
          <table:table-cell office:value-type="float" office:value="1.6317879455023091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9313540459" table:style-name="ce1">
            <text:p>2.79314E+11</text:p>
          </table:table-cell>
          <table:table-cell table:number-columns-repeated="16381"/>
        </table:table-row>
        <table:table-row table:style-name="ro1">
          <table:table-cell office:value-type="float" office:value="1.6317879456024653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9234027863" table:style-name="ce1">
            <text:p>2.79234E+11</text:p>
          </table:table-cell>
          <table:table-cell table:number-columns-repeated="16381"/>
        </table:table-row>
        <table:table-row table:style-name="ro1">
          <table:table-cell office:value-type="float" office:value="1.6317879457022441E+18" table:style-name="ce1">
            <text:p>1.63179E+18</text:p>
          </table:table-cell>
          <table:table-cell office:value-type="float" office:value="-534213006496" table:style-name="ce1">
            <text:p>-5.34213E+11</text:p>
          </table:table-cell>
          <table:table-cell office:value-type="float" office:value="278981089592" table:style-name="ce1">
            <text:p>2.78981E+11</text:p>
          </table:table-cell>
          <table:table-cell table:number-columns-repeated="16381"/>
        </table:table-row>
        <table:table-row table:style-name="ro1">
          <table:table-cell office:value-type="float" office:value="1.6317879458023488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80669260025" table:style-name="ce1">
            <text:p>2.80669E+11</text:p>
          </table:table-cell>
          <table:table-cell table:number-columns-repeated="16381"/>
        </table:table-row>
        <table:table-row table:style-name="ro1">
          <table:table-cell office:value-type="float" office:value="1.6317879459023419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8052148819" table:style-name="ce1">
            <text:p>28052148819</text:p>
          </table:table-cell>
          <table:table-cell table:number-columns-repeated="16381"/>
        </table:table-row>
        <table:table-row table:style-name="ro1">
          <table:table-cell office:value-type="float" office:value="1.6317879460026504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80351209641" table:style-name="ce1">
            <text:p>2.80351E+11</text:p>
          </table:table-cell>
          <table:table-cell table:number-columns-repeated="16381"/>
        </table:table-row>
        <table:table-row table:style-name="ro1">
          <table:table-cell office:value-type="float" office:value="1.6317879461023017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8020567894" table:style-name="ce1">
            <text:p>28020567894</text:p>
          </table:table-cell>
          <table:table-cell table:number-columns-repeated="16381"/>
        </table:table-row>
        <table:table-row table:style-name="ro1">
          <table:table-cell office:value-type="float" office:value="1.6317879462025108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80010890961" table:style-name="ce1">
            <text:p>2.80011E+11</text:p>
          </table:table-cell>
          <table:table-cell table:number-columns-repeated="16381"/>
        </table:table-row>
        <table:table-row table:style-name="ro1">
          <table:table-cell office:value-type="float" office:value="1.63178794630241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9857993126" table:style-name="ce1">
            <text:p>2.79858E+11</text:p>
          </table:table-cell>
          <table:table-cell table:number-columns-repeated="16381"/>
        </table:table-row>
        <table:table-row table:style-name="ro1">
          <table:table-cell office:value-type="float" office:value="1.6317879464022438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9722738266" table:style-name="ce1">
            <text:p>2.79723E+11</text:p>
          </table:table-cell>
          <table:table-cell table:number-columns-repeated="16381"/>
        </table:table-row>
        <table:table-row table:style-name="ro1">
          <table:table-cell office:value-type="float" office:value="1.6317879465024983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9532384872" table:style-name="ce1">
            <text:p>2.79532E+11</text:p>
          </table:table-cell>
          <table:table-cell table:number-columns-repeated="16381"/>
        </table:table-row>
        <table:table-row table:style-name="ro1">
          <table:table-cell office:value-type="float" office:value="1.6317879466023137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9411506653" table:style-name="ce1">
            <text:p>2.79412E+11</text:p>
          </table:table-cell>
          <table:table-cell table:number-columns-repeated="16381"/>
        </table:table-row>
        <table:table-row table:style-name="ro1">
          <table:table-cell office:value-type="float" office:value="1.631787946702239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9260277748" table:style-name="ce1">
            <text:p>2.7926E+11</text:p>
          </table:table-cell>
          <table:table-cell table:number-columns-repeated="16381"/>
        </table:table-row>
        <table:table-row table:style-name="ro1">
          <table:table-cell office:value-type="float" office:value="1.6317879468024837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9154109955" table:style-name="ce1">
            <text:p>2.79154E+11</text:p>
          </table:table-cell>
          <table:table-cell table:number-columns-repeated="16381"/>
        </table:table-row>
        <table:table-row table:style-name="ro1">
          <table:table-cell office:value-type="float" office:value="1.6317879469022694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9062151909" table:style-name="ce1">
            <text:p>2.79062E+11</text:p>
          </table:table-cell>
          <table:table-cell table:number-columns-repeated="16381"/>
        </table:table-row>
        <table:table-row table:style-name="ro1">
          <table:table-cell office:value-type="float" office:value="1.6317879470023429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8866481781" table:style-name="ce1">
            <text:p>2.78866E+11</text:p>
          </table:table-cell>
          <table:table-cell table:number-columns-repeated="16381"/>
        </table:table-row>
        <table:table-row table:style-name="ro1">
          <table:table-cell office:value-type="float" office:value="1.6317879471022776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8739309311" table:style-name="ce1">
            <text:p>2.78739E+11</text:p>
          </table:table-cell>
          <table:table-cell table:number-columns-repeated="16381"/>
        </table:table-row>
        <table:table-row table:style-name="ro1">
          <table:table-cell office:value-type="float" office:value="1.631787947202325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85831213" table:style-name="ce1">
            <text:p>2785831213</text:p>
          </table:table-cell>
          <table:table-cell table:number-columns-repeated="16381"/>
        </table:table-row>
        <table:table-row table:style-name="ro1">
          <table:table-cell office:value-type="float" office:value="1.6317879473023316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8448200226" table:style-name="ce1">
            <text:p>2.78448E+11</text:p>
          </table:table-cell>
          <table:table-cell table:number-columns-repeated="16381"/>
        </table:table-row>
        <table:table-row table:style-name="ro1">
          <table:table-cell office:value-type="float" office:value="1.6317879474027804E+18" table:style-name="ce1">
            <text:p>1.63179E+18</text:p>
          </table:table-cell>
          <table:table-cell office:value-type="float" office:value="-507173418999" table:style-name="ce1">
            <text:p>-5.07173E+11</text:p>
          </table:table-cell>
          <table:table-cell office:value-type="float" office:value="278317952156" table:style-name="ce1">
            <text:p>2.78318E+11</text:p>
          </table:table-cell>
          <table:table-cell table:number-columns-repeated="16381"/>
        </table:table-row>
        <table:table-row table:style-name="ro1">
          <table:table-cell office:value-type="float" office:value="1.6317879475022787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7586650848" table:style-name="ce1">
            <text:p>2.77587E+11</text:p>
          </table:table-cell>
          <table:table-cell table:number-columns-repeated="16381"/>
        </table:table-row>
        <table:table-row table:style-name="ro1">
          <table:table-cell office:value-type="float" office:value="1.6317879476024046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7427554131" table:style-name="ce1">
            <text:p>2.77428E+11</text:p>
          </table:table-cell>
          <table:table-cell table:number-columns-repeated="16381"/>
        </table:table-row>
        <table:table-row table:style-name="ro1">
          <table:table-cell office:value-type="float" office:value="1.6317879477027884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7229213715" table:style-name="ce1">
            <text:p>2.77229E+11</text:p>
          </table:table-cell>
          <table:table-cell table:number-columns-repeated="16381"/>
        </table:table-row>
        <table:table-row table:style-name="ro1">
          <table:table-cell office:value-type="float" office:value="1.6317879478023209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7068805695" table:style-name="ce1">
            <text:p>2.77069E+11</text:p>
          </table:table-cell>
          <table:table-cell table:number-columns-repeated="16381"/>
        </table:table-row>
        <table:table-row table:style-name="ro1">
          <table:table-cell office:value-type="float" office:value="1.6317879479022664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6917982101" table:style-name="ce1">
            <text:p>2.76918E+11</text:p>
          </table:table-cell>
          <table:table-cell table:number-columns-repeated="16381"/>
        </table:table-row>
        <table:table-row table:style-name="ro1">
          <table:table-cell office:value-type="float" office:value="1.6317879480026824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6703643799" table:style-name="ce1">
            <text:p>2.76704E+11</text:p>
          </table:table-cell>
          <table:table-cell table:number-columns-repeated="16381"/>
        </table:table-row>
        <table:table-row table:style-name="ro1">
          <table:table-cell office:value-type="float" office:value="1.6317879481023698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6550650597" table:style-name="ce1">
            <text:p>2.76551E+11</text:p>
          </table:table-cell>
          <table:table-cell table:number-columns-repeated="16381"/>
        </table:table-row>
        <table:table-row table:style-name="ro1">
          <table:table-cell office:value-type="float" office:value="1.6317879482025651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6346802711" table:style-name="ce1">
            <text:p>2.76347E+11</text:p>
          </table:table-cell>
          <table:table-cell table:number-columns-repeated="16381"/>
        </table:table-row>
        <table:table-row table:style-name="ro1">
          <table:table-cell office:value-type="float" office:value="1.6317879483028682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6188707352" table:style-name="ce1">
            <text:p>2.76189E+11</text:p>
          </table:table-cell>
          <table:table-cell table:number-columns-repeated="16381"/>
        </table:table-row>
        <table:table-row table:style-name="ro1">
          <table:table-cell office:value-type="float" office:value="1.6317879484023524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6048612595" table:style-name="ce1">
            <text:p>2.76049E+11</text:p>
          </table:table-cell>
          <table:table-cell table:number-columns-repeated="16381"/>
        </table:table-row>
        <table:table-row table:style-name="ro1">
          <table:table-cell office:value-type="float" office:value="1.6317879485024696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5948166847" table:style-name="ce1">
            <text:p>2.75948E+11</text:p>
          </table:table-cell>
          <table:table-cell table:number-columns-repeated="16381"/>
        </table:table-row>
        <table:table-row table:style-name="ro1">
          <table:table-cell office:value-type="float" office:value="1.6317879486025905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5849556923" table:style-name="ce1">
            <text:p>2.7585E+11</text:p>
          </table:table-cell>
          <table:table-cell table:number-columns-repeated="16381"/>
        </table:table-row>
        <table:table-row table:style-name="ro1">
          <table:table-cell office:value-type="float" office:value="1.631787948702315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5601482391" table:style-name="ce1">
            <text:p>2.75601E+11</text:p>
          </table:table-cell>
          <table:table-cell table:number-columns-repeated="16381"/>
        </table:table-row>
        <table:table-row table:style-name="ro1">
          <table:table-cell office:value-type="float" office:value="1.6317879488028467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5449061394" table:style-name="ce1">
            <text:p>2.75449E+11</text:p>
          </table:table-cell>
          <table:table-cell table:number-columns-repeated="16381"/>
        </table:table-row>
        <table:table-row table:style-name="ro1">
          <table:table-cell office:value-type="float" office:value="1.6317879489022646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5300502777" table:style-name="ce1">
            <text:p>2.75301E+11</text:p>
          </table:table-cell>
          <table:table-cell table:number-columns-repeated="16381"/>
        </table:table-row>
        <table:table-row table:style-name="ro1">
          <table:table-cell office:value-type="float" office:value="1.6317879490023196E+18" table:style-name="ce1">
            <text:p>1.63179E+18</text:p>
          </table:table-cell>
          <table:table-cell office:value-type="float" office:value="-501166164875" table:style-name="ce1">
            <text:p>-5.01166E+11</text:p>
          </table:table-cell>
          <table:table-cell office:value-type="float" office:value="275120663643" table:style-name="ce1">
            <text:p>2.75121E+11</text:p>
          </table:table-cell>
          <table:table-cell table:number-columns-repeated="16381"/>
        </table:table-row>
        <table:table-row table:style-name="ro1">
          <table:table-cell office:value-type="float" office:value="1.6317879491025318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5090551376" table:style-name="ce1">
            <text:p>2.75091E+11</text:p>
          </table:table-cell>
          <table:table-cell table:number-columns-repeated="16381"/>
        </table:table-row>
        <table:table-row table:style-name="ro1">
          <table:table-cell office:value-type="float" office:value="1.6317879492022733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4868178368" table:style-name="ce1">
            <text:p>2.74868E+11</text:p>
          </table:table-cell>
          <table:table-cell table:number-columns-repeated="16381"/>
        </table:table-row>
        <table:table-row table:style-name="ro1">
          <table:table-cell office:value-type="float" office:value="1.6317879493025029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4699354172" table:style-name="ce1">
            <text:p>2.74699E+11</text:p>
          </table:table-cell>
          <table:table-cell table:number-columns-repeated="16381"/>
        </table:table-row>
        <table:table-row table:style-name="ro1">
          <table:table-cell office:value-type="float" office:value="1.631787949402441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4552321434" table:style-name="ce1">
            <text:p>2.74552E+11</text:p>
          </table:table-cell>
          <table:table-cell table:number-columns-repeated="16381"/>
        </table:table-row>
        <table:table-row table:style-name="ro1">
          <table:table-cell office:value-type="float" office:value="1.6317879495022193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4373698235" table:style-name="ce1">
            <text:p>2.74374E+11</text:p>
          </table:table-cell>
          <table:table-cell table:number-columns-repeated="16381"/>
        </table:table-row>
        <table:table-row table:style-name="ro1">
          <table:table-cell office:value-type="float" office:value="1.6317879496023629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4242544174" table:style-name="ce1">
            <text:p>2.74243E+11</text:p>
          </table:table-cell>
          <table:table-cell table:number-columns-repeated="16381"/>
        </table:table-row>
        <table:table-row table:style-name="ro1">
          <table:table-cell office:value-type="float" office:value="1.6317879497026435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4064016342" table:style-name="ce1">
            <text:p>2.74064E+11</text:p>
          </table:table-cell>
          <table:table-cell table:number-columns-repeated="16381"/>
        </table:table-row>
        <table:table-row table:style-name="ro1">
          <table:table-cell office:value-type="float" office:value="1.6317879498022541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3931479454" table:style-name="ce1">
            <text:p>2.73931E+11</text:p>
          </table:table-cell>
          <table:table-cell table:number-columns-repeated="16381"/>
        </table:table-row>
        <table:table-row table:style-name="ro1">
          <table:table-cell office:value-type="float" office:value="1.6317879499022815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3822307587" table:style-name="ce1">
            <text:p>2.73822E+11</text:p>
          </table:table-cell>
          <table:table-cell table:number-columns-repeated="16381"/>
        </table:table-row>
        <table:table-row table:style-name="ro1">
          <table:table-cell office:value-type="float" office:value="1.6317879500023391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3681497574" table:style-name="ce1">
            <text:p>2.73681E+11</text:p>
          </table:table-cell>
          <table:table-cell table:number-columns-repeated="16381"/>
        </table:table-row>
        <table:table-row table:style-name="ro1">
          <table:table-cell office:value-type="float" office:value="1.6317879501023898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3596787453" table:style-name="ce1">
            <text:p>2.73597E+11</text:p>
          </table:table-cell>
          <table:table-cell table:number-columns-repeated="16381"/>
        </table:table-row>
        <table:table-row table:style-name="ro1">
          <table:table-cell office:value-type="float" office:value="1.631787950202356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3399925232" table:style-name="ce1">
            <text:p>2.734E+11</text:p>
          </table:table-cell>
          <table:table-cell table:number-columns-repeated="16381"/>
        </table:table-row>
        <table:table-row table:style-name="ro1">
          <table:table-cell office:value-type="float" office:value="1.6317879503025818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3266005516" table:style-name="ce1">
            <text:p>2.73266E+11</text:p>
          </table:table-cell>
          <table:table-cell table:number-columns-repeated="16381"/>
        </table:table-row>
        <table:table-row table:style-name="ro1">
          <table:table-cell office:value-type="float" office:value="1.6317879504022362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3135495186" table:style-name="ce1">
            <text:p>2.73135E+11</text:p>
          </table:table-cell>
          <table:table-cell table:number-columns-repeated="16381"/>
        </table:table-row>
        <table:table-row table:style-name="ro1">
          <table:table-cell office:value-type="float" office:value="1.631787950502454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2963500023" table:style-name="ce1">
            <text:p>2.72964E+11</text:p>
          </table:table-cell>
          <table:table-cell table:number-columns-repeated="16381"/>
        </table:table-row>
        <table:table-row table:style-name="ro1">
          <table:table-cell office:value-type="float" office:value="1.6317879506024945E+18" table:style-name="ce1">
            <text:p>1.63179E+18</text:p>
          </table:table-cell>
          <table:table-cell office:value-type="float" office:value="-48444378376" table:style-name="ce1">
            <text:p>-48444378376</text:p>
          </table:table-cell>
          <table:table-cell office:value-type="float" office:value="272818922997" table:style-name="ce1">
            <text:p>2.72819E+11</text:p>
          </table:table-cell>
          <table:table-cell table:number-columns-repeated="16381"/>
        </table:table-row>
        <table:table-row table:style-name="ro1">
          <table:table-cell office:value-type="float" office:value="1.6317879507022321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86558342" table:style-name="ce1">
            <text:p>27086558342</text:p>
          </table:table-cell>
          <table:table-cell table:number-columns-repeated="16381"/>
        </table:table-row>
        <table:table-row table:style-name="ro1">
          <table:table-cell office:value-type="float" office:value="1.6317879508022874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755910873" table:style-name="ce1">
            <text:p>2.70756E+11</text:p>
          </table:table-cell>
          <table:table-cell table:number-columns-repeated="16381"/>
        </table:table-row>
        <table:table-row table:style-name="ro1">
          <table:table-cell office:value-type="float" office:value="1.6317879509023444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660257339" table:style-name="ce1">
            <text:p>2.7066E+11</text:p>
          </table:table-cell>
          <table:table-cell table:number-columns-repeated="16381"/>
        </table:table-row>
        <table:table-row table:style-name="ro1">
          <table:table-cell office:value-type="float" office:value="1.6317879510024435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49612999" table:style-name="ce1">
            <text:p>27049612999</text:p>
          </table:table-cell>
          <table:table-cell table:number-columns-repeated="16381"/>
        </table:table-row>
        <table:table-row table:style-name="ro1">
          <table:table-cell office:value-type="float" office:value="1.6317879511023654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402383804" table:style-name="ce1">
            <text:p>2.70402E+11</text:p>
          </table:table-cell>
          <table:table-cell table:number-columns-repeated="16381"/>
        </table:table-row>
        <table:table-row table:style-name="ro1">
          <table:table-cell office:value-type="float" office:value="1.6317879512022799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254969597" table:style-name="ce1">
            <text:p>2.70255E+11</text:p>
          </table:table-cell>
          <table:table-cell table:number-columns-repeated="16381"/>
        </table:table-row>
        <table:table-row table:style-name="ro1">
          <table:table-cell office:value-type="float" office:value="1.6317879513023053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154428482" table:style-name="ce1">
            <text:p>2.70154E+11</text:p>
          </table:table-cell>
          <table:table-cell table:number-columns-repeated="16381"/>
        </table:table-row>
        <table:table-row table:style-name="ro1">
          <table:table-cell office:value-type="float" office:value="1.6317879514026629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70068526268" table:style-name="ce1">
            <text:p>2.70069E+11</text:p>
          </table:table-cell>
          <table:table-cell table:number-columns-repeated="16381"/>
        </table:table-row>
        <table:table-row table:style-name="ro1">
          <table:table-cell office:value-type="float" office:value="1.6317879515025126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970679283" table:style-name="ce1">
            <text:p>2.69971E+11</text:p>
          </table:table-cell>
          <table:table-cell table:number-columns-repeated="16381"/>
        </table:table-row>
        <table:table-row table:style-name="ro1">
          <table:table-cell office:value-type="float" office:value="1.6317879516022323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881105423" table:style-name="ce1">
            <text:p>2.69881E+11</text:p>
          </table:table-cell>
          <table:table-cell table:number-columns-repeated="16381"/>
        </table:table-row>
        <table:table-row table:style-name="ro1">
          <table:table-cell office:value-type="float" office:value="1.6317879517026903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687104225" table:style-name="ce1">
            <text:p>2.69687E+11</text:p>
          </table:table-cell>
          <table:table-cell table:number-columns-repeated="16381"/>
        </table:table-row>
        <table:table-row table:style-name="ro1">
          <table:table-cell office:value-type="float" office:value="1.6317879518022682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56410408" table:style-name="ce1">
            <text:p>26956410408</text:p>
          </table:table-cell>
          <table:table-cell table:number-columns-repeated="16381"/>
        </table:table-row>
        <table:table-row table:style-name="ro1">
          <table:table-cell office:value-type="float" office:value="1.6317879519022723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460535049" table:style-name="ce1">
            <text:p>2.69461E+11</text:p>
          </table:table-cell>
          <table:table-cell table:number-columns-repeated="16381"/>
        </table:table-row>
        <table:table-row table:style-name="ro1">
          <table:table-cell office:value-type="float" office:value="1.6317879520024515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366002083" table:style-name="ce1">
            <text:p>2.69366E+11</text:p>
          </table:table-cell>
          <table:table-cell table:number-columns-repeated="16381"/>
        </table:table-row>
        <table:table-row table:style-name="ro1">
          <table:table-cell office:value-type="float" office:value="1.6317879521025869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314575195" table:style-name="ce1">
            <text:p>2.69315E+11</text:p>
          </table:table-cell>
          <table:table-cell table:number-columns-repeated="16381"/>
        </table:table-row>
        <table:table-row table:style-name="ro1">
          <table:table-cell office:value-type="float" office:value="1.6317879522023322E+18" table:style-name="ce1">
            <text:p>1.63179E+18</text:p>
          </table:table-cell>
          <table:table-cell office:value-type="float" office:value="-510052204132" table:style-name="ce1">
            <text:p>-5.10052E+11</text:p>
          </table:table-cell>
          <table:table-cell office:value-type="float" office:value="269202232361" table:style-name="ce1">
            <text:p>2.69202E+11</text:p>
          </table:table-cell>
          <table:table-cell table:number-columns-repeated="16381"/>
        </table:table-row>
        <table:table-row table:style-name="ro1">
          <table:table-cell office:value-type="float" office:value="1.631787952302484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8544054031" table:style-name="ce1">
            <text:p>2.68544E+11</text:p>
          </table:table-cell>
          <table:table-cell table:number-columns-repeated="16381"/>
        </table:table-row>
        <table:table-row table:style-name="ro1">
          <table:table-cell office:value-type="float" office:value="1.6317879524023293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8485736847" table:style-name="ce1">
            <text:p>2.68486E+11</text:p>
          </table:table-cell>
          <table:table-cell table:number-columns-repeated="16381"/>
        </table:table-row>
        <table:table-row table:style-name="ro1">
          <table:table-cell office:value-type="float" office:value="1.6317879525022692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830201149" table:style-name="ce1">
            <text:p>26830201149</text:p>
          </table:table-cell>
          <table:table-cell table:number-columns-repeated="16381"/>
        </table:table-row>
        <table:table-row table:style-name="ro1">
          <table:table-cell office:value-type="float" office:value="1.6317879526025592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8198394775" table:style-name="ce1">
            <text:p>2.68198E+11</text:p>
          </table:table-cell>
          <table:table-cell table:number-columns-repeated="16381"/>
        </table:table-row>
        <table:table-row table:style-name="ro1">
          <table:table-cell office:value-type="float" office:value="1.6317879527024212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8011903763" table:style-name="ce1">
            <text:p>2.68012E+11</text:p>
          </table:table-cell>
          <table:table-cell table:number-columns-repeated="16381"/>
        </table:table-row>
        <table:table-row table:style-name="ro1">
          <table:table-cell office:value-type="float" office:value="1.6317879528023516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7875504494" table:style-name="ce1">
            <text:p>2.67876E+11</text:p>
          </table:table-cell>
          <table:table-cell table:number-columns-repeated="16381"/>
        </table:table-row>
        <table:table-row table:style-name="ro1">
          <table:table-cell office:value-type="float" office:value="1.6317879529022879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7752337456" table:style-name="ce1">
            <text:p>2.67752E+11</text:p>
          </table:table-cell>
          <table:table-cell table:number-columns-repeated="16381"/>
        </table:table-row>
        <table:table-row table:style-name="ro1">
          <table:table-cell office:value-type="float" office:value="1.631787953002284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7556762695" table:style-name="ce1">
            <text:p>2.67557E+11</text:p>
          </table:table-cell>
          <table:table-cell table:number-columns-repeated="16381"/>
        </table:table-row>
        <table:table-row table:style-name="ro1">
          <table:table-cell office:value-type="float" office:value="1.6317879531023621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7431545258" table:style-name="ce1">
            <text:p>2.67432E+11</text:p>
          </table:table-cell>
          <table:table-cell table:number-columns-repeated="16381"/>
        </table:table-row>
        <table:table-row table:style-name="ro1">
          <table:table-cell office:value-type="float" office:value="1.6317879532023619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7256689072" table:style-name="ce1">
            <text:p>2.67257E+11</text:p>
          </table:table-cell>
          <table:table-cell table:number-columns-repeated="16381"/>
        </table:table-row>
        <table:table-row table:style-name="ro1">
          <table:table-cell office:value-type="float" office:value="1.6317879533022912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7134451866" table:style-name="ce1">
            <text:p>2.67134E+11</text:p>
          </table:table-cell>
          <table:table-cell table:number-columns-repeated="16381"/>
        </table:table-row>
        <table:table-row table:style-name="ro1">
          <table:table-cell office:value-type="float" office:value="1.6317879534025188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7029881477" table:style-name="ce1">
            <text:p>2.6703E+11</text:p>
          </table:table-cell>
          <table:table-cell table:number-columns-repeated="16381"/>
        </table:table-row>
        <table:table-row table:style-name="ro1">
          <table:table-cell office:value-type="float" office:value="1.6317879535024517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6827297211" table:style-name="ce1">
            <text:p>2.66827E+11</text:p>
          </table:table-cell>
          <table:table-cell table:number-columns-repeated="16381"/>
        </table:table-row>
        <table:table-row table:style-name="ro1">
          <table:table-cell office:value-type="float" office:value="1.6317879536026173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6698670387" table:style-name="ce1">
            <text:p>2.66699E+11</text:p>
          </table:table-cell>
          <table:table-cell table:number-columns-repeated="16381"/>
        </table:table-row>
        <table:table-row table:style-name="ro1">
          <table:table-cell office:value-type="float" office:value="1.6317879537026115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6559743881" table:style-name="ce1">
            <text:p>2.6656E+11</text:p>
          </table:table-cell>
          <table:table-cell table:number-columns-repeated="16381"/>
        </table:table-row>
        <table:table-row table:style-name="ro1">
          <table:table-cell office:value-type="float" office:value="1.6317879538022226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6446590424" table:style-name="ce1">
            <text:p>2.66447E+11</text:p>
          </table:table-cell>
          <table:table-cell table:number-columns-repeated="16381"/>
        </table:table-row>
        <table:table-row table:style-name="ro1">
          <table:table-cell office:value-type="float" office:value="1.631787953902327E+18" table:style-name="ce1">
            <text:p>1.63179E+18</text:p>
          </table:table-cell>
          <table:table-cell office:value-type="float" office:value="-503703713417" table:style-name="ce1">
            <text:p>-5.03704E+11</text:p>
          </table:table-cell>
          <table:table-cell office:value-type="float" office:value="266354322433" table:style-name="ce1">
            <text:p>2.66354E+11</text:p>
          </table:table-cell>
          <table:table-cell table:number-columns-repeated="16381"/>
        </table:table-row>
        <table:table-row table:style-name="ro1">
          <table:table-cell office:value-type="float" office:value="1.6317879540024425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5342640877" table:style-name="ce1">
            <text:p>2.65343E+11</text:p>
          </table:table-cell>
          <table:table-cell table:number-columns-repeated="16381"/>
        </table:table-row>
        <table:table-row table:style-name="ro1">
          <table:table-cell office:value-type="float" office:value="1.6317879541022889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5251088142" table:style-name="ce1">
            <text:p>2.65251E+11</text:p>
          </table:table-cell>
          <table:table-cell table:number-columns-repeated="16381"/>
        </table:table-row>
        <table:table-row table:style-name="ro1">
          <table:table-cell office:value-type="float" office:value="1.6317879542022456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5122675896" table:style-name="ce1">
            <text:p>2.65123E+11</text:p>
          </table:table-cell>
          <table:table-cell table:number-columns-repeated="16381"/>
        </table:table-row>
        <table:table-row table:style-name="ro1">
          <table:table-cell office:value-type="float" office:value="1.6317879543025467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5029144287" table:style-name="ce1">
            <text:p>2.65029E+11</text:p>
          </table:table-cell>
          <table:table-cell table:number-columns-repeated="16381"/>
        </table:table-row>
        <table:table-row table:style-name="ro1">
          <table:table-cell office:value-type="float" office:value="1.6317879544023593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4946293831" table:style-name="ce1">
            <text:p>2.64946E+11</text:p>
          </table:table-cell>
          <table:table-cell table:number-columns-repeated="16381"/>
        </table:table-row>
        <table:table-row table:style-name="ro1">
          <table:table-cell office:value-type="float" office:value="1.6317879545023324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474378109" table:style-name="ce1">
            <text:p>26474378109</text:p>
          </table:table-cell>
          <table:table-cell table:number-columns-repeated="16381"/>
        </table:table-row>
        <table:table-row table:style-name="ro1">
          <table:table-cell office:value-type="float" office:value="1.6317879546025439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462893486" table:style-name="ce1">
            <text:p>26462893486</text:p>
          </table:table-cell>
          <table:table-cell table:number-columns-repeated="16381"/>
        </table:table-row>
        <table:table-row table:style-name="ro1">
          <table:table-cell office:value-type="float" office:value="1.6317879547022976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4458465576" table:style-name="ce1">
            <text:p>2.64458E+11</text:p>
          </table:table-cell>
          <table:table-cell table:number-columns-repeated="16381"/>
        </table:table-row>
        <table:table-row table:style-name="ro1">
          <table:table-cell office:value-type="float" office:value="1.6317879548022986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4324879646" table:style-name="ce1">
            <text:p>2.64325E+11</text:p>
          </table:table-cell>
          <table:table-cell table:number-columns-repeated="16381"/>
        </table:table-row>
        <table:table-row table:style-name="ro1">
          <table:table-cell office:value-type="float" office:value="1.6317879549025004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4200258255" table:style-name="ce1">
            <text:p>2.642E+11</text:p>
          </table:table-cell>
          <table:table-cell table:number-columns-repeated="16381"/>
        </table:table-row>
        <table:table-row table:style-name="ro1">
          <table:table-cell office:value-type="float" office:value="1.6317879550022807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4040565491" table:style-name="ce1">
            <text:p>2.64041E+11</text:p>
          </table:table-cell>
          <table:table-cell table:number-columns-repeated="16381"/>
        </table:table-row>
        <table:table-row table:style-name="ro1">
          <table:table-cell office:value-type="float" office:value="1.6317879551023273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3924694061" table:style-name="ce1">
            <text:p>2.63925E+11</text:p>
          </table:table-cell>
          <table:table-cell table:number-columns-repeated="16381"/>
        </table:table-row>
        <table:table-row table:style-name="ro1">
          <table:table-cell office:value-type="float" office:value="1.6317879552022333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3759851456" table:style-name="ce1">
            <text:p>2.6376E+11</text:p>
          </table:table-cell>
          <table:table-cell table:number-columns-repeated="16381"/>
        </table:table-row>
        <table:table-row table:style-name="ro1">
          <table:table-cell office:value-type="float" office:value="1.6317879553024829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3640546799" table:style-name="ce1">
            <text:p>2.63641E+11</text:p>
          </table:table-cell>
          <table:table-cell table:number-columns-repeated="16381"/>
        </table:table-row>
        <table:table-row table:style-name="ro1">
          <table:table-cell office:value-type="float" office:value="1.6317879554024561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3533949852" table:style-name="ce1">
            <text:p>2.63534E+11</text:p>
          </table:table-cell>
          <table:table-cell table:number-columns-repeated="16381"/>
        </table:table-row>
        <table:table-row table:style-name="ro1">
          <table:table-cell office:value-type="float" office:value="1.6317879555023037E+18" table:style-name="ce1">
            <text:p>1.63179E+18</text:p>
          </table:table-cell>
          <table:table-cell office:value-type="float" office:value="-50321996212" table:style-name="ce1">
            <text:p>-50321996212</text:p>
          </table:table-cell>
          <table:table-cell office:value-type="float" office:value="26330075264" table:style-name="ce1">
            <text:p>26330075264</text:p>
          </table:table-cell>
          <table:table-cell table:number-columns-repeated="16381"/>
        </table:table-row>
        <table:table-row table:style-name="ro1">
          <table:table-cell office:value-type="float" office:value="1.6317879556023017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966133118" table:style-name="ce1">
            <text:p>2.61966E+11</text:p>
          </table:table-cell>
          <table:table-cell table:number-columns-repeated="16381"/>
        </table:table-row>
        <table:table-row table:style-name="ro1">
          <table:table-cell office:value-type="float" office:value="1.631787955702462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856985092" table:style-name="ce1">
            <text:p>2.61857E+11</text:p>
          </table:table-cell>
          <table:table-cell table:number-columns-repeated="16381"/>
        </table:table-row>
        <table:table-row table:style-name="ro1">
          <table:table-cell office:value-type="float" office:value="1.6317879558025554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771249771" table:style-name="ce1">
            <text:p>2.61771E+11</text:p>
          </table:table-cell>
          <table:table-cell table:number-columns-repeated="16381"/>
        </table:table-row>
        <table:table-row table:style-name="ro1">
          <table:table-cell office:value-type="float" office:value="1.6317879559022395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702871323" table:style-name="ce1">
            <text:p>2.61703E+11</text:p>
          </table:table-cell>
          <table:table-cell table:number-columns-repeated="16381"/>
        </table:table-row>
        <table:table-row table:style-name="ro1">
          <table:table-cell office:value-type="float" office:value="1.6317879560022067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495018005" table:style-name="ce1">
            <text:p>2.61495E+11</text:p>
          </table:table-cell>
          <table:table-cell table:number-columns-repeated="16381"/>
        </table:table-row>
        <table:table-row table:style-name="ro1">
          <table:table-cell office:value-type="float" office:value="1.631787956102338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399126053" table:style-name="ce1">
            <text:p>2.61399E+11</text:p>
          </table:table-cell>
          <table:table-cell table:number-columns-repeated="16381"/>
        </table:table-row>
        <table:table-row table:style-name="ro1">
          <table:table-cell office:value-type="float" office:value="1.6317879562021978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239814758" table:style-name="ce1">
            <text:p>2.6124E+11</text:p>
          </table:table-cell>
          <table:table-cell table:number-columns-repeated="16381"/>
        </table:table-row>
        <table:table-row table:style-name="ro1">
          <table:table-cell office:value-type="float" office:value="1.6317879563025613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126542091" table:style-name="ce1">
            <text:p>2.61127E+11</text:p>
          </table:table-cell>
          <table:table-cell table:number-columns-repeated="16381"/>
        </table:table-row>
        <table:table-row table:style-name="ro1">
          <table:table-cell office:value-type="float" office:value="1.6317879564022346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1017155647" table:style-name="ce1">
            <text:p>2.61017E+11</text:p>
          </table:table-cell>
          <table:table-cell table:number-columns-repeated="16381"/>
        </table:table-row>
        <table:table-row table:style-name="ro1">
          <table:table-cell office:value-type="float" office:value="1.6317879565022543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0870361328" table:style-name="ce1">
            <text:p>2.6087E+11</text:p>
          </table:table-cell>
          <table:table-cell table:number-columns-repeated="16381"/>
        </table:table-row>
        <table:table-row table:style-name="ro1">
          <table:table-cell office:value-type="float" office:value="1.6317879566024458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0765886307" table:style-name="ce1">
            <text:p>2.60766E+11</text:p>
          </table:table-cell>
          <table:table-cell table:number-columns-repeated="16381"/>
        </table:table-row>
        <table:table-row table:style-name="ro1">
          <table:table-cell office:value-type="float" office:value="1.6317879567022487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0572266579" table:style-name="ce1">
            <text:p>2.60572E+11</text:p>
          </table:table-cell>
          <table:table-cell table:number-columns-repeated="16381"/>
        </table:table-row>
        <table:table-row table:style-name="ro1">
          <table:table-cell office:value-type="float" office:value="1.631787956802603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0459423065" table:style-name="ce1">
            <text:p>2.60459E+11</text:p>
          </table:table-cell>
          <table:table-cell table:number-columns-repeated="16381"/>
        </table:table-row>
        <table:table-row table:style-name="ro1">
          <table:table-cell office:value-type="float" office:value="1.6317879569025293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0365271568" table:style-name="ce1">
            <text:p>2.60365E+11</text:p>
          </table:table-cell>
          <table:table-cell table:number-columns-repeated="16381"/>
        </table:table-row>
        <table:table-row table:style-name="ro1">
          <table:table-cell office:value-type="float" office:value="1.6317879570023649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0282659531" table:style-name="ce1">
            <text:p>2.60283E+11</text:p>
          </table:table-cell>
          <table:table-cell table:number-columns-repeated="16381"/>
        </table:table-row>
        <table:table-row table:style-name="ro1">
          <table:table-cell office:value-type="float" office:value="1.6317879571022812E+18" table:style-name="ce1">
            <text:p>1.63179E+18</text:p>
          </table:table-cell>
          <table:table-cell office:value-type="float" office:value="-519970357418" table:style-name="ce1">
            <text:p>-5.1997E+11</text:p>
          </table:table-cell>
          <table:table-cell office:value-type="float" office:value="260218691826" table:style-name="ce1">
            <text:p>2.60219E+11</text:p>
          </table:table-cell>
          <table:table-cell table:number-columns-repeated="16381"/>
        </table:table-row>
        <table:table-row table:style-name="ro1">
          <table:table-cell office:value-type="float" office:value="1.6317879572022945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9028720856" table:style-name="ce1">
            <text:p>2.59029E+11</text:p>
          </table:table-cell>
          <table:table-cell table:number-columns-repeated="16381"/>
        </table:table-row>
        <table:table-row table:style-name="ro1">
          <table:table-cell office:value-type="float" office:value="1.6317879573023273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952927589" table:style-name="ce1">
            <text:p>2.58953E+11</text:p>
          </table:table-cell>
          <table:table-cell table:number-columns-repeated="16381"/>
        </table:table-row>
        <table:table-row table:style-name="ro1">
          <table:table-cell office:value-type="float" office:value="1.6317879574025382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881044388" table:style-name="ce1">
            <text:p>2.58881E+11</text:p>
          </table:table-cell>
          <table:table-cell table:number-columns-repeated="16381"/>
        </table:table-row>
        <table:table-row table:style-name="ro1">
          <table:table-cell office:value-type="float" office:value="1.631787957502517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679795265" table:style-name="ce1">
            <text:p>2.5868E+11</text:p>
          </table:table-cell>
          <table:table-cell table:number-columns-repeated="16381"/>
        </table:table-row>
        <table:table-row table:style-name="ro1">
          <table:table-cell office:value-type="float" office:value="1.6317879576021891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559441566" table:style-name="ce1">
            <text:p>2.58559E+11</text:p>
          </table:table-cell>
          <table:table-cell table:number-columns-repeated="16381"/>
        </table:table-row>
        <table:table-row table:style-name="ro1">
          <table:table-cell office:value-type="float" office:value="1.6317879577025283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394098282" table:style-name="ce1">
            <text:p>2.58394E+11</text:p>
          </table:table-cell>
          <table:table-cell table:number-columns-repeated="16381"/>
        </table:table-row>
        <table:table-row table:style-name="ro1">
          <table:table-cell office:value-type="float" office:value="1.6317879578022973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264422417" table:style-name="ce1">
            <text:p>2.58264E+11</text:p>
          </table:table-cell>
          <table:table-cell table:number-columns-repeated="16381"/>
        </table:table-row>
        <table:table-row table:style-name="ro1">
          <table:table-cell office:value-type="float" office:value="1.6317879579024284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151650429" table:style-name="ce1">
            <text:p>2.58152E+11</text:p>
          </table:table-cell>
          <table:table-cell table:number-columns-repeated="16381"/>
        </table:table-row>
        <table:table-row table:style-name="ro1">
          <table:table-cell office:value-type="float" office:value="1.6317879580027891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8031153679" table:style-name="ce1">
            <text:p>2.58031E+11</text:p>
          </table:table-cell>
          <table:table-cell table:number-columns-repeated="16381"/>
        </table:table-row>
        <table:table-row table:style-name="ro1">
          <table:table-cell office:value-type="float" office:value="1.6317879581025889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948970795" table:style-name="ce1">
            <text:p>2.57949E+11</text:p>
          </table:table-cell>
          <table:table-cell table:number-columns-repeated="16381"/>
        </table:table-row>
        <table:table-row table:style-name="ro1">
          <table:table-cell office:value-type="float" office:value="1.6317879582024118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814216614" table:style-name="ce1">
            <text:p>2.57814E+11</text:p>
          </table:table-cell>
          <table:table-cell table:number-columns-repeated="16381"/>
        </table:table-row>
        <table:table-row table:style-name="ro1">
          <table:table-cell office:value-type="float" office:value="1.6317879583027617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711529732" table:style-name="ce1">
            <text:p>2.57712E+11</text:p>
          </table:table-cell>
          <table:table-cell table:number-columns-repeated="16381"/>
        </table:table-row>
        <table:table-row table:style-name="ro1">
          <table:table-cell office:value-type="float" office:value="1.6317879584024394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618427277" table:style-name="ce1">
            <text:p>2.57618E+11</text:p>
          </table:table-cell>
          <table:table-cell table:number-columns-repeated="16381"/>
        </table:table-row>
        <table:table-row table:style-name="ro1">
          <table:table-cell office:value-type="float" office:value="1.6317879585025034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470345497" table:style-name="ce1">
            <text:p>2.5747E+11</text:p>
          </table:table-cell>
          <table:table-cell table:number-columns-repeated="16381"/>
        </table:table-row>
        <table:table-row table:style-name="ro1">
          <table:table-cell office:value-type="float" office:value="1.6317879586029568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369971275" table:style-name="ce1">
            <text:p>2.5737E+11</text:p>
          </table:table-cell>
          <table:table-cell table:number-columns-repeated="16381"/>
        </table:table-row>
        <table:table-row table:style-name="ro1">
          <table:table-cell office:value-type="float" office:value="1.6317879587025068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201719284" table:style-name="ce1">
            <text:p>2.57202E+11</text:p>
          </table:table-cell>
          <table:table-cell table:number-columns-repeated="16381"/>
        </table:table-row>
        <table:table-row table:style-name="ro1">
          <table:table-cell office:value-type="float" office:value="1.6317879588025997E+18" table:style-name="ce1">
            <text:p>1.63179E+18</text:p>
          </table:table-cell>
          <table:table-cell office:value-type="float" office:value="-51745146513" table:style-name="ce1">
            <text:p>-51745146513</text:p>
          </table:table-cell>
          <table:table-cell office:value-type="float" office:value="257080292702" table:style-name="ce1">
            <text:p>2.5708E+11</text:p>
          </table:table-cell>
          <table:table-cell table:number-columns-repeated="16381"/>
        </table:table-row>
        <table:table-row table:style-name="ro1">
          <table:table-cell office:value-type="float" office:value="1.631787958902615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9221220016" table:style-name="ce1">
            <text:p>2.59221E+11</text:p>
          </table:table-cell>
          <table:table-cell table:number-columns-repeated="16381"/>
        </table:table-row>
        <table:table-row table:style-name="ro1">
          <table:table-cell office:value-type="float" office:value="1.6317879590024412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9085536003" table:style-name="ce1">
            <text:p>2.59086E+11</text:p>
          </table:table-cell>
          <table:table-cell table:number-columns-repeated="16381"/>
        </table:table-row>
        <table:table-row table:style-name="ro1">
          <table:table-cell office:value-type="float" office:value="1.631787959102345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8971786499" table:style-name="ce1">
            <text:p>2.58972E+11</text:p>
          </table:table-cell>
          <table:table-cell table:number-columns-repeated="16381"/>
        </table:table-row>
        <table:table-row table:style-name="ro1">
          <table:table-cell office:value-type="float" office:value="1.631787959202174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8757305145" table:style-name="ce1">
            <text:p>2.58757E+11</text:p>
          </table:table-cell>
          <table:table-cell table:number-columns-repeated="16381"/>
        </table:table-row>
        <table:table-row table:style-name="ro1">
          <table:table-cell office:value-type="float" office:value="1.6317879593023091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8609032631" table:style-name="ce1">
            <text:p>2.58609E+11</text:p>
          </table:table-cell>
          <table:table-cell table:number-columns-repeated="16381"/>
        </table:table-row>
        <table:table-row table:style-name="ro1">
          <table:table-cell office:value-type="float" office:value="1.6317879594024164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8469581604" table:style-name="ce1">
            <text:p>2.5847E+11</text:p>
          </table:table-cell>
          <table:table-cell table:number-columns-repeated="16381"/>
        </table:table-row>
        <table:table-row table:style-name="ro1">
          <table:table-cell office:value-type="float" office:value="1.6317879595022758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8332586288" table:style-name="ce1">
            <text:p>2.58333E+11</text:p>
          </table:table-cell>
          <table:table-cell table:number-columns-repeated="16381"/>
        </table:table-row>
        <table:table-row table:style-name="ro1">
          <table:table-cell office:value-type="float" office:value="1.6317879596023613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821056366" table:style-name="ce1">
            <text:p>25821056366</text:p>
          </table:table-cell>
          <table:table-cell table:number-columns-repeated="16381"/>
        </table:table-row>
        <table:table-row table:style-name="ro1">
          <table:table-cell office:value-type="float" office:value="1.6317879597024182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8030891418" table:style-name="ce1">
            <text:p>2.58031E+11</text:p>
          </table:table-cell>
          <table:table-cell table:number-columns-repeated="16381"/>
        </table:table-row>
        <table:table-row table:style-name="ro1">
          <table:table-cell office:value-type="float" office:value="1.6317879598022835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7906126976" table:style-name="ce1">
            <text:p>2.57906E+11</text:p>
          </table:table-cell>
          <table:table-cell table:number-columns-repeated="16381"/>
        </table:table-row>
        <table:table-row table:style-name="ro1">
          <table:table-cell office:value-type="float" office:value="1.6317879599023201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7793998718" table:style-name="ce1">
            <text:p>2.57794E+11</text:p>
          </table:table-cell>
          <table:table-cell table:number-columns-repeated="16381"/>
        </table:table-row>
        <table:table-row table:style-name="ro1">
          <table:table-cell office:value-type="float" office:value="1.6317879600025244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7659864426" table:style-name="ce1">
            <text:p>2.5766E+11</text:p>
          </table:table-cell>
          <table:table-cell table:number-columns-repeated="16381"/>
        </table:table-row>
        <table:table-row table:style-name="ro1">
          <table:table-cell office:value-type="float" office:value="1.6317879601023158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7548141479" table:style-name="ce1">
            <text:p>2.57548E+11</text:p>
          </table:table-cell>
          <table:table-cell table:number-columns-repeated="16381"/>
        </table:table-row>
        <table:table-row table:style-name="ro1">
          <table:table-cell office:value-type="float" office:value="1.6317879602024128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737195015" table:style-name="ce1">
            <text:p>25737195015</text:p>
          </table:table-cell>
          <table:table-cell table:number-columns-repeated="16381"/>
        </table:table-row>
        <table:table-row table:style-name="ro1">
          <table:table-cell office:value-type="float" office:value="1.6317879603023532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7221484184" table:style-name="ce1">
            <text:p>2.57221E+11</text:p>
          </table:table-cell>
          <table:table-cell table:number-columns-repeated="16381"/>
        </table:table-row>
        <table:table-row table:style-name="ro1">
          <table:table-cell office:value-type="float" office:value="1.6317879604023444E+18" table:style-name="ce1">
            <text:p>1.63179E+18</text:p>
          </table:table-cell>
          <table:table-cell office:value-type="float" office:value="-488051891327" table:style-name="ce1">
            <text:p>-4.88052E+11</text:p>
          </table:table-cell>
          <table:table-cell office:value-type="float" office:value="257072782516" table:style-name="ce1">
            <text:p>2.57073E+11</text:p>
          </table:table-cell>
          <table:table-cell table:number-columns-repeated="16381"/>
        </table:table-row>
        <table:table-row table:style-name="ro1">
          <table:table-cell office:value-type="float" office:value="1.6317879605023665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6485509872" table:style-name="ce1">
            <text:p>2.56486E+11</text:p>
          </table:table-cell>
          <table:table-cell table:number-columns-repeated="16381"/>
        </table:table-row>
        <table:table-row table:style-name="ro1">
          <table:table-cell office:value-type="float" office:value="1.6317879606027753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6345653534" table:style-name="ce1">
            <text:p>2.56346E+11</text:p>
          </table:table-cell>
          <table:table-cell table:number-columns-repeated="16381"/>
        </table:table-row>
        <table:table-row table:style-name="ro1">
          <table:table-cell office:value-type="float" office:value="1.6317879607023608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6159615517" table:style-name="ce1">
            <text:p>2.5616E+11</text:p>
          </table:table-cell>
          <table:table-cell table:number-columns-repeated="16381"/>
        </table:table-row>
        <table:table-row table:style-name="ro1">
          <table:table-cell office:value-type="float" office:value="1.6317879608024292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6018924713" table:style-name="ce1">
            <text:p>2.56019E+11</text:p>
          </table:table-cell>
          <table:table-cell table:number-columns-repeated="16381"/>
        </table:table-row>
        <table:table-row table:style-name="ro1">
          <table:table-cell office:value-type="float" office:value="1.6317879609026527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896186829" table:style-name="ce1">
            <text:p>2.55896E+11</text:p>
          </table:table-cell>
          <table:table-cell table:number-columns-repeated="16381"/>
        </table:table-row>
        <table:table-row table:style-name="ro1">
          <table:table-cell office:value-type="float" office:value="1.631787961002366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767846107" table:style-name="ce1">
            <text:p>2.55768E+11</text:p>
          </table:table-cell>
          <table:table-cell table:number-columns-repeated="16381"/>
        </table:table-row>
        <table:table-row table:style-name="ro1">
          <table:table-cell office:value-type="float" office:value="1.6317879611024753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662941933" table:style-name="ce1">
            <text:p>2.55663E+11</text:p>
          </table:table-cell>
          <table:table-cell table:number-columns-repeated="16381"/>
        </table:table-row>
        <table:table-row table:style-name="ro1">
          <table:table-cell office:value-type="float" office:value="1.6317879612029499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502414703" table:style-name="ce1">
            <text:p>2.55502E+11</text:p>
          </table:table-cell>
          <table:table-cell table:number-columns-repeated="16381"/>
        </table:table-row>
        <table:table-row table:style-name="ro1">
          <table:table-cell office:value-type="float" office:value="1.6317879613023306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39188385" table:style-name="ce1">
            <text:p>25539188385</text:p>
          </table:table-cell>
          <table:table-cell table:number-columns-repeated="16381"/>
        </table:table-row>
        <table:table-row table:style-name="ro1">
          <table:table-cell office:value-type="float" office:value="1.6317879614024259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287265778" table:style-name="ce1">
            <text:p>2.55287E+11</text:p>
          </table:table-cell>
          <table:table-cell table:number-columns-repeated="16381"/>
        </table:table-row>
        <table:table-row table:style-name="ro1">
          <table:table-cell office:value-type="float" office:value="1.6317879615026107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140328407" table:style-name="ce1">
            <text:p>2.5514E+11</text:p>
          </table:table-cell>
          <table:table-cell table:number-columns-repeated="16381"/>
        </table:table-row>
        <table:table-row table:style-name="ro1">
          <table:table-cell office:value-type="float" office:value="1.6317879616024965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5027294159" table:style-name="ce1">
            <text:p>2.55027E+11</text:p>
          </table:table-cell>
          <table:table-cell table:number-columns-repeated="16381"/>
        </table:table-row>
        <table:table-row table:style-name="ro1">
          <table:table-cell office:value-type="float" office:value="1.6317879617025183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4894542694" table:style-name="ce1">
            <text:p>2.54895E+11</text:p>
          </table:table-cell>
          <table:table-cell table:number-columns-repeated="16381"/>
        </table:table-row>
        <table:table-row table:style-name="ro1">
          <table:table-cell office:value-type="float" office:value="1.6317879618028344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4780387878" table:style-name="ce1">
            <text:p>2.5478E+11</text:p>
          </table:table-cell>
          <table:table-cell table:number-columns-repeated="16381"/>
        </table:table-row>
        <table:table-row table:style-name="ro1">
          <table:table-cell office:value-type="float" office:value="1.6317879619023329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467479229" table:style-name="ce1">
            <text:p>25467479229</text:p>
          </table:table-cell>
          <table:table-cell table:number-columns-repeated="16381"/>
        </table:table-row>
        <table:table-row table:style-name="ro1">
          <table:table-cell office:value-type="float" office:value="1.6317879620023508E+18" table:style-name="ce1">
            <text:p>1.63179E+18</text:p>
          </table:table-cell>
          <table:table-cell office:value-type="float" office:value="-486053347588" table:style-name="ce1">
            <text:p>-4.86053E+11</text:p>
          </table:table-cell>
          <table:table-cell office:value-type="float" office:value="254537034035" table:style-name="ce1">
            <text:p>2.54537E+11</text:p>
          </table:table-cell>
          <table:table-cell table:number-columns-repeated="16381"/>
        </table:table-row>
        <table:table-row table:style-name="ro1">
          <table:table-cell office:value-type="float" office:value="1.631787962102583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969862938" table:style-name="ce1">
            <text:p>2.5097E+11</text:p>
          </table:table-cell>
          <table:table-cell table:number-columns-repeated="16381"/>
        </table:table-row>
        <table:table-row table:style-name="ro1">
          <table:table-cell office:value-type="float" office:value="1.6317879622024801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819087029" table:style-name="ce1">
            <text:p>2.50819E+11</text:p>
          </table:table-cell>
          <table:table-cell table:number-columns-repeated="16381"/>
        </table:table-row>
        <table:table-row table:style-name="ro1">
          <table:table-cell office:value-type="float" office:value="1.6317879623023583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703263283" table:style-name="ce1">
            <text:p>2.50703E+11</text:p>
          </table:table-cell>
          <table:table-cell table:number-columns-repeated="16381"/>
        </table:table-row>
        <table:table-row table:style-name="ro1">
          <table:table-cell office:value-type="float" office:value="1.6317879624023821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595808029" table:style-name="ce1">
            <text:p>2.50596E+11</text:p>
          </table:table-cell>
          <table:table-cell table:number-columns-repeated="16381"/>
        </table:table-row>
        <table:table-row table:style-name="ro1">
          <table:table-cell office:value-type="float" office:value="1.6317879625024466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425100327" table:style-name="ce1">
            <text:p>2.50425E+11</text:p>
          </table:table-cell>
          <table:table-cell table:number-columns-repeated="16381"/>
        </table:table-row>
        <table:table-row table:style-name="ro1">
          <table:table-cell office:value-type="float" office:value="1.6317879626025766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307893753" table:style-name="ce1">
            <text:p>2.50308E+11</text:p>
          </table:table-cell>
          <table:table-cell table:number-columns-repeated="16381"/>
        </table:table-row>
        <table:table-row table:style-name="ro1">
          <table:table-cell office:value-type="float" office:value="1.6317879627025242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162100792" table:style-name="ce1">
            <text:p>2.50162E+11</text:p>
          </table:table-cell>
          <table:table-cell table:number-columns-repeated="16381"/>
        </table:table-row>
        <table:table-row table:style-name="ro1">
          <table:table-cell office:value-type="float" office:value="1.6317879628022636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50048208237" table:style-name="ce1">
            <text:p>2.50048E+11</text:p>
          </table:table-cell>
          <table:table-cell table:number-columns-repeated="16381"/>
        </table:table-row>
        <table:table-row table:style-name="ro1">
          <table:table-cell office:value-type="float" office:value="1.6317879629025101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935984612" table:style-name="ce1">
            <text:p>2.49936E+11</text:p>
          </table:table-cell>
          <table:table-cell table:number-columns-repeated="16381"/>
        </table:table-row>
        <table:table-row table:style-name="ro1">
          <table:table-cell office:value-type="float" office:value="1.6317879630026319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830460548" table:style-name="ce1">
            <text:p>2.4983E+11</text:p>
          </table:table-cell>
          <table:table-cell table:number-columns-repeated="16381"/>
        </table:table-row>
        <table:table-row table:style-name="ro1">
          <table:table-cell office:value-type="float" office:value="1.6317879631024497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732637405" table:style-name="ce1">
            <text:p>2.49733E+11</text:p>
          </table:table-cell>
          <table:table-cell table:number-columns-repeated="16381"/>
        </table:table-row>
        <table:table-row table:style-name="ro1">
          <table:table-cell office:value-type="float" office:value="1.6317879632024338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599432945" table:style-name="ce1">
            <text:p>2.49599E+11</text:p>
          </table:table-cell>
          <table:table-cell table:number-columns-repeated="16381"/>
        </table:table-row>
        <table:table-row table:style-name="ro1">
          <table:table-cell office:value-type="float" office:value="1.6317879633023375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518442154" table:style-name="ce1">
            <text:p>2.49518E+11</text:p>
          </table:table-cell>
          <table:table-cell table:number-columns-repeated="16381"/>
        </table:table-row>
        <table:table-row table:style-name="ro1">
          <table:table-cell office:value-type="float" office:value="1.6317879634023639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4607687" table:style-name="ce1">
            <text:p>2494607687</text:p>
          </table:table-cell>
          <table:table-cell table:number-columns-repeated="16381"/>
        </table:table-row>
        <table:table-row table:style-name="ro1">
          <table:table-cell office:value-type="float" office:value="1.6317879635024499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288988113" table:style-name="ce1">
            <text:p>2.49289E+11</text:p>
          </table:table-cell>
          <table:table-cell table:number-columns-repeated="16381"/>
        </table:table-row>
        <table:table-row table:style-name="ro1">
          <table:table-cell office:value-type="float" office:value="1.6317879636022828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220824242" table:style-name="ce1">
            <text:p>2.49221E+11</text:p>
          </table:table-cell>
          <table:table-cell table:number-columns-repeated="16381"/>
        </table:table-row>
        <table:table-row table:style-name="ro1">
          <table:table-cell office:value-type="float" office:value="1.631787963702313E+18" table:style-name="ce1">
            <text:p>1.63179E+18</text:p>
          </table:table-cell>
          <table:table-cell office:value-type="float" office:value="-505585074425" table:style-name="ce1">
            <text:p>-5.05585E+11</text:p>
          </table:table-cell>
          <table:table-cell office:value-type="float" office:value="249122428894" table:style-name="ce1">
            <text:p>2.49122E+11</text:p>
          </table:table-cell>
          <table:table-cell table:number-columns-repeated="16381"/>
        </table:table-row>
        <table:table-row table:style-name="ro1">
          <table:table-cell office:value-type="float" office:value="1.6317879638023071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9397921562" table:style-name="ce1">
            <text:p>2.49398E+11</text:p>
          </table:table-cell>
          <table:table-cell table:number-columns-repeated="16381"/>
        </table:table-row>
        <table:table-row table:style-name="ro1">
          <table:table-cell office:value-type="float" office:value="1.6317879639024453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9321627617" table:style-name="ce1">
            <text:p>2.49322E+11</text:p>
          </table:table-cell>
          <table:table-cell table:number-columns-repeated="16381"/>
        </table:table-row>
        <table:table-row table:style-name="ro1">
          <table:table-cell office:value-type="float" office:value="1.6317879640023414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9166822433" table:style-name="ce1">
            <text:p>2.49167E+11</text:p>
          </table:table-cell>
          <table:table-cell table:number-columns-repeated="16381"/>
        </table:table-row>
        <table:table-row table:style-name="ro1">
          <table:table-cell office:value-type="float" office:value="1.6317879641030541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906744957" table:style-name="ce1">
            <text:p>24906744957</text:p>
          </table:table-cell>
          <table:table-cell table:number-columns-repeated="16381"/>
        </table:table-row>
        <table:table-row table:style-name="ro1">
          <table:table-cell office:value-type="float" office:value="1.6317879642024315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932790756" table:style-name="ce1">
            <text:p>2.48933E+11</text:p>
          </table:table-cell>
          <table:table-cell table:number-columns-repeated="16381"/>
        </table:table-row>
        <table:table-row table:style-name="ro1">
          <table:table-cell office:value-type="float" office:value="1.6317879643022861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832964897" table:style-name="ce1">
            <text:p>2.48833E+11</text:p>
          </table:table-cell>
          <table:table-cell table:number-columns-repeated="16381"/>
        </table:table-row>
        <table:table-row table:style-name="ro1">
          <table:table-cell office:value-type="float" office:value="1.6317879644023647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741269112" table:style-name="ce1">
            <text:p>2.48741E+11</text:p>
          </table:table-cell>
          <table:table-cell table:number-columns-repeated="16381"/>
        </table:table-row>
        <table:table-row table:style-name="ro1">
          <table:table-cell office:value-type="float" office:value="1.6317879645023383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558878899" table:style-name="ce1">
            <text:p>2.48559E+11</text:p>
          </table:table-cell>
          <table:table-cell table:number-columns-repeated="16381"/>
        </table:table-row>
        <table:table-row table:style-name="ro1">
          <table:table-cell office:value-type="float" office:value="1.6317879646023419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453807831" table:style-name="ce1">
            <text:p>2.48454E+11</text:p>
          </table:table-cell>
          <table:table-cell table:number-columns-repeated="16381"/>
        </table:table-row>
        <table:table-row table:style-name="ro1">
          <table:table-cell office:value-type="float" office:value="1.6317879647029519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30057621" table:style-name="ce1">
            <text:p>24830057621</text:p>
          </table:table-cell>
          <table:table-cell table:number-columns-repeated="16381"/>
        </table:table-row>
        <table:table-row table:style-name="ro1">
          <table:table-cell office:value-type="float" office:value="1.6317879648023759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190069199" table:style-name="ce1">
            <text:p>2.4819E+11</text:p>
          </table:table-cell>
          <table:table-cell table:number-columns-repeated="16381"/>
        </table:table-row>
        <table:table-row table:style-name="ro1">
          <table:table-cell office:value-type="float" office:value="1.6317879649024479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8092722893" table:style-name="ce1">
            <text:p>2.48093E+11</text:p>
          </table:table-cell>
          <table:table-cell table:number-columns-repeated="16381"/>
        </table:table-row>
        <table:table-row table:style-name="ro1">
          <table:table-cell office:value-type="float" office:value="1.6317879650024218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7985219955" table:style-name="ce1">
            <text:p>2.47985E+11</text:p>
          </table:table-cell>
          <table:table-cell table:number-columns-repeated="16381"/>
        </table:table-row>
        <table:table-row table:style-name="ro1">
          <table:table-cell office:value-type="float" office:value="1.6317879651022582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7900557518" table:style-name="ce1">
            <text:p>2.47901E+11</text:p>
          </table:table-cell>
          <table:table-cell table:number-columns-repeated="16381"/>
        </table:table-row>
        <table:table-row table:style-name="ro1">
          <table:table-cell office:value-type="float" office:value="1.6317879652024031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7757315636" table:style-name="ce1">
            <text:p>2.47757E+11</text:p>
          </table:table-cell>
          <table:table-cell table:number-columns-repeated="16381"/>
        </table:table-row>
        <table:table-row table:style-name="ro1">
          <table:table-cell office:value-type="float" office:value="1.6317879653029601E+18" table:style-name="ce1">
            <text:p>1.63179E+18</text:p>
          </table:table-cell>
          <table:table-cell office:value-type="float" office:value="-503352165222" table:style-name="ce1">
            <text:p>-5.03352E+11</text:p>
          </table:table-cell>
          <table:table-cell office:value-type="float" office:value="247667455673" table:style-name="ce1">
            <text:p>2.47667E+11</text:p>
          </table:table-cell>
          <table:table-cell table:number-columns-repeated="16381"/>
        </table:table-row>
        <table:table-row table:style-name="ro1">
          <table:table-cell office:value-type="float" office:value="1.631787965402316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714519501" table:style-name="ce1">
            <text:p>2.47715E+11</text:p>
          </table:table-cell>
          <table:table-cell table:number-columns-repeated="16381"/>
        </table:table-row>
        <table:table-row table:style-name="ro1">
          <table:table-cell office:value-type="float" office:value="1.6317879655024095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600984573" table:style-name="ce1">
            <text:p>2.47601E+11</text:p>
          </table:table-cell>
          <table:table-cell table:number-columns-repeated="16381"/>
        </table:table-row>
        <table:table-row table:style-name="ro1">
          <table:table-cell office:value-type="float" office:value="1.6317879656025495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525048256" table:style-name="ce1">
            <text:p>2.47525E+11</text:p>
          </table:table-cell>
          <table:table-cell table:number-columns-repeated="16381"/>
        </table:table-row>
        <table:table-row table:style-name="ro1">
          <table:table-cell office:value-type="float" office:value="1.6317879657022794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434425354" table:style-name="ce1">
            <text:p>2.47434E+11</text:p>
          </table:table-cell>
          <table:table-cell table:number-columns-repeated="16381"/>
        </table:table-row>
        <table:table-row table:style-name="ro1">
          <table:table-cell office:value-type="float" office:value="1.6317879658022935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366142273" table:style-name="ce1">
            <text:p>2.47366E+11</text:p>
          </table:table-cell>
          <table:table-cell table:number-columns-repeated="16381"/>
        </table:table-row>
        <table:table-row table:style-name="ro1">
          <table:table-cell office:value-type="float" office:value="1.6317879659027333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306323051" table:style-name="ce1">
            <text:p>2.47306E+11</text:p>
          </table:table-cell>
          <table:table-cell table:number-columns-repeated="16381"/>
        </table:table-row>
        <table:table-row table:style-name="ro1">
          <table:table-cell office:value-type="float" office:value="1.631787966002306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204470634" table:style-name="ce1">
            <text:p>2.47204E+11</text:p>
          </table:table-cell>
          <table:table-cell table:number-columns-repeated="16381"/>
        </table:table-row>
        <table:table-row table:style-name="ro1">
          <table:table-cell office:value-type="float" office:value="1.6317879661024008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136974335" table:style-name="ce1">
            <text:p>2.47137E+11</text:p>
          </table:table-cell>
          <table:table-cell table:number-columns-repeated="16381"/>
        </table:table-row>
        <table:table-row table:style-name="ro1">
          <table:table-cell office:value-type="float" office:value="1.6317879662022979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7029089928" table:style-name="ce1">
            <text:p>2.47029E+11</text:p>
          </table:table-cell>
          <table:table-cell table:number-columns-repeated="16381"/>
        </table:table-row>
        <table:table-row table:style-name="ro1">
          <table:table-cell office:value-type="float" office:value="1.6317879663023222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6947598457" table:style-name="ce1">
            <text:p>2.46948E+11</text:p>
          </table:table-cell>
          <table:table-cell table:number-columns-repeated="16381"/>
        </table:table-row>
        <table:table-row table:style-name="ro1">
          <table:table-cell office:value-type="float" office:value="1.631787966402551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6872520447" table:style-name="ce1">
            <text:p>2.46873E+11</text:p>
          </table:table-cell>
          <table:table-cell table:number-columns-repeated="16381"/>
        </table:table-row>
        <table:table-row table:style-name="ro1">
          <table:table-cell office:value-type="float" office:value="1.6317879665022208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6722316742" table:style-name="ce1">
            <text:p>2.46722E+11</text:p>
          </table:table-cell>
          <table:table-cell table:number-columns-repeated="16381"/>
        </table:table-row>
        <table:table-row table:style-name="ro1">
          <table:table-cell office:value-type="float" office:value="1.6317879666022943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6630477905" table:style-name="ce1">
            <text:p>2.4663E+11</text:p>
          </table:table-cell>
          <table:table-cell table:number-columns-repeated="16381"/>
        </table:table-row>
        <table:table-row table:style-name="ro1">
          <table:table-cell office:value-type="float" office:value="1.6317879667024914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645884037" table:style-name="ce1">
            <text:p>24645884037</text:p>
          </table:table-cell>
          <table:table-cell table:number-columns-repeated="16381"/>
        </table:table-row>
        <table:table-row table:style-name="ro1">
          <table:table-cell office:value-type="float" office:value="1.6317879668024271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6348381042" table:style-name="ce1">
            <text:p>2.46348E+11</text:p>
          </table:table-cell>
          <table:table-cell table:number-columns-repeated="16381"/>
        </table:table-row>
        <table:table-row table:style-name="ro1">
          <table:table-cell office:value-type="float" office:value="1.6317879669022546E+18" table:style-name="ce1">
            <text:p>1.63179E+18</text:p>
          </table:table-cell>
          <table:table-cell office:value-type="float" office:value="-503236234188" table:style-name="ce1">
            <text:p>-5.03236E+11</text:p>
          </table:table-cell>
          <table:table-cell office:value-type="float" office:value="246252655983" table:style-name="ce1">
            <text:p>2.46253E+11</text:p>
          </table:table-cell>
          <table:table-cell table:number-columns-repeated="16381"/>
        </table:table-row>
        <table:table-row table:style-name="ro1">
          <table:table-cell office:value-type="float" office:value="1.6317879670027507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4118738174" table:style-name="ce1">
            <text:p>2.44119E+11</text:p>
          </table:table-cell>
          <table:table-cell table:number-columns-repeated="16381"/>
        </table:table-row>
        <table:table-row table:style-name="ro1">
          <table:table-cell office:value-type="float" office:value="1.6317879671025879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4045948982" table:style-name="ce1">
            <text:p>2.44046E+11</text:p>
          </table:table-cell>
          <table:table-cell table:number-columns-repeated="16381"/>
        </table:table-row>
        <table:table-row table:style-name="ro1">
          <table:table-cell office:value-type="float" office:value="1.631787967202347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957519531" table:style-name="ce1">
            <text:p>2.43958E+11</text:p>
          </table:table-cell>
          <table:table-cell table:number-columns-repeated="16381"/>
        </table:table-row>
        <table:table-row table:style-name="ro1">
          <table:table-cell office:value-type="float" office:value="1.6317879673024402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891167641" table:style-name="ce1">
            <text:p>2.43891E+11</text:p>
          </table:table-cell>
          <table:table-cell table:number-columns-repeated="16381"/>
        </table:table-row>
        <table:table-row table:style-name="ro1">
          <table:table-cell office:value-type="float" office:value="1.6317879674023245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834590912" table:style-name="ce1">
            <text:p>2.43835E+11</text:p>
          </table:table-cell>
          <table:table-cell table:number-columns-repeated="16381"/>
        </table:table-row>
        <table:table-row table:style-name="ro1">
          <table:table-cell office:value-type="float" office:value="1.6317879675022776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751978874" table:style-name="ce1">
            <text:p>2.43752E+11</text:p>
          </table:table-cell>
          <table:table-cell table:number-columns-repeated="16381"/>
        </table:table-row>
        <table:table-row table:style-name="ro1">
          <table:table-cell office:value-type="float" office:value="1.631787967602423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699383736" table:style-name="ce1">
            <text:p>2.43699E+11</text:p>
          </table:table-cell>
          <table:table-cell table:number-columns-repeated="16381"/>
        </table:table-row>
        <table:table-row table:style-name="ro1">
          <table:table-cell office:value-type="float" office:value="1.6317879677023181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589687347" table:style-name="ce1">
            <text:p>2.4359E+11</text:p>
          </table:table-cell>
          <table:table-cell table:number-columns-repeated="16381"/>
        </table:table-row>
        <table:table-row table:style-name="ro1">
          <table:table-cell office:value-type="float" office:value="1.6317879678025091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517684937" table:style-name="ce1">
            <text:p>2.43518E+11</text:p>
          </table:table-cell>
          <table:table-cell table:number-columns-repeated="16381"/>
        </table:table-row>
        <table:table-row table:style-name="ro1">
          <table:table-cell office:value-type="float" office:value="1.631787967902656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445634842" table:style-name="ce1">
            <text:p>2.43446E+11</text:p>
          </table:table-cell>
          <table:table-cell table:number-columns-repeated="16381"/>
        </table:table-row>
        <table:table-row table:style-name="ro1">
          <table:table-cell office:value-type="float" office:value="1.6317879680023396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297433853" table:style-name="ce1">
            <text:p>2.43297E+11</text:p>
          </table:table-cell>
          <table:table-cell table:number-columns-repeated="16381"/>
        </table:table-row>
        <table:table-row table:style-name="ro1">
          <table:table-cell office:value-type="float" office:value="1.6317879681024118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213772774" table:style-name="ce1">
            <text:p>2.43214E+11</text:p>
          </table:table-cell>
          <table:table-cell table:number-columns-repeated="16381"/>
        </table:table-row>
        <table:table-row table:style-name="ro1">
          <table:table-cell office:value-type="float" office:value="1.6317879682023222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124938011" table:style-name="ce1">
            <text:p>2.43125E+11</text:p>
          </table:table-cell>
          <table:table-cell table:number-columns-repeated="16381"/>
        </table:table-row>
        <table:table-row table:style-name="ro1">
          <table:table-cell office:value-type="float" office:value="1.6317879683023606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06166172" table:style-name="ce1">
            <text:p>24306166172</text:p>
          </table:table-cell>
          <table:table-cell table:number-columns-repeated="16381"/>
        </table:table-row>
        <table:table-row table:style-name="ro1">
          <table:table-cell office:value-type="float" office:value="1.6317879684024686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3012499809" table:style-name="ce1">
            <text:p>2.43012E+11</text:p>
          </table:table-cell>
          <table:table-cell table:number-columns-repeated="16381"/>
        </table:table-row>
        <table:table-row table:style-name="ro1">
          <table:table-cell office:value-type="float" office:value="1.6317879685021606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2963027954" table:style-name="ce1">
            <text:p>2.42963E+11</text:p>
          </table:table-cell>
          <table:table-cell table:number-columns-repeated="16381"/>
        </table:table-row>
        <table:table-row table:style-name="ro1">
          <table:table-cell office:value-type="float" office:value="1.6317879686022618E+18" table:style-name="ce1">
            <text:p>1.63179E+18</text:p>
          </table:table-cell>
          <table:table-cell office:value-type="float" office:value="-520793020725" table:style-name="ce1">
            <text:p>-5.20793E+11</text:p>
          </table:table-cell>
          <table:table-cell office:value-type="float" office:value="242928171158" table:style-name="ce1">
            <text:p>2.42928E+11</text:p>
          </table:table-cell>
          <table:table-cell table:number-columns-repeated="16381"/>
        </table:table-row>
        <table:table-row table:style-name="ro1">
          <table:table-cell office:value-type="float" office:value="1.6317879687026263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4168877602" table:style-name="ce1">
            <text:p>2.44169E+11</text:p>
          </table:table-cell>
          <table:table-cell table:number-columns-repeated="16381"/>
        </table:table-row>
        <table:table-row table:style-name="ro1">
          <table:table-cell office:value-type="float" office:value="1.6317879688022587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406914711" table:style-name="ce1">
            <text:p>24406914711</text:p>
          </table:table-cell>
          <table:table-cell table:number-columns-repeated="16381"/>
        </table:table-row>
        <table:table-row table:style-name="ro1">
          <table:table-cell office:value-type="float" office:value="1.6317879689022769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973469734" table:style-name="ce1">
            <text:p>2.43973E+11</text:p>
          </table:table-cell>
          <table:table-cell table:number-columns-repeated="16381"/>
        </table:table-row>
        <table:table-row table:style-name="ro1">
          <table:table-cell office:value-type="float" office:value="1.6317879690027446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850135803" table:style-name="ce1">
            <text:p>2.4385E+11</text:p>
          </table:table-cell>
          <table:table-cell table:number-columns-repeated="16381"/>
        </table:table-row>
        <table:table-row table:style-name="ro1">
          <table:table-cell office:value-type="float" office:value="1.6317879691022098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752479553" table:style-name="ce1">
            <text:p>2.43752E+11</text:p>
          </table:table-cell>
          <table:table-cell table:number-columns-repeated="16381"/>
        </table:table-row>
        <table:table-row table:style-name="ro1">
          <table:table-cell office:value-type="float" office:value="1.6317879692024788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623805046" table:style-name="ce1">
            <text:p>2.43624E+11</text:p>
          </table:table-cell>
          <table:table-cell table:number-columns-repeated="16381"/>
        </table:table-row>
        <table:table-row table:style-name="ro1">
          <table:table-cell office:value-type="float" office:value="1.6317879693025208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527793884" table:style-name="ce1">
            <text:p>2.43528E+11</text:p>
          </table:table-cell>
          <table:table-cell table:number-columns-repeated="16381"/>
        </table:table-row>
        <table:table-row table:style-name="ro1">
          <table:table-cell office:value-type="float" office:value="1.6317879694023063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443059921" table:style-name="ce1">
            <text:p>2.43443E+11</text:p>
          </table:table-cell>
          <table:table-cell table:number-columns-repeated="16381"/>
        </table:table-row>
        <table:table-row table:style-name="ro1">
          <table:table-cell office:value-type="float" office:value="1.6317879695023439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3552742" table:style-name="ce1">
            <text:p>2433552742</text:p>
          </table:table-cell>
          <table:table-cell table:number-columns-repeated="16381"/>
        </table:table-row>
        <table:table-row table:style-name="ro1">
          <table:table-cell office:value-type="float" office:value="1.6317879696021978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299818039" table:style-name="ce1">
            <text:p>2.433E+11</text:p>
          </table:table-cell>
          <table:table-cell table:number-columns-repeated="16381"/>
        </table:table-row>
        <table:table-row table:style-name="ro1">
          <table:table-cell office:value-type="float" office:value="1.6317879697022095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149876595" table:style-name="ce1">
            <text:p>2.4315E+11</text:p>
          </table:table-cell>
          <table:table-cell table:number-columns-repeated="16381"/>
        </table:table-row>
        <table:table-row table:style-name="ro1">
          <table:table-cell office:value-type="float" office:value="1.6317879698025925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3061733246" table:style-name="ce1">
            <text:p>2.43062E+11</text:p>
          </table:table-cell>
          <table:table-cell table:number-columns-repeated="16381"/>
        </table:table-row>
        <table:table-row table:style-name="ro1">
          <table:table-cell office:value-type="float" office:value="1.6317879699023066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2971205711" table:style-name="ce1">
            <text:p>2.42971E+11</text:p>
          </table:table-cell>
          <table:table-cell table:number-columns-repeated="16381"/>
        </table:table-row>
        <table:table-row table:style-name="ro1">
          <table:table-cell office:value-type="float" office:value="1.631787970002432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2843413353" table:style-name="ce1">
            <text:p>2.42843E+11</text:p>
          </table:table-cell>
          <table:table-cell table:number-columns-repeated="16381"/>
        </table:table-row>
        <table:table-row table:style-name="ro1">
          <table:table-cell office:value-type="float" office:value="1.6317879701026299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2738389969" table:style-name="ce1">
            <text:p>2.42738E+11</text:p>
          </table:table-cell>
          <table:table-cell table:number-columns-repeated="16381"/>
        </table:table-row>
        <table:table-row table:style-name="ro1">
          <table:table-cell office:value-type="float" office:value="1.63178797020223E+18" table:style-name="ce1">
            <text:p>1.63179E+18</text:p>
          </table:table-cell>
          <table:table-cell office:value-type="float" office:value="-502273023129" table:style-name="ce1">
            <text:p>-5.02273E+11</text:p>
          </table:table-cell>
          <table:table-cell office:value-type="float" office:value="242607426643" table:style-name="ce1">
            <text:p>2.42607E+11</text:p>
          </table:table-cell>
          <table:table-cell table:number-columns-repeated="16381"/>
        </table:table-row>
        <table:table-row table:style-name="ro1">
          <table:table-cell office:value-type="float" office:value="1.6317879703023378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1602516174" table:style-name="ce1">
            <text:p>2.41603E+11</text:p>
          </table:table-cell>
          <table:table-cell table:number-columns-repeated="16381"/>
        </table:table-row>
        <table:table-row table:style-name="ro1">
          <table:table-cell office:value-type="float" office:value="1.6317879704025516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1508173943" table:style-name="ce1">
            <text:p>2.41508E+11</text:p>
          </table:table-cell>
          <table:table-cell table:number-columns-repeated="16381"/>
        </table:table-row>
        <table:table-row table:style-name="ro1">
          <table:table-cell office:value-type="float" office:value="1.6317879705024707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1365456581" table:style-name="ce1">
            <text:p>2.41365E+11</text:p>
          </table:table-cell>
          <table:table-cell table:number-columns-repeated="16381"/>
        </table:table-row>
        <table:table-row table:style-name="ro1">
          <table:table-cell office:value-type="float" office:value="1.6317879706024369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1275596619" table:style-name="ce1">
            <text:p>2.41276E+11</text:p>
          </table:table-cell>
          <table:table-cell table:number-columns-repeated="16381"/>
        </table:table-row>
        <table:table-row table:style-name="ro1">
          <table:table-cell office:value-type="float" office:value="1.6317879707022938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1170525551" table:style-name="ce1">
            <text:p>2.41171E+11</text:p>
          </table:table-cell>
          <table:table-cell table:number-columns-repeated="16381"/>
        </table:table-row>
        <table:table-row table:style-name="ro1">
          <table:table-cell office:value-type="float" office:value="1.6317879708023652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1089463234" table:style-name="ce1">
            <text:p>2.41089E+11</text:p>
          </table:table-cell>
          <table:table-cell table:number-columns-repeated="16381"/>
        </table:table-row>
        <table:table-row table:style-name="ro1">
          <table:table-cell office:value-type="float" office:value="1.6317879709023892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1018557549" table:style-name="ce1">
            <text:p>2.41019E+11</text:p>
          </table:table-cell>
          <table:table-cell table:number-columns-repeated="16381"/>
        </table:table-row>
        <table:table-row table:style-name="ro1">
          <table:table-cell office:value-type="float" office:value="1.6317879710022188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859532356" table:style-name="ce1">
            <text:p>2.4086E+11</text:p>
          </table:table-cell>
          <table:table-cell table:number-columns-repeated="16381"/>
        </table:table-row>
        <table:table-row table:style-name="ro1">
          <table:table-cell office:value-type="float" office:value="1.6317879711025185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763115883" table:style-name="ce1">
            <text:p>2.40763E+11</text:p>
          </table:table-cell>
          <table:table-cell table:number-columns-repeated="16381"/>
        </table:table-row>
        <table:table-row table:style-name="ro1">
          <table:table-cell office:value-type="float" office:value="1.6317879712026747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660881996" table:style-name="ce1">
            <text:p>2.40661E+11</text:p>
          </table:table-cell>
          <table:table-cell table:number-columns-repeated="16381"/>
        </table:table-row>
        <table:table-row table:style-name="ro1">
          <table:table-cell office:value-type="float" office:value="1.6317879713022761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574598312" table:style-name="ce1">
            <text:p>2.40575E+11</text:p>
          </table:table-cell>
          <table:table-cell table:number-columns-repeated="16381"/>
        </table:table-row>
        <table:table-row table:style-name="ro1">
          <table:table-cell office:value-type="float" office:value="1.6317879714023529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492486954" table:style-name="ce1">
            <text:p>2.40492E+11</text:p>
          </table:table-cell>
          <table:table-cell table:number-columns-repeated="16381"/>
        </table:table-row>
        <table:table-row table:style-name="ro1">
          <table:table-cell office:value-type="float" office:value="1.6317879715027878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39683342" table:style-name="ce1">
            <text:p>24039683342</text:p>
          </table:table-cell>
          <table:table-cell table:number-columns-repeated="16381"/>
        </table:table-row>
        <table:table-row table:style-name="ro1">
          <table:table-cell office:value-type="float" office:value="1.6317879716022945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331244469" table:style-name="ce1">
            <text:p>2.40331E+11</text:p>
          </table:table-cell>
          <table:table-cell table:number-columns-repeated="16381"/>
        </table:table-row>
        <table:table-row table:style-name="ro1">
          <table:table-cell office:value-type="float" office:value="1.6317879717022587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236115456" table:style-name="ce1">
            <text:p>2.40236E+11</text:p>
          </table:table-cell>
          <table:table-cell table:number-columns-repeated="16381"/>
        </table:table-row>
        <table:table-row table:style-name="ro1">
          <table:table-cell office:value-type="float" office:value="1.6317879718029038E+18" table:style-name="ce1">
            <text:p>1.63179E+18</text:p>
          </table:table-cell>
          <table:table-cell office:value-type="float" office:value="-506072044373" table:style-name="ce1">
            <text:p>-5.06072E+11</text:p>
          </table:table-cell>
          <table:table-cell office:value-type="float" office:value="240170836449" table:style-name="ce1">
            <text:p>2.40171E+11</text:p>
          </table:table-cell>
          <table:table-cell table:number-columns-repeated="16381"/>
        </table:table-row>
        <table:table-row table:style-name="ro1">
          <table:table-cell office:value-type="float" office:value="1.631787971902283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8319897652" table:style-name="ce1">
            <text:p>2.3832E+11</text:p>
          </table:table-cell>
          <table:table-cell table:number-columns-repeated="16381"/>
        </table:table-row>
        <table:table-row table:style-name="ro1">
          <table:table-cell office:value-type="float" office:value="1.6317879720023027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8225126266" table:style-name="ce1">
            <text:p>2.38225E+11</text:p>
          </table:table-cell>
          <table:table-cell table:number-columns-repeated="16381"/>
        </table:table-row>
        <table:table-row table:style-name="ro1">
          <table:table-cell office:value-type="float" office:value="1.6317879721025257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8158607483" table:style-name="ce1">
            <text:p>2.38159E+11</text:p>
          </table:table-cell>
          <table:table-cell table:number-columns-repeated="16381"/>
        </table:table-row>
        <table:table-row table:style-name="ro1">
          <table:table-cell office:value-type="float" office:value="1.6317879722024169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8108420372" table:style-name="ce1">
            <text:p>2.38108E+11</text:p>
          </table:table-cell>
          <table:table-cell table:number-columns-repeated="16381"/>
        </table:table-row>
        <table:table-row table:style-name="ro1">
          <table:table-cell office:value-type="float" office:value="1.6317879723023468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8054060936" table:style-name="ce1">
            <text:p>2.38054E+11</text:p>
          </table:table-cell>
          <table:table-cell table:number-columns-repeated="16381"/>
        </table:table-row>
        <table:table-row table:style-name="ro1">
          <table:table-cell office:value-type="float" office:value="1.6317879724026793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999677658" table:style-name="ce1">
            <text:p>2.38E+11</text:p>
          </table:table-cell>
          <table:table-cell table:number-columns-repeated="16381"/>
        </table:table-row>
        <table:table-row table:style-name="ro1">
          <table:table-cell office:value-type="float" office:value="1.6317879725023263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810444832" table:style-name="ce1">
            <text:p>2.3781E+11</text:p>
          </table:table-cell>
          <table:table-cell table:number-columns-repeated="16381"/>
        </table:table-row>
        <table:table-row table:style-name="ro1">
          <table:table-cell office:value-type="float" office:value="1.6317879726025149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706398964" table:style-name="ce1">
            <text:p>2.37706E+11</text:p>
          </table:table-cell>
          <table:table-cell table:number-columns-repeated="16381"/>
        </table:table-row>
        <table:table-row table:style-name="ro1">
          <table:table-cell office:value-type="float" office:value="1.6317879727024307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610077858" table:style-name="ce1">
            <text:p>2.3761E+11</text:p>
          </table:table-cell>
          <table:table-cell table:number-columns-repeated="16381"/>
        </table:table-row>
        <table:table-row table:style-name="ro1">
          <table:table-cell office:value-type="float" office:value="1.6317879728022794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515830994" table:style-name="ce1">
            <text:p>2.37516E+11</text:p>
          </table:table-cell>
          <table:table-cell table:number-columns-repeated="16381"/>
        </table:table-row>
        <table:table-row table:style-name="ro1">
          <table:table-cell office:value-type="float" office:value="1.631787972902292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431669235" table:style-name="ce1">
            <text:p>2.37432E+11</text:p>
          </table:table-cell>
          <table:table-cell table:number-columns-repeated="16381"/>
        </table:table-row>
        <table:table-row table:style-name="ro1">
          <table:table-cell office:value-type="float" office:value="1.6317879730023322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229585648" table:style-name="ce1">
            <text:p>2.3723E+11</text:p>
          </table:table-cell>
          <table:table-cell table:number-columns-repeated="16381"/>
        </table:table-row>
        <table:table-row table:style-name="ro1">
          <table:table-cell office:value-type="float" office:value="1.631787973102466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7114262581" table:style-name="ce1">
            <text:p>2.37114E+11</text:p>
          </table:table-cell>
          <table:table-cell table:number-columns-repeated="16381"/>
        </table:table-row>
        <table:table-row table:style-name="ro1">
          <table:table-cell office:value-type="float" office:value="1.6317879732026171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6987566948" table:style-name="ce1">
            <text:p>2.36988E+11</text:p>
          </table:table-cell>
          <table:table-cell table:number-columns-repeated="16381"/>
        </table:table-row>
        <table:table-row table:style-name="ro1">
          <table:table-cell office:value-type="float" office:value="1.6317879733023867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6882853508" table:style-name="ce1">
            <text:p>2.36883E+11</text:p>
          </table:table-cell>
          <table:table-cell table:number-columns-repeated="16381"/>
        </table:table-row>
        <table:table-row table:style-name="ro1">
          <table:table-cell office:value-type="float" office:value="1.63178797340238E+18" table:style-name="ce1">
            <text:p>1.63179E+18</text:p>
          </table:table-cell>
          <table:table-cell office:value-type="float" office:value="-513032138348" table:style-name="ce1">
            <text:p>-5.13032E+11</text:p>
          </table:table-cell>
          <table:table-cell office:value-type="float" office:value="23678920269" table:style-name="ce1">
            <text:p>23678920269</text:p>
          </table:table-cell>
          <table:table-cell table:number-columns-repeated="16381"/>
        </table:table-row>
        <table:table-row table:style-name="ro1">
          <table:table-cell office:value-type="float" office:value="1.6317879735022246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3503556252" table:style-name="ce1">
            <text:p>2.33504E+11</text:p>
          </table:table-cell>
          <table:table-cell table:number-columns-repeated="16381"/>
        </table:table-row>
        <table:table-row table:style-name="ro1">
          <table:table-cell office:value-type="float" office:value="1.6317879736023808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3423066139" table:style-name="ce1">
            <text:p>2.33423E+11</text:p>
          </table:table-cell>
          <table:table-cell table:number-columns-repeated="16381"/>
        </table:table-row>
        <table:table-row table:style-name="ro1">
          <table:table-cell office:value-type="float" office:value="1.6317879737028654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3318591118" table:style-name="ce1">
            <text:p>2.33319E+11</text:p>
          </table:table-cell>
          <table:table-cell table:number-columns-repeated="16381"/>
        </table:table-row>
        <table:table-row table:style-name="ro1">
          <table:table-cell office:value-type="float" office:value="1.6317879738024973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323507309" table:style-name="ce1">
            <text:p>23323507309</text:p>
          </table:table-cell>
          <table:table-cell table:number-columns-repeated="16381"/>
        </table:table-row>
        <table:table-row table:style-name="ro1">
          <table:table-cell office:value-type="float" office:value="1.63178797390224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3161306381" table:style-name="ce1">
            <text:p>2.33161E+11</text:p>
          </table:table-cell>
          <table:table-cell table:number-columns-repeated="16381"/>
        </table:table-row>
        <table:table-row table:style-name="ro1">
          <table:table-cell office:value-type="float" office:value="1.6317879740023629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308634758" table:style-name="ce1">
            <text:p>23308634758</text:p>
          </table:table-cell>
          <table:table-cell table:number-columns-repeated="16381"/>
        </table:table-row>
        <table:table-row table:style-name="ro1">
          <table:table-cell office:value-type="float" office:value="1.6317879741022743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3023786545" table:style-name="ce1">
            <text:p>2.33024E+11</text:p>
          </table:table-cell>
          <table:table-cell table:number-columns-repeated="16381"/>
        </table:table-row>
        <table:table-row table:style-name="ro1">
          <table:table-cell office:value-type="float" office:value="1.6317879742022792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930421829" table:style-name="ce1">
            <text:p>2.3293E+11</text:p>
          </table:table-cell>
          <table:table-cell table:number-columns-repeated="16381"/>
        </table:table-row>
        <table:table-row table:style-name="ro1">
          <table:table-cell office:value-type="float" office:value="1.6317879743025413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848477364" table:style-name="ce1">
            <text:p>2.32848E+11</text:p>
          </table:table-cell>
          <table:table-cell table:number-columns-repeated="16381"/>
        </table:table-row>
        <table:table-row table:style-name="ro1">
          <table:table-cell office:value-type="float" office:value="1.6317879744024264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760739326" table:style-name="ce1">
            <text:p>2.32761E+11</text:p>
          </table:table-cell>
          <table:table-cell table:number-columns-repeated="16381"/>
        </table:table-row>
        <table:table-row table:style-name="ro1">
          <table:table-cell office:value-type="float" office:value="1.6317879745022415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629799843" table:style-name="ce1">
            <text:p>2.3263E+11</text:p>
          </table:table-cell>
          <table:table-cell table:number-columns-repeated="16381"/>
        </table:table-row>
        <table:table-row table:style-name="ro1">
          <table:table-cell office:value-type="float" office:value="1.6317879746028488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533383369" table:style-name="ce1">
            <text:p>2.32533E+11</text:p>
          </table:table-cell>
          <table:table-cell table:number-columns-repeated="16381"/>
        </table:table-row>
        <table:table-row table:style-name="ro1">
          <table:table-cell office:value-type="float" office:value="1.6317879747023716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40776062" table:style-name="ce1">
            <text:p>23240776062</text:p>
          </table:table-cell>
          <table:table-cell table:number-columns-repeated="16381"/>
        </table:table-row>
        <table:table-row table:style-name="ro1">
          <table:table-cell office:value-type="float" office:value="1.6317879748023191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318162918" table:style-name="ce1">
            <text:p>2.32318E+11</text:p>
          </table:table-cell>
          <table:table-cell table:number-columns-repeated="16381"/>
        </table:table-row>
        <table:table-row table:style-name="ro1">
          <table:table-cell office:value-type="float" office:value="1.6317879749025416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25133419" table:style-name="ce1">
            <text:p>23225133419</text:p>
          </table:table-cell>
          <table:table-cell table:number-columns-repeated="16381"/>
        </table:table-row>
        <table:table-row table:style-name="ro1">
          <table:table-cell office:value-type="float" office:value="1.631787975002466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2084369659" table:style-name="ce1">
            <text:p>2.32084E+11</text:p>
          </table:table-cell>
          <table:table-cell table:number-columns-repeated="16381"/>
        </table:table-row>
        <table:table-row table:style-name="ro1">
          <table:table-cell office:value-type="float" office:value="1.6317879751024307E+18" table:style-name="ce1">
            <text:p>1.63179E+18</text:p>
          </table:table-cell>
          <table:table-cell office:value-type="float" office:value="-542592942715" table:style-name="ce1">
            <text:p>-5.42593E+11</text:p>
          </table:table-cell>
          <table:table-cell office:value-type="float" office:value="231991362572" table:style-name="ce1">
            <text:p>2.31991E+11</text:p>
          </table:table-cell>
          <table:table-cell table:number-columns-repeated="16381"/>
        </table:table-row>
        <table:table-row table:style-name="ro1">
          <table:table-cell office:value-type="float" office:value="1.6317879752025841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9484009743" table:style-name="ce1">
            <text:p>2.29484E+11</text:p>
          </table:table-cell>
          <table:table-cell table:number-columns-repeated="16381"/>
        </table:table-row>
        <table:table-row table:style-name="ro1">
          <table:table-cell office:value-type="float" office:value="1.6317879753023273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9404807091" table:style-name="ce1">
            <text:p>2.29405E+11</text:p>
          </table:table-cell>
          <table:table-cell table:number-columns-repeated="16381"/>
        </table:table-row>
        <table:table-row table:style-name="ro1">
          <table:table-cell office:value-type="float" office:value="1.6317879754024379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9326915741" table:style-name="ce1">
            <text:p>2.29327E+11</text:p>
          </table:table-cell>
          <table:table-cell table:number-columns-repeated="16381"/>
        </table:table-row>
        <table:table-row table:style-name="ro1">
          <table:table-cell office:value-type="float" office:value="1.6317879755026312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9245996475" table:style-name="ce1">
            <text:p>2.29246E+11</text:p>
          </table:table-cell>
          <table:table-cell table:number-columns-repeated="16381"/>
        </table:table-row>
        <table:table-row table:style-name="ro1">
          <table:table-cell office:value-type="float" office:value="1.6317879756023729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9168820381" table:style-name="ce1">
            <text:p>2.29169E+11</text:p>
          </table:table-cell>
          <table:table-cell table:number-columns-repeated="16381"/>
        </table:table-row>
        <table:table-row table:style-name="ro1">
          <table:table-cell office:value-type="float" office:value="1.6317879757024166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902276516" table:style-name="ce1">
            <text:p>22902276516</text:p>
          </table:table-cell>
          <table:table-cell table:number-columns-repeated="16381"/>
        </table:table-row>
        <table:table-row table:style-name="ro1">
          <table:table-cell office:value-type="float" office:value="1.6317879758026281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918576241" table:style-name="ce1">
            <text:p>2.28919E+11</text:p>
          </table:table-cell>
          <table:table-cell table:number-columns-repeated="16381"/>
        </table:table-row>
        <table:table-row table:style-name="ro1">
          <table:table-cell office:value-type="float" office:value="1.6317879759023291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824520111" table:style-name="ce1">
            <text:p>2.28825E+11</text:p>
          </table:table-cell>
          <table:table-cell table:number-columns-repeated="16381"/>
        </table:table-row>
        <table:table-row table:style-name="ro1">
          <table:table-cell office:value-type="float" office:value="1.6317879760025085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741168976" table:style-name="ce1">
            <text:p>2.28741E+11</text:p>
          </table:table-cell>
          <table:table-cell table:number-columns-repeated="16381"/>
        </table:table-row>
        <table:table-row table:style-name="ro1">
          <table:table-cell office:value-type="float" office:value="1.6317879761026644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715205193" table:style-name="ce1">
            <text:p>2.28715E+11</text:p>
          </table:table-cell>
          <table:table-cell table:number-columns-repeated="16381"/>
        </table:table-row>
        <table:table-row table:style-name="ro1">
          <table:table-cell office:value-type="float" office:value="1.6317879762022907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798961639" table:style-name="ce1">
            <text:p>2.28799E+11</text:p>
          </table:table-cell>
          <table:table-cell table:number-columns-repeated="16381"/>
        </table:table-row>
        <table:table-row table:style-name="ro1">
          <table:table-cell office:value-type="float" office:value="1.631787976302377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901457787" table:style-name="ce1">
            <text:p>2.28901E+11</text:p>
          </table:table-cell>
          <table:table-cell table:number-columns-repeated="16381"/>
        </table:table-row>
        <table:table-row table:style-name="ro1">
          <table:table-cell office:value-type="float" office:value="1.6317879764025188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982019424" table:style-name="ce1">
            <text:p>2.28982E+11</text:p>
          </table:table-cell>
          <table:table-cell table:number-columns-repeated="16381"/>
        </table:table-row>
        <table:table-row table:style-name="ro1">
          <table:table-cell office:value-type="float" office:value="1.6317879765022405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853726387" table:style-name="ce1">
            <text:p>2.28854E+11</text:p>
          </table:table-cell>
          <table:table-cell table:number-columns-repeated="16381"/>
        </table:table-row>
        <table:table-row table:style-name="ro1">
          <table:table-cell office:value-type="float" office:value="1.6317879766024049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788900375" table:style-name="ce1">
            <text:p>2.28789E+11</text:p>
          </table:table-cell>
          <table:table-cell table:number-columns-repeated="16381"/>
        </table:table-row>
        <table:table-row table:style-name="ro1">
          <table:table-cell office:value-type="float" office:value="1.6317879767022582E+18" table:style-name="ce1">
            <text:p>1.63179E+18</text:p>
          </table:table-cell>
          <table:table-cell office:value-type="float" office:value="-556507647038" table:style-name="ce1">
            <text:p>-5.56508E+11</text:p>
          </table:table-cell>
          <table:table-cell office:value-type="float" office:value="228706622124" table:style-name="ce1">
            <text:p>2.28707E+11</text:p>
          </table:table-cell>
          <table:table-cell table:number-columns-repeated="16381"/>
        </table:table-row>
        <table:table-row table:style-name="ro1">
          <table:table-cell office:value-type="float" office:value="1.631787976802304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795288086" table:style-name="ce1">
            <text:p>2.30795E+11</text:p>
          </table:table-cell>
          <table:table-cell table:number-columns-repeated="16381"/>
        </table:table-row>
        <table:table-row table:style-name="ro1">
          <table:table-cell office:value-type="float" office:value="1.6317879769024666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694437027" table:style-name="ce1">
            <text:p>2.30694E+11</text:p>
          </table:table-cell>
          <table:table-cell table:number-columns-repeated="16381"/>
        </table:table-row>
        <table:table-row table:style-name="ro1">
          <table:table-cell office:value-type="float" office:value="1.6317879770025459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673265457" table:style-name="ce1">
            <text:p>2.30673E+11</text:p>
          </table:table-cell>
          <table:table-cell table:number-columns-repeated="16381"/>
        </table:table-row>
        <table:table-row table:style-name="ro1">
          <table:table-cell office:value-type="float" office:value="1.631787977102378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640101433" table:style-name="ce1">
            <text:p>2.3064E+11</text:p>
          </table:table-cell>
          <table:table-cell table:number-columns-repeated="16381"/>
        </table:table-row>
        <table:table-row table:style-name="ro1">
          <table:table-cell office:value-type="float" office:value="1.6317879772026854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46195507" table:style-name="ce1">
            <text:p>23046195507</text:p>
          </table:table-cell>
          <table:table-cell table:number-columns-repeated="16381"/>
        </table:table-row>
        <table:table-row table:style-name="ro1">
          <table:table-cell office:value-type="float" office:value="1.6317879773023099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38892746" table:style-name="ce1">
            <text:p>23038892746</text:p>
          </table:table-cell>
          <table:table-cell table:number-columns-repeated="16381"/>
        </table:table-row>
        <table:table-row table:style-name="ro1">
          <table:table-cell office:value-type="float" office:value="1.6317879774022963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34183979" table:style-name="ce1">
            <text:p>23034183979</text:p>
          </table:table-cell>
          <table:table-cell table:number-columns-repeated="16381"/>
        </table:table-row>
        <table:table-row table:style-name="ro1">
          <table:table-cell office:value-type="float" office:value="1.6317879775027443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317807198" table:style-name="ce1">
            <text:p>2.30318E+11</text:p>
          </table:table-cell>
          <table:table-cell table:number-columns-repeated="16381"/>
        </table:table-row>
        <table:table-row table:style-name="ro1">
          <table:table-cell office:value-type="float" office:value="1.6317879776022807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25624752" table:style-name="ce1">
            <text:p>23025624752</text:p>
          </table:table-cell>
          <table:table-cell table:number-columns-repeated="16381"/>
        </table:table-row>
        <table:table-row table:style-name="ro1">
          <table:table-cell office:value-type="float" office:value="1.6317879777024517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30093646049" table:style-name="ce1">
            <text:p>2.30094E+11</text:p>
          </table:table-cell>
          <table:table-cell table:number-columns-repeated="16381"/>
        </table:table-row>
        <table:table-row table:style-name="ro1">
          <table:table-cell office:value-type="float" office:value="1.6317879778028772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29910755157" table:style-name="ce1">
            <text:p>2.29911E+11</text:p>
          </table:table-cell>
          <table:table-cell table:number-columns-repeated="16381"/>
        </table:table-row>
        <table:table-row table:style-name="ro1">
          <table:table-cell office:value-type="float" office:value="1.6317879779023281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29714512825" table:style-name="ce1">
            <text:p>2.29715E+11</text:p>
          </table:table-cell>
          <table:table-cell table:number-columns-repeated="16381"/>
        </table:table-row>
        <table:table-row table:style-name="ro1">
          <table:table-cell office:value-type="float" office:value="1.6317879780023017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29559850693" table:style-name="ce1">
            <text:p>2.2956E+11</text:p>
          </table:table-cell>
          <table:table-cell table:number-columns-repeated="16381"/>
        </table:table-row>
        <table:table-row table:style-name="ro1">
          <table:table-cell office:value-type="float" office:value="1.6317879781026186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29437541962" table:style-name="ce1">
            <text:p>2.29438E+11</text:p>
          </table:table-cell>
          <table:table-cell table:number-columns-repeated="16381"/>
        </table:table-row>
        <table:table-row table:style-name="ro1">
          <table:table-cell office:value-type="float" office:value="1.6317879782023447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29396891594" table:style-name="ce1">
            <text:p>2.29397E+11</text:p>
          </table:table-cell>
          <table:table-cell table:number-columns-repeated="16381"/>
        </table:table-row>
        <table:table-row table:style-name="ro1">
          <table:table-cell office:value-type="float" office:value="1.6317879783024067E+18" table:style-name="ce1">
            <text:p>1.63179E+18</text:p>
          </table:table-cell>
          <table:table-cell office:value-type="float" office:value="-52864074707" table:style-name="ce1">
            <text:p>-52864074707</text:p>
          </table:table-cell>
          <table:table-cell office:value-type="float" office:value="229375481606" table:style-name="ce1">
            <text:p>2.29375E+11</text:p>
          </table:table-cell>
          <table:table-cell table:number-columns-repeated="16381"/>
        </table:table-row>
        <table:table-row table:style-name="ro1">
          <table:table-cell office:value-type="float" office:value="1.6317879784024356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800537109" table:style-name="ce1">
            <text:p>2.26801E+11</text:p>
          </table:table-cell>
          <table:table-cell table:number-columns-repeated="16381"/>
        </table:table-row>
        <table:table-row table:style-name="ro1">
          <table:table-cell office:value-type="float" office:value="1.6317879785022986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777839661" table:style-name="ce1">
            <text:p>2.26778E+11</text:p>
          </table:table-cell>
          <table:table-cell table:number-columns-repeated="16381"/>
        </table:table-row>
        <table:table-row table:style-name="ro1">
          <table:table-cell office:value-type="float" office:value="1.6317879786022843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779794693" table:style-name="ce1">
            <text:p>2.2678E+11</text:p>
          </table:table-cell>
          <table:table-cell table:number-columns-repeated="16381"/>
        </table:table-row>
        <table:table-row table:style-name="ro1">
          <table:table-cell office:value-type="float" office:value="1.6317879787022075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806306839" table:style-name="ce1">
            <text:p>2.26806E+11</text:p>
          </table:table-cell>
          <table:table-cell table:number-columns-repeated="16381"/>
        </table:table-row>
        <table:table-row table:style-name="ro1">
          <table:table-cell office:value-type="float" office:value="1.6317879788023862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893496513" table:style-name="ce1">
            <text:p>2.26893E+11</text:p>
          </table:table-cell>
          <table:table-cell table:number-columns-repeated="16381"/>
        </table:table-row>
        <table:table-row table:style-name="ro1">
          <table:table-cell office:value-type="float" office:value="1.6317879789024059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966309547" table:style-name="ce1">
            <text:p>2.26966E+11</text:p>
          </table:table-cell>
          <table:table-cell table:number-columns-repeated="16381"/>
        </table:table-row>
        <table:table-row table:style-name="ro1">
          <table:table-cell office:value-type="float" office:value="1.6317879790023186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855897903" table:style-name="ce1">
            <text:p>2.26856E+11</text:p>
          </table:table-cell>
          <table:table-cell table:number-columns-repeated="16381"/>
        </table:table-row>
        <table:table-row table:style-name="ro1">
          <table:table-cell office:value-type="float" office:value="1.6317879791023506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777458191" table:style-name="ce1">
            <text:p>2.26777E+11</text:p>
          </table:table-cell>
          <table:table-cell table:number-columns-repeated="16381"/>
        </table:table-row>
        <table:table-row table:style-name="ro1">
          <table:table-cell office:value-type="float" office:value="1.631787979202453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518774033" table:style-name="ce1">
            <text:p>2.26519E+11</text:p>
          </table:table-cell>
          <table:table-cell table:number-columns-repeated="16381"/>
        </table:table-row>
        <table:table-row table:style-name="ro1">
          <table:table-cell office:value-type="float" office:value="1.631787979303543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309013367" table:style-name="ce1">
            <text:p>2.26309E+11</text:p>
          </table:table-cell>
          <table:table-cell table:number-columns-repeated="16381"/>
        </table:table-row>
        <table:table-row table:style-name="ro1">
          <table:table-cell office:value-type="float" office:value="1.6317879794022984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6104331017" table:style-name="ce1">
            <text:p>2.26104E+11</text:p>
          </table:table-cell>
          <table:table-cell table:number-columns-repeated="16381"/>
        </table:table-row>
        <table:table-row table:style-name="ro1">
          <table:table-cell office:value-type="float" office:value="1.6317879795024067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5916218758" table:style-name="ce1">
            <text:p>2.25916E+11</text:p>
          </table:table-cell>
          <table:table-cell table:number-columns-repeated="16381"/>
        </table:table-row>
        <table:table-row table:style-name="ro1">
          <table:table-cell office:value-type="float" office:value="1.6317879796023831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5774979591" table:style-name="ce1">
            <text:p>2.25775E+11</text:p>
          </table:table-cell>
          <table:table-cell table:number-columns-repeated="16381"/>
        </table:table-row>
        <table:table-row table:style-name="ro1">
          <table:table-cell office:value-type="float" office:value="1.631787979702261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5644087791" table:style-name="ce1">
            <text:p>2.25644E+11</text:p>
          </table:table-cell>
          <table:table-cell table:number-columns-repeated="16381"/>
        </table:table-row>
        <table:table-row table:style-name="ro1">
          <table:table-cell office:value-type="float" office:value="1.6317879798024996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5573420525" table:style-name="ce1">
            <text:p>2.25573E+11</text:p>
          </table:table-cell>
          <table:table-cell table:number-columns-repeated="16381"/>
        </table:table-row>
        <table:table-row table:style-name="ro1">
          <table:table-cell office:value-type="float" office:value="1.6317879799024246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5545668602" table:style-name="ce1">
            <text:p>2.25546E+11</text:p>
          </table:table-cell>
          <table:table-cell table:number-columns-repeated="16381"/>
        </table:table-row>
        <table:table-row table:style-name="ro1">
          <table:table-cell office:value-type="float" office:value="1.6317879800022825E+18" table:style-name="ce1">
            <text:p>1.63179E+18</text:p>
          </table:table-cell>
          <table:table-cell office:value-type="float" office:value="-530942440033" table:style-name="ce1">
            <text:p>-5.30942E+11</text:p>
          </table:table-cell>
          <table:table-cell office:value-type="float" office:value="225555944443" table:style-name="ce1">
            <text:p>2.25556E+11</text:p>
          </table:table-cell>
          <table:table-cell table:number-columns-repeated="16381"/>
        </table:table-row>
        <table:table-row table:style-name="ro1">
          <table:table-cell office:value-type="float" office:value="1.6317879801024934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714848518" table:style-name="ce1">
            <text:p>2.27715E+11</text:p>
          </table:table-cell>
          <table:table-cell table:number-columns-repeated="16381"/>
        </table:table-row>
        <table:table-row table:style-name="ro1">
          <table:table-cell office:value-type="float" office:value="1.6317879802024228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757143974" table:style-name="ce1">
            <text:p>2.27757E+11</text:p>
          </table:table-cell>
          <table:table-cell table:number-columns-repeated="16381"/>
        </table:table-row>
        <table:table-row table:style-name="ro1">
          <table:table-cell office:value-type="float" office:value="1.6317879803023414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811551094" table:style-name="ce1">
            <text:p>2.27812E+11</text:p>
          </table:table-cell>
          <table:table-cell table:number-columns-repeated="16381"/>
        </table:table-row>
        <table:table-row table:style-name="ro1">
          <table:table-cell office:value-type="float" office:value="1.6317879804024612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875518799" table:style-name="ce1">
            <text:p>2.27876E+11</text:p>
          </table:table-cell>
          <table:table-cell table:number-columns-repeated="16381"/>
        </table:table-row>
        <table:table-row table:style-name="ro1">
          <table:table-cell office:value-type="float" office:value="1.6317879805023488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810692787" table:style-name="ce1">
            <text:p>2.27811E+11</text:p>
          </table:table-cell>
          <table:table-cell table:number-columns-repeated="16381"/>
        </table:table-row>
        <table:table-row table:style-name="ro1">
          <table:table-cell office:value-type="float" office:value="1.6317879806022963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805423737" table:style-name="ce1">
            <text:p>2.27805E+11</text:p>
          </table:table-cell>
          <table:table-cell table:number-columns-repeated="16381"/>
        </table:table-row>
        <table:table-row table:style-name="ro1">
          <table:table-cell office:value-type="float" office:value="1.6317879807023713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751803398" table:style-name="ce1">
            <text:p>2.27752E+11</text:p>
          </table:table-cell>
          <table:table-cell table:number-columns-repeated="16381"/>
        </table:table-row>
        <table:table-row table:style-name="ro1">
          <table:table-cell office:value-type="float" office:value="1.6317879808022313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702403069" table:style-name="ce1">
            <text:p>2.27702E+11</text:p>
          </table:table-cell>
          <table:table-cell table:number-columns-repeated="16381"/>
        </table:table-row>
        <table:table-row table:style-name="ro1">
          <table:table-cell office:value-type="float" office:value="1.6317879809024054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646946907" table:style-name="ce1">
            <text:p>2.27647E+11</text:p>
          </table:table-cell>
          <table:table-cell table:number-columns-repeated="16381"/>
        </table:table-row>
        <table:table-row table:style-name="ro1">
          <table:table-cell office:value-type="float" office:value="1.631787981002613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509832382" table:style-name="ce1">
            <text:p>2.2751E+11</text:p>
          </table:table-cell>
          <table:table-cell table:number-columns-repeated="16381"/>
        </table:table-row>
        <table:table-row table:style-name="ro1">
          <table:table-cell office:value-type="float" office:value="1.6317879811022771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435970306" table:style-name="ce1">
            <text:p>2.27436E+11</text:p>
          </table:table-cell>
          <table:table-cell table:number-columns-repeated="16381"/>
        </table:table-row>
        <table:table-row table:style-name="ro1">
          <table:table-cell office:value-type="float" office:value="1.6317879812024335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323007584" table:style-name="ce1">
            <text:p>2.27323E+11</text:p>
          </table:table-cell>
          <table:table-cell table:number-columns-repeated="16381"/>
        </table:table-row>
        <table:table-row table:style-name="ro1">
          <table:table-cell office:value-type="float" office:value="1.6317879813022651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220439911" table:style-name="ce1">
            <text:p>2.2722E+11</text:p>
          </table:table-cell>
          <table:table-cell table:number-columns-repeated="16381"/>
        </table:table-row>
        <table:table-row table:style-name="ro1">
          <table:table-cell office:value-type="float" office:value="1.6317879814023235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7124047279" table:style-name="ce1">
            <text:p>2.27124E+11</text:p>
          </table:table-cell>
          <table:table-cell table:number-columns-repeated="16381"/>
        </table:table-row>
        <table:table-row table:style-name="ro1">
          <table:table-cell office:value-type="float" office:value="1.6317879815025265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6856803894" table:style-name="ce1">
            <text:p>2.26857E+11</text:p>
          </table:table-cell>
          <table:table-cell table:number-columns-repeated="16381"/>
        </table:table-row>
        <table:table-row table:style-name="ro1">
          <table:table-cell office:value-type="float" office:value="1.6317879816026545E+18" table:style-name="ce1">
            <text:p>1.63179E+18</text:p>
          </table:table-cell>
          <table:table-cell office:value-type="float" office:value="-481302976608" table:style-name="ce1">
            <text:p>-4.81303E+11</text:p>
          </table:table-cell>
          <table:table-cell office:value-type="float" office:value="226721715927" table:style-name="ce1">
            <text:p>2.26722E+11</text:p>
          </table:table-cell>
          <table:table-cell table:number-columns-repeated="16381"/>
        </table:table-row>
        <table:table-row table:style-name="ro1">
          <table:table-cell office:value-type="float" office:value="1.6317879817023007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729633331" table:style-name="ce1">
            <text:p>2.2473E+11</text:p>
          </table:table-cell>
          <table:table-cell table:number-columns-repeated="16381"/>
        </table:table-row>
        <table:table-row table:style-name="ro1">
          <table:table-cell office:value-type="float" office:value="1.6317879818025869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684667587" table:style-name="ce1">
            <text:p>2.24685E+11</text:p>
          </table:table-cell>
          <table:table-cell table:number-columns-repeated="16381"/>
        </table:table-row>
        <table:table-row table:style-name="ro1">
          <table:table-cell office:value-type="float" office:value="1.631787981902423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679422379" table:style-name="ce1">
            <text:p>2.24679E+11</text:p>
          </table:table-cell>
          <table:table-cell table:number-columns-repeated="16381"/>
        </table:table-row>
        <table:table-row table:style-name="ro1">
          <table:table-cell office:value-type="float" office:value="1.6317879820023823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675750732" table:style-name="ce1">
            <text:p>2.24676E+11</text:p>
          </table:table-cell>
          <table:table-cell table:number-columns-repeated="16381"/>
        </table:table-row>
        <table:table-row table:style-name="ro1">
          <table:table-cell office:value-type="float" office:value="1.631787982102655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730992317" table:style-name="ce1">
            <text:p>2.24731E+11</text:p>
          </table:table-cell>
          <table:table-cell table:number-columns-repeated="16381"/>
        </table:table-row>
        <table:table-row table:style-name="ro1">
          <table:table-cell office:value-type="float" office:value="1.6317879822024397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802899361" table:style-name="ce1">
            <text:p>2.24803E+11</text:p>
          </table:table-cell>
          <table:table-cell table:number-columns-repeated="16381"/>
        </table:table-row>
        <table:table-row table:style-name="ro1">
          <table:table-cell office:value-type="float" office:value="1.6317879823023332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905943871" table:style-name="ce1">
            <text:p>2.24906E+11</text:p>
          </table:table-cell>
          <table:table-cell table:number-columns-repeated="16381"/>
        </table:table-row>
        <table:table-row table:style-name="ro1">
          <table:table-cell office:value-type="float" office:value="1.6317879824025825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5023841858" table:style-name="ce1">
            <text:p>2.25024E+11</text:p>
          </table:table-cell>
          <table:table-cell table:number-columns-repeated="16381"/>
        </table:table-row>
        <table:table-row table:style-name="ro1">
          <table:table-cell office:value-type="float" office:value="1.6317879825024251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5110793114" table:style-name="ce1">
            <text:p>2.25111E+11</text:p>
          </table:table-cell>
          <table:table-cell table:number-columns-repeated="16381"/>
        </table:table-row>
        <table:table-row table:style-name="ro1">
          <table:table-cell office:value-type="float" office:value="1.6317879826024064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5193953514" table:style-name="ce1">
            <text:p>2.25194E+11</text:p>
          </table:table-cell>
          <table:table-cell table:number-columns-repeated="16381"/>
        </table:table-row>
        <table:table-row table:style-name="ro1">
          <table:table-cell office:value-type="float" office:value="1.6317879827025395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5126576424" table:style-name="ce1">
            <text:p>2.25127E+11</text:p>
          </table:table-cell>
          <table:table-cell table:number-columns-repeated="16381"/>
        </table:table-row>
        <table:table-row table:style-name="ro1">
          <table:table-cell office:value-type="float" office:value="1.6317879828022615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511510849" table:style-name="ce1">
            <text:p>22511510849</text:p>
          </table:table-cell>
          <table:table-cell table:number-columns-repeated="16381"/>
        </table:table-row>
        <table:table-row table:style-name="ro1">
          <table:table-cell office:value-type="float" office:value="1.6317879829024407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5105905533" table:style-name="ce1">
            <text:p>2.25106E+11</text:p>
          </table:table-cell>
          <table:table-cell table:number-columns-repeated="16381"/>
        </table:table-row>
        <table:table-row table:style-name="ro1">
          <table:table-cell office:value-type="float" office:value="1.6317879830022927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5014233589" table:style-name="ce1">
            <text:p>2.25014E+11</text:p>
          </table:table-cell>
          <table:table-cell table:number-columns-repeated="16381"/>
        </table:table-row>
        <table:table-row table:style-name="ro1">
          <table:table-cell office:value-type="float" office:value="1.6317879831025308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975824356" table:style-name="ce1">
            <text:p>2.24976E+11</text:p>
          </table:table-cell>
          <table:table-cell table:number-columns-repeated="16381"/>
        </table:table-row>
        <table:table-row table:style-name="ro1">
          <table:table-cell office:value-type="float" office:value="1.631787983202708E+18" table:style-name="ce1">
            <text:p>1.63179E+18</text:p>
          </table:table-cell>
          <table:table-cell office:value-type="float" office:value="-501313090324" table:style-name="ce1">
            <text:p>-5.01313E+11</text:p>
          </table:table-cell>
          <table:table-cell office:value-type="float" office:value="224872922897" table:style-name="ce1">
            <text:p>2.24873E+11</text:p>
          </table:table-cell>
          <table:table-cell table:number-columns-repeated="16381"/>
        </table:table-row>
        <table:table-row table:style-name="ro1">
          <table:table-cell office:value-type="float" office:value="1.6317879833022845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936106682" table:style-name="ce1">
            <text:p>2.21936E+11</text:p>
          </table:table-cell>
          <table:table-cell table:number-columns-repeated="16381"/>
        </table:table-row>
        <table:table-row table:style-name="ro1">
          <table:table-cell office:value-type="float" office:value="1.6317879834025039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862363815" table:style-name="ce1">
            <text:p>2.21862E+11</text:p>
          </table:table-cell>
          <table:table-cell table:number-columns-repeated="16381"/>
        </table:table-row>
        <table:table-row table:style-name="ro1">
          <table:table-cell office:value-type="float" office:value="1.6317879835027075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747803688" table:style-name="ce1">
            <text:p>2.21748E+11</text:p>
          </table:table-cell>
          <table:table-cell table:number-columns-repeated="16381"/>
        </table:table-row>
        <table:table-row table:style-name="ro1">
          <table:table-cell office:value-type="float" office:value="1.6317879836024259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671843529" table:style-name="ce1">
            <text:p>2.21672E+11</text:p>
          </table:table-cell>
          <table:table-cell table:number-columns-repeated="16381"/>
        </table:table-row>
        <table:table-row table:style-name="ro1">
          <table:table-cell office:value-type="float" office:value="1.6317879837023258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57099247" table:style-name="ce1">
            <text:p>22157099247</text:p>
          </table:table-cell>
          <table:table-cell table:number-columns-repeated="16381"/>
        </table:table-row>
        <table:table-row table:style-name="ro1">
          <table:table-cell office:value-type="float" office:value="1.631787983802718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509647369" table:style-name="ce1">
            <text:p>2.2151E+11</text:p>
          </table:table-cell>
          <table:table-cell table:number-columns-repeated="16381"/>
        </table:table-row>
        <table:table-row table:style-name="ro1">
          <table:table-cell office:value-type="float" office:value="1.6317879839022474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475315094" table:style-name="ce1">
            <text:p>2.21475E+11</text:p>
          </table:table-cell>
          <table:table-cell table:number-columns-repeated="16381"/>
        </table:table-row>
        <table:table-row table:style-name="ro1">
          <table:table-cell office:value-type="float" office:value="1.6317879840025034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426200867" table:style-name="ce1">
            <text:p>2.21426E+11</text:p>
          </table:table-cell>
          <table:table-cell table:number-columns-repeated="16381"/>
        </table:table-row>
        <table:table-row table:style-name="ro1">
          <table:table-cell office:value-type="float" office:value="1.6317879841026755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436858177" table:style-name="ce1">
            <text:p>2.21437E+11</text:p>
          </table:table-cell>
          <table:table-cell table:number-columns-repeated="16381"/>
        </table:table-row>
        <table:table-row table:style-name="ro1">
          <table:table-cell office:value-type="float" office:value="1.631787984202337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408843994" table:style-name="ce1">
            <text:p>2.21409E+11</text:p>
          </table:table-cell>
          <table:table-cell table:number-columns-repeated="16381"/>
        </table:table-row>
        <table:table-row table:style-name="ro1">
          <table:table-cell office:value-type="float" office:value="1.6317879843024033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435832977" table:style-name="ce1">
            <text:p>2.21436E+11</text:p>
          </table:table-cell>
          <table:table-cell table:number-columns-repeated="16381"/>
        </table:table-row>
        <table:table-row table:style-name="ro1">
          <table:table-cell office:value-type="float" office:value="1.6317879844026458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483445168" table:style-name="ce1">
            <text:p>2.21483E+11</text:p>
          </table:table-cell>
          <table:table-cell table:number-columns-repeated="16381"/>
        </table:table-row>
        <table:table-row table:style-name="ro1">
          <table:table-cell office:value-type="float" office:value="1.6317879845023744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492886543" table:style-name="ce1">
            <text:p>2.21493E+11</text:p>
          </table:table-cell>
          <table:table-cell table:number-columns-repeated="16381"/>
        </table:table-row>
        <table:table-row table:style-name="ro1">
          <table:table-cell office:value-type="float" office:value="1.6317879846024643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537780762" table:style-name="ce1">
            <text:p>2.21538E+11</text:p>
          </table:table-cell>
          <table:table-cell table:number-columns-repeated="16381"/>
        </table:table-row>
        <table:table-row table:style-name="ro1">
          <table:table-cell office:value-type="float" office:value="1.6317879847024287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52299881" table:style-name="ce1">
            <text:p>22152299881</text:p>
          </table:table-cell>
          <table:table-cell table:number-columns-repeated="16381"/>
        </table:table-row>
        <table:table-row table:style-name="ro1">
          <table:table-cell office:value-type="float" office:value="1.6317879848023437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537208557" table:style-name="ce1">
            <text:p>2.21537E+11</text:p>
          </table:table-cell>
          <table:table-cell table:number-columns-repeated="16381"/>
        </table:table-row>
        <table:table-row table:style-name="ro1">
          <table:table-cell office:value-type="float" office:value="1.6317879849022817E+18" table:style-name="ce1">
            <text:p>1.63179E+18</text:p>
          </table:table-cell>
          <table:table-cell office:value-type="float" office:value="-486860513687" table:style-name="ce1">
            <text:p>-4.86861E+11</text:p>
          </table:table-cell>
          <table:table-cell office:value-type="float" office:value="221555542946" table:style-name="ce1">
            <text:p>2.21556E+11</text:p>
          </table:table-cell>
          <table:table-cell table:number-columns-repeated="16381"/>
        </table:table-row>
        <table:table-row table:style-name="ro1">
          <table:table-cell office:value-type="float" office:value="1.6317879850023025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455383301" table:style-name="ce1">
            <text:p>2.21455E+11</text:p>
          </table:table-cell>
          <table:table-cell table:number-columns-repeated="16381"/>
        </table:table-row>
        <table:table-row table:style-name="ro1">
          <table:table-cell office:value-type="float" office:value="1.631787985102453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432805061" table:style-name="ce1">
            <text:p>2.21433E+11</text:p>
          </table:table-cell>
          <table:table-cell table:number-columns-repeated="16381"/>
        </table:table-row>
        <table:table-row table:style-name="ro1">
          <table:table-cell office:value-type="float" office:value="1.6317879852026371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337223053" table:style-name="ce1">
            <text:p>2.21337E+11</text:p>
          </table:table-cell>
          <table:table-cell table:number-columns-repeated="16381"/>
        </table:table-row>
        <table:table-row table:style-name="ro1">
          <table:table-cell office:value-type="float" office:value="1.6317879853022423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286296844" table:style-name="ce1">
            <text:p>2.21286E+11</text:p>
          </table:table-cell>
          <table:table-cell table:number-columns-repeated="16381"/>
        </table:table-row>
        <table:table-row table:style-name="ro1">
          <table:table-cell office:value-type="float" office:value="1.6317879854023498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246910095" table:style-name="ce1">
            <text:p>2.21247E+11</text:p>
          </table:table-cell>
          <table:table-cell table:number-columns-repeated="16381"/>
        </table:table-row>
        <table:table-row table:style-name="ro1">
          <table:table-cell office:value-type="float" office:value="1.6317879855026189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135735512" table:style-name="ce1">
            <text:p>2.21136E+11</text:p>
          </table:table-cell>
          <table:table-cell table:number-columns-repeated="16381"/>
        </table:table-row>
        <table:table-row table:style-name="ro1">
          <table:table-cell office:value-type="float" office:value="1.6317879856025521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096587181" table:style-name="ce1">
            <text:p>2.21097E+11</text:p>
          </table:table-cell>
          <table:table-cell table:number-columns-repeated="16381"/>
        </table:table-row>
        <table:table-row table:style-name="ro1">
          <table:table-cell office:value-type="float" office:value="1.6317879857023793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000099182" table:style-name="ce1">
            <text:p>2.21E+11</text:p>
          </table:table-cell>
          <table:table-cell table:number-columns-repeated="16381"/>
        </table:table-row>
        <table:table-row table:style-name="ro1">
          <table:table-cell office:value-type="float" office:value="1.6317879858025807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0962572098" table:style-name="ce1">
            <text:p>2.20963E+11</text:p>
          </table:table-cell>
          <table:table-cell table:number-columns-repeated="16381"/>
        </table:table-row>
        <table:table-row table:style-name="ro1">
          <table:table-cell office:value-type="float" office:value="1.6317879859022807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0951652527" table:style-name="ce1">
            <text:p>2.20952E+11</text:p>
          </table:table-cell>
          <table:table-cell table:number-columns-repeated="16381"/>
        </table:table-row>
        <table:table-row table:style-name="ro1">
          <table:table-cell office:value-type="float" office:value="1.6317879860023639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0952224731" table:style-name="ce1">
            <text:p>2.20952E+11</text:p>
          </table:table-cell>
          <table:table-cell table:number-columns-repeated="16381"/>
        </table:table-row>
        <table:table-row table:style-name="ro1">
          <table:table-cell office:value-type="float" office:value="1.6317879861023117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0980906487" table:style-name="ce1">
            <text:p>2.20981E+11</text:p>
          </table:table-cell>
          <table:table-cell table:number-columns-repeated="16381"/>
        </table:table-row>
        <table:table-row table:style-name="ro1">
          <table:table-cell office:value-type="float" office:value="1.6317879862023734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0993733406" table:style-name="ce1">
            <text:p>2.20994E+11</text:p>
          </table:table-cell>
          <table:table-cell table:number-columns-repeated="16381"/>
        </table:table-row>
        <table:table-row table:style-name="ro1">
          <table:table-cell office:value-type="float" office:value="1.6317879863024387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032452583" table:style-name="ce1">
            <text:p>2.21032E+11</text:p>
          </table:table-cell>
          <table:table-cell table:number-columns-repeated="16381"/>
        </table:table-row>
        <table:table-row table:style-name="ro1">
          <table:table-cell office:value-type="float" office:value="1.6317879864023772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081566811" table:style-name="ce1">
            <text:p>2.21082E+11</text:p>
          </table:table-cell>
          <table:table-cell table:number-columns-repeated="16381"/>
        </table:table-row>
        <table:table-row table:style-name="ro1">
          <table:table-cell office:value-type="float" office:value="1.631787986502334E+18" table:style-name="ce1">
            <text:p>1.63179E+18</text:p>
          </table:table-cell>
          <table:table-cell office:value-type="float" office:value="-473157286644" table:style-name="ce1">
            <text:p>-4.73157E+11</text:p>
          </table:table-cell>
          <table:table-cell office:value-type="float" office:value="221092987061" table:style-name="ce1">
            <text:p>2.21093E+11</text:p>
          </table:table-cell>
          <table:table-cell table:number-columns-repeated="16381"/>
        </table:table-row>
        <table:table-row table:style-name="ro1">
          <table:table-cell office:value-type="float" office:value="1.6317879866024558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958614349" table:style-name="ce1">
            <text:p>2.20959E+11</text:p>
          </table:table-cell>
          <table:table-cell table:number-columns-repeated="16381"/>
        </table:table-row>
        <table:table-row table:style-name="ro1">
          <table:table-cell office:value-type="float" office:value="1.6317879867023624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914769173" table:style-name="ce1">
            <text:p>2.20915E+11</text:p>
          </table:table-cell>
          <table:table-cell table:number-columns-repeated="16381"/>
        </table:table-row>
        <table:table-row table:style-name="ro1">
          <table:table-cell office:value-type="float" office:value="1.6317879868023828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933246613" table:style-name="ce1">
            <text:p>2.20933E+11</text:p>
          </table:table-cell>
          <table:table-cell table:number-columns-repeated="16381"/>
        </table:table-row>
        <table:table-row table:style-name="ro1">
          <table:table-cell office:value-type="float" office:value="1.6317879869024627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965361595" table:style-name="ce1">
            <text:p>2.20965E+11</text:p>
          </table:table-cell>
          <table:table-cell table:number-columns-repeated="16381"/>
        </table:table-row>
        <table:table-row table:style-name="ro1">
          <table:table-cell office:value-type="float" office:value="1.631787987002422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844364166" table:style-name="ce1">
            <text:p>2.20844E+11</text:p>
          </table:table-cell>
          <table:table-cell table:number-columns-repeated="16381"/>
        </table:table-row>
        <table:table-row table:style-name="ro1">
          <table:table-cell office:value-type="float" office:value="1.6317879871024174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820951462" table:style-name="ce1">
            <text:p>2.20821E+11</text:p>
          </table:table-cell>
          <table:table-cell table:number-columns-repeated="16381"/>
        </table:table-row>
        <table:table-row table:style-name="ro1">
          <table:table-cell office:value-type="float" office:value="1.631787987202476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828866959" table:style-name="ce1">
            <text:p>2.20829E+11</text:p>
          </table:table-cell>
          <table:table-cell table:number-columns-repeated="16381"/>
        </table:table-row>
        <table:table-row table:style-name="ro1">
          <table:table-cell office:value-type="float" office:value="1.6317879873024074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838952065" table:style-name="ce1">
            <text:p>2.20839E+11</text:p>
          </table:table-cell>
          <table:table-cell table:number-columns-repeated="16381"/>
        </table:table-row>
        <table:table-row table:style-name="ro1">
          <table:table-cell office:value-type="float" office:value="1.6317879874025431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859622955" table:style-name="ce1">
            <text:p>2.2086E+11</text:p>
          </table:table-cell>
          <table:table-cell table:number-columns-repeated="16381"/>
        </table:table-row>
        <table:table-row table:style-name="ro1">
          <table:table-cell office:value-type="float" office:value="1.6317879875023319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676803589" table:style-name="ce1">
            <text:p>2.20677E+11</text:p>
          </table:table-cell>
          <table:table-cell table:number-columns-repeated="16381"/>
        </table:table-row>
        <table:table-row table:style-name="ro1">
          <table:table-cell office:value-type="float" office:value="1.6317879876022907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645952225" table:style-name="ce1">
            <text:p>2.20646E+11</text:p>
          </table:table-cell>
          <table:table-cell table:number-columns-repeated="16381"/>
        </table:table-row>
        <table:table-row table:style-name="ro1">
          <table:table-cell office:value-type="float" office:value="1.6317879877026962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629119873" table:style-name="ce1">
            <text:p>2.20629E+11</text:p>
          </table:table-cell>
          <table:table-cell table:number-columns-repeated="16381"/>
        </table:table-row>
        <table:table-row table:style-name="ro1">
          <table:table-cell office:value-type="float" office:value="1.6317879878023506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64011097" table:style-name="ce1">
            <text:p>22064011097</text:p>
          </table:table-cell>
          <table:table-cell table:number-columns-repeated="16381"/>
        </table:table-row>
        <table:table-row table:style-name="ro1">
          <table:table-cell office:value-type="float" office:value="1.6317879879022894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676827431" table:style-name="ce1">
            <text:p>2.20677E+11</text:p>
          </table:table-cell>
          <table:table-cell table:number-columns-repeated="16381"/>
        </table:table-row>
        <table:table-row table:style-name="ro1">
          <table:table-cell office:value-type="float" office:value="1.6317879880025567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631408691" table:style-name="ce1">
            <text:p>2.20631E+11</text:p>
          </table:table-cell>
          <table:table-cell table:number-columns-repeated="16381"/>
        </table:table-row>
        <table:table-row table:style-name="ro1">
          <table:table-cell office:value-type="float" office:value="1.631787988102272E+18" table:style-name="ce1">
            <text:p>1.63179E+18</text:p>
          </table:table-cell>
          <table:table-cell office:value-type="float" office:value="-479154706001" table:style-name="ce1">
            <text:p>-4.79155E+11</text:p>
          </table:table-cell>
          <table:table-cell office:value-type="float" office:value="220667743683" table:style-name="ce1">
            <text:p>2.20668E+11</text:p>
          </table:table-cell>
          <table:table-cell table:number-columns-repeated="16381"/>
        </table:table-row>
        <table:table-row table:style-name="ro1">
          <table:table-cell office:value-type="float" office:value="1.6317879882023186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485473633" table:style-name="ce1">
            <text:p>2.19485E+11</text:p>
          </table:table-cell>
          <table:table-cell table:number-columns-repeated="16381"/>
        </table:table-row>
        <table:table-row table:style-name="ro1">
          <table:table-cell office:value-type="float" office:value="1.6317879883024745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520950317" table:style-name="ce1">
            <text:p>2.19521E+11</text:p>
          </table:table-cell>
          <table:table-cell table:number-columns-repeated="16381"/>
        </table:table-row>
        <table:table-row table:style-name="ro1">
          <table:table-cell office:value-type="float" office:value="1.6317879884023265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570875168" table:style-name="ce1">
            <text:p>2.19571E+11</text:p>
          </table:table-cell>
          <table:table-cell table:number-columns-repeated="16381"/>
        </table:table-row>
        <table:table-row table:style-name="ro1">
          <table:table-cell office:value-type="float" office:value="1.6317879885024794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02108002" table:style-name="ce1">
            <text:p>2.19602E+11</text:p>
          </table:table-cell>
          <table:table-cell table:number-columns-repeated="16381"/>
        </table:table-row>
        <table:table-row table:style-name="ro1">
          <table:table-cell office:value-type="float" office:value="1.6317879886026916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61736488" table:style-name="ce1">
            <text:p>2.19662E+11</text:p>
          </table:table-cell>
          <table:table-cell table:number-columns-repeated="16381"/>
        </table:table-row>
        <table:table-row table:style-name="ro1">
          <table:table-cell office:value-type="float" office:value="1.6317879887022323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06351852" table:style-name="ce1">
            <text:p>2.19606E+11</text:p>
          </table:table-cell>
          <table:table-cell table:number-columns-repeated="16381"/>
        </table:table-row>
        <table:table-row table:style-name="ro1">
          <table:table-cell office:value-type="float" office:value="1.6317879888022784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30002975" table:style-name="ce1">
            <text:p>2.1963E+11</text:p>
          </table:table-cell>
          <table:table-cell table:number-columns-repeated="16381"/>
        </table:table-row>
        <table:table-row table:style-name="ro1">
          <table:table-cell office:value-type="float" office:value="1.6317879889023409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65956497" table:style-name="ce1">
            <text:p>2.19666E+11</text:p>
          </table:table-cell>
          <table:table-cell table:number-columns-repeated="16381"/>
        </table:table-row>
        <table:table-row table:style-name="ro1">
          <table:table-cell office:value-type="float" office:value="1.6317879890022986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69222832" table:style-name="ce1">
            <text:p>2.19669E+11</text:p>
          </table:table-cell>
          <table:table-cell table:number-columns-repeated="16381"/>
        </table:table-row>
        <table:table-row table:style-name="ro1">
          <table:table-cell office:value-type="float" office:value="1.6317879891023442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704151154" table:style-name="ce1">
            <text:p>2.19704E+11</text:p>
          </table:table-cell>
          <table:table-cell table:number-columns-repeated="16381"/>
        </table:table-row>
        <table:table-row table:style-name="ro1">
          <table:table-cell office:value-type="float" office:value="1.6317879892022395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702672958" table:style-name="ce1">
            <text:p>2.19703E+11</text:p>
          </table:table-cell>
          <table:table-cell table:number-columns-repeated="16381"/>
        </table:table-row>
        <table:table-row table:style-name="ro1">
          <table:table-cell office:value-type="float" office:value="1.6317879893023534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734525681" table:style-name="ce1">
            <text:p>2.19735E+11</text:p>
          </table:table-cell>
          <table:table-cell table:number-columns-repeated="16381"/>
        </table:table-row>
        <table:table-row table:style-name="ro1">
          <table:table-cell office:value-type="float" office:value="1.6317879894024963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779896736" table:style-name="ce1">
            <text:p>2.1978E+11</text:p>
          </table:table-cell>
          <table:table-cell table:number-columns-repeated="16381"/>
        </table:table-row>
        <table:table-row table:style-name="ro1">
          <table:table-cell office:value-type="float" office:value="1.6317879895023736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97594643" table:style-name="ce1">
            <text:p>2.19698E+11</text:p>
          </table:table-cell>
          <table:table-cell table:number-columns-repeated="16381"/>
        </table:table-row>
        <table:table-row table:style-name="ro1">
          <table:table-cell office:value-type="float" office:value="1.6317879896053586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710016251" table:style-name="ce1">
            <text:p>2.1971E+11</text:p>
          </table:table-cell>
          <table:table-cell table:number-columns-repeated="16381"/>
        </table:table-row>
        <table:table-row table:style-name="ro1">
          <table:table-cell office:value-type="float" office:value="1.6317879897025114E+18" table:style-name="ce1">
            <text:p>1.63179E+18</text:p>
          </table:table-cell>
          <table:table-cell office:value-type="float" office:value="-480106920004" table:style-name="ce1">
            <text:p>-4.80107E+11</text:p>
          </table:table-cell>
          <table:table-cell office:value-type="float" office:value="219660544395" table:style-name="ce1">
            <text:p>2.19661E+11</text:p>
          </table:table-cell>
          <table:table-cell table:number-columns-repeated="16381"/>
        </table:table-row>
        <table:table-row table:style-name="ro1">
          <table:table-cell office:value-type="float" office:value="1.6317879898023004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8081474304" table:style-name="ce1">
            <text:p>2.18081E+11</text:p>
          </table:table-cell>
          <table:table-cell table:number-columns-repeated="16381"/>
        </table:table-row>
        <table:table-row table:style-name="ro1">
          <table:table-cell office:value-type="float" office:value="1.6317879899023724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8100571632" table:style-name="ce1">
            <text:p>2.18101E+11</text:p>
          </table:table-cell>
          <table:table-cell table:number-columns-repeated="16381"/>
        </table:table-row>
        <table:table-row table:style-name="ro1">
          <table:table-cell office:value-type="float" office:value="1.6317879900026312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8014407158" table:style-name="ce1">
            <text:p>2.18014E+11</text:p>
          </table:table-cell>
          <table:table-cell table:number-columns-repeated="16381"/>
        </table:table-row>
        <table:table-row table:style-name="ro1">
          <table:table-cell office:value-type="float" office:value="1.6317879901023987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8016028404" table:style-name="ce1">
            <text:p>2.18016E+11</text:p>
          </table:table-cell>
          <table:table-cell table:number-columns-repeated="16381"/>
        </table:table-row>
        <table:table-row table:style-name="ro1">
          <table:table-cell office:value-type="float" office:value="1.6317879902023562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43811417" table:style-name="ce1">
            <text:p>2.17944E+11</text:p>
          </table:table-cell>
          <table:table-cell table:number-columns-repeated="16381"/>
        </table:table-row>
        <table:table-row table:style-name="ro1">
          <table:table-cell office:value-type="float" office:value="1.6317879903025951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29792404" table:style-name="ce1">
            <text:p>2.1793E+11</text:p>
          </table:table-cell>
          <table:table-cell table:number-columns-repeated="16381"/>
        </table:table-row>
        <table:table-row table:style-name="ro1">
          <table:table-cell office:value-type="float" office:value="1.6317879904023744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3346405" table:style-name="ce1">
            <text:p>21793346405</text:p>
          </table:table-cell>
          <table:table-cell table:number-columns-repeated="16381"/>
        </table:table-row>
        <table:table-row table:style-name="ro1">
          <table:table-cell office:value-type="float" office:value="1.6317879905023242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02803421" table:style-name="ce1">
            <text:p>2.17903E+11</text:p>
          </table:table-cell>
          <table:table-cell table:number-columns-repeated="16381"/>
        </table:table-row>
        <table:table-row table:style-name="ro1">
          <table:table-cell office:value-type="float" office:value="1.6317879906025933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1510582" table:style-name="ce1">
            <text:p>21791510582</text:p>
          </table:table-cell>
          <table:table-cell table:number-columns-repeated="16381"/>
        </table:table-row>
        <table:table-row table:style-name="ro1">
          <table:table-cell office:value-type="float" office:value="1.6317879907022858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880368233" table:style-name="ce1">
            <text:p>2.1788E+11</text:p>
          </table:table-cell>
          <table:table-cell table:number-columns-repeated="16381"/>
        </table:table-row>
        <table:table-row table:style-name="ro1">
          <table:table-cell office:value-type="float" office:value="1.6317879908024041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887830734" table:style-name="ce1">
            <text:p>2.17888E+11</text:p>
          </table:table-cell>
          <table:table-cell table:number-columns-repeated="16381"/>
        </table:table-row>
        <table:table-row table:style-name="ro1">
          <table:table-cell office:value-type="float" office:value="1.6317879909024673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09121513" table:style-name="ce1">
            <text:p>2.17909E+11</text:p>
          </table:table-cell>
          <table:table-cell table:number-columns-repeated="16381"/>
        </table:table-row>
        <table:table-row table:style-name="ro1">
          <table:table-cell office:value-type="float" office:value="1.6317879910023826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885708809" table:style-name="ce1">
            <text:p>2.17886E+11</text:p>
          </table:table-cell>
          <table:table-cell table:number-columns-repeated="16381"/>
        </table:table-row>
        <table:table-row table:style-name="ro1">
          <table:table-cell office:value-type="float" office:value="1.6317879911024335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07500267" table:style-name="ce1">
            <text:p>2.17908E+11</text:p>
          </table:table-cell>
          <table:table-cell table:number-columns-repeated="16381"/>
        </table:table-row>
        <table:table-row table:style-name="ro1">
          <table:table-cell office:value-type="float" office:value="1.6317879912024095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869329453" table:style-name="ce1">
            <text:p>2.17869E+11</text:p>
          </table:table-cell>
          <table:table-cell table:number-columns-repeated="16381"/>
        </table:table-row>
        <table:table-row table:style-name="ro1">
          <table:table-cell office:value-type="float" office:value="1.6317879913022899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877674103" table:style-name="ce1">
            <text:p>2.17878E+11</text:p>
          </table:table-cell>
          <table:table-cell table:number-columns-repeated="16381"/>
        </table:table-row>
        <table:table-row table:style-name="ro1">
          <table:table-cell office:value-type="float" office:value="1.6317879914024266E+18" table:style-name="ce1">
            <text:p>1.63179E+18</text:p>
          </table:table-cell>
          <table:table-cell office:value-type="float" office:value="-478977382183" table:style-name="ce1">
            <text:p>-4.78977E+11</text:p>
          </table:table-cell>
          <table:table-cell office:value-type="float" office:value="217901039124" table:style-name="ce1">
            <text:p>2.17901E+11</text:p>
          </table:table-cell>
          <table:table-cell table:number-columns-repeated="16381"/>
        </table:table-row>
        <table:table-row table:style-name="ro1">
          <table:table-cell office:value-type="float" office:value="1.6317879915024123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486022949" table:style-name="ce1">
            <text:p>2.18486E+11</text:p>
          </table:table-cell>
          <table:table-cell table:number-columns-repeated="16381"/>
        </table:table-row>
        <table:table-row table:style-name="ro1">
          <table:table-cell office:value-type="float" office:value="1.6317879916023667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461632729" table:style-name="ce1">
            <text:p>2.18462E+11</text:p>
          </table:table-cell>
          <table:table-cell table:number-columns-repeated="16381"/>
        </table:table-row>
        <table:table-row table:style-name="ro1">
          <table:table-cell office:value-type="float" office:value="1.6317879917027325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396687508" table:style-name="ce1">
            <text:p>2.18397E+11</text:p>
          </table:table-cell>
          <table:table-cell table:number-columns-repeated="16381"/>
        </table:table-row>
        <table:table-row table:style-name="ro1">
          <table:table-cell office:value-type="float" office:value="1.6317879918025001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367886543" table:style-name="ce1">
            <text:p>2.18368E+11</text:p>
          </table:table-cell>
          <table:table-cell table:number-columns-repeated="16381"/>
        </table:table-row>
        <table:table-row table:style-name="ro1">
          <table:table-cell office:value-type="float" office:value="1.6317879919025871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354320526" table:style-name="ce1">
            <text:p>2.18354E+11</text:p>
          </table:table-cell>
          <table:table-cell table:number-columns-repeated="16381"/>
        </table:table-row>
        <table:table-row table:style-name="ro1">
          <table:table-cell office:value-type="float" office:value="1.6317879920025613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284988403" table:style-name="ce1">
            <text:p>2.18285E+11</text:p>
          </table:table-cell>
          <table:table-cell table:number-columns-repeated="16381"/>
        </table:table-row>
        <table:table-row table:style-name="ro1">
          <table:table-cell office:value-type="float" office:value="1.6317879921023066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272447586" table:style-name="ce1">
            <text:p>2.18272E+11</text:p>
          </table:table-cell>
          <table:table-cell table:number-columns-repeated="16381"/>
        </table:table-row>
        <table:table-row table:style-name="ro1">
          <table:table-cell office:value-type="float" office:value="1.6317879922023805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202519417" table:style-name="ce1">
            <text:p>2.18203E+11</text:p>
          </table:table-cell>
          <table:table-cell table:number-columns-repeated="16381"/>
        </table:table-row>
        <table:table-row table:style-name="ro1">
          <table:table-cell office:value-type="float" office:value="1.6317879923026908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189334869" table:style-name="ce1">
            <text:p>2.18189E+11</text:p>
          </table:table-cell>
          <table:table-cell table:number-columns-repeated="16381"/>
        </table:table-row>
        <table:table-row table:style-name="ro1">
          <table:table-cell office:value-type="float" office:value="1.6317879924024269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202519417" table:style-name="ce1">
            <text:p>2.18203E+11</text:p>
          </table:table-cell>
          <table:table-cell table:number-columns-repeated="16381"/>
        </table:table-row>
        <table:table-row table:style-name="ro1">
          <table:table-cell office:value-type="float" office:value="1.6317879925025044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140721321" table:style-name="ce1">
            <text:p>2.18141E+11</text:p>
          </table:table-cell>
          <table:table-cell table:number-columns-repeated="16381"/>
        </table:table-row>
        <table:table-row table:style-name="ro1">
          <table:table-cell office:value-type="float" office:value="1.63178799260224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157625198" table:style-name="ce1">
            <text:p>2.18158E+11</text:p>
          </table:table-cell>
          <table:table-cell table:number-columns-repeated="16381"/>
        </table:table-row>
        <table:table-row table:style-name="ro1">
          <table:table-cell office:value-type="float" office:value="1.6317879927023063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083333969" table:style-name="ce1">
            <text:p>2.18083E+11</text:p>
          </table:table-cell>
          <table:table-cell table:number-columns-repeated="16381"/>
        </table:table-row>
        <table:table-row table:style-name="ro1">
          <table:table-cell office:value-type="float" office:value="1.6317879928025477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073415756" table:style-name="ce1">
            <text:p>2.18073E+11</text:p>
          </table:table-cell>
          <table:table-cell table:number-columns-repeated="16381"/>
        </table:table-row>
        <table:table-row table:style-name="ro1">
          <table:table-cell office:value-type="float" office:value="1.6317879929024113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076181412" table:style-name="ce1">
            <text:p>2.18076E+11</text:p>
          </table:table-cell>
          <table:table-cell table:number-columns-repeated="16381"/>
        </table:table-row>
        <table:table-row table:style-name="ro1">
          <table:table-cell office:value-type="float" office:value="1.6317879930023122E+18" table:style-name="ce1">
            <text:p>1.63179E+18</text:p>
          </table:table-cell>
          <table:table-cell office:value-type="float" office:value="-470313221216" table:style-name="ce1">
            <text:p>-4.70313E+11</text:p>
          </table:table-cell>
          <table:table-cell office:value-type="float" office:value="218022108078" table:style-name="ce1">
            <text:p>2.18022E+11</text:p>
          </table:table-cell>
          <table:table-cell table:number-columns-repeated="16381"/>
        </table:table-row>
        <table:table-row table:style-name="ro1">
          <table:table-cell office:value-type="float" office:value="1.6317879931027502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601919174" table:style-name="ce1">
            <text:p>2.17602E+11</text:p>
          </table:table-cell>
          <table:table-cell table:number-columns-repeated="16381"/>
        </table:table-row>
        <table:table-row table:style-name="ro1">
          <table:table-cell office:value-type="float" office:value="1.6317879932023181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546510696" table:style-name="ce1">
            <text:p>2.17547E+11</text:p>
          </table:table-cell>
          <table:table-cell table:number-columns-repeated="16381"/>
        </table:table-row>
        <table:table-row table:style-name="ro1">
          <table:table-cell office:value-type="float" office:value="1.6317879933024397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542290688" table:style-name="ce1">
            <text:p>2.17542E+11</text:p>
          </table:table-cell>
          <table:table-cell table:number-columns-repeated="16381"/>
        </table:table-row>
        <table:table-row table:style-name="ro1">
          <table:table-cell office:value-type="float" office:value="1.6317879934026847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562532425" table:style-name="ce1">
            <text:p>2.17563E+11</text:p>
          </table:table-cell>
          <table:table-cell table:number-columns-repeated="16381"/>
        </table:table-row>
        <table:table-row table:style-name="ro1">
          <table:table-cell office:value-type="float" office:value="1.6317879935022369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462730408" table:style-name="ce1">
            <text:p>2.17463E+11</text:p>
          </table:table-cell>
          <table:table-cell table:number-columns-repeated="16381"/>
        </table:table-row>
        <table:table-row table:style-name="ro1">
          <table:table-cell office:value-type="float" office:value="1.6317879936023352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477536201" table:style-name="ce1">
            <text:p>2.17478E+11</text:p>
          </table:table-cell>
          <table:table-cell table:number-columns-repeated="16381"/>
        </table:table-row>
        <table:table-row table:style-name="ro1">
          <table:table-cell office:value-type="float" office:value="1.631787993702474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469525337" table:style-name="ce1">
            <text:p>2.1747E+11</text:p>
          </table:table-cell>
          <table:table-cell table:number-columns-repeated="16381"/>
        </table:table-row>
        <table:table-row table:style-name="ro1">
          <table:table-cell office:value-type="float" office:value="1.631787993802442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508792877" table:style-name="ce1">
            <text:p>2.17509E+11</text:p>
          </table:table-cell>
          <table:table-cell table:number-columns-repeated="16381"/>
        </table:table-row>
        <table:table-row table:style-name="ro1">
          <table:table-cell office:value-type="float" office:value="1.6317879939023685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573833466" table:style-name="ce1">
            <text:p>2.17574E+11</text:p>
          </table:table-cell>
          <table:table-cell table:number-columns-repeated="16381"/>
        </table:table-row>
        <table:table-row table:style-name="ro1">
          <table:table-cell office:value-type="float" office:value="1.631787994002442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561650276" table:style-name="ce1">
            <text:p>2.17562E+11</text:p>
          </table:table-cell>
          <table:table-cell table:number-columns-repeated="16381"/>
        </table:table-row>
        <table:table-row table:style-name="ro1">
          <table:table-cell office:value-type="float" office:value="1.6317879941023488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620539665" table:style-name="ce1">
            <text:p>2.17621E+11</text:p>
          </table:table-cell>
          <table:table-cell table:number-columns-repeated="16381"/>
        </table:table-row>
        <table:table-row table:style-name="ro1">
          <table:table-cell office:value-type="float" office:value="1.6317879942025157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620587349" table:style-name="ce1">
            <text:p>2.17621E+11</text:p>
          </table:table-cell>
          <table:table-cell table:number-columns-repeated="16381"/>
        </table:table-row>
        <table:table-row table:style-name="ro1">
          <table:table-cell office:value-type="float" office:value="1.6317879943023319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654728889" table:style-name="ce1">
            <text:p>2.17655E+11</text:p>
          </table:table-cell>
          <table:table-cell table:number-columns-repeated="16381"/>
        </table:table-row>
        <table:table-row table:style-name="ro1">
          <table:table-cell office:value-type="float" office:value="1.6317879944023869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689609528" table:style-name="ce1">
            <text:p>2.1769E+11</text:p>
          </table:table-cell>
          <table:table-cell table:number-columns-repeated="16381"/>
        </table:table-row>
        <table:table-row table:style-name="ro1">
          <table:table-cell office:value-type="float" office:value="1.6317879945026217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631602287" table:style-name="ce1">
            <text:p>2.17632E+11</text:p>
          </table:table-cell>
          <table:table-cell table:number-columns-repeated="16381"/>
        </table:table-row>
        <table:table-row table:style-name="ro1">
          <table:table-cell office:value-type="float" office:value="1.6317879946023345E+18" table:style-name="ce1">
            <text:p>1.63179E+18</text:p>
          </table:table-cell>
          <table:table-cell office:value-type="float" office:value="-443953752518" table:style-name="ce1">
            <text:p>-4.43954E+11</text:p>
          </table:table-cell>
          <table:table-cell office:value-type="float" office:value="217635011673" table:style-name="ce1">
            <text:p>2.17635E+11</text:p>
          </table:table-cell>
          <table:table-cell table:number-columns-repeated="16381"/>
        </table:table-row>
        <table:table-row table:style-name="ro1">
          <table:table-cell office:value-type="float" office:value="1.6317879947024512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352676392" table:style-name="ce1">
            <text:p>2.17353E+11</text:p>
          </table:table-cell>
          <table:table-cell table:number-columns-repeated="16381"/>
        </table:table-row>
        <table:table-row table:style-name="ro1">
          <table:table-cell office:value-type="float" office:value="1.6317879948026714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366194725" table:style-name="ce1">
            <text:p>2.17366E+11</text:p>
          </table:table-cell>
          <table:table-cell table:number-columns-repeated="16381"/>
        </table:table-row>
        <table:table-row table:style-name="ro1">
          <table:table-cell office:value-type="float" office:value="1.631787994902325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399573326" table:style-name="ce1">
            <text:p>2.174E+11</text:p>
          </table:table-cell>
          <table:table-cell table:number-columns-repeated="16381"/>
        </table:table-row>
        <table:table-row table:style-name="ro1">
          <table:table-cell office:value-type="float" office:value="1.6317879950024115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317557335" table:style-name="ce1">
            <text:p>2.17318E+11</text:p>
          </table:table-cell>
          <table:table-cell table:number-columns-repeated="16381"/>
        </table:table-row>
        <table:table-row table:style-name="ro1">
          <table:table-cell office:value-type="float" office:value="1.6317879951023363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32609272" table:style-name="ce1">
            <text:p>21732609272</text:p>
          </table:table-cell>
          <table:table-cell table:number-columns-repeated="16381"/>
        </table:table-row>
        <table:table-row table:style-name="ro1">
          <table:table-cell office:value-type="float" office:value="1.631787995202379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295742035" table:style-name="ce1">
            <text:p>2.17296E+11</text:p>
          </table:table-cell>
          <table:table-cell table:number-columns-repeated="16381"/>
        </table:table-row>
        <table:table-row table:style-name="ro1">
          <table:table-cell office:value-type="float" office:value="1.6317879953023685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306089401" table:style-name="ce1">
            <text:p>2.17306E+11</text:p>
          </table:table-cell>
          <table:table-cell table:number-columns-repeated="16381"/>
        </table:table-row>
        <table:table-row table:style-name="ro1">
          <table:table-cell office:value-type="float" office:value="1.6317879954025129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333030701" table:style-name="ce1">
            <text:p>2.17333E+11</text:p>
          </table:table-cell>
          <table:table-cell table:number-columns-repeated="16381"/>
        </table:table-row>
        <table:table-row table:style-name="ro1">
          <table:table-cell office:value-type="float" office:value="1.6317879955023334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252445221" table:style-name="ce1">
            <text:p>2.17252E+11</text:p>
          </table:table-cell>
          <table:table-cell table:number-columns-repeated="16381"/>
        </table:table-row>
        <table:table-row table:style-name="ro1">
          <table:table-cell office:value-type="float" office:value="1.6317879956024668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242217064" table:style-name="ce1">
            <text:p>2.17242E+11</text:p>
          </table:table-cell>
          <table:table-cell table:number-columns-repeated="16381"/>
        </table:table-row>
        <table:table-row table:style-name="ro1">
          <table:table-cell office:value-type="float" office:value="1.6317879957025032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160010338" table:style-name="ce1">
            <text:p>2.1716E+11</text:p>
          </table:table-cell>
          <table:table-cell table:number-columns-repeated="16381"/>
        </table:table-row>
        <table:table-row table:style-name="ro1">
          <table:table-cell office:value-type="float" office:value="1.6317879958023145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139935493" table:style-name="ce1">
            <text:p>2.1714E+11</text:p>
          </table:table-cell>
          <table:table-cell table:number-columns-repeated="16381"/>
        </table:table-row>
        <table:table-row table:style-name="ro1">
          <table:table-cell office:value-type="float" office:value="1.6317879959024556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150688171" table:style-name="ce1">
            <text:p>2.17151E+11</text:p>
          </table:table-cell>
          <table:table-cell table:number-columns-repeated="16381"/>
        </table:table-row>
        <table:table-row table:style-name="ro1">
          <table:table-cell office:value-type="float" office:value="1.6317879960025236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134428024" table:style-name="ce1">
            <text:p>2.17134E+11</text:p>
          </table:table-cell>
          <table:table-cell table:number-columns-repeated="16381"/>
        </table:table-row>
        <table:table-row table:style-name="ro1">
          <table:table-cell office:value-type="float" office:value="1.6317879961024261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17941761" table:style-name="ce1">
            <text:p>21717941761</text:p>
          </table:table-cell>
          <table:table-cell table:number-columns-repeated="16381"/>
        </table:table-row>
        <table:table-row table:style-name="ro1">
          <table:table-cell office:value-type="float" office:value="1.6317879962025149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165350914" table:style-name="ce1">
            <text:p>2.17165E+11</text:p>
          </table:table-cell>
          <table:table-cell table:number-columns-repeated="16381"/>
        </table:table-row>
        <table:table-row table:style-name="ro1">
          <table:table-cell office:value-type="float" office:value="1.6317879963023826E+18" table:style-name="ce1">
            <text:p>1.63179E+18</text:p>
          </table:table-cell>
          <table:table-cell office:value-type="float" office:value="-465964823961" table:style-name="ce1">
            <text:p>-4.65965E+11</text:p>
          </table:table-cell>
          <table:table-cell office:value-type="float" office:value="217212176323" table:style-name="ce1">
            <text:p>2.17212E+11</text:p>
          </table:table-cell>
          <table:table-cell table:number-columns-repeated="16381"/>
        </table:table-row>
        <table:table-row table:style-name="ro1">
          <table:table-cell office:value-type="float" office:value="1.6317879964024102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51331902" table:style-name="ce1">
            <text:p>2.17151E+11</text:p>
          </table:table-cell>
          <table:table-cell table:number-columns-repeated="16381"/>
        </table:table-row>
        <table:table-row table:style-name="ro1">
          <table:table-cell office:value-type="float" office:value="1.6317879965022515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27084732" table:style-name="ce1">
            <text:p>2.17127E+11</text:p>
          </table:table-cell>
          <table:table-cell table:number-columns-repeated="16381"/>
        </table:table-row>
        <table:table-row table:style-name="ro1">
          <table:table-cell office:value-type="float" office:value="1.6317879966022815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60582542" table:style-name="ce1">
            <text:p>2.17161E+11</text:p>
          </table:table-cell>
          <table:table-cell table:number-columns-repeated="16381"/>
        </table:table-row>
        <table:table-row table:style-name="ro1">
          <table:table-cell office:value-type="float" office:value="1.6317879967027059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03791237" table:style-name="ce1">
            <text:p>2.17104E+11</text:p>
          </table:table-cell>
          <table:table-cell table:number-columns-repeated="16381"/>
        </table:table-row>
        <table:table-row table:style-name="ro1">
          <table:table-cell office:value-type="float" office:value="1.6317879968025029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08345032" table:style-name="ce1">
            <text:p>2.17108E+11</text:p>
          </table:table-cell>
          <table:table-cell table:number-columns-repeated="16381"/>
        </table:table-row>
        <table:table-row table:style-name="ro1">
          <table:table-cell office:value-type="float" office:value="1.6317879969023265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32306099" table:style-name="ce1">
            <text:p>2.17132E+11</text:p>
          </table:table-cell>
          <table:table-cell table:number-columns-repeated="16381"/>
        </table:table-row>
        <table:table-row table:style-name="ro1">
          <table:table-cell office:value-type="float" office:value="1.631787997002539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056798935" table:style-name="ce1">
            <text:p>2.17057E+11</text:p>
          </table:table-cell>
          <table:table-cell table:number-columns-repeated="16381"/>
        </table:table-row>
        <table:table-row table:style-name="ro1">
          <table:table-cell office:value-type="float" office:value="1.6317879971023145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068004608" table:style-name="ce1">
            <text:p>2.17068E+11</text:p>
          </table:table-cell>
          <table:table-cell table:number-columns-repeated="16381"/>
        </table:table-row>
        <table:table-row table:style-name="ro1">
          <table:table-cell office:value-type="float" office:value="1.6317879972023447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082691193" table:style-name="ce1">
            <text:p>2.17083E+11</text:p>
          </table:table-cell>
          <table:table-cell table:number-columns-repeated="16381"/>
        </table:table-row>
        <table:table-row table:style-name="ro1">
          <table:table-cell office:value-type="float" office:value="1.6317879973023378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34809494" table:style-name="ce1">
            <text:p>2.17135E+11</text:p>
          </table:table-cell>
          <table:table-cell table:number-columns-repeated="16381"/>
        </table:table-row>
        <table:table-row table:style-name="ro1">
          <table:table-cell office:value-type="float" office:value="1.6317879974023148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20905304" table:style-name="ce1">
            <text:p>21720905304</text:p>
          </table:table-cell>
          <table:table-cell table:number-columns-repeated="16381"/>
        </table:table-row>
        <table:table-row table:style-name="ro1">
          <table:table-cell office:value-type="float" office:value="1.6317879975023263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080616951" table:style-name="ce1">
            <text:p>2.17081E+11</text:p>
          </table:table-cell>
          <table:table-cell table:number-columns-repeated="16381"/>
        </table:table-row>
        <table:table-row table:style-name="ro1">
          <table:table-cell office:value-type="float" office:value="1.631787997602626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19288445" table:style-name="ce1">
            <text:p>2.17119E+11</text:p>
          </table:table-cell>
          <table:table-cell table:number-columns-repeated="16381"/>
        </table:table-row>
        <table:table-row table:style-name="ro1">
          <table:table-cell office:value-type="float" office:value="1.6317879977023624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0992136" table:style-name="ce1">
            <text:p>2170992136</text:p>
          </table:table-cell>
          <table:table-cell table:number-columns-repeated="16381"/>
        </table:table-row>
        <table:table-row table:style-name="ro1">
          <table:table-cell office:value-type="float" office:value="1.6317879978023598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2346077" table:style-name="ce1">
            <text:p>21712346077</text:p>
          </table:table-cell>
          <table:table-cell table:number-columns-repeated="16381"/>
        </table:table-row>
        <table:table-row table:style-name="ro1">
          <table:table-cell office:value-type="float" office:value="1.6317879979024553E+18" table:style-name="ce1">
            <text:p>1.63179E+18</text:p>
          </table:table-cell>
          <table:table-cell office:value-type="float" office:value="-453154116869" table:style-name="ce1">
            <text:p>-4.53154E+11</text:p>
          </table:table-cell>
          <table:table-cell office:value-type="float" office:value="217162919044" table:style-name="ce1">
            <text:p>2.17163E+11</text:p>
          </table:table-cell>
          <table:table-cell table:number-columns-repeated="16381"/>
        </table:table-row>
        <table:table-row table:style-name="ro1">
          <table:table-cell office:value-type="float" office:value="1.6317879980024279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38239861" table:style-name="ce1">
            <text:p>2.20138E+11</text:p>
          </table:table-cell>
          <table:table-cell table:number-columns-repeated="16381"/>
        </table:table-row>
        <table:table-row table:style-name="ro1">
          <table:table-cell office:value-type="float" office:value="1.6317879981024804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62010193" table:style-name="ce1">
            <text:p>2.20162E+11</text:p>
          </table:table-cell>
          <table:table-cell table:number-columns-repeated="16381"/>
        </table:table-row>
        <table:table-row table:style-name="ro1">
          <table:table-cell office:value-type="float" office:value="1.6317879982023252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098805428" table:style-name="ce1">
            <text:p>2.20099E+11</text:p>
          </table:table-cell>
          <table:table-cell table:number-columns-repeated="16381"/>
        </table:table-row>
        <table:table-row table:style-name="ro1">
          <table:table-cell office:value-type="float" office:value="1.6317879983025411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08509064" table:style-name="ce1">
            <text:p>2.20109E+11</text:p>
          </table:table-cell>
          <table:table-cell table:number-columns-repeated="16381"/>
        </table:table-row>
        <table:table-row table:style-name="ro1">
          <table:table-cell office:value-type="float" office:value="1.6317879984024166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40099525" table:style-name="ce1">
            <text:p>2.2014E+11</text:p>
          </table:table-cell>
          <table:table-cell table:number-columns-repeated="16381"/>
        </table:table-row>
        <table:table-row table:style-name="ro1">
          <table:table-cell office:value-type="float" office:value="1.6317879985024343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1578083" table:style-name="ce1">
            <text:p>22011578083</text:p>
          </table:table-cell>
          <table:table-cell table:number-columns-repeated="16381"/>
        </table:table-row>
        <table:table-row table:style-name="ro1">
          <table:table-cell office:value-type="float" office:value="1.631787998602486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38573647" table:style-name="ce1">
            <text:p>2.20139E+11</text:p>
          </table:table-cell>
          <table:table-cell table:number-columns-repeated="16381"/>
        </table:table-row>
        <table:table-row table:style-name="ro1">
          <table:table-cell office:value-type="float" office:value="1.6317879987027507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13253593" table:style-name="ce1">
            <text:p>2.20113E+11</text:p>
          </table:table-cell>
          <table:table-cell table:number-columns-repeated="16381"/>
        </table:table-row>
        <table:table-row table:style-name="ro1">
          <table:table-cell office:value-type="float" office:value="1.6317879988023519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36451721" table:style-name="ce1">
            <text:p>2.20136E+11</text:p>
          </table:table-cell>
          <table:table-cell table:number-columns-repeated="16381"/>
        </table:table-row>
        <table:table-row table:style-name="ro1">
          <table:table-cell office:value-type="float" office:value="1.6317879989024724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8558979" table:style-name="ce1">
            <text:p>22018558979</text:p>
          </table:table-cell>
          <table:table-cell table:number-columns-repeated="16381"/>
        </table:table-row>
        <table:table-row table:style-name="ro1">
          <table:table-cell office:value-type="float" office:value="1.6317879990027108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13110542" table:style-name="ce1">
            <text:p>2.20113E+11</text:p>
          </table:table-cell>
          <table:table-cell table:number-columns-repeated="16381"/>
        </table:table-row>
        <table:table-row table:style-name="ro1">
          <table:table-cell office:value-type="float" office:value="1.6317879991023444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36666298" table:style-name="ce1">
            <text:p>2.20137E+11</text:p>
          </table:table-cell>
          <table:table-cell table:number-columns-repeated="16381"/>
        </table:table-row>
        <table:table-row table:style-name="ro1">
          <table:table-cell office:value-type="float" office:value="1.631787999202601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31778717" table:style-name="ce1">
            <text:p>2.20132E+11</text:p>
          </table:table-cell>
          <table:table-cell table:number-columns-repeated="16381"/>
        </table:table-row>
        <table:table-row table:style-name="ro1">
          <table:table-cell office:value-type="float" office:value="1.6317879993024084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60579681" table:style-name="ce1">
            <text:p>2.20161E+11</text:p>
          </table:table-cell>
          <table:table-cell table:number-columns-repeated="16381"/>
        </table:table-row>
        <table:table-row table:style-name="ro1">
          <table:table-cell office:value-type="float" office:value="1.6317879994023112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201206207" table:style-name="ce1">
            <text:p>2.20201E+11</text:p>
          </table:table-cell>
          <table:table-cell table:number-columns-repeated="16381"/>
        </table:table-row>
        <table:table-row table:style-name="ro1">
          <table:table-cell office:value-type="float" office:value="1.6317879995022579E+18" table:style-name="ce1">
            <text:p>1.63179E+18</text:p>
          </table:table-cell>
          <table:table-cell office:value-type="float" office:value="-43169555068" table:style-name="ce1">
            <text:p>-43169555068</text:p>
          </table:table-cell>
          <table:table-cell office:value-type="float" office:value="220145130157" table:style-name="ce1">
            <text:p>2.20145E+11</text:p>
          </table:table-cell>
          <table:table-cell table:number-columns-repeated="16381"/>
        </table:table-row>
        <table:table-row table:style-name="ro1">
          <table:table-cell office:value-type="float" office:value="1.6317879996025725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123960495" table:style-name="ce1">
            <text:p>2.18124E+11</text:p>
          </table:table-cell>
          <table:table-cell table:number-columns-repeated="16381"/>
        </table:table-row>
        <table:table-row table:style-name="ro1">
          <table:table-cell office:value-type="float" office:value="1.6317879997024246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08681488" table:style-name="ce1">
            <text:p>21808681488</text:p>
          </table:table-cell>
          <table:table-cell table:number-columns-repeated="16381"/>
        </table:table-row>
        <table:table-row table:style-name="ro1">
          <table:table-cell office:value-type="float" office:value="1.6317879998027249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109917641" table:style-name="ce1">
            <text:p>2.1811E+11</text:p>
          </table:table-cell>
          <table:table-cell table:number-columns-repeated="16381"/>
        </table:table-row>
        <table:table-row table:style-name="ro1">
          <table:table-cell office:value-type="float" office:value="1.6317879999026504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158316612" table:style-name="ce1">
            <text:p>2.18158E+11</text:p>
          </table:table-cell>
          <table:table-cell table:number-columns-repeated="16381"/>
        </table:table-row>
        <table:table-row table:style-name="ro1">
          <table:table-cell office:value-type="float" office:value="1.631788000002326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164610863" table:style-name="ce1">
            <text:p>2.18165E+11</text:p>
          </table:table-cell>
          <table:table-cell table:number-columns-repeated="16381"/>
        </table:table-row>
        <table:table-row table:style-name="ro1">
          <table:table-cell office:value-type="float" office:value="1.6317880001023091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233633041" table:style-name="ce1">
            <text:p>2.18234E+11</text:p>
          </table:table-cell>
          <table:table-cell table:number-columns-repeated="16381"/>
        </table:table-row>
        <table:table-row table:style-name="ro1">
          <table:table-cell office:value-type="float" office:value="1.6317880002023549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252325058" table:style-name="ce1">
            <text:p>2.18252E+11</text:p>
          </table:table-cell>
          <table:table-cell table:number-columns-repeated="16381"/>
        </table:table-row>
        <table:table-row table:style-name="ro1">
          <table:table-cell office:value-type="float" office:value="1.6317880003023375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315577507" table:style-name="ce1">
            <text:p>2.18316E+11</text:p>
          </table:table-cell>
          <table:table-cell table:number-columns-repeated="16381"/>
        </table:table-row>
        <table:table-row table:style-name="ro1">
          <table:table-cell office:value-type="float" office:value="1.6317880004024568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393325806" table:style-name="ce1">
            <text:p>2.18393E+11</text:p>
          </table:table-cell>
          <table:table-cell table:number-columns-repeated="16381"/>
        </table:table-row>
        <table:table-row table:style-name="ro1">
          <table:table-cell office:value-type="float" office:value="1.6317880005023316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421244621" table:style-name="ce1">
            <text:p>2.18421E+11</text:p>
          </table:table-cell>
          <table:table-cell table:number-columns-repeated="16381"/>
        </table:table-row>
        <table:table-row table:style-name="ro1">
          <table:table-cell office:value-type="float" office:value="1.6317880006023025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492531776" table:style-name="ce1">
            <text:p>2.18493E+11</text:p>
          </table:table-cell>
          <table:table-cell table:number-columns-repeated="16381"/>
        </table:table-row>
        <table:table-row table:style-name="ro1">
          <table:table-cell office:value-type="float" office:value="1.631788000702889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454694748" table:style-name="ce1">
            <text:p>2.18455E+11</text:p>
          </table:table-cell>
          <table:table-cell table:number-columns-repeated="16381"/>
        </table:table-row>
        <table:table-row table:style-name="ro1">
          <table:table-cell office:value-type="float" office:value="1.6317880008022815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483734131" table:style-name="ce1">
            <text:p>2.18484E+11</text:p>
          </table:table-cell>
          <table:table-cell table:number-columns-repeated="16381"/>
        </table:table-row>
        <table:table-row table:style-name="ro1">
          <table:table-cell office:value-type="float" office:value="1.6317880009023969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529272079" table:style-name="ce1">
            <text:p>2.18529E+11</text:p>
          </table:table-cell>
          <table:table-cell table:number-columns-repeated="16381"/>
        </table:table-row>
        <table:table-row table:style-name="ro1">
          <table:table-cell office:value-type="float" office:value="1.6317880010022387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505930901" table:style-name="ce1">
            <text:p>2.18506E+11</text:p>
          </table:table-cell>
          <table:table-cell table:number-columns-repeated="16381"/>
        </table:table-row>
        <table:table-row table:style-name="ro1">
          <table:table-cell office:value-type="float" office:value="1.6317880011024676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540906906" table:style-name="ce1">
            <text:p>2.18541E+11</text:p>
          </table:table-cell>
          <table:table-cell table:number-columns-repeated="16381"/>
        </table:table-row>
        <table:table-row table:style-name="ro1">
          <table:table-cell office:value-type="float" office:value="1.6317880012022848E+18" table:style-name="ce1">
            <text:p>1.63179E+18</text:p>
          </table:table-cell>
          <table:table-cell office:value-type="float" office:value="-437206029892" table:style-name="ce1">
            <text:p>-4.37206E+11</text:p>
          </table:table-cell>
          <table:table-cell office:value-type="float" office:value="218554663658" table:style-name="ce1">
            <text:p>2.18555E+11</text:p>
          </table:table-cell>
          <table:table-cell table:number-columns-repeated="16381"/>
        </table:table-row>
        <table:table-row table:style-name="ro1">
          <table:table-cell office:value-type="float" office:value="1.6317880013024192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658470154" table:style-name="ce1">
            <text:p>2.19658E+11</text:p>
          </table:table-cell>
          <table:table-cell table:number-columns-repeated="16381"/>
        </table:table-row>
        <table:table-row table:style-name="ro1">
          <table:table-cell office:value-type="float" office:value="1.6317880014023498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725108147" table:style-name="ce1">
            <text:p>2.19725E+11</text:p>
          </table:table-cell>
          <table:table-cell table:number-columns-repeated="16381"/>
        </table:table-row>
        <table:table-row table:style-name="ro1">
          <table:table-cell office:value-type="float" office:value="1.6317880015022868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711017609" table:style-name="ce1">
            <text:p>2.19711E+11</text:p>
          </table:table-cell>
          <table:table-cell table:number-columns-repeated="16381"/>
        </table:table-row>
        <table:table-row table:style-name="ro1">
          <table:table-cell office:value-type="float" office:value="1.631788001602731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766545296" table:style-name="ce1">
            <text:p>2.19767E+11</text:p>
          </table:table-cell>
          <table:table-cell table:number-columns-repeated="16381"/>
        </table:table-row>
        <table:table-row table:style-name="ro1">
          <table:table-cell office:value-type="float" office:value="1.6317880017022889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742178917" table:style-name="ce1">
            <text:p>2.19742E+11</text:p>
          </table:table-cell>
          <table:table-cell table:number-columns-repeated="16381"/>
        </table:table-row>
        <table:table-row table:style-name="ro1">
          <table:table-cell office:value-type="float" office:value="1.6317880018024315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779086113" table:style-name="ce1">
            <text:p>2.19779E+11</text:p>
          </table:table-cell>
          <table:table-cell table:number-columns-repeated="16381"/>
        </table:table-row>
        <table:table-row table:style-name="ro1">
          <table:table-cell office:value-type="float" office:value="1.6317880019025068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837594032" table:style-name="ce1">
            <text:p>2.19838E+11</text:p>
          </table:table-cell>
          <table:table-cell table:number-columns-repeated="16381"/>
        </table:table-row>
        <table:table-row table:style-name="ro1">
          <table:table-cell office:value-type="float" office:value="1.6317880020023519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850683212" table:style-name="ce1">
            <text:p>2.19851E+11</text:p>
          </table:table-cell>
          <table:table-cell table:number-columns-repeated="16381"/>
        </table:table-row>
        <table:table-row table:style-name="ro1">
          <table:table-cell office:value-type="float" office:value="1.6317880021026097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916987419" table:style-name="ce1">
            <text:p>2.19917E+11</text:p>
          </table:table-cell>
          <table:table-cell table:number-columns-repeated="16381"/>
        </table:table-row>
        <table:table-row table:style-name="ro1">
          <table:table-cell office:value-type="float" office:value="1.6317880022024317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9406147" table:style-name="ce1">
            <text:p>2199406147</text:p>
          </table:table-cell>
          <table:table-cell table:number-columns-repeated="16381"/>
        </table:table-row>
        <table:table-row table:style-name="ro1">
          <table:table-cell office:value-type="float" office:value="1.6317880023024532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1999745369" table:style-name="ce1">
            <text:p>21999745369</text:p>
          </table:table-cell>
          <table:table-cell table:number-columns-repeated="16381"/>
        </table:table-row>
        <table:table-row table:style-name="ro1">
          <table:table-cell office:value-type="float" office:value="1.6317880024025098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20067572594" table:style-name="ce1">
            <text:p>2.20068E+11</text:p>
          </table:table-cell>
          <table:table-cell table:number-columns-repeated="16381"/>
        </table:table-row>
        <table:table-row table:style-name="ro1">
          <table:table-cell office:value-type="float" office:value="1.631788002502358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20068717003" table:style-name="ce1">
            <text:p>2.20069E+11</text:p>
          </table:table-cell>
          <table:table-cell table:number-columns-repeated="16381"/>
        </table:table-row>
        <table:table-row table:style-name="ro1">
          <table:table-cell office:value-type="float" office:value="1.6317880026025001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20131254196" table:style-name="ce1">
            <text:p>2.20131E+11</text:p>
          </table:table-cell>
          <table:table-cell table:number-columns-repeated="16381"/>
        </table:table-row>
        <table:table-row table:style-name="ro1">
          <table:table-cell office:value-type="float" office:value="1.6317880027023885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2013092041" table:style-name="ce1">
            <text:p>22013092041</text:p>
          </table:table-cell>
          <table:table-cell table:number-columns-repeated="16381"/>
        </table:table-row>
        <table:table-row table:style-name="ro1">
          <table:table-cell office:value-type="float" office:value="1.631788002802388E+18" table:style-name="ce1">
            <text:p>1.63179E+18</text:p>
          </table:table-cell>
          <table:table-cell office:value-type="float" office:value="-444229841232" table:style-name="ce1">
            <text:p>-4.4423E+11</text:p>
          </table:table-cell>
          <table:table-cell office:value-type="float" office:value="220184612274" table:style-name="ce1">
            <text:p>2.20185E+11</text:p>
          </table:table-cell>
          <table:table-cell table:number-columns-repeated="16381"/>
        </table:table-row>
        <table:table-row table:style-name="ro1">
          <table:table-cell office:value-type="float" office:value="1.6317880029027645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050214767" table:style-name="ce1">
            <text:p>2.2105E+11</text:p>
          </table:table-cell>
          <table:table-cell table:number-columns-repeated="16381"/>
        </table:table-row>
        <table:table-row table:style-name="ro1">
          <table:table-cell office:value-type="float" office:value="1.6317880030023521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071720123" table:style-name="ce1">
            <text:p>2.21072E+11</text:p>
          </table:table-cell>
          <table:table-cell table:number-columns-repeated="16381"/>
        </table:table-row>
        <table:table-row table:style-name="ro1">
          <table:table-cell office:value-type="float" office:value="1.63178800310227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130609512" table:style-name="ce1">
            <text:p>2.21131E+11</text:p>
          </table:table-cell>
          <table:table-cell table:number-columns-repeated="16381"/>
        </table:table-row>
        <table:table-row table:style-name="ro1">
          <table:table-cell office:value-type="float" office:value="1.6317880032027881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169471741" table:style-name="ce1">
            <text:p>2.21169E+11</text:p>
          </table:table-cell>
          <table:table-cell table:number-columns-repeated="16381"/>
        </table:table-row>
        <table:table-row table:style-name="ro1">
          <table:table-cell office:value-type="float" office:value="1.6317880033024054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229553223" table:style-name="ce1">
            <text:p>2.2123E+11</text:p>
          </table:table-cell>
          <table:table-cell table:number-columns-repeated="16381"/>
        </table:table-row>
        <table:table-row table:style-name="ro1">
          <table:table-cell office:value-type="float" office:value="1.631788003402325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301555634" table:style-name="ce1">
            <text:p>2.21302E+11</text:p>
          </table:table-cell>
          <table:table-cell table:number-columns-repeated="16381"/>
        </table:table-row>
        <table:table-row table:style-name="ro1">
          <table:table-cell office:value-type="float" office:value="1.6317880035023299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213436127" table:style-name="ce1">
            <text:p>2.21213E+11</text:p>
          </table:table-cell>
          <table:table-cell table:number-columns-repeated="16381"/>
        </table:table-row>
        <table:table-row table:style-name="ro1">
          <table:table-cell office:value-type="float" office:value="1.631788003602367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252632141" table:style-name="ce1">
            <text:p>2.21253E+11</text:p>
          </table:table-cell>
          <table:table-cell table:number-columns-repeated="16381"/>
        </table:table-row>
        <table:table-row table:style-name="ro1">
          <table:table-cell office:value-type="float" office:value="1.6317880037024069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228790283" table:style-name="ce1">
            <text:p>2.21229E+11</text:p>
          </table:table-cell>
          <table:table-cell table:number-columns-repeated="16381"/>
        </table:table-row>
        <table:table-row table:style-name="ro1">
          <table:table-cell office:value-type="float" office:value="1.6317880038026975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27225399" table:style-name="ce1">
            <text:p>22127225399</text:p>
          </table:table-cell>
          <table:table-cell table:number-columns-repeated="16381"/>
        </table:table-row>
        <table:table-row table:style-name="ro1">
          <table:table-cell office:value-type="float" office:value="1.6317880039022756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338152885" table:style-name="ce1">
            <text:p>2.21338E+11</text:p>
          </table:table-cell>
          <table:table-cell table:number-columns-repeated="16381"/>
        </table:table-row>
        <table:table-row table:style-name="ro1">
          <table:table-cell office:value-type="float" office:value="1.6317880040023055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2870121" table:style-name="ce1">
            <text:p>2212870121</text:p>
          </table:table-cell>
          <table:table-cell table:number-columns-repeated="16381"/>
        </table:table-row>
        <table:table-row table:style-name="ro1">
          <table:table-cell office:value-type="float" office:value="1.6317880041023332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32973671" table:style-name="ce1">
            <text:p>22132973671</text:p>
          </table:table-cell>
          <table:table-cell table:number-columns-repeated="16381"/>
        </table:table-row>
        <table:table-row table:style-name="ro1">
          <table:table-cell office:value-type="float" office:value="1.6317880042023511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322727203" table:style-name="ce1">
            <text:p>2.21323E+11</text:p>
          </table:table-cell>
          <table:table-cell table:number-columns-repeated="16381"/>
        </table:table-row>
        <table:table-row table:style-name="ro1">
          <table:table-cell office:value-type="float" office:value="1.6317880043024637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361637115" table:style-name="ce1">
            <text:p>2.21362E+11</text:p>
          </table:table-cell>
          <table:table-cell table:number-columns-repeated="16381"/>
        </table:table-row>
        <table:table-row table:style-name="ro1">
          <table:table-cell office:value-type="float" office:value="1.6317880044023194E+18" table:style-name="ce1">
            <text:p>1.63179E+18</text:p>
          </table:table-cell>
          <table:table-cell office:value-type="float" office:value="-438430696726" table:style-name="ce1">
            <text:p>-4.38431E+11</text:p>
          </table:table-cell>
          <table:table-cell office:value-type="float" office:value="221415758133" table:style-name="ce1">
            <text:p>2.21416E+11</text:p>
          </table:table-cell>
          <table:table-cell table:number-columns-repeated="16381"/>
        </table:table-row>
        <table:table-row table:style-name="ro1">
          <table:table-cell office:value-type="float" office:value="1.6317880045023012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563220978" table:style-name="ce1">
            <text:p>2.20563E+11</text:p>
          </table:table-cell>
          <table:table-cell table:number-columns-repeated="16381"/>
        </table:table-row>
        <table:table-row table:style-name="ro1">
          <table:table-cell office:value-type="float" office:value="1.6317880046025119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64447403" table:style-name="ce1">
            <text:p>22064447403</text:p>
          </table:table-cell>
          <table:table-cell table:number-columns-repeated="16381"/>
        </table:table-row>
        <table:table-row table:style-name="ro1">
          <table:table-cell office:value-type="float" office:value="1.6317880047022505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664477348" table:style-name="ce1">
            <text:p>2.20664E+11</text:p>
          </table:table-cell>
          <table:table-cell table:number-columns-repeated="16381"/>
        </table:table-row>
        <table:table-row table:style-name="ro1">
          <table:table-cell office:value-type="float" office:value="1.6317880048023235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73264122" table:style-name="ce1">
            <text:p>22073264122</text:p>
          </table:table-cell>
          <table:table-cell table:number-columns-repeated="16381"/>
        </table:table-row>
        <table:table-row table:style-name="ro1">
          <table:table-cell office:value-type="float" office:value="1.6317880049023357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819759369" table:style-name="ce1">
            <text:p>2.2082E+11</text:p>
          </table:table-cell>
          <table:table-cell table:number-columns-repeated="16381"/>
        </table:table-row>
        <table:table-row table:style-name="ro1">
          <table:table-cell office:value-type="float" office:value="1.6317880050022822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821404457" table:style-name="ce1">
            <text:p>2.20821E+11</text:p>
          </table:table-cell>
          <table:table-cell table:number-columns-repeated="16381"/>
        </table:table-row>
        <table:table-row table:style-name="ro1">
          <table:table-cell office:value-type="float" office:value="1.6317880051023788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896720886" table:style-name="ce1">
            <text:p>2.20897E+11</text:p>
          </table:table-cell>
          <table:table-cell table:number-columns-repeated="16381"/>
        </table:table-row>
        <table:table-row table:style-name="ro1">
          <table:table-cell office:value-type="float" office:value="1.6317880052024663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913171768" table:style-name="ce1">
            <text:p>2.20913E+11</text:p>
          </table:table-cell>
          <table:table-cell table:number-columns-repeated="16381"/>
        </table:table-row>
        <table:table-row table:style-name="ro1">
          <table:table-cell office:value-type="float" office:value="1.631788005302348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970392227" table:style-name="ce1">
            <text:p>2.2097E+11</text:p>
          </table:table-cell>
          <table:table-cell table:number-columns-repeated="16381"/>
        </table:table-row>
        <table:table-row table:style-name="ro1">
          <table:table-cell office:value-type="float" office:value="1.6317880054022666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1033358574" table:style-name="ce1">
            <text:p>2.21033E+11</text:p>
          </table:table-cell>
          <table:table-cell table:number-columns-repeated="16381"/>
        </table:table-row>
        <table:table-row table:style-name="ro1">
          <table:table-cell office:value-type="float" office:value="1.6317880055023073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0986366272" table:style-name="ce1">
            <text:p>2.20986E+11</text:p>
          </table:table-cell>
          <table:table-cell table:number-columns-repeated="16381"/>
        </table:table-row>
        <table:table-row table:style-name="ro1">
          <table:table-cell office:value-type="float" office:value="1.6317880056023378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101380825" table:style-name="ce1">
            <text:p>22101380825</text:p>
          </table:table-cell>
          <table:table-cell table:number-columns-repeated="16381"/>
        </table:table-row>
        <table:table-row table:style-name="ro1">
          <table:table-cell office:value-type="float" office:value="1.6317880057025172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1003985405" table:style-name="ce1">
            <text:p>2.21004E+11</text:p>
          </table:table-cell>
          <table:table-cell table:number-columns-repeated="16381"/>
        </table:table-row>
        <table:table-row table:style-name="ro1">
          <table:table-cell office:value-type="float" office:value="1.6317880058027121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1039199829" table:style-name="ce1">
            <text:p>2.21039E+11</text:p>
          </table:table-cell>
          <table:table-cell table:number-columns-repeated="16381"/>
        </table:table-row>
        <table:table-row table:style-name="ro1">
          <table:table-cell office:value-type="float" office:value="1.6317880059021829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1097183228" table:style-name="ce1">
            <text:p>2.21097E+11</text:p>
          </table:table-cell>
          <table:table-cell table:number-columns-repeated="16381"/>
        </table:table-row>
        <table:table-row table:style-name="ro1">
          <table:table-cell office:value-type="float" office:value="1.6317880060022587E+18" table:style-name="ce1">
            <text:p>1.63179E+18</text:p>
          </table:table-cell>
          <table:table-cell office:value-type="float" office:value="-448990404606" table:style-name="ce1">
            <text:p>-4.4899E+11</text:p>
          </table:table-cell>
          <table:table-cell office:value-type="float" office:value="22104010582" table:style-name="ce1">
            <text:p>22104010582</text:p>
          </table:table-cell>
          <table:table-cell table:number-columns-repeated="16381"/>
        </table:table-row>
        <table:table-row table:style-name="ro1">
          <table:table-cell office:value-type="float" office:value="1.6317880061026235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004389763" table:style-name="ce1">
            <text:p>2.22004E+11</text:p>
          </table:table-cell>
          <table:table-cell table:number-columns-repeated="16381"/>
        </table:table-row>
        <table:table-row table:style-name="ro1">
          <table:table-cell office:value-type="float" office:value="1.6317880062024343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031378746" table:style-name="ce1">
            <text:p>2.22031E+11</text:p>
          </table:table-cell>
          <table:table-cell table:number-columns-repeated="16381"/>
        </table:table-row>
        <table:table-row table:style-name="ro1">
          <table:table-cell office:value-type="float" office:value="1.6317880063024092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080206871" table:style-name="ce1">
            <text:p>2.2208E+11</text:p>
          </table:table-cell>
          <table:table-cell table:number-columns-repeated="16381"/>
        </table:table-row>
        <table:table-row table:style-name="ro1">
          <table:table-cell office:value-type="float" office:value="1.6317880064024082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139501572" table:style-name="ce1">
            <text:p>2.2214E+11</text:p>
          </table:table-cell>
          <table:table-cell table:number-columns-repeated="16381"/>
        </table:table-row>
        <table:table-row table:style-name="ro1">
          <table:table-cell office:value-type="float" office:value="1.6317880065023048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096586227" table:style-name="ce1">
            <text:p>2.22097E+11</text:p>
          </table:table-cell>
          <table:table-cell table:number-columns-repeated="16381"/>
        </table:table-row>
        <table:table-row table:style-name="ro1">
          <table:table-cell office:value-type="float" office:value="1.6317880066027397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126698494" table:style-name="ce1">
            <text:p>2.22127E+11</text:p>
          </table:table-cell>
          <table:table-cell table:number-columns-repeated="16381"/>
        </table:table-row>
        <table:table-row table:style-name="ro1">
          <table:table-cell office:value-type="float" office:value="1.6317880067022853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126507759" table:style-name="ce1">
            <text:p>2.22127E+11</text:p>
          </table:table-cell>
          <table:table-cell table:number-columns-repeated="16381"/>
        </table:table-row>
        <table:table-row table:style-name="ro1">
          <table:table-cell office:value-type="float" office:value="1.6317880068024428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156333923" table:style-name="ce1">
            <text:p>2.22156E+11</text:p>
          </table:table-cell>
          <table:table-cell table:number-columns-repeated="16381"/>
        </table:table-row>
        <table:table-row table:style-name="ro1">
          <table:table-cell office:value-type="float" office:value="1.6317880069023396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196578979" table:style-name="ce1">
            <text:p>2.22197E+11</text:p>
          </table:table-cell>
          <table:table-cell table:number-columns-repeated="16381"/>
        </table:table-row>
        <table:table-row table:style-name="ro1">
          <table:table-cell office:value-type="float" office:value="1.6317880070023396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204017639" table:style-name="ce1">
            <text:p>2.22204E+11</text:p>
          </table:table-cell>
          <table:table-cell table:number-columns-repeated="16381"/>
        </table:table-row>
        <table:table-row table:style-name="ro1">
          <table:table-cell office:value-type="float" office:value="1.6317880071024809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246861458" table:style-name="ce1">
            <text:p>2.22247E+11</text:p>
          </table:table-cell>
          <table:table-cell table:number-columns-repeated="16381"/>
        </table:table-row>
        <table:table-row table:style-name="ro1">
          <table:table-cell office:value-type="float" office:value="1.6317880072024015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189593315" table:style-name="ce1">
            <text:p>2.2219E+11</text:p>
          </table:table-cell>
          <table:table-cell table:number-columns-repeated="16381"/>
        </table:table-row>
        <table:table-row table:style-name="ro1">
          <table:table-cell office:value-type="float" office:value="1.6317880073024241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208356857" table:style-name="ce1">
            <text:p>2.22208E+11</text:p>
          </table:table-cell>
          <table:table-cell table:number-columns-repeated="16381"/>
        </table:table-row>
        <table:table-row table:style-name="ro1">
          <table:table-cell office:value-type="float" office:value="1.631788007402409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245907784" table:style-name="ce1">
            <text:p>2.22246E+11</text:p>
          </table:table-cell>
          <table:table-cell table:number-columns-repeated="16381"/>
        </table:table-row>
        <table:table-row table:style-name="ro1">
          <table:table-cell office:value-type="float" office:value="1.6317880075022815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195339203" table:style-name="ce1">
            <text:p>2.22195E+11</text:p>
          </table:table-cell>
          <table:table-cell table:number-columns-repeated="16381"/>
        </table:table-row>
        <table:table-row table:style-name="ro1">
          <table:table-cell office:value-type="float" office:value="1.6317880076023084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225141525" table:style-name="ce1">
            <text:p>2.22225E+11</text:p>
          </table:table-cell>
          <table:table-cell table:number-columns-repeated="16381"/>
        </table:table-row>
        <table:table-row table:style-name="ro1">
          <table:table-cell office:value-type="float" office:value="1.6317880077027428E+18" table:style-name="ce1">
            <text:p>1.63179E+18</text:p>
          </table:table-cell>
          <table:table-cell office:value-type="float" office:value="-457682192326" table:style-name="ce1">
            <text:p>-4.57682E+11</text:p>
          </table:table-cell>
          <table:table-cell office:value-type="float" office:value="222228741646" table:style-name="ce1">
            <text:p>2.22229E+11</text:p>
          </table:table-cell>
          <table:table-cell table:number-columns-repeated="16381"/>
        </table:table-row>
        <table:table-row table:style-name="ro1">
          <table:table-cell office:value-type="float" office:value="1.6317880078024023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585344315" table:style-name="ce1">
            <text:p>2.22585E+11</text:p>
          </table:table-cell>
          <table:table-cell table:number-columns-repeated="16381"/>
        </table:table-row>
        <table:table-row table:style-name="ro1">
          <table:table-cell office:value-type="float" office:value="1.6317880079023519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637677193" table:style-name="ce1">
            <text:p>2.22638E+11</text:p>
          </table:table-cell>
          <table:table-cell table:number-columns-repeated="16381"/>
        </table:table-row>
        <table:table-row table:style-name="ro1">
          <table:table-cell office:value-type="float" office:value="1.6317880080024737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664070129" table:style-name="ce1">
            <text:p>2.22664E+11</text:p>
          </table:table-cell>
          <table:table-cell table:number-columns-repeated="16381"/>
        </table:table-row>
        <table:table-row table:style-name="ro1">
          <table:table-cell office:value-type="float" office:value="1.6317880081022551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72632122" table:style-name="ce1">
            <text:p>22272632122</text:p>
          </table:table-cell>
          <table:table-cell table:number-columns-repeated="16381"/>
        </table:table-row>
        <table:table-row table:style-name="ro1">
          <table:table-cell office:value-type="float" office:value="1.6317880082023224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70488739" table:style-name="ce1">
            <text:p>22270488739</text:p>
          </table:table-cell>
          <table:table-cell table:number-columns-repeated="16381"/>
        </table:table-row>
        <table:table-row table:style-name="ro1">
          <table:table-cell office:value-type="float" office:value="1.6317880083026831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739481926" table:style-name="ce1">
            <text:p>2.22739E+11</text:p>
          </table:table-cell>
          <table:table-cell table:number-columns-repeated="16381"/>
        </table:table-row>
        <table:table-row table:style-name="ro1">
          <table:table-cell office:value-type="float" office:value="1.6317880084022943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790336609" table:style-name="ce1">
            <text:p>2.2279E+11</text:p>
          </table:table-cell>
          <table:table-cell table:number-columns-repeated="16381"/>
        </table:table-row>
        <table:table-row table:style-name="ro1">
          <table:table-cell office:value-type="float" office:value="1.6317880085022876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76237011" table:style-name="ce1">
            <text:p>22276237011</text:p>
          </table:table-cell>
          <table:table-cell table:number-columns-repeated="16381"/>
        </table:table-row>
        <table:table-row table:style-name="ro1">
          <table:table-cell office:value-type="float" office:value="1.6317880086025556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811627388" table:style-name="ce1">
            <text:p>2.22812E+11</text:p>
          </table:table-cell>
          <table:table-cell table:number-columns-repeated="16381"/>
        </table:table-row>
        <table:table-row table:style-name="ro1">
          <table:table-cell office:value-type="float" office:value="1.6317880087022958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812485695" table:style-name="ce1">
            <text:p>2.22812E+11</text:p>
          </table:table-cell>
          <table:table-cell table:number-columns-repeated="16381"/>
        </table:table-row>
        <table:table-row table:style-name="ro1">
          <table:table-cell office:value-type="float" office:value="1.6317880088023498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859716415" table:style-name="ce1">
            <text:p>2.2286E+11</text:p>
          </table:table-cell>
          <table:table-cell table:number-columns-repeated="16381"/>
        </table:table-row>
        <table:table-row table:style-name="ro1">
          <table:table-cell office:value-type="float" office:value="1.6317880089022607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924137115" table:style-name="ce1">
            <text:p>2.22924E+11</text:p>
          </table:table-cell>
          <table:table-cell table:number-columns-repeated="16381"/>
        </table:table-row>
        <table:table-row table:style-name="ro1">
          <table:table-cell office:value-type="float" office:value="1.6317880090024151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895646095" table:style-name="ce1">
            <text:p>2.22896E+11</text:p>
          </table:table-cell>
          <table:table-cell table:number-columns-repeated="16381"/>
        </table:table-row>
        <table:table-row table:style-name="ro1">
          <table:table-cell office:value-type="float" office:value="1.6317880091025638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929978371" table:style-name="ce1">
            <text:p>2.2293E+11</text:p>
          </table:table-cell>
          <table:table-cell table:number-columns-repeated="16381"/>
        </table:table-row>
        <table:table-row table:style-name="ro1">
          <table:table-cell office:value-type="float" office:value="1.6317880092023624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947382927" table:style-name="ce1">
            <text:p>2.22947E+11</text:p>
          </table:table-cell>
          <table:table-cell table:number-columns-repeated="16381"/>
        </table:table-row>
        <table:table-row table:style-name="ro1">
          <table:table-cell office:value-type="float" office:value="1.6317880093022715E+18" table:style-name="ce1">
            <text:p>1.63179E+18</text:p>
          </table:table-cell>
          <table:table-cell office:value-type="float" office:value="-448709994555" table:style-name="ce1">
            <text:p>-4.4871E+11</text:p>
          </table:table-cell>
          <table:table-cell office:value-type="float" office:value="222990298271" table:style-name="ce1">
            <text:p>2.2299E+11</text:p>
          </table:table-cell>
          <table:table-cell table:number-columns-repeated="16381"/>
        </table:table-row>
        <table:table-row table:style-name="ro1">
          <table:table-cell office:value-type="float" office:value="1.6317880094023263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036192894" table:style-name="ce1">
            <text:p>2.24036E+11</text:p>
          </table:table-cell>
          <table:table-cell table:number-columns-repeated="16381"/>
        </table:table-row>
        <table:table-row table:style-name="ro1">
          <table:table-cell office:value-type="float" office:value="1.6317880095023022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052834511" table:style-name="ce1">
            <text:p>2.24053E+11</text:p>
          </table:table-cell>
          <table:table-cell table:number-columns-repeated="16381"/>
        </table:table-row>
        <table:table-row table:style-name="ro1">
          <table:table-cell office:value-type="float" office:value="1.6317880096024366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125361443" table:style-name="ce1">
            <text:p>2.24125E+11</text:p>
          </table:table-cell>
          <table:table-cell table:number-columns-repeated="16381"/>
        </table:table-row>
        <table:table-row table:style-name="ro1">
          <table:table-cell office:value-type="float" office:value="1.6317880097024131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136400223" table:style-name="ce1">
            <text:p>2.24136E+11</text:p>
          </table:table-cell>
          <table:table-cell table:number-columns-repeated="16381"/>
        </table:table-row>
        <table:table-row table:style-name="ro1">
          <table:table-cell office:value-type="float" office:value="1.6317880098023427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196767807" table:style-name="ce1">
            <text:p>2.24197E+11</text:p>
          </table:table-cell>
          <table:table-cell table:number-columns-repeated="16381"/>
        </table:table-row>
        <table:table-row table:style-name="ro1">
          <table:table-cell office:value-type="float" office:value="1.6317880099024417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274253845" table:style-name="ce1">
            <text:p>2.24274E+11</text:p>
          </table:table-cell>
          <table:table-cell table:number-columns-repeated="16381"/>
        </table:table-row>
        <table:table-row table:style-name="ro1">
          <table:table-cell office:value-type="float" office:value="1.6317880100025774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307179451" table:style-name="ce1">
            <text:p>2.24307E+11</text:p>
          </table:table-cell>
          <table:table-cell table:number-columns-repeated="16381"/>
        </table:table-row>
        <table:table-row table:style-name="ro1">
          <table:table-cell office:value-type="float" office:value="1.6317880101023004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385285378" table:style-name="ce1">
            <text:p>2.24385E+11</text:p>
          </table:table-cell>
          <table:table-cell table:number-columns-repeated="16381"/>
        </table:table-row>
        <table:table-row table:style-name="ro1">
          <table:table-cell office:value-type="float" office:value="1.6317880102024397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372029305" table:style-name="ce1">
            <text:p>2.24372E+11</text:p>
          </table:table-cell>
          <table:table-cell table:number-columns-repeated="16381"/>
        </table:table-row>
        <table:table-row table:style-name="ro1">
          <table:table-cell office:value-type="float" office:value="1.6317880103026115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417233467" table:style-name="ce1">
            <text:p>2.24417E+11</text:p>
          </table:table-cell>
          <table:table-cell table:number-columns-repeated="16381"/>
        </table:table-row>
        <table:table-row table:style-name="ro1">
          <table:table-cell office:value-type="float" office:value="1.6317880104023693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476289749" table:style-name="ce1">
            <text:p>2.24476E+11</text:p>
          </table:table-cell>
          <table:table-cell table:number-columns-repeated="16381"/>
        </table:table-row>
        <table:table-row table:style-name="ro1">
          <table:table-cell office:value-type="float" office:value="1.6317880105023347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489545822" table:style-name="ce1">
            <text:p>2.2449E+11</text:p>
          </table:table-cell>
          <table:table-cell table:number-columns-repeated="16381"/>
        </table:table-row>
        <table:table-row table:style-name="ro1">
          <table:table-cell office:value-type="float" office:value="1.6317880106026412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548912048" table:style-name="ce1">
            <text:p>2.24549E+11</text:p>
          </table:table-cell>
          <table:table-cell table:number-columns-repeated="16381"/>
        </table:table-row>
        <table:table-row table:style-name="ro1">
          <table:table-cell office:value-type="float" office:value="1.6317880107024259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546003342" table:style-name="ce1">
            <text:p>2.24546E+11</text:p>
          </table:table-cell>
          <table:table-cell table:number-columns-repeated="16381"/>
        </table:table-row>
        <table:table-row table:style-name="ro1">
          <table:table-cell office:value-type="float" office:value="1.6317880108023194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584507942" table:style-name="ce1">
            <text:p>2.24585E+11</text:p>
          </table:table-cell>
          <table:table-cell table:number-columns-repeated="16381"/>
        </table:table-row>
        <table:table-row table:style-name="ro1">
          <table:table-cell office:value-type="float" office:value="1.6317880109023501E+18" table:style-name="ce1">
            <text:p>1.63179E+18</text:p>
          </table:table-cell>
          <table:table-cell office:value-type="float" office:value="-4478944242" table:style-name="ce1">
            <text:p>-4478944242</text:p>
          </table:table-cell>
          <table:table-cell office:value-type="float" office:value="22463684082" table:style-name="ce1">
            <text:p>22463684082</text:p>
          </table:table-cell>
          <table:table-cell table:number-columns-repeated="16381"/>
        </table:table-row>
        <table:table-row table:style-name="ro1">
          <table:table-cell office:value-type="float" office:value="1.6317880110023245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323749542" table:style-name="ce1">
            <text:p>2.24324E+11</text:p>
          </table:table-cell>
          <table:table-cell table:number-columns-repeated="16381"/>
        </table:table-row>
        <table:table-row table:style-name="ro1">
          <table:table-cell office:value-type="float" office:value="1.6317880111024801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386286736" table:style-name="ce1">
            <text:p>2.24386E+11</text:p>
          </table:table-cell>
          <table:table-cell table:number-columns-repeated="16381"/>
        </table:table-row>
        <table:table-row table:style-name="ro1">
          <table:table-cell office:value-type="float" office:value="1.6317880112023119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06456947" table:style-name="ce1">
            <text:p>2.24406E+11</text:p>
          </table:table-cell>
          <table:table-cell table:number-columns-repeated="16381"/>
        </table:table-row>
        <table:table-row table:style-name="ro1">
          <table:table-cell office:value-type="float" office:value="1.6317880113025121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56000328" table:style-name="ce1">
            <text:p>2.24456E+11</text:p>
          </table:table-cell>
          <table:table-cell table:number-columns-repeated="16381"/>
        </table:table-row>
        <table:table-row table:style-name="ro1">
          <table:table-cell office:value-type="float" office:value="1.6317880114024212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512529373" table:style-name="ce1">
            <text:p>2.24513E+11</text:p>
          </table:table-cell>
          <table:table-cell table:number-columns-repeated="16381"/>
        </table:table-row>
        <table:table-row table:style-name="ro1">
          <table:table-cell office:value-type="float" office:value="1.6317880115026237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55714226" table:style-name="ce1">
            <text:p>2.24456E+11</text:p>
          </table:table-cell>
          <table:table-cell table:number-columns-repeated="16381"/>
        </table:table-row>
        <table:table-row table:style-name="ro1">
          <table:table-cell office:value-type="float" office:value="1.6317880116023084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82536316" table:style-name="ce1">
            <text:p>2.24483E+11</text:p>
          </table:table-cell>
          <table:table-cell table:number-columns-repeated="16381"/>
        </table:table-row>
        <table:table-row table:style-name="ro1">
          <table:table-cell office:value-type="float" office:value="1.6317880117024238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08864975" table:style-name="ce1">
            <text:p>2.24409E+11</text:p>
          </table:table-cell>
          <table:table-cell table:number-columns-repeated="16381"/>
        </table:table-row>
        <table:table-row table:style-name="ro1">
          <table:table-cell office:value-type="float" office:value="1.6317880118024218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398040771" table:style-name="ce1">
            <text:p>2.24398E+11</text:p>
          </table:table-cell>
          <table:table-cell table:number-columns-repeated="16381"/>
        </table:table-row>
        <table:table-row table:style-name="ro1">
          <table:table-cell office:value-type="float" office:value="1.6317880119023583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395775795" table:style-name="ce1">
            <text:p>2.24396E+11</text:p>
          </table:table-cell>
          <table:table-cell table:number-columns-repeated="16381"/>
        </table:table-row>
        <table:table-row table:style-name="ro1">
          <table:table-cell office:value-type="float" office:value="1.6317880120025172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392366409" table:style-name="ce1">
            <text:p>2.24392E+11</text:p>
          </table:table-cell>
          <table:table-cell table:number-columns-repeated="16381"/>
        </table:table-row>
        <table:table-row table:style-name="ro1">
          <table:table-cell office:value-type="float" office:value="1.6317880121023642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15230751" table:style-name="ce1">
            <text:p>2.24415E+11</text:p>
          </table:table-cell>
          <table:table-cell table:number-columns-repeated="16381"/>
        </table:table-row>
        <table:table-row table:style-name="ro1">
          <table:table-cell office:value-type="float" office:value="1.6317880122023468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19546127" table:style-name="ce1">
            <text:p>2.2442E+11</text:p>
          </table:table-cell>
          <table:table-cell table:number-columns-repeated="16381"/>
        </table:table-row>
        <table:table-row table:style-name="ro1">
          <table:table-cell office:value-type="float" office:value="1.6317880123026883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464344978" table:style-name="ce1">
            <text:p>2.24464E+11</text:p>
          </table:table-cell>
          <table:table-cell table:number-columns-repeated="16381"/>
        </table:table-row>
        <table:table-row table:style-name="ro1">
          <table:table-cell office:value-type="float" office:value="1.6317880124022912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528336525" table:style-name="ce1">
            <text:p>2.24528E+11</text:p>
          </table:table-cell>
          <table:table-cell table:number-columns-repeated="16381"/>
        </table:table-row>
        <table:table-row table:style-name="ro1">
          <table:table-cell office:value-type="float" office:value="1.6317880125023332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538230896" table:style-name="ce1">
            <text:p>2.24538E+11</text:p>
          </table:table-cell>
          <table:table-cell table:number-columns-repeated="16381"/>
        </table:table-row>
        <table:table-row table:style-name="ro1">
          <table:table-cell office:value-type="float" office:value="1.6317880126026665E+18" table:style-name="ce1">
            <text:p>1.63179E+18</text:p>
          </table:table-cell>
          <table:table-cell office:value-type="float" office:value="-451101362705" table:style-name="ce1">
            <text:p>-4.51101E+11</text:p>
          </table:table-cell>
          <table:table-cell office:value-type="float" office:value="224602627754" table:style-name="ce1">
            <text:p>2.24603E+11</text:p>
          </table:table-cell>
          <table:table-cell table:number-columns-repeated="16381"/>
        </table:table-row>
        <table:table-row table:style-name="ro1">
          <table:table-cell office:value-type="float" office:value="1.6317880127022738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5707483292" table:style-name="ce1">
            <text:p>2.25707E+11</text:p>
          </table:table-cell>
          <table:table-cell table:number-columns-repeated="16381"/>
        </table:table-row>
        <table:table-row table:style-name="ro1">
          <table:table-cell office:value-type="float" office:value="1.6317880128024159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5797438622" table:style-name="ce1">
            <text:p>2.25797E+11</text:p>
          </table:table-cell>
          <table:table-cell table:number-columns-repeated="16381"/>
        </table:table-row>
        <table:table-row table:style-name="ro1">
          <table:table-cell office:value-type="float" office:value="1.6317880129025772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5902199745" table:style-name="ce1">
            <text:p>2.25902E+11</text:p>
          </table:table-cell>
          <table:table-cell table:number-columns-repeated="16381"/>
        </table:table-row>
        <table:table-row table:style-name="ro1">
          <table:table-cell office:value-type="float" office:value="1.6317880130023985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5893807411" table:style-name="ce1">
            <text:p>2.25894E+11</text:p>
          </table:table-cell>
          <table:table-cell table:number-columns-repeated="16381"/>
        </table:table-row>
        <table:table-row table:style-name="ro1">
          <table:table-cell office:value-type="float" office:value="1.6317880131023654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5970983505" table:style-name="ce1">
            <text:p>2.25971E+11</text:p>
          </table:table-cell>
          <table:table-cell table:number-columns-repeated="16381"/>
        </table:table-row>
        <table:table-row table:style-name="ro1">
          <table:table-cell office:value-type="float" office:value="1.6317880132027372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5999617577" table:style-name="ce1">
            <text:p>2.26E+11</text:p>
          </table:table-cell>
          <table:table-cell table:number-columns-repeated="16381"/>
        </table:table-row>
        <table:table-row table:style-name="ro1">
          <table:table-cell office:value-type="float" office:value="1.6317880133023337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066851616" table:style-name="ce1">
            <text:p>2.26067E+11</text:p>
          </table:table-cell>
          <table:table-cell table:number-columns-repeated="16381"/>
        </table:table-row>
        <table:table-row table:style-name="ro1">
          <table:table-cell office:value-type="float" office:value="1.6317880134025677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145410538" table:style-name="ce1">
            <text:p>2.26145E+11</text:p>
          </table:table-cell>
          <table:table-cell table:number-columns-repeated="16381"/>
        </table:table-row>
        <table:table-row table:style-name="ro1">
          <table:table-cell office:value-type="float" office:value="1.6317880135024141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153945923" table:style-name="ce1">
            <text:p>2.26154E+11</text:p>
          </table:table-cell>
          <table:table-cell table:number-columns-repeated="16381"/>
        </table:table-row>
        <table:table-row table:style-name="ro1">
          <table:table-cell office:value-type="float" office:value="1.6317880136024003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219534874" table:style-name="ce1">
            <text:p>2.2622E+11</text:p>
          </table:table-cell>
          <table:table-cell table:number-columns-repeated="16381"/>
        </table:table-row>
        <table:table-row table:style-name="ro1">
          <table:table-cell office:value-type="float" office:value="1.6317880137023427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233029366" table:style-name="ce1">
            <text:p>2.26233E+11</text:p>
          </table:table-cell>
          <table:table-cell table:number-columns-repeated="16381"/>
        </table:table-row>
        <table:table-row table:style-name="ro1">
          <table:table-cell office:value-type="float" office:value="1.6317880138023782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282930374" table:style-name="ce1">
            <text:p>2.26283E+11</text:p>
          </table:table-cell>
          <table:table-cell table:number-columns-repeated="16381"/>
        </table:table-row>
        <table:table-row table:style-name="ro1">
          <table:table-cell office:value-type="float" office:value="1.6317880139023153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342511177" table:style-name="ce1">
            <text:p>2.26343E+11</text:p>
          </table:table-cell>
          <table:table-cell table:number-columns-repeated="16381"/>
        </table:table-row>
        <table:table-row table:style-name="ro1">
          <table:table-cell office:value-type="float" office:value="1.6317880140024502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317691803" table:style-name="ce1">
            <text:p>2.26318E+11</text:p>
          </table:table-cell>
          <table:table-cell table:number-columns-repeated="16381"/>
        </table:table-row>
        <table:table-row table:style-name="ro1">
          <table:table-cell office:value-type="float" office:value="1.6317880141023716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355671883" table:style-name="ce1">
            <text:p>2.26356E+11</text:p>
          </table:table-cell>
          <table:table-cell table:number-columns-repeated="16381"/>
        </table:table-row>
        <table:table-row table:style-name="ro1">
          <table:table-cell office:value-type="float" office:value="1.6317880142023662E+18" table:style-name="ce1">
            <text:p>1.63179E+18</text:p>
          </table:table-cell>
          <table:table-cell office:value-type="float" office:value="-445850193501" table:style-name="ce1">
            <text:p>-4.4585E+11</text:p>
          </table:table-cell>
          <table:table-cell office:value-type="float" office:value="226379966736" table:style-name="ce1">
            <text:p>2.2638E+11</text:p>
          </table:table-cell>
          <table:table-cell table:number-columns-repeated="16381"/>
        </table:table-row>
        <table:table-row table:style-name="ro1">
          <table:table-cell office:value-type="float" office:value="1.6317880143025587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6692724228" table:style-name="ce1">
            <text:p>2.26693E+11</text:p>
          </table:table-cell>
          <table:table-cell table:number-columns-repeated="16381"/>
        </table:table-row>
        <table:table-row table:style-name="ro1">
          <table:table-cell office:value-type="float" office:value="1.6317880144026068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6755976677" table:style-name="ce1">
            <text:p>2.26756E+11</text:p>
          </table:table-cell>
          <table:table-cell table:number-columns-repeated="16381"/>
        </table:table-row>
        <table:table-row table:style-name="ro1">
          <table:table-cell office:value-type="float" office:value="1.6317880145023516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6761698723" table:style-name="ce1">
            <text:p>2.26762E+11</text:p>
          </table:table-cell>
          <table:table-cell table:number-columns-repeated="16381"/>
        </table:table-row>
        <table:table-row table:style-name="ro1">
          <table:table-cell office:value-type="float" office:value="1.6317880146023747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6824450493" table:style-name="ce1">
            <text:p>2.26824E+11</text:p>
          </table:table-cell>
          <table:table-cell table:number-columns-repeated="16381"/>
        </table:table-row>
        <table:table-row table:style-name="ro1">
          <table:table-cell office:value-type="float" office:value="1.6317880147025137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6882743835" table:style-name="ce1">
            <text:p>2.26883E+11</text:p>
          </table:table-cell>
          <table:table-cell table:number-columns-repeated="16381"/>
        </table:table-row>
        <table:table-row table:style-name="ro1">
          <table:table-cell office:value-type="float" office:value="1.6317880148023468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6962256432" table:style-name="ce1">
            <text:p>2.26962E+11</text:p>
          </table:table-cell>
          <table:table-cell table:number-columns-repeated="16381"/>
        </table:table-row>
        <table:table-row table:style-name="ro1">
          <table:table-cell office:value-type="float" office:value="1.6317880149024404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054476738" table:style-name="ce1">
            <text:p>2.27054E+11</text:p>
          </table:table-cell>
          <table:table-cell table:number-columns-repeated="16381"/>
        </table:table-row>
        <table:table-row table:style-name="ro1">
          <table:table-cell office:value-type="float" office:value="1.6317880150022548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055287361" table:style-name="ce1">
            <text:p>2.27055E+11</text:p>
          </table:table-cell>
          <table:table-cell table:number-columns-repeated="16381"/>
        </table:table-row>
        <table:table-row table:style-name="ro1">
          <table:table-cell office:value-type="float" office:value="1.6317880151026173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127408981" table:style-name="ce1">
            <text:p>2.27127E+11</text:p>
          </table:table-cell>
          <table:table-cell table:number-columns-repeated="16381"/>
        </table:table-row>
        <table:table-row table:style-name="ro1">
          <table:table-cell office:value-type="float" office:value="1.6317880152022912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168726921" table:style-name="ce1">
            <text:p>2.27169E+11</text:p>
          </table:table-cell>
          <table:table-cell table:number-columns-repeated="16381"/>
        </table:table-row>
        <table:table-row table:style-name="ro1">
          <table:table-cell office:value-type="float" office:value="1.6317880153022641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240347862" table:style-name="ce1">
            <text:p>2.2724E+11</text:p>
          </table:table-cell>
          <table:table-cell table:number-columns-repeated="16381"/>
        </table:table-row>
        <table:table-row table:style-name="ro1">
          <table:table-cell office:value-type="float" office:value="1.6317880154023987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324509621" table:style-name="ce1">
            <text:p>2.27325E+11</text:p>
          </table:table-cell>
          <table:table-cell table:number-columns-repeated="16381"/>
        </table:table-row>
        <table:table-row table:style-name="ro1">
          <table:table-cell office:value-type="float" office:value="1.6317880155022177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32667923" table:style-name="ce1">
            <text:p>22732667923</text:p>
          </table:table-cell>
          <table:table-cell table:number-columns-repeated="16381"/>
        </table:table-row>
        <table:table-row table:style-name="ro1">
          <table:table-cell office:value-type="float" office:value="1.6317880156024097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381634712" table:style-name="ce1">
            <text:p>2.27382E+11</text:p>
          </table:table-cell>
          <table:table-cell table:number-columns-repeated="16381"/>
        </table:table-row>
        <table:table-row table:style-name="ro1">
          <table:table-cell office:value-type="float" office:value="1.6317880157027054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380990982" table:style-name="ce1">
            <text:p>2.27381E+11</text:p>
          </table:table-cell>
          <table:table-cell table:number-columns-repeated="16381"/>
        </table:table-row>
        <table:table-row table:style-name="ro1">
          <table:table-cell office:value-type="float" office:value="1.6317880158023276E+18" table:style-name="ce1">
            <text:p>1.63179E+18</text:p>
          </table:table-cell>
          <table:table-cell office:value-type="float" office:value="-43726670742" table:style-name="ce1">
            <text:p>-43726670742</text:p>
          </table:table-cell>
          <table:table-cell office:value-type="float" office:value="227418231964" table:style-name="ce1">
            <text:p>2.27418E+11</text:p>
          </table:table-cell>
          <table:table-cell table:number-columns-repeated="16381"/>
        </table:table-row>
        <table:table-row table:style-name="ro1">
          <table:table-cell office:value-type="float" office:value="1.6317880159023685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7934169769" table:style-name="ce1">
            <text:p>2.27934E+11</text:p>
          </table:table-cell>
          <table:table-cell table:number-columns-repeated="16381"/>
        </table:table-row>
        <table:table-row table:style-name="ro1">
          <table:table-cell office:value-type="float" office:value="1.6317880160024973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7895498276" table:style-name="ce1">
            <text:p>2.27895E+11</text:p>
          </table:table-cell>
          <table:table-cell table:number-columns-repeated="16381"/>
        </table:table-row>
        <table:table-row table:style-name="ro1">
          <table:table-cell office:value-type="float" office:value="1.6317880161023104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7938294411" table:style-name="ce1">
            <text:p>2.27938E+11</text:p>
          </table:table-cell>
          <table:table-cell table:number-columns-repeated="16381"/>
        </table:table-row>
        <table:table-row table:style-name="ro1">
          <table:table-cell office:value-type="float" office:value="1.6317880162023752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7974390984" table:style-name="ce1">
            <text:p>2.27974E+11</text:p>
          </table:table-cell>
          <table:table-cell table:number-columns-repeated="16381"/>
        </table:table-row>
        <table:table-row table:style-name="ro1">
          <table:table-cell office:value-type="float" office:value="1.6317880163026762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044748306" table:style-name="ce1">
            <text:p>2.28045E+11</text:p>
          </table:table-cell>
          <table:table-cell table:number-columns-repeated="16381"/>
        </table:table-row>
        <table:table-row table:style-name="ro1">
          <table:table-cell office:value-type="float" office:value="1.6317880164023229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136873245" table:style-name="ce1">
            <text:p>2.28137E+11</text:p>
          </table:table-cell>
          <table:table-cell table:number-columns-repeated="16381"/>
        </table:table-row>
        <table:table-row table:style-name="ro1">
          <table:table-cell office:value-type="float" office:value="1.631788016502526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170704842" table:style-name="ce1">
            <text:p>2.28171E+11</text:p>
          </table:table-cell>
          <table:table-cell table:number-columns-repeated="16381"/>
        </table:table-row>
        <table:table-row table:style-name="ro1">
          <table:table-cell office:value-type="float" office:value="1.6317880166024067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269410133" table:style-name="ce1">
            <text:p>2.28269E+11</text:p>
          </table:table-cell>
          <table:table-cell table:number-columns-repeated="16381"/>
        </table:table-row>
        <table:table-row table:style-name="ro1">
          <table:table-cell office:value-type="float" office:value="1.6317880167024276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301501274" table:style-name="ce1">
            <text:p>2.28302E+11</text:p>
          </table:table-cell>
          <table:table-cell table:number-columns-repeated="16381"/>
        </table:table-row>
        <table:table-row table:style-name="ro1">
          <table:table-cell office:value-type="float" office:value="1.6317880168024986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39140892" table:style-name="ce1">
            <text:p>22839140892</text:p>
          </table:table-cell>
          <table:table-cell table:number-columns-repeated="16381"/>
        </table:table-row>
        <table:table-row table:style-name="ro1">
          <table:table-cell office:value-type="float" office:value="1.631788016902615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504157066" table:style-name="ce1">
            <text:p>2.28504E+11</text:p>
          </table:table-cell>
          <table:table-cell table:number-columns-repeated="16381"/>
        </table:table-row>
        <table:table-row table:style-name="ro1">
          <table:table-cell office:value-type="float" office:value="1.6317880170025705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567695618" table:style-name="ce1">
            <text:p>2.28568E+11</text:p>
          </table:table-cell>
          <table:table-cell table:number-columns-repeated="16381"/>
        </table:table-row>
        <table:table-row table:style-name="ro1">
          <table:table-cell office:value-type="float" office:value="1.6317880171026652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683781624" table:style-name="ce1">
            <text:p>2.28684E+11</text:p>
          </table:table-cell>
          <table:table-cell table:number-columns-repeated="16381"/>
        </table:table-row>
        <table:table-row table:style-name="ro1">
          <table:table-cell office:value-type="float" office:value="1.6317880172022735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672266006" table:style-name="ce1">
            <text:p>2.28672E+11</text:p>
          </table:table-cell>
          <table:table-cell table:number-columns-repeated="16381"/>
        </table:table-row>
        <table:table-row table:style-name="ro1">
          <table:table-cell office:value-type="float" office:value="1.6317880173023421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742718697" table:style-name="ce1">
            <text:p>2.28743E+11</text:p>
          </table:table-cell>
          <table:table-cell table:number-columns-repeated="16381"/>
        </table:table-row>
        <table:table-row table:style-name="ro1">
          <table:table-cell office:value-type="float" office:value="1.63178801740238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824996948" table:style-name="ce1">
            <text:p>2.28825E+11</text:p>
          </table:table-cell>
          <table:table-cell table:number-columns-repeated="16381"/>
        </table:table-row>
        <table:table-row table:style-name="ro1">
          <table:table-cell office:value-type="float" office:value="1.6317880175022866E+18" table:style-name="ce1">
            <text:p>1.63179E+18</text:p>
          </table:table-cell>
          <table:table-cell office:value-type="float" office:value="-439547151327" table:style-name="ce1">
            <text:p>-4.39547E+11</text:p>
          </table:table-cell>
          <table:table-cell office:value-type="float" office:value="228893041611" table:style-name="ce1">
            <text:p>2.28893E+11</text:p>
          </table:table-cell>
          <table:table-cell table:number-columns-repeated="16381"/>
        </table:table-row>
        <table:table-row table:style-name="ro1">
          <table:table-cell office:value-type="float" office:value="1.6317880176023066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281805038" table:style-name="ce1">
            <text:p>2.31282E+11</text:p>
          </table:table-cell>
          <table:table-cell table:number-columns-repeated="16381"/>
        </table:table-row>
        <table:table-row table:style-name="ro1">
          <table:table-cell office:value-type="float" office:value="1.6317880177026243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328845024" table:style-name="ce1">
            <text:p>2.31329E+11</text:p>
          </table:table-cell>
          <table:table-cell table:number-columns-repeated="16381"/>
        </table:table-row>
        <table:table-row table:style-name="ro1">
          <table:table-cell office:value-type="float" office:value="1.631788017802347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418967247" table:style-name="ce1">
            <text:p>2.31419E+11</text:p>
          </table:table-cell>
          <table:table-cell table:number-columns-repeated="16381"/>
        </table:table-row>
        <table:table-row table:style-name="ro1">
          <table:table-cell office:value-type="float" office:value="1.6317880179024072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518101692" table:style-name="ce1">
            <text:p>2.31518E+11</text:p>
          </table:table-cell>
          <table:table-cell table:number-columns-repeated="16381"/>
        </table:table-row>
        <table:table-row table:style-name="ro1">
          <table:table-cell office:value-type="float" office:value="1.6317880180025103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54323101" table:style-name="ce1">
            <text:p>23154323101</text:p>
          </table:table-cell>
          <table:table-cell table:number-columns-repeated="16381"/>
        </table:table-row>
        <table:table-row table:style-name="ro1">
          <table:table-cell office:value-type="float" office:value="1.6317880181023811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626558304" table:style-name="ce1">
            <text:p>2.31627E+11</text:p>
          </table:table-cell>
          <table:table-cell table:number-columns-repeated="16381"/>
        </table:table-row>
        <table:table-row table:style-name="ro1">
          <table:table-cell office:value-type="float" office:value="1.6317880182023414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675028801" table:style-name="ce1">
            <text:p>2.31675E+11</text:p>
          </table:table-cell>
          <table:table-cell table:number-columns-repeated="16381"/>
        </table:table-row>
        <table:table-row table:style-name="ro1">
          <table:table-cell office:value-type="float" office:value="1.6317880183028227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746339798" table:style-name="ce1">
            <text:p>2.31746E+11</text:p>
          </table:table-cell>
          <table:table-cell table:number-columns-repeated="16381"/>
        </table:table-row>
        <table:table-row table:style-name="ro1">
          <table:table-cell office:value-type="float" office:value="1.6317880184022925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787967682" table:style-name="ce1">
            <text:p>2.31788E+11</text:p>
          </table:table-cell>
          <table:table-cell table:number-columns-repeated="16381"/>
        </table:table-row>
        <table:table-row table:style-name="ro1">
          <table:table-cell office:value-type="float" office:value="1.6317880185023014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649827957" table:style-name="ce1">
            <text:p>2.3165E+11</text:p>
          </table:table-cell>
          <table:table-cell table:number-columns-repeated="16381"/>
        </table:table-row>
        <table:table-row table:style-name="ro1">
          <table:table-cell office:value-type="float" office:value="1.6317880186023693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536912918" table:style-name="ce1">
            <text:p>2.31537E+11</text:p>
          </table:table-cell>
          <table:table-cell table:number-columns-repeated="16381"/>
        </table:table-row>
        <table:table-row table:style-name="ro1">
          <table:table-cell office:value-type="float" office:value="1.6317880187023644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371068954" table:style-name="ce1">
            <text:p>2.31371E+11</text:p>
          </table:table-cell>
          <table:table-cell table:number-columns-repeated="16381"/>
        </table:table-row>
        <table:table-row table:style-name="ro1">
          <table:table-cell office:value-type="float" office:value="1.6317880188023273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252145767" table:style-name="ce1">
            <text:p>2.31252E+11</text:p>
          </table:table-cell>
          <table:table-cell table:number-columns-repeated="16381"/>
        </table:table-row>
        <table:table-row table:style-name="ro1">
          <table:table-cell office:value-type="float" office:value="1.6317880189022492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192135811" table:style-name="ce1">
            <text:p>2.31192E+11</text:p>
          </table:table-cell>
          <table:table-cell table:number-columns-repeated="16381"/>
        </table:table-row>
        <table:table-row table:style-name="ro1">
          <table:table-cell office:value-type="float" office:value="1.6317880190025219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184530258" table:style-name="ce1">
            <text:p>2.31185E+11</text:p>
          </table:table-cell>
          <table:table-cell table:number-columns-repeated="16381"/>
        </table:table-row>
        <table:table-row table:style-name="ro1">
          <table:table-cell office:value-type="float" office:value="1.631788019102281E+18" table:style-name="ce1">
            <text:p>1.63179E+18</text:p>
          </table:table-cell>
          <table:table-cell office:value-type="float" office:value="-445099025965" table:style-name="ce1">
            <text:p>-4.45099E+11</text:p>
          </table:table-cell>
          <table:table-cell office:value-type="float" office:value="231220221519" table:style-name="ce1">
            <text:p>2.3122E+11</text:p>
          </table:table-cell>
          <table:table-cell table:number-columns-repeated="16381"/>
        </table:table-row>
        <table:table-row table:style-name="ro1">
          <table:table-cell office:value-type="float" office:value="1.6317880192022052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766654015" table:style-name="ce1">
            <text:p>2.30767E+11</text:p>
          </table:table-cell>
          <table:table-cell table:number-columns-repeated="16381"/>
        </table:table-row>
        <table:table-row table:style-name="ro1">
          <table:table-cell office:value-type="float" office:value="1.6317880193025096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819797516" table:style-name="ce1">
            <text:p>2.3082E+11</text:p>
          </table:table-cell>
          <table:table-cell table:number-columns-repeated="16381"/>
        </table:table-row>
        <table:table-row table:style-name="ro1">
          <table:table-cell office:value-type="float" office:value="1.6317880194025815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877661705" table:style-name="ce1">
            <text:p>2.30878E+11</text:p>
          </table:table-cell>
          <table:table-cell table:number-columns-repeated="16381"/>
        </table:table-row>
        <table:table-row table:style-name="ro1">
          <table:table-cell office:value-type="float" office:value="1.6317880195022828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837154388" table:style-name="ce1">
            <text:p>2.30837E+11</text:p>
          </table:table-cell>
          <table:table-cell table:number-columns-repeated="16381"/>
        </table:table-row>
        <table:table-row table:style-name="ro1">
          <table:table-cell office:value-type="float" office:value="1.6317880196024067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847430229" table:style-name="ce1">
            <text:p>2.30847E+11</text:p>
          </table:table-cell>
          <table:table-cell table:number-columns-repeated="16381"/>
        </table:table-row>
        <table:table-row table:style-name="ro1">
          <table:table-cell office:value-type="float" office:value="1.6317880197027116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783700943" table:style-name="ce1">
            <text:p>2.30784E+11</text:p>
          </table:table-cell>
          <table:table-cell table:number-columns-repeated="16381"/>
        </table:table-row>
        <table:table-row table:style-name="ro1">
          <table:table-cell office:value-type="float" office:value="1.631788019802292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743789673" table:style-name="ce1">
            <text:p>2.30744E+11</text:p>
          </table:table-cell>
          <table:table-cell table:number-columns-repeated="16381"/>
        </table:table-row>
        <table:table-row table:style-name="ro1">
          <table:table-cell office:value-type="float" office:value="1.6317880199022364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695843697" table:style-name="ce1">
            <text:p>2.30696E+11</text:p>
          </table:table-cell>
          <table:table-cell table:number-columns-repeated="16381"/>
        </table:table-row>
        <table:table-row table:style-name="ro1">
          <table:table-cell office:value-type="float" office:value="1.6317880200026028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576324463" table:style-name="ce1">
            <text:p>2.30576E+11</text:p>
          </table:table-cell>
          <table:table-cell table:number-columns-repeated="16381"/>
        </table:table-row>
        <table:table-row table:style-name="ro1">
          <table:table-cell office:value-type="float" office:value="1.6317880201024064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498123169" table:style-name="ce1">
            <text:p>2.30498E+11</text:p>
          </table:table-cell>
          <table:table-cell table:number-columns-repeated="16381"/>
        </table:table-row>
        <table:table-row table:style-name="ro1">
          <table:table-cell office:value-type="float" office:value="1.631788020202252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39188385" table:style-name="ce1">
            <text:p>23039188385</text:p>
          </table:table-cell>
          <table:table-cell table:number-columns-repeated="16381"/>
        </table:table-row>
        <table:table-row table:style-name="ro1">
          <table:table-cell office:value-type="float" office:value="1.63178802030241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310249329" table:style-name="ce1">
            <text:p>2.3031E+11</text:p>
          </table:table-cell>
          <table:table-cell table:number-columns-repeated="16381"/>
        </table:table-row>
        <table:table-row table:style-name="ro1">
          <table:table-cell office:value-type="float" office:value="1.631788020402402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237793922" table:style-name="ce1">
            <text:p>2.30238E+11</text:p>
          </table:table-cell>
          <table:table-cell table:number-columns-repeated="16381"/>
        </table:table-row>
        <table:table-row table:style-name="ro1">
          <table:table-cell office:value-type="float" office:value="1.6317880205024435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125260353" table:style-name="ce1">
            <text:p>2.30125E+11</text:p>
          </table:table-cell>
          <table:table-cell table:number-columns-repeated="16381"/>
        </table:table-row>
        <table:table-row table:style-name="ro1">
          <table:table-cell office:value-type="float" office:value="1.6317880206023045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30047893524" table:style-name="ce1">
            <text:p>2.30048E+11</text:p>
          </table:table-cell>
          <table:table-cell table:number-columns-repeated="16381"/>
        </table:table-row>
        <table:table-row table:style-name="ro1">
          <table:table-cell office:value-type="float" office:value="1.6317880207022246E+18" table:style-name="ce1">
            <text:p>1.63179E+18</text:p>
          </table:table-cell>
          <table:table-cell office:value-type="float" office:value="-440820753574" table:style-name="ce1">
            <text:p>-4.40821E+11</text:p>
          </table:table-cell>
          <table:table-cell office:value-type="float" office:value="229907536507" table:style-name="ce1">
            <text:p>2.29908E+11</text:p>
          </table:table-cell>
          <table:table-cell table:number-columns-repeated="16381"/>
        </table:table-row>
        <table:table-row table:style-name="ro1">
          <table:table-cell office:value-type="float" office:value="1.6317880208025723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2026267052" table:style-name="ce1">
            <text:p>2.32026E+11</text:p>
          </table:table-cell>
          <table:table-cell table:number-columns-repeated="16381"/>
        </table:table-row>
        <table:table-row table:style-name="ro1">
          <table:table-cell office:value-type="float" office:value="1.6317880209023342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991147995" table:style-name="ce1">
            <text:p>2.31991E+11</text:p>
          </table:table-cell>
          <table:table-cell table:number-columns-repeated="16381"/>
        </table:table-row>
        <table:table-row table:style-name="ro1">
          <table:table-cell office:value-type="float" office:value="1.631788021002358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965947151" table:style-name="ce1">
            <text:p>2.31966E+11</text:p>
          </table:table-cell>
          <table:table-cell table:number-columns-repeated="16381"/>
        </table:table-row>
        <table:table-row table:style-name="ro1">
          <table:table-cell office:value-type="float" office:value="1.6317880211026163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971096992" table:style-name="ce1">
            <text:p>2.31971E+11</text:p>
          </table:table-cell>
          <table:table-cell table:number-columns-repeated="16381"/>
        </table:table-row>
        <table:table-row table:style-name="ro1">
          <table:table-cell office:value-type="float" office:value="1.6317880212023012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972813606" table:style-name="ce1">
            <text:p>2.31973E+11</text:p>
          </table:table-cell>
          <table:table-cell table:number-columns-repeated="16381"/>
        </table:table-row>
        <table:table-row table:style-name="ro1">
          <table:table-cell office:value-type="float" office:value="1.6317880213023037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997299194" table:style-name="ce1">
            <text:p>2.31997E+11</text:p>
          </table:table-cell>
          <table:table-cell table:number-columns-repeated="16381"/>
        </table:table-row>
        <table:table-row table:style-name="ro1">
          <table:table-cell office:value-type="float" office:value="1.6317880214025777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2070732117" table:style-name="ce1">
            <text:p>2.32071E+11</text:p>
          </table:table-cell>
          <table:table-cell table:number-columns-repeated="16381"/>
        </table:table-row>
        <table:table-row table:style-name="ro1">
          <table:table-cell office:value-type="float" office:value="1.6317880215023754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2154750824" table:style-name="ce1">
            <text:p>2.32155E+11</text:p>
          </table:table-cell>
          <table:table-cell table:number-columns-repeated="16381"/>
        </table:table-row>
        <table:table-row table:style-name="ro1">
          <table:table-cell office:value-type="float" office:value="1.6317880216024643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225569725" table:style-name="ce1">
            <text:p>23225569725</text:p>
          </table:table-cell>
          <table:table-cell table:number-columns-repeated="16381"/>
        </table:table-row>
        <table:table-row table:style-name="ro1">
          <table:table-cell office:value-type="float" office:value="1.6317880217022886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2246732712" table:style-name="ce1">
            <text:p>2.32247E+11</text:p>
          </table:table-cell>
          <table:table-cell table:number-columns-repeated="16381"/>
        </table:table-row>
        <table:table-row table:style-name="ro1">
          <table:table-cell office:value-type="float" office:value="1.6317880218023188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2224798203" table:style-name="ce1">
            <text:p>2.32225E+11</text:p>
          </table:table-cell>
          <table:table-cell table:number-columns-repeated="16381"/>
        </table:table-row>
        <table:table-row table:style-name="ro1">
          <table:table-cell office:value-type="float" office:value="1.6317880219026025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21352005" table:style-name="ce1">
            <text:p>2321352005</text:p>
          </table:table-cell>
          <table:table-cell table:number-columns-repeated="16381"/>
        </table:table-row>
        <table:table-row table:style-name="ro1">
          <table:table-cell office:value-type="float" office:value="1.6317880220023816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928443909" table:style-name="ce1">
            <text:p>2.31928E+11</text:p>
          </table:table-cell>
          <table:table-cell table:number-columns-repeated="16381"/>
        </table:table-row>
        <table:table-row table:style-name="ro1">
          <table:table-cell office:value-type="float" office:value="1.6317880221023122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728196144" table:style-name="ce1">
            <text:p>2.31728E+11</text:p>
          </table:table-cell>
          <table:table-cell table:number-columns-repeated="16381"/>
        </table:table-row>
        <table:table-row table:style-name="ro1">
          <table:table-cell office:value-type="float" office:value="1.6317880222022868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522631645" table:style-name="ce1">
            <text:p>2.31523E+11</text:p>
          </table:table-cell>
          <table:table-cell table:number-columns-repeated="16381"/>
        </table:table-row>
        <table:table-row table:style-name="ro1">
          <table:table-cell office:value-type="float" office:value="1.6317880223023142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392145157" table:style-name="ce1">
            <text:p>2.31392E+11</text:p>
          </table:table-cell>
          <table:table-cell table:number-columns-repeated="16381"/>
        </table:table-row>
        <table:table-row table:style-name="ro1">
          <table:table-cell office:value-type="float" office:value="1.6317880224023752E+18" table:style-name="ce1">
            <text:p>1.63179E+18</text:p>
          </table:table-cell>
          <table:table-cell office:value-type="float" office:value="-467667073011" table:style-name="ce1">
            <text:p>-4.67667E+11</text:p>
          </table:table-cell>
          <table:table-cell office:value-type="float" office:value="231307506561" table:style-name="ce1">
            <text:p>2.31308E+11</text:p>
          </table:table-cell>
          <table:table-cell table:number-columns-repeated="16381"/>
        </table:table-row>
        <table:table-row table:style-name="ro1">
          <table:table-cell office:value-type="float" office:value="1.6317880225023124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882954597" table:style-name="ce1">
            <text:p>2.30883E+11</text:p>
          </table:table-cell>
          <table:table-cell table:number-columns-repeated="16381"/>
        </table:table-row>
        <table:table-row table:style-name="ro1">
          <table:table-cell office:value-type="float" office:value="1.6317880226024041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896234512" table:style-name="ce1">
            <text:p>2.30896E+11</text:p>
          </table:table-cell>
          <table:table-cell table:number-columns-repeated="16381"/>
        </table:table-row>
        <table:table-row table:style-name="ro1">
          <table:table-cell office:value-type="float" office:value="1.6317880227024379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885100365" table:style-name="ce1">
            <text:p>2.30885E+11</text:p>
          </table:table-cell>
          <table:table-cell table:number-columns-repeated="16381"/>
        </table:table-row>
        <table:table-row table:style-name="ro1">
          <table:table-cell office:value-type="float" office:value="1.6317880228025108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901741982" table:style-name="ce1">
            <text:p>2.30902E+11</text:p>
          </table:table-cell>
          <table:table-cell table:number-columns-repeated="16381"/>
        </table:table-row>
        <table:table-row table:style-name="ro1">
          <table:table-cell office:value-type="float" office:value="1.6317880229025795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920505524" table:style-name="ce1">
            <text:p>2.30921E+11</text:p>
          </table:table-cell>
          <table:table-cell table:number-columns-repeated="16381"/>
        </table:table-row>
        <table:table-row table:style-name="ro1">
          <table:table-cell office:value-type="float" office:value="1.6317880230024489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925440788" table:style-name="ce1">
            <text:p>2.30925E+11</text:p>
          </table:table-cell>
          <table:table-cell table:number-columns-repeated="16381"/>
        </table:table-row>
        <table:table-row table:style-name="ro1">
          <table:table-cell office:value-type="float" office:value="1.6317880231024868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931448936" table:style-name="ce1">
            <text:p>2.30931E+11</text:p>
          </table:table-cell>
          <table:table-cell table:number-columns-repeated="16381"/>
        </table:table-row>
        <table:table-row table:style-name="ro1">
          <table:table-cell office:value-type="float" office:value="1.6317880232023526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865526199" table:style-name="ce1">
            <text:p>2.30866E+11</text:p>
          </table:table-cell>
          <table:table-cell table:number-columns-repeated="16381"/>
        </table:table-row>
        <table:table-row table:style-name="ro1">
          <table:table-cell office:value-type="float" office:value="1.6317880233025434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814242363" table:style-name="ce1">
            <text:p>2.30814E+11</text:p>
          </table:table-cell>
          <table:table-cell table:number-columns-repeated="16381"/>
        </table:table-row>
        <table:table-row table:style-name="ro1">
          <table:table-cell office:value-type="float" office:value="1.6317880234023171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74760437" table:style-name="ce1">
            <text:p>23074760437</text:p>
          </table:table-cell>
          <table:table-cell table:number-columns-repeated="16381"/>
        </table:table-row>
        <table:table-row table:style-name="ro1">
          <table:table-cell office:value-type="float" office:value="1.6317880235023288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637001991" table:style-name="ce1">
            <text:p>2.30637E+11</text:p>
          </table:table-cell>
          <table:table-cell table:number-columns-repeated="16381"/>
        </table:table-row>
        <table:table-row table:style-name="ro1">
          <table:table-cell office:value-type="float" office:value="1.6317880236024128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534482002" table:style-name="ce1">
            <text:p>2.30534E+11</text:p>
          </table:table-cell>
          <table:table-cell table:number-columns-repeated="16381"/>
        </table:table-row>
        <table:table-row table:style-name="ro1">
          <table:table-cell office:value-type="float" office:value="1.6317880237023821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424499512" table:style-name="ce1">
            <text:p>2.30424E+11</text:p>
          </table:table-cell>
          <table:table-cell table:number-columns-repeated="16381"/>
        </table:table-row>
        <table:table-row table:style-name="ro1">
          <table:table-cell office:value-type="float" office:value="1.6317880238023002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317568779" table:style-name="ce1">
            <text:p>2.30318E+11</text:p>
          </table:table-cell>
          <table:table-cell table:number-columns-repeated="16381"/>
        </table:table-row>
        <table:table-row table:style-name="ro1">
          <table:table-cell office:value-type="float" office:value="1.631788023902689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215811729" table:style-name="ce1">
            <text:p>2.30216E+11</text:p>
          </table:table-cell>
          <table:table-cell table:number-columns-repeated="16381"/>
        </table:table-row>
        <table:table-row table:style-name="ro1">
          <table:table-cell office:value-type="float" office:value="1.6317880240024136E+18" table:style-name="ce1">
            <text:p>1.63179E+18</text:p>
          </table:table-cell>
          <table:table-cell office:value-type="float" office:value="-488230764866" table:style-name="ce1">
            <text:p>-4.88231E+11</text:p>
          </table:table-cell>
          <table:table-cell office:value-type="float" office:value="230040597916" table:style-name="ce1">
            <text:p>2.30041E+11</text:p>
          </table:table-cell>
          <table:table-cell table:number-columns-repeated="16381"/>
        </table:table-row>
        <table:table-row table:style-name="ro1">
          <table:table-cell office:value-type="float" office:value="1.6317880241024177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886075974" table:style-name="ce1">
            <text:p>2.32886E+11</text:p>
          </table:table-cell>
          <table:table-cell table:number-columns-repeated="16381"/>
        </table:table-row>
        <table:table-row table:style-name="ro1">
          <table:table-cell office:value-type="float" office:value="1.6317880242023506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694602013" table:style-name="ce1">
            <text:p>2.32695E+11</text:p>
          </table:table-cell>
          <table:table-cell table:number-columns-repeated="16381"/>
        </table:table-row>
        <table:table-row table:style-name="ro1">
          <table:table-cell office:value-type="float" office:value="1.6317880243024243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549214363" table:style-name="ce1">
            <text:p>2.32549E+11</text:p>
          </table:table-cell>
          <table:table-cell table:number-columns-repeated="16381"/>
        </table:table-row>
        <table:table-row table:style-name="ro1">
          <table:table-cell office:value-type="float" office:value="1.6317880244022625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421398163" table:style-name="ce1">
            <text:p>2.32421E+11</text:p>
          </table:table-cell>
          <table:table-cell table:number-columns-repeated="16381"/>
        </table:table-row>
        <table:table-row table:style-name="ro1">
          <table:table-cell office:value-type="float" office:value="1.6317880245025828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282090187" table:style-name="ce1">
            <text:p>2.32282E+11</text:p>
          </table:table-cell>
          <table:table-cell table:number-columns-repeated="16381"/>
        </table:table-row>
        <table:table-row table:style-name="ro1">
          <table:table-cell office:value-type="float" office:value="1.6317880246023762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167768478" table:style-name="ce1">
            <text:p>2.32168E+11</text:p>
          </table:table-cell>
          <table:table-cell table:number-columns-repeated="16381"/>
        </table:table-row>
        <table:table-row table:style-name="ro1">
          <table:table-cell office:value-type="float" office:value="1.6317880247023089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142519951" table:style-name="ce1">
            <text:p>2.32143E+11</text:p>
          </table:table-cell>
          <table:table-cell table:number-columns-repeated="16381"/>
        </table:table-row>
        <table:table-row table:style-name="ro1">
          <table:table-cell office:value-type="float" office:value="1.631788024802582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094502449" table:style-name="ce1">
            <text:p>2.32095E+11</text:p>
          </table:table-cell>
          <table:table-cell table:number-columns-repeated="16381"/>
        </table:table-row>
        <table:table-row table:style-name="ro1">
          <table:table-cell office:value-type="float" office:value="1.6317880249024627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2055616379" table:style-name="ce1">
            <text:p>2.32056E+11</text:p>
          </table:table-cell>
          <table:table-cell table:number-columns-repeated="16381"/>
        </table:table-row>
        <table:table-row table:style-name="ro1">
          <table:table-cell office:value-type="float" office:value="1.6317880250024261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1937909126" table:style-name="ce1">
            <text:p>2.31938E+11</text:p>
          </table:table-cell>
          <table:table-cell table:number-columns-repeated="16381"/>
        </table:table-row>
        <table:table-row table:style-name="ro1">
          <table:table-cell office:value-type="float" office:value="1.6317880251026281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1861519814" table:style-name="ce1">
            <text:p>2.31862E+11</text:p>
          </table:table-cell>
          <table:table-cell table:number-columns-repeated="16381"/>
        </table:table-row>
        <table:table-row table:style-name="ro1">
          <table:table-cell office:value-type="float" office:value="1.631788025202549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1785154343" table:style-name="ce1">
            <text:p>2.31785E+11</text:p>
          </table:table-cell>
          <table:table-cell table:number-columns-repeated="16381"/>
        </table:table-row>
        <table:table-row table:style-name="ro1">
          <table:table-cell office:value-type="float" office:value="1.6317880253024415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168861866" table:style-name="ce1">
            <text:p>23168861866</text:p>
          </table:table-cell>
          <table:table-cell table:number-columns-repeated="16381"/>
        </table:table-row>
        <table:table-row table:style-name="ro1">
          <table:table-cell office:value-type="float" office:value="1.6317880254022894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158326149" table:style-name="ce1">
            <text:p>23158326149</text:p>
          </table:table-cell>
          <table:table-cell table:number-columns-repeated="16381"/>
        </table:table-row>
        <table:table-row table:style-name="ro1">
          <table:table-cell office:value-type="float" office:value="1.6317880255024067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1466031075" table:style-name="ce1">
            <text:p>2.31466E+11</text:p>
          </table:table-cell>
          <table:table-cell table:number-columns-repeated="16381"/>
        </table:table-row>
        <table:table-row table:style-name="ro1">
          <table:table-cell office:value-type="float" office:value="1.6317880256023601E+18" table:style-name="ce1">
            <text:p>1.63179E+18</text:p>
          </table:table-cell>
          <table:table-cell office:value-type="float" office:value="-480721265078" table:style-name="ce1">
            <text:p>-4.80721E+11</text:p>
          </table:table-cell>
          <table:table-cell office:value-type="float" office:value="231351447105" table:style-name="ce1">
            <text:p>2.31351E+11</text:p>
          </table:table-cell>
          <table:table-cell table:number-columns-repeated="16381"/>
        </table:table-row>
        <table:table-row table:style-name="ro1">
          <table:table-cell office:value-type="float" office:value="1.6317880257023834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2410240173" table:style-name="ce1">
            <text:p>2.3241E+11</text:p>
          </table:table-cell>
          <table:table-cell table:number-columns-repeated="16381"/>
        </table:table-row>
        <table:table-row table:style-name="ro1">
          <table:table-cell office:value-type="float" office:value="1.6317880258023375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2288956642" table:style-name="ce1">
            <text:p>2.32289E+11</text:p>
          </table:table-cell>
          <table:table-cell table:number-columns-repeated="16381"/>
        </table:table-row>
        <table:table-row table:style-name="ro1">
          <table:table-cell office:value-type="float" office:value="1.6317880259023703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2174539566" table:style-name="ce1">
            <text:p>2.32175E+11</text:p>
          </table:table-cell>
          <table:table-cell table:number-columns-repeated="16381"/>
        </table:table-row>
        <table:table-row table:style-name="ro1">
          <table:table-cell office:value-type="float" office:value="1.6317880260024753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217113018" table:style-name="ce1">
            <text:p>23217113018</text:p>
          </table:table-cell>
          <table:table-cell table:number-columns-repeated="16381"/>
        </table:table-row>
        <table:table-row table:style-name="ro1">
          <table:table-cell office:value-type="float" office:value="1.6317880261027228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2113909721" table:style-name="ce1">
            <text:p>2.32114E+11</text:p>
          </table:table-cell>
          <table:table-cell table:number-columns-repeated="16381"/>
        </table:table-row>
        <table:table-row table:style-name="ro1">
          <table:table-cell office:value-type="float" office:value="1.6317880262023639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2020950317" table:style-name="ce1">
            <text:p>2.32021E+11</text:p>
          </table:table-cell>
          <table:table-cell table:number-columns-repeated="16381"/>
        </table:table-row>
        <table:table-row table:style-name="ro1">
          <table:table-cell office:value-type="float" office:value="1.6317880263023002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962394714" table:style-name="ce1">
            <text:p>2.31962E+11</text:p>
          </table:table-cell>
          <table:table-cell table:number-columns-repeated="16381"/>
        </table:table-row>
        <table:table-row table:style-name="ro1">
          <table:table-cell office:value-type="float" office:value="1.6317880264024957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919503212" table:style-name="ce1">
            <text:p>2.3192E+11</text:p>
          </table:table-cell>
          <table:table-cell table:number-columns-repeated="16381"/>
        </table:table-row>
        <table:table-row table:style-name="ro1">
          <table:table-cell office:value-type="float" office:value="1.6317880265022464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836819649" table:style-name="ce1">
            <text:p>2.31837E+11</text:p>
          </table:table-cell>
          <table:table-cell table:number-columns-repeated="16381"/>
        </table:table-row>
        <table:table-row table:style-name="ro1">
          <table:table-cell office:value-type="float" office:value="1.6317880266023281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781387329" table:style-name="ce1">
            <text:p>2.31781E+11</text:p>
          </table:table-cell>
          <table:table-cell table:number-columns-repeated="16381"/>
        </table:table-row>
        <table:table-row table:style-name="ro1">
          <table:table-cell office:value-type="float" office:value="1.6317880267025864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740546227" table:style-name="ce1">
            <text:p>2.31741E+11</text:p>
          </table:table-cell>
          <table:table-cell table:number-columns-repeated="16381"/>
        </table:table-row>
        <table:table-row table:style-name="ro1">
          <table:table-cell office:value-type="float" office:value="1.6317880268022956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694674492" table:style-name="ce1">
            <text:p>2.31695E+11</text:p>
          </table:table-cell>
          <table:table-cell table:number-columns-repeated="16381"/>
        </table:table-row>
        <table:table-row table:style-name="ro1">
          <table:table-cell office:value-type="float" office:value="1.6317880269023327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650710106" table:style-name="ce1">
            <text:p>2.31651E+11</text:p>
          </table:table-cell>
          <table:table-cell table:number-columns-repeated="16381"/>
        </table:table-row>
        <table:table-row table:style-name="ro1">
          <table:table-cell office:value-type="float" office:value="1.6317880270023846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615257263" table:style-name="ce1">
            <text:p>2.31615E+11</text:p>
          </table:table-cell>
          <table:table-cell table:number-columns-repeated="16381"/>
        </table:table-row>
        <table:table-row table:style-name="ro1">
          <table:table-cell office:value-type="float" office:value="1.6317880271021942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573534012" table:style-name="ce1">
            <text:p>2.31574E+11</text:p>
          </table:table-cell>
          <table:table-cell table:number-columns-repeated="16381"/>
        </table:table-row>
        <table:table-row table:style-name="ro1">
          <table:table-cell office:value-type="float" office:value="1.6317880272021865E+18" table:style-name="ce1">
            <text:p>1.63179E+18</text:p>
          </table:table-cell>
          <table:table-cell office:value-type="float" office:value="-490877181292" table:style-name="ce1">
            <text:p>-4.90877E+11</text:p>
          </table:table-cell>
          <table:table-cell office:value-type="float" office:value="231569647789" table:style-name="ce1">
            <text:p>2.3157E+11</text:p>
          </table:table-cell>
          <table:table-cell table:number-columns-repeated="16381"/>
        </table:table-row>
        <table:table-row table:style-name="ro1">
          <table:table-cell office:value-type="float" office:value="1.6317880273025318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223259449" table:style-name="ce1">
            <text:p>23223259449</text:p>
          </table:table-cell>
          <table:table-cell table:number-columns-repeated="16381"/>
        </table:table-row>
        <table:table-row table:style-name="ro1">
          <table:table-cell office:value-type="float" office:value="1.6317880274023104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2194590569" table:style-name="ce1">
            <text:p>2.32195E+11</text:p>
          </table:table-cell>
          <table:table-cell table:number-columns-repeated="16381"/>
        </table:table-row>
        <table:table-row table:style-name="ro1">
          <table:table-cell office:value-type="float" office:value="1.6317880275022692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2108545303" table:style-name="ce1">
            <text:p>2.32109E+11</text:p>
          </table:table-cell>
          <table:table-cell table:number-columns-repeated="16381"/>
        </table:table-row>
        <table:table-row table:style-name="ro1">
          <table:table-cell office:value-type="float" office:value="1.6317880276026941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2031273842" table:style-name="ce1">
            <text:p>2.32031E+11</text:p>
          </table:table-cell>
          <table:table-cell table:number-columns-repeated="16381"/>
        </table:table-row>
        <table:table-row table:style-name="ro1">
          <table:table-cell office:value-type="float" office:value="1.6317880277021834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183991909" table:style-name="ce1">
            <text:p>23183991909</text:p>
          </table:table-cell>
          <table:table-cell table:number-columns-repeated="16381"/>
        </table:table-row>
        <table:table-row table:style-name="ro1">
          <table:table-cell office:value-type="float" office:value="1.6317880278023452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1700086594" table:style-name="ce1">
            <text:p>2.317E+11</text:p>
          </table:table-cell>
          <table:table-cell table:number-columns-repeated="16381"/>
        </table:table-row>
        <table:table-row table:style-name="ro1">
          <table:table-cell office:value-type="float" office:value="1.6317880279026632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156452179" table:style-name="ce1">
            <text:p>23156452179</text:p>
          </table:table-cell>
          <table:table-cell table:number-columns-repeated="16381"/>
        </table:table-row>
        <table:table-row table:style-name="ro1">
          <table:table-cell office:value-type="float" office:value="1.6317880280023437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1471824646" table:style-name="ce1">
            <text:p>2.31472E+11</text:p>
          </table:table-cell>
          <table:table-cell table:number-columns-repeated="16381"/>
        </table:table-row>
        <table:table-row table:style-name="ro1">
          <table:table-cell office:value-type="float" office:value="1.6317880281025149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1352210045" table:style-name="ce1">
            <text:p>2.31352E+11</text:p>
          </table:table-cell>
          <table:table-cell table:number-columns-repeated="16381"/>
        </table:table-row>
        <table:table-row table:style-name="ro1">
          <table:table-cell office:value-type="float" office:value="1.631788028202356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1211781502" table:style-name="ce1">
            <text:p>2.31212E+11</text:p>
          </table:table-cell>
          <table:table-cell table:number-columns-repeated="16381"/>
        </table:table-row>
        <table:table-row table:style-name="ro1">
          <table:table-cell office:value-type="float" office:value="1.6317880283022182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107843399" table:style-name="ce1">
            <text:p>23107843399</text:p>
          </table:table-cell>
          <table:table-cell table:number-columns-repeated="16381"/>
        </table:table-row>
        <table:table-row table:style-name="ro1">
          <table:table-cell office:value-type="float" office:value="1.6317880284024745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095035553" table:style-name="ce1">
            <text:p>23095035553</text:p>
          </table:table-cell>
          <table:table-cell table:number-columns-repeated="16381"/>
        </table:table-row>
        <table:table-row table:style-name="ro1">
          <table:table-cell office:value-type="float" office:value="1.6317880285023442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0912780762" table:style-name="ce1">
            <text:p>2.30913E+11</text:p>
          </table:table-cell>
          <table:table-cell table:number-columns-repeated="16381"/>
        </table:table-row>
        <table:table-row table:style-name="ro1">
          <table:table-cell office:value-type="float" office:value="1.6317880286022889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083691597" table:style-name="ce1">
            <text:p>23083691597</text:p>
          </table:table-cell>
          <table:table-cell table:number-columns-repeated="16381"/>
        </table:table-row>
        <table:table-row table:style-name="ro1">
          <table:table-cell office:value-type="float" office:value="1.6317880287027374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0725312233" table:style-name="ce1">
            <text:p>2.30725E+11</text:p>
          </table:table-cell>
          <table:table-cell table:number-columns-repeated="16381"/>
        </table:table-row>
        <table:table-row table:style-name="ro1">
          <table:table-cell office:value-type="float" office:value="1.6317880288023148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0638694763" table:style-name="ce1">
            <text:p>2.30639E+11</text:p>
          </table:table-cell>
          <table:table-cell table:number-columns-repeated="16381"/>
        </table:table-row>
        <table:table-row table:style-name="ro1">
          <table:table-cell office:value-type="float" office:value="1.6317880289022743E+18" table:style-name="ce1">
            <text:p>1.63179E+18</text:p>
          </table:table-cell>
          <table:table-cell office:value-type="float" office:value="-499138325453" table:style-name="ce1">
            <text:p>-4.99138E+11</text:p>
          </table:table-cell>
          <table:table-cell office:value-type="float" office:value="230553269386" table:style-name="ce1">
            <text:p>2.30553E+11</text:p>
          </table:table-cell>
          <table:table-cell table:number-columns-repeated="16381"/>
        </table:table-row>
        <table:table-row table:style-name="ro1">
          <table:table-cell office:value-type="float" office:value="1.6317880290023716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782699585" table:style-name="ce1">
            <text:p>2.30783E+11</text:p>
          </table:table-cell>
          <table:table-cell table:number-columns-repeated="16381"/>
        </table:table-row>
        <table:table-row table:style-name="ro1">
          <table:table-cell office:value-type="float" office:value="1.6317880291022446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708265305" table:style-name="ce1">
            <text:p>2.30708E+11</text:p>
          </table:table-cell>
          <table:table-cell table:number-columns-repeated="16381"/>
        </table:table-row>
        <table:table-row table:style-name="ro1">
          <table:table-cell office:value-type="float" office:value="1.6317880292023849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659341812" table:style-name="ce1">
            <text:p>2.30659E+11</text:p>
          </table:table-cell>
          <table:table-cell table:number-columns-repeated="16381"/>
        </table:table-row>
        <table:table-row table:style-name="ro1">
          <table:table-cell office:value-type="float" office:value="1.6317880293023793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590867996" table:style-name="ce1">
            <text:p>2.30591E+11</text:p>
          </table:table-cell>
          <table:table-cell table:number-columns-repeated="16381"/>
        </table:table-row>
        <table:table-row table:style-name="ro1">
          <table:table-cell office:value-type="float" office:value="1.6317880294023255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51276207" table:style-name="ce1">
            <text:p>23051276207</text:p>
          </table:table-cell>
          <table:table-cell table:number-columns-repeated="16381"/>
        </table:table-row>
        <table:table-row table:style-name="ro1">
          <table:table-cell office:value-type="float" office:value="1.6317880295023608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414772034" table:style-name="ce1">
            <text:p>2.30415E+11</text:p>
          </table:table-cell>
          <table:table-cell table:number-columns-repeated="16381"/>
        </table:table-row>
        <table:table-row table:style-name="ro1">
          <table:table-cell office:value-type="float" office:value="1.6317880296023859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311584473" table:style-name="ce1">
            <text:p>2.30312E+11</text:p>
          </table:table-cell>
          <table:table-cell table:number-columns-repeated="16381"/>
        </table:table-row>
        <table:table-row table:style-name="ro1">
          <table:table-cell office:value-type="float" office:value="1.6317880297023793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176115036" table:style-name="ce1">
            <text:p>2.30176E+11</text:p>
          </table:table-cell>
          <table:table-cell table:number-columns-repeated="16381"/>
        </table:table-row>
        <table:table-row table:style-name="ro1">
          <table:table-cell office:value-type="float" office:value="1.6317880298023785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30047798157" table:style-name="ce1">
            <text:p>2.30048E+11</text:p>
          </table:table-cell>
          <table:table-cell table:number-columns-repeated="16381"/>
        </table:table-row>
        <table:table-row table:style-name="ro1">
          <table:table-cell office:value-type="float" office:value="1.6317880299022712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29917955399" table:style-name="ce1">
            <text:p>2.29918E+11</text:p>
          </table:table-cell>
          <table:table-cell table:number-columns-repeated="16381"/>
        </table:table-row>
        <table:table-row table:style-name="ro1">
          <table:table-cell office:value-type="float" office:value="1.6317880300024297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29733490944" table:style-name="ce1">
            <text:p>2.29733E+11</text:p>
          </table:table-cell>
          <table:table-cell table:number-columns-repeated="16381"/>
        </table:table-row>
        <table:table-row table:style-name="ro1">
          <table:table-cell office:value-type="float" office:value="1.6317880301025124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2957675457" table:style-name="ce1">
            <text:p>22957675457</text:p>
          </table:table-cell>
          <table:table-cell table:number-columns-repeated="16381"/>
        </table:table-row>
        <table:table-row table:style-name="ro1">
          <table:table-cell office:value-type="float" office:value="1.6317880302025518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29537010193" table:style-name="ce1">
            <text:p>2.29537E+11</text:p>
          </table:table-cell>
          <table:table-cell table:number-columns-repeated="16381"/>
        </table:table-row>
        <table:table-row table:style-name="ro1">
          <table:table-cell office:value-type="float" office:value="1.6317880303023332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29445123672" table:style-name="ce1">
            <text:p>2.29445E+11</text:p>
          </table:table-cell>
          <table:table-cell table:number-columns-repeated="16381"/>
        </table:table-row>
        <table:table-row table:style-name="ro1">
          <table:table-cell office:value-type="float" office:value="1.6317880304022917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29353666306" table:style-name="ce1">
            <text:p>2.29354E+11</text:p>
          </table:table-cell>
          <table:table-cell table:number-columns-repeated="16381"/>
        </table:table-row>
        <table:table-row table:style-name="ro1">
          <table:table-cell office:value-type="float" office:value="1.631788030502604E+18" table:style-name="ce1">
            <text:p>1.63179E+18</text:p>
          </table:table-cell>
          <table:table-cell office:value-type="float" office:value="-503032684326" table:style-name="ce1">
            <text:p>-5.03033E+11</text:p>
          </table:table-cell>
          <table:table-cell office:value-type="float" office:value="22927942276" table:style-name="ce1">
            <text:p>22927942276</text:p>
          </table:table-cell>
          <table:table-cell table:number-columns-repeated="16381"/>
        </table:table-row>
        <table:table-row table:style-name="ro1">
          <table:table-cell office:value-type="float" office:value="1.6317880306023836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084757328" table:style-name="ce1">
            <text:p>23084757328</text:p>
          </table:table-cell>
          <table:table-cell table:number-columns-repeated="16381"/>
        </table:table-row>
        <table:table-row table:style-name="ro1">
          <table:table-cell office:value-type="float" office:value="1.6317880307023987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0861783028" table:style-name="ce1">
            <text:p>2.30862E+11</text:p>
          </table:table-cell>
          <table:table-cell table:number-columns-repeated="16381"/>
        </table:table-row>
        <table:table-row table:style-name="ro1">
          <table:table-cell office:value-type="float" office:value="1.6317880308028562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092250824" table:style-name="ce1">
            <text:p>23092250824</text:p>
          </table:table-cell>
          <table:table-cell table:number-columns-repeated="16381"/>
        </table:table-row>
        <table:table-row table:style-name="ro1">
          <table:table-cell office:value-type="float" office:value="1.6317880309025101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1010222435" table:style-name="ce1">
            <text:p>2.3101E+11</text:p>
          </table:table-cell>
          <table:table-cell table:number-columns-repeated="16381"/>
        </table:table-row>
        <table:table-row table:style-name="ro1">
          <table:table-cell office:value-type="float" office:value="1.6317880310022121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1081581116" table:style-name="ce1">
            <text:p>2.31082E+11</text:p>
          </table:table-cell>
          <table:table-cell table:number-columns-repeated="16381"/>
        </table:table-row>
        <table:table-row table:style-name="ro1">
          <table:table-cell office:value-type="float" office:value="1.6317880311029596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1093907356" table:style-name="ce1">
            <text:p>2.31094E+11</text:p>
          </table:table-cell>
          <table:table-cell table:number-columns-repeated="16381"/>
        </table:table-row>
        <table:table-row table:style-name="ro1">
          <table:table-cell office:value-type="float" office:value="1.6317880312023544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1030011177" table:style-name="ce1">
            <text:p>2.3103E+11</text:p>
          </table:table-cell>
          <table:table-cell table:number-columns-repeated="16381"/>
        </table:table-row>
        <table:table-row table:style-name="ro1">
          <table:table-cell office:value-type="float" office:value="1.6317880313024502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0873322487" table:style-name="ce1">
            <text:p>2.30873E+11</text:p>
          </table:table-cell>
          <table:table-cell table:number-columns-repeated="16381"/>
        </table:table-row>
        <table:table-row table:style-name="ro1">
          <table:table-cell office:value-type="float" office:value="1.6317880314026371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0619382858" table:style-name="ce1">
            <text:p>2.30619E+11</text:p>
          </table:table-cell>
          <table:table-cell table:number-columns-repeated="16381"/>
        </table:table-row>
        <table:table-row table:style-name="ro1">
          <table:table-cell office:value-type="float" office:value="1.6317880315023729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30225753784" table:style-name="ce1">
            <text:p>2.30226E+11</text:p>
          </table:table-cell>
          <table:table-cell table:number-columns-repeated="16381"/>
        </table:table-row>
        <table:table-row table:style-name="ro1">
          <table:table-cell office:value-type="float" office:value="1.6317880316023444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29935979843" table:style-name="ce1">
            <text:p>2.29936E+11</text:p>
          </table:table-cell>
          <table:table-cell table:number-columns-repeated="16381"/>
        </table:table-row>
        <table:table-row table:style-name="ro1">
          <table:table-cell office:value-type="float" office:value="1.6317880317026132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29789876938" table:style-name="ce1">
            <text:p>2.2979E+11</text:p>
          </table:table-cell>
          <table:table-cell table:number-columns-repeated="16381"/>
        </table:table-row>
        <table:table-row table:style-name="ro1">
          <table:table-cell office:value-type="float" office:value="1.6317880318021891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29662179947" table:style-name="ce1">
            <text:p>2.29662E+11</text:p>
          </table:table-cell>
          <table:table-cell table:number-columns-repeated="16381"/>
        </table:table-row>
        <table:table-row table:style-name="ro1">
          <table:table-cell office:value-type="float" office:value="1.631788031902356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29616713524" table:style-name="ce1">
            <text:p>2.29617E+11</text:p>
          </table:table-cell>
          <table:table-cell table:number-columns-repeated="16381"/>
        </table:table-row>
        <table:table-row table:style-name="ro1">
          <table:table-cell office:value-type="float" office:value="1.6317880320024676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29674935341" table:style-name="ce1">
            <text:p>2.29675E+11</text:p>
          </table:table-cell>
          <table:table-cell table:number-columns-repeated="16381"/>
        </table:table-row>
        <table:table-row table:style-name="ro1">
          <table:table-cell office:value-type="float" office:value="1.6317880321022828E+18" table:style-name="ce1">
            <text:p>1.63179E+18</text:p>
          </table:table-cell>
          <table:table-cell office:value-type="float" office:value="-487906694412" table:style-name="ce1">
            <text:p>-4.87907E+11</text:p>
          </table:table-cell>
          <table:table-cell office:value-type="float" office:value="229716563225" table:style-name="ce1">
            <text:p>2.29717E+11</text:p>
          </table:table-cell>
          <table:table-cell table:number-columns-repeated="16381"/>
        </table:table-row>
        <table:table-row table:style-name="ro1">
          <table:table-cell office:value-type="float" office:value="1.6317880322023086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532886505" table:style-name="ce1">
            <text:p>2.28533E+11</text:p>
          </table:table-cell>
          <table:table-cell table:number-columns-repeated="16381"/>
        </table:table-row>
        <table:table-row table:style-name="ro1">
          <table:table-cell office:value-type="float" office:value="1.631788032302527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567218781" table:style-name="ce1">
            <text:p>2.28567E+11</text:p>
          </table:table-cell>
          <table:table-cell table:number-columns-repeated="16381"/>
        </table:table-row>
        <table:table-row table:style-name="ro1">
          <table:table-cell office:value-type="float" office:value="1.6317880324023642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612589836" table:style-name="ce1">
            <text:p>2.28613E+11</text:p>
          </table:table-cell>
          <table:table-cell table:number-columns-repeated="16381"/>
        </table:table-row>
        <table:table-row table:style-name="ro1">
          <table:table-cell office:value-type="float" office:value="1.6317880325025231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68680954" table:style-name="ce1">
            <text:p>22868680954</text:p>
          </table:table-cell>
          <table:table-cell table:number-columns-repeated="16381"/>
        </table:table-row>
        <table:table-row table:style-name="ro1">
          <table:table-cell office:value-type="float" office:value="1.6317880326025774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778624535" table:style-name="ce1">
            <text:p>2.28779E+11</text:p>
          </table:table-cell>
          <table:table-cell table:number-columns-repeated="16381"/>
        </table:table-row>
        <table:table-row table:style-name="ro1">
          <table:table-cell office:value-type="float" office:value="1.631788032702313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903722763" table:style-name="ce1">
            <text:p>2.28904E+11</text:p>
          </table:table-cell>
          <table:table-cell table:number-columns-repeated="16381"/>
        </table:table-row>
        <table:table-row table:style-name="ro1">
          <table:table-cell office:value-type="float" office:value="1.6317880328024274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95553112" table:style-name="ce1">
            <text:p>22895553112</text:p>
          </table:table-cell>
          <table:table-cell table:number-columns-repeated="16381"/>
        </table:table-row>
        <table:table-row table:style-name="ro1">
          <table:table-cell office:value-type="float" office:value="1.6317880329023278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940629959" table:style-name="ce1">
            <text:p>2.28941E+11</text:p>
          </table:table-cell>
          <table:table-cell table:number-columns-repeated="16381"/>
        </table:table-row>
        <table:table-row table:style-name="ro1">
          <table:table-cell office:value-type="float" office:value="1.6317880330022385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752374649" table:style-name="ce1">
            <text:p>2.28752E+11</text:p>
          </table:table-cell>
          <table:table-cell table:number-columns-repeated="16381"/>
        </table:table-row>
        <table:table-row table:style-name="ro1">
          <table:table-cell office:value-type="float" office:value="1.6317880331023532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577184677" table:style-name="ce1">
            <text:p>2.28577E+11</text:p>
          </table:table-cell>
          <table:table-cell table:number-columns-repeated="16381"/>
        </table:table-row>
        <table:table-row table:style-name="ro1">
          <table:table-cell office:value-type="float" office:value="1.6317880332023567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401660919" table:style-name="ce1">
            <text:p>2.28402E+11</text:p>
          </table:table-cell>
          <table:table-cell table:number-columns-repeated="16381"/>
        </table:table-row>
        <table:table-row table:style-name="ro1">
          <table:table-cell office:value-type="float" office:value="1.6317880333023583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227376938" table:style-name="ce1">
            <text:p>2.28227E+11</text:p>
          </table:table-cell>
          <table:table-cell table:number-columns-repeated="16381"/>
        </table:table-row>
        <table:table-row table:style-name="ro1">
          <table:table-cell office:value-type="float" office:value="1.631788033402476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8082728386" table:style-name="ce1">
            <text:p>2.28083E+11</text:p>
          </table:table-cell>
          <table:table-cell table:number-columns-repeated="16381"/>
        </table:table-row>
        <table:table-row table:style-name="ro1">
          <table:table-cell office:value-type="float" office:value="1.6317880335023071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7979826927" table:style-name="ce1">
            <text:p>2.2798E+11</text:p>
          </table:table-cell>
          <table:table-cell table:number-columns-repeated="16381"/>
        </table:table-row>
        <table:table-row table:style-name="ro1">
          <table:table-cell office:value-type="float" office:value="1.631788033602473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7913594246" table:style-name="ce1">
            <text:p>2.27914E+11</text:p>
          </table:table-cell>
          <table:table-cell table:number-columns-repeated="16381"/>
        </table:table-row>
        <table:table-row table:style-name="ro1">
          <table:table-cell office:value-type="float" office:value="1.6317880337023104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7875208855" table:style-name="ce1">
            <text:p>2.27875E+11</text:p>
          </table:table-cell>
          <table:table-cell table:number-columns-repeated="16381"/>
        </table:table-row>
        <table:table-row table:style-name="ro1">
          <table:table-cell office:value-type="float" office:value="1.6317880338022922E+18" table:style-name="ce1">
            <text:p>1.63179E+18</text:p>
          </table:table-cell>
          <table:table-cell office:value-type="float" office:value="-488722681999" table:style-name="ce1">
            <text:p>-4.88723E+11</text:p>
          </table:table-cell>
          <table:table-cell office:value-type="float" office:value="227888321877" table:style-name="ce1">
            <text:p>2.27888E+11</text:p>
          </table:table-cell>
          <table:table-cell table:number-columns-repeated="16381"/>
        </table:table-row>
        <table:table-row table:style-name="ro1">
          <table:table-cell office:value-type="float" office:value="1.6317880339022976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112363815" table:style-name="ce1">
            <text:p>2.28112E+11</text:p>
          </table:table-cell>
          <table:table-cell table:number-columns-repeated="16381"/>
        </table:table-row>
        <table:table-row table:style-name="ro1">
          <table:table-cell office:value-type="float" office:value="1.6317880340022612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268265724" table:style-name="ce1">
            <text:p>2.28268E+11</text:p>
          </table:table-cell>
          <table:table-cell table:number-columns-repeated="16381"/>
        </table:table-row>
        <table:table-row table:style-name="ro1">
          <table:table-cell office:value-type="float" office:value="1.6317880341026821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400707245" table:style-name="ce1">
            <text:p>2.28401E+11</text:p>
          </table:table-cell>
          <table:table-cell table:number-columns-repeated="16381"/>
        </table:table-row>
        <table:table-row table:style-name="ro1">
          <table:table-cell office:value-type="float" office:value="1.6317880342023795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553032875" table:style-name="ce1">
            <text:p>2.28553E+11</text:p>
          </table:table-cell>
          <table:table-cell table:number-columns-repeated="16381"/>
        </table:table-row>
        <table:table-row table:style-name="ro1">
          <table:table-cell office:value-type="float" office:value="1.6317880343024108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688549995" table:style-name="ce1">
            <text:p>2.28689E+11</text:p>
          </table:table-cell>
          <table:table-cell table:number-columns-repeated="16381"/>
        </table:table-row>
        <table:table-row table:style-name="ro1">
          <table:table-cell office:value-type="float" office:value="1.631788034402388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800868988" table:style-name="ce1">
            <text:p>2.28801E+11</text:p>
          </table:table-cell>
          <table:table-cell table:number-columns-repeated="16381"/>
        </table:table-row>
        <table:table-row table:style-name="ro1">
          <table:table-cell office:value-type="float" office:value="1.6317880345022746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863787651" table:style-name="ce1">
            <text:p>2.28864E+11</text:p>
          </table:table-cell>
          <table:table-cell table:number-columns-repeated="16381"/>
        </table:table-row>
        <table:table-row table:style-name="ro1">
          <table:table-cell office:value-type="float" office:value="1.6317880346024271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909993172" table:style-name="ce1">
            <text:p>2.2891E+11</text:p>
          </table:table-cell>
          <table:table-cell table:number-columns-repeated="16381"/>
        </table:table-row>
        <table:table-row table:style-name="ro1">
          <table:table-cell office:value-type="float" office:value="1.6317880347024909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905677795" table:style-name="ce1">
            <text:p>2.28906E+11</text:p>
          </table:table-cell>
          <table:table-cell table:number-columns-repeated="16381"/>
        </table:table-row>
        <table:table-row table:style-name="ro1">
          <table:table-cell office:value-type="float" office:value="1.6317880348022702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872084618" table:style-name="ce1">
            <text:p>2.28872E+11</text:p>
          </table:table-cell>
          <table:table-cell table:number-columns-repeated="16381"/>
        </table:table-row>
        <table:table-row table:style-name="ro1">
          <table:table-cell office:value-type="float" office:value="1.6317880349024497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81102562" table:style-name="ce1">
            <text:p>22881102562</text:p>
          </table:table-cell>
          <table:table-cell table:number-columns-repeated="16381"/>
        </table:table-row>
        <table:table-row table:style-name="ro1">
          <table:table-cell office:value-type="float" office:value="1.6317880350027139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668928146" table:style-name="ce1">
            <text:p>2.28669E+11</text:p>
          </table:table-cell>
          <table:table-cell table:number-columns-repeated="16381"/>
        </table:table-row>
        <table:table-row table:style-name="ro1">
          <table:table-cell office:value-type="float" office:value="1.6317880351023442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554987907" table:style-name="ce1">
            <text:p>2.28555E+11</text:p>
          </table:table-cell>
          <table:table-cell table:number-columns-repeated="16381"/>
        </table:table-row>
        <table:table-row table:style-name="ro1">
          <table:table-cell office:value-type="float" office:value="1.6317880352022912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384709358" table:style-name="ce1">
            <text:p>2.28385E+11</text:p>
          </table:table-cell>
          <table:table-cell table:number-columns-repeated="16381"/>
        </table:table-row>
        <table:table-row table:style-name="ro1">
          <table:table-cell office:value-type="float" office:value="1.6317880353024008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263044357" table:style-name="ce1">
            <text:p>2.28263E+11</text:p>
          </table:table-cell>
          <table:table-cell table:number-columns-repeated="16381"/>
        </table:table-row>
        <table:table-row table:style-name="ro1">
          <table:table-cell office:value-type="float" office:value="1.6317880354023821E+18" table:style-name="ce1">
            <text:p>1.63179E+18</text:p>
          </table:table-cell>
          <table:table-cell office:value-type="float" office:value="-495470106602" table:style-name="ce1">
            <text:p>-4.9547E+11</text:p>
          </table:table-cell>
          <table:table-cell office:value-type="float" office:value="228160834312" table:style-name="ce1">
            <text:p>2.28161E+11</text:p>
          </table:table-cell>
          <table:table-cell table:number-columns-repeated="16381"/>
        </table:table-row>
        <table:table-row table:style-name="ro1">
          <table:table-cell office:value-type="float" office:value="1.6317880355023247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269197464" table:style-name="ce1">
            <text:p>2.26269E+11</text:p>
          </table:table-cell>
          <table:table-cell table:number-columns-repeated="16381"/>
        </table:table-row>
        <table:table-row table:style-name="ro1">
          <table:table-cell office:value-type="float" office:value="1.631788035602485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233386993" table:style-name="ce1">
            <text:p>2.26233E+11</text:p>
          </table:table-cell>
          <table:table-cell table:number-columns-repeated="16381"/>
        </table:table-row>
        <table:table-row table:style-name="ro1">
          <table:table-cell office:value-type="float" office:value="1.63178803570239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254034042" table:style-name="ce1">
            <text:p>2.26254E+11</text:p>
          </table:table-cell>
          <table:table-cell table:number-columns-repeated="16381"/>
        </table:table-row>
        <table:table-row table:style-name="ro1">
          <table:table-cell office:value-type="float" office:value="1.6317880358023501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285004616" table:style-name="ce1">
            <text:p>2.26285E+11</text:p>
          </table:table-cell>
          <table:table-cell table:number-columns-repeated="16381"/>
        </table:table-row>
        <table:table-row table:style-name="ro1">
          <table:table-cell office:value-type="float" office:value="1.6317880359025848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336860657" table:style-name="ce1">
            <text:p>2.26337E+11</text:p>
          </table:table-cell>
          <table:table-cell table:number-columns-repeated="16381"/>
        </table:table-row>
        <table:table-row table:style-name="ro1">
          <table:table-cell office:value-type="float" office:value="1.6317880360023181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469755173" table:style-name="ce1">
            <text:p>2.2647E+11</text:p>
          </table:table-cell>
          <table:table-cell table:number-columns-repeated="16381"/>
        </table:table-row>
        <table:table-row table:style-name="ro1">
          <table:table-cell office:value-type="float" office:value="1.6317880361024225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575660706" table:style-name="ce1">
            <text:p>2.26576E+11</text:p>
          </table:table-cell>
          <table:table-cell table:number-columns-repeated="16381"/>
        </table:table-row>
        <table:table-row table:style-name="ro1">
          <table:table-cell office:value-type="float" office:value="1.6317880362023437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690506935" table:style-name="ce1">
            <text:p>2.26691E+11</text:p>
          </table:table-cell>
          <table:table-cell table:number-columns-repeated="16381"/>
        </table:table-row>
        <table:table-row table:style-name="ro1">
          <table:table-cell office:value-type="float" office:value="1.6317880363023286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79066658" table:style-name="ce1">
            <text:p>22679066658</text:p>
          </table:table-cell>
          <table:table-cell table:number-columns-repeated="16381"/>
        </table:table-row>
        <table:table-row table:style-name="ro1">
          <table:table-cell office:value-type="float" office:value="1.631788036402453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875495911" table:style-name="ce1">
            <text:p>2.26875E+11</text:p>
          </table:table-cell>
          <table:table-cell table:number-columns-repeated="16381"/>
        </table:table-row>
        <table:table-row table:style-name="ro1">
          <table:table-cell office:value-type="float" office:value="1.6317880365022822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905298233" table:style-name="ce1">
            <text:p>2.26905E+11</text:p>
          </table:table-cell>
          <table:table-cell table:number-columns-repeated="16381"/>
        </table:table-row>
        <table:table-row table:style-name="ro1">
          <table:table-cell office:value-type="float" office:value="1.6317880366023519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941227913" table:style-name="ce1">
            <text:p>2.26941E+11</text:p>
          </table:table-cell>
          <table:table-cell table:number-columns-repeated="16381"/>
        </table:table-row>
        <table:table-row table:style-name="ro1">
          <table:table-cell office:value-type="float" office:value="1.6317880367028257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966166496" table:style-name="ce1">
            <text:p>2.26966E+11</text:p>
          </table:table-cell>
          <table:table-cell table:number-columns-repeated="16381"/>
        </table:table-row>
        <table:table-row table:style-name="ro1">
          <table:table-cell office:value-type="float" office:value="1.6317880368022513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973938942" table:style-name="ce1">
            <text:p>2.26974E+11</text:p>
          </table:table-cell>
          <table:table-cell table:number-columns-repeated="16381"/>
        </table:table-row>
        <table:table-row table:style-name="ro1">
          <table:table-cell office:value-type="float" office:value="1.6317880369024084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971578598" table:style-name="ce1">
            <text:p>2.26972E+11</text:p>
          </table:table-cell>
          <table:table-cell table:number-columns-repeated="16381"/>
        </table:table-row>
        <table:table-row table:style-name="ro1">
          <table:table-cell office:value-type="float" office:value="1.6317880370023404E+18" table:style-name="ce1">
            <text:p>1.63179E+18</text:p>
          </table:table-cell>
          <table:table-cell office:value-type="float" office:value="-497858047485" table:style-name="ce1">
            <text:p>-4.97858E+11</text:p>
          </table:table-cell>
          <table:table-cell office:value-type="float" office:value="226929593086" table:style-name="ce1">
            <text:p>2.2693E+11</text:p>
          </table:table-cell>
          <table:table-cell table:number-columns-repeated="16381"/>
        </table:table-row>
        <table:table-row table:style-name="ro1">
          <table:table-cell office:value-type="float" office:value="1.6317880371023529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545882225" table:style-name="ce1">
            <text:p>2.26546E+11</text:p>
          </table:table-cell>
          <table:table-cell table:number-columns-repeated="16381"/>
        </table:table-row>
        <table:table-row table:style-name="ro1">
          <table:table-cell office:value-type="float" office:value="1.6317880372023124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546144485" table:style-name="ce1">
            <text:p>2.26546E+11</text:p>
          </table:table-cell>
          <table:table-cell table:number-columns-repeated="16381"/>
        </table:table-row>
        <table:table-row table:style-name="ro1">
          <table:table-cell office:value-type="float" office:value="1.631788037302518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546835899" table:style-name="ce1">
            <text:p>2.26547E+11</text:p>
          </table:table-cell>
          <table:table-cell table:number-columns-repeated="16381"/>
        </table:table-row>
        <table:table-row table:style-name="ro1">
          <table:table-cell office:value-type="float" office:value="1.6317880374024092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559400558" table:style-name="ce1">
            <text:p>2.26559E+11</text:p>
          </table:table-cell>
          <table:table-cell table:number-columns-repeated="16381"/>
        </table:table-row>
        <table:table-row table:style-name="ro1">
          <table:table-cell office:value-type="float" office:value="1.6317880375024402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519441605" table:style-name="ce1">
            <text:p>2.26519E+11</text:p>
          </table:table-cell>
          <table:table-cell table:number-columns-repeated="16381"/>
        </table:table-row>
        <table:table-row table:style-name="ro1">
          <table:table-cell office:value-type="float" office:value="1.6317880376026266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539492607" table:style-name="ce1">
            <text:p>2.26539E+11</text:p>
          </table:table-cell>
          <table:table-cell table:number-columns-repeated="16381"/>
        </table:table-row>
        <table:table-row table:style-name="ro1">
          <table:table-cell office:value-type="float" office:value="1.6317880377024404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613140106" table:style-name="ce1">
            <text:p>2.26613E+11</text:p>
          </table:table-cell>
          <table:table-cell table:number-columns-repeated="16381"/>
        </table:table-row>
        <table:table-row table:style-name="ro1">
          <table:table-cell office:value-type="float" office:value="1.6317880378025615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691603661" table:style-name="ce1">
            <text:p>2.26692E+11</text:p>
          </table:table-cell>
          <table:table-cell table:number-columns-repeated="16381"/>
        </table:table-row>
        <table:table-row table:style-name="ro1">
          <table:table-cell office:value-type="float" office:value="1.6317880379024399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783037186" table:style-name="ce1">
            <text:p>2.26783E+11</text:p>
          </table:table-cell>
          <table:table-cell table:number-columns-repeated="16381"/>
        </table:table-row>
        <table:table-row table:style-name="ro1">
          <table:table-cell office:value-type="float" office:value="1.6317880380023887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844549179" table:style-name="ce1">
            <text:p>2.26845E+11</text:p>
          </table:table-cell>
          <table:table-cell table:number-columns-repeated="16381"/>
        </table:table-row>
        <table:table-row table:style-name="ro1">
          <table:table-cell office:value-type="float" office:value="1.6317880381023721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6934719086" table:style-name="ce1">
            <text:p>2.26935E+11</text:p>
          </table:table-cell>
          <table:table-cell table:number-columns-repeated="16381"/>
        </table:table-row>
        <table:table-row table:style-name="ro1">
          <table:table-cell office:value-type="float" office:value="1.6317880382022413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7025508881" table:style-name="ce1">
            <text:p>2.27026E+11</text:p>
          </table:table-cell>
          <table:table-cell table:number-columns-repeated="16381"/>
        </table:table-row>
        <table:table-row table:style-name="ro1">
          <table:table-cell office:value-type="float" office:value="1.631788038302453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7113676071" table:style-name="ce1">
            <text:p>2.27114E+11</text:p>
          </table:table-cell>
          <table:table-cell table:number-columns-repeated="16381"/>
        </table:table-row>
        <table:table-row table:style-name="ro1">
          <table:table-cell office:value-type="float" office:value="1.631788038402314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7194786072" table:style-name="ce1">
            <text:p>2.27195E+11</text:p>
          </table:table-cell>
          <table:table-cell table:number-columns-repeated="16381"/>
        </table:table-row>
        <table:table-row table:style-name="ro1">
          <table:table-cell office:value-type="float" office:value="1.6317880385023706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724750042" table:style-name="ce1">
            <text:p>22724750042</text:p>
          </table:table-cell>
          <table:table-cell table:number-columns-repeated="16381"/>
        </table:table-row>
        <table:table-row table:style-name="ro1">
          <table:table-cell office:value-type="float" office:value="1.6317880386023744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7301120758" table:style-name="ce1">
            <text:p>2.27301E+11</text:p>
          </table:table-cell>
          <table:table-cell table:number-columns-repeated="16381"/>
        </table:table-row>
        <table:table-row table:style-name="ro1">
          <table:table-cell office:value-type="float" office:value="1.6317880387025382E+18" table:style-name="ce1">
            <text:p>1.63179E+18</text:p>
          </table:table-cell>
          <table:table-cell office:value-type="float" office:value="-501392066479" table:style-name="ce1">
            <text:p>-5.01392E+11</text:p>
          </table:table-cell>
          <table:table-cell office:value-type="float" office:value="227328300476" table:style-name="ce1">
            <text:p>2.27328E+11</text:p>
          </table:table-cell>
          <table:table-cell table:number-columns-repeated="16381"/>
        </table:table-row>
        <table:table-row table:style-name="ro1">
          <table:table-cell office:value-type="float" office:value="1.6317880388023301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78149605" table:style-name="ce1">
            <text:p>2.26778E+11</text:p>
          </table:table-cell>
          <table:table-cell table:number-columns-repeated="16381"/>
        </table:table-row>
        <table:table-row table:style-name="ro1">
          <table:table-cell office:value-type="float" office:value="1.6317880389023242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80509949" table:style-name="ce1">
            <text:p>2.26781E+11</text:p>
          </table:table-cell>
          <table:table-cell table:number-columns-repeated="16381"/>
        </table:table-row>
        <table:table-row table:style-name="ro1">
          <table:table-cell office:value-type="float" office:value="1.631788039002466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91167259" table:style-name="ce1">
            <text:p>2.26791E+11</text:p>
          </table:table-cell>
          <table:table-cell table:number-columns-repeated="16381"/>
        </table:table-row>
        <table:table-row table:style-name="ro1">
          <table:table-cell office:value-type="float" office:value="1.631788039102263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90618896" table:style-name="ce1">
            <text:p>2.26791E+11</text:p>
          </table:table-cell>
          <table:table-cell table:number-columns-repeated="16381"/>
        </table:table-row>
        <table:table-row table:style-name="ro1">
          <table:table-cell office:value-type="float" office:value="1.6317880392023631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51279831" table:style-name="ce1">
            <text:p>2.26751E+11</text:p>
          </table:table-cell>
          <table:table-cell table:number-columns-repeated="16381"/>
        </table:table-row>
        <table:table-row table:style-name="ro1">
          <table:table-cell office:value-type="float" office:value="1.6317880393026437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43507385" table:style-name="ce1">
            <text:p>2.26744E+11</text:p>
          </table:table-cell>
          <table:table-cell table:number-columns-repeated="16381"/>
        </table:table-row>
        <table:table-row table:style-name="ro1">
          <table:table-cell office:value-type="float" office:value="1.6317880394022766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49253273" table:style-name="ce1">
            <text:p>2.26749E+11</text:p>
          </table:table-cell>
          <table:table-cell table:number-columns-repeated="16381"/>
        </table:table-row>
        <table:table-row table:style-name="ro1">
          <table:table-cell office:value-type="float" office:value="1.6317880395023503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695084572" table:style-name="ce1">
            <text:p>2.26695E+11</text:p>
          </table:table-cell>
          <table:table-cell table:number-columns-repeated="16381"/>
        </table:table-row>
        <table:table-row table:style-name="ro1">
          <table:table-cell office:value-type="float" office:value="1.6317880396026772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100811" table:style-name="ce1">
            <text:p>2267100811</text:p>
          </table:table-cell>
          <table:table-cell table:number-columns-repeated="16381"/>
        </table:table-row>
        <table:table-row table:style-name="ro1">
          <table:table-cell office:value-type="float" office:value="1.6317880397023839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765108109" table:style-name="ce1">
            <text:p>2.26765E+11</text:p>
          </table:table-cell>
          <table:table-cell table:number-columns-repeated="16381"/>
        </table:table-row>
        <table:table-row table:style-name="ro1">
          <table:table-cell office:value-type="float" office:value="1.6317880398023506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833248138" table:style-name="ce1">
            <text:p>2.26833E+11</text:p>
          </table:table-cell>
          <table:table-cell table:number-columns-repeated="16381"/>
        </table:table-row>
        <table:table-row table:style-name="ro1">
          <table:table-cell office:value-type="float" office:value="1.6317880399026304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913785934" table:style-name="ce1">
            <text:p>2.26914E+11</text:p>
          </table:table-cell>
          <table:table-cell table:number-columns-repeated="16381"/>
        </table:table-row>
        <table:table-row table:style-name="ro1">
          <table:table-cell office:value-type="float" office:value="1.6317880400024584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6979231834" table:style-name="ce1">
            <text:p>2.26979E+11</text:p>
          </table:table-cell>
          <table:table-cell table:number-columns-repeated="16381"/>
        </table:table-row>
        <table:table-row table:style-name="ro1">
          <table:table-cell office:value-type="float" office:value="1.6317880401024051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7050113678" table:style-name="ce1">
            <text:p>2.2705E+11</text:p>
          </table:table-cell>
          <table:table-cell table:number-columns-repeated="16381"/>
        </table:table-row>
        <table:table-row table:style-name="ro1">
          <table:table-cell office:value-type="float" office:value="1.6317880402022484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7079725266" table:style-name="ce1">
            <text:p>2.2708E+11</text:p>
          </table:table-cell>
          <table:table-cell table:number-columns-repeated="16381"/>
        </table:table-row>
        <table:table-row table:style-name="ro1">
          <table:table-cell office:value-type="float" office:value="1.6317880403023749E+18" table:style-name="ce1">
            <text:p>1.63179E+18</text:p>
          </table:table-cell>
          <table:table-cell office:value-type="float" office:value="-486461699009" table:style-name="ce1">
            <text:p>-4.86462E+11</text:p>
          </table:table-cell>
          <table:table-cell office:value-type="float" office:value="22712366581" table:style-name="ce1">
            <text:p>22712366581</text:p>
          </table:table-cell>
          <table:table-cell table:number-columns-repeated="16381"/>
        </table:table-row>
        <table:table-row table:style-name="ro1">
          <table:table-cell office:value-type="float" office:value="1.6317880404024287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248621941" table:style-name="ce1">
            <text:p>2.26249E+11</text:p>
          </table:table-cell>
          <table:table-cell table:number-columns-repeated="16381"/>
        </table:table-row>
        <table:table-row table:style-name="ro1">
          <table:table-cell office:value-type="float" office:value="1.6317880405023122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257514954" table:style-name="ce1">
            <text:p>2.26258E+11</text:p>
          </table:table-cell>
          <table:table-cell table:number-columns-repeated="16381"/>
        </table:table-row>
        <table:table-row table:style-name="ro1">
          <table:table-cell office:value-type="float" office:value="1.6317880406023329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289248466" table:style-name="ce1">
            <text:p>2.26289E+11</text:p>
          </table:table-cell>
          <table:table-cell table:number-columns-repeated="16381"/>
        </table:table-row>
        <table:table-row table:style-name="ro1">
          <table:table-cell office:value-type="float" office:value="1.6317880407022927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1046772" table:style-name="ce1">
            <text:p>22631046772</text:p>
          </table:table-cell>
          <table:table-cell table:number-columns-repeated="16381"/>
        </table:table-row>
        <table:table-row table:style-name="ro1">
          <table:table-cell office:value-type="float" office:value="1.6317880408022408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35191727" table:style-name="ce1">
            <text:p>2.26335E+11</text:p>
          </table:table-cell>
          <table:table-cell table:number-columns-repeated="16381"/>
        </table:table-row>
        <table:table-row table:style-name="ro1">
          <table:table-cell office:value-type="float" office:value="1.6317880409024253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57269287" table:style-name="ce1">
            <text:p>2.26357E+11</text:p>
          </table:table-cell>
          <table:table-cell table:number-columns-repeated="16381"/>
        </table:table-row>
        <table:table-row table:style-name="ro1">
          <table:table-cell office:value-type="float" office:value="1.6317880410022354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16475868" table:style-name="ce1">
            <text:p>2.26316E+11</text:p>
          </table:table-cell>
          <table:table-cell table:number-columns-repeated="16381"/>
        </table:table-row>
        <table:table-row table:style-name="ro1">
          <table:table-cell office:value-type="float" office:value="1.631788041102346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01574707" table:style-name="ce1">
            <text:p>2.26302E+11</text:p>
          </table:table-cell>
          <table:table-cell table:number-columns-repeated="16381"/>
        </table:table-row>
        <table:table-row table:style-name="ro1">
          <table:table-cell office:value-type="float" office:value="1.6317880412027169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20552826" table:style-name="ce1">
            <text:p>2.26321E+11</text:p>
          </table:table-cell>
          <table:table-cell table:number-columns-repeated="16381"/>
        </table:table-row>
        <table:table-row table:style-name="ro1">
          <table:table-cell office:value-type="float" office:value="1.631788041302337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22627068" table:style-name="ce1">
            <text:p>2.26323E+11</text:p>
          </table:table-cell>
          <table:table-cell table:number-columns-repeated="16381"/>
        </table:table-row>
        <table:table-row table:style-name="ro1">
          <table:table-cell office:value-type="float" office:value="1.6317880414022669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29159737" table:style-name="ce1">
            <text:p>2.26329E+11</text:p>
          </table:table-cell>
          <table:table-cell table:number-columns-repeated="16381"/>
        </table:table-row>
        <table:table-row table:style-name="ro1">
          <table:table-cell office:value-type="float" office:value="1.6317880415026463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299977303" table:style-name="ce1">
            <text:p>2.263E+11</text:p>
          </table:table-cell>
          <table:table-cell table:number-columns-repeated="16381"/>
        </table:table-row>
        <table:table-row table:style-name="ro1">
          <table:table-cell office:value-type="float" office:value="1.631788041602366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14353943" table:style-name="ce1">
            <text:p>2.26314E+11</text:p>
          </table:table-cell>
          <table:table-cell table:number-columns-repeated="16381"/>
        </table:table-row>
        <table:table-row table:style-name="ro1">
          <table:table-cell office:value-type="float" office:value="1.6317880417024305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363420486" table:style-name="ce1">
            <text:p>2.26363E+11</text:p>
          </table:table-cell>
          <table:table-cell table:number-columns-repeated="16381"/>
        </table:table-row>
        <table:table-row table:style-name="ro1">
          <table:table-cell office:value-type="float" office:value="1.6317880418025485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417851448" table:style-name="ce1">
            <text:p>2.26418E+11</text:p>
          </table:table-cell>
          <table:table-cell table:number-columns-repeated="16381"/>
        </table:table-row>
        <table:table-row table:style-name="ro1">
          <table:table-cell office:value-type="float" office:value="1.6317880419025091E+18" table:style-name="ce1">
            <text:p>1.63179E+18</text:p>
          </table:table-cell>
          <table:table-cell office:value-type="float" office:value="-493096232414" table:style-name="ce1">
            <text:p>-4.93096E+11</text:p>
          </table:table-cell>
          <table:table-cell office:value-type="float" office:value="226482224464" table:style-name="ce1">
            <text:p>2.26482E+11</text:p>
          </table:table-cell>
          <table:table-cell table:number-columns-repeated="16381"/>
        </table:table-row>
        <table:table-row table:style-name="ro1">
          <table:table-cell office:value-type="float" office:value="1.6317880420022612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434206009" table:style-name="ce1">
            <text:p>2.27434E+11</text:p>
          </table:table-cell>
          <table:table-cell table:number-columns-repeated="16381"/>
        </table:table-row>
        <table:table-row table:style-name="ro1">
          <table:table-cell office:value-type="float" office:value="1.6317880421026604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468323708" table:style-name="ce1">
            <text:p>2.27468E+11</text:p>
          </table:table-cell>
          <table:table-cell table:number-columns-repeated="16381"/>
        </table:table-row>
        <table:table-row table:style-name="ro1">
          <table:table-cell office:value-type="float" office:value="1.6317880422022917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515530586" table:style-name="ce1">
            <text:p>2.27516E+11</text:p>
          </table:table-cell>
          <table:table-cell table:number-columns-repeated="16381"/>
        </table:table-row>
        <table:table-row table:style-name="ro1">
          <table:table-cell office:value-type="float" office:value="1.631788042302303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551293373" table:style-name="ce1">
            <text:p>2.27551E+11</text:p>
          </table:table-cell>
          <table:table-cell table:number-columns-repeated="16381"/>
        </table:table-row>
        <table:table-row table:style-name="ro1">
          <table:table-cell office:value-type="float" office:value="1.6317880424025905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579903603" table:style-name="ce1">
            <text:p>2.2758E+11</text:p>
          </table:table-cell>
          <table:table-cell table:number-columns-repeated="16381"/>
        </table:table-row>
        <table:table-row table:style-name="ro1">
          <table:table-cell office:value-type="float" office:value="1.6317880425023867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629899979" table:style-name="ce1">
            <text:p>2.2763E+11</text:p>
          </table:table-cell>
          <table:table-cell table:number-columns-repeated="16381"/>
        </table:table-row>
        <table:table-row table:style-name="ro1">
          <table:table-cell office:value-type="float" office:value="1.6317880426024404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663755417" table:style-name="ce1">
            <text:p>2.27664E+11</text:p>
          </table:table-cell>
          <table:table-cell table:number-columns-repeated="16381"/>
        </table:table-row>
        <table:table-row table:style-name="ro1">
          <table:table-cell office:value-type="float" office:value="1.6317880427022728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61015892" table:style-name="ce1">
            <text:p>22761015892</text:p>
          </table:table-cell>
          <table:table-cell table:number-columns-repeated="16381"/>
        </table:table-row>
        <table:table-row table:style-name="ro1">
          <table:table-cell office:value-type="float" office:value="1.6317880428023048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607321739" table:style-name="ce1">
            <text:p>2.27607E+11</text:p>
          </table:table-cell>
          <table:table-cell table:number-columns-repeated="16381"/>
        </table:table-row>
        <table:table-row table:style-name="ro1">
          <table:table-cell office:value-type="float" office:value="1.6317880429024704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605247498" table:style-name="ce1">
            <text:p>2.27605E+11</text:p>
          </table:table-cell>
          <table:table-cell table:number-columns-repeated="16381"/>
        </table:table-row>
        <table:table-row table:style-name="ro1">
          <table:table-cell office:value-type="float" office:value="1.6317880430022533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64108181" table:style-name="ce1">
            <text:p>22764108181</text:p>
          </table:table-cell>
          <table:table-cell table:number-columns-repeated="16381"/>
        </table:table-row>
        <table:table-row table:style-name="ro1">
          <table:table-cell office:value-type="float" office:value="1.6317880431023265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648997307" table:style-name="ce1">
            <text:p>2.27649E+11</text:p>
          </table:table-cell>
          <table:table-cell table:number-columns-repeated="16381"/>
        </table:table-row>
        <table:table-row table:style-name="ro1">
          <table:table-cell office:value-type="float" office:value="1.6317880432026778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553296089" table:style-name="ce1">
            <text:p>2.27553E+11</text:p>
          </table:table-cell>
          <table:table-cell table:number-columns-repeated="16381"/>
        </table:table-row>
        <table:table-row table:style-name="ro1">
          <table:table-cell office:value-type="float" office:value="1.6317880433022623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502179146" table:style-name="ce1">
            <text:p>2.27502E+11</text:p>
          </table:table-cell>
          <table:table-cell table:number-columns-repeated="16381"/>
        </table:table-row>
        <table:table-row table:style-name="ro1">
          <table:table-cell office:value-type="float" office:value="1.6317880434022835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456688881" table:style-name="ce1">
            <text:p>2.27457E+11</text:p>
          </table:table-cell>
          <table:table-cell table:number-columns-repeated="16381"/>
        </table:table-row>
        <table:table-row table:style-name="ro1">
          <table:table-cell office:value-type="float" office:value="1.6317880435026719E+18" table:style-name="ce1">
            <text:p>1.63179E+18</text:p>
          </table:table-cell>
          <table:table-cell office:value-type="float" office:value="-474109709263" table:style-name="ce1">
            <text:p>-4.7411E+11</text:p>
          </table:table-cell>
          <table:table-cell office:value-type="float" office:value="227485013008" table:style-name="ce1">
            <text:p>2.27485E+11</text:p>
          </table:table-cell>
          <table:table-cell table:number-columns-repeated="16381"/>
        </table:table-row>
        <table:table-row table:style-name="ro1">
          <table:table-cell office:value-type="float" office:value="1.6317880436024883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5491452217" table:style-name="ce1">
            <text:p>2.25491E+11</text:p>
          </table:table-cell>
          <table:table-cell table:number-columns-repeated="16381"/>
        </table:table-row>
        <table:table-row table:style-name="ro1">
          <table:table-cell office:value-type="float" office:value="1.6317880437023485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5528669357" table:style-name="ce1">
            <text:p>2.25529E+11</text:p>
          </table:table-cell>
          <table:table-cell table:number-columns-repeated="16381"/>
        </table:table-row>
        <table:table-row table:style-name="ro1">
          <table:table-cell office:value-type="float" office:value="1.6317880438026678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55838871" table:style-name="ce1">
            <text:p>2255838871</text:p>
          </table:table-cell>
          <table:table-cell table:number-columns-repeated="16381"/>
        </table:table-row>
        <table:table-row table:style-name="ro1">
          <table:table-cell office:value-type="float" office:value="1.6317880439023242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5652956963" table:style-name="ce1">
            <text:p>2.25653E+11</text:p>
          </table:table-cell>
          <table:table-cell table:number-columns-repeated="16381"/>
        </table:table-row>
        <table:table-row table:style-name="ro1">
          <table:table-cell office:value-type="float" office:value="1.6317880440023677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5762820244" table:style-name="ce1">
            <text:p>2.25763E+11</text:p>
          </table:table-cell>
          <table:table-cell table:number-columns-repeated="16381"/>
        </table:table-row>
        <table:table-row table:style-name="ro1">
          <table:table-cell office:value-type="float" office:value="1.6317880441025469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585568428" table:style-name="ce1">
            <text:p>22585568428</text:p>
          </table:table-cell>
          <table:table-cell table:number-columns-repeated="16381"/>
        </table:table-row>
        <table:table-row table:style-name="ro1">
          <table:table-cell office:value-type="float" office:value="1.6317880442024602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5967478752" table:style-name="ce1">
            <text:p>2.25967E+11</text:p>
          </table:table-cell>
          <table:table-cell table:number-columns-repeated="16381"/>
        </table:table-row>
        <table:table-row table:style-name="ro1">
          <table:table-cell office:value-type="float" office:value="1.631788044302185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061463356" table:style-name="ce1">
            <text:p>2.26061E+11</text:p>
          </table:table-cell>
          <table:table-cell table:number-columns-repeated="16381"/>
        </table:table-row>
        <table:table-row table:style-name="ro1">
          <table:table-cell office:value-type="float" office:value="1.6317880444025748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143050194" table:style-name="ce1">
            <text:p>2.26143E+11</text:p>
          </table:table-cell>
          <table:table-cell table:number-columns-repeated="16381"/>
        </table:table-row>
        <table:table-row table:style-name="ro1">
          <table:table-cell office:value-type="float" office:value="1.631788044502283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153326035" table:style-name="ce1">
            <text:p>2.26153E+11</text:p>
          </table:table-cell>
          <table:table-cell table:number-columns-repeated="16381"/>
        </table:table-row>
        <table:table-row table:style-name="ro1">
          <table:table-cell office:value-type="float" office:value="1.6317880446027377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204824448" table:style-name="ce1">
            <text:p>2.26205E+11</text:p>
          </table:table-cell>
          <table:table-cell table:number-columns-repeated="16381"/>
        </table:table-row>
        <table:table-row table:style-name="ro1">
          <table:table-cell office:value-type="float" office:value="1.6317880447026125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193618774" table:style-name="ce1">
            <text:p>2.26194E+11</text:p>
          </table:table-cell>
          <table:table-cell table:number-columns-repeated="16381"/>
        </table:table-row>
        <table:table-row table:style-name="ro1">
          <table:table-cell office:value-type="float" office:value="1.6317880448022802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227688789" table:style-name="ce1">
            <text:p>2.26228E+11</text:p>
          </table:table-cell>
          <table:table-cell table:number-columns-repeated="16381"/>
        </table:table-row>
        <table:table-row table:style-name="ro1">
          <table:table-cell office:value-type="float" office:value="1.63178804490241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279568672" table:style-name="ce1">
            <text:p>2.2628E+11</text:p>
          </table:table-cell>
          <table:table-cell table:number-columns-repeated="16381"/>
        </table:table-row>
        <table:table-row table:style-name="ro1">
          <table:table-cell office:value-type="float" office:value="1.631788045002634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362752914" table:style-name="ce1">
            <text:p>2.26363E+11</text:p>
          </table:table-cell>
          <table:table-cell table:number-columns-repeated="16381"/>
        </table:table-row>
        <table:table-row table:style-name="ro1">
          <table:table-cell office:value-type="float" office:value="1.6317880451023258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44033432" table:style-name="ce1">
            <text:p>22644033432</text:p>
          </table:table-cell>
          <table:table-cell table:number-columns-repeated="16381"/>
        </table:table-row>
        <table:table-row table:style-name="ro1">
          <table:table-cell office:value-type="float" office:value="1.6317880452023652E+18" table:style-name="ce1">
            <text:p>1.63179E+18</text:p>
          </table:table-cell>
          <table:table-cell office:value-type="float" office:value="-493238478899" table:style-name="ce1">
            <text:p>-4.93238E+11</text:p>
          </table:table-cell>
          <table:table-cell office:value-type="float" office:value="22642993927" table:style-name="ce1">
            <text:p>22642993927</text:p>
          </table:table-cell>
          <table:table-cell table:number-columns-repeated="16381"/>
        </table:table-row>
        <table:table-row table:style-name="ro1">
          <table:table-cell office:value-type="float" office:value="1.6317880453025938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51040554" table:style-name="ce1">
            <text:p>22651040554</text:p>
          </table:table-cell>
          <table:table-cell table:number-columns-repeated="16381"/>
        </table:table-row>
        <table:table-row table:style-name="ro1">
          <table:table-cell office:value-type="float" office:value="1.6317880454025772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523399353" table:style-name="ce1">
            <text:p>2.26523E+11</text:p>
          </table:table-cell>
          <table:table-cell table:number-columns-repeated="16381"/>
        </table:table-row>
        <table:table-row table:style-name="ro1">
          <table:table-cell office:value-type="float" office:value="1.6317880455024768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568770409" table:style-name="ce1">
            <text:p>2.26569E+11</text:p>
          </table:table-cell>
          <table:table-cell table:number-columns-repeated="16381"/>
        </table:table-row>
        <table:table-row table:style-name="ro1">
          <table:table-cell office:value-type="float" office:value="1.6317880456029617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593661308" table:style-name="ce1">
            <text:p>2.26594E+11</text:p>
          </table:table-cell>
          <table:table-cell table:number-columns-repeated="16381"/>
        </table:table-row>
        <table:table-row table:style-name="ro1">
          <table:table-cell office:value-type="float" office:value="1.6317880457023652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646208763" table:style-name="ce1">
            <text:p>2.26646E+11</text:p>
          </table:table-cell>
          <table:table-cell table:number-columns-repeated="16381"/>
        </table:table-row>
        <table:table-row table:style-name="ro1">
          <table:table-cell office:value-type="float" office:value="1.6317880458023268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697278023" table:style-name="ce1">
            <text:p>2.26697E+11</text:p>
          </table:table-cell>
          <table:table-cell table:number-columns-repeated="16381"/>
        </table:table-row>
        <table:table-row table:style-name="ro1">
          <table:table-cell office:value-type="float" office:value="1.6317880459022822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757335663" table:style-name="ce1">
            <text:p>2.26757E+11</text:p>
          </table:table-cell>
          <table:table-cell table:number-columns-repeated="16381"/>
        </table:table-row>
        <table:table-row table:style-name="ro1">
          <table:table-cell office:value-type="float" office:value="1.6317880460024768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785683632" table:style-name="ce1">
            <text:p>2.26786E+11</text:p>
          </table:table-cell>
          <table:table-cell table:number-columns-repeated="16381"/>
        </table:table-row>
        <table:table-row table:style-name="ro1">
          <table:table-cell office:value-type="float" office:value="1.6317880461026511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841330528" table:style-name="ce1">
            <text:p>2.26841E+11</text:p>
          </table:table-cell>
          <table:table-cell table:number-columns-repeated="16381"/>
        </table:table-row>
        <table:table-row table:style-name="ro1">
          <table:table-cell office:value-type="float" office:value="1.6317880462023309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919317245" table:style-name="ce1">
            <text:p>2.26919E+11</text:p>
          </table:table-cell>
          <table:table-cell table:number-columns-repeated="16381"/>
        </table:table-row>
        <table:table-row table:style-name="ro1">
          <table:table-cell office:value-type="float" office:value="1.6317880463022423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6998662949" table:style-name="ce1">
            <text:p>2.26999E+11</text:p>
          </table:table-cell>
          <table:table-cell table:number-columns-repeated="16381"/>
        </table:table-row>
        <table:table-row table:style-name="ro1">
          <table:table-cell office:value-type="float" office:value="1.6317880464026644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7073979378" table:style-name="ce1">
            <text:p>2.27074E+11</text:p>
          </table:table-cell>
          <table:table-cell table:number-columns-repeated="16381"/>
        </table:table-row>
        <table:table-row table:style-name="ro1">
          <table:table-cell office:value-type="float" office:value="1.6317880465023393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7097225189" table:style-name="ce1">
            <text:p>2.27097E+11</text:p>
          </table:table-cell>
          <table:table-cell table:number-columns-repeated="16381"/>
        </table:table-row>
        <table:table-row table:style-name="ro1">
          <table:table-cell office:value-type="float" office:value="1.6317880466022625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7130889893" table:style-name="ce1">
            <text:p>2.27131E+11</text:p>
          </table:table-cell>
          <table:table-cell table:number-columns-repeated="16381"/>
        </table:table-row>
        <table:table-row table:style-name="ro1">
          <table:table-cell office:value-type="float" office:value="1.631788046702529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7107191086" table:style-name="ce1">
            <text:p>2.27107E+11</text:p>
          </table:table-cell>
          <table:table-cell table:number-columns-repeated="16381"/>
        </table:table-row>
        <table:table-row table:style-name="ro1">
          <table:table-cell office:value-type="float" office:value="1.6317880468024276E+18" table:style-name="ce1">
            <text:p>1.63179E+18</text:p>
          </table:table-cell>
          <table:table-cell office:value-type="float" office:value="-476509809494" table:style-name="ce1">
            <text:p>-4.7651E+11</text:p>
          </table:table-cell>
          <table:table-cell office:value-type="float" office:value="22709338665" table:style-name="ce1">
            <text:p>22709338665</text:p>
          </table:table-cell>
          <table:table-cell table:number-columns-repeated="16381"/>
        </table:table-row>
        <table:table-row table:style-name="ro1">
          <table:table-cell office:value-type="float" office:value="1.6317880469023232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84331894" table:style-name="ce1">
            <text:p>2.26684E+11</text:p>
          </table:table-cell>
          <table:table-cell table:number-columns-repeated="16381"/>
        </table:table-row>
        <table:table-row table:style-name="ro1">
          <table:table-cell office:value-type="float" office:value="1.6317880470025777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3936615" table:style-name="ce1">
            <text:p>22663936615</text:p>
          </table:table-cell>
          <table:table-cell table:number-columns-repeated="16381"/>
        </table:table-row>
        <table:table-row table:style-name="ro1">
          <table:table-cell office:value-type="float" office:value="1.6317880471022953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13879204" table:style-name="ce1">
            <text:p>2.26614E+11</text:p>
          </table:table-cell>
          <table:table-cell table:number-columns-repeated="16381"/>
        </table:table-row>
        <table:table-row table:style-name="ro1">
          <table:table-cell office:value-type="float" office:value="1.6317880472022799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06225967" table:style-name="ce1">
            <text:p>2.26606E+11</text:p>
          </table:table-cell>
          <table:table-cell table:number-columns-repeated="16381"/>
        </table:table-row>
        <table:table-row table:style-name="ro1">
          <table:table-cell office:value-type="float" office:value="1.6317880473027264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02649689" table:style-name="ce1">
            <text:p>2.26603E+11</text:p>
          </table:table-cell>
          <table:table-cell table:number-columns-repeated="16381"/>
        </table:table-row>
        <table:table-row table:style-name="ro1">
          <table:table-cell office:value-type="float" office:value="1.6317880474023427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09826088" table:style-name="ce1">
            <text:p>2.2661E+11</text:p>
          </table:table-cell>
          <table:table-cell table:number-columns-repeated="16381"/>
        </table:table-row>
        <table:table-row table:style-name="ro1">
          <table:table-cell office:value-type="float" office:value="1.631788047502518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21103287" table:style-name="ce1">
            <text:p>2.26621E+11</text:p>
          </table:table-cell>
          <table:table-cell table:number-columns-repeated="16381"/>
        </table:table-row>
        <table:table-row table:style-name="ro1">
          <table:table-cell office:value-type="float" office:value="1.6317880476026606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44587517" table:style-name="ce1">
            <text:p>2.26645E+11</text:p>
          </table:table-cell>
          <table:table-cell table:number-columns-repeated="16381"/>
        </table:table-row>
        <table:table-row table:style-name="ro1">
          <table:table-cell office:value-type="float" office:value="1.63178804770254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668167114" table:style-name="ce1">
            <text:p>2.26668E+11</text:p>
          </table:table-cell>
          <table:table-cell table:number-columns-repeated="16381"/>
        </table:table-row>
        <table:table-row table:style-name="ro1">
          <table:table-cell office:value-type="float" office:value="1.631788047802346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707434654" table:style-name="ce1">
            <text:p>2.26707E+11</text:p>
          </table:table-cell>
          <table:table-cell table:number-columns-repeated="16381"/>
        </table:table-row>
        <table:table-row table:style-name="ro1">
          <table:table-cell office:value-type="float" office:value="1.6317880479025388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753973961" table:style-name="ce1">
            <text:p>2.26754E+11</text:p>
          </table:table-cell>
          <table:table-cell table:number-columns-repeated="16381"/>
        </table:table-row>
        <table:table-row table:style-name="ro1">
          <table:table-cell office:value-type="float" office:value="1.63178804800226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724720001" table:style-name="ce1">
            <text:p>2.26725E+11</text:p>
          </table:table-cell>
          <table:table-cell table:number-columns-repeated="16381"/>
        </table:table-row>
        <table:table-row table:style-name="ro1">
          <table:table-cell office:value-type="float" office:value="1.6317880481025016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74536705" table:style-name="ce1">
            <text:p>22674536705</text:p>
          </table:table-cell>
          <table:table-cell table:number-columns-repeated="16381"/>
        </table:table-row>
        <table:table-row table:style-name="ro1">
          <table:table-cell office:value-type="float" office:value="1.6317880482026089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767230034" table:style-name="ce1">
            <text:p>2.26767E+11</text:p>
          </table:table-cell>
          <table:table-cell table:number-columns-repeated="16381"/>
        </table:table-row>
        <table:table-row table:style-name="ro1">
          <table:table-cell office:value-type="float" office:value="1.6317880483023585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789045334" table:style-name="ce1">
            <text:p>2.26789E+11</text:p>
          </table:table-cell>
          <table:table-cell table:number-columns-repeated="16381"/>
        </table:table-row>
        <table:table-row table:style-name="ro1">
          <table:table-cell office:value-type="float" office:value="1.6317880484024061E+18" table:style-name="ce1">
            <text:p>1.63179E+18</text:p>
          </table:table-cell>
          <table:table-cell office:value-type="float" office:value="-471949517727" table:style-name="ce1">
            <text:p>-4.7195E+11</text:p>
          </table:table-cell>
          <table:table-cell office:value-type="float" office:value="226812076569" table:style-name="ce1">
            <text:p>2.26812E+11</text:p>
          </table:table-cell>
          <table:table-cell table:number-columns-repeated="16381"/>
        </table:table-row>
        <table:table-row table:style-name="ro1">
          <table:table-cell office:value-type="float" office:value="1.6317880485024655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184819221" table:style-name="ce1">
            <text:p>2.28185E+11</text:p>
          </table:table-cell>
          <table:table-cell table:number-columns-repeated="16381"/>
        </table:table-row>
        <table:table-row table:style-name="ro1">
          <table:table-cell office:value-type="float" office:value="1.6317880486023713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191709518" table:style-name="ce1">
            <text:p>2.28192E+11</text:p>
          </table:table-cell>
          <table:table-cell table:number-columns-repeated="16381"/>
        </table:table-row>
        <table:table-row table:style-name="ro1">
          <table:table-cell office:value-type="float" office:value="1.6317880487024809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194236755" table:style-name="ce1">
            <text:p>2.28194E+11</text:p>
          </table:table-cell>
          <table:table-cell table:number-columns-repeated="16381"/>
        </table:table-row>
        <table:table-row table:style-name="ro1">
          <table:table-cell office:value-type="float" office:value="1.6317880488023337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19917202" table:style-name="ce1">
            <text:p>22819917202</text:p>
          </table:table-cell>
          <table:table-cell table:number-columns-repeated="16381"/>
        </table:table-row>
        <table:table-row table:style-name="ro1">
          <table:table-cell office:value-type="float" office:value="1.6317880489024261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207135201" table:style-name="ce1">
            <text:p>2.28207E+11</text:p>
          </table:table-cell>
          <table:table-cell table:number-columns-repeated="16381"/>
        </table:table-row>
        <table:table-row table:style-name="ro1">
          <table:table-cell office:value-type="float" office:value="1.6317880490026214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219366074" table:style-name="ce1">
            <text:p>2.28219E+11</text:p>
          </table:table-cell>
          <table:table-cell table:number-columns-repeated="16381"/>
        </table:table-row>
        <table:table-row table:style-name="ro1">
          <table:table-cell office:value-type="float" office:value="1.6317880491023265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2320261" table:style-name="ce1">
            <text:p>2282320261</text:p>
          </table:table-cell>
          <table:table-cell table:number-columns-repeated="16381"/>
        </table:table-row>
        <table:table-row table:style-name="ro1">
          <table:table-cell office:value-type="float" office:value="1.6317880492023839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189373016" table:style-name="ce1">
            <text:p>2.28189E+11</text:p>
          </table:table-cell>
          <table:table-cell table:number-columns-repeated="16381"/>
        </table:table-row>
        <table:table-row table:style-name="ro1">
          <table:table-cell office:value-type="float" office:value="1.6317880493024125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179717064" table:style-name="ce1">
            <text:p>2.2818E+11</text:p>
          </table:table-cell>
          <table:table-cell table:number-columns-repeated="16381"/>
        </table:table-row>
        <table:table-row table:style-name="ro1">
          <table:table-cell office:value-type="float" office:value="1.6317880494022682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179049492" table:style-name="ce1">
            <text:p>2.28179E+11</text:p>
          </table:table-cell>
          <table:table-cell table:number-columns-repeated="16381"/>
        </table:table-row>
        <table:table-row table:style-name="ro1">
          <table:table-cell office:value-type="float" office:value="1.6317880495023767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221344948" table:style-name="ce1">
            <text:p>2.28221E+11</text:p>
          </table:table-cell>
          <table:table-cell table:number-columns-repeated="16381"/>
        </table:table-row>
        <table:table-row table:style-name="ro1">
          <table:table-cell office:value-type="float" office:value="1.6317880496023506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244996071" table:style-name="ce1">
            <text:p>2.28245E+11</text:p>
          </table:table-cell>
          <table:table-cell table:number-columns-repeated="16381"/>
        </table:table-row>
        <table:table-row table:style-name="ro1">
          <table:table-cell office:value-type="float" office:value="1.6317880497023153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260231018" table:style-name="ce1">
            <text:p>2.2826E+11</text:p>
          </table:table-cell>
          <table:table-cell table:number-columns-repeated="16381"/>
        </table:table-row>
        <table:table-row table:style-name="ro1">
          <table:table-cell office:value-type="float" office:value="1.6317880498023578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283572197" table:style-name="ce1">
            <text:p>2.28284E+11</text:p>
          </table:table-cell>
          <table:table-cell table:number-columns-repeated="16381"/>
        </table:table-row>
        <table:table-row table:style-name="ro1">
          <table:table-cell office:value-type="float" office:value="1.6317880499024428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309726715" table:style-name="ce1">
            <text:p>2.2831E+11</text:p>
          </table:table-cell>
          <table:table-cell table:number-columns-repeated="16381"/>
        </table:table-row>
        <table:table-row table:style-name="ro1">
          <table:table-cell office:value-type="float" office:value="1.631788050002432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320097923" table:style-name="ce1">
            <text:p>2.2832E+11</text:p>
          </table:table-cell>
          <table:table-cell table:number-columns-repeated="16381"/>
        </table:table-row>
        <table:table-row table:style-name="ro1">
          <table:table-cell office:value-type="float" office:value="1.6317880501023066E+18" table:style-name="ce1">
            <text:p>1.63179E+18</text:p>
          </table:table-cell>
          <table:table-cell office:value-type="float" office:value="-471977204084" table:style-name="ce1">
            <text:p>-4.71977E+11</text:p>
          </table:table-cell>
          <table:table-cell office:value-type="float" office:value="228343057632" table:style-name="ce1">
            <text:p>2.28343E+11</text:p>
          </table:table-cell>
          <table:table-cell table:number-columns-repeated="16381"/>
        </table:table-row>
        <table:table-row table:style-name="ro1">
          <table:table-cell office:value-type="float" office:value="1.6317880502023841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8080177307" table:style-name="ce1">
            <text:p>2.2808E+11</text:p>
          </table:table-cell>
          <table:table-cell table:number-columns-repeated="16381"/>
        </table:table-row>
        <table:table-row table:style-name="ro1">
          <table:table-cell office:value-type="float" office:value="1.6317880503024256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806892395" table:style-name="ce1">
            <text:p>22806892395</text:p>
          </table:table-cell>
          <table:table-cell table:number-columns-repeated="16381"/>
        </table:table-row>
        <table:table-row table:style-name="ro1">
          <table:table-cell office:value-type="float" office:value="1.6317880504026865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8056192398" table:style-name="ce1">
            <text:p>2.28056E+11</text:p>
          </table:table-cell>
          <table:table-cell table:number-columns-repeated="16381"/>
        </table:table-row>
        <table:table-row table:style-name="ro1">
          <table:table-cell office:value-type="float" office:value="1.6317880505023631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8069496155" table:style-name="ce1">
            <text:p>2.28069E+11</text:p>
          </table:table-cell>
          <table:table-cell table:number-columns-repeated="16381"/>
        </table:table-row>
        <table:table-row table:style-name="ro1">
          <table:table-cell office:value-type="float" office:value="1.6317880506024038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8073310852" table:style-name="ce1">
            <text:p>2.28073E+11</text:p>
          </table:table-cell>
          <table:table-cell table:number-columns-repeated="16381"/>
        </table:table-row>
        <table:table-row table:style-name="ro1">
          <table:table-cell office:value-type="float" office:value="1.6317880507025339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8025531769" table:style-name="ce1">
            <text:p>2.28026E+11</text:p>
          </table:table-cell>
          <table:table-cell table:number-columns-repeated="16381"/>
        </table:table-row>
        <table:table-row table:style-name="ro1">
          <table:table-cell office:value-type="float" office:value="1.6317880508023153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800321579" table:style-name="ce1">
            <text:p>22800321579</text:p>
          </table:table-cell>
          <table:table-cell table:number-columns-repeated="16381"/>
        </table:table-row>
        <table:table-row table:style-name="ro1">
          <table:table-cell office:value-type="float" office:value="1.6317880509024799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984142303" table:style-name="ce1">
            <text:p>2.27984E+11</text:p>
          </table:table-cell>
          <table:table-cell table:number-columns-repeated="16381"/>
        </table:table-row>
        <table:table-row table:style-name="ro1">
          <table:table-cell office:value-type="float" office:value="1.6317880510026527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982139587" table:style-name="ce1">
            <text:p>2.27982E+11</text:p>
          </table:table-cell>
          <table:table-cell table:number-columns-repeated="16381"/>
        </table:table-row>
        <table:table-row table:style-name="ro1">
          <table:table-cell office:value-type="float" office:value="1.6317880511024225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975416183" table:style-name="ce1">
            <text:p>2.27975E+11</text:p>
          </table:table-cell>
          <table:table-cell table:number-columns-repeated="16381"/>
        </table:table-row>
        <table:table-row table:style-name="ro1">
          <table:table-cell office:value-type="float" office:value="1.6317880512022856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926540375" table:style-name="ce1">
            <text:p>2.27927E+11</text:p>
          </table:table-cell>
          <table:table-cell table:number-columns-repeated="16381"/>
        </table:table-row>
        <table:table-row table:style-name="ro1">
          <table:table-cell office:value-type="float" office:value="1.6317880513026537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909684181" table:style-name="ce1">
            <text:p>2.2791E+11</text:p>
          </table:table-cell>
          <table:table-cell table:number-columns-repeated="16381"/>
        </table:table-row>
        <table:table-row table:style-name="ro1">
          <table:table-cell office:value-type="float" office:value="1.6317880514024435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893829346" table:style-name="ce1">
            <text:p>2.27894E+11</text:p>
          </table:table-cell>
          <table:table-cell table:number-columns-repeated="16381"/>
        </table:table-row>
        <table:table-row table:style-name="ro1">
          <table:table-cell office:value-type="float" office:value="1.6317880515024351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881217003" table:style-name="ce1">
            <text:p>2.27881E+11</text:p>
          </table:table-cell>
          <table:table-cell table:number-columns-repeated="16381"/>
        </table:table-row>
        <table:table-row table:style-name="ro1">
          <table:table-cell office:value-type="float" office:value="1.6317880516024279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865195274" table:style-name="ce1">
            <text:p>2.27865E+11</text:p>
          </table:table-cell>
          <table:table-cell table:number-columns-repeated="16381"/>
        </table:table-row>
        <table:table-row table:style-name="ro1">
          <table:table-cell office:value-type="float" office:value="1.6317880517023245E+18" table:style-name="ce1">
            <text:p>1.63179E+18</text:p>
          </table:table-cell>
          <table:table-cell office:value-type="float" office:value="-46732711792" table:style-name="ce1">
            <text:p>-46732711792</text:p>
          </table:table-cell>
          <table:table-cell office:value-type="float" office:value="227853178978" table:style-name="ce1">
            <text:p>2.27853E+11</text:p>
          </table:table-cell>
          <table:table-cell table:number-columns-repeated="16381"/>
        </table:table-row>
        <table:table-row table:style-name="ro1">
          <table:table-cell office:value-type="float" office:value="1.6317880518023462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924753189" table:style-name="ce1">
            <text:p>2.26925E+11</text:p>
          </table:table-cell>
          <table:table-cell table:number-columns-repeated="16381"/>
        </table:table-row>
        <table:table-row table:style-name="ro1">
          <table:table-cell office:value-type="float" office:value="1.6317880519024924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916694641" table:style-name="ce1">
            <text:p>2.26917E+11</text:p>
          </table:table-cell>
          <table:table-cell table:number-columns-repeated="16381"/>
        </table:table-row>
        <table:table-row table:style-name="ro1">
          <table:table-cell office:value-type="float" office:value="1.6317880520022595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935386658" table:style-name="ce1">
            <text:p>2.26935E+11</text:p>
          </table:table-cell>
          <table:table-cell table:number-columns-repeated="16381"/>
        </table:table-row>
        <table:table-row table:style-name="ro1">
          <table:table-cell office:value-type="float" office:value="1.631788052102614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952004433" table:style-name="ce1">
            <text:p>2.26952E+11</text:p>
          </table:table-cell>
          <table:table-cell table:number-columns-repeated="16381"/>
        </table:table-row>
        <table:table-row table:style-name="ro1">
          <table:table-cell office:value-type="float" office:value="1.6317880522024056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898503304" table:style-name="ce1">
            <text:p>2.26899E+11</text:p>
          </table:table-cell>
          <table:table-cell table:number-columns-repeated="16381"/>
        </table:table-row>
        <table:table-row table:style-name="ro1">
          <table:table-cell office:value-type="float" office:value="1.6317880523024292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880502701" table:style-name="ce1">
            <text:p>2.26881E+11</text:p>
          </table:table-cell>
          <table:table-cell table:number-columns-repeated="16381"/>
        </table:table-row>
        <table:table-row table:style-name="ro1">
          <table:table-cell office:value-type="float" office:value="1.6317880524024397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868462563" table:style-name="ce1">
            <text:p>2.26868E+11</text:p>
          </table:table-cell>
          <table:table-cell table:number-columns-repeated="16381"/>
        </table:table-row>
        <table:table-row table:style-name="ro1">
          <table:table-cell office:value-type="float" office:value="1.6317880525022871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860451698" table:style-name="ce1">
            <text:p>2.2686E+11</text:p>
          </table:table-cell>
          <table:table-cell table:number-columns-repeated="16381"/>
        </table:table-row>
        <table:table-row table:style-name="ro1">
          <table:table-cell office:value-type="float" office:value="1.6317880526023224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859974861" table:style-name="ce1">
            <text:p>2.2686E+11</text:p>
          </table:table-cell>
          <table:table-cell table:number-columns-repeated="16381"/>
        </table:table-row>
        <table:table-row table:style-name="ro1">
          <table:table-cell office:value-type="float" office:value="1.6317880527026545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830554008" table:style-name="ce1">
            <text:p>2.26831E+11</text:p>
          </table:table-cell>
          <table:table-cell table:number-columns-repeated="16381"/>
        </table:table-row>
        <table:table-row table:style-name="ro1">
          <table:table-cell office:value-type="float" office:value="1.6317880528023124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817536354" table:style-name="ce1">
            <text:p>2.26818E+11</text:p>
          </table:table-cell>
          <table:table-cell table:number-columns-repeated="16381"/>
        </table:table-row>
        <table:table-row table:style-name="ro1">
          <table:table-cell office:value-type="float" office:value="1.6317880529023327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793551445" table:style-name="ce1">
            <text:p>2.26794E+11</text:p>
          </table:table-cell>
          <table:table-cell table:number-columns-repeated="16381"/>
        </table:table-row>
        <table:table-row table:style-name="ro1">
          <table:table-cell office:value-type="float" office:value="1.631788053002495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787090302" table:style-name="ce1">
            <text:p>2.26787E+11</text:p>
          </table:table-cell>
          <table:table-cell table:number-columns-repeated="16381"/>
        </table:table-row>
        <table:table-row table:style-name="ro1">
          <table:table-cell office:value-type="float" office:value="1.6317880531022853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761817932" table:style-name="ce1">
            <text:p>2.26762E+11</text:p>
          </table:table-cell>
          <table:table-cell table:number-columns-repeated="16381"/>
        </table:table-row>
        <table:table-row table:style-name="ro1">
          <table:table-cell office:value-type="float" office:value="1.6317880532022687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711153984" table:style-name="ce1">
            <text:p>2.26711E+11</text:p>
          </table:table-cell>
          <table:table-cell table:number-columns-repeated="16381"/>
        </table:table-row>
        <table:table-row table:style-name="ro1">
          <table:table-cell office:value-type="float" office:value="1.6317880533026189E+18" table:style-name="ce1">
            <text:p>1.63179E+18</text:p>
          </table:table-cell>
          <table:table-cell office:value-type="float" office:value="-45947432518" table:style-name="ce1">
            <text:p>-45947432518</text:p>
          </table:table-cell>
          <table:table-cell office:value-type="float" office:value="226672887802" table:style-name="ce1">
            <text:p>2.26673E+11</text:p>
          </table:table-cell>
          <table:table-cell table:number-columns-repeated="16381"/>
        </table:table-row>
        <table:table-row table:style-name="ro1">
          <table:table-cell office:value-type="float" office:value="1.6317880534022828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10798454" table:style-name="ce1">
            <text:p>2.27011E+11</text:p>
          </table:table-cell>
          <table:table-cell table:number-columns-repeated="16381"/>
        </table:table-row>
        <table:table-row table:style-name="ro1">
          <table:table-cell office:value-type="float" office:value="1.6317880535023163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01619339" table:style-name="ce1">
            <text:p>2.27002E+11</text:p>
          </table:table-cell>
          <table:table-cell table:number-columns-repeated="16381"/>
        </table:table-row>
        <table:table-row table:style-name="ro1">
          <table:table-cell office:value-type="float" office:value="1.6317880536027881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6994156837" table:style-name="ce1">
            <text:p>2.26994E+11</text:p>
          </table:table-cell>
          <table:table-cell table:number-columns-repeated="16381"/>
        </table:table-row>
        <table:table-row table:style-name="ro1">
          <table:table-cell office:value-type="float" office:value="1.6317880537024387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6992559433" table:style-name="ce1">
            <text:p>2.26993E+11</text:p>
          </table:table-cell>
          <table:table-cell table:number-columns-repeated="16381"/>
        </table:table-row>
        <table:table-row table:style-name="ro1">
          <table:table-cell office:value-type="float" office:value="1.63178805380253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01738548" table:style-name="ce1">
            <text:p>2.27002E+11</text:p>
          </table:table-cell>
          <table:table-cell table:number-columns-repeated="16381"/>
        </table:table-row>
        <table:table-row table:style-name="ro1">
          <table:table-cell office:value-type="float" office:value="1.6317880539023132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18427849" table:style-name="ce1">
            <text:p>2.27018E+11</text:p>
          </table:table-cell>
          <table:table-cell table:number-columns-repeated="16381"/>
        </table:table-row>
        <table:table-row table:style-name="ro1">
          <table:table-cell office:value-type="float" office:value="1.631788054002539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6983141899" table:style-name="ce1">
            <text:p>2.26983E+11</text:p>
          </table:table-cell>
          <table:table-cell table:number-columns-repeated="16381"/>
        </table:table-row>
        <table:table-row table:style-name="ro1">
          <table:table-cell office:value-type="float" office:value="1.6317880541023043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6985311508" table:style-name="ce1">
            <text:p>2.26985E+11</text:p>
          </table:table-cell>
          <table:table-cell table:number-columns-repeated="16381"/>
        </table:table-row>
        <table:table-row table:style-name="ro1">
          <table:table-cell office:value-type="float" office:value="1.6317880542023483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6995229721" table:style-name="ce1">
            <text:p>2.26995E+11</text:p>
          </table:table-cell>
          <table:table-cell table:number-columns-repeated="16381"/>
        </table:table-row>
        <table:table-row table:style-name="ro1">
          <table:table-cell office:value-type="float" office:value="1.6317880543026324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03502846" table:style-name="ce1">
            <text:p>2.27004E+11</text:p>
          </table:table-cell>
          <table:table-cell table:number-columns-repeated="16381"/>
        </table:table-row>
        <table:table-row table:style-name="ro1">
          <table:table-cell office:value-type="float" office:value="1.6317880544027369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14875412" table:style-name="ce1">
            <text:p>2.27015E+11</text:p>
          </table:table-cell>
          <table:table-cell table:number-columns-repeated="16381"/>
        </table:table-row>
        <table:table-row table:style-name="ro1">
          <table:table-cell office:value-type="float" office:value="1.6317880545023014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44510841" table:style-name="ce1">
            <text:p>2.27045E+11</text:p>
          </table:table-cell>
          <table:table-cell table:number-columns-repeated="16381"/>
        </table:table-row>
        <table:table-row table:style-name="ro1">
          <table:table-cell office:value-type="float" office:value="1.6317880546024187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68281174" table:style-name="ce1">
            <text:p>2.27068E+11</text:p>
          </table:table-cell>
          <table:table-cell table:number-columns-repeated="16381"/>
        </table:table-row>
        <table:table-row table:style-name="ro1">
          <table:table-cell office:value-type="float" office:value="1.6317880547026255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41888237" table:style-name="ce1">
            <text:p>2.27042E+11</text:p>
          </table:table-cell>
          <table:table-cell table:number-columns-repeated="16381"/>
        </table:table-row>
        <table:table-row table:style-name="ro1">
          <table:table-cell office:value-type="float" office:value="1.6317880548023043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44987679" table:style-name="ce1">
            <text:p>2.27045E+11</text:p>
          </table:table-cell>
          <table:table-cell table:number-columns-repeated="16381"/>
        </table:table-row>
        <table:table-row table:style-name="ro1">
          <table:table-cell office:value-type="float" office:value="1.6317880549022766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49303055" table:style-name="ce1">
            <text:p>2.27049E+11</text:p>
          </table:table-cell>
          <table:table-cell table:number-columns-repeated="16381"/>
        </table:table-row>
        <table:table-row table:style-name="ro1">
          <table:table-cell office:value-type="float" office:value="1.6317880550024451E+18" table:style-name="ce1">
            <text:p>1.63179E+18</text:p>
          </table:table-cell>
          <table:table-cell office:value-type="float" office:value="-463667869568" table:style-name="ce1">
            <text:p>-4.63668E+11</text:p>
          </table:table-cell>
          <table:table-cell office:value-type="float" office:value="227038049698" table:style-name="ce1">
            <text:p>2.27038E+11</text:p>
          </table:table-cell>
          <table:table-cell table:number-columns-repeated="16381"/>
        </table:table-row>
        <table:table-row table:style-name="ro1">
          <table:table-cell office:value-type="float" office:value="1.6317880551022523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04019165" table:style-name="ce1">
            <text:p>2.28104E+11</text:p>
          </table:table-cell>
          <table:table-cell table:number-columns-repeated="16381"/>
        </table:table-row>
        <table:table-row table:style-name="ro1">
          <table:table-cell office:value-type="float" office:value="1.6317880552024891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01706505" table:style-name="ce1">
            <text:p>2.28102E+11</text:p>
          </table:table-cell>
          <table:table-cell table:number-columns-repeated="16381"/>
        </table:table-row>
        <table:table-row table:style-name="ro1">
          <table:table-cell office:value-type="float" office:value="1.6317880553023452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03041649" table:style-name="ce1">
            <text:p>2.28103E+11</text:p>
          </table:table-cell>
          <table:table-cell table:number-columns-repeated="16381"/>
        </table:table-row>
        <table:table-row table:style-name="ro1">
          <table:table-cell office:value-type="float" office:value="1.631788055402263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06212616" table:style-name="ce1">
            <text:p>2.28106E+11</text:p>
          </table:table-cell>
          <table:table-cell table:number-columns-repeated="16381"/>
        </table:table-row>
        <table:table-row table:style-name="ro1">
          <table:table-cell office:value-type="float" office:value="1.631788055502421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086185455" table:style-name="ce1">
            <text:p>2.28086E+11</text:p>
          </table:table-cell>
          <table:table-cell table:number-columns-repeated="16381"/>
        </table:table-row>
        <table:table-row table:style-name="ro1">
          <table:table-cell office:value-type="float" office:value="1.6317880556023176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090023994" table:style-name="ce1">
            <text:p>2.2809E+11</text:p>
          </table:table-cell>
          <table:table-cell table:number-columns-repeated="16381"/>
        </table:table-row>
        <table:table-row table:style-name="ro1">
          <table:table-cell office:value-type="float" office:value="1.6317880557024504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09586525" table:style-name="ce1">
            <text:p>22809586525</text:p>
          </table:table-cell>
          <table:table-cell table:number-columns-repeated="16381"/>
        </table:table-row>
        <table:table-row table:style-name="ro1">
          <table:table-cell office:value-type="float" office:value="1.6317880558023142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02231026" table:style-name="ce1">
            <text:p>2.28102E+11</text:p>
          </table:table-cell>
          <table:table-cell table:number-columns-repeated="16381"/>
        </table:table-row>
        <table:table-row table:style-name="ro1">
          <table:table-cell office:value-type="float" office:value="1.6317880559025331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15367889" table:style-name="ce1">
            <text:p>2.28115E+11</text:p>
          </table:table-cell>
          <table:table-cell table:number-columns-repeated="16381"/>
        </table:table-row>
        <table:table-row table:style-name="ro1">
          <table:table-cell office:value-type="float" office:value="1.6317880560023155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02183342" table:style-name="ce1">
            <text:p>2.28102E+11</text:p>
          </table:table-cell>
          <table:table-cell table:number-columns-repeated="16381"/>
        </table:table-row>
        <table:table-row table:style-name="ro1">
          <table:table-cell office:value-type="float" office:value="1.6317880561028434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120875359" table:style-name="ce1">
            <text:p>2.28121E+11</text:p>
          </table:table-cell>
          <table:table-cell table:number-columns-repeated="16381"/>
        </table:table-row>
        <table:table-row table:style-name="ro1">
          <table:table-cell office:value-type="float" office:value="1.6317880562024765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234934807" table:style-name="ce1">
            <text:p>2.28235E+11</text:p>
          </table:table-cell>
          <table:table-cell table:number-columns-repeated="16381"/>
        </table:table-row>
        <table:table-row table:style-name="ro1">
          <table:table-cell office:value-type="float" office:value="1.6317880563024282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302574158" table:style-name="ce1">
            <text:p>2.28303E+11</text:p>
          </table:table-cell>
          <table:table-cell table:number-columns-repeated="16381"/>
        </table:table-row>
        <table:table-row table:style-name="ro1">
          <table:table-cell office:value-type="float" office:value="1.6317880564027077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367209435" table:style-name="ce1">
            <text:p>2.28367E+11</text:p>
          </table:table-cell>
          <table:table-cell table:number-columns-repeated="16381"/>
        </table:table-row>
        <table:table-row table:style-name="ro1">
          <table:table-cell office:value-type="float" office:value="1.6317880565022863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311491013" table:style-name="ce1">
            <text:p>2.28311E+11</text:p>
          </table:table-cell>
          <table:table-cell table:number-columns-repeated="16381"/>
        </table:table-row>
        <table:table-row table:style-name="ro1">
          <table:table-cell office:value-type="float" office:value="1.6317880566022492E+18" table:style-name="ce1">
            <text:p>1.63179E+18</text:p>
          </table:table-cell>
          <table:table-cell office:value-type="float" office:value="-457846909761" table:style-name="ce1">
            <text:p>-4.57847E+11</text:p>
          </table:table-cell>
          <table:table-cell office:value-type="float" office:value="22832365036" table:style-name="ce1">
            <text:p>22832365036</text:p>
          </table:table-cell>
          <table:table-cell table:number-columns-repeated="16381"/>
        </table:table-row>
        <table:table-row table:style-name="ro1">
          <table:table-cell office:value-type="float" office:value="1.6317880567022661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538062096" table:style-name="ce1">
            <text:p>2.26538E+11</text:p>
          </table:table-cell>
          <table:table-cell table:number-columns-repeated="16381"/>
        </table:table-row>
        <table:table-row table:style-name="ro1">
          <table:table-cell office:value-type="float" office:value="1.6317880568024353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574754715" table:style-name="ce1">
            <text:p>2.26575E+11</text:p>
          </table:table-cell>
          <table:table-cell table:number-columns-repeated="16381"/>
        </table:table-row>
        <table:table-row table:style-name="ro1">
          <table:table-cell office:value-type="float" office:value="1.6317880569024317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611661911" table:style-name="ce1">
            <text:p>2.26612E+11</text:p>
          </table:table-cell>
          <table:table-cell table:number-columns-repeated="16381"/>
        </table:table-row>
        <table:table-row table:style-name="ro1">
          <table:table-cell office:value-type="float" office:value="1.631788057002379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628112793" table:style-name="ce1">
            <text:p>2.26628E+11</text:p>
          </table:table-cell>
          <table:table-cell table:number-columns-repeated="16381"/>
        </table:table-row>
        <table:table-row table:style-name="ro1">
          <table:table-cell office:value-type="float" office:value="1.6317880571023578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663780212" table:style-name="ce1">
            <text:p>2.26664E+11</text:p>
          </table:table-cell>
          <table:table-cell table:number-columns-repeated="16381"/>
        </table:table-row>
        <table:table-row table:style-name="ro1">
          <table:table-cell office:value-type="float" office:value="1.6317880572025288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6685009" table:style-name="ce1">
            <text:p>2266685009</text:p>
          </table:table-cell>
          <table:table-cell table:number-columns-repeated="16381"/>
        </table:table-row>
        <table:table-row table:style-name="ro1">
          <table:table-cell office:value-type="float" office:value="1.6317880573022884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694345474" table:style-name="ce1">
            <text:p>2.26694E+11</text:p>
          </table:table-cell>
          <table:table-cell table:number-columns-repeated="16381"/>
        </table:table-row>
        <table:table-row table:style-name="ro1">
          <table:table-cell office:value-type="float" office:value="1.6317880574022761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23432541" table:style-name="ce1">
            <text:p>2.26723E+11</text:p>
          </table:table-cell>
          <table:table-cell table:number-columns-repeated="16381"/>
        </table:table-row>
        <table:table-row table:style-name="ro1">
          <table:table-cell office:value-type="float" office:value="1.631788057502441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42076874" table:style-name="ce1">
            <text:p>2.26742E+11</text:p>
          </table:table-cell>
          <table:table-cell table:number-columns-repeated="16381"/>
        </table:table-row>
        <table:table-row table:style-name="ro1">
          <table:table-cell office:value-type="float" office:value="1.6317880576023375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50898361" table:style-name="ce1">
            <text:p>2.26751E+11</text:p>
          </table:table-cell>
          <table:table-cell table:number-columns-repeated="16381"/>
        </table:table-row>
        <table:table-row table:style-name="ro1">
          <table:table-cell office:value-type="float" office:value="1.6317880577023017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12012291" table:style-name="ce1">
            <text:p>2.26712E+11</text:p>
          </table:table-cell>
          <table:table-cell table:number-columns-repeated="16381"/>
        </table:table-row>
        <table:table-row table:style-name="ro1">
          <table:table-cell office:value-type="float" office:value="1.6317880578025283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00925827" table:style-name="ce1">
            <text:p>2.26701E+11</text:p>
          </table:table-cell>
          <table:table-cell table:number-columns-repeated="16381"/>
        </table:table-row>
        <table:table-row table:style-name="ro1">
          <table:table-cell office:value-type="float" office:value="1.6317880579023332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07530022" table:style-name="ce1">
            <text:p>2.26708E+11</text:p>
          </table:table-cell>
          <table:table-cell table:number-columns-repeated="16381"/>
        </table:table-row>
        <table:table-row table:style-name="ro1">
          <table:table-cell office:value-type="float" office:value="1.6317880580023547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50254631" table:style-name="ce1">
            <text:p>2.2675E+11</text:p>
          </table:table-cell>
          <table:table-cell table:number-columns-repeated="16381"/>
        </table:table-row>
        <table:table-row table:style-name="ro1">
          <table:table-cell office:value-type="float" office:value="1.6317880581026107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93861389" table:style-name="ce1">
            <text:p>2.26794E+11</text:p>
          </table:table-cell>
          <table:table-cell table:number-columns-repeated="16381"/>
        </table:table-row>
        <table:table-row table:style-name="ro1">
          <table:table-cell office:value-type="float" office:value="1.6317880582023386E+18" table:style-name="ce1">
            <text:p>1.63179E+18</text:p>
          </table:table-cell>
          <table:table-cell office:value-type="float" office:value="-48125270009" table:style-name="ce1">
            <text:p>-48125270009</text:p>
          </table:table-cell>
          <table:table-cell office:value-type="float" office:value="226775312424" table:style-name="ce1">
            <text:p>2.26775E+11</text:p>
          </table:table-cell>
          <table:table-cell table:number-columns-repeated="16381"/>
        </table:table-row>
        <table:table-row table:style-name="ro1">
          <table:table-cell office:value-type="float" office:value="1.6317880583025065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79315948" table:style-name="ce1">
            <text:p>2.28779E+11</text:p>
          </table:table-cell>
          <table:table-cell table:number-columns-repeated="16381"/>
        </table:table-row>
        <table:table-row table:style-name="ro1">
          <table:table-cell office:value-type="float" office:value="1.6317880584027561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68420219" table:style-name="ce1">
            <text:p>2.28768E+11</text:p>
          </table:table-cell>
          <table:table-cell table:number-columns-repeated="16381"/>
        </table:table-row>
        <table:table-row table:style-name="ro1">
          <table:table-cell office:value-type="float" office:value="1.6317880585023278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72878647" table:style-name="ce1">
            <text:p>2.28773E+11</text:p>
          </table:table-cell>
          <table:table-cell table:number-columns-repeated="16381"/>
        </table:table-row>
        <table:table-row table:style-name="ro1">
          <table:table-cell office:value-type="float" office:value="1.6317880586023127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59145737" table:style-name="ce1">
            <text:p>2.28759E+11</text:p>
          </table:table-cell>
          <table:table-cell table:number-columns-repeated="16381"/>
        </table:table-row>
        <table:table-row table:style-name="ro1">
          <table:table-cell office:value-type="float" office:value="1.6317880587022413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58239746" table:style-name="ce1">
            <text:p>2.28758E+11</text:p>
          </table:table-cell>
          <table:table-cell table:number-columns-repeated="16381"/>
        </table:table-row>
        <table:table-row table:style-name="ro1">
          <table:table-cell office:value-type="float" office:value="1.6317880588022612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50419617" table:style-name="ce1">
            <text:p>2.2875E+11</text:p>
          </table:table-cell>
          <table:table-cell table:number-columns-repeated="16381"/>
        </table:table-row>
        <table:table-row table:style-name="ro1">
          <table:table-cell office:value-type="float" office:value="1.6317880589023404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47296333" table:style-name="ce1">
            <text:p>2.28747E+11</text:p>
          </table:table-cell>
          <table:table-cell table:number-columns-repeated="16381"/>
        </table:table-row>
        <table:table-row table:style-name="ro1">
          <table:table-cell office:value-type="float" office:value="1.6317880590023281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50085831" table:style-name="ce1">
            <text:p>2.2875E+11</text:p>
          </table:table-cell>
          <table:table-cell table:number-columns-repeated="16381"/>
        </table:table-row>
        <table:table-row table:style-name="ro1">
          <table:table-cell office:value-type="float" office:value="1.6317880591024991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73522377" table:style-name="ce1">
            <text:p>2.28774E+11</text:p>
          </table:table-cell>
          <table:table-cell table:number-columns-repeated="16381"/>
        </table:table-row>
        <table:table-row table:style-name="ro1">
          <table:table-cell office:value-type="float" office:value="1.6317880592027016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80841827" table:style-name="ce1">
            <text:p>2.28781E+11</text:p>
          </table:table-cell>
          <table:table-cell table:number-columns-repeated="16381"/>
        </table:table-row>
        <table:table-row table:style-name="ro1">
          <table:table-cell office:value-type="float" office:value="1.6317880593023232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804707527" table:style-name="ce1">
            <text:p>2.28805E+11</text:p>
          </table:table-cell>
          <table:table-cell table:number-columns-repeated="16381"/>
        </table:table-row>
        <table:table-row table:style-name="ro1">
          <table:table-cell office:value-type="float" office:value="1.6317880594023652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825879097" table:style-name="ce1">
            <text:p>2.28826E+11</text:p>
          </table:table-cell>
          <table:table-cell table:number-columns-repeated="16381"/>
        </table:table-row>
        <table:table-row table:style-name="ro1">
          <table:table-cell office:value-type="float" office:value="1.6317880595029939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82987595" table:style-name="ce1">
            <text:p>2.28783E+11</text:p>
          </table:table-cell>
          <table:table-cell table:number-columns-repeated="16381"/>
        </table:table-row>
        <table:table-row table:style-name="ro1">
          <table:table-cell office:value-type="float" office:value="1.6317880596024294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73641586" table:style-name="ce1">
            <text:p>2.28774E+11</text:p>
          </table:table-cell>
          <table:table-cell table:number-columns-repeated="16381"/>
        </table:table-row>
        <table:table-row table:style-name="ro1">
          <table:table-cell office:value-type="float" office:value="1.6317880597024486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46914864" table:style-name="ce1">
            <text:p>2.28747E+11</text:p>
          </table:table-cell>
          <table:table-cell table:number-columns-repeated="16381"/>
        </table:table-row>
        <table:table-row table:style-name="ro1">
          <table:table-cell office:value-type="float" office:value="1.6317880598026662E+18" table:style-name="ce1">
            <text:p>1.63179E+18</text:p>
          </table:table-cell>
          <table:table-cell office:value-type="float" office:value="-447556465864" table:style-name="ce1">
            <text:p>-4.47556E+11</text:p>
          </table:table-cell>
          <table:table-cell office:value-type="float" office:value="228735256195" table:style-name="ce1">
            <text:p>2.28735E+11</text:p>
          </table:table-cell>
          <table:table-cell table:number-columns-repeated="16381"/>
        </table:table-row>
        <table:table-row table:style-name="ro1">
          <table:table-cell office:value-type="float" office:value="1.6317880599024376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8933215141" table:style-name="ce1">
            <text:p>2.28933E+11</text:p>
          </table:table-cell>
          <table:table-cell table:number-columns-repeated="16381"/>
        </table:table-row>
        <table:table-row table:style-name="ro1">
          <table:table-cell office:value-type="float" office:value="1.6317880600024988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8907752037" table:style-name="ce1">
            <text:p>2.28908E+11</text:p>
          </table:table-cell>
          <table:table-cell table:number-columns-repeated="16381"/>
        </table:table-row>
        <table:table-row table:style-name="ro1">
          <table:table-cell office:value-type="float" office:value="1.6317880601025789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8920149803" table:style-name="ce1">
            <text:p>2.2892E+11</text:p>
          </table:table-cell>
          <table:table-cell table:number-columns-repeated="16381"/>
        </table:table-row>
        <table:table-row table:style-name="ro1">
          <table:table-cell office:value-type="float" office:value="1.6317880602023419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8926610947" table:style-name="ce1">
            <text:p>2.28927E+11</text:p>
          </table:table-cell>
          <table:table-cell table:number-columns-repeated="16381"/>
        </table:table-row>
        <table:table-row table:style-name="ro1">
          <table:table-cell office:value-type="float" office:value="1.6317880603028828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8950166702" table:style-name="ce1">
            <text:p>2.2895E+11</text:p>
          </table:table-cell>
          <table:table-cell table:number-columns-repeated="16381"/>
        </table:table-row>
        <table:table-row table:style-name="ro1">
          <table:table-cell office:value-type="float" office:value="1.6317880604026355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8979921341" table:style-name="ce1">
            <text:p>2.2898E+11</text:p>
          </table:table-cell>
          <table:table-cell table:number-columns-repeated="16381"/>
        </table:table-row>
        <table:table-row table:style-name="ro1">
          <table:table-cell office:value-type="float" office:value="1.6317880605022392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02007103" table:style-name="ce1">
            <text:p>22902007103</text:p>
          </table:table-cell>
          <table:table-cell table:number-columns-repeated="16381"/>
        </table:table-row>
        <table:table-row table:style-name="ro1">
          <table:table-cell office:value-type="float" office:value="1.6317880606025101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060506821" table:style-name="ce1">
            <text:p>2.29061E+11</text:p>
          </table:table-cell>
          <table:table-cell table:number-columns-repeated="16381"/>
        </table:table-row>
        <table:table-row table:style-name="ro1">
          <table:table-cell office:value-type="float" office:value="1.6317880607026035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059028625" table:style-name="ce1">
            <text:p>2.29059E+11</text:p>
          </table:table-cell>
          <table:table-cell table:number-columns-repeated="16381"/>
        </table:table-row>
        <table:table-row table:style-name="ro1">
          <table:table-cell office:value-type="float" office:value="1.6317880608023168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078888893" table:style-name="ce1">
            <text:p>2.29079E+11</text:p>
          </table:table-cell>
          <table:table-cell table:number-columns-repeated="16381"/>
        </table:table-row>
        <table:table-row table:style-name="ro1">
          <table:table-cell office:value-type="float" office:value="1.6317880609022341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101610184" table:style-name="ce1">
            <text:p>2.29102E+11</text:p>
          </table:table-cell>
          <table:table-cell table:number-columns-repeated="16381"/>
        </table:table-row>
        <table:table-row table:style-name="ro1">
          <table:table-cell office:value-type="float" office:value="1.6317880610024709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112768173" table:style-name="ce1">
            <text:p>2.29113E+11</text:p>
          </table:table-cell>
          <table:table-cell table:number-columns-repeated="16381"/>
        </table:table-row>
        <table:table-row table:style-name="ro1">
          <table:table-cell office:value-type="float" office:value="1.6317880611022689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127454758" table:style-name="ce1">
            <text:p>2.29127E+11</text:p>
          </table:table-cell>
          <table:table-cell table:number-columns-repeated="16381"/>
        </table:table-row>
        <table:table-row table:style-name="ro1">
          <table:table-cell office:value-type="float" office:value="1.6317880612024123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117751122" table:style-name="ce1">
            <text:p>2.29118E+11</text:p>
          </table:table-cell>
          <table:table-cell table:number-columns-repeated="16381"/>
        </table:table-row>
        <table:table-row table:style-name="ro1">
          <table:table-cell office:value-type="float" office:value="1.6317880613022216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114532471" table:style-name="ce1">
            <text:p>2.29115E+11</text:p>
          </table:table-cell>
          <table:table-cell table:number-columns-repeated="16381"/>
        </table:table-row>
        <table:table-row table:style-name="ro1">
          <table:table-cell office:value-type="float" office:value="1.6317880614022502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107952118" table:style-name="ce1">
            <text:p>2.29108E+11</text:p>
          </table:table-cell>
          <table:table-cell table:number-columns-repeated="16381"/>
        </table:table-row>
        <table:table-row table:style-name="ro1">
          <table:table-cell office:value-type="float" office:value="1.6317880615024461E+18" table:style-name="ce1">
            <text:p>1.63179E+18</text:p>
          </table:table-cell>
          <table:table-cell office:value-type="float" office:value="-442416846752" table:style-name="ce1">
            <text:p>-4.42417E+11</text:p>
          </table:table-cell>
          <table:table-cell office:value-type="float" office:value="229141712189" table:style-name="ce1">
            <text:p>2.29142E+11</text:p>
          </table:table-cell>
          <table:table-cell table:number-columns-repeated="16381"/>
        </table:table-row>
        <table:table-row table:style-name="ro1">
          <table:table-cell office:value-type="float" office:value="1.6317880616022766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8890442848" table:style-name="ce1">
            <text:p>2.2889E+11</text:p>
          </table:table-cell>
          <table:table-cell table:number-columns-repeated="16381"/>
        </table:table-row>
        <table:table-row table:style-name="ro1">
          <table:table-cell office:value-type="float" office:value="1.6317880617022638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8889846802" table:style-name="ce1">
            <text:p>2.2889E+11</text:p>
          </table:table-cell>
          <table:table-cell table:number-columns-repeated="16381"/>
        </table:table-row>
        <table:table-row table:style-name="ro1">
          <table:table-cell office:value-type="float" office:value="1.6317880618025147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8910899162" table:style-name="ce1">
            <text:p>2.28911E+11</text:p>
          </table:table-cell>
          <table:table-cell table:number-columns-repeated="16381"/>
        </table:table-row>
        <table:table-row table:style-name="ro1">
          <table:table-cell office:value-type="float" office:value="1.6317880619023516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8940033913" table:style-name="ce1">
            <text:p>2.2894E+11</text:p>
          </table:table-cell>
          <table:table-cell table:number-columns-repeated="16381"/>
        </table:table-row>
        <table:table-row table:style-name="ro1">
          <table:table-cell office:value-type="float" office:value="1.6317880620022973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8963017464" table:style-name="ce1">
            <text:p>2.28963E+11</text:p>
          </table:table-cell>
          <table:table-cell table:number-columns-repeated="16381"/>
        </table:table-row>
        <table:table-row table:style-name="ro1">
          <table:table-cell office:value-type="float" office:value="1.6317880621023291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00159359" table:style-name="ce1">
            <text:p>22900159359</text:p>
          </table:table-cell>
          <table:table-cell table:number-columns-repeated="16381"/>
        </table:table-row>
        <table:table-row table:style-name="ro1">
          <table:table-cell office:value-type="float" office:value="1.6317880622024018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044127464" table:style-name="ce1">
            <text:p>2.29044E+11</text:p>
          </table:table-cell>
          <table:table-cell table:number-columns-repeated="16381"/>
        </table:table-row>
        <table:table-row table:style-name="ro1">
          <table:table-cell office:value-type="float" office:value="1.6317880623024732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093241692" table:style-name="ce1">
            <text:p>2.29093E+11</text:p>
          </table:table-cell>
          <table:table-cell table:number-columns-repeated="16381"/>
        </table:table-row>
        <table:table-row table:style-name="ro1">
          <table:table-cell office:value-type="float" office:value="1.6317880624023875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141688347" table:style-name="ce1">
            <text:p>2.29142E+11</text:p>
          </table:table-cell>
          <table:table-cell table:number-columns-repeated="16381"/>
        </table:table-row>
        <table:table-row table:style-name="ro1">
          <table:table-cell office:value-type="float" office:value="1.6317880625021985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152083397" table:style-name="ce1">
            <text:p>2.29152E+11</text:p>
          </table:table-cell>
          <table:table-cell table:number-columns-repeated="16381"/>
        </table:table-row>
        <table:table-row table:style-name="ro1">
          <table:table-cell office:value-type="float" office:value="1.6317880626022628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179668427" table:style-name="ce1">
            <text:p>2.2918E+11</text:p>
          </table:table-cell>
          <table:table-cell table:number-columns-repeated="16381"/>
        </table:table-row>
        <table:table-row table:style-name="ro1">
          <table:table-cell office:value-type="float" office:value="1.6317880627022825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149341583" table:style-name="ce1">
            <text:p>2.29149E+11</text:p>
          </table:table-cell>
          <table:table-cell table:number-columns-repeated="16381"/>
        </table:table-row>
        <table:table-row table:style-name="ro1">
          <table:table-cell office:value-type="float" office:value="1.6317880628022986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153871536" table:style-name="ce1">
            <text:p>2.29154E+11</text:p>
          </table:table-cell>
          <table:table-cell table:number-columns-repeated="16381"/>
        </table:table-row>
        <table:table-row table:style-name="ro1">
          <table:table-cell office:value-type="float" office:value="1.6317880629025674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1629076" table:style-name="ce1">
            <text:p>2291629076</text:p>
          </table:table-cell>
          <table:table-cell table:number-columns-repeated="16381"/>
        </table:table-row>
        <table:table-row table:style-name="ro1">
          <table:table-cell office:value-type="float" office:value="1.6317880630024323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185390472" table:style-name="ce1">
            <text:p>2.29185E+11</text:p>
          </table:table-cell>
          <table:table-cell table:number-columns-repeated="16381"/>
        </table:table-row>
        <table:table-row table:style-name="ro1">
          <table:table-cell office:value-type="float" office:value="1.6317880631023439E+18" table:style-name="ce1">
            <text:p>1.63179E+18</text:p>
          </table:table-cell>
          <table:table-cell office:value-type="float" office:value="-4550319314" table:style-name="ce1">
            <text:p>-4550319314</text:p>
          </table:table-cell>
          <table:table-cell office:value-type="float" office:value="229212212563" table:style-name="ce1">
            <text:p>2.29212E+11</text:p>
          </table:table-cell>
          <table:table-cell table:number-columns-repeated="16381"/>
        </table:table-row>
        <table:table-row table:style-name="ro1">
          <table:table-cell office:value-type="float" office:value="1.6317880632022797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33926392" table:style-name="ce1">
            <text:p>2.30634E+11</text:p>
          </table:table-cell>
          <table:table-cell table:number-columns-repeated="16381"/>
        </table:table-row>
        <table:table-row table:style-name="ro1">
          <table:table-cell office:value-type="float" office:value="1.6317880633023718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35452271" table:style-name="ce1">
            <text:p>2.30635E+11</text:p>
          </table:table-cell>
          <table:table-cell table:number-columns-repeated="16381"/>
        </table:table-row>
        <table:table-row table:style-name="ro1">
          <table:table-cell office:value-type="float" office:value="1.6317880634022925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36811256" table:style-name="ce1">
            <text:p>2.30637E+11</text:p>
          </table:table-cell>
          <table:table-cell table:number-columns-repeated="16381"/>
        </table:table-row>
        <table:table-row table:style-name="ro1">
          <table:table-cell office:value-type="float" office:value="1.6317880635022318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26988411" table:style-name="ce1">
            <text:p>2.30627E+11</text:p>
          </table:table-cell>
          <table:table-cell table:number-columns-repeated="16381"/>
        </table:table-row>
        <table:table-row table:style-name="ro1">
          <table:table-cell office:value-type="float" office:value="1.6317880636026473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23626709" table:style-name="ce1">
            <text:p>2.30624E+11</text:p>
          </table:table-cell>
          <table:table-cell table:number-columns-repeated="16381"/>
        </table:table-row>
        <table:table-row table:style-name="ro1">
          <table:table-cell office:value-type="float" office:value="1.631788063702174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47969246" table:style-name="ce1">
            <text:p>2.30648E+11</text:p>
          </table:table-cell>
          <table:table-cell table:number-columns-repeated="16381"/>
        </table:table-row>
        <table:table-row table:style-name="ro1">
          <table:table-cell office:value-type="float" office:value="1.6317880638023327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63990974" table:style-name="ce1">
            <text:p>2.30664E+11</text:p>
          </table:table-cell>
          <table:table-cell table:number-columns-repeated="16381"/>
        </table:table-row>
        <table:table-row table:style-name="ro1">
          <table:table-cell office:value-type="float" office:value="1.6317880639024417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82873726" table:style-name="ce1">
            <text:p>2.30683E+11</text:p>
          </table:table-cell>
          <table:table-cell table:number-columns-repeated="16381"/>
        </table:table-row>
        <table:table-row table:style-name="ro1">
          <table:table-cell office:value-type="float" office:value="1.6317880640022095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641794205" table:style-name="ce1">
            <text:p>2.30642E+11</text:p>
          </table:table-cell>
          <table:table-cell table:number-columns-repeated="16381"/>
        </table:table-row>
        <table:table-row table:style-name="ro1">
          <table:table-cell office:value-type="float" office:value="1.6317880641022118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574607849" table:style-name="ce1">
            <text:p>2.30575E+11</text:p>
          </table:table-cell>
          <table:table-cell table:number-columns-repeated="16381"/>
        </table:table-row>
        <table:table-row table:style-name="ro1">
          <table:table-cell office:value-type="float" office:value="1.6317880642026112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423164368" table:style-name="ce1">
            <text:p>2.30423E+11</text:p>
          </table:table-cell>
          <table:table-cell table:number-columns-repeated="16381"/>
        </table:table-row>
        <table:table-row table:style-name="ro1">
          <table:table-cell office:value-type="float" office:value="1.6317880643022705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26137352" table:style-name="ce1">
            <text:p>23026137352</text:p>
          </table:table-cell>
          <table:table-cell table:number-columns-repeated="16381"/>
        </table:table-row>
        <table:table-row table:style-name="ro1">
          <table:table-cell office:value-type="float" office:value="1.6317880644023247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131077766" table:style-name="ce1">
            <text:p>2.30131E+11</text:p>
          </table:table-cell>
          <table:table-cell table:number-columns-repeated="16381"/>
        </table:table-row>
        <table:table-row table:style-name="ro1">
          <table:table-cell office:value-type="float" office:value="1.6317880645024975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095005035" table:style-name="ce1">
            <text:p>2.30095E+11</text:p>
          </table:table-cell>
          <table:table-cell table:number-columns-repeated="16381"/>
        </table:table-row>
        <table:table-row table:style-name="ro1">
          <table:table-cell office:value-type="float" office:value="1.6317880646023854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068254471" table:style-name="ce1">
            <text:p>2.30068E+11</text:p>
          </table:table-cell>
          <table:table-cell table:number-columns-repeated="16381"/>
        </table:table-row>
        <table:table-row table:style-name="ro1">
          <table:table-cell office:value-type="float" office:value="1.6317880647024246E+18" table:style-name="ce1">
            <text:p>1.63179E+18</text:p>
          </table:table-cell>
          <table:table-cell office:value-type="float" office:value="-443603485823" table:style-name="ce1">
            <text:p>-4.43603E+11</text:p>
          </table:table-cell>
          <table:table-cell office:value-type="float" office:value="230111646652" table:style-name="ce1">
            <text:p>2.30112E+11</text:p>
          </table:table-cell>
          <table:table-cell table:number-columns-repeated="16381"/>
        </table:table-row>
        <table:table-row table:style-name="ro1">
          <table:table-cell office:value-type="float" office:value="1.6317880648025226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426622391" table:style-name="ce1">
            <text:p>2.29427E+11</text:p>
          </table:table-cell>
          <table:table-cell table:number-columns-repeated="16381"/>
        </table:table-row>
        <table:table-row table:style-name="ro1">
          <table:table-cell office:value-type="float" office:value="1.6317880649022323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474163055" table:style-name="ce1">
            <text:p>2.29474E+11</text:p>
          </table:table-cell>
          <table:table-cell table:number-columns-repeated="16381"/>
        </table:table-row>
        <table:table-row table:style-name="ro1">
          <table:table-cell office:value-type="float" office:value="1.6317880650023547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467964172" table:style-name="ce1">
            <text:p>2.29468E+11</text:p>
          </table:table-cell>
          <table:table-cell table:number-columns-repeated="16381"/>
        </table:table-row>
        <table:table-row table:style-name="ro1">
          <table:table-cell office:value-type="float" office:value="1.631788065102281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468631744" table:style-name="ce1">
            <text:p>2.29469E+11</text:p>
          </table:table-cell>
          <table:table-cell table:number-columns-repeated="16381"/>
        </table:table-row>
        <table:table-row table:style-name="ro1">
          <table:table-cell office:value-type="float" office:value="1.6317880652023442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432940483" table:style-name="ce1">
            <text:p>2.29433E+11</text:p>
          </table:table-cell>
          <table:table-cell table:number-columns-repeated="16381"/>
        </table:table-row>
        <table:table-row table:style-name="ro1">
          <table:table-cell office:value-type="float" office:value="1.6317880653024123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38284874" table:style-name="ce1">
            <text:p>22938284874</text:p>
          </table:table-cell>
          <table:table-cell table:number-columns-repeated="16381"/>
        </table:table-row>
        <table:table-row table:style-name="ro1">
          <table:table-cell office:value-type="float" office:value="1.631788065402316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31394577" table:style-name="ce1">
            <text:p>22931394577</text:p>
          </table:table-cell>
          <table:table-cell table:number-columns-repeated="16381"/>
        </table:table-row>
        <table:table-row table:style-name="ro1">
          <table:table-cell office:value-type="float" office:value="1.6317880655024028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269576073" table:style-name="ce1">
            <text:p>2.2927E+11</text:p>
          </table:table-cell>
          <table:table-cell table:number-columns-repeated="16381"/>
        </table:table-row>
        <table:table-row table:style-name="ro1">
          <table:table-cell office:value-type="float" office:value="1.6317880656023406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246544838" table:style-name="ce1">
            <text:p>2.29247E+11</text:p>
          </table:table-cell>
          <table:table-cell table:number-columns-repeated="16381"/>
        </table:table-row>
        <table:table-row table:style-name="ro1">
          <table:table-cell office:value-type="float" office:value="1.6317880657022359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29854393" table:style-name="ce1">
            <text:p>22929854393</text:p>
          </table:table-cell>
          <table:table-cell table:number-columns-repeated="16381"/>
        </table:table-row>
        <table:table-row table:style-name="ro1">
          <table:table-cell office:value-type="float" office:value="1.6317880658024591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375576973" table:style-name="ce1">
            <text:p>2.29376E+11</text:p>
          </table:table-cell>
          <table:table-cell table:number-columns-repeated="16381"/>
        </table:table-row>
        <table:table-row table:style-name="ro1">
          <table:table-cell office:value-type="float" office:value="1.631788065902432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427838326" table:style-name="ce1">
            <text:p>2.29428E+11</text:p>
          </table:table-cell>
          <table:table-cell table:number-columns-repeated="16381"/>
        </table:table-row>
        <table:table-row table:style-name="ro1">
          <table:table-cell office:value-type="float" office:value="1.6317880660023841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383277893" table:style-name="ce1">
            <text:p>2.29383E+11</text:p>
          </table:table-cell>
          <table:table-cell table:number-columns-repeated="16381"/>
        </table:table-row>
        <table:table-row table:style-name="ro1">
          <table:table-cell office:value-type="float" office:value="1.6317880661022546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341101646" table:style-name="ce1">
            <text:p>2.29341E+11</text:p>
          </table:table-cell>
          <table:table-cell table:number-columns-repeated="16381"/>
        </table:table-row>
        <table:table-row table:style-name="ro1">
          <table:table-cell office:value-type="float" office:value="1.6317880662027192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231858253" table:style-name="ce1">
            <text:p>2.29232E+11</text:p>
          </table:table-cell>
          <table:table-cell table:number-columns-repeated="16381"/>
        </table:table-row>
        <table:table-row table:style-name="ro1">
          <table:table-cell office:value-type="float" office:value="1.6317880663027226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9108500481" table:style-name="ce1">
            <text:p>2.29109E+11</text:p>
          </table:table-cell>
          <table:table-cell table:number-columns-repeated="16381"/>
        </table:table-row>
        <table:table-row table:style-name="ro1">
          <table:table-cell office:value-type="float" office:value="1.6317880664023355E+18" table:style-name="ce1">
            <text:p>1.63179E+18</text:p>
          </table:table-cell>
          <table:table-cell office:value-type="float" office:value="-465300381184" table:style-name="ce1">
            <text:p>-4.653E+11</text:p>
          </table:table-cell>
          <table:table-cell office:value-type="float" office:value="228991866112" table:style-name="ce1">
            <text:p>2.28992E+11</text:p>
          </table:table-cell>
          <table:table-cell table:number-columns-repeated="16381"/>
        </table:table-row>
        <table:table-row table:style-name="ro1">
          <table:table-cell office:value-type="float" office:value="1.631788066502238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461620331" table:style-name="ce1">
            <text:p>2.31462E+11</text:p>
          </table:table-cell>
          <table:table-cell table:number-columns-repeated="16381"/>
        </table:table-row>
        <table:table-row table:style-name="ro1">
          <table:table-cell office:value-type="float" office:value="1.6317880666022874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365609169" table:style-name="ce1">
            <text:p>2.31366E+11</text:p>
          </table:table-cell>
          <table:table-cell table:number-columns-repeated="16381"/>
        </table:table-row>
        <table:table-row table:style-name="ro1">
          <table:table-cell office:value-type="float" office:value="1.6317880667024924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352925301" table:style-name="ce1">
            <text:p>2.31353E+11</text:p>
          </table:table-cell>
          <table:table-cell table:number-columns-repeated="16381"/>
        </table:table-row>
        <table:table-row table:style-name="ro1">
          <table:table-cell office:value-type="float" office:value="1.63178806680226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349086761" table:style-name="ce1">
            <text:p>2.31349E+11</text:p>
          </table:table-cell>
          <table:table-cell table:number-columns-repeated="16381"/>
        </table:table-row>
        <table:table-row table:style-name="ro1">
          <table:table-cell office:value-type="float" office:value="1.6317880669022382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371831894" table:style-name="ce1">
            <text:p>2.31372E+11</text:p>
          </table:table-cell>
          <table:table-cell table:number-columns-repeated="16381"/>
        </table:table-row>
        <table:table-row table:style-name="ro1">
          <table:table-cell office:value-type="float" office:value="1.6317880670023578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453347206" table:style-name="ce1">
            <text:p>2.31453E+11</text:p>
          </table:table-cell>
          <table:table-cell table:number-columns-repeated="16381"/>
        </table:table-row>
        <table:table-row table:style-name="ro1">
          <table:table-cell office:value-type="float" office:value="1.63178806710227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521558762" table:style-name="ce1">
            <text:p>2.31522E+11</text:p>
          </table:table-cell>
          <table:table-cell table:number-columns-repeated="16381"/>
        </table:table-row>
        <table:table-row table:style-name="ro1">
          <table:table-cell office:value-type="float" office:value="1.6317880672023176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560587883" table:style-name="ce1">
            <text:p>2.31561E+11</text:p>
          </table:table-cell>
          <table:table-cell table:number-columns-repeated="16381"/>
        </table:table-row>
        <table:table-row table:style-name="ro1">
          <table:table-cell office:value-type="float" office:value="1.6317880673026061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569886208" table:style-name="ce1">
            <text:p>2.3157E+11</text:p>
          </table:table-cell>
          <table:table-cell table:number-columns-repeated="16381"/>
        </table:table-row>
        <table:table-row table:style-name="ro1">
          <table:table-cell office:value-type="float" office:value="1.6317880674022932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525802612" table:style-name="ce1">
            <text:p>2.31526E+11</text:p>
          </table:table-cell>
          <table:table-cell table:number-columns-repeated="16381"/>
        </table:table-row>
        <table:table-row table:style-name="ro1">
          <table:table-cell office:value-type="float" office:value="1.6317880675023567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390881538" table:style-name="ce1">
            <text:p>2.31391E+11</text:p>
          </table:table-cell>
          <table:table-cell table:number-columns-repeated="16381"/>
        </table:table-row>
        <table:table-row table:style-name="ro1">
          <table:table-cell office:value-type="float" office:value="1.6317880676026273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1209301949" table:style-name="ce1">
            <text:p>2.31209E+11</text:p>
          </table:table-cell>
          <table:table-cell table:number-columns-repeated="16381"/>
        </table:table-row>
        <table:table-row table:style-name="ro1">
          <table:table-cell office:value-type="float" office:value="1.6317880677022868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0938100815" table:style-name="ce1">
            <text:p>2.30938E+11</text:p>
          </table:table-cell>
          <table:table-cell table:number-columns-repeated="16381"/>
        </table:table-row>
        <table:table-row table:style-name="ro1">
          <table:table-cell office:value-type="float" office:value="1.6317880678023767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0732822418" table:style-name="ce1">
            <text:p>2.30733E+11</text:p>
          </table:table-cell>
          <table:table-cell table:number-columns-repeated="16381"/>
        </table:table-row>
        <table:table-row table:style-name="ro1">
          <table:table-cell office:value-type="float" office:value="1.6317880679022426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0553936958" table:style-name="ce1">
            <text:p>2.30554E+11</text:p>
          </table:table-cell>
          <table:table-cell table:number-columns-repeated="16381"/>
        </table:table-row>
        <table:table-row table:style-name="ro1">
          <table:table-cell office:value-type="float" office:value="1.6317880680022845E+18" table:style-name="ce1">
            <text:p>1.63179E+18</text:p>
          </table:table-cell>
          <table:table-cell office:value-type="float" office:value="-450381547213" table:style-name="ce1">
            <text:p>-4.50382E+11</text:p>
          </table:table-cell>
          <table:table-cell office:value-type="float" office:value="230473423004" table:style-name="ce1">
            <text:p>2.30473E+11</text:p>
          </table:table-cell>
          <table:table-cell table:number-columns-repeated="16381"/>
        </table:table-row>
        <table:table-row table:style-name="ro1">
          <table:table-cell office:value-type="float" office:value="1.6317880681024643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30518651009" table:style-name="ce1">
            <text:p>2.30519E+11</text:p>
          </table:table-cell>
          <table:table-cell table:number-columns-repeated="16381"/>
        </table:table-row>
        <table:table-row table:style-name="ro1">
          <table:table-cell office:value-type="float" office:value="1.6317880682023869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30435085297" table:style-name="ce1">
            <text:p>2.30435E+11</text:p>
          </table:table-cell>
          <table:table-cell table:number-columns-repeated="16381"/>
        </table:table-row>
        <table:table-row table:style-name="ro1">
          <table:table-cell office:value-type="float" office:value="1.6317880683024494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30347967148" table:style-name="ce1">
            <text:p>2.30348E+11</text:p>
          </table:table-cell>
          <table:table-cell table:number-columns-repeated="16381"/>
        </table:table-row>
        <table:table-row table:style-name="ro1">
          <table:table-cell office:value-type="float" office:value="1.6317880684025254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3025534153" table:style-name="ce1">
            <text:p>23025534153</text:p>
          </table:table-cell>
          <table:table-cell table:number-columns-repeated="16381"/>
        </table:table-row>
        <table:table-row table:style-name="ro1">
          <table:table-cell office:value-type="float" office:value="1.631788068502251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30134987831" table:style-name="ce1">
            <text:p>2.30135E+11</text:p>
          </table:table-cell>
          <table:table-cell table:number-columns-repeated="16381"/>
        </table:table-row>
        <table:table-row table:style-name="ro1">
          <table:table-cell office:value-type="float" office:value="1.631788068602434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30015873909" table:style-name="ce1">
            <text:p>2.30016E+11</text:p>
          </table:table-cell>
          <table:table-cell table:number-columns-repeated="16381"/>
        </table:table-row>
        <table:table-row table:style-name="ro1">
          <table:table-cell office:value-type="float" office:value="1.6317880687022228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9902434349" table:style-name="ce1">
            <text:p>2.29902E+11</text:p>
          </table:table-cell>
          <table:table-cell table:number-columns-repeated="16381"/>
        </table:table-row>
        <table:table-row table:style-name="ro1">
          <table:table-cell office:value-type="float" office:value="1.6317880688023831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9770302773" table:style-name="ce1">
            <text:p>2.2977E+11</text:p>
          </table:table-cell>
          <table:table-cell table:number-columns-repeated="16381"/>
        </table:table-row>
        <table:table-row table:style-name="ro1">
          <table:table-cell office:value-type="float" office:value="1.6317880689023724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9625296593" table:style-name="ce1">
            <text:p>2.29625E+11</text:p>
          </table:table-cell>
          <table:table-cell table:number-columns-repeated="16381"/>
        </table:table-row>
        <table:table-row table:style-name="ro1">
          <table:table-cell office:value-type="float" office:value="1.6317880690022932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945394516" table:style-name="ce1">
            <text:p>22945394516</text:p>
          </table:table-cell>
          <table:table-cell table:number-columns-repeated="16381"/>
        </table:table-row>
        <table:table-row table:style-name="ro1">
          <table:table-cell office:value-type="float" office:value="1.6317880691024095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9288768768" table:style-name="ce1">
            <text:p>2.29289E+11</text:p>
          </table:table-cell>
          <table:table-cell table:number-columns-repeated="16381"/>
        </table:table-row>
        <table:table-row table:style-name="ro1">
          <table:table-cell office:value-type="float" office:value="1.6317880692026337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9145073891" table:style-name="ce1">
            <text:p>2.29145E+11</text:p>
          </table:table-cell>
          <table:table-cell table:number-columns-repeated="16381"/>
        </table:table-row>
        <table:table-row table:style-name="ro1">
          <table:table-cell office:value-type="float" office:value="1.6317880693022579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8989028931" table:style-name="ce1">
            <text:p>2.28989E+11</text:p>
          </table:table-cell>
          <table:table-cell table:number-columns-repeated="16381"/>
        </table:table-row>
        <table:table-row table:style-name="ro1">
          <table:table-cell office:value-type="float" office:value="1.6317880694023053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8836345673" table:style-name="ce1">
            <text:p>2.28836E+11</text:p>
          </table:table-cell>
          <table:table-cell table:number-columns-repeated="16381"/>
        </table:table-row>
        <table:table-row table:style-name="ro1">
          <table:table-cell office:value-type="float" office:value="1.6317880695025139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8811049461" table:style-name="ce1">
            <text:p>2.28811E+11</text:p>
          </table:table-cell>
          <table:table-cell table:number-columns-repeated="16381"/>
        </table:table-row>
        <table:table-row table:style-name="ro1">
          <table:table-cell office:value-type="float" office:value="1.6317880696023608E+18" table:style-name="ce1">
            <text:p>1.63179E+18</text:p>
          </table:table-cell>
          <table:table-cell office:value-type="float" office:value="-450434505939" table:style-name="ce1">
            <text:p>-4.50435E+11</text:p>
          </table:table-cell>
          <table:table-cell office:value-type="float" office:value="22876625061" table:style-name="ce1">
            <text:p>22876625061</text:p>
          </table:table-cell>
          <table:table-cell table:number-columns-repeated="16381"/>
        </table:table-row>
        <table:table-row table:style-name="ro1">
          <table:table-cell office:value-type="float" office:value="1.6317880697022776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939603806" table:style-name="ce1">
            <text:p>2.2994E+11</text:p>
          </table:table-cell>
          <table:table-cell table:number-columns-repeated="16381"/>
        </table:table-row>
        <table:table-row table:style-name="ro1">
          <table:table-cell office:value-type="float" office:value="1.6317880698025211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30066895485" table:style-name="ce1">
            <text:p>2.30067E+11</text:p>
          </table:table-cell>
          <table:table-cell table:number-columns-repeated="16381"/>
        </table:table-row>
        <table:table-row table:style-name="ro1">
          <table:table-cell office:value-type="float" office:value="1.6317880699023252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30174326897" table:style-name="ce1">
            <text:p>2.30174E+11</text:p>
          </table:table-cell>
          <table:table-cell table:number-columns-repeated="16381"/>
        </table:table-row>
        <table:table-row table:style-name="ro1">
          <table:table-cell office:value-type="float" office:value="1.6317880700023401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30158615112" table:style-name="ce1">
            <text:p>2.30159E+11</text:p>
          </table:table-cell>
          <table:table-cell table:number-columns-repeated="16381"/>
        </table:table-row>
        <table:table-row table:style-name="ro1">
          <table:table-cell office:value-type="float" office:value="1.6317880701026281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30152511597" table:style-name="ce1">
            <text:p>2.30153E+11</text:p>
          </table:table-cell>
          <table:table-cell table:number-columns-repeated="16381"/>
        </table:table-row>
        <table:table-row table:style-name="ro1">
          <table:table-cell office:value-type="float" office:value="1.6317880702022758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30107951164" table:style-name="ce1">
            <text:p>2.30108E+11</text:p>
          </table:table-cell>
          <table:table-cell table:number-columns-repeated="16381"/>
        </table:table-row>
        <table:table-row table:style-name="ro1">
          <table:table-cell office:value-type="float" office:value="1.6317880703021898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998803139" table:style-name="ce1">
            <text:p>2.29999E+11</text:p>
          </table:table-cell>
          <table:table-cell table:number-columns-repeated="16381"/>
        </table:table-row>
        <table:table-row table:style-name="ro1">
          <table:table-cell office:value-type="float" office:value="1.63178807040227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863762856" table:style-name="ce1">
            <text:p>2.29864E+11</text:p>
          </table:table-cell>
          <table:table-cell table:number-columns-repeated="16381"/>
        </table:table-row>
        <table:table-row table:style-name="ro1">
          <table:table-cell office:value-type="float" office:value="1.6317880705022838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667305946" table:style-name="ce1">
            <text:p>2.29667E+11</text:p>
          </table:table-cell>
          <table:table-cell table:number-columns-repeated="16381"/>
        </table:table-row>
        <table:table-row table:style-name="ro1">
          <table:table-cell office:value-type="float" office:value="1.6317880706025341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474925995" table:style-name="ce1">
            <text:p>2.29475E+11</text:p>
          </table:table-cell>
          <table:table-cell table:number-columns-repeated="16381"/>
        </table:table-row>
        <table:table-row table:style-name="ro1">
          <table:table-cell office:value-type="float" office:value="1.6317880707023777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29186821" table:style-name="ce1">
            <text:p>22929186821</text:p>
          </table:table-cell>
          <table:table-cell table:number-columns-repeated="16381"/>
        </table:table-row>
        <table:table-row table:style-name="ro1">
          <table:table-cell office:value-type="float" office:value="1.6317880708025684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065608978" table:style-name="ce1">
            <text:p>2.29066E+11</text:p>
          </table:table-cell>
          <table:table-cell table:number-columns-repeated="16381"/>
        </table:table-row>
        <table:table-row table:style-name="ro1">
          <table:table-cell office:value-type="float" office:value="1.6317880709029156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8885960579" table:style-name="ce1">
            <text:p>2.28886E+11</text:p>
          </table:table-cell>
          <table:table-cell table:number-columns-repeated="16381"/>
        </table:table-row>
        <table:table-row table:style-name="ro1">
          <table:table-cell office:value-type="float" office:value="1.6317880710024568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884106636" table:style-name="ce1">
            <text:p>22884106636</text:p>
          </table:table-cell>
          <table:table-cell table:number-columns-repeated="16381"/>
        </table:table-row>
        <table:table-row table:style-name="ro1">
          <table:table-cell office:value-type="float" office:value="1.6317880711026529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88159132" table:style-name="ce1">
            <text:p>2288159132</text:p>
          </table:table-cell>
          <table:table-cell table:number-columns-repeated="16381"/>
        </table:table-row>
        <table:table-row table:style-name="ro1">
          <table:table-cell office:value-type="float" office:value="1.6317880712029901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8918409348" table:style-name="ce1">
            <text:p>2.28918E+11</text:p>
          </table:table-cell>
          <table:table-cell table:number-columns-repeated="16381"/>
        </table:table-row>
        <table:table-row table:style-name="ro1">
          <table:table-cell office:value-type="float" office:value="1.6317880713025585E+18" table:style-name="ce1">
            <text:p>1.63179E+18</text:p>
          </table:table-cell>
          <table:table-cell office:value-type="float" office:value="-476795941591" table:style-name="ce1">
            <text:p>-4.76796E+11</text:p>
          </table:table-cell>
          <table:table-cell office:value-type="float" office:value="229118442535" table:style-name="ce1">
            <text:p>2.29118E+11</text:p>
          </table:table-cell>
          <table:table-cell table:number-columns-repeated="16381"/>
        </table:table-row>
        <table:table-row table:style-name="ro1">
          <table:table-cell office:value-type="float" office:value="1.6317880714025661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443026543" table:style-name="ce1">
            <text:p>2.28443E+11</text:p>
          </table:table-cell>
          <table:table-cell table:number-columns-repeated="16381"/>
        </table:table-row>
        <table:table-row table:style-name="ro1">
          <table:table-cell office:value-type="float" office:value="1.6317880715024241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722882271" table:style-name="ce1">
            <text:p>2.28723E+11</text:p>
          </table:table-cell>
          <table:table-cell table:number-columns-repeated="16381"/>
        </table:table-row>
        <table:table-row table:style-name="ro1">
          <table:table-cell office:value-type="float" office:value="1.631788071602366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878378868" table:style-name="ce1">
            <text:p>2.28878E+11</text:p>
          </table:table-cell>
          <table:table-cell table:number-columns-repeated="16381"/>
        </table:table-row>
        <table:table-row table:style-name="ro1">
          <table:table-cell office:value-type="float" office:value="1.6317880717024077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901171684" table:style-name="ce1">
            <text:p>2.28901E+11</text:p>
          </table:table-cell>
          <table:table-cell table:number-columns-repeated="16381"/>
        </table:table-row>
        <table:table-row table:style-name="ro1">
          <table:table-cell office:value-type="float" office:value="1.6317880718023299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848528862" table:style-name="ce1">
            <text:p>2.28849E+11</text:p>
          </table:table-cell>
          <table:table-cell table:number-columns-repeated="16381"/>
        </table:table-row>
        <table:table-row table:style-name="ro1">
          <table:table-cell office:value-type="float" office:value="1.6317880719024113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695607185" table:style-name="ce1">
            <text:p>2.28696E+11</text:p>
          </table:table-cell>
          <table:table-cell table:number-columns-repeated="16381"/>
        </table:table-row>
        <table:table-row table:style-name="ro1">
          <table:table-cell office:value-type="float" office:value="1.631788072002389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499507904" table:style-name="ce1">
            <text:p>2.285E+11</text:p>
          </table:table-cell>
          <table:table-cell table:number-columns-repeated="16381"/>
        </table:table-row>
        <table:table-row table:style-name="ro1">
          <table:table-cell office:value-type="float" office:value="1.631788072102518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274321556" table:style-name="ce1">
            <text:p>2.28274E+11</text:p>
          </table:table-cell>
          <table:table-cell table:number-columns-repeated="16381"/>
        </table:table-row>
        <table:table-row table:style-name="ro1">
          <table:table-cell office:value-type="float" office:value="1.6317880722023444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8014945984" table:style-name="ce1">
            <text:p>2.28015E+11</text:p>
          </table:table-cell>
          <table:table-cell table:number-columns-repeated="16381"/>
        </table:table-row>
        <table:table-row table:style-name="ro1">
          <table:table-cell office:value-type="float" office:value="1.6317880723023393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7804756165" table:style-name="ce1">
            <text:p>2.27805E+11</text:p>
          </table:table-cell>
          <table:table-cell table:number-columns-repeated="16381"/>
        </table:table-row>
        <table:table-row table:style-name="ro1">
          <table:table-cell office:value-type="float" office:value="1.6317880724022623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7632951736" table:style-name="ce1">
            <text:p>2.27633E+11</text:p>
          </table:table-cell>
          <table:table-cell table:number-columns-repeated="16381"/>
        </table:table-row>
        <table:table-row table:style-name="ro1">
          <table:table-cell office:value-type="float" office:value="1.6317880725023644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7494120598" table:style-name="ce1">
            <text:p>2.27494E+11</text:p>
          </table:table-cell>
          <table:table-cell table:number-columns-repeated="16381"/>
        </table:table-row>
        <table:table-row table:style-name="ro1">
          <table:table-cell office:value-type="float" office:value="1.6317880726025946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7409529686" table:style-name="ce1">
            <text:p>2.2741E+11</text:p>
          </table:table-cell>
          <table:table-cell table:number-columns-repeated="16381"/>
        </table:table-row>
        <table:table-row table:style-name="ro1">
          <table:table-cell office:value-type="float" office:value="1.6317880727022871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7441954613" table:style-name="ce1">
            <text:p>2.27442E+11</text:p>
          </table:table-cell>
          <table:table-cell table:number-columns-repeated="16381"/>
        </table:table-row>
        <table:table-row table:style-name="ro1">
          <table:table-cell office:value-type="float" office:value="1.6317880728024246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7488851547" table:style-name="ce1">
            <text:p>2.27489E+11</text:p>
          </table:table-cell>
          <table:table-cell table:number-columns-repeated="16381"/>
        </table:table-row>
        <table:table-row table:style-name="ro1">
          <table:table-cell office:value-type="float" office:value="1.631788072902314E+18" table:style-name="ce1">
            <text:p>1.63179E+18</text:p>
          </table:table-cell>
          <table:table-cell office:value-type="float" office:value="-490795910358" table:style-name="ce1">
            <text:p>-4.90796E+11</text:p>
          </table:table-cell>
          <table:table-cell office:value-type="float" office:value="227570605278" table:style-name="ce1">
            <text:p>2.27571E+11</text:p>
          </table:table-cell>
          <table:table-cell table:number-columns-repeated="16381"/>
        </table:table-row>
        <table:table-row table:style-name="ro1">
          <table:table-cell office:value-type="float" office:value="1.631788073002367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9933142662" table:style-name="ce1">
            <text:p>2.29933E+11</text:p>
          </table:table-cell>
          <table:table-cell table:number-columns-repeated="16381"/>
        </table:table-row>
        <table:table-row table:style-name="ro1">
          <table:table-cell office:value-type="float" office:value="1.6317880731025106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037474632" table:style-name="ce1">
            <text:p>2.30037E+11</text:p>
          </table:table-cell>
          <table:table-cell table:number-columns-repeated="16381"/>
        </table:table-row>
        <table:table-row table:style-name="ro1">
          <table:table-cell office:value-type="float" office:value="1.6317880732023045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142903328" table:style-name="ce1">
            <text:p>2.30143E+11</text:p>
          </table:table-cell>
          <table:table-cell table:number-columns-repeated="16381"/>
        </table:table-row>
        <table:table-row table:style-name="ro1">
          <table:table-cell office:value-type="float" office:value="1.6317880733023698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219435692" table:style-name="ce1">
            <text:p>2.30219E+11</text:p>
          </table:table-cell>
          <table:table-cell table:number-columns-repeated="16381"/>
        </table:table-row>
        <table:table-row table:style-name="ro1">
          <table:table-cell office:value-type="float" office:value="1.6317880734024737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266499519" table:style-name="ce1">
            <text:p>2.30266E+11</text:p>
          </table:table-cell>
          <table:table-cell table:number-columns-repeated="16381"/>
        </table:table-row>
        <table:table-row table:style-name="ro1">
          <table:table-cell office:value-type="float" office:value="1.6317880735024433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29692173" table:style-name="ce1">
            <text:p>23029692173</text:p>
          </table:table-cell>
          <table:table-cell table:number-columns-repeated="16381"/>
        </table:table-row>
        <table:table-row table:style-name="ro1">
          <table:table-cell office:value-type="float" office:value="1.6317880736023747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276870728" table:style-name="ce1">
            <text:p>2.30277E+11</text:p>
          </table:table-cell>
          <table:table-cell table:number-columns-repeated="16381"/>
        </table:table-row>
        <table:table-row table:style-name="ro1">
          <table:table-cell office:value-type="float" office:value="1.6317880737027917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168604851" table:style-name="ce1">
            <text:p>2.30169E+11</text:p>
          </table:table-cell>
          <table:table-cell table:number-columns-repeated="16381"/>
        </table:table-row>
        <table:table-row table:style-name="ro1">
          <table:table-cell office:value-type="float" office:value="1.6317880738023473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30067491531" table:style-name="ce1">
            <text:p>2.30067E+11</text:p>
          </table:table-cell>
          <table:table-cell table:number-columns-repeated="16381"/>
        </table:table-row>
        <table:table-row table:style-name="ro1">
          <table:table-cell office:value-type="float" office:value="1.631788073902473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9931139946" table:style-name="ce1">
            <text:p>2.29931E+11</text:p>
          </table:table-cell>
          <table:table-cell table:number-columns-repeated="16381"/>
        </table:table-row>
        <table:table-row table:style-name="ro1">
          <table:table-cell office:value-type="float" office:value="1.6317880740025073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9801297188" table:style-name="ce1">
            <text:p>2.29801E+11</text:p>
          </table:table-cell>
          <table:table-cell table:number-columns-repeated="16381"/>
        </table:table-row>
        <table:table-row table:style-name="ro1">
          <table:table-cell office:value-type="float" office:value="1.631788074102431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9558706284" table:style-name="ce1">
            <text:p>2.29559E+11</text:p>
          </table:table-cell>
          <table:table-cell table:number-columns-repeated="16381"/>
        </table:table-row>
        <table:table-row table:style-name="ro1">
          <table:table-cell office:value-type="float" office:value="1.631788074202367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9172921181" table:style-name="ce1">
            <text:p>2.29173E+11</text:p>
          </table:table-cell>
          <table:table-cell table:number-columns-repeated="16381"/>
        </table:table-row>
        <table:table-row table:style-name="ro1">
          <table:table-cell office:value-type="float" office:value="1.6317880743026563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8839206696" table:style-name="ce1">
            <text:p>2.28839E+11</text:p>
          </table:table-cell>
          <table:table-cell table:number-columns-repeated="16381"/>
        </table:table-row>
        <table:table-row table:style-name="ro1">
          <table:table-cell office:value-type="float" office:value="1.6317880744022397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8562903404" table:style-name="ce1">
            <text:p>2.28563E+11</text:p>
          </table:table-cell>
          <table:table-cell table:number-columns-repeated="16381"/>
        </table:table-row>
        <table:table-row table:style-name="ro1">
          <table:table-cell office:value-type="float" office:value="1.6317880745022761E+18" table:style-name="ce1">
            <text:p>1.63179E+18</text:p>
          </table:table-cell>
          <table:table-cell office:value-type="float" office:value="-464331299067" table:style-name="ce1">
            <text:p>-4.64331E+11</text:p>
          </table:table-cell>
          <table:table-cell office:value-type="float" office:value="228449845314" table:style-name="ce1">
            <text:p>2.2845E+11</text:p>
          </table:table-cell>
          <table:table-cell table:number-columns-repeated="16381"/>
        </table:table-row>
        <table:table-row table:style-name="ro1">
          <table:table-cell office:value-type="float" office:value="1.6317880746026045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279901505" table:style-name="ce1">
            <text:p>2.2728E+11</text:p>
          </table:table-cell>
          <table:table-cell table:number-columns-repeated="16381"/>
        </table:table-row>
        <table:table-row table:style-name="ro1">
          <table:table-cell office:value-type="float" office:value="1.6317880747023496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448606491" table:style-name="ce1">
            <text:p>2.27449E+11</text:p>
          </table:table-cell>
          <table:table-cell table:number-columns-repeated="16381"/>
        </table:table-row>
        <table:table-row table:style-name="ro1">
          <table:table-cell office:value-type="float" office:value="1.6317880748024358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689981461" table:style-name="ce1">
            <text:p>2.2769E+11</text:p>
          </table:table-cell>
          <table:table-cell table:number-columns-repeated="16381"/>
        </table:table-row>
        <table:table-row table:style-name="ro1">
          <table:table-cell office:value-type="float" office:value="1.6317880749025434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96163559" table:style-name="ce1">
            <text:p>22796163559</text:p>
          </table:table-cell>
          <table:table-cell table:number-columns-repeated="16381"/>
        </table:table-row>
        <table:table-row table:style-name="ro1">
          <table:table-cell office:value-type="float" office:value="1.6317880750024817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8149437904" table:style-name="ce1">
            <text:p>2.28149E+11</text:p>
          </table:table-cell>
          <table:table-cell table:number-columns-repeated="16381"/>
        </table:table-row>
        <table:table-row table:style-name="ro1">
          <table:table-cell office:value-type="float" office:value="1.6317880751027057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830593586" table:style-name="ce1">
            <text:p>22830593586</text:p>
          </table:table-cell>
          <table:table-cell table:number-columns-repeated="16381"/>
        </table:table-row>
        <table:table-row table:style-name="ro1">
          <table:table-cell office:value-type="float" office:value="1.631788075202538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8366208076" table:style-name="ce1">
            <text:p>2.28366E+11</text:p>
          </table:table-cell>
          <table:table-cell table:number-columns-repeated="16381"/>
        </table:table-row>
        <table:table-row table:style-name="ro1">
          <table:table-cell office:value-type="float" office:value="1.6317880753024888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8329086304" table:style-name="ce1">
            <text:p>2.28329E+11</text:p>
          </table:table-cell>
          <table:table-cell table:number-columns-repeated="16381"/>
        </table:table-row>
        <table:table-row table:style-name="ro1">
          <table:table-cell office:value-type="float" office:value="1.6317880754025725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8215813637" table:style-name="ce1">
            <text:p>2.28216E+11</text:p>
          </table:table-cell>
          <table:table-cell table:number-columns-repeated="16381"/>
        </table:table-row>
        <table:table-row table:style-name="ro1">
          <table:table-cell office:value-type="float" office:value="1.6317880755023724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983856201" table:style-name="ce1">
            <text:p>2.27984E+11</text:p>
          </table:table-cell>
          <table:table-cell table:number-columns-repeated="16381"/>
        </table:table-row>
        <table:table-row table:style-name="ro1">
          <table:table-cell office:value-type="float" office:value="1.6317880756023025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786445618" table:style-name="ce1">
            <text:p>2.27786E+11</text:p>
          </table:table-cell>
          <table:table-cell table:number-columns-repeated="16381"/>
        </table:table-row>
        <table:table-row table:style-name="ro1">
          <table:table-cell office:value-type="float" office:value="1.6317880757026299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638745308" table:style-name="ce1">
            <text:p>2.27639E+11</text:p>
          </table:table-cell>
          <table:table-cell table:number-columns-repeated="16381"/>
        </table:table-row>
        <table:table-row table:style-name="ro1">
          <table:table-cell office:value-type="float" office:value="1.6317880758023155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484798431" table:style-name="ce1">
            <text:p>2.27485E+11</text:p>
          </table:table-cell>
          <table:table-cell table:number-columns-repeated="16381"/>
        </table:table-row>
        <table:table-row table:style-name="ro1">
          <table:table-cell office:value-type="float" office:value="1.6317880759021983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347970009" table:style-name="ce1">
            <text:p>2.27348E+11</text:p>
          </table:table-cell>
          <table:table-cell table:number-columns-repeated="16381"/>
        </table:table-row>
        <table:table-row table:style-name="ro1">
          <table:table-cell office:value-type="float" office:value="1.6317880760029663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212762833" table:style-name="ce1">
            <text:p>2.27213E+11</text:p>
          </table:table-cell>
          <table:table-cell table:number-columns-repeated="16381"/>
        </table:table-row>
        <table:table-row table:style-name="ro1">
          <table:table-cell office:value-type="float" office:value="1.6317880761023137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123904228" table:style-name="ce1">
            <text:p>2.27124E+11</text:p>
          </table:table-cell>
          <table:table-cell table:number-columns-repeated="16381"/>
        </table:table-row>
        <table:table-row table:style-name="ro1">
          <table:table-cell office:value-type="float" office:value="1.6317880762022515E+18" table:style-name="ce1">
            <text:p>1.63179E+18</text:p>
          </table:table-cell>
          <table:table-cell office:value-type="float" office:value="-475187927485" table:style-name="ce1">
            <text:p>-4.75188E+11</text:p>
          </table:table-cell>
          <table:table-cell office:value-type="float" office:value="227096509933" table:style-name="ce1">
            <text:p>2.27097E+11</text:p>
          </table:table-cell>
          <table:table-cell table:number-columns-repeated="16381"/>
        </table:table-row>
        <table:table-row table:style-name="ro1">
          <table:table-cell office:value-type="float" office:value="1.6317880763025236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07674408" table:style-name="ce1">
            <text:p>22807674408</text:p>
          </table:table-cell>
          <table:table-cell table:number-columns-repeated="16381"/>
        </table:table-row>
        <table:table-row table:style-name="ro1">
          <table:table-cell office:value-type="float" office:value="1.6317880764023086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091859818" table:style-name="ce1">
            <text:p>2.28092E+11</text:p>
          </table:table-cell>
          <table:table-cell table:number-columns-repeated="16381"/>
        </table:table-row>
        <table:table-row table:style-name="ro1">
          <table:table-cell office:value-type="float" office:value="1.6317880765024328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187465668" table:style-name="ce1">
            <text:p>2.28187E+11</text:p>
          </table:table-cell>
          <table:table-cell table:number-columns-repeated="16381"/>
        </table:table-row>
        <table:table-row table:style-name="ro1">
          <table:table-cell office:value-type="float" office:value="1.6317880766022705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266429901" table:style-name="ce1">
            <text:p>2.28266E+11</text:p>
          </table:table-cell>
          <table:table-cell table:number-columns-repeated="16381"/>
        </table:table-row>
        <table:table-row table:style-name="ro1">
          <table:table-cell office:value-type="float" office:value="1.6317880767022671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343701363" table:style-name="ce1">
            <text:p>2.28344E+11</text:p>
          </table:table-cell>
          <table:table-cell table:number-columns-repeated="16381"/>
        </table:table-row>
        <table:table-row table:style-name="ro1">
          <table:table-cell office:value-type="float" office:value="1.6317880768022986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425502777" table:style-name="ce1">
            <text:p>2.28426E+11</text:p>
          </table:table-cell>
          <table:table-cell table:number-columns-repeated="16381"/>
        </table:table-row>
        <table:table-row table:style-name="ro1">
          <table:table-cell office:value-type="float" office:value="1.631788076902348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498411179" table:style-name="ce1">
            <text:p>2.28498E+11</text:p>
          </table:table-cell>
          <table:table-cell table:number-columns-repeated="16381"/>
        </table:table-row>
        <table:table-row table:style-name="ro1">
          <table:table-cell office:value-type="float" office:value="1.6317880770022973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63035202" table:style-name="ce1">
            <text:p>22863035202</text:p>
          </table:table-cell>
          <table:table-cell table:number-columns-repeated="16381"/>
        </table:table-row>
        <table:table-row table:style-name="ro1">
          <table:table-cell office:value-type="float" office:value="1.631788077102494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695964813" table:style-name="ce1">
            <text:p>2.28696E+11</text:p>
          </table:table-cell>
          <table:table-cell table:number-columns-repeated="16381"/>
        </table:table-row>
        <table:table-row table:style-name="ro1">
          <table:table-cell office:value-type="float" office:value="1.6317880772022753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716063499" table:style-name="ce1">
            <text:p>2.28716E+11</text:p>
          </table:table-cell>
          <table:table-cell table:number-columns-repeated="16381"/>
        </table:table-row>
        <table:table-row table:style-name="ro1">
          <table:table-cell office:value-type="float" office:value="1.6317880773024937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71723175" table:style-name="ce1">
            <text:p>22871723175</text:p>
          </table:table-cell>
          <table:table-cell table:number-columns-repeated="16381"/>
        </table:table-row>
        <table:table-row table:style-name="ro1">
          <table:table-cell office:value-type="float" office:value="1.6317880774026944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699183464" table:style-name="ce1">
            <text:p>2.28699E+11</text:p>
          </table:table-cell>
          <table:table-cell table:number-columns-repeated="16381"/>
        </table:table-row>
        <table:table-row table:style-name="ro1">
          <table:table-cell office:value-type="float" office:value="1.6317880775023201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638124466" table:style-name="ce1">
            <text:p>2.28638E+11</text:p>
          </table:table-cell>
          <table:table-cell table:number-columns-repeated="16381"/>
        </table:table-row>
        <table:table-row table:style-name="ro1">
          <table:table-cell office:value-type="float" office:value="1.6317880776024082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573703766" table:style-name="ce1">
            <text:p>2.28574E+11</text:p>
          </table:table-cell>
          <table:table-cell table:number-columns-repeated="16381"/>
        </table:table-row>
        <table:table-row table:style-name="ro1">
          <table:table-cell office:value-type="float" office:value="1.6317880777025336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484511375" table:style-name="ce1">
            <text:p>2.28485E+11</text:p>
          </table:table-cell>
          <table:table-cell table:number-columns-repeated="16381"/>
        </table:table-row>
        <table:table-row table:style-name="ro1">
          <table:table-cell office:value-type="float" office:value="1.6317880778023419E+18" table:style-name="ce1">
            <text:p>1.63179E+18</text:p>
          </table:table-cell>
          <table:table-cell office:value-type="float" office:value="-47830966115" table:style-name="ce1">
            <text:p>-47830966115</text:p>
          </table:table-cell>
          <table:table-cell office:value-type="float" office:value="228398680687" table:style-name="ce1">
            <text:p>2.28399E+11</text:p>
          </table:table-cell>
          <table:table-cell table:number-columns-repeated="16381"/>
        </table:table-row>
        <table:table-row table:style-name="ro1">
          <table:table-cell office:value-type="float" office:value="1.6317880779024681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870582581" table:style-name="ce1">
            <text:p>2.28871E+11</text:p>
          </table:table-cell>
          <table:table-cell table:number-columns-repeated="16381"/>
        </table:table-row>
        <table:table-row table:style-name="ro1">
          <table:table-cell office:value-type="float" office:value="1.6317880780029522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799104691" table:style-name="ce1">
            <text:p>2.28799E+11</text:p>
          </table:table-cell>
          <table:table-cell table:number-columns-repeated="16381"/>
        </table:table-row>
        <table:table-row table:style-name="ro1">
          <table:table-cell office:value-type="float" office:value="1.6317880781023063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71966362" table:style-name="ce1">
            <text:p>22871966362</text:p>
          </table:table-cell>
          <table:table-cell table:number-columns-repeated="16381"/>
        </table:table-row>
        <table:table-row table:style-name="ro1">
          <table:table-cell office:value-type="float" office:value="1.6317880782023135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628778458" table:style-name="ce1">
            <text:p>2.28629E+11</text:p>
          </table:table-cell>
          <table:table-cell table:number-columns-repeated="16381"/>
        </table:table-row>
        <table:table-row table:style-name="ro1">
          <table:table-cell office:value-type="float" office:value="1.6317880783024251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564810753" table:style-name="ce1">
            <text:p>2.28565E+11</text:p>
          </table:table-cell>
          <table:table-cell table:number-columns-repeated="16381"/>
        </table:table-row>
        <table:table-row table:style-name="ro1">
          <table:table-cell office:value-type="float" office:value="1.6317880784022751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517484665" table:style-name="ce1">
            <text:p>2.28517E+11</text:p>
          </table:table-cell>
          <table:table-cell table:number-columns-repeated="16381"/>
        </table:table-row>
        <table:table-row table:style-name="ro1">
          <table:table-cell office:value-type="float" office:value="1.6317880785023178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530788422" table:style-name="ce1">
            <text:p>2.28531E+11</text:p>
          </table:table-cell>
          <table:table-cell table:number-columns-repeated="16381"/>
        </table:table-row>
        <table:table-row table:style-name="ro1">
          <table:table-cell office:value-type="float" office:value="1.6317880786024479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531908989" table:style-name="ce1">
            <text:p>2.28532E+11</text:p>
          </table:table-cell>
          <table:table-cell table:number-columns-repeated="16381"/>
        </table:table-row>
        <table:table-row table:style-name="ro1">
          <table:table-cell office:value-type="float" office:value="1.6317880787022835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593945503" table:style-name="ce1">
            <text:p>2.28594E+11</text:p>
          </table:table-cell>
          <table:table-cell table:number-columns-repeated="16381"/>
        </table:table-row>
        <table:table-row table:style-name="ro1">
          <table:table-cell office:value-type="float" office:value="1.6317880788023777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649926186" table:style-name="ce1">
            <text:p>2.2865E+11</text:p>
          </table:table-cell>
          <table:table-cell table:number-columns-repeated="16381"/>
        </table:table-row>
        <table:table-row table:style-name="ro1">
          <table:table-cell office:value-type="float" office:value="1.6317880789023754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709101677" table:style-name="ce1">
            <text:p>2.28709E+11</text:p>
          </table:table-cell>
          <table:table-cell table:number-columns-repeated="16381"/>
        </table:table-row>
        <table:table-row table:style-name="ro1">
          <table:table-cell office:value-type="float" office:value="1.6317880790022881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75623703" table:style-name="ce1">
            <text:p>22875623703</text:p>
          </table:table-cell>
          <table:table-cell table:number-columns-repeated="16381"/>
        </table:table-row>
        <table:table-row table:style-name="ro1">
          <table:table-cell office:value-type="float" office:value="1.6317880791026627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79588604" table:style-name="ce1">
            <text:p>22879588604</text:p>
          </table:table-cell>
          <table:table-cell table:number-columns-repeated="16381"/>
        </table:table-row>
        <table:table-row table:style-name="ro1">
          <table:table-cell office:value-type="float" office:value="1.6317880792023084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829884529" table:style-name="ce1">
            <text:p>2.2883E+11</text:p>
          </table:table-cell>
          <table:table-cell table:number-columns-repeated="16381"/>
        </table:table-row>
        <table:table-row table:style-name="ro1">
          <table:table-cell office:value-type="float" office:value="1.631788079302453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841090202" table:style-name="ce1">
            <text:p>2.28841E+11</text:p>
          </table:table-cell>
          <table:table-cell table:number-columns-repeated="16381"/>
        </table:table-row>
        <table:table-row table:style-name="ro1">
          <table:table-cell office:value-type="float" office:value="1.6317880794025836E+18" table:style-name="ce1">
            <text:p>1.63179E+18</text:p>
          </table:table-cell>
          <table:table-cell office:value-type="float" office:value="-463170081377" table:style-name="ce1">
            <text:p>-4.6317E+11</text:p>
          </table:table-cell>
          <table:table-cell office:value-type="float" office:value="228835010529" table:style-name="ce1">
            <text:p>2.28835E+11</text:p>
          </table:table-cell>
          <table:table-cell table:number-columns-repeated="16381"/>
        </table:table-row>
        <table:table-row table:style-name="ro1">
          <table:table-cell office:value-type="float" office:value="1.6317880795023468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844380379" table:style-name="ce1">
            <text:p>2.28844E+11</text:p>
          </table:table-cell>
          <table:table-cell table:number-columns-repeated="16381"/>
        </table:table-row>
        <table:table-row table:style-name="ro1">
          <table:table-cell office:value-type="float" office:value="1.6317880796025116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802990913" table:style-name="ce1">
            <text:p>2.28803E+11</text:p>
          </table:table-cell>
          <table:table-cell table:number-columns-repeated="16381"/>
        </table:table-row>
        <table:table-row table:style-name="ro1">
          <table:table-cell office:value-type="float" office:value="1.6317880797025715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729820251" table:style-name="ce1">
            <text:p>2.2873E+11</text:p>
          </table:table-cell>
          <table:table-cell table:number-columns-repeated="16381"/>
        </table:table-row>
        <table:table-row table:style-name="ro1">
          <table:table-cell office:value-type="float" office:value="1.6317880798022543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681588173" table:style-name="ce1">
            <text:p>2.28682E+11</text:p>
          </table:table-cell>
          <table:table-cell table:number-columns-repeated="16381"/>
        </table:table-row>
        <table:table-row table:style-name="ro1">
          <table:table-cell office:value-type="float" office:value="1.6317880799024264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640151024" table:style-name="ce1">
            <text:p>2.2864E+11</text:p>
          </table:table-cell>
          <table:table-cell table:number-columns-repeated="16381"/>
        </table:table-row>
        <table:table-row table:style-name="ro1">
          <table:table-cell office:value-type="float" office:value="1.6317880800027523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599143028" table:style-name="ce1">
            <text:p>2.28599E+11</text:p>
          </table:table-cell>
          <table:table-cell table:number-columns-repeated="16381"/>
        </table:table-row>
        <table:table-row table:style-name="ro1">
          <table:table-cell office:value-type="float" office:value="1.6317880801022615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573560715" table:style-name="ce1">
            <text:p>2.28574E+11</text:p>
          </table:table-cell>
          <table:table-cell table:number-columns-repeated="16381"/>
        </table:table-row>
        <table:table-row table:style-name="ro1">
          <table:table-cell office:value-type="float" office:value="1.6317880802023222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526711464" table:style-name="ce1">
            <text:p>2.28527E+11</text:p>
          </table:table-cell>
          <table:table-cell table:number-columns-repeated="16381"/>
        </table:table-row>
        <table:table-row table:style-name="ro1">
          <table:table-cell office:value-type="float" office:value="1.6317880803026481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50496769" table:style-name="ce1">
            <text:p>22850496769</text:p>
          </table:table-cell>
          <table:table-cell table:number-columns-repeated="16381"/>
        </table:table-row>
        <table:table-row table:style-name="ro1">
          <table:table-cell office:value-type="float" office:value="1.6317880804023544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492736816" table:style-name="ce1">
            <text:p>2.28493E+11</text:p>
          </table:table-cell>
          <table:table-cell table:number-columns-repeated="16381"/>
        </table:table-row>
        <table:table-row table:style-name="ro1">
          <table:table-cell office:value-type="float" office:value="1.6317880805025275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586745262" table:style-name="ce1">
            <text:p>2.28587E+11</text:p>
          </table:table-cell>
          <table:table-cell table:number-columns-repeated="16381"/>
        </table:table-row>
        <table:table-row table:style-name="ro1">
          <table:table-cell office:value-type="float" office:value="1.6317880806024105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627085686" table:style-name="ce1">
            <text:p>2.28627E+11</text:p>
          </table:table-cell>
          <table:table-cell table:number-columns-repeated="16381"/>
        </table:table-row>
        <table:table-row table:style-name="ro1">
          <table:table-cell office:value-type="float" office:value="1.6317880807022961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634333611" table:style-name="ce1">
            <text:p>2.28634E+11</text:p>
          </table:table-cell>
          <table:table-cell table:number-columns-repeated="16381"/>
        </table:table-row>
        <table:table-row table:style-name="ro1">
          <table:table-cell office:value-type="float" office:value="1.6317880808025508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660106659" table:style-name="ce1">
            <text:p>2.2866E+11</text:p>
          </table:table-cell>
          <table:table-cell table:number-columns-repeated="16381"/>
        </table:table-row>
        <table:table-row table:style-name="ro1">
          <table:table-cell office:value-type="float" office:value="1.6317880809023012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680968285" table:style-name="ce1">
            <text:p>2.28681E+11</text:p>
          </table:table-cell>
          <table:table-cell table:number-columns-repeated="16381"/>
        </table:table-row>
        <table:table-row table:style-name="ro1">
          <table:table-cell office:value-type="float" office:value="1.6317880810023478E+18" table:style-name="ce1">
            <text:p>1.63179E+18</text:p>
          </table:table-cell>
          <table:table-cell office:value-type="float" office:value="-464006394148" table:style-name="ce1">
            <text:p>-4.64006E+11</text:p>
          </table:table-cell>
          <table:table-cell office:value-type="float" office:value="228704285622" table:style-name="ce1">
            <text:p>2.28704E+11</text:p>
          </table:table-cell>
          <table:table-cell table:number-columns-repeated="16381"/>
        </table:table-row>
        <table:table-row table:style-name="ro1">
          <table:table-cell office:value-type="float" office:value="1.6317880811022922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375531197" table:style-name="ce1">
            <text:p>2.27376E+11</text:p>
          </table:table-cell>
          <table:table-cell table:number-columns-repeated="16381"/>
        </table:table-row>
        <table:table-row table:style-name="ro1">
          <table:table-cell office:value-type="float" office:value="1.6317880812023642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381467819" table:style-name="ce1">
            <text:p>2.27381E+11</text:p>
          </table:table-cell>
          <table:table-cell table:number-columns-repeated="16381"/>
        </table:table-row>
        <table:table-row table:style-name="ro1">
          <table:table-cell office:value-type="float" office:value="1.6317880813023153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373838425" table:style-name="ce1">
            <text:p>2.27374E+11</text:p>
          </table:table-cell>
          <table:table-cell table:number-columns-repeated="16381"/>
        </table:table-row>
        <table:table-row table:style-name="ro1">
          <table:table-cell office:value-type="float" office:value="1.6317880814024852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353072166" table:style-name="ce1">
            <text:p>2.27353E+11</text:p>
          </table:table-cell>
          <table:table-cell table:number-columns-repeated="16381"/>
        </table:table-row>
        <table:table-row table:style-name="ro1">
          <table:table-cell office:value-type="float" office:value="1.6317880815022843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337765694" table:style-name="ce1">
            <text:p>2.27338E+11</text:p>
          </table:table-cell>
          <table:table-cell table:number-columns-repeated="16381"/>
        </table:table-row>
        <table:table-row table:style-name="ro1">
          <table:table-cell office:value-type="float" office:value="1.6317880816023547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304911613" table:style-name="ce1">
            <text:p>2.27305E+11</text:p>
          </table:table-cell>
          <table:table-cell table:number-columns-repeated="16381"/>
        </table:table-row>
        <table:table-row table:style-name="ro1">
          <table:table-cell office:value-type="float" office:value="1.6317880817026793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25186348" table:style-name="ce1">
            <text:p>22725186348</text:p>
          </table:table-cell>
          <table:table-cell table:number-columns-repeated="16381"/>
        </table:table-row>
        <table:table-row table:style-name="ro1">
          <table:table-cell office:value-type="float" office:value="1.6317880818023091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2149086" table:style-name="ce1">
            <text:p>2272149086</text:p>
          </table:table-cell>
          <table:table-cell table:number-columns-repeated="16381"/>
        </table:table-row>
        <table:table-row table:style-name="ro1">
          <table:table-cell office:value-type="float" office:value="1.6317880819024202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77143097" table:style-name="ce1">
            <text:p>2.27177E+11</text:p>
          </table:table-cell>
          <table:table-cell table:number-columns-repeated="16381"/>
        </table:table-row>
        <table:table-row table:style-name="ro1">
          <table:table-cell office:value-type="float" office:value="1.6317880820024338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43907547" table:style-name="ce1">
            <text:p>2.27144E+11</text:p>
          </table:table-cell>
          <table:table-cell table:number-columns-repeated="16381"/>
        </table:table-row>
        <table:table-row table:style-name="ro1">
          <table:table-cell office:value-type="float" office:value="1.6317880821023365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11649513" table:style-name="ce1">
            <text:p>2.27112E+11</text:p>
          </table:table-cell>
          <table:table-cell table:number-columns-repeated="16381"/>
        </table:table-row>
        <table:table-row table:style-name="ro1">
          <table:table-cell office:value-type="float" office:value="1.6317880822023235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14295959" table:style-name="ce1">
            <text:p>2.27114E+11</text:p>
          </table:table-cell>
          <table:table-cell table:number-columns-repeated="16381"/>
        </table:table-row>
        <table:table-row table:style-name="ro1">
          <table:table-cell office:value-type="float" office:value="1.6317880823023762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14367485" table:style-name="ce1">
            <text:p>2.27114E+11</text:p>
          </table:table-cell>
          <table:table-cell table:number-columns-repeated="16381"/>
        </table:table-row>
        <table:table-row table:style-name="ro1">
          <table:table-cell office:value-type="float" office:value="1.631788082402324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26336098" table:style-name="ce1">
            <text:p>2.27126E+11</text:p>
          </table:table-cell>
          <table:table-cell table:number-columns-repeated="16381"/>
        </table:table-row>
        <table:table-row table:style-name="ro1">
          <table:table-cell office:value-type="float" office:value="1.6317880825023903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095007896" table:style-name="ce1">
            <text:p>2.27095E+11</text:p>
          </table:table-cell>
          <table:table-cell table:number-columns-repeated="16381"/>
        </table:table-row>
        <table:table-row table:style-name="ro1">
          <table:table-cell office:value-type="float" office:value="1.6317880826027348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04640007" table:style-name="ce1">
            <text:p>2.27105E+11</text:p>
          </table:table-cell>
          <table:table-cell table:number-columns-repeated="16381"/>
        </table:table-row>
        <table:table-row table:style-name="ro1">
          <table:table-cell office:value-type="float" office:value="1.6317880827023654E+18" table:style-name="ce1">
            <text:p>1.63179E+18</text:p>
          </table:table-cell>
          <table:table-cell office:value-type="float" office:value="-473675310612" table:style-name="ce1">
            <text:p>-4.73675E+11</text:p>
          </table:table-cell>
          <table:table-cell office:value-type="float" office:value="227156066895" table:style-name="ce1">
            <text:p>2.27156E+11</text:p>
          </table:table-cell>
          <table:table-cell table:number-columns-repeated="16381"/>
        </table:table-row>
        <table:table-row table:style-name="ro1">
          <table:table-cell office:value-type="float" office:value="1.6317880828023219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280402184" table:style-name="ce1">
            <text:p>2.2728E+11</text:p>
          </table:table-cell>
          <table:table-cell table:number-columns-repeated="16381"/>
        </table:table-row>
        <table:table-row table:style-name="ro1">
          <table:table-cell office:value-type="float" office:value="1.6317880829025262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290701866" table:style-name="ce1">
            <text:p>2.27291E+11</text:p>
          </table:table-cell>
          <table:table-cell table:number-columns-repeated="16381"/>
        </table:table-row>
        <table:table-row table:style-name="ro1">
          <table:table-cell office:value-type="float" office:value="1.6317880830022815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309441566" table:style-name="ce1">
            <text:p>2.27309E+11</text:p>
          </table:table-cell>
          <table:table-cell table:number-columns-repeated="16381"/>
        </table:table-row>
        <table:table-row table:style-name="ro1">
          <table:table-cell office:value-type="float" office:value="1.6317880831025096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306485176" table:style-name="ce1">
            <text:p>2.27306E+11</text:p>
          </table:table-cell>
          <table:table-cell table:number-columns-repeated="16381"/>
        </table:table-row>
        <table:table-row table:style-name="ro1">
          <table:table-cell office:value-type="float" office:value="1.6317880832023992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252292633" table:style-name="ce1">
            <text:p>2.27252E+11</text:p>
          </table:table-cell>
          <table:table-cell table:number-columns-repeated="16381"/>
        </table:table-row>
        <table:table-row table:style-name="ro1">
          <table:table-cell office:value-type="float" office:value="1.6317880833023557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212047577" table:style-name="ce1">
            <text:p>2.27212E+11</text:p>
          </table:table-cell>
          <table:table-cell table:number-columns-repeated="16381"/>
        </table:table-row>
        <table:table-row table:style-name="ro1">
          <table:table-cell office:value-type="float" office:value="1.6317880834025874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169013023" table:style-name="ce1">
            <text:p>2.27169E+11</text:p>
          </table:table-cell>
          <table:table-cell table:number-columns-repeated="16381"/>
        </table:table-row>
        <table:table-row table:style-name="ro1">
          <table:table-cell office:value-type="float" office:value="1.6317880835022505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122855186" table:style-name="ce1">
            <text:p>2.27123E+11</text:p>
          </table:table-cell>
          <table:table-cell table:number-columns-repeated="16381"/>
        </table:table-row>
        <table:table-row table:style-name="ro1">
          <table:table-cell office:value-type="float" office:value="1.6317880836024415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091145515" table:style-name="ce1">
            <text:p>2.27091E+11</text:p>
          </table:table-cell>
          <table:table-cell table:number-columns-repeated="16381"/>
        </table:table-row>
        <table:table-row table:style-name="ro1">
          <table:table-cell office:value-type="float" office:value="1.6317880837024589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079796791" table:style-name="ce1">
            <text:p>2.2708E+11</text:p>
          </table:table-cell>
          <table:table-cell table:number-columns-repeated="16381"/>
        </table:table-row>
        <table:table-row table:style-name="ro1">
          <table:table-cell office:value-type="float" office:value="1.6317880838023754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06182003" table:style-name="ce1">
            <text:p>22706182003</text:p>
          </table:table-cell>
          <table:table-cell table:number-columns-repeated="16381"/>
        </table:table-row>
        <table:table-row table:style-name="ro1">
          <table:table-cell office:value-type="float" office:value="1.6317880839024814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048635483" table:style-name="ce1">
            <text:p>2.27049E+11</text:p>
          </table:table-cell>
          <table:table-cell table:number-columns-repeated="16381"/>
        </table:table-row>
        <table:table-row table:style-name="ro1">
          <table:table-cell office:value-type="float" office:value="1.6317880840025984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7015089989" table:style-name="ce1">
            <text:p>2.27015E+11</text:p>
          </table:table-cell>
          <table:table-cell table:number-columns-repeated="16381"/>
        </table:table-row>
        <table:table-row table:style-name="ro1">
          <table:table-cell office:value-type="float" office:value="1.6317880841023846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6993727684" table:style-name="ce1">
            <text:p>2.26994E+11</text:p>
          </table:table-cell>
          <table:table-cell table:number-columns-repeated="16381"/>
        </table:table-row>
        <table:table-row table:style-name="ro1">
          <table:table-cell office:value-type="float" office:value="1.6317880842024461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6953864098" table:style-name="ce1">
            <text:p>2.26954E+11</text:p>
          </table:table-cell>
          <table:table-cell table:number-columns-repeated="16381"/>
        </table:table-row>
        <table:table-row table:style-name="ro1">
          <table:table-cell office:value-type="float" office:value="1.6317880843026911E+18" table:style-name="ce1">
            <text:p>1.63179E+18</text:p>
          </table:table-cell>
          <table:table-cell office:value-type="float" office:value="-458895117044" table:style-name="ce1">
            <text:p>-4.58895E+11</text:p>
          </table:table-cell>
          <table:table-cell office:value-type="float" office:value="226936030388" table:style-name="ce1">
            <text:p>2.26936E+11</text:p>
          </table:table-cell>
          <table:table-cell table:number-columns-repeated="16381"/>
        </table:table-row>
        <table:table-row table:style-name="ro1">
          <table:table-cell office:value-type="float" office:value="1.6317880844023478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6710748672" table:style-name="ce1">
            <text:p>2.26711E+11</text:p>
          </table:table-cell>
          <table:table-cell table:number-columns-repeated="16381"/>
        </table:table-row>
        <table:table-row table:style-name="ro1">
          <table:table-cell office:value-type="float" office:value="1.631788084502336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680208683" table:style-name="ce1">
            <text:p>22680208683</text:p>
          </table:table-cell>
          <table:table-cell table:number-columns-repeated="16381"/>
        </table:table-row>
        <table:table-row table:style-name="ro1">
          <table:table-cell office:value-type="float" office:value="1.6317880846023181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6855993271" table:style-name="ce1">
            <text:p>2.26856E+11</text:p>
          </table:table-cell>
          <table:table-cell table:number-columns-repeated="16381"/>
        </table:table-row>
        <table:table-row table:style-name="ro1">
          <table:table-cell office:value-type="float" office:value="1.6317880847023821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6885509491" table:style-name="ce1">
            <text:p>2.26886E+11</text:p>
          </table:table-cell>
          <table:table-cell table:number-columns-repeated="16381"/>
        </table:table-row>
        <table:table-row table:style-name="ro1">
          <table:table-cell office:value-type="float" office:value="1.6317880848025452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6940274239" table:style-name="ce1">
            <text:p>2.2694E+11</text:p>
          </table:table-cell>
          <table:table-cell table:number-columns-repeated="16381"/>
        </table:table-row>
        <table:table-row table:style-name="ro1">
          <table:table-cell office:value-type="float" office:value="1.6317880849022689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00111866" table:style-name="ce1">
            <text:p>22700111866</text:p>
          </table:table-cell>
          <table:table-cell table:number-columns-repeated="16381"/>
        </table:table-row>
        <table:table-row table:style-name="ro1">
          <table:table-cell office:value-type="float" office:value="1.6317880850022945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04269886" table:style-name="ce1">
            <text:p>22704269886</text:p>
          </table:table-cell>
          <table:table-cell table:number-columns-repeated="16381"/>
        </table:table-row>
        <table:table-row table:style-name="ro1">
          <table:table-cell office:value-type="float" office:value="1.6317880851025513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09338665" table:style-name="ce1">
            <text:p>22709338665</text:p>
          </table:table-cell>
          <table:table-cell table:number-columns-repeated="16381"/>
        </table:table-row>
        <table:table-row table:style-name="ro1">
          <table:table-cell office:value-type="float" office:value="1.6317880852023496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39592171" table:style-name="ce1">
            <text:p>2.2714E+11</text:p>
          </table:table-cell>
          <table:table-cell table:number-columns-repeated="16381"/>
        </table:table-row>
        <table:table-row table:style-name="ro1">
          <table:table-cell office:value-type="float" office:value="1.6317880853022879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70062065" table:style-name="ce1">
            <text:p>2.2717E+11</text:p>
          </table:table-cell>
          <table:table-cell table:number-columns-repeated="16381"/>
        </table:table-row>
        <table:table-row table:style-name="ro1">
          <table:table-cell office:value-type="float" office:value="1.6317880854027766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86870575" table:style-name="ce1">
            <text:p>2.27187E+11</text:p>
          </table:table-cell>
          <table:table-cell table:number-columns-repeated="16381"/>
        </table:table-row>
        <table:table-row table:style-name="ro1">
          <table:table-cell office:value-type="float" office:value="1.6317880855022707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44670486" table:style-name="ce1">
            <text:p>2.27145E+11</text:p>
          </table:table-cell>
          <table:table-cell table:number-columns-repeated="16381"/>
        </table:table-row>
        <table:table-row table:style-name="ro1">
          <table:table-cell office:value-type="float" office:value="1.6317880856023219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28720284" table:style-name="ce1">
            <text:p>2.27129E+11</text:p>
          </table:table-cell>
          <table:table-cell table:number-columns-repeated="16381"/>
        </table:table-row>
        <table:table-row table:style-name="ro1">
          <table:table-cell office:value-type="float" office:value="1.6317880857022124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34132385" table:style-name="ce1">
            <text:p>2.27134E+11</text:p>
          </table:table-cell>
          <table:table-cell table:number-columns-repeated="16381"/>
        </table:table-row>
        <table:table-row table:style-name="ro1">
          <table:table-cell office:value-type="float" office:value="1.6317880858023578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28553391" table:style-name="ce1">
            <text:p>2.27129E+11</text:p>
          </table:table-cell>
          <table:table-cell table:number-columns-repeated="16381"/>
        </table:table-row>
        <table:table-row table:style-name="ro1">
          <table:table-cell office:value-type="float" office:value="1.631788085902303E+18" table:style-name="ce1">
            <text:p>1.63179E+18</text:p>
          </table:table-cell>
          <table:table-cell office:value-type="float" office:value="-470948576927" table:style-name="ce1">
            <text:p>-4.70949E+11</text:p>
          </table:table-cell>
          <table:table-cell office:value-type="float" office:value="227119660378" table:style-name="ce1">
            <text:p>2.2712E+11</text:p>
          </table:table-cell>
          <table:table-cell table:number-columns-repeated="16381"/>
        </table:table-row>
        <table:table-row table:style-name="ro1">
          <table:table-cell office:value-type="float" office:value="1.6317880860022131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7151870728" table:style-name="ce1">
            <text:p>2.27152E+11</text:p>
          </table:table-cell>
          <table:table-cell table:number-columns-repeated="16381"/>
        </table:table-row>
        <table:table-row table:style-name="ro1">
          <table:table-cell office:value-type="float" office:value="1.6317880861022925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7096796036" table:style-name="ce1">
            <text:p>2.27097E+11</text:p>
          </table:table-cell>
          <table:table-cell table:number-columns-repeated="16381"/>
        </table:table-row>
        <table:table-row table:style-name="ro1">
          <table:table-cell office:value-type="float" office:value="1.6317880862025572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7066540718" table:style-name="ce1">
            <text:p>2.27067E+11</text:p>
          </table:table-cell>
          <table:table-cell table:number-columns-repeated="16381"/>
        </table:table-row>
        <table:table-row table:style-name="ro1">
          <table:table-cell office:value-type="float" office:value="1.6317880863023322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7022790909" table:style-name="ce1">
            <text:p>2.27023E+11</text:p>
          </table:table-cell>
          <table:table-cell table:number-columns-repeated="16381"/>
        </table:table-row>
        <table:table-row table:style-name="ro1">
          <table:table-cell office:value-type="float" office:value="1.6317880864023048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981711388" table:style-name="ce1">
            <text:p>2.26982E+11</text:p>
          </table:table-cell>
          <table:table-cell table:number-columns-repeated="16381"/>
        </table:table-row>
        <table:table-row table:style-name="ro1">
          <table:table-cell office:value-type="float" office:value="1.6317880865024678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86916161" table:style-name="ce1">
            <text:p>2.26887E+11</text:p>
          </table:table-cell>
          <table:table-cell table:number-columns-repeated="16381"/>
        </table:table-row>
        <table:table-row table:style-name="ro1">
          <table:table-cell office:value-type="float" office:value="1.6317880866023544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33415031" table:style-name="ce1">
            <text:p>2.26833E+11</text:p>
          </table:table-cell>
          <table:table-cell table:number-columns-repeated="16381"/>
        </table:table-row>
        <table:table-row table:style-name="ro1">
          <table:table-cell office:value-type="float" office:value="1.6317880867024492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759576797" table:style-name="ce1">
            <text:p>2.2676E+11</text:p>
          </table:table-cell>
          <table:table-cell table:number-columns-repeated="16381"/>
        </table:table-row>
        <table:table-row table:style-name="ro1">
          <table:table-cell office:value-type="float" office:value="1.6317880868031683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724362373" table:style-name="ce1">
            <text:p>2.26724E+11</text:p>
          </table:table-cell>
          <table:table-cell table:number-columns-repeated="16381"/>
        </table:table-row>
        <table:table-row table:style-name="ro1">
          <table:table-cell office:value-type="float" office:value="1.6317880869024069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702332497" table:style-name="ce1">
            <text:p>2.26702E+11</text:p>
          </table:table-cell>
          <table:table-cell table:number-columns-repeated="16381"/>
        </table:table-row>
        <table:table-row table:style-name="ro1">
          <table:table-cell office:value-type="float" office:value="1.6317880870022853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10216904" table:style-name="ce1">
            <text:p>2.2681E+11</text:p>
          </table:table-cell>
          <table:table-cell table:number-columns-repeated="16381"/>
        </table:table-row>
        <table:table-row table:style-name="ro1">
          <table:table-cell office:value-type="float" office:value="1.6317880871027308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45097542" table:style-name="ce1">
            <text:p>2.26845E+11</text:p>
          </table:table-cell>
          <table:table-cell table:number-columns-repeated="16381"/>
        </table:table-row>
        <table:table-row table:style-name="ro1">
          <table:table-cell office:value-type="float" office:value="1.6317880872022817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44835281" table:style-name="ce1">
            <text:p>2.26845E+11</text:p>
          </table:table-cell>
          <table:table-cell table:number-columns-repeated="16381"/>
        </table:table-row>
        <table:table-row table:style-name="ro1">
          <table:table-cell office:value-type="float" office:value="1.6317880873022743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50199699" table:style-name="ce1">
            <text:p>2.2685E+11</text:p>
          </table:table-cell>
          <table:table-cell table:number-columns-repeated="16381"/>
        </table:table-row>
        <table:table-row table:style-name="ro1">
          <table:table-cell office:value-type="float" office:value="1.6317880874025864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37325096" table:style-name="ce1">
            <text:p>2.26837E+11</text:p>
          </table:table-cell>
          <table:table-cell table:number-columns-repeated="16381"/>
        </table:table-row>
        <table:table-row table:style-name="ro1">
          <table:table-cell office:value-type="float" office:value="1.6317880875023754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39232445" table:style-name="ce1">
            <text:p>2.26839E+11</text:p>
          </table:table-cell>
          <table:table-cell table:number-columns-repeated="16381"/>
        </table:table-row>
        <table:table-row table:style-name="ro1">
          <table:table-cell office:value-type="float" office:value="1.6317880876023629E+18" table:style-name="ce1">
            <text:p>1.63179E+18</text:p>
          </table:table-cell>
          <table:table-cell office:value-type="float" office:value="-437623977661" table:style-name="ce1">
            <text:p>-4.37624E+11</text:p>
          </table:table-cell>
          <table:table-cell office:value-type="float" office:value="226811671257" table:style-name="ce1">
            <text:p>2.26812E+11</text:p>
          </table:table-cell>
          <table:table-cell table:number-columns-repeated="16381"/>
        </table:table-row>
        <table:table-row table:style-name="ro1">
          <table:table-cell office:value-type="float" office:value="1.6317880877022088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374053001" table:style-name="ce1">
            <text:p>2.27374E+11</text:p>
          </table:table-cell>
          <table:table-cell table:number-columns-repeated="16381"/>
        </table:table-row>
        <table:table-row table:style-name="ro1">
          <table:table-cell office:value-type="float" office:value="1.6317880878023629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329897881" table:style-name="ce1">
            <text:p>2.2733E+11</text:p>
          </table:table-cell>
          <table:table-cell table:number-columns-repeated="16381"/>
        </table:table-row>
        <table:table-row table:style-name="ro1">
          <table:table-cell office:value-type="float" office:value="1.6317880879026842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90654182" table:style-name="ce1">
            <text:p>2.27291E+11</text:p>
          </table:table-cell>
          <table:table-cell table:number-columns-repeated="16381"/>
        </table:table-row>
        <table:table-row table:style-name="ro1">
          <table:table-cell office:value-type="float" office:value="1.6317880880023014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39894867" table:style-name="ce1">
            <text:p>2.2724E+11</text:p>
          </table:table-cell>
          <table:table-cell table:number-columns-repeated="16381"/>
        </table:table-row>
        <table:table-row table:style-name="ro1">
          <table:table-cell office:value-type="float" office:value="1.631788088102303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09949493" table:style-name="ce1">
            <text:p>2.2721E+11</text:p>
          </table:table-cell>
          <table:table-cell table:number-columns-repeated="16381"/>
        </table:table-row>
        <table:table-row table:style-name="ro1">
          <table:table-cell office:value-type="float" office:value="1.6317880882025444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49932289" table:style-name="ce1">
            <text:p>2.2725E+11</text:p>
          </table:table-cell>
          <table:table-cell table:number-columns-repeated="16381"/>
        </table:table-row>
        <table:table-row table:style-name="ro1">
          <table:table-cell office:value-type="float" office:value="1.6317880883023478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59230614" table:style-name="ce1">
            <text:p>2.27259E+11</text:p>
          </table:table-cell>
          <table:table-cell table:number-columns-repeated="16381"/>
        </table:table-row>
        <table:table-row table:style-name="ro1">
          <table:table-cell office:value-type="float" office:value="1.6317880884025149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71223068" table:style-name="ce1">
            <text:p>2.27271E+11</text:p>
          </table:table-cell>
          <table:table-cell table:number-columns-repeated="16381"/>
        </table:table-row>
        <table:table-row table:style-name="ro1">
          <table:table-cell office:value-type="float" office:value="1.631788088502782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59993553" table:style-name="ce1">
            <text:p>2.2726E+11</text:p>
          </table:table-cell>
          <table:table-cell table:number-columns-repeated="16381"/>
        </table:table-row>
        <table:table-row table:style-name="ro1">
          <table:table-cell office:value-type="float" office:value="1.6317880886024671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4943161" table:style-name="ce1">
            <text:p>22724943161</text:p>
          </table:table-cell>
          <table:table-cell table:number-columns-repeated="16381"/>
        </table:table-row>
        <table:table-row table:style-name="ro1">
          <table:table-cell office:value-type="float" office:value="1.6317880887024128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534132" table:style-name="ce1">
            <text:p>2272534132</text:p>
          </table:table-cell>
          <table:table-cell table:number-columns-repeated="16381"/>
        </table:table-row>
        <table:table-row table:style-name="ro1">
          <table:table-cell office:value-type="float" office:value="1.6317880888026977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47238159" table:style-name="ce1">
            <text:p>2.27247E+11</text:p>
          </table:table-cell>
          <table:table-cell table:number-columns-repeated="16381"/>
        </table:table-row>
        <table:table-row table:style-name="ro1">
          <table:table-cell office:value-type="float" office:value="1.6317880889023488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41396904" table:style-name="ce1">
            <text:p>2.27241E+11</text:p>
          </table:table-cell>
          <table:table-cell table:number-columns-repeated="16381"/>
        </table:table-row>
        <table:table-row table:style-name="ro1">
          <table:table-cell office:value-type="float" office:value="1.6317880890024356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77684212" table:style-name="ce1">
            <text:p>2.27278E+11</text:p>
          </table:table-cell>
          <table:table-cell table:number-columns-repeated="16381"/>
        </table:table-row>
        <table:table-row table:style-name="ro1">
          <table:table-cell office:value-type="float" office:value="1.6317880891023721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297830582" table:style-name="ce1">
            <text:p>2.27298E+11</text:p>
          </table:table-cell>
          <table:table-cell table:number-columns-repeated="16381"/>
        </table:table-row>
        <table:table-row table:style-name="ro1">
          <table:table-cell office:value-type="float" office:value="1.6317880892022582E+18" table:style-name="ce1">
            <text:p>1.63179E+18</text:p>
          </table:table-cell>
          <table:table-cell office:value-type="float" office:value="-458456754684" table:style-name="ce1">
            <text:p>-4.58457E+11</text:p>
          </table:table-cell>
          <table:table-cell office:value-type="float" office:value="227321410179" table:style-name="ce1">
            <text:p>2.27321E+11</text:p>
          </table:table-cell>
          <table:table-cell table:number-columns-repeated="16381"/>
        </table:table-row>
        <table:table-row table:style-name="ro1">
          <table:table-cell office:value-type="float" office:value="1.6317880893025029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635669708" table:style-name="ce1">
            <text:p>2.27636E+11</text:p>
          </table:table-cell>
          <table:table-cell table:number-columns-repeated="16381"/>
        </table:table-row>
        <table:table-row table:style-name="ro1">
          <table:table-cell office:value-type="float" office:value="1.631788089402433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635264397" table:style-name="ce1">
            <text:p>2.27635E+11</text:p>
          </table:table-cell>
          <table:table-cell table:number-columns-repeated="16381"/>
        </table:table-row>
        <table:table-row table:style-name="ro1">
          <table:table-cell office:value-type="float" office:value="1.6317880895022623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673482895" table:style-name="ce1">
            <text:p>2.27673E+11</text:p>
          </table:table-cell>
          <table:table-cell table:number-columns-repeated="16381"/>
        </table:table-row>
        <table:table-row table:style-name="ro1">
          <table:table-cell office:value-type="float" office:value="1.631788089602538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667117119" table:style-name="ce1">
            <text:p>2.27667E+11</text:p>
          </table:table-cell>
          <table:table-cell table:number-columns-repeated="16381"/>
        </table:table-row>
        <table:table-row table:style-name="ro1">
          <table:table-cell office:value-type="float" office:value="1.6317880897023662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604579926" table:style-name="ce1">
            <text:p>2.27605E+11</text:p>
          </table:table-cell>
          <table:table-cell table:number-columns-repeated="16381"/>
        </table:table-row>
        <table:table-row table:style-name="ro1">
          <table:table-cell office:value-type="float" office:value="1.6317880898024612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558612823" table:style-name="ce1">
            <text:p>2.27559E+11</text:p>
          </table:table-cell>
          <table:table-cell table:number-columns-repeated="16381"/>
        </table:table-row>
        <table:table-row table:style-name="ro1">
          <table:table-cell office:value-type="float" office:value="1.6317880899027715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510261536" table:style-name="ce1">
            <text:p>2.2751E+11</text:p>
          </table:table-cell>
          <table:table-cell table:number-columns-repeated="16381"/>
        </table:table-row>
        <table:table-row table:style-name="ro1">
          <table:table-cell office:value-type="float" office:value="1.6317880900023165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438473701" table:style-name="ce1">
            <text:p>2.27438E+11</text:p>
          </table:table-cell>
          <table:table-cell table:number-columns-repeated="16381"/>
        </table:table-row>
        <table:table-row table:style-name="ro1">
          <table:table-cell office:value-type="float" office:value="1.6317880901025057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390289307" table:style-name="ce1">
            <text:p>2.2739E+11</text:p>
          </table:table-cell>
          <table:table-cell table:number-columns-repeated="16381"/>
        </table:table-row>
        <table:table-row table:style-name="ro1">
          <table:table-cell office:value-type="float" office:value="1.6317880902026258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400541306" table:style-name="ce1">
            <text:p>2.27401E+11</text:p>
          </table:table-cell>
          <table:table-cell table:number-columns-repeated="16381"/>
        </table:table-row>
        <table:table-row table:style-name="ro1">
          <table:table-cell office:value-type="float" office:value="1.6317880903023268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393293381" table:style-name="ce1">
            <text:p>2.27393E+11</text:p>
          </table:table-cell>
          <table:table-cell table:number-columns-repeated="16381"/>
        </table:table-row>
        <table:table-row table:style-name="ro1">
          <table:table-cell office:value-type="float" office:value="1.6317880904024858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386975288" table:style-name="ce1">
            <text:p>2.27387E+11</text:p>
          </table:table-cell>
          <table:table-cell table:number-columns-repeated="16381"/>
        </table:table-row>
        <table:table-row table:style-name="ro1">
          <table:table-cell office:value-type="float" office:value="1.6317880905025139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361965179" table:style-name="ce1">
            <text:p>2.27362E+11</text:p>
          </table:table-cell>
          <table:table-cell table:number-columns-repeated="16381"/>
        </table:table-row>
        <table:table-row table:style-name="ro1">
          <table:table-cell office:value-type="float" office:value="1.6317880906023859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345609665" table:style-name="ce1">
            <text:p>2.27346E+11</text:p>
          </table:table-cell>
          <table:table-cell table:number-columns-repeated="16381"/>
        </table:table-row>
        <table:table-row table:style-name="ro1">
          <table:table-cell office:value-type="float" office:value="1.6317880907023432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318334579" table:style-name="ce1">
            <text:p>2.27318E+11</text:p>
          </table:table-cell>
          <table:table-cell table:number-columns-repeated="16381"/>
        </table:table-row>
        <table:table-row table:style-name="ro1">
          <table:table-cell office:value-type="float" office:value="1.6317880908029279E+18" table:style-name="ce1">
            <text:p>1.63179E+18</text:p>
          </table:table-cell>
          <table:table-cell office:value-type="float" office:value="-447179049253" table:style-name="ce1">
            <text:p>-4.47179E+11</text:p>
          </table:table-cell>
          <table:table-cell office:value-type="float" office:value="227297735214" table:style-name="ce1">
            <text:p>2.27298E+11</text:p>
          </table:table-cell>
          <table:table-cell table:number-columns-repeated="16381"/>
        </table:table-row>
        <table:table-row table:style-name="ro1">
          <table:table-cell office:value-type="float" office:value="1.6317880909023101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372097015" table:style-name="ce1">
            <text:p>2.28372E+11</text:p>
          </table:table-cell>
          <table:table-cell table:number-columns-repeated="16381"/>
        </table:table-row>
        <table:table-row table:style-name="ro1">
          <table:table-cell office:value-type="float" office:value="1.6317880910024172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348302841" table:style-name="ce1">
            <text:p>2.28348E+11</text:p>
          </table:table-cell>
          <table:table-cell table:number-columns-repeated="16381"/>
        </table:table-row>
        <table:table-row table:style-name="ro1">
          <table:table-cell office:value-type="float" office:value="1.6317880911026212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308868408" table:style-name="ce1">
            <text:p>2.28309E+11</text:p>
          </table:table-cell>
          <table:table-cell table:number-columns-repeated="16381"/>
        </table:table-row>
        <table:table-row table:style-name="ro1">
          <table:table-cell office:value-type="float" office:value="1.6317880912022889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27129364" table:style-name="ce1">
            <text:p>22827129364</text:p>
          </table:table-cell>
          <table:table-cell table:number-columns-repeated="16381"/>
        </table:table-row>
        <table:table-row table:style-name="ro1">
          <table:table-cell office:value-type="float" office:value="1.631788091302305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224658966" table:style-name="ce1">
            <text:p>2.28225E+11</text:p>
          </table:table-cell>
          <table:table-cell table:number-columns-repeated="16381"/>
        </table:table-row>
        <table:table-row table:style-name="ro1">
          <table:table-cell office:value-type="float" office:value="1.6317880914025843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170776367" table:style-name="ce1">
            <text:p>2.28171E+11</text:p>
          </table:table-cell>
          <table:table-cell table:number-columns-repeated="16381"/>
        </table:table-row>
        <table:table-row table:style-name="ro1">
          <table:table-cell office:value-type="float" office:value="1.6317880915024781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079128265" table:style-name="ce1">
            <text:p>2.28079E+11</text:p>
          </table:table-cell>
          <table:table-cell table:number-columns-repeated="16381"/>
        </table:table-row>
        <table:table-row table:style-name="ro1">
          <table:table-cell office:value-type="float" office:value="1.6317880916023744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8000926971" table:style-name="ce1">
            <text:p>2.28001E+11</text:p>
          </table:table-cell>
          <table:table-cell table:number-columns-repeated="16381"/>
        </table:table-row>
        <table:table-row table:style-name="ro1">
          <table:table-cell office:value-type="float" office:value="1.6317880917023752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956199646" table:style-name="ce1">
            <text:p>2.27956E+11</text:p>
          </table:table-cell>
          <table:table-cell table:number-columns-repeated="16381"/>
        </table:table-row>
        <table:table-row table:style-name="ro1">
          <table:table-cell office:value-type="float" office:value="1.6317880918023347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908062935" table:style-name="ce1">
            <text:p>2.27908E+11</text:p>
          </table:table-cell>
          <table:table-cell table:number-columns-repeated="16381"/>
        </table:table-row>
        <table:table-row table:style-name="ro1">
          <table:table-cell office:value-type="float" office:value="1.6317880919025613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864289284" table:style-name="ce1">
            <text:p>2.27864E+11</text:p>
          </table:table-cell>
          <table:table-cell table:number-columns-repeated="16381"/>
        </table:table-row>
        <table:table-row table:style-name="ro1">
          <table:table-cell office:value-type="float" office:value="1.631788092002338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842211723" table:style-name="ce1">
            <text:p>2.27842E+11</text:p>
          </table:table-cell>
          <table:table-cell table:number-columns-repeated="16381"/>
        </table:table-row>
        <table:table-row table:style-name="ro1">
          <table:table-cell office:value-type="float" office:value="1.6317880921024468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803349495" table:style-name="ce1">
            <text:p>2.27803E+11</text:p>
          </table:table-cell>
          <table:table-cell table:number-columns-repeated="16381"/>
        </table:table-row>
        <table:table-row table:style-name="ro1">
          <table:table-cell office:value-type="float" office:value="1.6317880922025679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772521973" table:style-name="ce1">
            <text:p>2.27773E+11</text:p>
          </table:table-cell>
          <table:table-cell table:number-columns-repeated="16381"/>
        </table:table-row>
        <table:table-row table:style-name="ro1">
          <table:table-cell office:value-type="float" office:value="1.6317880923024038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732372284" table:style-name="ce1">
            <text:p>2.27732E+11</text:p>
          </table:table-cell>
          <table:table-cell table:number-columns-repeated="16381"/>
        </table:table-row>
        <table:table-row table:style-name="ro1">
          <table:table-cell office:value-type="float" office:value="1.6317880924024957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676606178" table:style-name="ce1">
            <text:p>2.27677E+11</text:p>
          </table:table-cell>
          <table:table-cell table:number-columns-repeated="16381"/>
        </table:table-row>
        <table:table-row table:style-name="ro1">
          <table:table-cell office:value-type="float" office:value="1.6317880925025905E+18" table:style-name="ce1">
            <text:p>1.63179E+18</text:p>
          </table:table-cell>
          <table:table-cell office:value-type="float" office:value="-414253592491" table:style-name="ce1">
            <text:p>-4.14254E+11</text:p>
          </table:table-cell>
          <table:table-cell office:value-type="float" office:value="227586388588" table:style-name="ce1">
            <text:p>2.27586E+11</text:p>
          </table:table-cell>
          <table:table-cell table:number-columns-repeated="16381"/>
        </table:table-row>
        <table:table-row table:style-name="ro1">
          <table:table-cell office:value-type="float" office:value="1.6317880926023237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6977801323" table:style-name="ce1">
            <text:p>2.26978E+11</text:p>
          </table:table-cell>
          <table:table-cell table:number-columns-repeated="16381"/>
        </table:table-row>
        <table:table-row table:style-name="ro1">
          <table:table-cell office:value-type="float" office:value="1.6317880927024136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6993179321" table:style-name="ce1">
            <text:p>2.26993E+11</text:p>
          </table:table-cell>
          <table:table-cell table:number-columns-repeated="16381"/>
        </table:table-row>
        <table:table-row table:style-name="ro1">
          <table:table-cell office:value-type="float" office:value="1.6317880928027087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03359795" table:style-name="ce1">
            <text:p>2.27003E+11</text:p>
          </table:table-cell>
          <table:table-cell table:number-columns-repeated="16381"/>
        </table:table-row>
        <table:table-row table:style-name="ro1">
          <table:table-cell office:value-type="float" office:value="1.6317880929022584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20740509" table:style-name="ce1">
            <text:p>2.27021E+11</text:p>
          </table:table-cell>
          <table:table-cell table:number-columns-repeated="16381"/>
        </table:table-row>
        <table:table-row table:style-name="ro1">
          <table:table-cell office:value-type="float" office:value="1.6317880930024714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59841156" table:style-name="ce1">
            <text:p>2.2706E+11</text:p>
          </table:table-cell>
          <table:table-cell table:number-columns-repeated="16381"/>
        </table:table-row>
        <table:table-row table:style-name="ro1">
          <table:table-cell office:value-type="float" office:value="1.631788093102772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96271515" table:style-name="ce1">
            <text:p>2.27096E+11</text:p>
          </table:table-cell>
          <table:table-cell table:number-columns-repeated="16381"/>
        </table:table-row>
        <table:table-row table:style-name="ro1">
          <table:table-cell office:value-type="float" office:value="1.631788093202356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79296112" table:style-name="ce1">
            <text:p>2.27079E+11</text:p>
          </table:table-cell>
          <table:table-cell table:number-columns-repeated="16381"/>
        </table:table-row>
        <table:table-row table:style-name="ro1">
          <table:table-cell office:value-type="float" office:value="1.6317880933023644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8261013" table:style-name="ce1">
            <text:p>22708261013</text:p>
          </table:table-cell>
          <table:table-cell table:number-columns-repeated="16381"/>
        </table:table-row>
        <table:table-row table:style-name="ro1">
          <table:table-cell office:value-type="float" office:value="1.6317880934024343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69306374" table:style-name="ce1">
            <text:p>2.27069E+11</text:p>
          </table:table-cell>
          <table:table-cell table:number-columns-repeated="16381"/>
        </table:table-row>
        <table:table-row table:style-name="ro1">
          <table:table-cell office:value-type="float" office:value="1.6317880935022797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59030533" table:style-name="ce1">
            <text:p>2.27059E+11</text:p>
          </table:table-cell>
          <table:table-cell table:number-columns-repeated="16381"/>
        </table:table-row>
        <table:table-row table:style-name="ro1">
          <table:table-cell office:value-type="float" office:value="1.6317880936023025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7024722099" table:style-name="ce1">
            <text:p>2.27025E+11</text:p>
          </table:table-cell>
          <table:table-cell table:number-columns-repeated="16381"/>
        </table:table-row>
        <table:table-row table:style-name="ro1">
          <table:table-cell office:value-type="float" office:value="1.6317880937024855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6994848251" table:style-name="ce1">
            <text:p>2.26995E+11</text:p>
          </table:table-cell>
          <table:table-cell table:number-columns-repeated="16381"/>
        </table:table-row>
        <table:table-row table:style-name="ro1">
          <table:table-cell office:value-type="float" office:value="1.6317880938023811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6968598366" table:style-name="ce1">
            <text:p>2.26969E+11</text:p>
          </table:table-cell>
          <table:table-cell table:number-columns-repeated="16381"/>
        </table:table-row>
        <table:table-row table:style-name="ro1">
          <table:table-cell office:value-type="float" office:value="1.6317880939024013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6949048042" table:style-name="ce1">
            <text:p>2.26949E+11</text:p>
          </table:table-cell>
          <table:table-cell table:number-columns-repeated="16381"/>
        </table:table-row>
        <table:table-row table:style-name="ro1">
          <table:table-cell office:value-type="float" office:value="1.631788094002699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6978731155" table:style-name="ce1">
            <text:p>2.26979E+11</text:p>
          </table:table-cell>
          <table:table-cell table:number-columns-repeated="16381"/>
        </table:table-row>
        <table:table-row table:style-name="ro1">
          <table:table-cell office:value-type="float" office:value="1.6317880941022656E+18" table:style-name="ce1">
            <text:p>1.63179E+18</text:p>
          </table:table-cell>
          <table:table-cell office:value-type="float" office:value="-435873627663" table:style-name="ce1">
            <text:p>-4.35874E+11</text:p>
          </table:table-cell>
          <table:table-cell office:value-type="float" office:value="226983785629" table:style-name="ce1">
            <text:p>2.26984E+11</text:p>
          </table:table-cell>
          <table:table-cell table:number-columns-repeated="16381"/>
        </table:table-row>
        <table:table-row table:style-name="ro1">
          <table:table-cell office:value-type="float" office:value="1.6317880942024297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918243408" table:style-name="ce1">
            <text:p>2.27918E+11</text:p>
          </table:table-cell>
          <table:table-cell table:number-columns-repeated="16381"/>
        </table:table-row>
        <table:table-row table:style-name="ro1">
          <table:table-cell office:value-type="float" office:value="1.6317880943023447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913022041" table:style-name="ce1">
            <text:p>2.27913E+11</text:p>
          </table:table-cell>
          <table:table-cell table:number-columns-repeated="16381"/>
        </table:table-row>
        <table:table-row table:style-name="ro1">
          <table:table-cell office:value-type="float" office:value="1.6317880944023007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900266647" table:style-name="ce1">
            <text:p>2.279E+11</text:p>
          </table:table-cell>
          <table:table-cell table:number-columns-repeated="16381"/>
        </table:table-row>
        <table:table-row table:style-name="ro1">
          <table:table-cell office:value-type="float" office:value="1.6317880945025603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911806107" table:style-name="ce1">
            <text:p>2.27912E+11</text:p>
          </table:table-cell>
          <table:table-cell table:number-columns-repeated="16381"/>
        </table:table-row>
        <table:table-row table:style-name="ro1">
          <table:table-cell office:value-type="float" office:value="1.6317880946023483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905750275" table:style-name="ce1">
            <text:p>2.27906E+11</text:p>
          </table:table-cell>
          <table:table-cell table:number-columns-repeated="16381"/>
        </table:table-row>
        <table:table-row table:style-name="ro1">
          <table:table-cell office:value-type="float" office:value="1.6317880947025592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85987854" table:style-name="ce1">
            <text:p>22785987854</text:p>
          </table:table-cell>
          <table:table-cell table:number-columns-repeated="16381"/>
        </table:table-row>
        <table:table-row table:style-name="ro1">
          <table:table-cell office:value-type="float" office:value="1.631788094802433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831554413" table:style-name="ce1">
            <text:p>2.27832E+11</text:p>
          </table:table-cell>
          <table:table-cell table:number-columns-repeated="16381"/>
        </table:table-row>
        <table:table-row table:style-name="ro1">
          <table:table-cell office:value-type="float" office:value="1.6317880949022474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809548378" table:style-name="ce1">
            <text:p>2.2781E+11</text:p>
          </table:table-cell>
          <table:table-cell table:number-columns-repeated="16381"/>
        </table:table-row>
        <table:table-row table:style-name="ro1">
          <table:table-cell office:value-type="float" office:value="1.6317880950024205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817225456" table:style-name="ce1">
            <text:p>2.27817E+11</text:p>
          </table:table-cell>
          <table:table-cell table:number-columns-repeated="16381"/>
        </table:table-row>
        <table:table-row table:style-name="ro1">
          <table:table-cell office:value-type="float" office:value="1.6317880951024118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805805206" table:style-name="ce1">
            <text:p>2.27806E+11</text:p>
          </table:table-cell>
          <table:table-cell table:number-columns-repeated="16381"/>
        </table:table-row>
        <table:table-row table:style-name="ro1">
          <table:table-cell office:value-type="float" office:value="1.6317880952023107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779316902" table:style-name="ce1">
            <text:p>2.27779E+11</text:p>
          </table:table-cell>
          <table:table-cell table:number-columns-repeated="16381"/>
        </table:table-row>
        <table:table-row table:style-name="ro1">
          <table:table-cell office:value-type="float" office:value="1.6317880953024507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759242058" table:style-name="ce1">
            <text:p>2.27759E+11</text:p>
          </table:table-cell>
          <table:table-cell table:number-columns-repeated="16381"/>
        </table:table-row>
        <table:table-row table:style-name="ro1">
          <table:table-cell office:value-type="float" office:value="1.6317880954023624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74283886" table:style-name="ce1">
            <text:p>22774283886</text:p>
          </table:table-cell>
          <table:table-cell table:number-columns-repeated="16381"/>
        </table:table-row>
        <table:table-row table:style-name="ro1">
          <table:table-cell office:value-type="float" office:value="1.6317880955022794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67291069" table:style-name="ce1">
            <text:p>22767291069</text:p>
          </table:table-cell>
          <table:table-cell table:number-columns-repeated="16381"/>
        </table:table-row>
        <table:table-row table:style-name="ro1">
          <table:table-cell office:value-type="float" office:value="1.6317880956022344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63876915" table:style-name="ce1">
            <text:p>22763876915</text:p>
          </table:table-cell>
          <table:table-cell table:number-columns-repeated="16381"/>
        </table:table-row>
        <table:table-row table:style-name="ro1">
          <table:table-cell office:value-type="float" office:value="1.6317880957027814E+18" table:style-name="ce1">
            <text:p>1.63179E+18</text:p>
          </table:table-cell>
          <table:table-cell office:value-type="float" office:value="-441769748926" table:style-name="ce1">
            <text:p>-4.4177E+11</text:p>
          </table:table-cell>
          <table:table-cell office:value-type="float" office:value="227609920502" table:style-name="ce1">
            <text:p>2.2761E+11</text:p>
          </table:table-cell>
          <table:table-cell table:number-columns-repeated="16381"/>
        </table:table-row>
        <table:table-row table:style-name="ro1">
          <table:table-cell office:value-type="float" office:value="1.6317880958022344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973793983" table:style-name="ce1">
            <text:p>2.28974E+11</text:p>
          </table:table-cell>
          <table:table-cell table:number-columns-repeated="16381"/>
        </table:table-row>
        <table:table-row table:style-name="ro1">
          <table:table-cell office:value-type="float" office:value="1.6317880959023268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916692734" table:style-name="ce1">
            <text:p>2.28917E+11</text:p>
          </table:table-cell>
          <table:table-cell table:number-columns-repeated="16381"/>
        </table:table-row>
        <table:table-row table:style-name="ro1">
          <table:table-cell office:value-type="float" office:value="1.6317880960028183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956794739" table:style-name="ce1">
            <text:p>2.28957E+11</text:p>
          </table:table-cell>
          <table:table-cell table:number-columns-repeated="16381"/>
        </table:table-row>
        <table:table-row table:style-name="ro1">
          <table:table-cell office:value-type="float" office:value="1.6317880961022664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9301157" table:style-name="ce1">
            <text:p>2289301157</text:p>
          </table:table-cell>
          <table:table-cell table:number-columns-repeated="16381"/>
        </table:table-row>
        <table:table-row table:style-name="ro1">
          <table:table-cell office:value-type="float" office:value="1.631788096202377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866672516" table:style-name="ce1">
            <text:p>2.28867E+11</text:p>
          </table:table-cell>
          <table:table-cell table:number-columns-repeated="16381"/>
        </table:table-row>
        <table:table-row table:style-name="ro1">
          <table:table-cell office:value-type="float" office:value="1.6317880963026089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818249702" table:style-name="ce1">
            <text:p>2.28818E+11</text:p>
          </table:table-cell>
          <table:table-cell table:number-columns-repeated="16381"/>
        </table:table-row>
        <table:table-row table:style-name="ro1">
          <table:table-cell office:value-type="float" office:value="1.6317880964022546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770375252" table:style-name="ce1">
            <text:p>2.2877E+11</text:p>
          </table:table-cell>
          <table:table-cell table:number-columns-repeated="16381"/>
        </table:table-row>
        <table:table-row table:style-name="ro1">
          <table:table-cell office:value-type="float" office:value="1.6317880965022879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742313385" table:style-name="ce1">
            <text:p>2.28742E+11</text:p>
          </table:table-cell>
          <table:table-cell table:number-columns-repeated="16381"/>
        </table:table-row>
        <table:table-row table:style-name="ro1">
          <table:table-cell office:value-type="float" office:value="1.6317880966022482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716492653" table:style-name="ce1">
            <text:p>2.28716E+11</text:p>
          </table:table-cell>
          <table:table-cell table:number-columns-repeated="16381"/>
        </table:table-row>
        <table:table-row table:style-name="ro1">
          <table:table-cell office:value-type="float" office:value="1.6317880967023859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789424896" table:style-name="ce1">
            <text:p>2.28789E+11</text:p>
          </table:table-cell>
          <table:table-cell table:number-columns-repeated="16381"/>
        </table:table-row>
        <table:table-row table:style-name="ro1">
          <table:table-cell office:value-type="float" office:value="1.6317880968023468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812813759" table:style-name="ce1">
            <text:p>2.28813E+11</text:p>
          </table:table-cell>
          <table:table-cell table:number-columns-repeated="16381"/>
        </table:table-row>
        <table:table-row table:style-name="ro1">
          <table:table-cell office:value-type="float" office:value="1.6317880969023626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826785088" table:style-name="ce1">
            <text:p>2.28827E+11</text:p>
          </table:table-cell>
          <table:table-cell table:number-columns-repeated="16381"/>
        </table:table-row>
        <table:table-row table:style-name="ro1">
          <table:table-cell office:value-type="float" office:value="1.6317880970024051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737640381" table:style-name="ce1">
            <text:p>2.28738E+11</text:p>
          </table:table-cell>
          <table:table-cell table:number-columns-repeated="16381"/>
        </table:table-row>
        <table:table-row table:style-name="ro1">
          <table:table-cell office:value-type="float" office:value="1.6317880971024722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694009781" table:style-name="ce1">
            <text:p>2.28694E+11</text:p>
          </table:table-cell>
          <table:table-cell table:number-columns-repeated="16381"/>
        </table:table-row>
        <table:table-row table:style-name="ro1">
          <table:table-cell office:value-type="float" office:value="1.6317880972022008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60326767" table:style-name="ce1">
            <text:p>22860326767</text:p>
          </table:table-cell>
          <table:table-cell table:number-columns-repeated="16381"/>
        </table:table-row>
        <table:table-row table:style-name="ro1">
          <table:table-cell office:value-type="float" office:value="1.6317880973021965E+18" table:style-name="ce1">
            <text:p>1.63179E+18</text:p>
          </table:table-cell>
          <table:table-cell office:value-type="float" office:value="-419106334448" table:style-name="ce1">
            <text:p>-4.19106E+11</text:p>
          </table:table-cell>
          <table:table-cell office:value-type="float" office:value="228528761864" table:style-name="ce1">
            <text:p>2.28529E+11</text:p>
          </table:table-cell>
          <table:table-cell table:number-columns-repeated="16381"/>
        </table:table-row>
        <table:table-row table:style-name="ro1">
          <table:table-cell office:value-type="float" office:value="1.631788097402487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225493431" table:style-name="ce1">
            <text:p>2.28225E+11</text:p>
          </table:table-cell>
          <table:table-cell table:number-columns-repeated="16381"/>
        </table:table-row>
        <table:table-row table:style-name="ro1">
          <table:table-cell office:value-type="float" office:value="1.6317880975022976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21726799" table:style-name="ce1">
            <text:p>22821726799</text:p>
          </table:table-cell>
          <table:table-cell table:number-columns-repeated="16381"/>
        </table:table-row>
        <table:table-row table:style-name="ro1">
          <table:table-cell office:value-type="float" office:value="1.6317880976022461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192448616" table:style-name="ce1">
            <text:p>2.28192E+11</text:p>
          </table:table-cell>
          <table:table-cell table:number-columns-repeated="16381"/>
        </table:table-row>
        <table:table-row table:style-name="ro1">
          <table:table-cell office:value-type="float" office:value="1.631788097702657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168320656" table:style-name="ce1">
            <text:p>2.28168E+11</text:p>
          </table:table-cell>
          <table:table-cell table:number-columns-repeated="16381"/>
        </table:table-row>
        <table:table-row table:style-name="ro1">
          <table:table-cell office:value-type="float" office:value="1.6317880978022346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156042099" table:style-name="ce1">
            <text:p>2.28156E+11</text:p>
          </table:table-cell>
          <table:table-cell table:number-columns-repeated="16381"/>
        </table:table-row>
        <table:table-row table:style-name="ro1">
          <table:table-cell office:value-type="float" office:value="1.6317880979022766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141951561" table:style-name="ce1">
            <text:p>2.28142E+11</text:p>
          </table:table-cell>
          <table:table-cell table:number-columns-repeated="16381"/>
        </table:table-row>
        <table:table-row table:style-name="ro1">
          <table:table-cell office:value-type="float" office:value="1.6317880980026941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103661537" table:style-name="ce1">
            <text:p>2.28104E+11</text:p>
          </table:table-cell>
          <table:table-cell table:number-columns-repeated="16381"/>
        </table:table-row>
        <table:table-row table:style-name="ro1">
          <table:table-cell office:value-type="float" office:value="1.6317880981023455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07290554" table:style-name="ce1">
            <text:p>22807290554</text:p>
          </table:table-cell>
          <table:table-cell table:number-columns-repeated="16381"/>
        </table:table-row>
        <table:table-row table:style-name="ro1">
          <table:table-cell office:value-type="float" office:value="1.6317880982023675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801990509" table:style-name="ce1">
            <text:p>22801990509</text:p>
          </table:table-cell>
          <table:table-cell table:number-columns-repeated="16381"/>
        </table:table-row>
        <table:table-row table:style-name="ro1">
          <table:table-cell office:value-type="float" office:value="1.6317880983026836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959465981" table:style-name="ce1">
            <text:p>2.27959E+11</text:p>
          </table:table-cell>
          <table:table-cell table:number-columns-repeated="16381"/>
        </table:table-row>
        <table:table-row table:style-name="ro1">
          <table:table-cell office:value-type="float" office:value="1.6317880984023575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89914608" table:style-name="ce1">
            <text:p>22789914608</text:p>
          </table:table-cell>
          <table:table-cell table:number-columns-repeated="16381"/>
        </table:table-row>
        <table:table-row table:style-name="ro1">
          <table:table-cell office:value-type="float" office:value="1.6317880985024924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820801735" table:style-name="ce1">
            <text:p>2.27821E+11</text:p>
          </table:table-cell>
          <table:table-cell table:number-columns-repeated="16381"/>
        </table:table-row>
        <table:table-row table:style-name="ro1">
          <table:table-cell office:value-type="float" office:value="1.6317880986024015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758336067" table:style-name="ce1">
            <text:p>2.27758E+11</text:p>
          </table:table-cell>
          <table:table-cell table:number-columns-repeated="16381"/>
        </table:table-row>
        <table:table-row table:style-name="ro1">
          <table:table-cell office:value-type="float" office:value="1.6317880987023875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699184418" table:style-name="ce1">
            <text:p>2.27699E+11</text:p>
          </table:table-cell>
          <table:table-cell table:number-columns-repeated="16381"/>
        </table:table-row>
        <table:table-row table:style-name="ro1">
          <table:table-cell office:value-type="float" office:value="1.6317880988024156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644872665" table:style-name="ce1">
            <text:p>2.27645E+11</text:p>
          </table:table-cell>
          <table:table-cell table:number-columns-repeated="16381"/>
        </table:table-row>
        <table:table-row table:style-name="ro1">
          <table:table-cell office:value-type="float" office:value="1.631788098902325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593302727" table:style-name="ce1">
            <text:p>2.27593E+11</text:p>
          </table:table-cell>
          <table:table-cell table:number-columns-repeated="16381"/>
        </table:table-row>
        <table:table-row table:style-name="ro1">
          <table:table-cell office:value-type="float" office:value="1.6317880990022369E+18" table:style-name="ce1">
            <text:p>1.63179E+18</text:p>
          </table:table-cell>
          <table:table-cell office:value-type="float" office:value="-432860374451" table:style-name="ce1">
            <text:p>-4.3286E+11</text:p>
          </table:table-cell>
          <table:table-cell office:value-type="float" office:value="22756857872" table:style-name="ce1">
            <text:p>22756857872</text:p>
          </table:table-cell>
          <table:table-cell table:number-columns-repeated="16381"/>
        </table:table-row>
        <table:table-row table:style-name="ro1">
          <table:table-cell office:value-type="float" office:value="1.6317880991025306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231356144" table:style-name="ce1">
            <text:p>23231356144</text:p>
          </table:table-cell>
          <table:table-cell table:number-columns-repeated="16381"/>
        </table:table-row>
        <table:table-row table:style-name="ro1">
          <table:table-cell office:value-type="float" office:value="1.6317880992023206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2232427597" table:style-name="ce1">
            <text:p>2.32232E+11</text:p>
          </table:table-cell>
          <table:table-cell table:number-columns-repeated="16381"/>
        </table:table-row>
        <table:table-row table:style-name="ro1">
          <table:table-cell office:value-type="float" office:value="1.631788099302295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2150053978" table:style-name="ce1">
            <text:p>2.3215E+11</text:p>
          </table:table-cell>
          <table:table-cell table:number-columns-repeated="16381"/>
        </table:table-row>
        <table:table-row table:style-name="ro1">
          <table:table-cell office:value-type="float" office:value="1.6317880994025042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2066273689" table:style-name="ce1">
            <text:p>2.32066E+11</text:p>
          </table:table-cell>
          <table:table-cell table:number-columns-repeated="16381"/>
        </table:table-row>
        <table:table-row table:style-name="ro1">
          <table:table-cell office:value-type="float" office:value="1.6317880995023414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1956791878" table:style-name="ce1">
            <text:p>2.31957E+11</text:p>
          </table:table-cell>
          <table:table-cell table:number-columns-repeated="16381"/>
        </table:table-row>
        <table:table-row table:style-name="ro1">
          <table:table-cell office:value-type="float" office:value="1.6317880996023721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1861495972" table:style-name="ce1">
            <text:p>2.31861E+11</text:p>
          </table:table-cell>
          <table:table-cell table:number-columns-repeated="16381"/>
        </table:table-row>
        <table:table-row table:style-name="ro1">
          <table:table-cell office:value-type="float" office:value="1.6317880997027023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1747198105" table:style-name="ce1">
            <text:p>2.31747E+11</text:p>
          </table:table-cell>
          <table:table-cell table:number-columns-repeated="16381"/>
        </table:table-row>
        <table:table-row table:style-name="ro1">
          <table:table-cell office:value-type="float" office:value="1.6317880998022651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1646227837" table:style-name="ce1">
            <text:p>2.31646E+11</text:p>
          </table:table-cell>
          <table:table-cell table:number-columns-repeated="16381"/>
        </table:table-row>
        <table:table-row table:style-name="ro1">
          <table:table-cell office:value-type="float" office:value="1.6317880999023624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1506156921" table:style-name="ce1">
            <text:p>2.31506E+11</text:p>
          </table:table-cell>
          <table:table-cell table:number-columns-repeated="16381"/>
        </table:table-row>
        <table:table-row table:style-name="ro1">
          <table:table-cell office:value-type="float" office:value="1.6317881000027489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1282424927" table:style-name="ce1">
            <text:p>2.31282E+11</text:p>
          </table:table-cell>
          <table:table-cell table:number-columns-repeated="16381"/>
        </table:table-row>
        <table:table-row table:style-name="ro1">
          <table:table-cell office:value-type="float" office:value="1.6317881001024292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1037473679" table:style-name="ce1">
            <text:p>2.31037E+11</text:p>
          </table:table-cell>
          <table:table-cell table:number-columns-repeated="16381"/>
        </table:table-row>
        <table:table-row table:style-name="ro1">
          <table:table-cell office:value-type="float" office:value="1.6317881002023601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0776333809" table:style-name="ce1">
            <text:p>2.30776E+11</text:p>
          </table:table-cell>
          <table:table-cell table:number-columns-repeated="16381"/>
        </table:table-row>
        <table:table-row table:style-name="ro1">
          <table:table-cell office:value-type="float" office:value="1.6317881003026455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0545139313" table:style-name="ce1">
            <text:p>2.30545E+11</text:p>
          </table:table-cell>
          <table:table-cell table:number-columns-repeated="16381"/>
        </table:table-row>
        <table:table-row table:style-name="ro1">
          <table:table-cell office:value-type="float" office:value="1.6317881004023752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0349969864" table:style-name="ce1">
            <text:p>2.3035E+11</text:p>
          </table:table-cell>
          <table:table-cell table:number-columns-repeated="16381"/>
        </table:table-row>
        <table:table-row table:style-name="ro1">
          <table:table-cell office:value-type="float" office:value="1.6317881005023572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0252766609" table:style-name="ce1">
            <text:p>2.30253E+11</text:p>
          </table:table-cell>
          <table:table-cell table:number-columns-repeated="16381"/>
        </table:table-row>
        <table:table-row table:style-name="ro1">
          <table:table-cell office:value-type="float" office:value="1.6317881006022646E+18" table:style-name="ce1">
            <text:p>1.63179E+18</text:p>
          </table:table-cell>
          <table:table-cell office:value-type="float" office:value="-388259708881" table:style-name="ce1">
            <text:p>-3.8826E+11</text:p>
          </table:table-cell>
          <table:table-cell office:value-type="float" office:value="230140328407" table:style-name="ce1">
            <text:p>2.3014E+11</text:p>
          </table:table-cell>
          <table:table-cell table:number-columns-repeated="16381"/>
        </table:table-row>
        <table:table-row table:style-name="ro1">
          <table:table-cell office:value-type="float" office:value="1.6317881007023875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483915329" table:style-name="ce1">
            <text:p>2.28484E+11</text:p>
          </table:table-cell>
          <table:table-cell table:number-columns-repeated="16381"/>
        </table:table-row>
        <table:table-row table:style-name="ro1">
          <table:table-cell office:value-type="float" office:value="1.631788100802668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470420837" table:style-name="ce1">
            <text:p>2.2847E+11</text:p>
          </table:table-cell>
          <table:table-cell table:number-columns-repeated="16381"/>
        </table:table-row>
        <table:table-row table:style-name="ro1">
          <table:table-cell office:value-type="float" office:value="1.6317881009023171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437280655" table:style-name="ce1">
            <text:p>2.28437E+11</text:p>
          </table:table-cell>
          <table:table-cell table:number-columns-repeated="16381"/>
        </table:table-row>
        <table:table-row table:style-name="ro1">
          <table:table-cell office:value-type="float" office:value="1.6317881010022556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476643562" table:style-name="ce1">
            <text:p>2.28477E+11</text:p>
          </table:table-cell>
          <table:table-cell table:number-columns-repeated="16381"/>
        </table:table-row>
        <table:table-row table:style-name="ro1">
          <table:table-cell office:value-type="float" office:value="1.6317881011024991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441476822" table:style-name="ce1">
            <text:p>2.28441E+11</text:p>
          </table:table-cell>
          <table:table-cell table:number-columns-repeated="16381"/>
        </table:table-row>
        <table:table-row table:style-name="ro1">
          <table:table-cell office:value-type="float" office:value="1.6317881012023836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306055069" table:style-name="ce1">
            <text:p>2.28306E+11</text:p>
          </table:table-cell>
          <table:table-cell table:number-columns-repeated="16381"/>
        </table:table-row>
        <table:table-row table:style-name="ro1">
          <table:table-cell office:value-type="float" office:value="1.6317881013023132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188729286" table:style-name="ce1">
            <text:p>2.28189E+11</text:p>
          </table:table-cell>
          <table:table-cell table:number-columns-repeated="16381"/>
        </table:table-row>
        <table:table-row table:style-name="ro1">
          <table:table-cell office:value-type="float" office:value="1.6317881014024942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8058600426" table:style-name="ce1">
            <text:p>2.28059E+11</text:p>
          </table:table-cell>
          <table:table-cell table:number-columns-repeated="16381"/>
        </table:table-row>
        <table:table-row table:style-name="ro1">
          <table:table-cell office:value-type="float" office:value="1.6317881015022356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956485748" table:style-name="ce1">
            <text:p>2.27956E+11</text:p>
          </table:table-cell>
          <table:table-cell table:number-columns-repeated="16381"/>
        </table:table-row>
        <table:table-row table:style-name="ro1">
          <table:table-cell office:value-type="float" office:value="1.6317881016024786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871608734" table:style-name="ce1">
            <text:p>2.27872E+11</text:p>
          </table:table-cell>
          <table:table-cell table:number-columns-repeated="16381"/>
        </table:table-row>
        <table:table-row table:style-name="ro1">
          <table:table-cell office:value-type="float" office:value="1.6317881017022244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854943275" table:style-name="ce1">
            <text:p>2.27855E+11</text:p>
          </table:table-cell>
          <table:table-cell table:number-columns-repeated="16381"/>
        </table:table-row>
        <table:table-row table:style-name="ro1">
          <table:table-cell office:value-type="float" office:value="1.6317881018022707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836918831" table:style-name="ce1">
            <text:p>2.27837E+11</text:p>
          </table:table-cell>
          <table:table-cell table:number-columns-repeated="16381"/>
        </table:table-row>
        <table:table-row table:style-name="ro1">
          <table:table-cell office:value-type="float" office:value="1.6317881019025549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797603607" table:style-name="ce1">
            <text:p>2.27798E+11</text:p>
          </table:table-cell>
          <table:table-cell table:number-columns-repeated="16381"/>
        </table:table-row>
        <table:table-row table:style-name="ro1">
          <table:table-cell office:value-type="float" office:value="1.6317881020026209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678847313" table:style-name="ce1">
            <text:p>2.27679E+11</text:p>
          </table:table-cell>
          <table:table-cell table:number-columns-repeated="16381"/>
        </table:table-row>
        <table:table-row table:style-name="ro1">
          <table:table-cell office:value-type="float" office:value="1.6317881021023716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576327324" table:style-name="ce1">
            <text:p>2.27576E+11</text:p>
          </table:table-cell>
          <table:table-cell table:number-columns-repeated="16381"/>
        </table:table-row>
        <table:table-row table:style-name="ro1">
          <table:table-cell office:value-type="float" office:value="1.6317881022023427E+18" table:style-name="ce1">
            <text:p>1.63179E+18</text:p>
          </table:table-cell>
          <table:table-cell office:value-type="float" office:value="-452070474625" table:style-name="ce1">
            <text:p>-4.5207E+11</text:p>
          </table:table-cell>
          <table:table-cell office:value-type="float" office:value="227523207664" table:style-name="ce1">
            <text:p>2.27523E+11</text:p>
          </table:table-cell>
          <table:table-cell table:number-columns-repeated="16381"/>
        </table:table-row>
        <table:table-row table:style-name="ro1">
          <table:table-cell office:value-type="float" office:value="1.6317881023025518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254461288" table:style-name="ce1">
            <text:p>2.28254E+11</text:p>
          </table:table-cell>
          <table:table-cell table:number-columns-repeated="16381"/>
        </table:table-row>
        <table:table-row table:style-name="ro1">
          <table:table-cell office:value-type="float" office:value="1.6317881024023352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177690506" table:style-name="ce1">
            <text:p>2.28178E+11</text:p>
          </table:table-cell>
          <table:table-cell table:number-columns-repeated="16381"/>
        </table:table-row>
        <table:table-row table:style-name="ro1">
          <table:table-cell office:value-type="float" office:value="1.6317881025024919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03003788" table:style-name="ce1">
            <text:p>22803003788</text:p>
          </table:table-cell>
          <table:table-cell table:number-columns-repeated="16381"/>
        </table:table-row>
        <table:table-row table:style-name="ro1">
          <table:table-cell office:value-type="float" office:value="1.6317881026025661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7960729599" table:style-name="ce1">
            <text:p>2.27961E+11</text:p>
          </table:table-cell>
          <table:table-cell table:number-columns-repeated="16381"/>
        </table:table-row>
        <table:table-row table:style-name="ro1">
          <table:table-cell office:value-type="float" office:value="1.631788102702262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7972316742" table:style-name="ce1">
            <text:p>2.27972E+11</text:p>
          </table:table-cell>
          <table:table-cell table:number-columns-repeated="16381"/>
        </table:table-row>
        <table:table-row table:style-name="ro1">
          <table:table-cell office:value-type="float" office:value="1.6317881028023503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7976918221" table:style-name="ce1">
            <text:p>2.27977E+11</text:p>
          </table:table-cell>
          <table:table-cell table:number-columns-repeated="16381"/>
        </table:table-row>
        <table:table-row table:style-name="ro1">
          <table:table-cell office:value-type="float" office:value="1.6317881029024369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7992224693" table:style-name="ce1">
            <text:p>2.27992E+11</text:p>
          </table:table-cell>
          <table:table-cell table:number-columns-repeated="16381"/>
        </table:table-row>
        <table:table-row table:style-name="ro1">
          <table:table-cell office:value-type="float" office:value="1.6317881030022415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089690208" table:style-name="ce1">
            <text:p>2.2809E+11</text:p>
          </table:table-cell>
          <table:table-cell table:number-columns-repeated="16381"/>
        </table:table-row>
        <table:table-row table:style-name="ro1">
          <table:table-cell office:value-type="float" office:value="1.6317881031025137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134346008" table:style-name="ce1">
            <text:p>2.28134E+11</text:p>
          </table:table-cell>
          <table:table-cell table:number-columns-repeated="16381"/>
        </table:table-row>
        <table:table-row table:style-name="ro1">
          <table:table-cell office:value-type="float" office:value="1.6317881032022364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169035912" table:style-name="ce1">
            <text:p>2.28169E+11</text:p>
          </table:table-cell>
          <table:table-cell table:number-columns-repeated="16381"/>
        </table:table-row>
        <table:table-row table:style-name="ro1">
          <table:table-cell office:value-type="float" office:value="1.6317881033024289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189444542" table:style-name="ce1">
            <text:p>2.28189E+11</text:p>
          </table:table-cell>
          <table:table-cell table:number-columns-repeated="16381"/>
        </table:table-row>
        <table:table-row table:style-name="ro1">
          <table:table-cell office:value-type="float" office:value="1.6317881034023357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19108963" table:style-name="ce1">
            <text:p>22819108963</text:p>
          </table:table-cell>
          <table:table-cell table:number-columns-repeated="16381"/>
        </table:table-row>
        <table:table-row table:style-name="ro1">
          <table:table-cell office:value-type="float" office:value="1.6317881035022461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227543831" table:style-name="ce1">
            <text:p>2.28228E+11</text:p>
          </table:table-cell>
          <table:table-cell table:number-columns-repeated="16381"/>
        </table:table-row>
        <table:table-row table:style-name="ro1">
          <table:table-cell office:value-type="float" office:value="1.6317881036023749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213381767" table:style-name="ce1">
            <text:p>2.28213E+11</text:p>
          </table:table-cell>
          <table:table-cell table:number-columns-repeated="16381"/>
        </table:table-row>
        <table:table-row table:style-name="ro1">
          <table:table-cell office:value-type="float" office:value="1.6317881037028183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135442734" table:style-name="ce1">
            <text:p>2.28135E+11</text:p>
          </table:table-cell>
          <table:table-cell table:number-columns-repeated="16381"/>
        </table:table-row>
        <table:table-row table:style-name="ro1">
          <table:table-cell office:value-type="float" office:value="1.6317881038022175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806353569" table:style-name="ce1">
            <text:p>22806353569</text:p>
          </table:table-cell>
          <table:table-cell table:number-columns-repeated="16381"/>
        </table:table-row>
        <table:table-row table:style-name="ro1">
          <table:table-cell office:value-type="float" office:value="1.6317881039023045E+18" table:style-name="ce1">
            <text:p>1.63179E+18</text:p>
          </table:table-cell>
          <table:table-cell office:value-type="float" office:value="-454024672508" table:style-name="ce1">
            <text:p>-4.54025E+11</text:p>
          </table:table-cell>
          <table:table-cell office:value-type="float" office:value="227980732918" table:style-name="ce1">
            <text:p>2.27981E+11</text:p>
          </table:table-cell>
          <table:table-cell table:number-columns-repeated="16381"/>
        </table:table-row>
        <table:table-row table:style-name="ro1">
          <table:table-cell office:value-type="float" office:value="1.6317881040023657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842806816" table:style-name="ce1">
            <text:p>2.28843E+11</text:p>
          </table:table-cell>
          <table:table-cell table:number-columns-repeated="16381"/>
        </table:table-row>
        <table:table-row table:style-name="ro1">
          <table:table-cell office:value-type="float" office:value="1.6317881041022991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788876534" table:style-name="ce1">
            <text:p>2.28789E+11</text:p>
          </table:table-cell>
          <table:table-cell table:number-columns-repeated="16381"/>
        </table:table-row>
        <table:table-row table:style-name="ro1">
          <table:table-cell office:value-type="float" office:value="1.6317881042024166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722667694" table:style-name="ce1">
            <text:p>2.28723E+11</text:p>
          </table:table-cell>
          <table:table-cell table:number-columns-repeated="16381"/>
        </table:table-row>
        <table:table-row table:style-name="ro1">
          <table:table-cell office:value-type="float" office:value="1.6317881043023293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679585457" table:style-name="ce1">
            <text:p>2.2868E+11</text:p>
          </table:table-cell>
          <table:table-cell table:number-columns-repeated="16381"/>
        </table:table-row>
        <table:table-row table:style-name="ro1">
          <table:table-cell office:value-type="float" office:value="1.6317881044023404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647732735" table:style-name="ce1">
            <text:p>2.28648E+11</text:p>
          </table:table-cell>
          <table:table-cell table:number-columns-repeated="16381"/>
        </table:table-row>
        <table:table-row table:style-name="ro1">
          <table:table-cell office:value-type="float" office:value="1.6317881045024517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694224358" table:style-name="ce1">
            <text:p>2.28694E+11</text:p>
          </table:table-cell>
          <table:table-cell table:number-columns-repeated="16381"/>
        </table:table-row>
        <table:table-row table:style-name="ro1">
          <table:table-cell office:value-type="float" office:value="1.6317881046025434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70361805" table:style-name="ce1">
            <text:p>22870361805</text:p>
          </table:table-cell>
          <table:table-cell table:number-columns-repeated="16381"/>
        </table:table-row>
        <table:table-row table:style-name="ro1">
          <table:table-cell office:value-type="float" office:value="1.6317881047024238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710365295" table:style-name="ce1">
            <text:p>2.2871E+11</text:p>
          </table:table-cell>
          <table:table-cell table:number-columns-repeated="16381"/>
        </table:table-row>
        <table:table-row table:style-name="ro1">
          <table:table-cell office:value-type="float" office:value="1.6317881048022822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729701042" table:style-name="ce1">
            <text:p>2.2873E+11</text:p>
          </table:table-cell>
          <table:table-cell table:number-columns-repeated="16381"/>
        </table:table-row>
        <table:table-row table:style-name="ro1">
          <table:table-cell office:value-type="float" office:value="1.6317881049027151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74956131" table:style-name="ce1">
            <text:p>22874956131</text:p>
          </table:table-cell>
          <table:table-cell table:number-columns-repeated="16381"/>
        </table:table-row>
        <table:table-row table:style-name="ro1">
          <table:table-cell office:value-type="float" office:value="1.6317881050022963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828120232" table:style-name="ce1">
            <text:p>2.28828E+11</text:p>
          </table:table-cell>
          <table:table-cell table:number-columns-repeated="16381"/>
        </table:table-row>
        <table:table-row table:style-name="ro1">
          <table:table-cell office:value-type="float" office:value="1.6317881051024361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865218163" table:style-name="ce1">
            <text:p>2.28865E+11</text:p>
          </table:table-cell>
          <table:table-cell table:number-columns-repeated="16381"/>
        </table:table-row>
        <table:table-row table:style-name="ro1">
          <table:table-cell office:value-type="float" office:value="1.6317881052023101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85184288" table:style-name="ce1">
            <text:p>22885184288</text:p>
          </table:table-cell>
          <table:table-cell table:number-columns-repeated="16381"/>
        </table:table-row>
        <table:table-row table:style-name="ro1">
          <table:table-cell office:value-type="float" office:value="1.6317881053023532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852367401" table:style-name="ce1">
            <text:p>2.28852E+11</text:p>
          </table:table-cell>
          <table:table-cell table:number-columns-repeated="16381"/>
        </table:table-row>
        <table:table-row table:style-name="ro1">
          <table:table-cell office:value-type="float" office:value="1.6317881054024463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84349823" table:style-name="ce1">
            <text:p>22884349823</text:p>
          </table:table-cell>
          <table:table-cell table:number-columns-repeated="16381"/>
        </table:table-row>
        <table:table-row table:style-name="ro1">
          <table:table-cell office:value-type="float" office:value="1.6317881055022272E+18" table:style-name="ce1">
            <text:p>1.63179E+18</text:p>
          </table:table-cell>
          <table:table-cell office:value-type="float" office:value="-453094244003" table:style-name="ce1">
            <text:p>-4.53094E+11</text:p>
          </table:table-cell>
          <table:table-cell office:value-type="float" office:value="228865098953" table:style-name="ce1">
            <text:p>2.28865E+11</text:p>
          </table:table-cell>
          <table:table-cell table:number-columns-repeated="16381"/>
        </table:table-row>
        <table:table-row table:style-name="ro1">
          <table:table-cell office:value-type="float" office:value="1.6317881056023588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778432846" table:style-name="ce1">
            <text:p>2.29778E+11</text:p>
          </table:table-cell>
          <table:table-cell table:number-columns-repeated="16381"/>
        </table:table-row>
        <table:table-row table:style-name="ro1">
          <table:table-cell office:value-type="float" office:value="1.631788105702583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73985672" table:style-name="ce1">
            <text:p>22973985672</text:p>
          </table:table-cell>
          <table:table-cell table:number-columns-repeated="16381"/>
        </table:table-row>
        <table:table-row table:style-name="ro1">
          <table:table-cell office:value-type="float" office:value="1.6317881058024399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698061943" table:style-name="ce1">
            <text:p>2.29698E+11</text:p>
          </table:table-cell>
          <table:table-cell table:number-columns-repeated="16381"/>
        </table:table-row>
        <table:table-row table:style-name="ro1">
          <table:table-cell office:value-type="float" office:value="1.6317881059022638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651069641" table:style-name="ce1">
            <text:p>2.29651E+11</text:p>
          </table:table-cell>
          <table:table-cell table:number-columns-repeated="16381"/>
        </table:table-row>
        <table:table-row table:style-name="ro1">
          <table:table-cell office:value-type="float" office:value="1.631788106002571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614138603" table:style-name="ce1">
            <text:p>2.29614E+11</text:p>
          </table:table-cell>
          <table:table-cell table:number-columns-repeated="16381"/>
        </table:table-row>
        <table:table-row table:style-name="ro1">
          <table:table-cell office:value-type="float" office:value="1.6317881061024438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70150375" table:style-name="ce1">
            <text:p>2.2957E+11</text:p>
          </table:table-cell>
          <table:table-cell table:number-columns-repeated="16381"/>
        </table:table-row>
        <table:table-row table:style-name="ro1">
          <table:table-cell office:value-type="float" office:value="1.6317881062023089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53437233" table:style-name="ce1">
            <text:p>2.29553E+11</text:p>
          </table:table-cell>
          <table:table-cell table:number-columns-repeated="16381"/>
        </table:table-row>
        <table:table-row table:style-name="ro1">
          <table:table-cell office:value-type="float" office:value="1.6317881063025897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31788826" table:style-name="ce1">
            <text:p>2.29532E+11</text:p>
          </table:table-cell>
          <table:table-cell table:number-columns-repeated="16381"/>
        </table:table-row>
        <table:table-row table:style-name="ro1">
          <table:table-cell office:value-type="float" office:value="1.631788106402476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24040222" table:style-name="ce1">
            <text:p>2.29524E+11</text:p>
          </table:table-cell>
          <table:table-cell table:number-columns-repeated="16381"/>
        </table:table-row>
        <table:table-row table:style-name="ro1">
          <table:table-cell office:value-type="float" office:value="1.63178810650238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31335831" table:style-name="ce1">
            <text:p>2.29531E+11</text:p>
          </table:table-cell>
          <table:table-cell table:number-columns-repeated="16381"/>
        </table:table-row>
        <table:table-row table:style-name="ro1">
          <table:table-cell office:value-type="float" office:value="1.6317881066023342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44591904" table:style-name="ce1">
            <text:p>2.29545E+11</text:p>
          </table:table-cell>
          <table:table-cell table:number-columns-repeated="16381"/>
        </table:table-row>
        <table:table-row table:style-name="ro1">
          <table:table-cell office:value-type="float" office:value="1.631788106702263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37200928" table:style-name="ce1">
            <text:p>2.29537E+11</text:p>
          </table:table-cell>
          <table:table-cell table:number-columns-repeated="16381"/>
        </table:table-row>
        <table:table-row table:style-name="ro1">
          <table:table-cell office:value-type="float" office:value="1.6317881068023841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31145096" table:style-name="ce1">
            <text:p>2.29531E+11</text:p>
          </table:table-cell>
          <table:table-cell table:number-columns-repeated="16381"/>
        </table:table-row>
        <table:table-row table:style-name="ro1">
          <table:table-cell office:value-type="float" office:value="1.6317881069027953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11594772" table:style-name="ce1">
            <text:p>2.29512E+11</text:p>
          </table:table-cell>
          <table:table-cell table:number-columns-repeated="16381"/>
        </table:table-row>
        <table:table-row table:style-name="ro1">
          <table:table-cell office:value-type="float" office:value="1.6317881070024282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513192177" table:style-name="ce1">
            <text:p>2.29513E+11</text:p>
          </table:table-cell>
          <table:table-cell table:number-columns-repeated="16381"/>
        </table:table-row>
        <table:table-row table:style-name="ro1">
          <table:table-cell office:value-type="float" office:value="1.6317881071023373E+18" table:style-name="ce1">
            <text:p>1.63179E+18</text:p>
          </table:table-cell>
          <table:table-cell office:value-type="float" office:value="-434795081615" table:style-name="ce1">
            <text:p>-4.34795E+11</text:p>
          </table:table-cell>
          <table:table-cell office:value-type="float" office:value="229488539696" table:style-name="ce1">
            <text:p>2.29489E+11</text:p>
          </table:table-cell>
          <table:table-cell table:number-columns-repeated="16381"/>
        </table:table-row>
        <table:table-row table:style-name="ro1">
          <table:table-cell office:value-type="float" office:value="1.6317881072022538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30185484886" table:style-name="ce1">
            <text:p>2.30185E+11</text:p>
          </table:table-cell>
          <table:table-cell table:number-columns-repeated="16381"/>
        </table:table-row>
        <table:table-row table:style-name="ro1">
          <table:table-cell office:value-type="float" office:value="1.6317881073023562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30152153969" table:style-name="ce1">
            <text:p>2.30152E+11</text:p>
          </table:table-cell>
          <table:table-cell table:number-columns-repeated="16381"/>
        </table:table-row>
        <table:table-row table:style-name="ro1">
          <table:table-cell office:value-type="float" office:value="1.6317881074024771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30113244057" table:style-name="ce1">
            <text:p>2.30113E+11</text:p>
          </table:table-cell>
          <table:table-cell table:number-columns-repeated="16381"/>
        </table:table-row>
        <table:table-row table:style-name="ro1">
          <table:table-cell office:value-type="float" office:value="1.6317881075024323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30108046532" table:style-name="ce1">
            <text:p>2.30108E+11</text:p>
          </table:table-cell>
          <table:table-cell table:number-columns-repeated="16381"/>
        </table:table-row>
        <table:table-row table:style-name="ro1">
          <table:table-cell office:value-type="float" office:value="1.6317881076023299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30081987381" table:style-name="ce1">
            <text:p>2.30082E+11</text:p>
          </table:table-cell>
          <table:table-cell table:number-columns-repeated="16381"/>
        </table:table-row>
        <table:table-row table:style-name="ro1">
          <table:table-cell office:value-type="float" office:value="1.631788107702452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30060601234" table:style-name="ce1">
            <text:p>2.30061E+11</text:p>
          </table:table-cell>
          <table:table-cell table:number-columns-repeated="16381"/>
        </table:table-row>
        <table:table-row table:style-name="ro1">
          <table:table-cell office:value-type="float" office:value="1.6317881078024586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30026769638" table:style-name="ce1">
            <text:p>2.30027E+11</text:p>
          </table:table-cell>
          <table:table-cell table:number-columns-repeated="16381"/>
        </table:table-row>
        <table:table-row table:style-name="ro1">
          <table:table-cell office:value-type="float" office:value="1.6317881079022607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949307442" table:style-name="ce1">
            <text:p>2.29949E+11</text:p>
          </table:table-cell>
          <table:table-cell table:number-columns-repeated="16381"/>
        </table:table-row>
        <table:table-row table:style-name="ro1">
          <table:table-cell office:value-type="float" office:value="1.6317881080022804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79683876" table:style-name="ce1">
            <text:p>22979683876</text:p>
          </table:table-cell>
          <table:table-cell table:number-columns-repeated="16381"/>
        </table:table-row>
        <table:table-row table:style-name="ro1">
          <table:table-cell office:value-type="float" office:value="1.6317881081022395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595589638" table:style-name="ce1">
            <text:p>2.29596E+11</text:p>
          </table:table-cell>
          <table:table-cell table:number-columns-repeated="16381"/>
        </table:table-row>
        <table:table-row table:style-name="ro1">
          <table:table-cell office:value-type="float" office:value="1.631788108202262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376292229" table:style-name="ce1">
            <text:p>2.29376E+11</text:p>
          </table:table-cell>
          <table:table-cell table:number-columns-repeated="16381"/>
        </table:table-row>
        <table:table-row table:style-name="ro1">
          <table:table-cell office:value-type="float" office:value="1.6317881083023327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186224937" table:style-name="ce1">
            <text:p>2.29186E+11</text:p>
          </table:table-cell>
          <table:table-cell table:number-columns-repeated="16381"/>
        </table:table-row>
        <table:table-row table:style-name="ro1">
          <table:table-cell office:value-type="float" office:value="1.6317881084023447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04253006" table:style-name="ce1">
            <text:p>22904253006</text:p>
          </table:table-cell>
          <table:table-cell table:number-columns-repeated="16381"/>
        </table:table-row>
        <table:table-row table:style-name="ro1">
          <table:table-cell office:value-type="float" office:value="1.6317881085022397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033493996" table:style-name="ce1">
            <text:p>2.29033E+11</text:p>
          </table:table-cell>
          <table:table-cell table:number-columns-repeated="16381"/>
        </table:table-row>
        <table:table-row table:style-name="ro1">
          <table:table-cell office:value-type="float" office:value="1.6317881086024566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8996419907" table:style-name="ce1">
            <text:p>2.28996E+11</text:p>
          </table:table-cell>
          <table:table-cell table:number-columns-repeated="16381"/>
        </table:table-row>
        <table:table-row table:style-name="ro1">
          <table:table-cell office:value-type="float" office:value="1.6317881087022661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171586037" table:style-name="ce1">
            <text:p>2.29172E+11</text:p>
          </table:table-cell>
          <table:table-cell table:number-columns-repeated="16381"/>
        </table:table-row>
        <table:table-row table:style-name="ro1">
          <table:table-cell office:value-type="float" office:value="1.6317881088023148E+18" table:style-name="ce1">
            <text:p>1.63179E+18</text:p>
          </table:table-cell>
          <table:table-cell office:value-type="float" office:value="-430885434151" table:style-name="ce1">
            <text:p>-4.30885E+11</text:p>
          </table:table-cell>
          <table:table-cell office:value-type="float" office:value="229367661476" table:style-name="ce1">
            <text:p>2.29368E+11</text:p>
          </table:table-cell>
          <table:table-cell table:number-columns-repeated="16381"/>
        </table:table-row>
        <table:table-row table:style-name="ro1">
          <table:table-cell office:value-type="float" office:value="1.6317881089022625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9088139534" table:style-name="ce1">
            <text:p>2.29088E+11</text:p>
          </table:table-cell>
          <table:table-cell table:number-columns-repeated="16381"/>
        </table:table-row>
        <table:table-row table:style-name="ro1">
          <table:table-cell office:value-type="float" office:value="1.631788109002261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9249119759" table:style-name="ce1">
            <text:p>2.29249E+11</text:p>
          </table:table-cell>
          <table:table-cell table:number-columns-repeated="16381"/>
        </table:table-row>
        <table:table-row table:style-name="ro1">
          <table:table-cell office:value-type="float" office:value="1.6317881091025861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9360818863" table:style-name="ce1">
            <text:p>2.29361E+11</text:p>
          </table:table-cell>
          <table:table-cell table:number-columns-repeated="16381"/>
        </table:table-row>
        <table:table-row table:style-name="ro1">
          <table:table-cell office:value-type="float" office:value="1.6317881092022876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9326891899" table:style-name="ce1">
            <text:p>2.29327E+11</text:p>
          </table:table-cell>
          <table:table-cell table:number-columns-repeated="16381"/>
        </table:table-row>
        <table:table-row table:style-name="ro1">
          <table:table-cell office:value-type="float" office:value="1.6317881093023124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9257154465" table:style-name="ce1">
            <text:p>2.29257E+11</text:p>
          </table:table-cell>
          <table:table-cell table:number-columns-repeated="16381"/>
        </table:table-row>
        <table:table-row table:style-name="ro1">
          <table:table-cell office:value-type="float" office:value="1.6317881094024847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9142737389" table:style-name="ce1">
            <text:p>2.29143E+11</text:p>
          </table:table-cell>
          <table:table-cell table:number-columns-repeated="16381"/>
        </table:table-row>
        <table:table-row table:style-name="ro1">
          <table:table-cell office:value-type="float" office:value="1.631788109502686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947234154" table:style-name="ce1">
            <text:p>2.28947E+11</text:p>
          </table:table-cell>
          <table:table-cell table:number-columns-repeated="16381"/>
        </table:table-row>
        <table:table-row table:style-name="ro1">
          <table:table-cell office:value-type="float" office:value="1.6317881096023286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786587715" table:style-name="ce1">
            <text:p>2.28787E+11</text:p>
          </table:table-cell>
          <table:table-cell table:number-columns-repeated="16381"/>
        </table:table-row>
        <table:table-row table:style-name="ro1">
          <table:table-cell office:value-type="float" office:value="1.6317881097023127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628349304" table:style-name="ce1">
            <text:p>2.28628E+11</text:p>
          </table:table-cell>
          <table:table-cell table:number-columns-repeated="16381"/>
        </table:table-row>
        <table:table-row table:style-name="ro1">
          <table:table-cell office:value-type="float" office:value="1.6317881098027453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480029106" table:style-name="ce1">
            <text:p>2.2848E+11</text:p>
          </table:table-cell>
          <table:table-cell table:number-columns-repeated="16381"/>
        </table:table-row>
        <table:table-row table:style-name="ro1">
          <table:table-cell office:value-type="float" office:value="1.6317881099023419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356862068" table:style-name="ce1">
            <text:p>2.28357E+11</text:p>
          </table:table-cell>
          <table:table-cell table:number-columns-repeated="16381"/>
        </table:table-row>
        <table:table-row table:style-name="ro1">
          <table:table-cell office:value-type="float" office:value="1.6317881100023857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310036659" table:style-name="ce1">
            <text:p>2.2831E+11</text:p>
          </table:table-cell>
          <table:table-cell table:number-columns-repeated="16381"/>
        </table:table-row>
        <table:table-row table:style-name="ro1">
          <table:table-cell office:value-type="float" office:value="1.631788110102686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274154663" table:style-name="ce1">
            <text:p>2.28274E+11</text:p>
          </table:table-cell>
          <table:table-cell table:number-columns-repeated="16381"/>
        </table:table-row>
        <table:table-row table:style-name="ro1">
          <table:table-cell office:value-type="float" office:value="1.6317881102024402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437066078" table:style-name="ce1">
            <text:p>2.28437E+11</text:p>
          </table:table-cell>
          <table:table-cell table:number-columns-repeated="16381"/>
        </table:table-row>
        <table:table-row table:style-name="ro1">
          <table:table-cell office:value-type="float" office:value="1.6317881103024673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545165062" table:style-name="ce1">
            <text:p>2.28545E+11</text:p>
          </table:table-cell>
          <table:table-cell table:number-columns-repeated="16381"/>
        </table:table-row>
        <table:table-row table:style-name="ro1">
          <table:table-cell office:value-type="float" office:value="1.6317881104023667E+18" table:style-name="ce1">
            <text:p>1.63179E+18</text:p>
          </table:table-cell>
          <table:table-cell office:value-type="float" office:value="-459145843983" table:style-name="ce1">
            <text:p>-4.59146E+11</text:p>
          </table:table-cell>
          <table:table-cell office:value-type="float" office:value="228664016724" table:style-name="ce1">
            <text:p>2.28664E+11</text:p>
          </table:table-cell>
          <table:table-cell table:number-columns-repeated="16381"/>
        </table:table-row>
        <table:table-row table:style-name="ro1">
          <table:table-cell office:value-type="float" office:value="1.6317881105023424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099654198" table:style-name="ce1">
            <text:p>2.301E+11</text:p>
          </table:table-cell>
          <table:table-cell table:number-columns-repeated="16381"/>
        </table:table-row>
        <table:table-row table:style-name="ro1">
          <table:table-cell office:value-type="float" office:value="1.6317881106025426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216145515" table:style-name="ce1">
            <text:p>2.30216E+11</text:p>
          </table:table-cell>
          <table:table-cell table:number-columns-repeated="16381"/>
        </table:table-row>
        <table:table-row table:style-name="ro1">
          <table:table-cell office:value-type="float" office:value="1.6317881107023232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291748047" table:style-name="ce1">
            <text:p>2.30292E+11</text:p>
          </table:table-cell>
          <table:table-cell table:number-columns-repeated="16381"/>
        </table:table-row>
        <table:table-row table:style-name="ro1">
          <table:table-cell office:value-type="float" office:value="1.6317881108022659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347251892" table:style-name="ce1">
            <text:p>2.30347E+11</text:p>
          </table:table-cell>
          <table:table-cell table:number-columns-repeated="16381"/>
        </table:table-row>
        <table:table-row table:style-name="ro1">
          <table:table-cell office:value-type="float" office:value="1.631788110902561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378603935" table:style-name="ce1">
            <text:p>2.30379E+11</text:p>
          </table:table-cell>
          <table:table-cell table:number-columns-repeated="16381"/>
        </table:table-row>
        <table:table-row table:style-name="ro1">
          <table:table-cell office:value-type="float" office:value="1.6317881110023437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277299881" table:style-name="ce1">
            <text:p>2.30277E+11</text:p>
          </table:table-cell>
          <table:table-cell table:number-columns-repeated="16381"/>
        </table:table-row>
        <table:table-row table:style-name="ro1">
          <table:table-cell office:value-type="float" office:value="1.6317881111024581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205655098" table:style-name="ce1">
            <text:p>2.30206E+11</text:p>
          </table:table-cell>
          <table:table-cell table:number-columns-repeated="16381"/>
        </table:table-row>
        <table:table-row table:style-name="ro1">
          <table:table-cell office:value-type="float" office:value="1.6317881112027571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146455765" table:style-name="ce1">
            <text:p>2.30146E+11</text:p>
          </table:table-cell>
          <table:table-cell table:number-columns-repeated="16381"/>
        </table:table-row>
        <table:table-row table:style-name="ro1">
          <table:table-cell office:value-type="float" office:value="1.6317881113023099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30013728142" table:style-name="ce1">
            <text:p>2.30014E+11</text:p>
          </table:table-cell>
          <table:table-cell table:number-columns-repeated="16381"/>
        </table:table-row>
        <table:table-row table:style-name="ro1">
          <table:table-cell office:value-type="float" office:value="1.6317881114023516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29820823669" table:style-name="ce1">
            <text:p>2.29821E+11</text:p>
          </table:table-cell>
          <table:table-cell table:number-columns-repeated="16381"/>
        </table:table-row>
        <table:table-row table:style-name="ro1">
          <table:table-cell office:value-type="float" office:value="1.6317881115024333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29429197311" table:style-name="ce1">
            <text:p>2.29429E+11</text:p>
          </table:table-cell>
          <table:table-cell table:number-columns-repeated="16381"/>
        </table:table-row>
        <table:table-row table:style-name="ro1">
          <table:table-cell office:value-type="float" office:value="1.6317881116022623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29091238976" table:style-name="ce1">
            <text:p>2.29091E+11</text:p>
          </table:table-cell>
          <table:table-cell table:number-columns-repeated="16381"/>
        </table:table-row>
        <table:table-row table:style-name="ro1">
          <table:table-cell office:value-type="float" office:value="1.6317881117022577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28941917419" table:style-name="ce1">
            <text:p>2.28942E+11</text:p>
          </table:table-cell>
          <table:table-cell table:number-columns-repeated="16381"/>
        </table:table-row>
        <table:table-row table:style-name="ro1">
          <table:table-cell office:value-type="float" office:value="1.6317881118024136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28769135475" table:style-name="ce1">
            <text:p>2.28769E+11</text:p>
          </table:table-cell>
          <table:table-cell table:number-columns-repeated="16381"/>
        </table:table-row>
        <table:table-row table:style-name="ro1">
          <table:table-cell office:value-type="float" office:value="1.6317881119022587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2865717411" table:style-name="ce1">
            <text:p>22865717411</text:p>
          </table:table-cell>
          <table:table-cell table:number-columns-repeated="16381"/>
        </table:table-row>
        <table:table-row table:style-name="ro1">
          <table:table-cell office:value-type="float" office:value="1.631788112002315E+18" table:style-name="ce1">
            <text:p>1.63179E+18</text:p>
          </table:table-cell>
          <table:table-cell office:value-type="float" office:value="-456689029932" table:style-name="ce1">
            <text:p>-4.56689E+11</text:p>
          </table:table-cell>
          <table:table-cell office:value-type="float" office:value="228662133217" table:style-name="ce1">
            <text:p>2.28662E+11</text:p>
          </table:table-cell>
          <table:table-cell table:number-columns-repeated="16381"/>
        </table:table-row>
        <table:table-row table:style-name="ro1">
          <table:table-cell office:value-type="float" office:value="1.6317881121024381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276062012" table:style-name="ce1">
            <text:p>2.28276E+11</text:p>
          </table:table-cell>
          <table:table-cell table:number-columns-repeated="16381"/>
        </table:table-row>
        <table:table-row table:style-name="ro1">
          <table:table-cell office:value-type="float" office:value="1.6317881122022702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352499008" table:style-name="ce1">
            <text:p>2.28352E+11</text:p>
          </table:table-cell>
          <table:table-cell table:number-columns-repeated="16381"/>
        </table:table-row>
        <table:table-row table:style-name="ro1">
          <table:table-cell office:value-type="float" office:value="1.6317881123024694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470778465" table:style-name="ce1">
            <text:p>2.28471E+11</text:p>
          </table:table-cell>
          <table:table-cell table:number-columns-repeated="16381"/>
        </table:table-row>
        <table:table-row table:style-name="ro1">
          <table:table-cell office:value-type="float" office:value="1.6317881124023606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65023613" table:style-name="ce1">
            <text:p>22865023613</text:p>
          </table:table-cell>
          <table:table-cell table:number-columns-repeated="16381"/>
        </table:table-row>
        <table:table-row table:style-name="ro1">
          <table:table-cell office:value-type="float" office:value="1.6317881125023117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921055794" table:style-name="ce1">
            <text:p>2.28921E+11</text:p>
          </table:table-cell>
          <table:table-cell table:number-columns-repeated="16381"/>
        </table:table-row>
        <table:table-row table:style-name="ro1">
          <table:table-cell office:value-type="float" office:value="1.6317881126026084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908205986" table:style-name="ce1">
            <text:p>22908205986</text:p>
          </table:table-cell>
          <table:table-cell table:number-columns-repeated="16381"/>
        </table:table-row>
        <table:table-row table:style-name="ro1">
          <table:table-cell office:value-type="float" office:value="1.6317881127023677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9091882706" table:style-name="ce1">
            <text:p>2.29092E+11</text:p>
          </table:table-cell>
          <table:table-cell table:number-columns-repeated="16381"/>
        </table:table-row>
        <table:table-row table:style-name="ro1">
          <table:table-cell office:value-type="float" office:value="1.6317881128022912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9053282738" table:style-name="ce1">
            <text:p>2.29053E+11</text:p>
          </table:table-cell>
          <table:table-cell table:number-columns-repeated="16381"/>
        </table:table-row>
        <table:table-row table:style-name="ro1">
          <table:table-cell office:value-type="float" office:value="1.6317881129024996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916931152" table:style-name="ce1">
            <text:p>2.28917E+11</text:p>
          </table:table-cell>
          <table:table-cell table:number-columns-repeated="16381"/>
        </table:table-row>
        <table:table-row table:style-name="ro1">
          <table:table-cell office:value-type="float" office:value="1.6317881130024164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706693649" table:style-name="ce1">
            <text:p>2.28707E+11</text:p>
          </table:table-cell>
          <table:table-cell table:number-columns-repeated="16381"/>
        </table:table-row>
        <table:table-row table:style-name="ro1">
          <table:table-cell office:value-type="float" office:value="1.6317881131023739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484320641" table:style-name="ce1">
            <text:p>2.28484E+11</text:p>
          </table:table-cell>
          <table:table-cell table:number-columns-repeated="16381"/>
        </table:table-row>
        <table:table-row table:style-name="ro1">
          <table:table-cell office:value-type="float" office:value="1.631788113202263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256845474" table:style-name="ce1">
            <text:p>2.28257E+11</text:p>
          </table:table-cell>
          <table:table-cell table:number-columns-repeated="16381"/>
        </table:table-row>
        <table:table-row table:style-name="ro1">
          <table:table-cell office:value-type="float" office:value="1.63178811330237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8053665161" table:style-name="ce1">
            <text:p>2.28054E+11</text:p>
          </table:table-cell>
          <table:table-cell table:number-columns-repeated="16381"/>
        </table:table-row>
        <table:table-row table:style-name="ro1">
          <table:table-cell office:value-type="float" office:value="1.6317881134025162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7878165245" table:style-name="ce1">
            <text:p>2.27878E+11</text:p>
          </table:table-cell>
          <table:table-cell table:number-columns-repeated="16381"/>
        </table:table-row>
        <table:table-row table:style-name="ro1">
          <table:table-cell office:value-type="float" office:value="1.6317881135022835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7716851234" table:style-name="ce1">
            <text:p>2.27717E+11</text:p>
          </table:table-cell>
          <table:table-cell table:number-columns-repeated="16381"/>
        </table:table-row>
        <table:table-row table:style-name="ro1">
          <table:table-cell office:value-type="float" office:value="1.631788113602198E+18" table:style-name="ce1">
            <text:p>1.63179E+18</text:p>
          </table:table-cell>
          <table:table-cell office:value-type="float" office:value="-467402011156" table:style-name="ce1">
            <text:p>-4.67402E+11</text:p>
          </table:table-cell>
          <table:table-cell office:value-type="float" office:value="227590179443" table:style-name="ce1">
            <text:p>2.2759E+11</text:p>
          </table:table-cell>
          <table:table-cell table:number-columns-repeated="16381"/>
        </table:table-row>
        <table:table-row table:style-name="ro1">
          <table:table-cell office:value-type="float" office:value="1.6317881137028739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936648369" table:style-name="ce1">
            <text:p>2.28937E+11</text:p>
          </table:table-cell>
          <table:table-cell table:number-columns-repeated="16381"/>
        </table:table-row>
        <table:table-row table:style-name="ro1">
          <table:table-cell office:value-type="float" office:value="1.6317881138023844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87840271" table:style-name="ce1">
            <text:p>22887840271</text:p>
          </table:table-cell>
          <table:table-cell table:number-columns-repeated="16381"/>
        </table:table-row>
        <table:table-row table:style-name="ro1">
          <table:table-cell office:value-type="float" office:value="1.6317881139022761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847765923" table:style-name="ce1">
            <text:p>2.28848E+11</text:p>
          </table:table-cell>
          <table:table-cell table:number-columns-repeated="16381"/>
        </table:table-row>
        <table:table-row table:style-name="ro1">
          <table:table-cell office:value-type="float" office:value="1.6317881140024563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982925415" table:style-name="ce1">
            <text:p>2.28983E+11</text:p>
          </table:table-cell>
          <table:table-cell table:number-columns-repeated="16381"/>
        </table:table-row>
        <table:table-row table:style-name="ro1">
          <table:table-cell office:value-type="float" office:value="1.6317881141022587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033303261" table:style-name="ce1">
            <text:p>2.29033E+11</text:p>
          </table:table-cell>
          <table:table-cell table:number-columns-repeated="16381"/>
        </table:table-row>
        <table:table-row table:style-name="ro1">
          <table:table-cell office:value-type="float" office:value="1.6317881142022369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129862785" table:style-name="ce1">
            <text:p>2.2913E+11</text:p>
          </table:table-cell>
          <table:table-cell table:number-columns-repeated="16381"/>
        </table:table-row>
        <table:table-row table:style-name="ro1">
          <table:table-cell office:value-type="float" office:value="1.6317881143025334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190158844" table:style-name="ce1">
            <text:p>2.2919E+11</text:p>
          </table:table-cell>
          <table:table-cell table:number-columns-repeated="16381"/>
        </table:table-row>
        <table:table-row table:style-name="ro1">
          <table:table-cell office:value-type="float" office:value="1.6317881144023639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221892357" table:style-name="ce1">
            <text:p>2.29222E+11</text:p>
          </table:table-cell>
          <table:table-cell table:number-columns-repeated="16381"/>
        </table:table-row>
        <table:table-row table:style-name="ro1">
          <table:table-cell office:value-type="float" office:value="1.6317881145023549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307126999" table:style-name="ce1">
            <text:p>2.29307E+11</text:p>
          </table:table-cell>
          <table:table-cell table:number-columns-repeated="16381"/>
        </table:table-row>
        <table:table-row table:style-name="ro1">
          <table:table-cell office:value-type="float" office:value="1.6317881146024847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316210747" table:style-name="ce1">
            <text:p>2.29316E+11</text:p>
          </table:table-cell>
          <table:table-cell table:number-columns-repeated="16381"/>
        </table:table-row>
        <table:table-row table:style-name="ro1">
          <table:table-cell office:value-type="float" office:value="1.6317881147021645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284620285" table:style-name="ce1">
            <text:p>2.29285E+11</text:p>
          </table:table-cell>
          <table:table-cell table:number-columns-repeated="16381"/>
        </table:table-row>
        <table:table-row table:style-name="ro1">
          <table:table-cell office:value-type="float" office:value="1.6317881148022735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22911644" table:style-name="ce1">
            <text:p>22922911644</text:p>
          </table:table-cell>
          <table:table-cell table:number-columns-repeated="16381"/>
        </table:table-row>
        <table:table-row table:style-name="ro1">
          <table:table-cell office:value-type="float" office:value="1.6317881149026765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9141259193" table:style-name="ce1">
            <text:p>2.29141E+11</text:p>
          </table:table-cell>
          <table:table-cell table:number-columns-repeated="16381"/>
        </table:table-row>
        <table:table-row table:style-name="ro1">
          <table:table-cell office:value-type="float" office:value="1.6317881150022561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956985474" table:style-name="ce1">
            <text:p>2.28957E+11</text:p>
          </table:table-cell>
          <table:table-cell table:number-columns-repeated="16381"/>
        </table:table-row>
        <table:table-row table:style-name="ro1">
          <table:table-cell office:value-type="float" office:value="1.6317881151024195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806495667" table:style-name="ce1">
            <text:p>2.28806E+11</text:p>
          </table:table-cell>
          <table:table-cell table:number-columns-repeated="16381"/>
        </table:table-row>
        <table:table-row table:style-name="ro1">
          <table:table-cell office:value-type="float" office:value="1.6317881152038566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695106506" table:style-name="ce1">
            <text:p>2.28695E+11</text:p>
          </table:table-cell>
          <table:table-cell table:number-columns-repeated="16381"/>
        </table:table-row>
        <table:table-row table:style-name="ro1">
          <table:table-cell office:value-type="float" office:value="1.6317881153023427E+18" table:style-name="ce1">
            <text:p>1.63179E+18</text:p>
          </table:table-cell>
          <table:table-cell office:value-type="float" office:value="-462893784046" table:style-name="ce1">
            <text:p>-4.62894E+11</text:p>
          </table:table-cell>
          <table:table-cell office:value-type="float" office:value="228568410873" table:style-name="ce1">
            <text:p>2.28568E+11</text:p>
          </table:table-cell>
          <table:table-cell table:number-columns-repeated="16381"/>
        </table:table-row>
        <table:table-row table:style-name="ro1">
          <table:table-cell office:value-type="float" office:value="1.6317881154022316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8899931908" table:style-name="ce1">
            <text:p>2.289E+11</text:p>
          </table:table-cell>
          <table:table-cell table:number-columns-repeated="16381"/>
        </table:table-row>
        <table:table-row table:style-name="ro1">
          <table:table-cell office:value-type="float" office:value="1.6317881155026102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8795170784" table:style-name="ce1">
            <text:p>2.28795E+11</text:p>
          </table:table-cell>
          <table:table-cell table:number-columns-repeated="16381"/>
        </table:table-row>
        <table:table-row table:style-name="ro1">
          <table:table-cell office:value-type="float" office:value="1.6317881156022771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872838974" table:style-name="ce1">
            <text:p>22872838974</text:p>
          </table:table-cell>
          <table:table-cell table:number-columns-repeated="16381"/>
        </table:table-row>
        <table:table-row table:style-name="ro1">
          <table:table-cell office:value-type="float" office:value="1.6317881157023347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8787255287" table:style-name="ce1">
            <text:p>2.28787E+11</text:p>
          </table:table-cell>
          <table:table-cell table:number-columns-repeated="16381"/>
        </table:table-row>
        <table:table-row table:style-name="ro1">
          <table:table-cell office:value-type="float" office:value="1.6317881158025436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8818130493" table:style-name="ce1">
            <text:p>2.28818E+11</text:p>
          </table:table-cell>
          <table:table-cell table:number-columns-repeated="16381"/>
        </table:table-row>
        <table:table-row table:style-name="ro1">
          <table:table-cell office:value-type="float" office:value="1.6317881159022625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8865790367" table:style-name="ce1">
            <text:p>2.28866E+11</text:p>
          </table:table-cell>
          <table:table-cell table:number-columns-repeated="16381"/>
        </table:table-row>
        <table:table-row table:style-name="ro1">
          <table:table-cell office:value-type="float" office:value="1.6317881160023296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032659531" table:style-name="ce1">
            <text:p>2.29033E+11</text:p>
          </table:table-cell>
          <table:table-cell table:number-columns-repeated="16381"/>
        </table:table-row>
        <table:table-row table:style-name="ro1">
          <table:table-cell office:value-type="float" office:value="1.6317881161024842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128575325" table:style-name="ce1">
            <text:p>2.29129E+11</text:p>
          </table:table-cell>
          <table:table-cell table:number-columns-repeated="16381"/>
        </table:table-row>
        <table:table-row table:style-name="ro1">
          <table:table-cell office:value-type="float" office:value="1.6317881162022502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275584221" table:style-name="ce1">
            <text:p>2.29276E+11</text:p>
          </table:table-cell>
          <table:table-cell table:number-columns-repeated="16381"/>
        </table:table-row>
        <table:table-row table:style-name="ro1">
          <table:table-cell office:value-type="float" office:value="1.6317881163024819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374694824" table:style-name="ce1">
            <text:p>2.29375E+11</text:p>
          </table:table-cell>
          <table:table-cell table:number-columns-repeated="16381"/>
        </table:table-row>
        <table:table-row table:style-name="ro1">
          <table:table-cell office:value-type="float" office:value="1.6317881164022548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448771477" table:style-name="ce1">
            <text:p>2.29449E+11</text:p>
          </table:table-cell>
          <table:table-cell table:number-columns-repeated="16381"/>
        </table:table-row>
        <table:table-row table:style-name="ro1">
          <table:table-cell office:value-type="float" office:value="1.6317881165023726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425048828" table:style-name="ce1">
            <text:p>2.29425E+11</text:p>
          </table:table-cell>
          <table:table-cell table:number-columns-repeated="16381"/>
        </table:table-row>
        <table:table-row table:style-name="ro1">
          <table:table-cell office:value-type="float" office:value="1.6317881166024589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414796829" table:style-name="ce1">
            <text:p>2.29415E+11</text:p>
          </table:table-cell>
          <table:table-cell table:number-columns-repeated="16381"/>
        </table:table-row>
        <table:table-row table:style-name="ro1">
          <table:table-cell office:value-type="float" office:value="1.6317881167023071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398155212" table:style-name="ce1">
            <text:p>2.29398E+11</text:p>
          </table:table-cell>
          <table:table-cell table:number-columns-repeated="16381"/>
        </table:table-row>
        <table:table-row table:style-name="ro1">
          <table:table-cell office:value-type="float" office:value="1.6317881168024079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339623451" table:style-name="ce1">
            <text:p>2.2934E+11</text:p>
          </table:table-cell>
          <table:table-cell table:number-columns-repeated="16381"/>
        </table:table-row>
        <table:table-row table:style-name="ro1">
          <table:table-cell office:value-type="float" office:value="1.6317881169024305E+18" table:style-name="ce1">
            <text:p>1.63179E+18</text:p>
          </table:table-cell>
          <table:table-cell office:value-type="float" office:value="-464240431786" table:style-name="ce1">
            <text:p>-4.6424E+11</text:p>
          </table:table-cell>
          <table:table-cell office:value-type="float" office:value="229258799553" table:style-name="ce1">
            <text:p>2.29259E+11</text:p>
          </table:table-cell>
          <table:table-cell table:number-columns-repeated="16381"/>
        </table:table-row>
        <table:table-row table:style-name="ro1">
          <table:table-cell office:value-type="float" office:value="1.6317881170022725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514527321" table:style-name="ce1">
            <text:p>2.29515E+11</text:p>
          </table:table-cell>
          <table:table-cell table:number-columns-repeated="16381"/>
        </table:table-row>
        <table:table-row table:style-name="ro1">
          <table:table-cell office:value-type="float" office:value="1.6317881171023368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386401176" table:style-name="ce1">
            <text:p>2.29386E+11</text:p>
          </table:table-cell>
          <table:table-cell table:number-columns-repeated="16381"/>
        </table:table-row>
        <table:table-row table:style-name="ro1">
          <table:table-cell office:value-type="float" office:value="1.6317881172027871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301762581" table:style-name="ce1">
            <text:p>2.29302E+11</text:p>
          </table:table-cell>
          <table:table-cell table:number-columns-repeated="16381"/>
        </table:table-row>
        <table:table-row table:style-name="ro1">
          <table:table-cell office:value-type="float" office:value="1.6317881173024586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194092751" table:style-name="ce1">
            <text:p>2.29194E+11</text:p>
          </table:table-cell>
          <table:table-cell table:number-columns-repeated="16381"/>
        </table:table-row>
        <table:table-row table:style-name="ro1">
          <table:table-cell office:value-type="float" office:value="1.6317881174022098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095053673" table:style-name="ce1">
            <text:p>2.29095E+11</text:p>
          </table:table-cell>
          <table:table-cell table:number-columns-repeated="16381"/>
        </table:table-row>
        <table:table-row table:style-name="ro1">
          <table:table-cell office:value-type="float" office:value="1.631788117502602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8991627693" table:style-name="ce1">
            <text:p>2.28992E+11</text:p>
          </table:table-cell>
          <table:table-cell table:number-columns-repeated="16381"/>
        </table:table-row>
        <table:table-row table:style-name="ro1">
          <table:table-cell office:value-type="float" office:value="1.6317881176023276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8911972046" table:style-name="ce1">
            <text:p>2.28912E+11</text:p>
          </table:table-cell>
          <table:table-cell table:number-columns-repeated="16381"/>
        </table:table-row>
        <table:table-row table:style-name="ro1">
          <table:table-cell office:value-type="float" office:value="1.6317881177023104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8894090652" table:style-name="ce1">
            <text:p>2.28894E+11</text:p>
          </table:table-cell>
          <table:table-cell table:number-columns-repeated="16381"/>
        </table:table-row>
        <table:table-row table:style-name="ro1">
          <table:table-cell office:value-type="float" office:value="1.631788117802593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8870820999" table:style-name="ce1">
            <text:p>2.28871E+11</text:p>
          </table:table-cell>
          <table:table-cell table:number-columns-repeated="16381"/>
        </table:table-row>
        <table:table-row table:style-name="ro1">
          <table:table-cell office:value-type="float" office:value="1.6317881179023373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8863406181" table:style-name="ce1">
            <text:p>2.28863E+11</text:p>
          </table:table-cell>
          <table:table-cell table:number-columns-repeated="16381"/>
        </table:table-row>
        <table:table-row table:style-name="ro1">
          <table:table-cell office:value-type="float" office:value="1.6317881180022912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8912687302" table:style-name="ce1">
            <text:p>2.28913E+11</text:p>
          </table:table-cell>
          <table:table-cell table:number-columns-repeated="16381"/>
        </table:table-row>
        <table:table-row table:style-name="ro1">
          <table:table-cell office:value-type="float" office:value="1.6317881181024632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8933358192" table:style-name="ce1">
            <text:p>2.28933E+11</text:p>
          </table:table-cell>
          <table:table-cell table:number-columns-repeated="16381"/>
        </table:table-row>
        <table:table-row table:style-name="ro1">
          <table:table-cell office:value-type="float" office:value="1.6317881182022487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013776779" table:style-name="ce1">
            <text:p>2.29014E+11</text:p>
          </table:table-cell>
          <table:table-cell table:number-columns-repeated="16381"/>
        </table:table-row>
        <table:table-row table:style-name="ro1">
          <table:table-cell office:value-type="float" office:value="1.6317881183025242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047226906" table:style-name="ce1">
            <text:p>2.29047E+11</text:p>
          </table:table-cell>
          <table:table-cell table:number-columns-repeated="16381"/>
        </table:table-row>
        <table:table-row table:style-name="ro1">
          <table:table-cell office:value-type="float" office:value="1.6317881184023301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060554504" table:style-name="ce1">
            <text:p>2.29061E+11</text:p>
          </table:table-cell>
          <table:table-cell table:number-columns-repeated="16381"/>
        </table:table-row>
        <table:table-row table:style-name="ro1">
          <table:table-cell office:value-type="float" office:value="1.6317881185022927E+18" table:style-name="ce1">
            <text:p>1.63179E+18</text:p>
          </table:table-cell>
          <table:table-cell office:value-type="float" office:value="-458246946335" table:style-name="ce1">
            <text:p>-4.58247E+11</text:p>
          </table:table-cell>
          <table:table-cell office:value-type="float" office:value="229019331932" table:style-name="ce1">
            <text:p>2.29019E+11</text:p>
          </table:table-cell>
          <table:table-cell table:number-columns-repeated="16381"/>
        </table:table-row>
        <table:table-row table:style-name="ro1">
          <table:table-cell office:value-type="float" office:value="1.6317881186024123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30452466011" table:style-name="ce1">
            <text:p>2.30452E+11</text:p>
          </table:table-cell>
          <table:table-cell table:number-columns-repeated="16381"/>
        </table:table-row>
        <table:table-row table:style-name="ro1">
          <table:table-cell office:value-type="float" office:value="1.6317881187022735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30481171608" table:style-name="ce1">
            <text:p>2.30481E+11</text:p>
          </table:table-cell>
          <table:table-cell table:number-columns-repeated="16381"/>
        </table:table-row>
        <table:table-row table:style-name="ro1">
          <table:table-cell office:value-type="float" office:value="1.6317881188022804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30431771278" table:style-name="ce1">
            <text:p>2.30432E+11</text:p>
          </table:table-cell>
          <table:table-cell table:number-columns-repeated="16381"/>
        </table:table-row>
        <table:table-row table:style-name="ro1">
          <table:table-cell office:value-type="float" office:value="1.6317881189023547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30364060402" table:style-name="ce1">
            <text:p>2.30364E+11</text:p>
          </table:table-cell>
          <table:table-cell table:number-columns-repeated="16381"/>
        </table:table-row>
        <table:table-row table:style-name="ro1">
          <table:table-cell office:value-type="float" office:value="1.6317881190022789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30218529701" table:style-name="ce1">
            <text:p>2.30219E+11</text:p>
          </table:table-cell>
          <table:table-cell table:number-columns-repeated="16381"/>
        </table:table-row>
        <table:table-row table:style-name="ro1">
          <table:table-cell office:value-type="float" office:value="1.6317881191022789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30102968216" table:style-name="ce1">
            <text:p>2.30103E+11</text:p>
          </table:table-cell>
          <table:table-cell table:number-columns-repeated="16381"/>
        </table:table-row>
        <table:table-row table:style-name="ro1">
          <table:table-cell office:value-type="float" office:value="1.6317881192026112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30048918724" table:style-name="ce1">
            <text:p>2.30049E+11</text:p>
          </table:table-cell>
          <table:table-cell table:number-columns-repeated="16381"/>
        </table:table-row>
        <table:table-row table:style-name="ro1">
          <table:table-cell office:value-type="float" office:value="1.6317881193024763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995223999" table:style-name="ce1">
            <text:p>22995223999</text:p>
          </table:table-cell>
          <table:table-cell table:number-columns-repeated="16381"/>
        </table:table-row>
        <table:table-row table:style-name="ro1">
          <table:table-cell office:value-type="float" office:value="1.63178811940221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9818844795" table:style-name="ce1">
            <text:p>2.29819E+11</text:p>
          </table:table-cell>
          <table:table-cell table:number-columns-repeated="16381"/>
        </table:table-row>
        <table:table-row table:style-name="ro1">
          <table:table-cell office:value-type="float" office:value="1.6317881195028452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9673790932" table:style-name="ce1">
            <text:p>2.29674E+11</text:p>
          </table:table-cell>
          <table:table-cell table:number-columns-repeated="16381"/>
        </table:table-row>
        <table:table-row table:style-name="ro1">
          <table:table-cell office:value-type="float" office:value="1.6317881196023818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945895195" table:style-name="ce1">
            <text:p>22945895195</text:p>
          </table:table-cell>
          <table:table-cell table:number-columns-repeated="16381"/>
        </table:table-row>
        <table:table-row table:style-name="ro1">
          <table:table-cell office:value-type="float" office:value="1.631788119702368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9234743118" table:style-name="ce1">
            <text:p>2.29235E+11</text:p>
          </table:table-cell>
          <table:table-cell table:number-columns-repeated="16381"/>
        </table:table-row>
        <table:table-row table:style-name="ro1">
          <table:table-cell office:value-type="float" office:value="1.6317881198025011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9044675827" table:style-name="ce1">
            <text:p>2.29045E+11</text:p>
          </table:table-cell>
          <table:table-cell table:number-columns-repeated="16381"/>
        </table:table-row>
        <table:table-row table:style-name="ro1">
          <table:table-cell office:value-type="float" office:value="1.6317881199022689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8904747963" table:style-name="ce1">
            <text:p>2.28905E+11</text:p>
          </table:table-cell>
          <table:table-cell table:number-columns-repeated="16381"/>
        </table:table-row>
        <table:table-row table:style-name="ro1">
          <table:table-cell office:value-type="float" office:value="1.6317881200023025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8863716125" table:style-name="ce1">
            <text:p>2.28864E+11</text:p>
          </table:table-cell>
          <table:table-cell table:number-columns-repeated="16381"/>
        </table:table-row>
        <table:table-row table:style-name="ro1">
          <table:table-cell office:value-type="float" office:value="1.6317881201025613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8898501396" table:style-name="ce1">
            <text:p>2.28899E+11</text:p>
          </table:table-cell>
          <table:table-cell table:number-columns-repeated="16381"/>
        </table:table-row>
        <table:table-row table:style-name="ro1">
          <table:table-cell office:value-type="float" office:value="1.6317881202022643E+18" table:style-name="ce1">
            <text:p>1.63179E+18</text:p>
          </table:table-cell>
          <table:table-cell office:value-type="float" office:value="-442880243063" table:style-name="ce1">
            <text:p>-4.4288E+11</text:p>
          </table:table-cell>
          <table:table-cell office:value-type="float" office:value="229242229462" table:style-name="ce1">
            <text:p>2.29242E+11</text:p>
          </table:table-cell>
          <table:table-cell table:number-columns-repeated="16381"/>
        </table:table-row>
        <table:table-row table:style-name="ro1">
          <table:table-cell office:value-type="float" office:value="1.631788120302466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578852654" table:style-name="ce1">
            <text:p>2.29579E+11</text:p>
          </table:table-cell>
          <table:table-cell table:number-columns-repeated="16381"/>
        </table:table-row>
        <table:table-row table:style-name="ro1">
          <table:table-cell office:value-type="float" office:value="1.6317881204023217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792094231" table:style-name="ce1">
            <text:p>2.29792E+11</text:p>
          </table:table-cell>
          <table:table-cell table:number-columns-repeated="16381"/>
        </table:table-row>
        <table:table-row table:style-name="ro1">
          <table:table-cell office:value-type="float" office:value="1.6317881205024389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870319366" table:style-name="ce1">
            <text:p>2.2987E+11</text:p>
          </table:table-cell>
          <table:table-cell table:number-columns-repeated="16381"/>
        </table:table-row>
        <table:table-row table:style-name="ro1">
          <table:table-cell office:value-type="float" office:value="1.6317881206025823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897379875" table:style-name="ce1">
            <text:p>2.29897E+11</text:p>
          </table:table-cell>
          <table:table-cell table:number-columns-repeated="16381"/>
        </table:table-row>
        <table:table-row table:style-name="ro1">
          <table:table-cell office:value-type="float" office:value="1.6317881207023017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769945145" table:style-name="ce1">
            <text:p>2.2977E+11</text:p>
          </table:table-cell>
          <table:table-cell table:number-columns-repeated="16381"/>
        </table:table-row>
        <table:table-row table:style-name="ro1">
          <table:table-cell office:value-type="float" office:value="1.6317881208023091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614448547" table:style-name="ce1">
            <text:p>2.29614E+11</text:p>
          </table:table-cell>
          <table:table-cell table:number-columns-repeated="16381"/>
        </table:table-row>
        <table:table-row table:style-name="ro1">
          <table:table-cell office:value-type="float" office:value="1.6317881209025882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435801506" table:style-name="ce1">
            <text:p>2.29436E+11</text:p>
          </table:table-cell>
          <table:table-cell table:number-columns-repeated="16381"/>
        </table:table-row>
        <table:table-row table:style-name="ro1">
          <table:table-cell office:value-type="float" office:value="1.6317881210023616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21435833" table:style-name="ce1">
            <text:p>22921435833</text:p>
          </table:table-cell>
          <table:table-cell table:number-columns-repeated="16381"/>
        </table:table-row>
        <table:table-row table:style-name="ro1">
          <table:table-cell office:value-type="float" office:value="1.6317881211024215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9022073746" table:style-name="ce1">
            <text:p>2.29022E+11</text:p>
          </table:table-cell>
          <table:table-cell table:number-columns-repeated="16381"/>
        </table:table-row>
        <table:table-row table:style-name="ro1">
          <table:table-cell office:value-type="float" office:value="1.6317881212023442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8901100159" table:style-name="ce1">
            <text:p>2.28901E+11</text:p>
          </table:table-cell>
          <table:table-cell table:number-columns-repeated="16381"/>
        </table:table-row>
        <table:table-row table:style-name="ro1">
          <table:table-cell office:value-type="float" office:value="1.6317881213023813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8772878647" table:style-name="ce1">
            <text:p>2.28773E+11</text:p>
          </table:table-cell>
          <table:table-cell table:number-columns-repeated="16381"/>
        </table:table-row>
        <table:table-row table:style-name="ro1">
          <table:table-cell office:value-type="float" office:value="1.6317881214022682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8674840927" table:style-name="ce1">
            <text:p>2.28675E+11</text:p>
          </table:table-cell>
          <table:table-cell table:number-columns-repeated="16381"/>
        </table:table-row>
        <table:table-row table:style-name="ro1">
          <table:table-cell office:value-type="float" office:value="1.6317881215022659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8724980354" table:style-name="ce1">
            <text:p>2.28725E+11</text:p>
          </table:table-cell>
          <table:table-cell table:number-columns-repeated="16381"/>
        </table:table-row>
        <table:table-row table:style-name="ro1">
          <table:table-cell office:value-type="float" office:value="1.6317881216022815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8733277321" table:style-name="ce1">
            <text:p>2.28733E+11</text:p>
          </table:table-cell>
          <table:table-cell table:number-columns-repeated="16381"/>
        </table:table-row>
        <table:table-row table:style-name="ro1">
          <table:table-cell office:value-type="float" office:value="1.6317881217026468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8848552704" table:style-name="ce1">
            <text:p>2.28849E+11</text:p>
          </table:table-cell>
          <table:table-cell table:number-columns-repeated="16381"/>
        </table:table-row>
        <table:table-row table:style-name="ro1">
          <table:table-cell office:value-type="float" office:value="1.6317881218023429E+18" table:style-name="ce1">
            <text:p>1.63179E+18</text:p>
          </table:table-cell>
          <table:table-cell office:value-type="float" office:value="-46639034152" table:style-name="ce1">
            <text:p>-46639034152</text:p>
          </table:table-cell>
          <table:table-cell office:value-type="float" office:value="228941941261" table:style-name="ce1">
            <text:p>2.28942E+11</text:p>
          </table:table-cell>
          <table:table-cell table:number-columns-repeated="16381"/>
        </table:table-row>
        <table:table-row table:style-name="ro1">
          <table:table-cell office:value-type="float" office:value="1.6317881219024817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333162308" table:style-name="ce1">
            <text:p>2.29333E+11</text:p>
          </table:table-cell>
          <table:table-cell table:number-columns-repeated="16381"/>
        </table:table-row>
        <table:table-row table:style-name="ro1">
          <table:table-cell office:value-type="float" office:value="1.6317881220027615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407501221" table:style-name="ce1">
            <text:p>2.29408E+11</text:p>
          </table:table-cell>
          <table:table-cell table:number-columns-repeated="16381"/>
        </table:table-row>
        <table:table-row table:style-name="ro1">
          <table:table-cell office:value-type="float" office:value="1.631788122102313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48141098" table:style-name="ce1">
            <text:p>22948141098</text:p>
          </table:table-cell>
          <table:table-cell table:number-columns-repeated="16381"/>
        </table:table-row>
        <table:table-row table:style-name="ro1">
          <table:table-cell office:value-type="float" office:value="1.6317881222023498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556417465" table:style-name="ce1">
            <text:p>2.29556E+11</text:p>
          </table:table-cell>
          <table:table-cell table:number-columns-repeated="16381"/>
        </table:table-row>
        <table:table-row table:style-name="ro1">
          <table:table-cell office:value-type="float" office:value="1.6317881223025229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586863518" table:style-name="ce1">
            <text:p>2.29587E+11</text:p>
          </table:table-cell>
          <table:table-cell table:number-columns-repeated="16381"/>
        </table:table-row>
        <table:table-row table:style-name="ro1">
          <table:table-cell office:value-type="float" office:value="1.6317881224024059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587197304" table:style-name="ce1">
            <text:p>2.29587E+11</text:p>
          </table:table-cell>
          <table:table-cell table:number-columns-repeated="16381"/>
        </table:table-row>
        <table:table-row table:style-name="ro1">
          <table:table-cell office:value-type="float" office:value="1.6317881225023099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568743706" table:style-name="ce1">
            <text:p>2.29569E+11</text:p>
          </table:table-cell>
          <table:table-cell table:number-columns-repeated="16381"/>
        </table:table-row>
        <table:table-row table:style-name="ro1">
          <table:table-cell office:value-type="float" office:value="1.6317881226025661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51374054" table:style-name="ce1">
            <text:p>22951374054</text:p>
          </table:table-cell>
          <table:table-cell table:number-columns-repeated="16381"/>
        </table:table-row>
        <table:table-row table:style-name="ro1">
          <table:table-cell office:value-type="float" office:value="1.6317881227022477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382228851" table:style-name="ce1">
            <text:p>2.29382E+11</text:p>
          </table:table-cell>
          <table:table-cell table:number-columns-repeated="16381"/>
        </table:table-row>
        <table:table-row table:style-name="ro1">
          <table:table-cell office:value-type="float" office:value="1.6317881228024084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254603386" table:style-name="ce1">
            <text:p>2.29255E+11</text:p>
          </table:table-cell>
          <table:table-cell table:number-columns-repeated="16381"/>
        </table:table-row>
        <table:table-row table:style-name="ro1">
          <table:table-cell office:value-type="float" office:value="1.6317881229024773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110264778" table:style-name="ce1">
            <text:p>2.2911E+11</text:p>
          </table:table-cell>
          <table:table-cell table:number-columns-repeated="16381"/>
        </table:table-row>
        <table:table-row table:style-name="ro1">
          <table:table-cell office:value-type="float" office:value="1.6317881230023191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9020261765" table:style-name="ce1">
            <text:p>2.2902E+11</text:p>
          </table:table-cell>
          <table:table-cell table:number-columns-repeated="16381"/>
        </table:table-row>
        <table:table-row table:style-name="ro1">
          <table:table-cell office:value-type="float" office:value="1.631788123102388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8899979591" table:style-name="ce1">
            <text:p>2.289E+11</text:p>
          </table:table-cell>
          <table:table-cell table:number-columns-repeated="16381"/>
        </table:table-row>
        <table:table-row table:style-name="ro1">
          <table:table-cell office:value-type="float" office:value="1.6317881232023524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8800058365" table:style-name="ce1">
            <text:p>2.288E+11</text:p>
          </table:table-cell>
          <table:table-cell table:number-columns-repeated="16381"/>
        </table:table-row>
        <table:table-row table:style-name="ro1">
          <table:table-cell office:value-type="float" office:value="1.6317881233023539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8710365295" table:style-name="ce1">
            <text:p>2.2871E+11</text:p>
          </table:table-cell>
          <table:table-cell table:number-columns-repeated="16381"/>
        </table:table-row>
        <table:table-row table:style-name="ro1">
          <table:table-cell office:value-type="float" office:value="1.6317881234025129E+18" table:style-name="ce1">
            <text:p>1.63179E+18</text:p>
          </table:table-cell>
          <table:table-cell office:value-type="float" office:value="-457777947187" table:style-name="ce1">
            <text:p>-4.57778E+11</text:p>
          </table:table-cell>
          <table:table-cell office:value-type="float" office:value="228644156456" table:style-name="ce1">
            <text:p>2.28644E+11</text:p>
          </table:table-cell>
          <table:table-cell table:number-columns-repeated="16381"/>
        </table:table-row>
        <table:table-row table:style-name="ro1">
          <table:table-cell office:value-type="float" office:value="1.6317881235022126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29704332352" table:style-name="ce1">
            <text:p>2.29704E+11</text:p>
          </table:table-cell>
          <table:table-cell table:number-columns-repeated="16381"/>
        </table:table-row>
        <table:table-row table:style-name="ro1">
          <table:table-cell office:value-type="float" office:value="1.6317881236022927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29707789421" table:style-name="ce1">
            <text:p>2.29708E+11</text:p>
          </table:table-cell>
          <table:table-cell table:number-columns-repeated="16381"/>
        </table:table-row>
        <table:table-row table:style-name="ro1">
          <table:table-cell office:value-type="float" office:value="1.6317881237024957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29809617996" table:style-name="ce1">
            <text:p>2.2981E+11</text:p>
          </table:table-cell>
          <table:table-cell table:number-columns-repeated="16381"/>
        </table:table-row>
        <table:table-row table:style-name="ro1">
          <table:table-cell office:value-type="float" office:value="1.6317881238022902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29903006554" table:style-name="ce1">
            <text:p>2.29903E+11</text:p>
          </table:table-cell>
          <table:table-cell table:number-columns-repeated="16381"/>
        </table:table-row>
        <table:table-row table:style-name="ro1">
          <table:table-cell office:value-type="float" office:value="1.6317881239024266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29998230934" table:style-name="ce1">
            <text:p>2.29998E+11</text:p>
          </table:table-cell>
          <table:table-cell table:number-columns-repeated="16381"/>
        </table:table-row>
        <table:table-row table:style-name="ro1">
          <table:table-cell office:value-type="float" office:value="1.6317881240023212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090379715" table:style-name="ce1">
            <text:p>2.3009E+11</text:p>
          </table:table-cell>
          <table:table-cell table:number-columns-repeated="16381"/>
        </table:table-row>
        <table:table-row table:style-name="ro1">
          <table:table-cell office:value-type="float" office:value="1.6317881241024399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167937279" table:style-name="ce1">
            <text:p>2.30168E+11</text:p>
          </table:table-cell>
          <table:table-cell table:number-columns-repeated="16381"/>
        </table:table-row>
        <table:table-row table:style-name="ro1">
          <table:table-cell office:value-type="float" office:value="1.6317881242024225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264401436" table:style-name="ce1">
            <text:p>2.30264E+11</text:p>
          </table:table-cell>
          <table:table-cell table:number-columns-repeated="16381"/>
        </table:table-row>
        <table:table-row table:style-name="ro1">
          <table:table-cell office:value-type="float" office:value="1.6317881243024026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318498611" table:style-name="ce1">
            <text:p>2.30318E+11</text:p>
          </table:table-cell>
          <table:table-cell table:number-columns-repeated="16381"/>
        </table:table-row>
        <table:table-row table:style-name="ro1">
          <table:table-cell office:value-type="float" office:value="1.6317881244022572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343723297" table:style-name="ce1">
            <text:p>2.30344E+11</text:p>
          </table:table-cell>
          <table:table-cell table:number-columns-repeated="16381"/>
        </table:table-row>
        <table:table-row table:style-name="ro1">
          <table:table-cell office:value-type="float" office:value="1.6317881245027351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357265472" table:style-name="ce1">
            <text:p>2.30357E+11</text:p>
          </table:table-cell>
          <table:table-cell table:number-columns-repeated="16381"/>
        </table:table-row>
        <table:table-row table:style-name="ro1">
          <table:table-cell office:value-type="float" office:value="1.6317881246024428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333423615" table:style-name="ce1">
            <text:p>2.30333E+11</text:p>
          </table:table-cell>
          <table:table-cell table:number-columns-repeated="16381"/>
        </table:table-row>
        <table:table-row table:style-name="ro1">
          <table:table-cell office:value-type="float" office:value="1.6317881247024438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28550148" table:style-name="ce1">
            <text:p>23028550148</text:p>
          </table:table-cell>
          <table:table-cell table:number-columns-repeated="16381"/>
        </table:table-row>
        <table:table-row table:style-name="ro1">
          <table:table-cell office:value-type="float" office:value="1.6317881248024266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188894272" table:style-name="ce1">
            <text:p>2.30189E+11</text:p>
          </table:table-cell>
          <table:table-cell table:number-columns-repeated="16381"/>
        </table:table-row>
        <table:table-row table:style-name="ro1">
          <table:table-cell office:value-type="float" office:value="1.6317881249023119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30014753342" table:style-name="ce1">
            <text:p>2.30015E+11</text:p>
          </table:table-cell>
          <table:table-cell table:number-columns-repeated="16381"/>
        </table:table-row>
        <table:table-row table:style-name="ro1">
          <table:table-cell office:value-type="float" office:value="1.6317881250022292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29722619057" table:style-name="ce1">
            <text:p>2.29723E+11</text:p>
          </table:table-cell>
          <table:table-cell table:number-columns-repeated="16381"/>
        </table:table-row>
        <table:table-row table:style-name="ro1">
          <table:table-cell office:value-type="float" office:value="1.6317881251026972E+18" table:style-name="ce1">
            <text:p>1.63179E+18</text:p>
          </table:table-cell>
          <table:table-cell office:value-type="float" office:value="-456242233515" table:style-name="ce1">
            <text:p>-4.56242E+11</text:p>
          </table:table-cell>
          <table:table-cell office:value-type="float" office:value="229417204857" table:style-name="ce1">
            <text:p>2.29417E+11</text:p>
          </table:table-cell>
          <table:table-cell table:number-columns-repeated="16381"/>
        </table:table-row>
        <table:table-row table:style-name="ro1">
          <table:table-cell office:value-type="float" office:value="1.6317881252022907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921627998" table:style-name="ce1">
            <text:p>2.28922E+11</text:p>
          </table:table-cell>
          <table:table-cell table:number-columns-repeated="16381"/>
        </table:table-row>
        <table:table-row table:style-name="ro1">
          <table:table-cell office:value-type="float" office:value="1.631788125302295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72402668" table:style-name="ce1">
            <text:p>22872402668</text:p>
          </table:table-cell>
          <table:table-cell table:number-columns-repeated="16381"/>
        </table:table-row>
        <table:table-row table:style-name="ro1">
          <table:table-cell office:value-type="float" office:value="1.6317881254024722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576135635" table:style-name="ce1">
            <text:p>2.28576E+11</text:p>
          </table:table-cell>
          <table:table-cell table:number-columns-repeated="16381"/>
        </table:table-row>
        <table:table-row table:style-name="ro1">
          <table:table-cell office:value-type="float" office:value="1.6317881255022812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557419777" table:style-name="ce1">
            <text:p>2.28557E+11</text:p>
          </table:table-cell>
          <table:table-cell table:number-columns-repeated="16381"/>
        </table:table-row>
        <table:table-row table:style-name="ro1">
          <table:table-cell office:value-type="float" office:value="1.6317881256023311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534698486" table:style-name="ce1">
            <text:p>2.28535E+11</text:p>
          </table:table-cell>
          <table:table-cell table:number-columns-repeated="16381"/>
        </table:table-row>
        <table:table-row table:style-name="ro1">
          <table:table-cell office:value-type="float" office:value="1.6317881257024218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673863411" table:style-name="ce1">
            <text:p>2.28674E+11</text:p>
          </table:table-cell>
          <table:table-cell table:number-columns-repeated="16381"/>
        </table:table-row>
        <table:table-row table:style-name="ro1">
          <table:table-cell office:value-type="float" office:value="1.6317881258024049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774881363" table:style-name="ce1">
            <text:p>2.28775E+11</text:p>
          </table:table-cell>
          <table:table-cell table:number-columns-repeated="16381"/>
        </table:table-row>
        <table:table-row table:style-name="ro1">
          <table:table-cell office:value-type="float" office:value="1.631788125902453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928852081" table:style-name="ce1">
            <text:p>2.28929E+11</text:p>
          </table:table-cell>
          <table:table-cell table:number-columns-repeated="16381"/>
        </table:table-row>
        <table:table-row table:style-name="ro1">
          <table:table-cell office:value-type="float" office:value="1.6317881260025034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9148674011" table:style-name="ce1">
            <text:p>2.29149E+11</text:p>
          </table:table-cell>
          <table:table-cell table:number-columns-repeated="16381"/>
        </table:table-row>
        <table:table-row table:style-name="ro1">
          <table:table-cell office:value-type="float" office:value="1.6317881261022177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9302167892" table:style-name="ce1">
            <text:p>2.29302E+11</text:p>
          </table:table-cell>
          <table:table-cell table:number-columns-repeated="16381"/>
        </table:table-row>
        <table:table-row table:style-name="ro1">
          <table:table-cell office:value-type="float" office:value="1.6317881262025541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9389286041" table:style-name="ce1">
            <text:p>2.29389E+11</text:p>
          </table:table-cell>
          <table:table-cell table:number-columns-repeated="16381"/>
        </table:table-row>
        <table:table-row table:style-name="ro1">
          <table:table-cell office:value-type="float" office:value="1.6317881263026857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9395771027" table:style-name="ce1">
            <text:p>2.29396E+11</text:p>
          </table:table-cell>
          <table:table-cell table:number-columns-repeated="16381"/>
        </table:table-row>
        <table:table-row table:style-name="ro1">
          <table:table-cell office:value-type="float" office:value="1.6317881264023109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9312705994" table:style-name="ce1">
            <text:p>2.29313E+11</text:p>
          </table:table-cell>
          <table:table-cell table:number-columns-repeated="16381"/>
        </table:table-row>
        <table:table-row table:style-name="ro1">
          <table:table-cell office:value-type="float" office:value="1.631788126502432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9056835175" table:style-name="ce1">
            <text:p>2.29057E+11</text:p>
          </table:table-cell>
          <table:table-cell table:number-columns-repeated="16381"/>
        </table:table-row>
        <table:table-row table:style-name="ro1">
          <table:table-cell office:value-type="float" office:value="1.6317881266023291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820919991" table:style-name="ce1">
            <text:p>2.28821E+11</text:p>
          </table:table-cell>
          <table:table-cell table:number-columns-repeated="16381"/>
        </table:table-row>
        <table:table-row table:style-name="ro1">
          <table:table-cell office:value-type="float" office:value="1.6317881267023122E+18" table:style-name="ce1">
            <text:p>1.63179E+18</text:p>
          </table:table-cell>
          <table:table-cell office:value-type="float" office:value="-461998671293" table:style-name="ce1">
            <text:p>-4.61999E+11</text:p>
          </table:table-cell>
          <table:table-cell office:value-type="float" office:value="228565406799" table:style-name="ce1">
            <text:p>2.28565E+11</text:p>
          </table:table-cell>
          <table:table-cell table:number-columns-repeated="16381"/>
        </table:table-row>
        <table:table-row table:style-name="ro1">
          <table:table-cell office:value-type="float" office:value="1.6317881268024535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443001747" table:style-name="ce1">
            <text:p>2.29443E+11</text:p>
          </table:table-cell>
          <table:table-cell table:number-columns-repeated="16381"/>
        </table:table-row>
        <table:table-row table:style-name="ro1">
          <table:table-cell office:value-type="float" office:value="1.6317881269023094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234838486" table:style-name="ce1">
            <text:p>2.29235E+11</text:p>
          </table:table-cell>
          <table:table-cell table:number-columns-repeated="16381"/>
        </table:table-row>
        <table:table-row table:style-name="ro1">
          <table:table-cell office:value-type="float" office:value="1.6317881270023247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152154922" table:style-name="ce1">
            <text:p>2.29152E+11</text:p>
          </table:table-cell>
          <table:table-cell table:number-columns-repeated="16381"/>
        </table:table-row>
        <table:table-row table:style-name="ro1">
          <table:table-cell office:value-type="float" office:value="1.6317881271024113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05125618" table:style-name="ce1">
            <text:p>22905125618</text:p>
          </table:table-cell>
          <table:table-cell table:number-columns-repeated="16381"/>
        </table:table-row>
        <table:table-row table:style-name="ro1">
          <table:table-cell office:value-type="float" office:value="1.6317881272023155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062724113" table:style-name="ce1">
            <text:p>2.29063E+11</text:p>
          </table:table-cell>
          <table:table-cell table:number-columns-repeated="16381"/>
        </table:table-row>
        <table:table-row table:style-name="ro1">
          <table:table-cell office:value-type="float" office:value="1.6317881273023037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079580307" table:style-name="ce1">
            <text:p>2.2908E+11</text:p>
          </table:table-cell>
          <table:table-cell table:number-columns-repeated="16381"/>
        </table:table-row>
        <table:table-row table:style-name="ro1">
          <table:table-cell office:value-type="float" office:value="1.6317881274024855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129481316" table:style-name="ce1">
            <text:p>2.29129E+11</text:p>
          </table:table-cell>
          <table:table-cell table:number-columns-repeated="16381"/>
        </table:table-row>
        <table:table-row table:style-name="ro1">
          <table:table-cell office:value-type="float" office:value="1.6317881275023104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294133186" table:style-name="ce1">
            <text:p>2.29294E+11</text:p>
          </table:table-cell>
          <table:table-cell table:number-columns-repeated="16381"/>
        </table:table-row>
        <table:table-row table:style-name="ro1">
          <table:table-cell office:value-type="float" office:value="1.631788127602729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422855377" table:style-name="ce1">
            <text:p>2.29423E+11</text:p>
          </table:table-cell>
          <table:table-cell table:number-columns-repeated="16381"/>
        </table:table-row>
        <table:table-row table:style-name="ro1">
          <table:table-cell office:value-type="float" office:value="1.6317881277026793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549765587" table:style-name="ce1">
            <text:p>2.2955E+11</text:p>
          </table:table-cell>
          <table:table-cell table:number-columns-repeated="16381"/>
        </table:table-row>
        <table:table-row table:style-name="ro1">
          <table:table-cell office:value-type="float" office:value="1.6317881278023485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668092728" table:style-name="ce1">
            <text:p>2.29668E+11</text:p>
          </table:table-cell>
          <table:table-cell table:number-columns-repeated="16381"/>
        </table:table-row>
        <table:table-row table:style-name="ro1">
          <table:table-cell office:value-type="float" office:value="1.6317881279023086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758763313" table:style-name="ce1">
            <text:p>2.29759E+11</text:p>
          </table:table-cell>
          <table:table-cell table:number-columns-repeated="16381"/>
        </table:table-row>
        <table:table-row table:style-name="ro1">
          <table:table-cell office:value-type="float" office:value="1.6317881280025925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873609543" table:style-name="ce1">
            <text:p>2.29874E+11</text:p>
          </table:table-cell>
          <table:table-cell table:number-columns-repeated="16381"/>
        </table:table-row>
        <table:table-row table:style-name="ro1">
          <table:table-cell office:value-type="float" office:value="1.631788128102292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930114746" table:style-name="ce1">
            <text:p>2.2993E+11</text:p>
          </table:table-cell>
          <table:table-cell table:number-columns-repeated="16381"/>
        </table:table-row>
        <table:table-row table:style-name="ro1">
          <table:table-cell office:value-type="float" office:value="1.6317881282024817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937267303" table:style-name="ce1">
            <text:p>2.29937E+11</text:p>
          </table:table-cell>
          <table:table-cell table:number-columns-repeated="16381"/>
        </table:table-row>
        <table:table-row table:style-name="ro1">
          <table:table-cell office:value-type="float" office:value="1.6317881283022717E+18" table:style-name="ce1">
            <text:p>1.63179E+18</text:p>
          </table:table-cell>
          <table:table-cell office:value-type="float" office:value="-466379672289" table:style-name="ce1">
            <text:p>-4.6638E+11</text:p>
          </table:table-cell>
          <table:table-cell office:value-type="float" office:value="229919362068" table:style-name="ce1">
            <text:p>2.29919E+11</text:p>
          </table:table-cell>
          <table:table-cell table:number-columns-repeated="16381"/>
        </table:table-row>
        <table:table-row table:style-name="ro1">
          <table:table-cell office:value-type="float" office:value="1.6317881284023757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8186631203" table:style-name="ce1">
            <text:p>2.28187E+11</text:p>
          </table:table-cell>
          <table:table-cell table:number-columns-repeated="16381"/>
        </table:table-row>
        <table:table-row table:style-name="ro1">
          <table:table-cell office:value-type="float" office:value="1.6317881285023078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8136777878" table:style-name="ce1">
            <text:p>2.28137E+11</text:p>
          </table:table-cell>
          <table:table-cell table:number-columns-repeated="16381"/>
        </table:table-row>
        <table:table-row table:style-name="ro1">
          <table:table-cell office:value-type="float" office:value="1.6317881286023299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8051781654" table:style-name="ce1">
            <text:p>2.28052E+11</text:p>
          </table:table-cell>
          <table:table-cell table:number-columns-repeated="16381"/>
        </table:table-row>
        <table:table-row table:style-name="ro1">
          <table:table-cell office:value-type="float" office:value="1.6317881287023396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913427353" table:style-name="ce1">
            <text:p>2.27913E+11</text:p>
          </table:table-cell>
          <table:table-cell table:number-columns-repeated="16381"/>
        </table:table-row>
        <table:table-row table:style-name="ro1">
          <table:table-cell office:value-type="float" office:value="1.6317881288025093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779436111" table:style-name="ce1">
            <text:p>2.27779E+11</text:p>
          </table:table-cell>
          <table:table-cell table:number-columns-repeated="16381"/>
        </table:table-row>
        <table:table-row table:style-name="ro1">
          <table:table-cell office:value-type="float" office:value="1.6317881289022556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653098106" table:style-name="ce1">
            <text:p>2.27653E+11</text:p>
          </table:table-cell>
          <table:table-cell table:number-columns-repeated="16381"/>
        </table:table-row>
        <table:table-row table:style-name="ro1">
          <table:table-cell office:value-type="float" office:value="1.6317881290022781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69305706" table:style-name="ce1">
            <text:p>22769305706</text:p>
          </table:table-cell>
          <table:table-cell table:number-columns-repeated="16381"/>
        </table:table-row>
        <table:table-row table:style-name="ro1">
          <table:table-cell office:value-type="float" office:value="1.6317881291025971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658724785" table:style-name="ce1">
            <text:p>2.27659E+11</text:p>
          </table:table-cell>
          <table:table-cell table:number-columns-repeated="16381"/>
        </table:table-row>
        <table:table-row table:style-name="ro1">
          <table:table-cell office:value-type="float" office:value="1.6317881292022003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67765522" table:style-name="ce1">
            <text:p>22767765522</text:p>
          </table:table-cell>
          <table:table-cell table:number-columns-repeated="16381"/>
        </table:table-row>
        <table:table-row table:style-name="ro1">
          <table:table-cell office:value-type="float" office:value="1.6317881293022938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700161934" table:style-name="ce1">
            <text:p>2.277E+11</text:p>
          </table:table-cell>
          <table:table-cell table:number-columns-repeated="16381"/>
        </table:table-row>
        <table:table-row table:style-name="ro1">
          <table:table-cell office:value-type="float" office:value="1.6317881294026099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740120888" table:style-name="ce1">
            <text:p>2.2774E+11</text:p>
          </table:table-cell>
          <table:table-cell table:number-columns-repeated="16381"/>
        </table:table-row>
        <table:table-row table:style-name="ro1">
          <table:table-cell office:value-type="float" office:value="1.6317881295024202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796792984" table:style-name="ce1">
            <text:p>2.27797E+11</text:p>
          </table:table-cell>
          <table:table-cell table:number-columns-repeated="16381"/>
        </table:table-row>
        <table:table-row table:style-name="ro1">
          <table:table-cell office:value-type="float" office:value="1.6317881296022653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864861488" table:style-name="ce1">
            <text:p>2.27865E+11</text:p>
          </table:table-cell>
          <table:table-cell table:number-columns-repeated="16381"/>
        </table:table-row>
        <table:table-row table:style-name="ro1">
          <table:table-cell office:value-type="float" office:value="1.6317881297024187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7998447418" table:style-name="ce1">
            <text:p>2.27998E+11</text:p>
          </table:table-cell>
          <table:table-cell table:number-columns-repeated="16381"/>
        </table:table-row>
        <table:table-row table:style-name="ro1">
          <table:table-cell office:value-type="float" office:value="1.6317881298023483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8096604347" table:style-name="ce1">
            <text:p>2.28097E+11</text:p>
          </table:table-cell>
          <table:table-cell table:number-columns-repeated="16381"/>
        </table:table-row>
        <table:table-row table:style-name="ro1">
          <table:table-cell office:value-type="float" office:value="1.6317881299023296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8182673454" table:style-name="ce1">
            <text:p>2.28183E+11</text:p>
          </table:table-cell>
          <table:table-cell table:number-columns-repeated="16381"/>
        </table:table-row>
        <table:table-row table:style-name="ro1">
          <table:table-cell office:value-type="float" office:value="1.6317881300024686E+18" table:style-name="ce1">
            <text:p>1.63179E+18</text:p>
          </table:table-cell>
          <table:table-cell office:value-type="float" office:value="-47395965457" table:style-name="ce1">
            <text:p>-47395965457</text:p>
          </table:table-cell>
          <table:table-cell office:value-type="float" office:value="228261709213" table:style-name="ce1">
            <text:p>2.28262E+11</text:p>
          </table:table-cell>
          <table:table-cell table:number-columns-repeated="16381"/>
        </table:table-row>
        <table:table-row table:style-name="ro1">
          <table:table-cell office:value-type="float" office:value="1.6317881301023352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916334152" table:style-name="ce1">
            <text:p>2.29916E+11</text:p>
          </table:table-cell>
          <table:table-cell table:number-columns-repeated="16381"/>
        </table:table-row>
        <table:table-row table:style-name="ro1">
          <table:table-cell office:value-type="float" office:value="1.631788130202262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868483543" table:style-name="ce1">
            <text:p>2.29868E+11</text:p>
          </table:table-cell>
          <table:table-cell table:number-columns-repeated="16381"/>
        </table:table-row>
        <table:table-row table:style-name="ro1">
          <table:table-cell office:value-type="float" office:value="1.6317881303027712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803156853" table:style-name="ce1">
            <text:p>2.29803E+11</text:p>
          </table:table-cell>
          <table:table-cell table:number-columns-repeated="16381"/>
        </table:table-row>
        <table:table-row table:style-name="ro1">
          <table:table-cell office:value-type="float" office:value="1.6317881304022508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707431793" table:style-name="ce1">
            <text:p>2.29707E+11</text:p>
          </table:table-cell>
          <table:table-cell table:number-columns-repeated="16381"/>
        </table:table-row>
        <table:table-row table:style-name="ro1">
          <table:table-cell office:value-type="float" office:value="1.631788130502378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695677757" table:style-name="ce1">
            <text:p>2.29696E+11</text:p>
          </table:table-cell>
          <table:table-cell table:number-columns-repeated="16381"/>
        </table:table-row>
        <table:table-row table:style-name="ro1">
          <table:table-cell office:value-type="float" office:value="1.6317881306026596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603767395" table:style-name="ce1">
            <text:p>2.29604E+11</text:p>
          </table:table-cell>
          <table:table-cell table:number-columns-repeated="16381"/>
        </table:table-row>
        <table:table-row table:style-name="ro1">
          <table:table-cell office:value-type="float" office:value="1.6317881307023365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504752159" table:style-name="ce1">
            <text:p>2.29505E+11</text:p>
          </table:table-cell>
          <table:table-cell table:number-columns-repeated="16381"/>
        </table:table-row>
        <table:table-row table:style-name="ro1">
          <table:table-cell office:value-type="float" office:value="1.6317881308022909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403662682" table:style-name="ce1">
            <text:p>2.29404E+11</text:p>
          </table:table-cell>
          <table:table-cell table:number-columns-repeated="16381"/>
        </table:table-row>
        <table:table-row table:style-name="ro1">
          <table:table-cell office:value-type="float" office:value="1.6317881309025249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321575165" table:style-name="ce1">
            <text:p>2.29322E+11</text:p>
          </table:table-cell>
          <table:table-cell table:number-columns-repeated="16381"/>
        </table:table-row>
        <table:table-row table:style-name="ro1">
          <table:table-cell office:value-type="float" office:value="1.631788131002305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326105118" table:style-name="ce1">
            <text:p>2.29326E+11</text:p>
          </table:table-cell>
          <table:table-cell table:number-columns-repeated="16381"/>
        </table:table-row>
        <table:table-row table:style-name="ro1">
          <table:table-cell office:value-type="float" office:value="1.6317881311024673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316115379" table:style-name="ce1">
            <text:p>2.29316E+11</text:p>
          </table:table-cell>
          <table:table-cell table:number-columns-repeated="16381"/>
        </table:table-row>
        <table:table-row table:style-name="ro1">
          <table:table-cell office:value-type="float" office:value="1.6317881312022351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325151443" table:style-name="ce1">
            <text:p>2.29325E+11</text:p>
          </table:table-cell>
          <table:table-cell table:number-columns-repeated="16381"/>
        </table:table-row>
        <table:table-row table:style-name="ro1">
          <table:table-cell office:value-type="float" office:value="1.6317881313022459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345297813" table:style-name="ce1">
            <text:p>2.29345E+11</text:p>
          </table:table-cell>
          <table:table-cell table:number-columns-repeated="16381"/>
        </table:table-row>
        <table:table-row table:style-name="ro1">
          <table:table-cell office:value-type="float" office:value="1.6317881314022569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363298416" table:style-name="ce1">
            <text:p>2.29363E+11</text:p>
          </table:table-cell>
          <table:table-cell table:number-columns-repeated="16381"/>
        </table:table-row>
        <table:table-row table:style-name="ro1">
          <table:table-cell office:value-type="float" office:value="1.6317881315025779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456782341" table:style-name="ce1">
            <text:p>2.29457E+11</text:p>
          </table:table-cell>
          <table:table-cell table:number-columns-repeated="16381"/>
        </table:table-row>
        <table:table-row table:style-name="ro1">
          <table:table-cell office:value-type="float" office:value="1.6317881316023332E+18" table:style-name="ce1">
            <text:p>1.63179E+18</text:p>
          </table:table-cell>
          <table:table-cell office:value-type="float" office:value="-44327673316" table:style-name="ce1">
            <text:p>-44327673316</text:p>
          </table:table-cell>
          <table:table-cell office:value-type="float" office:value="22949719429" table:style-name="ce1">
            <text:p>22949719429</text:p>
          </table:table-cell>
          <table:table-cell table:number-columns-repeated="16381"/>
        </table:table-row>
        <table:table-row table:style-name="ro1">
          <table:table-cell office:value-type="float" office:value="1.631788131702539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537772179" table:style-name="ce1">
            <text:p>2.30538E+11</text:p>
          </table:table-cell>
          <table:table-cell table:number-columns-repeated="16381"/>
        </table:table-row>
        <table:table-row table:style-name="ro1">
          <table:table-cell office:value-type="float" office:value="1.6317881318027331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576992035" table:style-name="ce1">
            <text:p>2.30577E+11</text:p>
          </table:table-cell>
          <table:table-cell table:number-columns-repeated="16381"/>
        </table:table-row>
        <table:table-row table:style-name="ro1">
          <table:table-cell office:value-type="float" office:value="1.6317881319022531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605006218" table:style-name="ce1">
            <text:p>2.30605E+11</text:p>
          </table:table-cell>
          <table:table-cell table:number-columns-repeated="16381"/>
        </table:table-row>
        <table:table-row table:style-name="ro1">
          <table:table-cell office:value-type="float" office:value="1.6317881320024156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664587021" table:style-name="ce1">
            <text:p>2.30665E+11</text:p>
          </table:table-cell>
          <table:table-cell table:number-columns-repeated="16381"/>
        </table:table-row>
        <table:table-row table:style-name="ro1">
          <table:table-cell office:value-type="float" office:value="1.631788132102238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680298805" table:style-name="ce1">
            <text:p>2.3068E+11</text:p>
          </table:table-cell>
          <table:table-cell table:number-columns-repeated="16381"/>
        </table:table-row>
        <table:table-row table:style-name="ro1">
          <table:table-cell office:value-type="float" office:value="1.6317881322022633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697202682" table:style-name="ce1">
            <text:p>2.30697E+11</text:p>
          </table:table-cell>
          <table:table-cell table:number-columns-repeated="16381"/>
        </table:table-row>
        <table:table-row table:style-name="ro1">
          <table:table-cell office:value-type="float" office:value="1.6317881323025254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683135986" table:style-name="ce1">
            <text:p>2.30683E+11</text:p>
          </table:table-cell>
          <table:table-cell table:number-columns-repeated="16381"/>
        </table:table-row>
        <table:table-row table:style-name="ro1">
          <table:table-cell office:value-type="float" office:value="1.6317881324023055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60734272" table:style-name="ce1">
            <text:p>23060734272</text:p>
          </table:table-cell>
          <table:table-cell table:number-columns-repeated="16381"/>
        </table:table-row>
        <table:table-row table:style-name="ro1">
          <table:table-cell office:value-type="float" office:value="1.6317881325022612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512237549" table:style-name="ce1">
            <text:p>2.30512E+11</text:p>
          </table:table-cell>
          <table:table-cell table:number-columns-repeated="16381"/>
        </table:table-row>
        <table:table-row table:style-name="ro1">
          <table:table-cell office:value-type="float" office:value="1.6317881326026179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303454399" table:style-name="ce1">
            <text:p>2.30303E+11</text:p>
          </table:table-cell>
          <table:table-cell table:number-columns-repeated="16381"/>
        </table:table-row>
        <table:table-row table:style-name="ro1">
          <table:table-cell office:value-type="float" office:value="1.6317881327023301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30013418198" table:style-name="ce1">
            <text:p>2.30013E+11</text:p>
          </table:table-cell>
          <table:table-cell table:number-columns-repeated="16381"/>
        </table:table-row>
        <table:table-row table:style-name="ro1">
          <table:table-cell office:value-type="float" office:value="1.63178813280223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297539711" table:style-name="ce1">
            <text:p>2297539711</text:p>
          </table:table-cell>
          <table:table-cell table:number-columns-repeated="16381"/>
        </table:table-row>
        <table:table-row table:style-name="ro1">
          <table:table-cell office:value-type="float" office:value="1.6317881329026089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2954390049" table:style-name="ce1">
            <text:p>22954390049</text:p>
          </table:table-cell>
          <table:table-cell table:number-columns-repeated="16381"/>
        </table:table-row>
        <table:table-row table:style-name="ro1">
          <table:table-cell office:value-type="float" office:value="1.631788133002357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29505896568" table:style-name="ce1">
            <text:p>2.29506E+11</text:p>
          </table:table-cell>
          <table:table-cell table:number-columns-repeated="16381"/>
        </table:table-row>
        <table:table-row table:style-name="ro1">
          <table:table-cell office:value-type="float" office:value="1.6317881331023296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29440307617" table:style-name="ce1">
            <text:p>2.2944E+11</text:p>
          </table:table-cell>
          <table:table-cell table:number-columns-repeated="16381"/>
        </table:table-row>
        <table:table-row table:style-name="ro1">
          <table:table-cell office:value-type="float" office:value="1.6317881332022011E+18" table:style-name="ce1">
            <text:p>1.63179E+18</text:p>
          </table:table-cell>
          <table:table-cell office:value-type="float" office:value="-461312651634" table:style-name="ce1">
            <text:p>-4.61313E+11</text:p>
          </table:table-cell>
          <table:table-cell office:value-type="float" office:value="229477858543" table:style-name="ce1">
            <text:p>2.29478E+11</text:p>
          </table:table-cell>
          <table:table-cell table:number-columns-repeated="16381"/>
        </table:table-row>
        <table:table-row table:style-name="ro1">
          <table:table-cell office:value-type="float" office:value="1.6317881333023063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523874283" table:style-name="ce1">
            <text:p>2.28524E+11</text:p>
          </table:table-cell>
          <table:table-cell table:number-columns-repeated="16381"/>
        </table:table-row>
        <table:table-row table:style-name="ro1">
          <table:table-cell office:value-type="float" office:value="1.6317881334027704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560876846" table:style-name="ce1">
            <text:p>2.28561E+11</text:p>
          </table:table-cell>
          <table:table-cell table:number-columns-repeated="16381"/>
        </table:table-row>
        <table:table-row table:style-name="ro1">
          <table:table-cell office:value-type="float" office:value="1.6317881335022666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680968285" table:style-name="ce1">
            <text:p>2.28681E+11</text:p>
          </table:table-cell>
          <table:table-cell table:number-columns-repeated="16381"/>
        </table:table-row>
        <table:table-row table:style-name="ro1">
          <table:table-cell office:value-type="float" office:value="1.631788133602347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77509594" table:style-name="ce1">
            <text:p>22877509594</text:p>
          </table:table-cell>
          <table:table-cell table:number-columns-repeated="16381"/>
        </table:table-row>
        <table:table-row table:style-name="ro1">
          <table:table-cell office:value-type="float" office:value="1.6317881337023427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965687752" table:style-name="ce1">
            <text:p>2.28966E+11</text:p>
          </table:table-cell>
          <table:table-cell table:number-columns-repeated="16381"/>
        </table:table-row>
        <table:table-row table:style-name="ro1">
          <table:table-cell office:value-type="float" office:value="1.6317881338023606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9122900963" table:style-name="ce1">
            <text:p>2.29123E+11</text:p>
          </table:table-cell>
          <table:table-cell table:number-columns-repeated="16381"/>
        </table:table-row>
        <table:table-row table:style-name="ro1">
          <table:table-cell office:value-type="float" office:value="1.6317881339022615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9214429855" table:style-name="ce1">
            <text:p>2.29214E+11</text:p>
          </table:table-cell>
          <table:table-cell table:number-columns-repeated="16381"/>
        </table:table-row>
        <table:table-row table:style-name="ro1">
          <table:table-cell office:value-type="float" office:value="1.6317881340023854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9223799706" table:style-name="ce1">
            <text:p>2.29224E+11</text:p>
          </table:table-cell>
          <table:table-cell table:number-columns-repeated="16381"/>
        </table:table-row>
        <table:table-row table:style-name="ro1">
          <table:table-cell office:value-type="float" office:value="1.6317881341023311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9166889191" table:style-name="ce1">
            <text:p>2.29167E+11</text:p>
          </table:table-cell>
          <table:table-cell table:number-columns-repeated="16381"/>
        </table:table-row>
        <table:table-row table:style-name="ro1">
          <table:table-cell office:value-type="float" office:value="1.6317881342023747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9021787643" table:style-name="ce1">
            <text:p>2.29022E+11</text:p>
          </table:table-cell>
          <table:table-cell table:number-columns-repeated="16381"/>
        </table:table-row>
        <table:table-row table:style-name="ro1">
          <table:table-cell office:value-type="float" office:value="1.6317881343022605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850603104" table:style-name="ce1">
            <text:p>2.28851E+11</text:p>
          </table:table-cell>
          <table:table-cell table:number-columns-repeated="16381"/>
        </table:table-row>
        <table:table-row table:style-name="ro1">
          <table:table-cell office:value-type="float" office:value="1.6317881344023073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684163094" table:style-name="ce1">
            <text:p>2.28684E+11</text:p>
          </table:table-cell>
          <table:table-cell table:number-columns-repeated="16381"/>
        </table:table-row>
        <table:table-row table:style-name="ro1">
          <table:table-cell office:value-type="float" office:value="1.6317881345024929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509449959" table:style-name="ce1">
            <text:p>2.28509E+11</text:p>
          </table:table-cell>
          <table:table-cell table:number-columns-repeated="16381"/>
        </table:table-row>
        <table:table-row table:style-name="ro1">
          <table:table-cell office:value-type="float" office:value="1.6317881346022328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379535675" table:style-name="ce1">
            <text:p>2.2838E+11</text:p>
          </table:table-cell>
          <table:table-cell table:number-columns-repeated="16381"/>
        </table:table-row>
        <table:table-row table:style-name="ro1">
          <table:table-cell office:value-type="float" office:value="1.6317881347023711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35958004" table:style-name="ce1">
            <text:p>22835958004</text:p>
          </table:table-cell>
          <table:table-cell table:number-columns-repeated="16381"/>
        </table:table-row>
        <table:table-row table:style-name="ro1">
          <table:table-cell office:value-type="float" office:value="1.631788134802604E+18" table:style-name="ce1">
            <text:p>1.63179E+18</text:p>
          </table:table-cell>
          <table:table-cell office:value-type="float" office:value="-477661371231" table:style-name="ce1">
            <text:p>-4.77661E+11</text:p>
          </table:table-cell>
          <table:table-cell office:value-type="float" office:value="228327274323" table:style-name="ce1">
            <text:p>2.28327E+11</text:p>
          </table:table-cell>
          <table:table-cell table:number-columns-repeated="16381"/>
        </table:table-row>
        <table:table-row table:style-name="ro1">
          <table:table-cell office:value-type="float" office:value="1.6317881349023337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8693985939" table:style-name="ce1">
            <text:p>2.28694E+11</text:p>
          </table:table-cell>
          <table:table-cell table:number-columns-repeated="16381"/>
        </table:table-row>
        <table:table-row table:style-name="ro1">
          <table:table-cell office:value-type="float" office:value="1.6317881350023844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883887291" table:style-name="ce1">
            <text:p>22883887291</text:p>
          </table:table-cell>
          <table:table-cell table:number-columns-repeated="16381"/>
        </table:table-row>
        <table:table-row table:style-name="ro1">
          <table:table-cell office:value-type="float" office:value="1.6317881351027832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8950023651" table:style-name="ce1">
            <text:p>2.2895E+11</text:p>
          </table:table-cell>
          <table:table-cell table:number-columns-repeated="16381"/>
        </table:table-row>
        <table:table-row table:style-name="ro1">
          <table:table-cell office:value-type="float" office:value="1.631788135202358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131197929" table:style-name="ce1">
            <text:p>2.29131E+11</text:p>
          </table:table-cell>
          <table:table-cell table:number-columns-repeated="16381"/>
        </table:table-row>
        <table:table-row table:style-name="ro1">
          <table:table-cell office:value-type="float" office:value="1.6317881353022653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280591011" table:style-name="ce1">
            <text:p>2.29281E+11</text:p>
          </table:table-cell>
          <table:table-cell table:number-columns-repeated="16381"/>
        </table:table-row>
        <table:table-row table:style-name="ro1">
          <table:table-cell office:value-type="float" office:value="1.6317881354027057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419136047" table:style-name="ce1">
            <text:p>2.29419E+11</text:p>
          </table:table-cell>
          <table:table-cell table:number-columns-repeated="16381"/>
        </table:table-row>
        <table:table-row table:style-name="ro1">
          <table:table-cell office:value-type="float" office:value="1.631788135502326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563713074" table:style-name="ce1">
            <text:p>2.29564E+11</text:p>
          </table:table-cell>
          <table:table-cell table:number-columns-repeated="16381"/>
        </table:table-row>
        <table:table-row table:style-name="ro1">
          <table:table-cell office:value-type="float" office:value="1.6317881356023514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659748077" table:style-name="ce1">
            <text:p>2.2966E+11</text:p>
          </table:table-cell>
          <table:table-cell table:number-columns-repeated="16381"/>
        </table:table-row>
        <table:table-row table:style-name="ro1">
          <table:table-cell office:value-type="float" office:value="1.6317881357022671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817867279" table:style-name="ce1">
            <text:p>2.29818E+11</text:p>
          </table:table-cell>
          <table:table-cell table:number-columns-repeated="16381"/>
        </table:table-row>
        <table:table-row table:style-name="ro1">
          <table:table-cell office:value-type="float" office:value="1.6317881358022456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873466492" table:style-name="ce1">
            <text:p>2.29873E+11</text:p>
          </table:table-cell>
          <table:table-cell table:number-columns-repeated="16381"/>
        </table:table-row>
        <table:table-row table:style-name="ro1">
          <table:table-cell office:value-type="float" office:value="1.6317881359027441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888057709" table:style-name="ce1">
            <text:p>2.29888E+11</text:p>
          </table:table-cell>
          <table:table-cell table:number-columns-repeated="16381"/>
        </table:table-row>
        <table:table-row table:style-name="ro1">
          <table:table-cell office:value-type="float" office:value="1.6317881360023496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844522476" table:style-name="ce1">
            <text:p>2.29845E+11</text:p>
          </table:table-cell>
          <table:table-cell table:number-columns-repeated="16381"/>
        </table:table-row>
        <table:table-row table:style-name="ro1">
          <table:table-cell office:value-type="float" office:value="1.6317881361023793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798054695" table:style-name="ce1">
            <text:p>2.29798E+11</text:p>
          </table:table-cell>
          <table:table-cell table:number-columns-repeated="16381"/>
        </table:table-row>
        <table:table-row table:style-name="ro1">
          <table:table-cell office:value-type="float" office:value="1.6317881362023096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71072197" table:style-name="ce1">
            <text:p>22971072197</text:p>
          </table:table-cell>
          <table:table-cell table:number-columns-repeated="16381"/>
        </table:table-row>
        <table:table-row table:style-name="ro1">
          <table:table-cell office:value-type="float" office:value="1.6317881363022164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636120796" table:style-name="ce1">
            <text:p>2.29636E+11</text:p>
          </table:table-cell>
          <table:table-cell table:number-columns-repeated="16381"/>
        </table:table-row>
        <table:table-row table:style-name="ro1">
          <table:table-cell office:value-type="float" office:value="1.6317881364022682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565024376" table:style-name="ce1">
            <text:p>2.29565E+11</text:p>
          </table:table-cell>
          <table:table-cell table:number-columns-repeated="16381"/>
        </table:table-row>
        <table:table-row table:style-name="ro1">
          <table:table-cell office:value-type="float" office:value="1.6317881365022756E+18" table:style-name="ce1">
            <text:p>1.63179E+18</text:p>
          </table:table-cell>
          <table:table-cell office:value-type="float" office:value="-491900831461" table:style-name="ce1">
            <text:p>-4.91901E+11</text:p>
          </table:table-cell>
          <table:table-cell office:value-type="float" office:value="22952272892" table:style-name="ce1">
            <text:p>22952272892</text:p>
          </table:table-cell>
          <table:table-cell table:number-columns-repeated="16381"/>
        </table:table-row>
        <table:table-row table:style-name="ro1">
          <table:table-cell office:value-type="float" office:value="1.6317881366024041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470561981" table:style-name="ce1">
            <text:p>2.30471E+11</text:p>
          </table:table-cell>
          <table:table-cell table:number-columns-repeated="16381"/>
        </table:table-row>
        <table:table-row table:style-name="ro1">
          <table:table-cell office:value-type="float" office:value="1.6317881367026785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448317528" table:style-name="ce1">
            <text:p>2.30448E+11</text:p>
          </table:table-cell>
          <table:table-cell table:number-columns-repeated="16381"/>
        </table:table-row>
        <table:table-row table:style-name="ro1">
          <table:table-cell office:value-type="float" office:value="1.6317881368023488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425214767" table:style-name="ce1">
            <text:p>2.30425E+11</text:p>
          </table:table-cell>
          <table:table-cell table:number-columns-repeated="16381"/>
        </table:table-row>
        <table:table-row table:style-name="ro1">
          <table:table-cell office:value-type="float" office:value="1.631788136902358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415534973" table:style-name="ce1">
            <text:p>2.30416E+11</text:p>
          </table:table-cell>
          <table:table-cell table:number-columns-repeated="16381"/>
        </table:table-row>
        <table:table-row table:style-name="ro1">
          <table:table-cell office:value-type="float" office:value="1.6317881370027197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542802811" table:style-name="ce1">
            <text:p>2.30543E+11</text:p>
          </table:table-cell>
          <table:table-cell table:number-columns-repeated="16381"/>
        </table:table-row>
        <table:table-row table:style-name="ro1">
          <table:table-cell office:value-type="float" office:value="1.6317881371022915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603575706" table:style-name="ce1">
            <text:p>2.30604E+11</text:p>
          </table:table-cell>
          <table:table-cell table:number-columns-repeated="16381"/>
        </table:table-row>
        <table:table-row table:style-name="ro1">
          <table:table-cell office:value-type="float" office:value="1.6317881372023347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702018738" table:style-name="ce1">
            <text:p>2.30702E+11</text:p>
          </table:table-cell>
          <table:table-cell table:number-columns-repeated="16381"/>
        </table:table-row>
        <table:table-row table:style-name="ro1">
          <table:table-cell office:value-type="float" office:value="1.6317881373023432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773663521" table:style-name="ce1">
            <text:p>2.30774E+11</text:p>
          </table:table-cell>
          <table:table-cell table:number-columns-repeated="16381"/>
        </table:table-row>
        <table:table-row table:style-name="ro1">
          <table:table-cell office:value-type="float" office:value="1.6317881374022026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794262886" table:style-name="ce1">
            <text:p>2.30794E+11</text:p>
          </table:table-cell>
          <table:table-cell table:number-columns-repeated="16381"/>
        </table:table-row>
        <table:table-row table:style-name="ro1">
          <table:table-cell office:value-type="float" office:value="1.6317881375022228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765986443" table:style-name="ce1">
            <text:p>2.30766E+11</text:p>
          </table:table-cell>
          <table:table-cell table:number-columns-repeated="16381"/>
        </table:table-row>
        <table:table-row table:style-name="ro1">
          <table:table-cell office:value-type="float" office:value="1.6317881376027633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640554428" table:style-name="ce1">
            <text:p>2.30641E+11</text:p>
          </table:table-cell>
          <table:table-cell table:number-columns-repeated="16381"/>
        </table:table-row>
        <table:table-row table:style-name="ro1">
          <table:table-cell office:value-type="float" office:value="1.6317881377022372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494832993" table:style-name="ce1">
            <text:p>2.30495E+11</text:p>
          </table:table-cell>
          <table:table-cell table:number-columns-repeated="16381"/>
        </table:table-row>
        <table:table-row table:style-name="ro1">
          <table:table-cell office:value-type="float" office:value="1.6317881378023997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335283279" table:style-name="ce1">
            <text:p>2.30335E+11</text:p>
          </table:table-cell>
          <table:table-cell table:number-columns-repeated="16381"/>
        </table:table-row>
        <table:table-row table:style-name="ro1">
          <table:table-cell office:value-type="float" office:value="1.6317881379025152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192375183" table:style-name="ce1">
            <text:p>2.30192E+11</text:p>
          </table:table-cell>
          <table:table-cell table:number-columns-repeated="16381"/>
        </table:table-row>
        <table:table-row table:style-name="ro1">
          <table:table-cell office:value-type="float" office:value="1.631788138002302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25302887" table:style-name="ce1">
            <text:p>23025302887</text:p>
          </table:table-cell>
          <table:table-cell table:number-columns-repeated="16381"/>
        </table:table-row>
        <table:table-row table:style-name="ro1">
          <table:table-cell office:value-type="float" office:value="1.6317881381024402E+18" table:style-name="ce1">
            <text:p>1.63179E+18</text:p>
          </table:table-cell>
          <table:table-cell office:value-type="float" office:value="-476626038551" table:style-name="ce1">
            <text:p>-4.76626E+11</text:p>
          </table:table-cell>
          <table:table-cell office:value-type="float" office:value="230207896233" table:style-name="ce1">
            <text:p>2.30208E+11</text:p>
          </table:table-cell>
          <table:table-cell table:number-columns-repeated="16381"/>
        </table:table-row>
        <table:table-row table:style-name="ro1">
          <table:table-cell office:value-type="float" office:value="1.631788138202295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30735492706" table:style-name="ce1">
            <text:p>2.30735E+11</text:p>
          </table:table-cell>
          <table:table-cell table:number-columns-repeated="16381"/>
        </table:table-row>
        <table:table-row table:style-name="ro1">
          <table:table-cell office:value-type="float" office:value="1.6317881383024916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30635738373" table:style-name="ce1">
            <text:p>2.30636E+11</text:p>
          </table:table-cell>
          <table:table-cell table:number-columns-repeated="16381"/>
        </table:table-row>
        <table:table-row table:style-name="ro1">
          <table:table-cell office:value-type="float" office:value="1.6317881384027543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30512857437" table:style-name="ce1">
            <text:p>2.30513E+11</text:p>
          </table:table-cell>
          <table:table-cell table:number-columns-repeated="16381"/>
        </table:table-row>
        <table:table-row table:style-name="ro1">
          <table:table-cell office:value-type="float" office:value="1.6317881385022523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3041036129" table:style-name="ce1">
            <text:p>23041036129</text:p>
          </table:table-cell>
          <table:table-cell table:number-columns-repeated="16381"/>
        </table:table-row>
        <table:table-row table:style-name="ro1">
          <table:table-cell office:value-type="float" office:value="1.6317881386022697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30270791054" table:style-name="ce1">
            <text:p>2.30271E+11</text:p>
          </table:table-cell>
          <table:table-cell table:number-columns-repeated="16381"/>
        </table:table-row>
        <table:table-row table:style-name="ro1">
          <table:table-cell office:value-type="float" office:value="1.6317881387026051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30179071426" table:style-name="ce1">
            <text:p>2.30179E+11</text:p>
          </table:table-cell>
          <table:table-cell table:number-columns-repeated="16381"/>
        </table:table-row>
        <table:table-row table:style-name="ro1">
          <table:table-cell office:value-type="float" office:value="1.6317881388022336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30043888092" table:style-name="ce1">
            <text:p>2.30044E+11</text:p>
          </table:table-cell>
          <table:table-cell table:number-columns-repeated="16381"/>
        </table:table-row>
        <table:table-row table:style-name="ro1">
          <table:table-cell office:value-type="float" office:value="1.6317881389023291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899191856" table:style-name="ce1">
            <text:p>2.29899E+11</text:p>
          </table:table-cell>
          <table:table-cell table:number-columns-repeated="16381"/>
        </table:table-row>
        <table:table-row table:style-name="ro1">
          <table:table-cell office:value-type="float" office:value="1.6317881390026829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857850075" table:style-name="ce1">
            <text:p>2.29858E+11</text:p>
          </table:table-cell>
          <table:table-cell table:number-columns-repeated="16381"/>
        </table:table-row>
        <table:table-row table:style-name="ro1">
          <table:table-cell office:value-type="float" office:value="1.6317881391023119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746484756" table:style-name="ce1">
            <text:p>2.29746E+11</text:p>
          </table:table-cell>
          <table:table-cell table:number-columns-repeated="16381"/>
        </table:table-row>
        <table:table-row table:style-name="ro1">
          <table:table-cell office:value-type="float" office:value="1.6317881392023724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693961143" table:style-name="ce1">
            <text:p>2.29694E+11</text:p>
          </table:table-cell>
          <table:table-cell table:number-columns-repeated="16381"/>
        </table:table-row>
        <table:table-row table:style-name="ro1">
          <table:table-cell office:value-type="float" office:value="1.6317881393023764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60793972" table:style-name="ce1">
            <text:p>22960793972</text:p>
          </table:table-cell>
          <table:table-cell table:number-columns-repeated="16381"/>
        </table:table-row>
        <table:table-row table:style-name="ro1">
          <table:table-cell office:value-type="float" office:value="1.6317881394024023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5170784" table:style-name="ce1">
            <text:p>2295170784</text:p>
          </table:table-cell>
          <table:table-cell table:number-columns-repeated="16381"/>
        </table:table-row>
        <table:table-row table:style-name="ro1">
          <table:table-cell office:value-type="float" office:value="1.6317881395026214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523921013" table:style-name="ce1">
            <text:p>2.29524E+11</text:p>
          </table:table-cell>
          <table:table-cell table:number-columns-repeated="16381"/>
        </table:table-row>
        <table:table-row table:style-name="ro1">
          <table:table-cell office:value-type="float" office:value="1.6317881396023066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457807541" table:style-name="ce1">
            <text:p>2.29458E+11</text:p>
          </table:table-cell>
          <table:table-cell table:number-columns-repeated="16381"/>
        </table:table-row>
        <table:table-row table:style-name="ro1">
          <table:table-cell office:value-type="float" office:value="1.6317881397022925E+18" table:style-name="ce1">
            <text:p>1.63179E+18</text:p>
          </table:table-cell>
          <table:table-cell office:value-type="float" office:value="-470114797354" table:style-name="ce1">
            <text:p>-4.70115E+11</text:p>
          </table:table-cell>
          <table:table-cell office:value-type="float" office:value="229387044907" table:style-name="ce1">
            <text:p>2.29387E+11</text:p>
          </table:table-cell>
          <table:table-cell table:number-columns-repeated="16381"/>
        </table:table-row>
        <table:table-row table:style-name="ro1">
          <table:table-cell office:value-type="float" office:value="1.6317881398025006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0766487122" table:style-name="ce1">
            <text:p>2.30766E+11</text:p>
          </table:table-cell>
          <table:table-cell table:number-columns-repeated="16381"/>
        </table:table-row>
        <table:table-row table:style-name="ro1">
          <table:table-cell office:value-type="float" office:value="1.631788139902422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0805397034" table:style-name="ce1">
            <text:p>2.30805E+11</text:p>
          </table:table-cell>
          <table:table-cell table:number-columns-repeated="16381"/>
        </table:table-row>
        <table:table-row table:style-name="ro1">
          <table:table-cell office:value-type="float" office:value="1.6317881400023626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1014227867" table:style-name="ce1">
            <text:p>2.31014E+11</text:p>
          </table:table-cell>
          <table:table-cell table:number-columns-repeated="16381"/>
        </table:table-row>
        <table:table-row table:style-name="ro1">
          <table:table-cell office:value-type="float" office:value="1.6317881401026015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1111717224" table:style-name="ce1">
            <text:p>2.31112E+11</text:p>
          </table:table-cell>
          <table:table-cell table:number-columns-repeated="16381"/>
        </table:table-row>
        <table:table-row table:style-name="ro1">
          <table:table-cell office:value-type="float" office:value="1.6317881402022577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1131339073" table:style-name="ce1">
            <text:p>2.31131E+11</text:p>
          </table:table-cell>
          <table:table-cell table:number-columns-repeated="16381"/>
        </table:table-row>
        <table:table-row table:style-name="ro1">
          <table:table-cell office:value-type="float" office:value="1.6317881403022226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1115484238" table:style-name="ce1">
            <text:p>2.31115E+11</text:p>
          </table:table-cell>
          <table:table-cell table:number-columns-repeated="16381"/>
        </table:table-row>
        <table:table-row table:style-name="ro1">
          <table:table-cell office:value-type="float" office:value="1.6317881404024612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1026983261" table:style-name="ce1">
            <text:p>2.31027E+11</text:p>
          </table:table-cell>
          <table:table-cell table:number-columns-repeated="16381"/>
        </table:table-row>
        <table:table-row table:style-name="ro1">
          <table:table-cell office:value-type="float" office:value="1.6317881405023009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096382618" table:style-name="ce1">
            <text:p>23096382618</text:p>
          </table:table-cell>
          <table:table-cell table:number-columns-repeated="16381"/>
        </table:table-row>
        <table:table-row table:style-name="ro1">
          <table:table-cell office:value-type="float" office:value="1.6317881406024561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0765461922" table:style-name="ce1">
            <text:p>2.30765E+11</text:p>
          </table:table-cell>
          <table:table-cell table:number-columns-repeated="16381"/>
        </table:table-row>
        <table:table-row table:style-name="ro1">
          <table:table-cell office:value-type="float" office:value="1.6317881407024202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0431389809" table:style-name="ce1">
            <text:p>2.30431E+11</text:p>
          </table:table-cell>
          <table:table-cell table:number-columns-repeated="16381"/>
        </table:table-row>
        <table:table-row table:style-name="ro1">
          <table:table-cell office:value-type="float" office:value="1.6317881408022303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30100846291" table:style-name="ce1">
            <text:p>2.30101E+11</text:p>
          </table:table-cell>
          <table:table-cell table:number-columns-repeated="16381"/>
        </table:table-row>
        <table:table-row table:style-name="ro1">
          <table:table-cell office:value-type="float" office:value="1.6317881409023729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29819464684" table:style-name="ce1">
            <text:p>2.29819E+11</text:p>
          </table:table-cell>
          <table:table-cell table:number-columns-repeated="16381"/>
        </table:table-row>
        <table:table-row table:style-name="ro1">
          <table:table-cell office:value-type="float" office:value="1.6317881410023022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2980799675" table:style-name="ce1">
            <text:p>22980799675</text:p>
          </table:table-cell>
          <table:table-cell table:number-columns-repeated="16381"/>
        </table:table-row>
        <table:table-row table:style-name="ro1">
          <table:table-cell office:value-type="float" office:value="1.6317881411021396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29733085632" table:style-name="ce1">
            <text:p>2.29733E+11</text:p>
          </table:table-cell>
          <table:table-cell table:number-columns-repeated="16381"/>
        </table:table-row>
        <table:table-row table:style-name="ro1">
          <table:table-cell office:value-type="float" office:value="1.6317881412026291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29794764519" table:style-name="ce1">
            <text:p>2.29795E+11</text:p>
          </table:table-cell>
          <table:table-cell table:number-columns-repeated="16381"/>
        </table:table-row>
        <table:table-row table:style-name="ro1">
          <table:table-cell office:value-type="float" office:value="1.6317881413022628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29849028587" table:style-name="ce1">
            <text:p>2.29849E+11</text:p>
          </table:table-cell>
          <table:table-cell table:number-columns-repeated="16381"/>
        </table:table-row>
        <table:table-row table:style-name="ro1">
          <table:table-cell office:value-type="float" office:value="1.6317881414023127E+18" table:style-name="ce1">
            <text:p>1.63179E+18</text:p>
          </table:table-cell>
          <table:table-cell office:value-type="float" office:value="-485068589449" table:style-name="ce1">
            <text:p>-4.85069E+11</text:p>
          </table:table-cell>
          <table:table-cell office:value-type="float" office:value="229900288582" table:style-name="ce1">
            <text:p>2.299E+11</text:p>
          </table:table-cell>
          <table:table-cell table:number-columns-repeated="16381"/>
        </table:table-row>
        <table:table-row table:style-name="ro1">
          <table:table-cell office:value-type="float" office:value="1.6317881415023355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791711807" table:style-name="ce1">
            <text:p>2.30792E+11</text:p>
          </table:table-cell>
          <table:table-cell table:number-columns-repeated="16381"/>
        </table:table-row>
        <table:table-row table:style-name="ro1">
          <table:table-cell office:value-type="float" office:value="1.6317881416021862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803704262" table:style-name="ce1">
            <text:p>2.30804E+11</text:p>
          </table:table-cell>
          <table:table-cell table:number-columns-repeated="16381"/>
        </table:table-row>
        <table:table-row table:style-name="ro1">
          <table:table-cell office:value-type="float" office:value="1.6317881417023713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892539024" table:style-name="ce1">
            <text:p>2.30893E+11</text:p>
          </table:table-cell>
          <table:table-cell table:number-columns-repeated="16381"/>
        </table:table-row>
        <table:table-row table:style-name="ro1">
          <table:table-cell office:value-type="float" office:value="1.6317881418027697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912160873" table:style-name="ce1">
            <text:p>2.30912E+11</text:p>
          </table:table-cell>
          <table:table-cell table:number-columns-repeated="16381"/>
        </table:table-row>
        <table:table-row table:style-name="ro1">
          <table:table-cell office:value-type="float" office:value="1.6317881419023997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958223343" table:style-name="ce1">
            <text:p>2.30958E+11</text:p>
          </table:table-cell>
          <table:table-cell table:number-columns-repeated="16381"/>
        </table:table-row>
        <table:table-row table:style-name="ro1">
          <table:table-cell office:value-type="float" office:value="1.6317881420023601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1039857864" table:style-name="ce1">
            <text:p>2.3104E+11</text:p>
          </table:table-cell>
          <table:table-cell table:number-columns-repeated="16381"/>
        </table:table-row>
        <table:table-row table:style-name="ro1">
          <table:table-cell office:value-type="float" office:value="1.6317881421026278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1065940857" table:style-name="ce1">
            <text:p>2.31066E+11</text:p>
          </table:table-cell>
          <table:table-cell table:number-columns-repeated="16381"/>
        </table:table-row>
        <table:table-row table:style-name="ro1">
          <table:table-cell office:value-type="float" office:value="1.6317881422024986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1027960777" table:style-name="ce1">
            <text:p>2.31028E+11</text:p>
          </table:table-cell>
          <table:table-cell table:number-columns-repeated="16381"/>
        </table:table-row>
        <table:table-row table:style-name="ro1">
          <table:table-cell office:value-type="float" office:value="1.631788142302348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902242661" table:style-name="ce1">
            <text:p>2.30902E+11</text:p>
          </table:table-cell>
          <table:table-cell table:number-columns-repeated="16381"/>
        </table:table-row>
        <table:table-row table:style-name="ro1">
          <table:table-cell office:value-type="float" office:value="1.6317881424026606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691218376" table:style-name="ce1">
            <text:p>2.30691E+11</text:p>
          </table:table-cell>
          <table:table-cell table:number-columns-repeated="16381"/>
        </table:table-row>
        <table:table-row table:style-name="ro1">
          <table:table-cell office:value-type="float" office:value="1.6317881425023137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30280637741" table:style-name="ce1">
            <text:p>2.30281E+11</text:p>
          </table:table-cell>
          <table:table-cell table:number-columns-repeated="16381"/>
        </table:table-row>
        <table:table-row table:style-name="ro1">
          <table:table-cell office:value-type="float" office:value="1.6317881426025004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29808449745" table:style-name="ce1">
            <text:p>2.29808E+11</text:p>
          </table:table-cell>
          <table:table-cell table:number-columns-repeated="16381"/>
        </table:table-row>
        <table:table-row table:style-name="ro1">
          <table:table-cell office:value-type="float" office:value="1.6317881427024842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293446064" table:style-name="ce1">
            <text:p>2293446064</text:p>
          </table:table-cell>
          <table:table-cell table:number-columns-repeated="16381"/>
        </table:table-row>
        <table:table-row table:style-name="ro1">
          <table:table-cell office:value-type="float" office:value="1.6317881428024046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28926753998" table:style-name="ce1">
            <text:p>2.28927E+11</text:p>
          </table:table-cell>
          <table:table-cell table:number-columns-repeated="16381"/>
        </table:table-row>
        <table:table-row table:style-name="ro1">
          <table:table-cell office:value-type="float" office:value="1.6317881429024502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28592467308" table:style-name="ce1">
            <text:p>2.28592E+11</text:p>
          </table:table-cell>
          <table:table-cell table:number-columns-repeated="16381"/>
        </table:table-row>
        <table:table-row table:style-name="ro1">
          <table:table-cell office:value-type="float" office:value="1.6317881430022595E+18" table:style-name="ce1">
            <text:p>1.63179E+18</text:p>
          </table:table-cell>
          <table:table-cell office:value-type="float" office:value="-478917509317" table:style-name="ce1">
            <text:p>-4.78918E+11</text:p>
          </table:table-cell>
          <table:table-cell office:value-type="float" office:value="228546977043" table:style-name="ce1">
            <text:p>2.28547E+11</text:p>
          </table:table-cell>
          <table:table-cell table:number-columns-repeated="16381"/>
        </table:table-row>
        <table:table-row table:style-name="ro1">
          <table:table-cell office:value-type="float" office:value="1.6317881431023483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206418991" table:style-name="ce1">
            <text:p>2.29206E+11</text:p>
          </table:table-cell>
          <table:table-cell table:number-columns-repeated="16381"/>
        </table:table-row>
        <table:table-row table:style-name="ro1">
          <table:table-cell office:value-type="float" office:value="1.6317881432024963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36630249" table:style-name="ce1">
            <text:p>22936630249</text:p>
          </table:table-cell>
          <table:table-cell table:number-columns-repeated="16381"/>
        </table:table-row>
        <table:table-row table:style-name="ro1">
          <table:table-cell office:value-type="float" office:value="1.6317881433022495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479694366" table:style-name="ce1">
            <text:p>2.2948E+11</text:p>
          </table:table-cell>
          <table:table-cell table:number-columns-repeated="16381"/>
        </table:table-row>
        <table:table-row table:style-name="ro1">
          <table:table-cell office:value-type="float" office:value="1.6317881434024082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636883736" table:style-name="ce1">
            <text:p>2.29637E+11</text:p>
          </table:table-cell>
          <table:table-cell table:number-columns-repeated="16381"/>
        </table:table-row>
        <table:table-row table:style-name="ro1">
          <table:table-cell office:value-type="float" office:value="1.6317881435025654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977369308" table:style-name="ce1">
            <text:p>2.29977E+11</text:p>
          </table:table-cell>
          <table:table-cell table:number-columns-repeated="16381"/>
        </table:table-row>
        <table:table-row table:style-name="ro1">
          <table:table-cell office:value-type="float" office:value="1.6317881436022292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30229783058" table:style-name="ce1">
            <text:p>2.3023E+11</text:p>
          </table:table-cell>
          <table:table-cell table:number-columns-repeated="16381"/>
        </table:table-row>
        <table:table-row table:style-name="ro1">
          <table:table-cell office:value-type="float" office:value="1.6317881437024182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30457544327" table:style-name="ce1">
            <text:p>2.30458E+11</text:p>
          </table:table-cell>
          <table:table-cell table:number-columns-repeated="16381"/>
        </table:table-row>
        <table:table-row table:style-name="ro1">
          <table:table-cell office:value-type="float" office:value="1.631788143802944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30562543869" table:style-name="ce1">
            <text:p>2.30563E+11</text:p>
          </table:table-cell>
          <table:table-cell table:number-columns-repeated="16381"/>
        </table:table-row>
        <table:table-row table:style-name="ro1">
          <table:table-cell office:value-type="float" office:value="1.631788143902346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30564212799" table:style-name="ce1">
            <text:p>2.30564E+11</text:p>
          </table:table-cell>
          <table:table-cell table:number-columns-repeated="16381"/>
        </table:table-row>
        <table:table-row table:style-name="ro1">
          <table:table-cell office:value-type="float" office:value="1.631788144002379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30421972275" table:style-name="ce1">
            <text:p>2.30422E+11</text:p>
          </table:table-cell>
          <table:table-cell table:number-columns-repeated="16381"/>
        </table:table-row>
        <table:table-row table:style-name="ro1">
          <table:table-cell office:value-type="float" office:value="1.6317881441026299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30198907852" table:style-name="ce1">
            <text:p>2.30199E+11</text:p>
          </table:table-cell>
          <table:table-cell table:number-columns-repeated="16381"/>
        </table:table-row>
        <table:table-row table:style-name="ro1">
          <table:table-cell office:value-type="float" office:value="1.6317881442022973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937314987" table:style-name="ce1">
            <text:p>2.29937E+11</text:p>
          </table:table-cell>
          <table:table-cell table:number-columns-repeated="16381"/>
        </table:table-row>
        <table:table-row table:style-name="ro1">
          <table:table-cell office:value-type="float" office:value="1.6317881443023293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644489288" table:style-name="ce1">
            <text:p>2.29644E+11</text:p>
          </table:table-cell>
          <table:table-cell table:number-columns-repeated="16381"/>
        </table:table-row>
        <table:table-row table:style-name="ro1">
          <table:table-cell office:value-type="float" office:value="1.6317881444027464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9311943054" table:style-name="ce1">
            <text:p>2.29312E+11</text:p>
          </table:table-cell>
          <table:table-cell table:number-columns-repeated="16381"/>
        </table:table-row>
        <table:table-row table:style-name="ro1">
          <table:table-cell office:value-type="float" office:value="1.6317881445023439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8908252716" table:style-name="ce1">
            <text:p>2.28908E+11</text:p>
          </table:table-cell>
          <table:table-cell table:number-columns-repeated="16381"/>
        </table:table-row>
        <table:table-row table:style-name="ro1">
          <table:table-cell office:value-type="float" office:value="1.6317881446023688E+18" table:style-name="ce1">
            <text:p>1.63179E+18</text:p>
          </table:table-cell>
          <table:table-cell office:value-type="float" office:value="-481129646301" table:style-name="ce1">
            <text:p>-4.8113E+11</text:p>
          </table:table-cell>
          <table:table-cell office:value-type="float" office:value="22850151062" table:style-name="ce1">
            <text:p>22850151062</text:p>
          </table:table-cell>
          <table:table-cell table:number-columns-repeated="16381"/>
        </table:table-row>
        <table:table-row table:style-name="ro1">
          <table:table-cell office:value-type="float" office:value="1.6317881447026527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8177118301" table:style-name="ce1">
            <text:p>2.28177E+11</text:p>
          </table:table-cell>
          <table:table-cell table:number-columns-repeated="16381"/>
        </table:table-row>
        <table:table-row table:style-name="ro1">
          <table:table-cell office:value-type="float" office:value="1.6317881448023588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796254158" table:style-name="ce1">
            <text:p>22796254158</text:p>
          </table:table-cell>
          <table:table-cell table:number-columns-repeated="16381"/>
        </table:table-row>
        <table:table-row table:style-name="ro1">
          <table:table-cell office:value-type="float" office:value="1.6317881449022618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7840256691" table:style-name="ce1">
            <text:p>2.2784E+11</text:p>
          </table:table-cell>
          <table:table-cell table:number-columns-repeated="16381"/>
        </table:table-row>
        <table:table-row table:style-name="ro1">
          <table:table-cell office:value-type="float" office:value="1.6317881450024305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7973198891" table:style-name="ce1">
            <text:p>2.27973E+11</text:p>
          </table:table-cell>
          <table:table-cell table:number-columns-repeated="16381"/>
        </table:table-row>
        <table:table-row table:style-name="ro1">
          <table:table-cell office:value-type="float" office:value="1.6317881451022287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8141093254" table:style-name="ce1">
            <text:p>2.28141E+11</text:p>
          </table:table-cell>
          <table:table-cell table:number-columns-repeated="16381"/>
        </table:table-row>
        <table:table-row table:style-name="ro1">
          <table:table-cell office:value-type="float" office:value="1.6317881452022874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868885994" table:style-name="ce1">
            <text:p>22868885994</text:p>
          </table:table-cell>
          <table:table-cell table:number-columns-repeated="16381"/>
        </table:table-row>
        <table:table-row table:style-name="ro1">
          <table:table-cell office:value-type="float" office:value="1.6317881453024758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11028862" table:style-name="ce1">
            <text:p>22911028862</text:p>
          </table:table-cell>
          <table:table-cell table:number-columns-repeated="16381"/>
        </table:table-row>
        <table:table-row table:style-name="ro1">
          <table:table-cell office:value-type="float" office:value="1.6317881454022505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462957382" table:style-name="ce1">
            <text:p>2.29463E+11</text:p>
          </table:table-cell>
          <table:table-cell table:number-columns-repeated="16381"/>
        </table:table-row>
        <table:table-row table:style-name="ro1">
          <table:table-cell office:value-type="float" office:value="1.6317881455023101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75795269" table:style-name="ce1">
            <text:p>22975795269</text:p>
          </table:table-cell>
          <table:table-cell table:number-columns-repeated="16381"/>
        </table:table-row>
        <table:table-row table:style-name="ro1">
          <table:table-cell office:value-type="float" office:value="1.6317881456025938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917883873" table:style-name="ce1">
            <text:p>2.29918E+11</text:p>
          </table:table-cell>
          <table:table-cell table:number-columns-repeated="16381"/>
        </table:table-row>
        <table:table-row table:style-name="ro1">
          <table:table-cell office:value-type="float" office:value="1.6317881457023864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834055901" table:style-name="ce1">
            <text:p>2.29834E+11</text:p>
          </table:table-cell>
          <table:table-cell table:number-columns-repeated="16381"/>
        </table:table-row>
        <table:table-row table:style-name="ro1">
          <table:table-cell office:value-type="float" office:value="1.6317881458024328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672574997" table:style-name="ce1">
            <text:p>2.29673E+11</text:p>
          </table:table-cell>
          <table:table-cell table:number-columns-repeated="16381"/>
        </table:table-row>
        <table:table-row table:style-name="ro1">
          <table:table-cell office:value-type="float" office:value="1.631788145902242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455780983" table:style-name="ce1">
            <text:p>2.29456E+11</text:p>
          </table:table-cell>
          <table:table-cell table:number-columns-repeated="16381"/>
        </table:table-row>
        <table:table-row table:style-name="ro1">
          <table:table-cell office:value-type="float" office:value="1.6317881460023421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9170775414" table:style-name="ce1">
            <text:p>2.29171E+11</text:p>
          </table:table-cell>
          <table:table-cell table:number-columns-repeated="16381"/>
        </table:table-row>
        <table:table-row table:style-name="ro1">
          <table:table-cell office:value-type="float" office:value="1.6317881461027461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8895258904" table:style-name="ce1">
            <text:p>2.28895E+11</text:p>
          </table:table-cell>
          <table:table-cell table:number-columns-repeated="16381"/>
        </table:table-row>
        <table:table-row table:style-name="ro1">
          <table:table-cell office:value-type="float" office:value="1.6317881462023288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8741168976" table:style-name="ce1">
            <text:p>2.28741E+11</text:p>
          </table:table-cell>
          <table:table-cell table:number-columns-repeated="16381"/>
        </table:table-row>
        <table:table-row table:style-name="ro1">
          <table:table-cell office:value-type="float" office:value="1.6317881463022536E+18" table:style-name="ce1">
            <text:p>1.63179E+18</text:p>
          </table:table-cell>
          <table:table-cell office:value-type="float" office:value="-491970747709" table:style-name="ce1">
            <text:p>-4.91971E+11</text:p>
          </table:table-cell>
          <table:table-cell office:value-type="float" office:value="228530406952" table:style-name="ce1">
            <text:p>2.2853E+11</text:p>
          </table:table-cell>
          <table:table-cell table:number-columns-repeated="16381"/>
        </table:table-row>
        <table:table-row table:style-name="ro1">
          <table:table-cell office:value-type="float" office:value="1.6317881464025659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383780479" table:style-name="ce1">
            <text:p>2.27384E+11</text:p>
          </table:table-cell>
          <table:table-cell table:number-columns-repeated="16381"/>
        </table:table-row>
        <table:table-row table:style-name="ro1">
          <table:table-cell office:value-type="float" office:value="1.6317881465022124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297520638" table:style-name="ce1">
            <text:p>2.27298E+11</text:p>
          </table:table-cell>
          <table:table-cell table:number-columns-repeated="16381"/>
        </table:table-row>
        <table:table-row table:style-name="ro1">
          <table:table-cell office:value-type="float" office:value="1.6317881466023396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196741104" table:style-name="ce1">
            <text:p>2.27197E+11</text:p>
          </table:table-cell>
          <table:table-cell table:number-columns-repeated="16381"/>
        </table:table-row>
        <table:table-row table:style-name="ro1">
          <table:table-cell office:value-type="float" office:value="1.6317881467022525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23069191" table:style-name="ce1">
            <text:p>22723069191</text:p>
          </table:table-cell>
          <table:table-cell table:number-columns-repeated="16381"/>
        </table:table-row>
        <table:table-row table:style-name="ro1">
          <table:table-cell office:value-type="float" office:value="1.6317881468022787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251553535" table:style-name="ce1">
            <text:p>2.27252E+11</text:p>
          </table:table-cell>
          <table:table-cell table:number-columns-repeated="16381"/>
        </table:table-row>
        <table:table-row table:style-name="ro1">
          <table:table-cell office:value-type="float" office:value="1.631788146902411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294778824" table:style-name="ce1">
            <text:p>2.27295E+11</text:p>
          </table:table-cell>
          <table:table-cell table:number-columns-repeated="16381"/>
        </table:table-row>
        <table:table-row table:style-name="ro1">
          <table:table-cell office:value-type="float" office:value="1.6317881470022308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420544624" table:style-name="ce1">
            <text:p>2.27421E+11</text:p>
          </table:table-cell>
          <table:table-cell table:number-columns-repeated="16381"/>
        </table:table-row>
        <table:table-row table:style-name="ro1">
          <table:table-cell office:value-type="float" office:value="1.6317881471023534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502441406" table:style-name="ce1">
            <text:p>2.27502E+11</text:p>
          </table:table-cell>
          <table:table-cell table:number-columns-repeated="16381"/>
        </table:table-row>
        <table:table-row table:style-name="ro1">
          <table:table-cell office:value-type="float" office:value="1.6317881472027059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70190239" table:style-name="ce1">
            <text:p>22770190239</text:p>
          </table:table-cell>
          <table:table-cell table:number-columns-repeated="16381"/>
        </table:table-row>
        <table:table-row table:style-name="ro1">
          <table:table-cell office:value-type="float" office:value="1.631788147302347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811121941" table:style-name="ce1">
            <text:p>2.27811E+11</text:p>
          </table:table-cell>
          <table:table-cell table:number-columns-repeated="16381"/>
        </table:table-row>
        <table:table-row table:style-name="ro1">
          <table:table-cell office:value-type="float" office:value="1.6317881474021747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886509895" table:style-name="ce1">
            <text:p>2.27887E+11</text:p>
          </table:table-cell>
          <table:table-cell table:number-columns-repeated="16381"/>
        </table:table-row>
        <table:table-row table:style-name="ro1">
          <table:table-cell office:value-type="float" office:value="1.631788147502571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912688255" table:style-name="ce1">
            <text:p>2.27913E+11</text:p>
          </table:table-cell>
          <table:table-cell table:number-columns-repeated="16381"/>
        </table:table-row>
        <table:table-row table:style-name="ro1">
          <table:table-cell office:value-type="float" office:value="1.6317881476024044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895450592" table:style-name="ce1">
            <text:p>2.27895E+11</text:p>
          </table:table-cell>
          <table:table-cell table:number-columns-repeated="16381"/>
        </table:table-row>
        <table:table-row table:style-name="ro1">
          <table:table-cell office:value-type="float" office:value="1.6317881477024596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844715118" table:style-name="ce1">
            <text:p>2.27845E+11</text:p>
          </table:table-cell>
          <table:table-cell table:number-columns-repeated="16381"/>
        </table:table-row>
        <table:table-row table:style-name="ro1">
          <table:table-cell office:value-type="float" office:value="1.6317881478027236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740263939" table:style-name="ce1">
            <text:p>2.2774E+11</text:p>
          </table:table-cell>
          <table:table-cell table:number-columns-repeated="16381"/>
        </table:table-row>
        <table:table-row table:style-name="ro1">
          <table:table-cell office:value-type="float" office:value="1.6317881479022861E+18" table:style-name="ce1">
            <text:p>1.63179E+18</text:p>
          </table:table-cell>
          <table:table-cell office:value-type="float" office:value="-486750602722" table:style-name="ce1">
            <text:p>-4.86751E+11</text:p>
          </table:table-cell>
          <table:table-cell office:value-type="float" office:value="227600288391" table:style-name="ce1">
            <text:p>2.276E+11</text:p>
          </table:table-cell>
          <table:table-cell table:number-columns-repeated="16381"/>
        </table:table-row>
        <table:table-row table:style-name="ro1">
          <table:table-cell office:value-type="float" office:value="1.6317881480023434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663969994" table:style-name="ce1">
            <text:p>2.27664E+11</text:p>
          </table:table-cell>
          <table:table-cell table:number-columns-repeated="16381"/>
        </table:table-row>
        <table:table-row table:style-name="ro1">
          <table:table-cell office:value-type="float" office:value="1.6317881481022802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517032623" table:style-name="ce1">
            <text:p>2.27517E+11</text:p>
          </table:table-cell>
          <table:table-cell table:number-columns-repeated="16381"/>
        </table:table-row>
        <table:table-row table:style-name="ro1">
          <table:table-cell office:value-type="float" office:value="1.6317881482023232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39944458" table:style-name="ce1">
            <text:p>22739944458</text:p>
          </table:table-cell>
          <table:table-cell table:number-columns-repeated="16381"/>
        </table:table-row>
        <table:table-row table:style-name="ro1">
          <table:table-cell office:value-type="float" office:value="1.6317881483023652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275848389" table:style-name="ce1">
            <text:p>2.27276E+11</text:p>
          </table:table-cell>
          <table:table-cell table:number-columns-repeated="16381"/>
        </table:table-row>
        <table:table-row table:style-name="ro1">
          <table:table-cell office:value-type="float" office:value="1.6317881484023194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174448967" table:style-name="ce1">
            <text:p>2.27174E+11</text:p>
          </table:table-cell>
          <table:table-cell table:number-columns-repeated="16381"/>
        </table:table-row>
        <table:table-row table:style-name="ro1">
          <table:table-cell office:value-type="float" office:value="1.6317881485023777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16755867" table:style-name="ce1">
            <text:p>22716755867</text:p>
          </table:table-cell>
          <table:table-cell table:number-columns-repeated="16381"/>
        </table:table-row>
        <table:table-row table:style-name="ro1">
          <table:table-cell office:value-type="float" office:value="1.631788148602388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143287659" table:style-name="ce1">
            <text:p>2.27143E+11</text:p>
          </table:table-cell>
          <table:table-cell table:number-columns-repeated="16381"/>
        </table:table-row>
        <table:table-row table:style-name="ro1">
          <table:table-cell office:value-type="float" office:value="1.6317881487022208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200889587" table:style-name="ce1">
            <text:p>2.27201E+11</text:p>
          </table:table-cell>
          <table:table-cell table:number-columns-repeated="16381"/>
        </table:table-row>
        <table:table-row table:style-name="ro1">
          <table:table-cell office:value-type="float" office:value="1.631788148802465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24905014" table:style-name="ce1">
            <text:p>22724905014</text:p>
          </table:table-cell>
          <table:table-cell table:number-columns-repeated="16381"/>
        </table:table-row>
        <table:table-row table:style-name="ro1">
          <table:table-cell office:value-type="float" office:value="1.6317881489025736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311515808" table:style-name="ce1">
            <text:p>2.27312E+11</text:p>
          </table:table-cell>
          <table:table-cell table:number-columns-repeated="16381"/>
        </table:table-row>
        <table:table-row table:style-name="ro1">
          <table:table-cell office:value-type="float" office:value="1.6317881490023158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511405945" table:style-name="ce1">
            <text:p>2.27511E+11</text:p>
          </table:table-cell>
          <table:table-cell table:number-columns-repeated="16381"/>
        </table:table-row>
        <table:table-row table:style-name="ro1">
          <table:table-cell office:value-type="float" office:value="1.6317881491023846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608036995" table:style-name="ce1">
            <text:p>2.27608E+11</text:p>
          </table:table-cell>
          <table:table-cell table:number-columns-repeated="16381"/>
        </table:table-row>
        <table:table-row table:style-name="ro1">
          <table:table-cell office:value-type="float" office:value="1.6317881492026478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739167213" table:style-name="ce1">
            <text:p>2.27739E+11</text:p>
          </table:table-cell>
          <table:table-cell table:number-columns-repeated="16381"/>
        </table:table-row>
        <table:table-row table:style-name="ro1">
          <table:table-cell office:value-type="float" office:value="1.6317881493023324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809524536" table:style-name="ce1">
            <text:p>2.2781E+11</text:p>
          </table:table-cell>
          <table:table-cell table:number-columns-repeated="16381"/>
        </table:table-row>
        <table:table-row table:style-name="ro1">
          <table:table-cell office:value-type="float" office:value="1.6317881494023491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858161926" table:style-name="ce1">
            <text:p>2.27858E+11</text:p>
          </table:table-cell>
          <table:table-cell table:number-columns-repeated="16381"/>
        </table:table-row>
        <table:table-row table:style-name="ro1">
          <table:table-cell office:value-type="float" office:value="1.6317881495025108E+18" table:style-name="ce1">
            <text:p>1.63179E+18</text:p>
          </table:table-cell>
          <table:table-cell office:value-type="float" office:value="-480368167162" table:style-name="ce1">
            <text:p>-4.80368E+11</text:p>
          </table:table-cell>
          <table:table-cell office:value-type="float" office:value="227841234207" table:style-name="ce1">
            <text:p>2.27841E+11</text:p>
          </table:table-cell>
          <table:table-cell table:number-columns-repeated="16381"/>
        </table:table-row>
        <table:table-row table:style-name="ro1">
          <table:table-cell office:value-type="float" office:value="1.6317881496023201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9126906395" table:style-name="ce1">
            <text:p>2.29127E+11</text:p>
          </table:table-cell>
          <table:table-cell table:number-columns-repeated="16381"/>
        </table:table-row>
        <table:table-row table:style-name="ro1">
          <table:table-cell office:value-type="float" office:value="1.6317881497023212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9073023796" table:style-name="ce1">
            <text:p>2.29073E+11</text:p>
          </table:table-cell>
          <table:table-cell table:number-columns-repeated="16381"/>
        </table:table-row>
        <table:table-row table:style-name="ro1">
          <table:table-cell office:value-type="float" office:value="1.6317881498026586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981900215" table:style-name="ce1">
            <text:p>2.28982E+11</text:p>
          </table:table-cell>
          <table:table-cell table:number-columns-repeated="16381"/>
        </table:table-row>
        <table:table-row table:style-name="ro1">
          <table:table-cell office:value-type="float" office:value="1.6317881499022349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869986534" table:style-name="ce1">
            <text:p>2.2887E+11</text:p>
          </table:table-cell>
          <table:table-cell table:number-columns-repeated="16381"/>
        </table:table-row>
        <table:table-row table:style-name="ro1">
          <table:table-cell office:value-type="float" office:value="1.631788150002345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816199303" table:style-name="ce1">
            <text:p>2.28816E+11</text:p>
          </table:table-cell>
          <table:table-cell table:number-columns-repeated="16381"/>
        </table:table-row>
        <table:table-row table:style-name="ro1">
          <table:table-cell office:value-type="float" office:value="1.6317881501027761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715777397" table:style-name="ce1">
            <text:p>2.28716E+11</text:p>
          </table:table-cell>
          <table:table-cell table:number-columns-repeated="16381"/>
        </table:table-row>
        <table:table-row table:style-name="ro1">
          <table:table-cell office:value-type="float" office:value="1.6317881502023782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651976585" table:style-name="ce1">
            <text:p>2.28652E+11</text:p>
          </table:table-cell>
          <table:table-cell table:number-columns-repeated="16381"/>
        </table:table-row>
        <table:table-row table:style-name="ro1">
          <table:table-cell office:value-type="float" office:value="1.6317881503023332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588485718" table:style-name="ce1">
            <text:p>2.28588E+11</text:p>
          </table:table-cell>
          <table:table-cell table:number-columns-repeated="16381"/>
        </table:table-row>
        <table:table-row table:style-name="ro1">
          <table:table-cell office:value-type="float" office:value="1.6317881504029363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544354439" table:style-name="ce1">
            <text:p>2.28544E+11</text:p>
          </table:table-cell>
          <table:table-cell table:number-columns-repeated="16381"/>
        </table:table-row>
        <table:table-row table:style-name="ro1">
          <table:table-cell office:value-type="float" office:value="1.6317881505024307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613519669" table:style-name="ce1">
            <text:p>2.28614E+11</text:p>
          </table:table-cell>
          <table:table-cell table:number-columns-repeated="16381"/>
        </table:table-row>
        <table:table-row table:style-name="ro1">
          <table:table-cell office:value-type="float" office:value="1.6317881506024486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642106056" table:style-name="ce1">
            <text:p>2.28642E+11</text:p>
          </table:table-cell>
          <table:table-cell table:number-columns-repeated="16381"/>
        </table:table-row>
        <table:table-row table:style-name="ro1">
          <table:table-cell office:value-type="float" office:value="1.6317881507024415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694701195" table:style-name="ce1">
            <text:p>2.28695E+11</text:p>
          </table:table-cell>
          <table:table-cell table:number-columns-repeated="16381"/>
        </table:table-row>
        <table:table-row table:style-name="ro1">
          <table:table-cell office:value-type="float" office:value="1.6317881508023752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733587265" table:style-name="ce1">
            <text:p>2.28734E+11</text:p>
          </table:table-cell>
          <table:table-cell table:number-columns-repeated="16381"/>
        </table:table-row>
        <table:table-row table:style-name="ro1">
          <table:table-cell office:value-type="float" office:value="1.6317881509023099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770303726" table:style-name="ce1">
            <text:p>2.2877E+11</text:p>
          </table:table-cell>
          <table:table-cell table:number-columns-repeated="16381"/>
        </table:table-row>
        <table:table-row table:style-name="ro1">
          <table:table-cell office:value-type="float" office:value="1.6317881510025498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836560249" table:style-name="ce1">
            <text:p>2.28837E+11</text:p>
          </table:table-cell>
          <table:table-cell table:number-columns-repeated="16381"/>
        </table:table-row>
        <table:table-row table:style-name="ro1">
          <table:table-cell office:value-type="float" office:value="1.6317881511022694E+18" table:style-name="ce1">
            <text:p>1.63179E+18</text:p>
          </table:table-cell>
          <table:table-cell office:value-type="float" office:value="-463959097862" table:style-name="ce1">
            <text:p>-4.63959E+11</text:p>
          </table:table-cell>
          <table:table-cell office:value-type="float" office:value="228875184059" table:style-name="ce1">
            <text:p>2.28875E+11</text:p>
          </table:table-cell>
          <table:table-cell table:number-columns-repeated="16381"/>
        </table:table-row>
        <table:table-row table:style-name="ro1">
          <table:table-cell office:value-type="float" office:value="1.631788151202271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066253662" table:style-name="ce1">
            <text:p>2.28066E+11</text:p>
          </table:table-cell>
          <table:table-cell table:number-columns-repeated="16381"/>
        </table:table-row>
        <table:table-row table:style-name="ro1">
          <table:table-cell office:value-type="float" office:value="1.6317881513022679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081822395" table:style-name="ce1">
            <text:p>2.28082E+11</text:p>
          </table:table-cell>
          <table:table-cell table:number-columns-repeated="16381"/>
        </table:table-row>
        <table:table-row table:style-name="ro1">
          <table:table-cell office:value-type="float" office:value="1.6317881514023437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081917763" table:style-name="ce1">
            <text:p>2.28082E+11</text:p>
          </table:table-cell>
          <table:table-cell table:number-columns-repeated="16381"/>
        </table:table-row>
        <table:table-row table:style-name="ro1">
          <table:table-cell office:value-type="float" office:value="1.6317881515026985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210401535" table:style-name="ce1">
            <text:p>2.2821E+11</text:p>
          </table:table-cell>
          <table:table-cell table:number-columns-repeated="16381"/>
        </table:table-row>
        <table:table-row table:style-name="ro1">
          <table:table-cell office:value-type="float" office:value="1.631788151602294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232526779" table:style-name="ce1">
            <text:p>2.28233E+11</text:p>
          </table:table-cell>
          <table:table-cell table:number-columns-repeated="16381"/>
        </table:table-row>
        <table:table-row table:style-name="ro1">
          <table:table-cell office:value-type="float" office:value="1.6317881517022769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23843956" table:style-name="ce1">
            <text:p>22823843956</text:p>
          </table:table-cell>
          <table:table-cell table:number-columns-repeated="16381"/>
        </table:table-row>
        <table:table-row table:style-name="ro1">
          <table:table-cell office:value-type="float" office:value="1.6317881518024591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214859962" table:style-name="ce1">
            <text:p>2.28215E+11</text:p>
          </table:table-cell>
          <table:table-cell table:number-columns-repeated="16381"/>
        </table:table-row>
        <table:table-row table:style-name="ro1">
          <table:table-cell office:value-type="float" office:value="1.6317881519023706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16836834" table:style-name="ce1">
            <text:p>22816836834</text:p>
          </table:table-cell>
          <table:table-cell table:number-columns-repeated="16381"/>
        </table:table-row>
        <table:table-row table:style-name="ro1">
          <table:table-cell office:value-type="float" office:value="1.6317881520022262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105115891" table:style-name="ce1">
            <text:p>2.28105E+11</text:p>
          </table:table-cell>
          <table:table-cell table:number-columns-repeated="16381"/>
        </table:table-row>
        <table:table-row table:style-name="ro1">
          <table:table-cell office:value-type="float" office:value="1.6317881521026606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020572662" table:style-name="ce1">
            <text:p>2.28021E+11</text:p>
          </table:table-cell>
          <table:table-cell table:number-columns-repeated="16381"/>
        </table:table-row>
        <table:table-row table:style-name="ro1">
          <table:table-cell office:value-type="float" office:value="1.6317881522021972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798807621" table:style-name="ce1">
            <text:p>22798807621</text:p>
          </table:table-cell>
          <table:table-cell table:number-columns-repeated="16381"/>
        </table:table-row>
        <table:table-row table:style-name="ro1">
          <table:table-cell office:value-type="float" office:value="1.6317881523023086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7927064896" table:style-name="ce1">
            <text:p>2.27927E+11</text:p>
          </table:table-cell>
          <table:table-cell table:number-columns-repeated="16381"/>
        </table:table-row>
        <table:table-row table:style-name="ro1">
          <table:table-cell office:value-type="float" office:value="1.6317881524029041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7874970436" table:style-name="ce1">
            <text:p>2.27875E+11</text:p>
          </table:table-cell>
          <table:table-cell table:number-columns-repeated="16381"/>
        </table:table-row>
        <table:table-row table:style-name="ro1">
          <table:table-cell office:value-type="float" office:value="1.6317881525023293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7925467491" table:style-name="ce1">
            <text:p>2.27925E+11</text:p>
          </table:table-cell>
          <table:table-cell table:number-columns-repeated="16381"/>
        </table:table-row>
        <table:table-row table:style-name="ro1">
          <table:table-cell office:value-type="float" office:value="1.6317881526023831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792930603" table:style-name="ce1">
            <text:p>22792930603</text:p>
          </table:table-cell>
          <table:table-cell table:number-columns-repeated="16381"/>
        </table:table-row>
        <table:table-row table:style-name="ro1">
          <table:table-cell office:value-type="float" office:value="1.6317881527025147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000068665" table:style-name="ce1">
            <text:p>2.28E+11</text:p>
          </table:table-cell>
          <table:table-cell table:number-columns-repeated="16381"/>
        </table:table-row>
        <table:table-row table:style-name="ro1">
          <table:table-cell office:value-type="float" office:value="1.6317881528023849E+18" table:style-name="ce1">
            <text:p>1.63179E+18</text:p>
          </table:table-cell>
          <table:table-cell office:value-type="float" office:value="-474205672741" table:style-name="ce1">
            <text:p>-4.74206E+11</text:p>
          </table:table-cell>
          <table:table-cell office:value-type="float" office:value="228036522865" table:style-name="ce1">
            <text:p>2.28037E+11</text:p>
          </table:table-cell>
          <table:table-cell table:number-columns-repeated="16381"/>
        </table:table-row>
        <table:table-row table:style-name="ro1">
          <table:table-cell office:value-type="float" office:value="1.6317881529022515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775119781" table:style-name="ce1">
            <text:p>2.28775E+11</text:p>
          </table:table-cell>
          <table:table-cell table:number-columns-repeated="16381"/>
        </table:table-row>
        <table:table-row table:style-name="ro1">
          <table:table-cell office:value-type="float" office:value="1.6317881530022444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840970993" table:style-name="ce1">
            <text:p>2.28841E+11</text:p>
          </table:table-cell>
          <table:table-cell table:number-columns-repeated="16381"/>
        </table:table-row>
        <table:table-row table:style-name="ro1">
          <table:table-cell office:value-type="float" office:value="1.6317881531023483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861093521" table:style-name="ce1">
            <text:p>2.28861E+11</text:p>
          </table:table-cell>
          <table:table-cell table:number-columns-repeated="16381"/>
        </table:table-row>
        <table:table-row table:style-name="ro1">
          <table:table-cell office:value-type="float" office:value="1.6317881532025111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898429871" table:style-name="ce1">
            <text:p>2.28898E+11</text:p>
          </table:table-cell>
          <table:table-cell table:number-columns-repeated="16381"/>
        </table:table-row>
        <table:table-row table:style-name="ro1">
          <table:table-cell office:value-type="float" office:value="1.6317881533023265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907871246" table:style-name="ce1">
            <text:p>2.28908E+11</text:p>
          </table:table-cell>
          <table:table-cell table:number-columns-repeated="16381"/>
        </table:table-row>
        <table:table-row table:style-name="ro1">
          <table:table-cell office:value-type="float" office:value="1.6317881534023091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908276558" table:style-name="ce1">
            <text:p>2.28908E+11</text:p>
          </table:table-cell>
          <table:table-cell table:number-columns-repeated="16381"/>
        </table:table-row>
        <table:table-row table:style-name="ro1">
          <table:table-cell office:value-type="float" office:value="1.6317881535025823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936457634" table:style-name="ce1">
            <text:p>2.28936E+11</text:p>
          </table:table-cell>
          <table:table-cell table:number-columns-repeated="16381"/>
        </table:table-row>
        <table:table-row table:style-name="ro1">
          <table:table-cell office:value-type="float" office:value="1.6317881536023578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926610947" table:style-name="ce1">
            <text:p>2.28927E+11</text:p>
          </table:table-cell>
          <table:table-cell table:number-columns-repeated="16381"/>
        </table:table-row>
        <table:table-row table:style-name="ro1">
          <table:table-cell office:value-type="float" office:value="1.6317881537023319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926944733" table:style-name="ce1">
            <text:p>2.28927E+11</text:p>
          </table:table-cell>
          <table:table-cell table:number-columns-repeated="16381"/>
        </table:table-row>
        <table:table-row table:style-name="ro1">
          <table:table-cell office:value-type="float" office:value="1.6317881538027031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912258148" table:style-name="ce1">
            <text:p>2.28912E+11</text:p>
          </table:table-cell>
          <table:table-cell table:number-columns-repeated="16381"/>
        </table:table-row>
        <table:table-row table:style-name="ro1">
          <table:table-cell office:value-type="float" office:value="1.6317881539023465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889465332" table:style-name="ce1">
            <text:p>2.28889E+11</text:p>
          </table:table-cell>
          <table:table-cell table:number-columns-repeated="16381"/>
        </table:table-row>
        <table:table-row table:style-name="ro1">
          <table:table-cell office:value-type="float" office:value="1.6317881540022067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860282898" table:style-name="ce1">
            <text:p>2.2886E+11</text:p>
          </table:table-cell>
          <table:table-cell table:number-columns-repeated="16381"/>
        </table:table-row>
        <table:table-row table:style-name="ro1">
          <table:table-cell office:value-type="float" office:value="1.6317881541025116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813695908" table:style-name="ce1">
            <text:p>2.28814E+11</text:p>
          </table:table-cell>
          <table:table-cell table:number-columns-repeated="16381"/>
        </table:table-row>
        <table:table-row table:style-name="ro1">
          <table:table-cell office:value-type="float" office:value="1.6317881542023432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71799469" table:style-name="ce1">
            <text:p>22871799469</text:p>
          </table:table-cell>
          <table:table-cell table:number-columns-repeated="16381"/>
        </table:table-row>
        <table:table-row table:style-name="ro1">
          <table:table-cell office:value-type="float" office:value="1.63178815430243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630280495" table:style-name="ce1">
            <text:p>2.2863E+11</text:p>
          </table:table-cell>
          <table:table-cell table:number-columns-repeated="16381"/>
        </table:table-row>
        <table:table-row table:style-name="ro1">
          <table:table-cell office:value-type="float" office:value="1.6317881544022551E+18" table:style-name="ce1">
            <text:p>1.63179E+18</text:p>
          </table:table-cell>
          <table:table-cell office:value-type="float" office:value="-449088305235" table:style-name="ce1">
            <text:p>-4.49088E+11</text:p>
          </table:table-cell>
          <table:table-cell office:value-type="float" office:value="228537082672" table:style-name="ce1">
            <text:p>2.28537E+11</text:p>
          </table:table-cell>
          <table:table-cell table:number-columns-repeated="16381"/>
        </table:table-row>
        <table:table-row table:style-name="ro1">
          <table:table-cell office:value-type="float" office:value="1.631788154502242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5950193405" table:style-name="ce1">
            <text:p>2.2595E+11</text:p>
          </table:table-cell>
          <table:table-cell table:number-columns-repeated="16381"/>
        </table:table-row>
        <table:table-row table:style-name="ro1">
          <table:table-cell office:value-type="float" office:value="1.6317881546027994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5930833817" table:style-name="ce1">
            <text:p>2.25931E+11</text:p>
          </table:table-cell>
          <table:table-cell table:number-columns-repeated="16381"/>
        </table:table-row>
        <table:table-row table:style-name="ro1">
          <table:table-cell office:value-type="float" office:value="1.6317881547024044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597014904" table:style-name="ce1">
            <text:p>22597014904</text:p>
          </table:table-cell>
          <table:table-cell table:number-columns-repeated="16381"/>
        </table:table-row>
        <table:table-row table:style-name="ro1">
          <table:table-cell office:value-type="float" office:value="1.6317881548023378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599811554" table:style-name="ce1">
            <text:p>22599811554</text:p>
          </table:table-cell>
          <table:table-cell table:number-columns-repeated="16381"/>
        </table:table-row>
        <table:table-row table:style-name="ro1">
          <table:table-cell office:value-type="float" office:value="1.6317881549024714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034164429" table:style-name="ce1">
            <text:p>2.26034E+11</text:p>
          </table:table-cell>
          <table:table-cell table:number-columns-repeated="16381"/>
        </table:table-row>
        <table:table-row table:style-name="ro1">
          <table:table-cell office:value-type="float" office:value="1.6317881550023532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209688187" table:style-name="ce1">
            <text:p>2.2621E+11</text:p>
          </table:table-cell>
          <table:table-cell table:number-columns-repeated="16381"/>
        </table:table-row>
        <table:table-row table:style-name="ro1">
          <table:table-cell office:value-type="float" office:value="1.6317881551024269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301574707" table:style-name="ce1">
            <text:p>2.26302E+11</text:p>
          </table:table-cell>
          <table:table-cell table:number-columns-repeated="16381"/>
        </table:table-row>
        <table:table-row table:style-name="ro1">
          <table:table-cell office:value-type="float" office:value="1.6317881552026097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38964653" table:style-name="ce1">
            <text:p>22638964653</text:p>
          </table:table-cell>
          <table:table-cell table:number-columns-repeated="16381"/>
        </table:table-row>
        <table:table-row table:style-name="ro1">
          <table:table-cell office:value-type="float" office:value="1.6317881553023498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439976692" table:style-name="ce1">
            <text:p>2.2644E+11</text:p>
          </table:table-cell>
          <table:table-cell table:number-columns-repeated="16381"/>
        </table:table-row>
        <table:table-row table:style-name="ro1">
          <table:table-cell office:value-type="float" office:value="1.6317881554023634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464867592" table:style-name="ce1">
            <text:p>2.26465E+11</text:p>
          </table:table-cell>
          <table:table-cell table:number-columns-repeated="16381"/>
        </table:table-row>
        <table:table-row table:style-name="ro1">
          <table:table-cell office:value-type="float" office:value="1.6317881555025329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460003853" table:style-name="ce1">
            <text:p>2.2646E+11</text:p>
          </table:table-cell>
          <table:table-cell table:number-columns-repeated="16381"/>
        </table:table-row>
        <table:table-row table:style-name="ro1">
          <table:table-cell office:value-type="float" office:value="1.6317881556023209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444768906" table:style-name="ce1">
            <text:p>2.26445E+11</text:p>
          </table:table-cell>
          <table:table-cell table:number-columns-repeated="16381"/>
        </table:table-row>
        <table:table-row table:style-name="ro1">
          <table:table-cell office:value-type="float" office:value="1.6317881557022697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502728462" table:style-name="ce1">
            <text:p>2.26503E+11</text:p>
          </table:table-cell>
          <table:table-cell table:number-columns-repeated="16381"/>
        </table:table-row>
        <table:table-row table:style-name="ro1">
          <table:table-cell office:value-type="float" office:value="1.6317881558025828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51283741" table:style-name="ce1">
            <text:p>22651283741</text:p>
          </table:table-cell>
          <table:table-cell table:number-columns-repeated="16381"/>
        </table:table-row>
        <table:table-row table:style-name="ro1">
          <table:table-cell office:value-type="float" office:value="1.6317881559023882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515769958" table:style-name="ce1">
            <text:p>2.26516E+11</text:p>
          </table:table-cell>
          <table:table-cell table:number-columns-repeated="16381"/>
        </table:table-row>
        <table:table-row table:style-name="ro1">
          <table:table-cell office:value-type="float" office:value="1.6317881560024596E+18" table:style-name="ce1">
            <text:p>1.63179E+18</text:p>
          </table:table-cell>
          <table:table-cell office:value-type="float" office:value="-484675884247" table:style-name="ce1">
            <text:p>-4.84676E+11</text:p>
          </table:table-cell>
          <table:table-cell office:value-type="float" office:value="226578640938" table:style-name="ce1">
            <text:p>2.26579E+11</text:p>
          </table:table-cell>
          <table:table-cell table:number-columns-repeated="16381"/>
        </table:table-row>
        <table:table-row table:style-name="ro1">
          <table:table-cell office:value-type="float" office:value="1.6317881561023437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87198925" table:style-name="ce1">
            <text:p>22887198925</text:p>
          </table:table-cell>
          <table:table-cell table:number-columns-repeated="16381"/>
        </table:table-row>
        <table:table-row table:style-name="ro1">
          <table:table-cell office:value-type="float" office:value="1.6317881562022287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836131096" table:style-name="ce1">
            <text:p>2.28836E+11</text:p>
          </table:table-cell>
          <table:table-cell table:number-columns-repeated="16381"/>
        </table:table-row>
        <table:table-row table:style-name="ro1">
          <table:table-cell office:value-type="float" office:value="1.631788156302615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774142265" table:style-name="ce1">
            <text:p>2.28774E+11</text:p>
          </table:table-cell>
          <table:table-cell table:number-columns-repeated="16381"/>
        </table:table-row>
        <table:table-row table:style-name="ro1">
          <table:table-cell office:value-type="float" office:value="1.6317881564025203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69887352" table:style-name="ce1">
            <text:p>22869887352</text:p>
          </table:table-cell>
          <table:table-cell table:number-columns-repeated="16381"/>
        </table:table-row>
        <table:table-row table:style-name="ro1">
          <table:table-cell office:value-type="float" office:value="1.6317881565024489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640055656" table:style-name="ce1">
            <text:p>2.2864E+11</text:p>
          </table:table-cell>
          <table:table-cell table:number-columns-repeated="16381"/>
        </table:table-row>
        <table:table-row table:style-name="ro1">
          <table:table-cell office:value-type="float" office:value="1.6317881566024643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561353683" table:style-name="ce1">
            <text:p>2.28561E+11</text:p>
          </table:table-cell>
          <table:table-cell table:number-columns-repeated="16381"/>
        </table:table-row>
        <table:table-row table:style-name="ro1">
          <table:table-cell office:value-type="float" office:value="1.6317881567024704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557705879" table:style-name="ce1">
            <text:p>2.28558E+11</text:p>
          </table:table-cell>
          <table:table-cell table:number-columns-repeated="16381"/>
        </table:table-row>
        <table:table-row table:style-name="ro1">
          <table:table-cell office:value-type="float" office:value="1.6317881568023163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54013443" table:style-name="ce1">
            <text:p>22854013443</text:p>
          </table:table-cell>
          <table:table-cell table:number-columns-repeated="16381"/>
        </table:table-row>
        <table:table-row table:style-name="ro1">
          <table:table-cell office:value-type="float" office:value="1.6317881569026808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531599045" table:style-name="ce1">
            <text:p>2.28532E+11</text:p>
          </table:table-cell>
          <table:table-cell table:number-columns-repeated="16381"/>
        </table:table-row>
        <table:table-row table:style-name="ro1">
          <table:table-cell office:value-type="float" office:value="1.6317881570023078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641319275" table:style-name="ce1">
            <text:p>2.28641E+11</text:p>
          </table:table-cell>
          <table:table-cell table:number-columns-repeated="16381"/>
        </table:table-row>
        <table:table-row table:style-name="ro1">
          <table:table-cell office:value-type="float" office:value="1.6317881571023342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679871559" table:style-name="ce1">
            <text:p>2.2868E+11</text:p>
          </table:table-cell>
          <table:table-cell table:number-columns-repeated="16381"/>
        </table:table-row>
        <table:table-row table:style-name="ro1">
          <table:table-cell office:value-type="float" office:value="1.6317881572025723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701519966" table:style-name="ce1">
            <text:p>2.28702E+11</text:p>
          </table:table-cell>
          <table:table-cell table:number-columns-repeated="16381"/>
        </table:table-row>
        <table:table-row table:style-name="ro1">
          <table:table-cell office:value-type="float" office:value="1.631788157302444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713822365" table:style-name="ce1">
            <text:p>2.28714E+11</text:p>
          </table:table-cell>
          <table:table-cell table:number-columns-repeated="16381"/>
        </table:table-row>
        <table:table-row table:style-name="ro1">
          <table:table-cell office:value-type="float" office:value="1.6317881574023621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708386421" table:style-name="ce1">
            <text:p>2.28708E+11</text:p>
          </table:table-cell>
          <table:table-cell table:number-columns-repeated="16381"/>
        </table:table-row>
        <table:table-row table:style-name="ro1">
          <table:table-cell office:value-type="float" office:value="1.6317881575025336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68001461" table:style-name="ce1">
            <text:p>22868001461</text:p>
          </table:table-cell>
          <table:table-cell table:number-columns-repeated="16381"/>
        </table:table-row>
        <table:table-row table:style-name="ro1">
          <table:table-cell office:value-type="float" office:value="1.631788157602423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631210327" table:style-name="ce1">
            <text:p>2.28631E+11</text:p>
          </table:table-cell>
          <table:table-cell table:number-columns-repeated="16381"/>
        </table:table-row>
        <table:table-row table:style-name="ro1">
          <table:table-cell office:value-type="float" office:value="1.6317881577023429E+18" table:style-name="ce1">
            <text:p>1.63179E+18</text:p>
          </table:table-cell>
          <table:table-cell office:value-type="float" office:value="-452728033066" table:style-name="ce1">
            <text:p>-4.52728E+11</text:p>
          </table:table-cell>
          <table:table-cell office:value-type="float" office:value="228617143631" table:style-name="ce1">
            <text:p>2.28617E+11</text:p>
          </table:table-cell>
          <table:table-cell table:number-columns-repeated="16381"/>
        </table:table-row>
        <table:table-row table:style-name="ro1">
          <table:table-cell office:value-type="float" office:value="1.6317881578026406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24947834" table:style-name="ce1">
            <text:p>22824947834</text:p>
          </table:table-cell>
          <table:table-cell table:number-columns-repeated="16381"/>
        </table:table-row>
        <table:table-row table:style-name="ro1">
          <table:table-cell office:value-type="float" office:value="1.6317881579021783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211593628" table:style-name="ce1">
            <text:p>2.28212E+11</text:p>
          </table:table-cell>
          <table:table-cell table:number-columns-repeated="16381"/>
        </table:table-row>
        <table:table-row table:style-name="ro1">
          <table:table-cell office:value-type="float" office:value="1.6317881580022904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25448513" table:style-name="ce1">
            <text:p>22825448513</text:p>
          </table:table-cell>
          <table:table-cell table:number-columns-repeated="16381"/>
        </table:table-row>
        <table:table-row table:style-name="ro1">
          <table:table-cell office:value-type="float" office:value="1.6317881581025283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251338005" table:style-name="ce1">
            <text:p>2.28251E+11</text:p>
          </table:table-cell>
          <table:table-cell table:number-columns-repeated="16381"/>
        </table:table-row>
        <table:table-row table:style-name="ro1">
          <table:table-cell office:value-type="float" office:value="1.6317881582022326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284358978" table:style-name="ce1">
            <text:p>2.28284E+11</text:p>
          </table:table-cell>
          <table:table-cell table:number-columns-repeated="16381"/>
        </table:table-row>
        <table:table-row table:style-name="ro1">
          <table:table-cell office:value-type="float" office:value="1.6317881583022781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292250633" table:style-name="ce1">
            <text:p>2.28292E+11</text:p>
          </table:table-cell>
          <table:table-cell table:number-columns-repeated="16381"/>
        </table:table-row>
        <table:table-row table:style-name="ro1">
          <table:table-cell office:value-type="float" office:value="1.6317881584024863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295493126" table:style-name="ce1">
            <text:p>2.28295E+11</text:p>
          </table:table-cell>
          <table:table-cell table:number-columns-repeated="16381"/>
        </table:table-row>
        <table:table-row table:style-name="ro1">
          <table:table-cell office:value-type="float" office:value="1.6317881585023562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415679932" table:style-name="ce1">
            <text:p>2.28416E+11</text:p>
          </table:table-cell>
          <table:table-cell table:number-columns-repeated="16381"/>
        </table:table-row>
        <table:table-row table:style-name="ro1">
          <table:table-cell office:value-type="float" office:value="1.6317881586023547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437709808" table:style-name="ce1">
            <text:p>2.28438E+11</text:p>
          </table:table-cell>
          <table:table-cell table:number-columns-repeated="16381"/>
        </table:table-row>
        <table:table-row table:style-name="ro1">
          <table:table-cell office:value-type="float" office:value="1.6317881587023762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423023224" table:style-name="ce1">
            <text:p>2.28423E+11</text:p>
          </table:table-cell>
          <table:table-cell table:number-columns-repeated="16381"/>
        </table:table-row>
        <table:table-row table:style-name="ro1">
          <table:table-cell office:value-type="float" office:value="1.6317881588023199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40256691" table:style-name="ce1">
            <text:p>22840256691</text:p>
          </table:table-cell>
          <table:table-cell table:number-columns-repeated="16381"/>
        </table:table-row>
        <table:table-row table:style-name="ro1">
          <table:table-cell office:value-type="float" office:value="1.6317881589022472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380727768" table:style-name="ce1">
            <text:p>2.28381E+11</text:p>
          </table:table-cell>
          <table:table-cell table:number-columns-repeated="16381"/>
        </table:table-row>
        <table:table-row table:style-name="ro1">
          <table:table-cell office:value-type="float" office:value="1.6317881590023063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396248817" table:style-name="ce1">
            <text:p>2.28396E+11</text:p>
          </table:table-cell>
          <table:table-cell table:number-columns-repeated="16381"/>
        </table:table-row>
        <table:table-row table:style-name="ro1">
          <table:table-cell office:value-type="float" office:value="1.631788159102348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387737274" table:style-name="ce1">
            <text:p>2.28388E+11</text:p>
          </table:table-cell>
          <table:table-cell table:number-columns-repeated="16381"/>
        </table:table-row>
        <table:table-row table:style-name="ro1">
          <table:table-cell office:value-type="float" office:value="1.6317881592023718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388834" table:style-name="ce1">
            <text:p>228388834</text:p>
          </table:table-cell>
          <table:table-cell table:number-columns-repeated="16381"/>
        </table:table-row>
        <table:table-row table:style-name="ro1">
          <table:table-cell office:value-type="float" office:value="1.6317881593022387E+18" table:style-name="ce1">
            <text:p>1.63179E+18</text:p>
          </table:table-cell>
          <table:table-cell office:value-type="float" office:value="-467496991158" table:style-name="ce1">
            <text:p>-4.67497E+11</text:p>
          </table:table-cell>
          <table:table-cell office:value-type="float" office:value="228377366066" table:style-name="ce1">
            <text:p>2.28377E+11</text:p>
          </table:table-cell>
          <table:table-cell table:number-columns-repeated="16381"/>
        </table:table-row>
        <table:table-row table:style-name="ro1">
          <table:table-cell office:value-type="float" office:value="1.6317881594023596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87958145" table:style-name="ce1">
            <text:p>2.29288E+11</text:p>
          </table:table-cell>
          <table:table-cell table:number-columns-repeated="16381"/>
        </table:table-row>
        <table:table-row table:style-name="ro1">
          <table:table-cell office:value-type="float" office:value="1.6317881595027469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91629791" table:style-name="ce1">
            <text:p>2.29292E+11</text:p>
          </table:table-cell>
          <table:table-cell table:number-columns-repeated="16381"/>
        </table:table-row>
        <table:table-row table:style-name="ro1">
          <table:table-cell office:value-type="float" office:value="1.6317881596023629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64068604" table:style-name="ce1">
            <text:p>2.29264E+11</text:p>
          </table:table-cell>
          <table:table-cell table:number-columns-repeated="16381"/>
        </table:table-row>
        <table:table-row table:style-name="ro1">
          <table:table-cell office:value-type="float" office:value="1.631788159702262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315590858" table:style-name="ce1">
            <text:p>2.29316E+11</text:p>
          </table:table-cell>
          <table:table-cell table:number-columns-repeated="16381"/>
        </table:table-row>
        <table:table-row table:style-name="ro1">
          <table:table-cell office:value-type="float" office:value="1.6317881598024899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315471649" table:style-name="ce1">
            <text:p>2.29315E+11</text:p>
          </table:table-cell>
          <table:table-cell table:number-columns-repeated="16381"/>
        </table:table-row>
        <table:table-row table:style-name="ro1">
          <table:table-cell office:value-type="float" office:value="1.6317881599023583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30803299" table:style-name="ce1">
            <text:p>22930803299</text:p>
          </table:table-cell>
          <table:table-cell table:number-columns-repeated="16381"/>
        </table:table-row>
        <table:table-row table:style-name="ro1">
          <table:table-cell office:value-type="float" office:value="1.6317881600023485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300284386" table:style-name="ce1">
            <text:p>2.293E+11</text:p>
          </table:table-cell>
          <table:table-cell table:number-columns-repeated="16381"/>
        </table:table-row>
        <table:table-row table:style-name="ro1">
          <table:table-cell office:value-type="float" office:value="1.6317881601025331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83618927" table:style-name="ce1">
            <text:p>2.29284E+11</text:p>
          </table:table-cell>
          <table:table-cell table:number-columns-repeated="16381"/>
        </table:table-row>
        <table:table-row table:style-name="ro1">
          <table:table-cell office:value-type="float" office:value="1.6317881602023283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55533218" table:style-name="ce1">
            <text:p>2.29256E+11</text:p>
          </table:table-cell>
          <table:table-cell table:number-columns-repeated="16381"/>
        </table:table-row>
        <table:table-row table:style-name="ro1">
          <table:table-cell office:value-type="float" office:value="1.631788160302281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38414764" table:style-name="ce1">
            <text:p>2.29238E+11</text:p>
          </table:table-cell>
          <table:table-cell table:number-columns-repeated="16381"/>
        </table:table-row>
        <table:table-row table:style-name="ro1">
          <table:table-cell office:value-type="float" office:value="1.6317881604024955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17910767" table:style-name="ce1">
            <text:p>2.29218E+11</text:p>
          </table:table-cell>
          <table:table-cell table:number-columns-repeated="16381"/>
        </table:table-row>
        <table:table-row table:style-name="ro1">
          <table:table-cell office:value-type="float" office:value="1.6317881605023631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55700111" table:style-name="ce1">
            <text:p>2.29256E+11</text:p>
          </table:table-cell>
          <table:table-cell table:number-columns-repeated="16381"/>
        </table:table-row>
        <table:table-row table:style-name="ro1">
          <table:table-cell office:value-type="float" office:value="1.6317881606032975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4387455" table:style-name="ce1">
            <text:p>22924387455</text:p>
          </table:table-cell>
          <table:table-cell table:number-columns-repeated="16381"/>
        </table:table-row>
        <table:table-row table:style-name="ro1">
          <table:table-cell office:value-type="float" office:value="1.6317881607026816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7031517" table:style-name="ce1">
            <text:p>22927031517</text:p>
          </table:table-cell>
          <table:table-cell table:number-columns-repeated="16381"/>
        </table:table-row>
        <table:table-row table:style-name="ro1">
          <table:table-cell office:value-type="float" office:value="1.6317881608022822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5992012" table:style-name="ce1">
            <text:p>22925992012</text:p>
          </table:table-cell>
          <table:table-cell table:number-columns-repeated="16381"/>
        </table:table-row>
        <table:table-row table:style-name="ro1">
          <table:table-cell office:value-type="float" office:value="1.6317881609023232E+18" table:style-name="ce1">
            <text:p>1.63179E+18</text:p>
          </table:table-cell>
          <table:table-cell office:value-type="float" office:value="-456310123205" table:style-name="ce1">
            <text:p>-4.5631E+11</text:p>
          </table:table-cell>
          <table:table-cell office:value-type="float" office:value="229237651825" table:style-name="ce1">
            <text:p>2.29238E+11</text:p>
          </table:table-cell>
          <table:table-cell table:number-columns-repeated="16381"/>
        </table:table-row>
        <table:table-row table:style-name="ro1">
          <table:table-cell office:value-type="float" office:value="1.6317881610026097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2837944" table:style-name="ce1">
            <text:p>22952837944</text:p>
          </table:table-cell>
          <table:table-cell table:number-columns-repeated="16381"/>
        </table:table-row>
        <table:table-row table:style-name="ro1">
          <table:table-cell office:value-type="float" office:value="1.6317881611022139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91114616" table:style-name="ce1">
            <text:p>2.29491E+11</text:p>
          </table:table-cell>
          <table:table-cell table:number-columns-repeated="16381"/>
        </table:table-row>
        <table:table-row table:style-name="ro1">
          <table:table-cell office:value-type="float" office:value="1.6317881612024991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8820591" table:style-name="ce1">
            <text:p>22948820591</text:p>
          </table:table-cell>
          <table:table-cell table:number-columns-repeated="16381"/>
        </table:table-row>
        <table:table-row table:style-name="ro1">
          <table:table-cell office:value-type="float" office:value="1.6317881613023073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59047318" table:style-name="ce1">
            <text:p>2.29459E+11</text:p>
          </table:table-cell>
          <table:table-cell table:number-columns-repeated="16381"/>
        </table:table-row>
        <table:table-row table:style-name="ro1">
          <table:table-cell office:value-type="float" office:value="1.6317881614023818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33655739" table:style-name="ce1">
            <text:p>2.29434E+11</text:p>
          </table:table-cell>
          <table:table-cell table:number-columns-repeated="16381"/>
        </table:table-row>
        <table:table-row table:style-name="ro1">
          <table:table-cell office:value-type="float" office:value="1.6317881615025449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78049278" table:style-name="ce1">
            <text:p>2.29478E+11</text:p>
          </table:table-cell>
          <table:table-cell table:number-columns-repeated="16381"/>
        </table:table-row>
        <table:table-row table:style-name="ro1">
          <table:table-cell office:value-type="float" office:value="1.6317881616022938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76237297" table:style-name="ce1">
            <text:p>2.29476E+11</text:p>
          </table:table-cell>
          <table:table-cell table:number-columns-repeated="16381"/>
        </table:table-row>
        <table:table-row table:style-name="ro1">
          <table:table-cell office:value-type="float" office:value="1.6317881617022945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23301125" table:style-name="ce1">
            <text:p>2.29523E+11</text:p>
          </table:table-cell>
          <table:table-cell table:number-columns-repeated="16381"/>
        </table:table-row>
        <table:table-row table:style-name="ro1">
          <table:table-cell office:value-type="float" office:value="1.6317881618024502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32527924" table:style-name="ce1">
            <text:p>2.29533E+11</text:p>
          </table:table-cell>
          <table:table-cell table:number-columns-repeated="16381"/>
        </table:table-row>
        <table:table-row table:style-name="ro1">
          <table:table-cell office:value-type="float" office:value="1.6317881619025357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32837868" table:style-name="ce1">
            <text:p>2.29533E+11</text:p>
          </table:table-cell>
          <table:table-cell table:number-columns-repeated="16381"/>
        </table:table-row>
        <table:table-row table:style-name="ro1">
          <table:table-cell office:value-type="float" office:value="1.6317881620023306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42207718" table:style-name="ce1">
            <text:p>2.29542E+11</text:p>
          </table:table-cell>
          <table:table-cell table:number-columns-repeated="16381"/>
        </table:table-row>
        <table:table-row table:style-name="ro1">
          <table:table-cell office:value-type="float" office:value="1.6317881621023619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3338623" table:style-name="ce1">
            <text:p>22953338623</text:p>
          </table:table-cell>
          <table:table-cell table:number-columns-repeated="16381"/>
        </table:table-row>
        <table:table-row table:style-name="ro1">
          <table:table-cell office:value-type="float" office:value="1.6317881622024399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31574249" table:style-name="ce1">
            <text:p>2.29532E+11</text:p>
          </table:table-cell>
          <table:table-cell table:number-columns-repeated="16381"/>
        </table:table-row>
        <table:table-row table:style-name="ro1">
          <table:table-cell office:value-type="float" office:value="1.6317881623022825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517221451" table:style-name="ce1">
            <text:p>2.29517E+11</text:p>
          </table:table-cell>
          <table:table-cell table:number-columns-repeated="16381"/>
        </table:table-row>
        <table:table-row table:style-name="ro1">
          <table:table-cell office:value-type="float" office:value="1.6317881624025646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98696327" table:style-name="ce1">
            <text:p>2.29499E+11</text:p>
          </table:table-cell>
          <table:table-cell table:number-columns-repeated="16381"/>
        </table:table-row>
        <table:table-row table:style-name="ro1">
          <table:table-cell office:value-type="float" office:value="1.6317881625023096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71945763" table:style-name="ce1">
            <text:p>2.29472E+11</text:p>
          </table:table-cell>
          <table:table-cell table:number-columns-repeated="16381"/>
        </table:table-row>
        <table:table-row table:style-name="ro1">
          <table:table-cell office:value-type="float" office:value="1.6317881626022461E+18" table:style-name="ce1">
            <text:p>1.63179E+18</text:p>
          </table:table-cell>
          <table:table-cell office:value-type="float" office:value="-453315854073" table:style-name="ce1">
            <text:p>-4.53316E+11</text:p>
          </table:table-cell>
          <table:table-cell office:value-type="float" office:value="229441714287" table:style-name="ce1">
            <text:p>2.29442E+11</text:p>
          </table:table-cell>
          <table:table-cell table:number-columns-repeated="16381"/>
        </table:table-row>
        <table:table-row table:style-name="ro1">
          <table:table-cell office:value-type="float" office:value="1.6317881627026606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476713181" table:style-name="ce1">
            <text:p>2.30477E+11</text:p>
          </table:table-cell>
          <table:table-cell table:number-columns-repeated="16381"/>
        </table:table-row>
        <table:table-row table:style-name="ro1">
          <table:table-cell office:value-type="float" office:value="1.6317881628022925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475330353" table:style-name="ce1">
            <text:p>2.30475E+11</text:p>
          </table:table-cell>
          <table:table-cell table:number-columns-repeated="16381"/>
        </table:table-row>
        <table:table-row table:style-name="ro1">
          <table:table-cell office:value-type="float" office:value="1.6317881629023572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471086502" table:style-name="ce1">
            <text:p>2.30471E+11</text:p>
          </table:table-cell>
          <table:table-cell table:number-columns-repeated="16381"/>
        </table:table-row>
        <table:table-row table:style-name="ro1">
          <table:table-cell office:value-type="float" office:value="1.6317881630024548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566954613" table:style-name="ce1">
            <text:p>2.30567E+11</text:p>
          </table:table-cell>
          <table:table-cell table:number-columns-repeated="16381"/>
        </table:table-row>
        <table:table-row table:style-name="ro1">
          <table:table-cell office:value-type="float" office:value="1.6317881631023252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583357811" table:style-name="ce1">
            <text:p>2.30583E+11</text:p>
          </table:table-cell>
          <table:table-cell table:number-columns-repeated="16381"/>
        </table:table-row>
        <table:table-row table:style-name="ro1">
          <table:table-cell office:value-type="float" office:value="1.6317881632025864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600762367" table:style-name="ce1">
            <text:p>2.30601E+11</text:p>
          </table:table-cell>
          <table:table-cell table:number-columns-repeated="16381"/>
        </table:table-row>
        <table:table-row table:style-name="ro1">
          <table:table-cell office:value-type="float" office:value="1.6317881633024259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606150627" table:style-name="ce1">
            <text:p>2.30606E+11</text:p>
          </table:table-cell>
          <table:table-cell table:number-columns-repeated="16381"/>
        </table:table-row>
        <table:table-row table:style-name="ro1">
          <table:table-cell office:value-type="float" office:value="1.6317881634022948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60426712" table:style-name="ce1">
            <text:p>23060426712</text:p>
          </table:table-cell>
          <table:table-cell table:number-columns-repeated="16381"/>
        </table:table-row>
        <table:table-row table:style-name="ro1">
          <table:table-cell office:value-type="float" office:value="1.631788163502464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623102188" table:style-name="ce1">
            <text:p>2.30623E+11</text:p>
          </table:table-cell>
          <table:table-cell table:number-columns-repeated="16381"/>
        </table:table-row>
        <table:table-row table:style-name="ro1">
          <table:table-cell office:value-type="float" office:value="1.6317881636022735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551052094" table:style-name="ce1">
            <text:p>2.30551E+11</text:p>
          </table:table-cell>
          <table:table-cell table:number-columns-repeated="16381"/>
        </table:table-row>
        <table:table-row table:style-name="ro1">
          <table:table-cell office:value-type="float" office:value="1.6317881637024184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42383194" table:style-name="ce1">
            <text:p>23042383194</text:p>
          </table:table-cell>
          <table:table-cell table:number-columns-repeated="16381"/>
        </table:table-row>
        <table:table-row table:style-name="ro1">
          <table:table-cell office:value-type="float" office:value="1.6317881638023245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261588097" table:style-name="ce1">
            <text:p>2.30262E+11</text:p>
          </table:table-cell>
          <table:table-cell table:number-columns-repeated="16381"/>
        </table:table-row>
        <table:table-row table:style-name="ro1">
          <table:table-cell office:value-type="float" office:value="1.6317881639023058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125188828" table:style-name="ce1">
            <text:p>2.30125E+11</text:p>
          </table:table-cell>
          <table:table-cell table:number-columns-repeated="16381"/>
        </table:table-row>
        <table:table-row table:style-name="ro1">
          <table:table-cell office:value-type="float" office:value="1.631788164002218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086636543" table:style-name="ce1">
            <text:p>2.30087E+11</text:p>
          </table:table-cell>
          <table:table-cell table:number-columns-repeated="16381"/>
        </table:table-row>
        <table:table-row table:style-name="ro1">
          <table:table-cell office:value-type="float" office:value="1.631788164102366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052351952" table:style-name="ce1">
            <text:p>2.30052E+11</text:p>
          </table:table-cell>
          <table:table-cell table:number-columns-repeated="16381"/>
        </table:table-row>
        <table:table-row table:style-name="ro1">
          <table:table-cell office:value-type="float" office:value="1.6317881642023427E+18" table:style-name="ce1">
            <text:p>1.63179E+18</text:p>
          </table:table-cell>
          <table:table-cell office:value-type="float" office:value="-46074539423" table:style-name="ce1">
            <text:p>-46074539423</text:p>
          </table:table-cell>
          <table:table-cell office:value-type="float" office:value="230086803436" table:style-name="ce1">
            <text:p>2.30087E+11</text:p>
          </table:table-cell>
          <table:table-cell table:number-columns-repeated="16381"/>
        </table:table-row>
        <table:table-row table:style-name="ro1">
          <table:table-cell office:value-type="float" office:value="1.6317881643022723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3011636734" table:style-name="ce1">
            <text:p>23011636734</text:p>
          </table:table-cell>
          <table:table-cell table:number-columns-repeated="16381"/>
        </table:table-row>
        <table:table-row table:style-name="ro1">
          <table:table-cell office:value-type="float" office:value="1.6317881644025318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30119967461" table:style-name="ce1">
            <text:p>2.3012E+11</text:p>
          </table:table-cell>
          <table:table-cell table:number-columns-repeated="16381"/>
        </table:table-row>
        <table:table-row table:style-name="ro1">
          <table:table-cell office:value-type="float" office:value="1.6317881645023104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30191206932" table:style-name="ce1">
            <text:p>2.30191E+11</text:p>
          </table:table-cell>
          <table:table-cell table:number-columns-repeated="16381"/>
        </table:table-row>
        <table:table-row table:style-name="ro1">
          <table:table-cell office:value-type="float" office:value="1.6317881646023109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30188083649" table:style-name="ce1">
            <text:p>2.30188E+11</text:p>
          </table:table-cell>
          <table:table-cell table:number-columns-repeated="16381"/>
        </table:table-row>
        <table:table-row table:style-name="ro1">
          <table:table-cell office:value-type="float" office:value="1.6317881647025667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30145478249" table:style-name="ce1">
            <text:p>2.30145E+11</text:p>
          </table:table-cell>
          <table:table-cell table:number-columns-repeated="16381"/>
        </table:table-row>
        <table:table-row table:style-name="ro1">
          <table:table-cell office:value-type="float" office:value="1.63178816480227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30074954033" table:style-name="ce1">
            <text:p>2.30075E+11</text:p>
          </table:table-cell>
          <table:table-cell table:number-columns-repeated="16381"/>
        </table:table-row>
        <table:table-row table:style-name="ro1">
          <table:table-cell office:value-type="float" office:value="1.631788164902188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97148037" table:style-name="ce1">
            <text:p>22997148037</text:p>
          </table:table-cell>
          <table:table-cell table:number-columns-repeated="16381"/>
        </table:table-row>
        <table:table-row table:style-name="ro1">
          <table:table-cell office:value-type="float" office:value="1.6317881650026913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866695404" table:style-name="ce1">
            <text:p>2.29867E+11</text:p>
          </table:table-cell>
          <table:table-cell table:number-columns-repeated="16381"/>
        </table:table-row>
        <table:table-row table:style-name="ro1">
          <table:table-cell office:value-type="float" office:value="1.6317881651022712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719591141" table:style-name="ce1">
            <text:p>2.2972E+11</text:p>
          </table:table-cell>
          <table:table-cell table:number-columns-repeated="16381"/>
        </table:table-row>
        <table:table-row table:style-name="ro1">
          <table:table-cell office:value-type="float" office:value="1.6317881652023498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560494423" table:style-name="ce1">
            <text:p>2.2956E+11</text:p>
          </table:table-cell>
          <table:table-cell table:number-columns-repeated="16381"/>
        </table:table-row>
        <table:table-row table:style-name="ro1">
          <table:table-cell office:value-type="float" office:value="1.6317881653025042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385948181" table:style-name="ce1">
            <text:p>2.29386E+11</text:p>
          </table:table-cell>
          <table:table-cell table:number-columns-repeated="16381"/>
        </table:table-row>
        <table:table-row table:style-name="ro1">
          <table:table-cell office:value-type="float" office:value="1.6317881654021947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205203056" table:style-name="ce1">
            <text:p>2.29205E+11</text:p>
          </table:table-cell>
          <table:table-cell table:number-columns-repeated="16381"/>
        </table:table-row>
        <table:table-row table:style-name="ro1">
          <table:table-cell office:value-type="float" office:value="1.6317881655023703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135656357" table:style-name="ce1">
            <text:p>2.29136E+11</text:p>
          </table:table-cell>
          <table:table-cell table:number-columns-repeated="16381"/>
        </table:table-row>
        <table:table-row table:style-name="ro1">
          <table:table-cell office:value-type="float" office:value="1.6317881656026202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8996992111" table:style-name="ce1">
            <text:p>2.28997E+11</text:p>
          </table:table-cell>
          <table:table-cell table:number-columns-repeated="16381"/>
        </table:table-row>
        <table:table-row table:style-name="ro1">
          <table:table-cell office:value-type="float" office:value="1.6317881657022748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009962082" table:style-name="ce1">
            <text:p>2.2901E+11</text:p>
          </table:table-cell>
          <table:table-cell table:number-columns-repeated="16381"/>
        </table:table-row>
        <table:table-row table:style-name="ro1">
          <table:table-cell office:value-type="float" office:value="1.6317881658024161E+18" table:style-name="ce1">
            <text:p>1.63179E+18</text:p>
          </table:table-cell>
          <table:table-cell office:value-type="float" office:value="-451101839542" table:style-name="ce1">
            <text:p>-4.51102E+11</text:p>
          </table:table-cell>
          <table:table-cell office:value-type="float" office:value="229011273384" table:style-name="ce1">
            <text:p>2.29011E+11</text:p>
          </table:table-cell>
          <table:table-cell table:number-columns-repeated="16381"/>
        </table:table-row>
        <table:table-row table:style-name="ro1">
          <table:table-cell office:value-type="float" office:value="1.6317881659025541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274343491" table:style-name="ce1">
            <text:p>2.30274E+11</text:p>
          </table:table-cell>
          <table:table-cell table:number-columns-repeated="16381"/>
        </table:table-row>
        <table:table-row table:style-name="ro1">
          <table:table-cell office:value-type="float" office:value="1.6317881660022636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495643616" table:style-name="ce1">
            <text:p>2.30496E+11</text:p>
          </table:table-cell>
          <table:table-cell table:number-columns-repeated="16381"/>
        </table:table-row>
        <table:table-row table:style-name="ro1">
          <table:table-cell office:value-type="float" office:value="1.6317881661024238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638170242" table:style-name="ce1">
            <text:p>2.30638E+11</text:p>
          </table:table-cell>
          <table:table-cell table:number-columns-repeated="16381"/>
        </table:table-row>
        <table:table-row table:style-name="ro1">
          <table:table-cell office:value-type="float" office:value="1.6317881662022359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822896957" table:style-name="ce1">
            <text:p>2.30823E+11</text:p>
          </table:table-cell>
          <table:table-cell table:number-columns-repeated="16381"/>
        </table:table-row>
        <table:table-row table:style-name="ro1">
          <table:table-cell office:value-type="float" office:value="1.6317881663022945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909371376" table:style-name="ce1">
            <text:p>2.30909E+11</text:p>
          </table:table-cell>
          <table:table-cell table:number-columns-repeated="16381"/>
        </table:table-row>
        <table:table-row table:style-name="ro1">
          <table:table-cell office:value-type="float" office:value="1.6317881664026209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930662155" table:style-name="ce1">
            <text:p>2.30931E+11</text:p>
          </table:table-cell>
          <table:table-cell table:number-columns-repeated="16381"/>
        </table:table-row>
        <table:table-row table:style-name="ro1">
          <table:table-cell office:value-type="float" office:value="1.6317881665024489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774784088" table:style-name="ce1">
            <text:p>2.30775E+11</text:p>
          </table:table-cell>
          <table:table-cell table:number-columns-repeated="16381"/>
        </table:table-row>
        <table:table-row table:style-name="ro1">
          <table:table-cell office:value-type="float" office:value="1.6317881666023508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693173409" table:style-name="ce1">
            <text:p>2.30693E+11</text:p>
          </table:table-cell>
          <table:table-cell table:number-columns-repeated="16381"/>
        </table:table-row>
        <table:table-row table:style-name="ro1">
          <table:table-cell office:value-type="float" office:value="1.6317881667026258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567669868" table:style-name="ce1">
            <text:p>2.30568E+11</text:p>
          </table:table-cell>
          <table:table-cell table:number-columns-repeated="16381"/>
        </table:table-row>
        <table:table-row table:style-name="ro1">
          <table:table-cell office:value-type="float" office:value="1.6317881668024084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357861519" table:style-name="ce1">
            <text:p>2.30358E+11</text:p>
          </table:table-cell>
          <table:table-cell table:number-columns-repeated="16381"/>
        </table:table-row>
        <table:table-row table:style-name="ro1">
          <table:table-cell office:value-type="float" office:value="1.6317881669023818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30085611343" table:style-name="ce1">
            <text:p>2.30086E+11</text:p>
          </table:table-cell>
          <table:table-cell table:number-columns-repeated="16381"/>
        </table:table-row>
        <table:table-row table:style-name="ro1">
          <table:table-cell office:value-type="float" office:value="1.6317881670025777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29920363426" table:style-name="ce1">
            <text:p>2.2992E+11</text:p>
          </table:table-cell>
          <table:table-cell table:number-columns-repeated="16381"/>
        </table:table-row>
        <table:table-row table:style-name="ro1">
          <table:table-cell office:value-type="float" office:value="1.6317881671022971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29752063751" table:style-name="ce1">
            <text:p>2.29752E+11</text:p>
          </table:table-cell>
          <table:table-cell table:number-columns-repeated="16381"/>
        </table:table-row>
        <table:table-row table:style-name="ro1">
          <table:table-cell office:value-type="float" office:value="1.6317881672024276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29702091217" table:style-name="ce1">
            <text:p>2.29702E+11</text:p>
          </table:table-cell>
          <table:table-cell table:number-columns-repeated="16381"/>
        </table:table-row>
        <table:table-row table:style-name="ro1">
          <table:table-cell office:value-type="float" office:value="1.6317881673024023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29674124718" table:style-name="ce1">
            <text:p>2.29674E+11</text:p>
          </table:table-cell>
          <table:table-cell table:number-columns-repeated="16381"/>
        </table:table-row>
        <table:table-row table:style-name="ro1">
          <table:table-cell office:value-type="float" office:value="1.6317881674022129E+18" table:style-name="ce1">
            <text:p>1.63179E+18</text:p>
          </table:table-cell>
          <table:table-cell office:value-type="float" office:value="-464440375566" table:style-name="ce1">
            <text:p>-4.6444E+11</text:p>
          </table:table-cell>
          <table:table-cell office:value-type="float" office:value="22968120575" table:style-name="ce1">
            <text:p>22968120575</text:p>
          </table:table-cell>
          <table:table-cell table:number-columns-repeated="16381"/>
        </table:table-row>
        <table:table-row table:style-name="ro1">
          <table:table-cell office:value-type="float" office:value="1.6317881675023124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0848312378" table:style-name="ce1">
            <text:p>2.30848E+11</text:p>
          </table:table-cell>
          <table:table-cell table:number-columns-repeated="16381"/>
        </table:table-row>
        <table:table-row table:style-name="ro1">
          <table:table-cell office:value-type="float" office:value="1.631788167602581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0880284309" table:style-name="ce1">
            <text:p>2.3088E+11</text:p>
          </table:table-cell>
          <table:table-cell table:number-columns-repeated="16381"/>
        </table:table-row>
        <table:table-row table:style-name="ro1">
          <table:table-cell office:value-type="float" office:value="1.6317881677023091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0966663361" table:style-name="ce1">
            <text:p>2.30967E+11</text:p>
          </table:table-cell>
          <table:table-cell table:number-columns-repeated="16381"/>
        </table:table-row>
        <table:table-row table:style-name="ro1">
          <table:table-cell office:value-type="float" office:value="1.6317881678023739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1015372276" table:style-name="ce1">
            <text:p>2.31015E+11</text:p>
          </table:table-cell>
          <table:table-cell table:number-columns-repeated="16381"/>
        </table:table-row>
        <table:table-row table:style-name="ro1">
          <table:table-cell office:value-type="float" office:value="1.6317881679022147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1065559387" table:style-name="ce1">
            <text:p>2.31066E+11</text:p>
          </table:table-cell>
          <table:table-cell table:number-columns-repeated="16381"/>
        </table:table-row>
        <table:table-row table:style-name="ro1">
          <table:table-cell office:value-type="float" office:value="1.631788168002494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124191761" table:style-name="ce1">
            <text:p>23124191761</text:p>
          </table:table-cell>
          <table:table-cell table:number-columns-repeated="16381"/>
        </table:table-row>
        <table:table-row table:style-name="ro1">
          <table:table-cell office:value-type="float" office:value="1.6317881681026432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1342029572" table:style-name="ce1">
            <text:p>2.31342E+11</text:p>
          </table:table-cell>
          <table:table-cell table:number-columns-repeated="16381"/>
        </table:table-row>
        <table:table-row table:style-name="ro1">
          <table:table-cell office:value-type="float" office:value="1.6317881682022003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1355714798" table:style-name="ce1">
            <text:p>2.31356E+11</text:p>
          </table:table-cell>
          <table:table-cell table:number-columns-repeated="16381"/>
        </table:table-row>
        <table:table-row table:style-name="ro1">
          <table:table-cell office:value-type="float" office:value="1.6317881683022615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1304192543" table:style-name="ce1">
            <text:p>2.31304E+11</text:p>
          </table:table-cell>
          <table:table-cell table:number-columns-repeated="16381"/>
        </table:table-row>
        <table:table-row table:style-name="ro1">
          <table:table-cell office:value-type="float" office:value="1.6317881684024433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118224144" table:style-name="ce1">
            <text:p>23118224144</text:p>
          </table:table-cell>
          <table:table-cell table:number-columns-repeated="16381"/>
        </table:table-row>
        <table:table-row table:style-name="ro1">
          <table:table-cell office:value-type="float" office:value="1.6317881685023127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0977988243" table:style-name="ce1">
            <text:p>2.30978E+11</text:p>
          </table:table-cell>
          <table:table-cell table:number-columns-repeated="16381"/>
        </table:table-row>
        <table:table-row table:style-name="ro1">
          <table:table-cell office:value-type="float" office:value="1.6317881686023122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0654597282" table:style-name="ce1">
            <text:p>2.30655E+11</text:p>
          </table:table-cell>
          <table:table-cell table:number-columns-repeated="16381"/>
        </table:table-row>
        <table:table-row table:style-name="ro1">
          <table:table-cell office:value-type="float" office:value="1.6317881687026199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30207920074" table:style-name="ce1">
            <text:p>2.30208E+11</text:p>
          </table:table-cell>
          <table:table-cell table:number-columns-repeated="16381"/>
        </table:table-row>
        <table:table-row table:style-name="ro1">
          <table:table-cell office:value-type="float" office:value="1.6317881688024484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29825353622" table:style-name="ce1">
            <text:p>2.29825E+11</text:p>
          </table:table-cell>
          <table:table-cell table:number-columns-repeated="16381"/>
        </table:table-row>
        <table:table-row table:style-name="ro1">
          <table:table-cell office:value-type="float" office:value="1.6317881689023027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29521918297" table:style-name="ce1">
            <text:p>2.29522E+11</text:p>
          </table:table-cell>
          <table:table-cell table:number-columns-repeated="16381"/>
        </table:table-row>
        <table:table-row table:style-name="ro1">
          <table:table-cell office:value-type="float" office:value="1.6317881690024852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29571151733" table:style-name="ce1">
            <text:p>2.29571E+11</text:p>
          </table:table-cell>
          <table:table-cell table:number-columns-repeated="16381"/>
        </table:table-row>
        <table:table-row table:style-name="ro1">
          <table:table-cell office:value-type="float" office:value="1.6317881691022871E+18" table:style-name="ce1">
            <text:p>1.63179E+18</text:p>
          </table:table-cell>
          <table:table-cell office:value-type="float" office:value="-470551818609" table:style-name="ce1">
            <text:p>-4.70552E+11</text:p>
          </table:table-cell>
          <table:table-cell office:value-type="float" office:value="229536437988" table:style-name="ce1">
            <text:p>2.29536E+11</text:p>
          </table:table-cell>
          <table:table-cell table:number-columns-repeated="16381"/>
        </table:table-row>
        <table:table-row table:style-name="ro1">
          <table:table-cell office:value-type="float" office:value="1.6317881692023434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0545926094" table:style-name="ce1">
            <text:p>2.30546E+11</text:p>
          </table:table-cell>
          <table:table-cell table:number-columns-repeated="16381"/>
        </table:table-row>
        <table:table-row table:style-name="ro1">
          <table:table-cell office:value-type="float" office:value="1.6317881693024696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0676031113" table:style-name="ce1">
            <text:p>2.30676E+11</text:p>
          </table:table-cell>
          <table:table-cell table:number-columns-repeated="16381"/>
        </table:table-row>
        <table:table-row table:style-name="ro1">
          <table:table-cell office:value-type="float" office:value="1.6317881694023265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0803060532" table:style-name="ce1">
            <text:p>2.30803E+11</text:p>
          </table:table-cell>
          <table:table-cell table:number-columns-repeated="16381"/>
        </table:table-row>
        <table:table-row table:style-name="ro1">
          <table:table-cell office:value-type="float" office:value="1.6317881695024036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0938982964" table:style-name="ce1">
            <text:p>2.30939E+11</text:p>
          </table:table-cell>
          <table:table-cell table:number-columns-repeated="16381"/>
        </table:table-row>
        <table:table-row table:style-name="ro1">
          <table:table-cell office:value-type="float" office:value="1.631788169602249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051516533" table:style-name="ce1">
            <text:p>2.31052E+11</text:p>
          </table:table-cell>
          <table:table-cell table:number-columns-repeated="16381"/>
        </table:table-row>
        <table:table-row table:style-name="ro1">
          <table:table-cell office:value-type="float" office:value="1.6317881697023772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252384186" table:style-name="ce1">
            <text:p>2.31252E+11</text:p>
          </table:table-cell>
          <table:table-cell table:number-columns-repeated="16381"/>
        </table:table-row>
        <table:table-row table:style-name="ro1">
          <table:table-cell office:value-type="float" office:value="1.6317881698022694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414556503" table:style-name="ce1">
            <text:p>2.31415E+11</text:p>
          </table:table-cell>
          <table:table-cell table:number-columns-repeated="16381"/>
        </table:table-row>
        <table:table-row table:style-name="ro1">
          <table:table-cell office:value-type="float" office:value="1.6317881699022505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550049782" table:style-name="ce1">
            <text:p>2.3155E+11</text:p>
          </table:table-cell>
          <table:table-cell table:number-columns-repeated="16381"/>
        </table:table-row>
        <table:table-row table:style-name="ro1">
          <table:table-cell office:value-type="float" office:value="1.6317881700023058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627297401" table:style-name="ce1">
            <text:p>2.31627E+11</text:p>
          </table:table-cell>
          <table:table-cell table:number-columns-repeated="16381"/>
        </table:table-row>
        <table:table-row table:style-name="ro1">
          <table:table-cell office:value-type="float" office:value="1.6317881701026949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595492363" table:style-name="ce1">
            <text:p>2.31595E+11</text:p>
          </table:table-cell>
          <table:table-cell table:number-columns-repeated="16381"/>
        </table:table-row>
        <table:table-row table:style-name="ro1">
          <table:table-cell office:value-type="float" office:value="1.6317881702022095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428360939" table:style-name="ce1">
            <text:p>2.31428E+11</text:p>
          </table:table-cell>
          <table:table-cell table:number-columns-repeated="16381"/>
        </table:table-row>
        <table:table-row table:style-name="ro1">
          <table:table-cell office:value-type="float" office:value="1.6317881703022113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1120729446" table:style-name="ce1">
            <text:p>2.31121E+11</text:p>
          </table:table-cell>
          <table:table-cell table:number-columns-repeated="16381"/>
        </table:table-row>
        <table:table-row table:style-name="ro1">
          <table:table-cell office:value-type="float" office:value="1.6317881704026168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0686306953" table:style-name="ce1">
            <text:p>2.30686E+11</text:p>
          </table:table-cell>
          <table:table-cell table:number-columns-repeated="16381"/>
        </table:table-row>
        <table:table-row table:style-name="ro1">
          <table:table-cell office:value-type="float" office:value="1.6317881705023491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30185651779" table:style-name="ce1">
            <text:p>2.30186E+11</text:p>
          </table:table-cell>
          <table:table-cell table:number-columns-repeated="16381"/>
        </table:table-row>
        <table:table-row table:style-name="ro1">
          <table:table-cell office:value-type="float" office:value="1.6317881706023736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29749417305" table:style-name="ce1">
            <text:p>2.29749E+11</text:p>
          </table:table-cell>
          <table:table-cell table:number-columns-repeated="16381"/>
        </table:table-row>
        <table:table-row table:style-name="ro1">
          <table:table-cell office:value-type="float" office:value="1.6317881707023096E+18" table:style-name="ce1">
            <text:p>1.63179E+18</text:p>
          </table:table-cell>
          <table:table-cell office:value-type="float" office:value="-484397768974" table:style-name="ce1">
            <text:p>-4.84398E+11</text:p>
          </table:table-cell>
          <table:table-cell office:value-type="float" office:value="22952876091" table:style-name="ce1">
            <text:p>22952876091</text:p>
          </table:table-cell>
          <table:table-cell table:number-columns-repeated="16381"/>
        </table:table-row>
        <table:table-row table:style-name="ro1">
          <table:table-cell office:value-type="float" office:value="1.6317881708023014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341578484" table:style-name="ce1">
            <text:p>2.29342E+11</text:p>
          </table:table-cell>
          <table:table-cell table:number-columns-repeated="16381"/>
        </table:table-row>
        <table:table-row table:style-name="ro1">
          <table:table-cell office:value-type="float" office:value="1.6317881709024561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236793518" table:style-name="ce1">
            <text:p>2.29237E+11</text:p>
          </table:table-cell>
          <table:table-cell table:number-columns-repeated="16381"/>
        </table:table-row>
        <table:table-row table:style-name="ro1">
          <table:table-cell office:value-type="float" office:value="1.6317881710023232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400038719" table:style-name="ce1">
            <text:p>2.294E+11</text:p>
          </table:table-cell>
          <table:table-cell table:number-columns-repeated="16381"/>
        </table:table-row>
        <table:table-row table:style-name="ro1">
          <table:table-cell office:value-type="float" office:value="1.6317881711023181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484009743" table:style-name="ce1">
            <text:p>2.29484E+11</text:p>
          </table:table-cell>
          <table:table-cell table:number-columns-repeated="16381"/>
        </table:table-row>
        <table:table-row table:style-name="ro1">
          <table:table-cell office:value-type="float" office:value="1.6317881712025354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721546173" table:style-name="ce1">
            <text:p>2.29722E+11</text:p>
          </table:table-cell>
          <table:table-cell table:number-columns-repeated="16381"/>
        </table:table-row>
        <table:table-row table:style-name="ro1">
          <table:table-cell office:value-type="float" office:value="1.6317881713023352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865121841" table:style-name="ce1">
            <text:p>2.29865E+11</text:p>
          </table:table-cell>
          <table:table-cell table:number-columns-repeated="16381"/>
        </table:table-row>
        <table:table-row table:style-name="ro1">
          <table:table-cell office:value-type="float" office:value="1.6317881714024189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9949646" table:style-name="ce1">
            <text:p>2299949646</text:p>
          </table:table-cell>
          <table:table-cell table:number-columns-repeated="16381"/>
        </table:table-row>
        <table:table-row table:style-name="ro1">
          <table:table-cell office:value-type="float" office:value="1.6317881715027034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172610283" table:style-name="ce1">
            <text:p>2.30173E+11</text:p>
          </table:table-cell>
          <table:table-cell table:number-columns-repeated="16381"/>
        </table:table-row>
        <table:table-row table:style-name="ro1">
          <table:table-cell office:value-type="float" office:value="1.631788171602292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331778526" table:style-name="ce1">
            <text:p>2.30332E+11</text:p>
          </table:table-cell>
          <table:table-cell table:number-columns-repeated="16381"/>
        </table:table-row>
        <table:table-row table:style-name="ro1">
          <table:table-cell office:value-type="float" office:value="1.6317881717026194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578494072" table:style-name="ce1">
            <text:p>2.30578E+11</text:p>
          </table:table-cell>
          <table:table-cell table:number-columns-repeated="16381"/>
        </table:table-row>
        <table:table-row table:style-name="ro1">
          <table:table-cell office:value-type="float" office:value="1.631788171802519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698108673" table:style-name="ce1">
            <text:p>2.30698E+11</text:p>
          </table:table-cell>
          <table:table-cell table:number-columns-repeated="16381"/>
        </table:table-row>
        <table:table-row table:style-name="ro1">
          <table:table-cell office:value-type="float" office:value="1.6317881719022546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717635155" table:style-name="ce1">
            <text:p>2.30718E+11</text:p>
          </table:table-cell>
          <table:table-cell table:number-columns-repeated="16381"/>
        </table:table-row>
        <table:table-row table:style-name="ro1">
          <table:table-cell office:value-type="float" office:value="1.6317881720023583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588817596" table:style-name="ce1">
            <text:p>2.30589E+11</text:p>
          </table:table-cell>
          <table:table-cell table:number-columns-repeated="16381"/>
        </table:table-row>
        <table:table-row table:style-name="ro1">
          <table:table-cell office:value-type="float" office:value="1.6317881721026138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398964882" table:style-name="ce1">
            <text:p>2.30399E+11</text:p>
          </table:table-cell>
          <table:table-cell table:number-columns-repeated="16381"/>
        </table:table-row>
        <table:table-row table:style-name="ro1">
          <table:table-cell office:value-type="float" office:value="1.631788172202314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30086755753" table:style-name="ce1">
            <text:p>2.30087E+11</text:p>
          </table:table-cell>
          <table:table-cell table:number-columns-repeated="16381"/>
        </table:table-row>
        <table:table-row table:style-name="ro1">
          <table:table-cell office:value-type="float" office:value="1.6317881723023255E+18" table:style-name="ce1">
            <text:p>1.63179E+18</text:p>
          </table:table-cell>
          <table:table-cell office:value-type="float" office:value="-489965826273" table:style-name="ce1">
            <text:p>-4.89966E+11</text:p>
          </table:table-cell>
          <table:table-cell office:value-type="float" office:value="22968018055" table:style-name="ce1">
            <text:p>22968018055</text:p>
          </table:table-cell>
          <table:table-cell table:number-columns-repeated="16381"/>
        </table:table-row>
        <table:table-row table:style-name="ro1">
          <table:table-cell office:value-type="float" office:value="1.6317881724026611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8191351891" table:style-name="ce1">
            <text:p>2.28191E+11</text:p>
          </table:table-cell>
          <table:table-cell table:number-columns-repeated="16381"/>
        </table:table-row>
        <table:table-row table:style-name="ro1">
          <table:table-cell office:value-type="float" office:value="1.6317881725022354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648329735" table:style-name="ce1">
            <text:p>2.27648E+11</text:p>
          </table:table-cell>
          <table:table-cell table:number-columns-repeated="16381"/>
        </table:table-row>
        <table:table-row table:style-name="ro1">
          <table:table-cell office:value-type="float" office:value="1.6317881726023739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226567268" table:style-name="ce1">
            <text:p>2.27227E+11</text:p>
          </table:table-cell>
          <table:table-cell table:number-columns-repeated="16381"/>
        </table:table-row>
        <table:table-row table:style-name="ro1">
          <table:table-cell office:value-type="float" office:value="1.6317881727027028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084255219" table:style-name="ce1">
            <text:p>2.27084E+11</text:p>
          </table:table-cell>
          <table:table-cell table:number-columns-repeated="16381"/>
        </table:table-row>
        <table:table-row table:style-name="ro1">
          <table:table-cell office:value-type="float" office:value="1.6317881728023104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693696022" table:style-name="ce1">
            <text:p>22693696022</text:p>
          </table:table-cell>
          <table:table-cell table:number-columns-repeated="16381"/>
        </table:table-row>
        <table:table-row table:style-name="ro1">
          <table:table-cell office:value-type="float" office:value="1.6317881729025096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6883220673" table:style-name="ce1">
            <text:p>2.26883E+11</text:p>
          </table:table-cell>
          <table:table-cell table:number-columns-repeated="16381"/>
        </table:table-row>
        <table:table-row table:style-name="ro1">
          <table:table-cell office:value-type="float" office:value="1.6317881730024742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062344551" table:style-name="ce1">
            <text:p>2.27062E+11</text:p>
          </table:table-cell>
          <table:table-cell table:number-columns-repeated="16381"/>
        </table:table-row>
        <table:table-row table:style-name="ro1">
          <table:table-cell office:value-type="float" office:value="1.6317881731021583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213072777" table:style-name="ce1">
            <text:p>2.27213E+11</text:p>
          </table:table-cell>
          <table:table-cell table:number-columns-repeated="16381"/>
        </table:table-row>
        <table:table-row table:style-name="ro1">
          <table:table-cell office:value-type="float" office:value="1.6317881732024261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654409409" table:style-name="ce1">
            <text:p>2.27654E+11</text:p>
          </table:table-cell>
          <table:table-cell table:number-columns-repeated="16381"/>
        </table:table-row>
        <table:table-row table:style-name="ro1">
          <table:table-cell office:value-type="float" office:value="1.6317881733026371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993702888" table:style-name="ce1">
            <text:p>2.27994E+11</text:p>
          </table:table-cell>
          <table:table-cell table:number-columns-repeated="16381"/>
        </table:table-row>
        <table:table-row table:style-name="ro1">
          <table:table-cell office:value-type="float" office:value="1.6317881734022717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8255867958" table:style-name="ce1">
            <text:p>2.28256E+11</text:p>
          </table:table-cell>
          <table:table-cell table:number-columns-repeated="16381"/>
        </table:table-row>
        <table:table-row table:style-name="ro1">
          <table:table-cell office:value-type="float" office:value="1.6317881735022876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842707634" table:style-name="ce1">
            <text:p>22842707634</text:p>
          </table:table-cell>
          <table:table-cell table:number-columns-repeated="16381"/>
        </table:table-row>
        <table:table-row table:style-name="ro1">
          <table:table-cell office:value-type="float" office:value="1.6317881736025428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8486919403" table:style-name="ce1">
            <text:p>2.28487E+11</text:p>
          </table:table-cell>
          <table:table-cell table:number-columns-repeated="16381"/>
        </table:table-row>
        <table:table-row table:style-name="ro1">
          <table:table-cell office:value-type="float" office:value="1.6317881737023217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835354805" table:style-name="ce1">
            <text:p>22835354805</text:p>
          </table:table-cell>
          <table:table-cell table:number-columns-repeated="16381"/>
        </table:table-row>
        <table:table-row table:style-name="ro1">
          <table:table-cell office:value-type="float" office:value="1.6317881738022743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8154277802" table:style-name="ce1">
            <text:p>2.28154E+11</text:p>
          </table:table-cell>
          <table:table-cell table:number-columns-repeated="16381"/>
        </table:table-row>
        <table:table-row table:style-name="ro1">
          <table:table-cell office:value-type="float" office:value="1.6317881739024361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90760994" table:style-name="ce1">
            <text:p>22790760994</text:p>
          </table:table-cell>
          <table:table-cell table:number-columns-repeated="16381"/>
        </table:table-row>
        <table:table-row table:style-name="ro1">
          <table:table-cell office:value-type="float" office:value="1.6317881740023462E+18" table:style-name="ce1">
            <text:p>1.63179E+18</text:p>
          </table:table-cell>
          <table:table-cell office:value-type="float" office:value="-498762965202" table:style-name="ce1">
            <text:p>-4.98763E+11</text:p>
          </table:table-cell>
          <table:table-cell office:value-type="float" office:value="227677035332" table:style-name="ce1">
            <text:p>2.27677E+11</text:p>
          </table:table-cell>
          <table:table-cell table:number-columns-repeated="16381"/>
        </table:table-row>
        <table:table-row table:style-name="ro1">
          <table:table-cell office:value-type="float" office:value="1.6317881741025078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8363156319" table:style-name="ce1">
            <text:p>2.28363E+11</text:p>
          </table:table-cell>
          <table:table-cell table:number-columns-repeated="16381"/>
        </table:table-row>
        <table:table-row table:style-name="ro1">
          <table:table-cell office:value-type="float" office:value="1.6317881742023235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8140640259" table:style-name="ce1">
            <text:p>2.28141E+11</text:p>
          </table:table-cell>
          <table:table-cell table:number-columns-repeated="16381"/>
        </table:table-row>
        <table:table-row table:style-name="ro1">
          <table:table-cell office:value-type="float" office:value="1.6317881743023613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92031765" table:style-name="ce1">
            <text:p>22792031765</text:p>
          </table:table-cell>
          <table:table-cell table:number-columns-repeated="16381"/>
        </table:table-row>
        <table:table-row table:style-name="ro1">
          <table:table-cell office:value-type="float" office:value="1.6317881744025329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727246284" table:style-name="ce1">
            <text:p>2.27727E+11</text:p>
          </table:table-cell>
          <table:table-cell table:number-columns-repeated="16381"/>
        </table:table-row>
        <table:table-row table:style-name="ro1">
          <table:table-cell office:value-type="float" office:value="1.6317881745021875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701163292" table:style-name="ce1">
            <text:p>2.27701E+11</text:p>
          </table:table-cell>
          <table:table-cell table:number-columns-repeated="16381"/>
        </table:table-row>
        <table:table-row table:style-name="ro1">
          <table:table-cell office:value-type="float" office:value="1.6317881746022776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627229691" table:style-name="ce1">
            <text:p>2.27627E+11</text:p>
          </table:table-cell>
          <table:table-cell table:number-columns-repeated="16381"/>
        </table:table-row>
        <table:table-row table:style-name="ro1">
          <table:table-cell office:value-type="float" office:value="1.6317881747024079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638697624" table:style-name="ce1">
            <text:p>2.27639E+11</text:p>
          </table:table-cell>
          <table:table-cell table:number-columns-repeated="16381"/>
        </table:table-row>
        <table:table-row table:style-name="ro1">
          <table:table-cell office:value-type="float" office:value="1.6317881748023068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641224861" table:style-name="ce1">
            <text:p>2.27641E+11</text:p>
          </table:table-cell>
          <table:table-cell table:number-columns-repeated="16381"/>
        </table:table-row>
        <table:table-row table:style-name="ro1">
          <table:table-cell office:value-type="float" office:value="1.6317881749023142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663779259" table:style-name="ce1">
            <text:p>2.27664E+11</text:p>
          </table:table-cell>
          <table:table-cell table:number-columns-repeated="16381"/>
        </table:table-row>
        <table:table-row table:style-name="ro1">
          <table:table-cell office:value-type="float" office:value="1.6317881750026314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859210968" table:style-name="ce1">
            <text:p>2.27859E+11</text:p>
          </table:table-cell>
          <table:table-cell table:number-columns-repeated="16381"/>
        </table:table-row>
        <table:table-row table:style-name="ro1">
          <table:table-cell office:value-type="float" office:value="1.631788175102241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7941465378" table:style-name="ce1">
            <text:p>2.27941E+11</text:p>
          </table:table-cell>
          <table:table-cell table:number-columns-repeated="16381"/>
        </table:table-row>
        <table:table-row table:style-name="ro1">
          <table:table-cell office:value-type="float" office:value="1.6317881752023071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8119301796" table:style-name="ce1">
            <text:p>2.28119E+11</text:p>
          </table:table-cell>
          <table:table-cell table:number-columns-repeated="16381"/>
        </table:table-row>
        <table:table-row table:style-name="ro1">
          <table:table-cell office:value-type="float" office:value="1.6317881753025687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820956707" table:style-name="ce1">
            <text:p>22820956707</text:p>
          </table:table-cell>
          <table:table-cell table:number-columns-repeated="16381"/>
        </table:table-row>
        <table:table-row table:style-name="ro1">
          <table:table-cell office:value-type="float" office:value="1.6317881754022702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8255486488" table:style-name="ce1">
            <text:p>2.28255E+11</text:p>
          </table:table-cell>
          <table:table-cell table:number-columns-repeated="16381"/>
        </table:table-row>
        <table:table-row table:style-name="ro1">
          <table:table-cell office:value-type="float" office:value="1.6317881755022909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8302311897" table:style-name="ce1">
            <text:p>2.28302E+11</text:p>
          </table:table-cell>
          <table:table-cell table:number-columns-repeated="16381"/>
        </table:table-row>
        <table:table-row table:style-name="ro1">
          <table:table-cell office:value-type="float" office:value="1.6317881756024804E+18" table:style-name="ce1">
            <text:p>1.63179E+18</text:p>
          </table:table-cell>
          <table:table-cell office:value-type="float" office:value="-480206727982" table:style-name="ce1">
            <text:p>-4.80207E+11</text:p>
          </table:table-cell>
          <table:table-cell office:value-type="float" office:value="228269195557" table:style-name="ce1">
            <text:p>2.28269E+11</text:p>
          </table:table-cell>
          <table:table-cell table:number-columns-repeated="16381"/>
        </table:table-row>
        <table:table-row table:style-name="ro1">
          <table:table-cell office:value-type="float" office:value="1.6317881757023091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886152267" table:style-name="ce1">
            <text:p>2.27886E+11</text:p>
          </table:table-cell>
          <table:table-cell table:number-columns-repeated="16381"/>
        </table:table-row>
        <table:table-row table:style-name="ro1">
          <table:table-cell office:value-type="float" office:value="1.6317881758025802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774977684" table:style-name="ce1">
            <text:p>2.27775E+11</text:p>
          </table:table-cell>
          <table:table-cell table:number-columns-repeated="16381"/>
        </table:table-row>
        <table:table-row table:style-name="ro1">
          <table:table-cell office:value-type="float" office:value="1.6317881759023483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630519867" table:style-name="ce1">
            <text:p>2.27631E+11</text:p>
          </table:table-cell>
          <table:table-cell table:number-columns-repeated="16381"/>
        </table:table-row>
        <table:table-row table:style-name="ro1">
          <table:table-cell office:value-type="float" office:value="1.6317881760023887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524113655" table:style-name="ce1">
            <text:p>2.27524E+11</text:p>
          </table:table-cell>
          <table:table-cell table:number-columns-repeated="16381"/>
        </table:table-row>
        <table:table-row table:style-name="ro1">
          <table:table-cell office:value-type="float" office:value="1.6317881761024346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371025085" table:style-name="ce1">
            <text:p>2.27371E+11</text:p>
          </table:table-cell>
          <table:table-cell table:number-columns-repeated="16381"/>
        </table:table-row>
        <table:table-row table:style-name="ro1">
          <table:table-cell office:value-type="float" office:value="1.6317881762022874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323842049" table:style-name="ce1">
            <text:p>2.27324E+11</text:p>
          </table:table-cell>
          <table:table-cell table:number-columns-repeated="16381"/>
        </table:table-row>
        <table:table-row table:style-name="ro1">
          <table:table-cell office:value-type="float" office:value="1.6317881763023352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231240273" table:style-name="ce1">
            <text:p>2.27231E+11</text:p>
          </table:table-cell>
          <table:table-cell table:number-columns-repeated="16381"/>
        </table:table-row>
        <table:table-row table:style-name="ro1">
          <table:table-cell office:value-type="float" office:value="1.6317881764022136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151560783" table:style-name="ce1">
            <text:p>2.27152E+11</text:p>
          </table:table-cell>
          <table:table-cell table:number-columns-repeated="16381"/>
        </table:table-row>
        <table:table-row table:style-name="ro1">
          <table:table-cell office:value-type="float" office:value="1.6317881765022372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229261398" table:style-name="ce1">
            <text:p>2.27229E+11</text:p>
          </table:table-cell>
          <table:table-cell table:number-columns-repeated="16381"/>
        </table:table-row>
        <table:table-row table:style-name="ro1">
          <table:table-cell office:value-type="float" office:value="1.6317881766023229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222704887" table:style-name="ce1">
            <text:p>2.27223E+11</text:p>
          </table:table-cell>
          <table:table-cell table:number-columns-repeated="16381"/>
        </table:table-row>
        <table:table-row table:style-name="ro1">
          <table:table-cell office:value-type="float" office:value="1.6317881767025116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164697647" table:style-name="ce1">
            <text:p>2.27165E+11</text:p>
          </table:table-cell>
          <table:table-cell table:number-columns-repeated="16381"/>
        </table:table-row>
        <table:table-row table:style-name="ro1">
          <table:table-cell office:value-type="float" office:value="1.6317881768023606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104926109" table:style-name="ce1">
            <text:p>2.27105E+11</text:p>
          </table:table-cell>
          <table:table-cell table:number-columns-repeated="16381"/>
        </table:table-row>
        <table:table-row table:style-name="ro1">
          <table:table-cell office:value-type="float" office:value="1.6317881769022221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057719231" table:style-name="ce1">
            <text:p>2.27058E+11</text:p>
          </table:table-cell>
          <table:table-cell table:number-columns-repeated="16381"/>
        </table:table-row>
        <table:table-row table:style-name="ro1">
          <table:table-cell office:value-type="float" office:value="1.6317881770025715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15215683" table:style-name="ce1">
            <text:p>22715215683</text:p>
          </table:table-cell>
          <table:table-cell table:number-columns-repeated="16381"/>
        </table:table-row>
        <table:table-row table:style-name="ro1">
          <table:table-cell office:value-type="float" office:value="1.6317881771022556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196335793" table:style-name="ce1">
            <text:p>2.27196E+11</text:p>
          </table:table-cell>
          <table:table-cell table:number-columns-repeated="16381"/>
        </table:table-row>
        <table:table-row table:style-name="ro1">
          <table:table-cell office:value-type="float" office:value="1.6317881772024E+18" table:style-name="ce1">
            <text:p>1.63179E+18</text:p>
          </table:table-cell>
          <table:table-cell office:value-type="float" office:value="-49278408289" table:style-name="ce1">
            <text:p>-49278408289</text:p>
          </table:table-cell>
          <table:table-cell office:value-type="float" office:value="227328777313" table:style-name="ce1">
            <text:p>2.27329E+11</text:p>
          </table:table-cell>
          <table:table-cell table:number-columns-repeated="16381"/>
        </table:table-row>
        <table:table-row table:style-name="ro1">
          <table:table-cell office:value-type="float" office:value="1.6317881773027162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62277317" table:style-name="ce1">
            <text:p>22562277317</text:p>
          </table:table-cell>
          <table:table-cell table:number-columns-repeated="16381"/>
        </table:table-row>
        <table:table-row table:style-name="ro1">
          <table:table-cell office:value-type="float" office:value="1.6317881774023237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547671318" table:style-name="ce1">
            <text:p>2.25548E+11</text:p>
          </table:table-cell>
          <table:table-cell table:number-columns-repeated="16381"/>
        </table:table-row>
        <table:table-row table:style-name="ro1">
          <table:table-cell office:value-type="float" office:value="1.6317881775023744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548315048" table:style-name="ce1">
            <text:p>2.25548E+11</text:p>
          </table:table-cell>
          <table:table-cell table:number-columns-repeated="16381"/>
        </table:table-row>
        <table:table-row table:style-name="ro1">
          <table:table-cell office:value-type="float" office:value="1.6317881776026209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447273254" table:style-name="ce1">
            <text:p>2.25447E+11</text:p>
          </table:table-cell>
          <table:table-cell table:number-columns-repeated="16381"/>
        </table:table-row>
        <table:table-row table:style-name="ro1">
          <table:table-cell office:value-type="float" office:value="1.63178817770224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317049026" table:style-name="ce1">
            <text:p>2.25317E+11</text:p>
          </table:table-cell>
          <table:table-cell table:number-columns-repeated="16381"/>
        </table:table-row>
        <table:table-row table:style-name="ro1">
          <table:table-cell office:value-type="float" office:value="1.631788177802348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192260742" table:style-name="ce1">
            <text:p>2.25192E+11</text:p>
          </table:table-cell>
          <table:table-cell table:number-columns-repeated="16381"/>
        </table:table-row>
        <table:table-row table:style-name="ro1">
          <table:table-cell office:value-type="float" office:value="1.6317881779026281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06916523" table:style-name="ce1">
            <text:p>22506916523</text:p>
          </table:table-cell>
          <table:table-cell table:number-columns-repeated="16381"/>
        </table:table-row>
        <table:table-row table:style-name="ro1">
          <table:table-cell office:value-type="float" office:value="1.6317881780023086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078511238" table:style-name="ce1">
            <text:p>2.25079E+11</text:p>
          </table:table-cell>
          <table:table-cell table:number-columns-repeated="16381"/>
        </table:table-row>
        <table:table-row table:style-name="ro1">
          <table:table-cell office:value-type="float" office:value="1.6317881781022538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05261898" table:style-name="ce1">
            <text:p>22505261898</text:p>
          </table:table-cell>
          <table:table-cell table:number-columns-repeated="16381"/>
        </table:table-row>
        <table:table-row table:style-name="ro1">
          <table:table-cell office:value-type="float" office:value="1.6317881782023788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191426277" table:style-name="ce1">
            <text:p>2.25191E+11</text:p>
          </table:table-cell>
          <table:table-cell table:number-columns-repeated="16381"/>
        </table:table-row>
        <table:table-row table:style-name="ro1">
          <table:table-cell office:value-type="float" office:value="1.6317881783022669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326561928" table:style-name="ce1">
            <text:p>2.25327E+11</text:p>
          </table:table-cell>
          <table:table-cell table:number-columns-repeated="16381"/>
        </table:table-row>
        <table:table-row table:style-name="ro1">
          <table:table-cell office:value-type="float" office:value="1.6317881784023229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518584251" table:style-name="ce1">
            <text:p>2.25519E+11</text:p>
          </table:table-cell>
          <table:table-cell table:number-columns-repeated="16381"/>
        </table:table-row>
        <table:table-row table:style-name="ro1">
          <table:table-cell office:value-type="float" office:value="1.6317881785022666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5984144211" table:style-name="ce1">
            <text:p>2.25984E+11</text:p>
          </table:table-cell>
          <table:table-cell table:number-columns-repeated="16381"/>
        </table:table-row>
        <table:table-row table:style-name="ro1">
          <table:table-cell office:value-type="float" office:value="1.6317881786023749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6349067688" table:style-name="ce1">
            <text:p>2.26349E+11</text:p>
          </table:table-cell>
          <table:table-cell table:number-columns-repeated="16381"/>
        </table:table-row>
        <table:table-row table:style-name="ro1">
          <table:table-cell office:value-type="float" office:value="1.6317881787023342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683095932" table:style-name="ce1">
            <text:p>22683095932</text:p>
          </table:table-cell>
          <table:table-cell table:number-columns-repeated="16381"/>
        </table:table-row>
        <table:table-row table:style-name="ro1">
          <table:table-cell office:value-type="float" office:value="1.6317881788025428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7272105217" table:style-name="ce1">
            <text:p>2.27272E+11</text:p>
          </table:table-cell>
          <table:table-cell table:number-columns-repeated="16381"/>
        </table:table-row>
        <table:table-row table:style-name="ro1">
          <table:table-cell office:value-type="float" office:value="1.6317881789023798E+18" table:style-name="ce1">
            <text:p>1.63179E+18</text:p>
          </table:table-cell>
          <table:table-cell office:value-type="float" office:value="-485730916262" table:style-name="ce1">
            <text:p>-4.85731E+11</text:p>
          </table:table-cell>
          <table:table-cell office:value-type="float" office:value="227701759338" table:style-name="ce1">
            <text:p>2.27702E+11</text:p>
          </table:table-cell>
          <table:table-cell table:number-columns-repeated="16381"/>
        </table:table-row>
        <table:table-row table:style-name="ro1">
          <table:table-cell office:value-type="float" office:value="1.6317881790023818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1557011604" table:style-name="ce1">
            <text:p>2.31557E+11</text:p>
          </table:table-cell>
          <table:table-cell table:number-columns-repeated="16381"/>
        </table:table-row>
        <table:table-row table:style-name="ro1">
          <table:table-cell office:value-type="float" office:value="1.6317881791022597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1947207451" table:style-name="ce1">
            <text:p>2.31947E+11</text:p>
          </table:table-cell>
          <table:table-cell table:number-columns-repeated="16381"/>
        </table:table-row>
        <table:table-row table:style-name="ro1">
          <table:table-cell office:value-type="float" office:value="1.6317881792023196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2323312759" table:style-name="ce1">
            <text:p>2.32323E+11</text:p>
          </table:table-cell>
          <table:table-cell table:number-columns-repeated="16381"/>
        </table:table-row>
        <table:table-row table:style-name="ro1">
          <table:table-cell office:value-type="float" office:value="1.6317881793023483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2641839981" table:style-name="ce1">
            <text:p>2.32642E+11</text:p>
          </table:table-cell>
          <table:table-cell table:number-columns-repeated="16381"/>
        </table:table-row>
        <table:table-row table:style-name="ro1">
          <table:table-cell office:value-type="float" office:value="1.6317881794021755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2912158966" table:style-name="ce1">
            <text:p>2.32912E+11</text:p>
          </table:table-cell>
          <table:table-cell table:number-columns-repeated="16381"/>
        </table:table-row>
        <table:table-row table:style-name="ro1">
          <table:table-cell office:value-type="float" office:value="1.6317881795022492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3091592789" table:style-name="ce1">
            <text:p>2.33092E+11</text:p>
          </table:table-cell>
          <table:table-cell table:number-columns-repeated="16381"/>
        </table:table-row>
        <table:table-row table:style-name="ro1">
          <table:table-cell office:value-type="float" office:value="1.6317881796026591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3246326447" table:style-name="ce1">
            <text:p>2.33246E+11</text:p>
          </table:table-cell>
          <table:table-cell table:number-columns-repeated="16381"/>
        </table:table-row>
        <table:table-row table:style-name="ro1">
          <table:table-cell office:value-type="float" office:value="1.6317881797022144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3374929428" table:style-name="ce1">
            <text:p>2.33375E+11</text:p>
          </table:table-cell>
          <table:table-cell table:number-columns-repeated="16381"/>
        </table:table-row>
        <table:table-row table:style-name="ro1">
          <table:table-cell office:value-type="float" office:value="1.6317881798022769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3464980125" table:style-name="ce1">
            <text:p>2.33465E+11</text:p>
          </table:table-cell>
          <table:table-cell table:number-columns-repeated="16381"/>
        </table:table-row>
        <table:table-row table:style-name="ro1">
          <table:table-cell office:value-type="float" office:value="1.631788179902327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3541631699" table:style-name="ce1">
            <text:p>2.33542E+11</text:p>
          </table:table-cell>
          <table:table-cell table:number-columns-repeated="16381"/>
        </table:table-row>
        <table:table-row table:style-name="ro1">
          <table:table-cell office:value-type="float" office:value="1.6317881800021722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3684659004" table:style-name="ce1">
            <text:p>2.33685E+11</text:p>
          </table:table-cell>
          <table:table-cell table:number-columns-repeated="16381"/>
        </table:table-row>
        <table:table-row table:style-name="ro1">
          <table:table-cell office:value-type="float" office:value="1.6317881801022659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3824014664" table:style-name="ce1">
            <text:p>2.33824E+11</text:p>
          </table:table-cell>
          <table:table-cell table:number-columns-repeated="16381"/>
        </table:table-row>
        <table:table-row table:style-name="ro1">
          <table:table-cell office:value-type="float" office:value="1.6317881802027308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4137868881" table:style-name="ce1">
            <text:p>2.34138E+11</text:p>
          </table:table-cell>
          <table:table-cell table:number-columns-repeated="16381"/>
        </table:table-row>
        <table:table-row table:style-name="ro1">
          <table:table-cell office:value-type="float" office:value="1.6317881803023053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4421086311" table:style-name="ce1">
            <text:p>2.34421E+11</text:p>
          </table:table-cell>
          <table:table-cell table:number-columns-repeated="16381"/>
        </table:table-row>
        <table:table-row table:style-name="ro1">
          <table:table-cell office:value-type="float" office:value="1.631788180402327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4741973877" table:style-name="ce1">
            <text:p>2.34742E+11</text:p>
          </table:table-cell>
          <table:table-cell table:number-columns-repeated="16381"/>
        </table:table-row>
        <table:table-row table:style-name="ro1">
          <table:table-cell office:value-type="float" office:value="1.6317881805025664E+18" table:style-name="ce1">
            <text:p>1.63179E+18</text:p>
          </table:table-cell>
          <table:table-cell office:value-type="float" office:value="-480121821165" table:style-name="ce1">
            <text:p>-4.80122E+11</text:p>
          </table:table-cell>
          <table:table-cell office:value-type="float" office:value="235264158249" table:style-name="ce1">
            <text:p>2.35264E+11</text:p>
          </table:table-cell>
          <table:table-cell table:number-columns-repeated="16381"/>
        </table:table-row>
        <table:table-row table:style-name="ro1">
          <table:table-cell office:value-type="float" office:value="1.6317881806023293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37491583824" table:style-name="ce1">
            <text:p>2.37492E+11</text:p>
          </table:table-cell>
          <table:table-cell table:number-columns-repeated="16381"/>
        </table:table-row>
        <table:table-row table:style-name="ro1">
          <table:table-cell office:value-type="float" office:value="1.6317881807022113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38044118881" table:style-name="ce1">
            <text:p>2.38044E+11</text:p>
          </table:table-cell>
          <table:table-cell table:number-columns-repeated="16381"/>
        </table:table-row>
        <table:table-row table:style-name="ro1">
          <table:table-cell office:value-type="float" office:value="1.6317881808022559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38521528244" table:style-name="ce1">
            <text:p>2.38522E+11</text:p>
          </table:table-cell>
          <table:table-cell table:number-columns-repeated="16381"/>
        </table:table-row>
        <table:table-row table:style-name="ro1">
          <table:table-cell office:value-type="float" office:value="1.6317881809024356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38990736008" table:style-name="ce1">
            <text:p>2.38991E+11</text:p>
          </table:table-cell>
          <table:table-cell table:number-columns-repeated="16381"/>
        </table:table-row>
        <table:table-row table:style-name="ro1">
          <table:table-cell office:value-type="float" office:value="1.6317881810024207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39562129974" table:style-name="ce1">
            <text:p>2.39562E+11</text:p>
          </table:table-cell>
          <table:table-cell table:number-columns-repeated="16381"/>
        </table:table-row>
        <table:table-row table:style-name="ro1">
          <table:table-cell office:value-type="float" office:value="1.6317881811023598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003610611" table:style-name="ce1">
            <text:p>24003610611</text:p>
          </table:table-cell>
          <table:table-cell table:number-columns-repeated="16381"/>
        </table:table-row>
        <table:table-row table:style-name="ro1">
          <table:table-cell office:value-type="float" office:value="1.6317881812023521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0538644791" table:style-name="ce1">
            <text:p>2.40539E+11</text:p>
          </table:table-cell>
          <table:table-cell table:number-columns-repeated="16381"/>
        </table:table-row>
        <table:table-row table:style-name="ro1">
          <table:table-cell office:value-type="float" office:value="1.6317881813022454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0966773033" table:style-name="ce1">
            <text:p>2.40967E+11</text:p>
          </table:table-cell>
          <table:table-cell table:number-columns-repeated="16381"/>
        </table:table-row>
        <table:table-row table:style-name="ro1">
          <table:table-cell office:value-type="float" office:value="1.6317881814023068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1342973709" table:style-name="ce1">
            <text:p>2.41343E+11</text:p>
          </table:table-cell>
          <table:table-cell table:number-columns-repeated="16381"/>
        </table:table-row>
        <table:table-row table:style-name="ro1">
          <table:table-cell office:value-type="float" office:value="1.6317881815023519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172475338" table:style-name="ce1">
            <text:p>24172475338</text:p>
          </table:table-cell>
          <table:table-cell table:number-columns-repeated="16381"/>
        </table:table-row>
        <table:table-row table:style-name="ro1">
          <table:table-cell office:value-type="float" office:value="1.6317881816022579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2008042336" table:style-name="ce1">
            <text:p>2.42008E+11</text:p>
          </table:table-cell>
          <table:table-cell table:number-columns-repeated="16381"/>
        </table:table-row>
        <table:table-row table:style-name="ro1">
          <table:table-cell office:value-type="float" office:value="1.6317881817022894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2238974571" table:style-name="ce1">
            <text:p>2.42239E+11</text:p>
          </table:table-cell>
          <table:table-cell table:number-columns-repeated="16381"/>
        </table:table-row>
        <table:table-row table:style-name="ro1">
          <table:table-cell office:value-type="float" office:value="1.6317881818023882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2436313629" table:style-name="ce1">
            <text:p>2.42436E+11</text:p>
          </table:table-cell>
          <table:table-cell table:number-columns-repeated="16381"/>
        </table:table-row>
        <table:table-row table:style-name="ro1">
          <table:table-cell office:value-type="float" office:value="1.6317881819024573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2608571053" table:style-name="ce1">
            <text:p>2.42609E+11</text:p>
          </table:table-cell>
          <table:table-cell table:number-columns-repeated="16381"/>
        </table:table-row>
        <table:table-row table:style-name="ro1">
          <table:table-cell office:value-type="float" office:value="1.6317881820022397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2973709106" table:style-name="ce1">
            <text:p>2.42974E+11</text:p>
          </table:table-cell>
          <table:table-cell table:number-columns-repeated="16381"/>
        </table:table-row>
        <table:table-row table:style-name="ro1">
          <table:table-cell office:value-type="float" office:value="1.6317881821023575E+18" table:style-name="ce1">
            <text:p>1.63179E+18</text:p>
          </table:table-cell>
          <table:table-cell office:value-type="float" office:value="-479767471552" table:style-name="ce1">
            <text:p>-4.79767E+11</text:p>
          </table:table-cell>
          <table:table-cell office:value-type="float" office:value="243183207512" table:style-name="ce1">
            <text:p>2.43183E+11</text:p>
          </table:table-cell>
          <table:table-cell table:number-columns-repeated="16381"/>
        </table:table-row>
        <table:table-row table:style-name="ro1">
          <table:table-cell office:value-type="float" office:value="1.6317881822022226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2932844162" table:style-name="ce1">
            <text:p>2.42933E+11</text:p>
          </table:table-cell>
          <table:table-cell table:number-columns-repeated="16381"/>
        </table:table-row>
        <table:table-row table:style-name="ro1">
          <table:table-cell office:value-type="float" office:value="1.6317881823022917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3197131157" table:style-name="ce1">
            <text:p>2.43197E+11</text:p>
          </table:table-cell>
          <table:table-cell table:number-columns-repeated="16381"/>
        </table:table-row>
        <table:table-row table:style-name="ro1">
          <table:table-cell office:value-type="float" office:value="1.6317881824022787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3455815315" table:style-name="ce1">
            <text:p>2.43456E+11</text:p>
          </table:table-cell>
          <table:table-cell table:number-columns-repeated="16381"/>
        </table:table-row>
        <table:table-row table:style-name="ro1">
          <table:table-cell office:value-type="float" office:value="1.6317881825022966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3824315071" table:style-name="ce1">
            <text:p>2.43824E+11</text:p>
          </table:table-cell>
          <table:table-cell table:number-columns-repeated="16381"/>
        </table:table-row>
        <table:table-row table:style-name="ro1">
          <table:table-cell office:value-type="float" office:value="1.6317881826021824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4096827507" table:style-name="ce1">
            <text:p>2.44097E+11</text:p>
          </table:table-cell>
          <table:table-cell table:number-columns-repeated="16381"/>
        </table:table-row>
        <table:table-row table:style-name="ro1">
          <table:table-cell office:value-type="float" office:value="1.6317881827023337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4353365898" table:style-name="ce1">
            <text:p>2.44353E+11</text:p>
          </table:table-cell>
          <table:table-cell table:number-columns-repeated="16381"/>
        </table:table-row>
        <table:table-row table:style-name="ro1">
          <table:table-cell office:value-type="float" office:value="1.6317881828024719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4593286514" table:style-name="ce1">
            <text:p>2.44593E+11</text:p>
          </table:table-cell>
          <table:table-cell table:number-columns-repeated="16381"/>
        </table:table-row>
        <table:table-row table:style-name="ro1">
          <table:table-cell office:value-type="float" office:value="1.631788182902464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4811367989" table:style-name="ce1">
            <text:p>2.44811E+11</text:p>
          </table:table-cell>
          <table:table-cell table:number-columns-repeated="16381"/>
        </table:table-row>
        <table:table-row table:style-name="ro1">
          <table:table-cell office:value-type="float" office:value="1.6317881830022482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5239830017" table:style-name="ce1">
            <text:p>2.4524E+11</text:p>
          </table:table-cell>
          <table:table-cell table:number-columns-repeated="16381"/>
        </table:table-row>
        <table:table-row table:style-name="ro1">
          <table:table-cell office:value-type="float" office:value="1.6317881831024146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546391964" table:style-name="ce1">
            <text:p>24546391964</text:p>
          </table:table-cell>
          <table:table-cell table:number-columns-repeated="16381"/>
        </table:table-row>
        <table:table-row table:style-name="ro1">
          <table:table-cell office:value-type="float" office:value="1.631788183202326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5843791962" table:style-name="ce1">
            <text:p>2.45844E+11</text:p>
          </table:table-cell>
          <table:table-cell table:number-columns-repeated="16381"/>
        </table:table-row>
        <table:table-row table:style-name="ro1">
          <table:table-cell office:value-type="float" office:value="1.6317881833023078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6057462692" table:style-name="ce1">
            <text:p>2.46057E+11</text:p>
          </table:table-cell>
          <table:table-cell table:number-columns-repeated="16381"/>
        </table:table-row>
        <table:table-row table:style-name="ro1">
          <table:table-cell office:value-type="float" office:value="1.6317881834024325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624080658" table:style-name="ce1">
            <text:p>24624080658</text:p>
          </table:table-cell>
          <table:table-cell table:number-columns-repeated="16381"/>
        </table:table-row>
        <table:table-row table:style-name="ro1">
          <table:table-cell office:value-type="float" office:value="1.6317881835022912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6472930908" table:style-name="ce1">
            <text:p>2.46473E+11</text:p>
          </table:table-cell>
          <table:table-cell table:number-columns-repeated="16381"/>
        </table:table-row>
        <table:table-row table:style-name="ro1">
          <table:table-cell office:value-type="float" office:value="1.6317881836022162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6615409851" table:style-name="ce1">
            <text:p>2.46615E+11</text:p>
          </table:table-cell>
          <table:table-cell table:number-columns-repeated="16381"/>
        </table:table-row>
        <table:table-row table:style-name="ro1">
          <table:table-cell office:value-type="float" office:value="1.6317881837026122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6731162071" table:style-name="ce1">
            <text:p>2.46731E+11</text:p>
          </table:table-cell>
          <table:table-cell table:number-columns-repeated="16381"/>
        </table:table-row>
        <table:table-row table:style-name="ro1">
          <table:table-cell office:value-type="float" office:value="1.6317881838022789E+18" table:style-name="ce1">
            <text:p>1.63179E+18</text:p>
          </table:table-cell>
          <table:table-cell office:value-type="float" office:value="-511932849884" table:style-name="ce1">
            <text:p>-5.11933E+11</text:p>
          </table:table-cell>
          <table:table-cell office:value-type="float" office:value="246827507019" table:style-name="ce1">
            <text:p>2.46828E+11</text:p>
          </table:table-cell>
          <table:table-cell table:number-columns-repeated="16381"/>
        </table:table-row>
        <table:table-row table:style-name="ro1">
          <table:table-cell office:value-type="float" office:value="1.6317881839023547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49893951416" table:style-name="ce1">
            <text:p>2.49894E+11</text:p>
          </table:table-cell>
          <table:table-cell table:number-columns-repeated="16381"/>
        </table:table-row>
        <table:table-row table:style-name="ro1">
          <table:table-cell office:value-type="float" office:value="1.631788184002487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0201773643" table:style-name="ce1">
            <text:p>2.50202E+11</text:p>
          </table:table-cell>
          <table:table-cell table:number-columns-repeated="16381"/>
        </table:table-row>
        <table:table-row table:style-name="ro1">
          <table:table-cell office:value-type="float" office:value="1.631788184102261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035905838" table:style-name="ce1">
            <text:p>25035905838</text:p>
          </table:table-cell>
          <table:table-cell table:number-columns-repeated="16381"/>
        </table:table-row>
        <table:table-row table:style-name="ro1">
          <table:table-cell office:value-type="float" office:value="1.6317881842023273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07117033" table:style-name="ce1">
            <text:p>2507117033</text:p>
          </table:table-cell>
          <table:table-cell table:number-columns-repeated="16381"/>
        </table:table-row>
        <table:table-row table:style-name="ro1">
          <table:table-cell office:value-type="float" office:value="1.6317881843027343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095179081" table:style-name="ce1">
            <text:p>25095179081</text:p>
          </table:table-cell>
          <table:table-cell table:number-columns-repeated="16381"/>
        </table:table-row>
        <table:table-row table:style-name="ro1">
          <table:table-cell office:value-type="float" office:value="1.6317881844022536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1182746887" table:style-name="ce1">
            <text:p>2.51183E+11</text:p>
          </table:table-cell>
          <table:table-cell table:number-columns-repeated="16381"/>
        </table:table-row>
        <table:table-row table:style-name="ro1">
          <table:table-cell office:value-type="float" office:value="1.6317881845023263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1525115967" table:style-name="ce1">
            <text:p>2.51525E+11</text:p>
          </table:table-cell>
          <table:table-cell table:number-columns-repeated="16381"/>
        </table:table-row>
        <table:table-row table:style-name="ro1">
          <table:table-cell office:value-type="float" office:value="1.631788184602526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1743602753" table:style-name="ce1">
            <text:p>2.51744E+11</text:p>
          </table:table-cell>
          <table:table-cell table:number-columns-repeated="16381"/>
        </table:table-row>
        <table:table-row table:style-name="ro1">
          <table:table-cell office:value-type="float" office:value="1.6317881847021793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19323349" table:style-name="ce1">
            <text:p>2519323349</text:p>
          </table:table-cell>
          <table:table-cell table:number-columns-repeated="16381"/>
        </table:table-row>
        <table:table-row table:style-name="ro1">
          <table:table-cell office:value-type="float" office:value="1.6317881848023619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2093887329" table:style-name="ce1">
            <text:p>2.52094E+11</text:p>
          </table:table-cell>
          <table:table-cell table:number-columns-repeated="16381"/>
        </table:table-row>
        <table:table-row table:style-name="ro1">
          <table:table-cell office:value-type="float" office:value="1.6317881849023411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2229046822" table:style-name="ce1">
            <text:p>2.52229E+11</text:p>
          </table:table-cell>
          <table:table-cell table:number-columns-repeated="16381"/>
        </table:table-row>
        <table:table-row table:style-name="ro1">
          <table:table-cell office:value-type="float" office:value="1.6317881850022781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2432370186" table:style-name="ce1">
            <text:p>2.52432E+11</text:p>
          </table:table-cell>
          <table:table-cell table:number-columns-repeated="16381"/>
        </table:table-row>
        <table:table-row table:style-name="ro1">
          <table:table-cell office:value-type="float" office:value="1.6317881851023281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2566957474" table:style-name="ce1">
            <text:p>2.52567E+11</text:p>
          </table:table-cell>
          <table:table-cell table:number-columns-repeated="16381"/>
        </table:table-row>
        <table:table-row table:style-name="ro1">
          <table:table-cell office:value-type="float" office:value="1.6317881852022999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2883958817" table:style-name="ce1">
            <text:p>2.52884E+11</text:p>
          </table:table-cell>
          <table:table-cell table:number-columns-repeated="16381"/>
        </table:table-row>
        <table:table-row table:style-name="ro1">
          <table:table-cell office:value-type="float" office:value="1.6317881853025697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3063869476" table:style-name="ce1">
            <text:p>2.53064E+11</text:p>
          </table:table-cell>
          <table:table-cell table:number-columns-repeated="16381"/>
        </table:table-row>
        <table:table-row table:style-name="ro1">
          <table:table-cell office:value-type="float" office:value="1.631788185402517E+18" table:style-name="ce1">
            <text:p>1.63179E+18</text:p>
          </table:table-cell>
          <table:table-cell office:value-type="float" office:value="-497307062149" table:style-name="ce1">
            <text:p>-4.97307E+11</text:p>
          </table:table-cell>
          <table:table-cell office:value-type="float" office:value="253227043152" table:style-name="ce1">
            <text:p>2.53227E+11</text:p>
          </table:table-cell>
          <table:table-cell table:number-columns-repeated="16381"/>
        </table:table-row>
        <table:table-row table:style-name="ro1">
          <table:table-cell office:value-type="float" office:value="1.631788185502786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2624630928" table:style-name="ce1">
            <text:p>2.52625E+11</text:p>
          </table:table-cell>
          <table:table-cell table:number-columns-repeated="16381"/>
        </table:table-row>
        <table:table-row table:style-name="ro1">
          <table:table-cell office:value-type="float" office:value="1.6317881856024973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2791976929" table:style-name="ce1">
            <text:p>2.52792E+11</text:p>
          </table:table-cell>
          <table:table-cell table:number-columns-repeated="16381"/>
        </table:table-row>
        <table:table-row table:style-name="ro1">
          <table:table-cell office:value-type="float" office:value="1.6317881857028669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293841362" table:style-name="ce1">
            <text:p>25293841362</text:p>
          </table:table-cell>
          <table:table-cell table:number-columns-repeated="16381"/>
        </table:table-row>
        <table:table-row table:style-name="ro1">
          <table:table-cell office:value-type="float" office:value="1.6317881858031237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3057289124" table:style-name="ce1">
            <text:p>2.53057E+11</text:p>
          </table:table-cell>
          <table:table-cell table:number-columns-repeated="16381"/>
        </table:table-row>
        <table:table-row table:style-name="ro1">
          <table:table-cell office:value-type="float" office:value="1.631788185902348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3160786629" table:style-name="ce1">
            <text:p>2.53161E+11</text:p>
          </table:table-cell>
          <table:table-cell table:number-columns-repeated="16381"/>
        </table:table-row>
        <table:table-row table:style-name="ro1">
          <table:table-cell office:value-type="float" office:value="1.6317881860024358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3520774841" table:style-name="ce1">
            <text:p>2.53521E+11</text:p>
          </table:table-cell>
          <table:table-cell table:number-columns-repeated="16381"/>
        </table:table-row>
        <table:table-row table:style-name="ro1">
          <table:table-cell office:value-type="float" office:value="1.6317881861026314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3717923164" table:style-name="ce1">
            <text:p>2.53718E+11</text:p>
          </table:table-cell>
          <table:table-cell table:number-columns-repeated="16381"/>
        </table:table-row>
        <table:table-row table:style-name="ro1">
          <table:table-cell office:value-type="float" office:value="1.6317881862029814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4043722153" table:style-name="ce1">
            <text:p>2.54044E+11</text:p>
          </table:table-cell>
          <table:table-cell table:number-columns-repeated="16381"/>
        </table:table-row>
        <table:table-row table:style-name="ro1">
          <table:table-cell office:value-type="float" office:value="1.6317881863026084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4307866096" table:style-name="ce1">
            <text:p>2.54308E+11</text:p>
          </table:table-cell>
          <table:table-cell table:number-columns-repeated="16381"/>
        </table:table-row>
        <table:table-row table:style-name="ro1">
          <table:table-cell office:value-type="float" office:value="1.6317881864027172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456533432" table:style-name="ce1">
            <text:p>25456533432</text:p>
          </table:table-cell>
          <table:table-cell table:number-columns-repeated="16381"/>
        </table:table-row>
        <table:table-row table:style-name="ro1">
          <table:table-cell office:value-type="float" office:value="1.6317881865029814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4989933968" table:style-name="ce1">
            <text:p>2.5499E+11</text:p>
          </table:table-cell>
          <table:table-cell table:number-columns-repeated="16381"/>
        </table:table-row>
        <table:table-row table:style-name="ro1">
          <table:table-cell office:value-type="float" office:value="1.6317881866025444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5259895325" table:style-name="ce1">
            <text:p>2.5526E+11</text:p>
          </table:table-cell>
          <table:table-cell table:number-columns-repeated="16381"/>
        </table:table-row>
        <table:table-row table:style-name="ro1">
          <table:table-cell office:value-type="float" office:value="1.631788186702943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5504894257" table:style-name="ce1">
            <text:p>2.55505E+11</text:p>
          </table:table-cell>
          <table:table-cell table:number-columns-repeated="16381"/>
        </table:table-row>
        <table:table-row table:style-name="ro1">
          <table:table-cell office:value-type="float" office:value="1.6317881868029517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5711936951" table:style-name="ce1">
            <text:p>2.55712E+11</text:p>
          </table:table-cell>
          <table:table-cell table:number-columns-repeated="16381"/>
        </table:table-row>
        <table:table-row table:style-name="ro1">
          <table:table-cell office:value-type="float" office:value="1.6317881869027049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5873417854" table:style-name="ce1">
            <text:p>2.55873E+11</text:p>
          </table:table-cell>
          <table:table-cell table:number-columns-repeated="16381"/>
        </table:table-row>
        <table:table-row table:style-name="ro1">
          <table:table-cell office:value-type="float" office:value="1.6317881870026724E+18" table:style-name="ce1">
            <text:p>1.63179E+18</text:p>
          </table:table-cell>
          <table:table-cell office:value-type="float" office:value="-498179852962" table:style-name="ce1">
            <text:p>-4.9818E+11</text:p>
          </table:table-cell>
          <table:table-cell office:value-type="float" office:value="256007862091" table:style-name="ce1">
            <text:p>2.56008E+11</text:p>
          </table:table-cell>
          <table:table-cell table:number-columns-repeated="16381"/>
        </table:table-row>
        <table:table-row table:style-name="ro1">
          <table:table-cell office:value-type="float" office:value="1.6317881871027272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5921316147" table:style-name="ce1">
            <text:p>2.55921E+11</text:p>
          </table:table-cell>
          <table:table-cell table:number-columns-repeated="16381"/>
        </table:table-row>
        <table:table-row table:style-name="ro1">
          <table:table-cell office:value-type="float" office:value="1.6317881872027812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648086071" table:style-name="ce1">
            <text:p>25648086071</text:p>
          </table:table-cell>
          <table:table-cell table:number-columns-repeated="16381"/>
        </table:table-row>
        <table:table-row table:style-name="ro1">
          <table:table-cell office:value-type="float" office:value="1.631788187302623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6722807884" table:style-name="ce1">
            <text:p>2.56723E+11</text:p>
          </table:table-cell>
          <table:table-cell table:number-columns-repeated="16381"/>
        </table:table-row>
        <table:table-row table:style-name="ro1">
          <table:table-cell office:value-type="float" office:value="1.6317881874027484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6996822357" table:style-name="ce1">
            <text:p>2.56997E+11</text:p>
          </table:table-cell>
          <table:table-cell table:number-columns-repeated="16381"/>
        </table:table-row>
        <table:table-row table:style-name="ro1">
          <table:table-cell office:value-type="float" office:value="1.6317881875029427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7381224632" table:style-name="ce1">
            <text:p>2.57381E+11</text:p>
          </table:table-cell>
          <table:table-cell table:number-columns-repeated="16381"/>
        </table:table-row>
        <table:table-row table:style-name="ro1">
          <table:table-cell office:value-type="float" office:value="1.631788187602849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7613563538" table:style-name="ce1">
            <text:p>2.57614E+11</text:p>
          </table:table-cell>
          <table:table-cell table:number-columns-repeated="16381"/>
        </table:table-row>
        <table:table-row table:style-name="ro1">
          <table:table-cell office:value-type="float" office:value="1.6317881877025574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7807803154" table:style-name="ce1">
            <text:p>2.57808E+11</text:p>
          </table:table-cell>
          <table:table-cell table:number-columns-repeated="16381"/>
        </table:table-row>
        <table:table-row table:style-name="ro1">
          <table:table-cell office:value-type="float" office:value="1.6317881878032556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798664093" table:style-name="ce1">
            <text:p>25798664093</text:p>
          </table:table-cell>
          <table:table-cell table:number-columns-repeated="16381"/>
        </table:table-row>
        <table:table-row table:style-name="ro1">
          <table:table-cell office:value-type="float" office:value="1.6317881879026952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8162665367" table:style-name="ce1">
            <text:p>2.58163E+11</text:p>
          </table:table-cell>
          <table:table-cell table:number-columns-repeated="16381"/>
        </table:table-row>
        <table:table-row table:style-name="ro1">
          <table:table-cell office:value-type="float" office:value="1.6317881880030431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8404135704" table:style-name="ce1">
            <text:p>2.58404E+11</text:p>
          </table:table-cell>
          <table:table-cell table:number-columns-repeated="16381"/>
        </table:table-row>
        <table:table-row table:style-name="ro1">
          <table:table-cell office:value-type="float" office:value="1.6317881881032289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8703565598" table:style-name="ce1">
            <text:p>2.58704E+11</text:p>
          </table:table-cell>
          <table:table-cell table:number-columns-repeated="16381"/>
        </table:table-row>
        <table:table-row table:style-name="ro1">
          <table:table-cell office:value-type="float" office:value="1.6317881882031401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9014201164" table:style-name="ce1">
            <text:p>2.59014E+11</text:p>
          </table:table-cell>
          <table:table-cell table:number-columns-repeated="16381"/>
        </table:table-row>
        <table:table-row table:style-name="ro1">
          <table:table-cell office:value-type="float" office:value="1.6317881883030459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9319615364" table:style-name="ce1">
            <text:p>2.5932E+11</text:p>
          </table:table-cell>
          <table:table-cell table:number-columns-repeated="16381"/>
        </table:table-row>
        <table:table-row table:style-name="ro1">
          <table:table-cell office:value-type="float" office:value="1.6317881884030991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9553861618" table:style-name="ce1">
            <text:p>2.59554E+11</text:p>
          </table:table-cell>
          <table:table-cell table:number-columns-repeated="16381"/>
        </table:table-row>
        <table:table-row table:style-name="ro1">
          <table:table-cell office:value-type="float" office:value="1.6317881885028772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966861248" table:style-name="ce1">
            <text:p>25966861248</text:p>
          </table:table-cell>
          <table:table-cell table:number-columns-repeated="16381"/>
        </table:table-row>
        <table:table-row table:style-name="ro1">
          <table:table-cell office:value-type="float" office:value="1.6317881886026324E+18" table:style-name="ce1">
            <text:p>1.63179E+18</text:p>
          </table:table-cell>
          <table:table-cell office:value-type="float" office:value="-50761204958" table:style-name="ce1">
            <text:p>-50761204958</text:p>
          </table:table-cell>
          <table:table-cell office:value-type="float" office:value="259692692757" table:style-name="ce1">
            <text:p>2.59693E+11</text:p>
          </table:table-cell>
          <table:table-cell table:number-columns-repeated="16381"/>
        </table:table-row>
        <table:table-row table:style-name="ro1">
          <table:table-cell office:value-type="float" office:value="1.6317881887030479E+18" table:style-name="ce1">
            <text:p>1.63179E+18</text:p>
          </table:table-cell>
          <table:table-cell office:value-type="float" office:value="-503719449043" table:style-name="ce1">
            <text:p>-5.03719E+11</text:p>
          </table:table-cell>
          <table:table-cell office:value-type="float" office:value="260754752159" table:style-name="ce1">
            <text:p>2.60755E+11</text:p>
          </table:table-cell>
          <table:table-cell table:number-columns-repeated="16381"/>
        </table:table-row>
        <table:table-row table:number-rows-repeated="10452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Guillem</dc:creator>
    <meta:creation-date>2022-02-22T21:42:47Z</meta:creation-date>
    <dc:date>2022-02-22T21:43:08Z</dc:date>
  </office:meta>
</office:document-meta>
</file>